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哈尔基夫，哈尔基夫斯卡oblast（10:17）。 红色警报：空中威胁。 警笛声。 立即掩盖！</text:span>
</text:h>
      <text:p text:style-name="P4">
作者: liveuamap (Language: en)</text:p>
      <text:p text:style-name="P4">
时间: 2023-05-04T-63:17:00</text:p>
      <text:p text:style-name="P4">
地点: Kharkiv (Latitude:49.98169 Longtitude:36.25344)</text:p>
      <text:p text:style-name="P4">
视频: []</text:p>
      <text:p text:style-name="P4">
图片: []</text:p>
      <text:p text:style-name="P4">
标签: ["Europe", "Central and Eastern Europe"]</text:p>
      <text:p text:style-name="P4">
Id: 22560402</text:p>
      <!--METADATA-->
      <text:p text:style-name="P4">
哈尔基夫(Kharkiv)，哈尔基夫地区(10:17). Red Alert: aerial threat. Sirens sounding.Take cover now!</text:p>
      <text:p text:style-name="P4">
News Collection Link: <text:a xlink:type="simple" xlink:href="https://liveuamap.com/en/2023/04-may-kharkiv-kharkivska-oblast1017-red-alerg" text:style-name="Internet_20_link" text:visited-style-name="Visited_20_Internet_20_Link">
https://liveuamap.com/en/2023/04-may-kharkiv-kharkivska-oblast1017-red-alerg</text:a>
</text:p>
      <text:p text:style-name="P4">
News Source: <text:a xlink:type="simple" xlink:href="https://t.me/suspilnekharkiv/24487" text:style-name="Internet_20_link" text:visited-style-name="Visited_20_Internet_20_Link">
https://t.me/suspilnekharkiv/24487</text:a>
</text:p>
      <!--NEWS-->
      <text:h text:style-name="P10" text:outline-level="1">
<text:span text:style-name="T4">
在Sivershchyna和Slobozhanschyna的指示俄罗斯军队炮击了Chernihiv Regio的布奇基...</text:span>
</text:h>
      <text:p text:style-name="P4">
作者: liveuamap (Language: en)</text:p>
      <text:p text:style-name="P4">
时间: 2023-05-04T-73:37:00</text:p>
      <text:p text:style-name="P4">
地点: Kharkiv (Latitude:50.37974 Longtitude:37.3391)</text:p>
      <text:p text:style-name="P4">
视频: []</text:p>
      <text:p text:style-name="P4">
图片: []</text:p>
      <text:p text:style-name="P4">
标签: ["Russia"]</text:p>
      <text:p text:style-name="P4">
Id: 22560384</text:p>
      <!--METADATA-->
      <text:p text:style-name="P4">
在Sivershchyna和Slbozhanschyna的指示，俄罗斯军队炮击了Hernihiv地区的布奇基； Novovasylivka, Rozhkovychi, Vorozhba, Basivka, Yunakivka, Myropillya and Zapsillya of Sumy Region, ALSO SOTNYSKYYKYYOVOKOKOKHOKOKOKOKOKOKOKOKOKOKOKOKOKOKOKOKOKOKOKOKOKOKHOKOKHOKOKHOKHOKOKHOKHOKHOKHOKHOKHOKHOKHOKHOKHOKHOKHOKHOKHOKOKOKHOKHOKHOKHOKHOKHOKHOKHOKHOKHOKHOKHOKHOKHOKOVKOKHOKOKYKYKYA Lecha, Hatysche, Vovchanski Khutoryand Mykolayivka of Kharkiv Region, - General Staff of Armed Forces of Ukrainsays in the Morning Report</text:p>
      <text:p text:style-name="P4">
新闻集链接：(https://liveuamap.com/en/2023/4-may-at-sivershchyna-and-slobozhanschyna-directions-russian)</text:p>
      <text:p text:style-name="P4">
News Source: <text:a xlink:type="simple" xlink:href="https://t.me/lumsrc/4678" text:style-name="Internet_20_link" text:visited-style-name="Visited_20_Internet_20_Link">
https://t.me/lumsrc/4678</text:a>
</text:p>
      <!--NEWS-->
      <text:h text:style-name="P10" text:outline-level="1">
<text:span text:style-name="T4">
在库皮斯克指令，俄罗斯军队搁置了托波利，卡梅卡，福诺利夫卡，诺瓦诺林斯克，德沃里奇尼...</text:span>
</text:h>
      <text:p text:style-name="P4">
作者: liveuamap (Language: en)</text:p>
      <text:p text:style-name="P4">
时间: 2023-05-04T-75:37:00</text:p>
      <text:p text:style-name="P4">
地点: Donetsk (Latitude:48.7537 Longtitude:38.2398)</text:p>
      <text:p text:style-name="P4">
视频: []</text:p>
      <text:p text:style-name="P4">
图片: []</text:p>
      <text:p text:style-name="P4">
标签: ["Russia"]</text:p>
      <text:p text:style-name="P4">
Id: 22560383</text:p>
      <!--METADATA-->
      <text:p text:style-name="P4">
在Kupiansk的指示，俄罗斯军队炮击了托波利，卡梅卡，菲霍利夫卡，诺瓦林斯克，德沃里奇纳，扎帕德纳，扎帕德，莱曼·塞利伊，凯斯利夫卡，kharkarkiv地区的krokhmalne andberestove，Kharkiv地区 - 乌克兰的报道说，乌克兰的报道说，</text:p>
      <text:p text:style-name="P4">
新闻集链接：<text:a xlink:type="simple" xlink:href="https://liveuamap.com/en/2023/4-may-at-kupiansk-direction-russian-army-shelled-topoli-kamyanka" text:style-name="Internet_20_link" text:visited-style-name="Visited_20_Internet_20_Link">
https://liveuamap.com/en/2023/4-may-at-kupiansk-direction-russian-army-army-shelled-topoli-kamyanka</text:a>
</text:p>
      <text:p text:style-name="P4">
News Source: <text:a xlink:type="simple" xlink:href="https://t.me/lumsrc/4679" text:style-name="Internet_20_link" text:visited-style-name="Visited_20_Internet_20_Link">
https://t.me/lumsrc/4679</text:a>
</text:p>
      <!--NEWS-->
      <text:h text:style-name="P10" text:outline-level="1">
<text:span text:style-name="T4">
在莱曼（Lyman）的指示，俄罗斯军队炮击了卢汉斯克地区和托尔斯克的Makiyivka和Bilohorivka ...</text:span>
</text:h>
      <text:p text:style-name="P4">
作者: liveuamap (Language: en)</text:p>
      <text:p text:style-name="P4">
时间: 2023-05-04T-77:37:00</text:p>
      <text:p text:style-name="P4">
地点: Bakhmut (Latitude:48.80777 Longtitude:38.25371)</text:p>
      <text:p text:style-name="P4">
视频: []</text:p>
      <text:p text:style-name="P4">
图片: []</text:p>
      <text:p text:style-name="P4">
标签: ["Russia"]</text:p>
      <text:p text:style-name="P4">
Id: 22560382</text:p>
      <!--METADATA-->
      <text:p text:style-name="P4">
在莱曼的指导下，俄罗斯军队炮击了卢汉斯克雷翁和托斯克的马克·伊利夫卡和bilohorivka，乌克兰武装部队的武装部队说，</text:p>
      <text:p text:style-name="P4">
新闻集链接：<text:a xlink:type="simple" xlink:href="https://liveuamap.com/en/2023/4-may-at-lyman-direction-russian-army-shelled-makiyivka-and" text:style-name="Internet_20_link" text:visited-style-name="Visited_20_Internet_20_Link">
https://liveuamap.com/en/2023/4-may-at----------------------- russian-army-shelled-makiyivka--</text:a>
</text:p>
      <text:p text:style-name="P4">
News Source: <text:a xlink:type="simple" xlink:href="https://t.me/lumsrc/4680" text:style-name="Internet_20_link" text:visited-style-name="Visited_20_Internet_20_Link">
https://t.me/lumsrc/4680</text:a>
</text:p>
      <!--NEWS-->
      <text:h text:style-name="P10" text:outline-level="1">
<text:span text:style-name="T4">
军队的JSC Bakhmut Directio Rusian炮击了Vasukivka，Orikhovo-Vasylivka，Bakhmut，Ivanovsk，...</text:span>
</text:h>
      <text:p text:style-name="P4">
作者: liveuamap (Language: en)</text:p>
      <text:p text:style-name="P4">
时间: 2023-05-04T-79:37:00</text:p>
      <text:p text:style-name="P4">
地点: Novhorods'ke, Donetsk Oblast (Latitude:48.32898 Longtitude:37.8455)</text:p>
      <text:p text:style-name="P4">
视频: []</text:p>
      <text:p text:style-name="P4">
图片: []</text:p>
      <text:p text:style-name="P4">
标签: ["Russia"]</text:p>
      <text:p text:style-name="P4">
Id: 22560381</text:p>
      <!--METADATA-->
      <text:p text:style-name="P4">
在巴赫穆特方向，俄罗斯军队炮击了Vasukivka，Orikhovo -vasylivka，Bakhmut，Ivanivske，Chasiv Yar，Bila Hora，Pivnichne，Pivnichne和Pivdenne和Pivdenne和Pivdenne，以及Donetsk地区的Newyork，ukraine的Newyork-乌克兰的纽约市 - 主导报告</text:p>
      <text:p text:style-name="P4">
新闻集链接：<text:a xlink:type="simple" xlink:href="https://liveuamap.com/en/2023/4-may-at-bakhmut-direction-russian-army-shelled-vasukivka" text:style-name="Internet_20_link" text:visited-style-name="Visited_20_Internet_20_Link">
https://liveuamap.com/en/2023/4-may-at-bakhmut-direction-russian-army-shelled-vasukivka</text:a>
</text:p>
      <text:p text:style-name="P4">
News Source: <text:a xlink:type="simple" xlink:href="https://t.me/lumsrc/4681" text:style-name="Internet_20_link" text:visited-style-name="Visited_20_Internet_20_Link">
https://t.me/lumsrc/4681</text:a>
</text:p>
      <!--NEWS-->
      <text:h text:style-name="P10" text:outline-level="1">
<text:span text:style-name="T4">
JSC Avdiivka Directioz Rusian军队炮击了Novokalinova，Berdyshi，Avdiivka，Lastochkin，...</text:span>
</text:h>
      <text:p text:style-name="P4">
作者: liveuamap (Language: en)</text:p>
      <text:p text:style-name="P4">
时间: 2023-05-04T-81:37:00</text:p>
      <text:p text:style-name="P4">
地点: Donetsk (Latitude:48.09482 Longtitude:37.58715)</text:p>
      <text:p text:style-name="P4">
视频: []</text:p>
      <text:p text:style-name="P4">
图片: []</text:p>
      <text:p text:style-name="P4">
标签: ["Russia"]</text:p>
      <text:p text:style-name="P4">
Id: 22560380</text:p>
      <!--METADATA-->
      <text:p text:style-name="P4">
在Avdiyivka的指示，俄罗斯军队炮击了Novokalynove，Berdychi，Avdiyivka，Lastochkyne，Syeverne，Tonenke，Karlivka，Karlivka，Netaylivka和Pervomayske， - 乌克兰武装部队的总参谋</text:p>
      <text:p text:style-name="P4">
新闻集链接：<text:a xlink:type="simple" xlink:href="https://liveuamap.com/en/2023/4-may-at-avdiyivka-directions-russian-army-shelled-novokalynove" text:style-name="Internet_20_link" text:visited-style-name="Visited_20_Internet_20_Link">
https://liveuamap.com/en/2023/4-may-at-avdiyivka-directions-russian-army-army-shelled-novokalynove</text:a>
</text:p>
      <text:p text:style-name="P4">
News Source: <text:a xlink:type="simple" xlink:href="https://t.me/lumsrc/4682" text:style-name="Internet_20_link" text:visited-style-name="Visited_20_Internet_20_Link">
https://t.me/lumsrc/4682</text:a>
</text:p>
      <!--NEWS-->
      <text:h text:style-name="P10" text:outline-level="1">
<text:span text:style-name="T4">
军队的JSC Shakhtar Directio Rusian炮击Kalledar，Bogoyavlenko，Novoukrainka，牧师...</text:span>
</text:h>
      <text:p text:style-name="P4">
作者: liveuamap (Language: en)</text:p>
      <text:p text:style-name="P4">
时间: 2023-05-04T-83:37:00</text:p>
      <text:p text:style-name="P4">
地点: Vuhledar, Donetsk Oblast (Latitude:47.77648 Longtitude:37.24743)</text:p>
      <text:p text:style-name="P4">
视频: []</text:p>
      <text:p text:style-name="P4">
图片: []</text:p>
      <text:p text:style-name="P4">
标签: ["Russia"]</text:p>
      <text:p text:style-name="P4">
Id: 22560377</text:p>
      <!--METADATA-->
      <text:p text:style-name="P4">
乌克兰武装部队在早晨报告中说，在沙克塔尔斯克的指示俄罗斯军队，俄罗斯军队，波霍亚夫伦卡，诺沃克雷卡，普雷希斯蒂夫卡，佐洛塔nyva和顿涅茨克地区的沙克塔克斯克。</text:p>
      <text:p text:style-name="P4">
新闻集链接：<text:a xlink:type="simple" xlink:href="https://liveuamap.com/en/2023/4-may-at-shakhtarske-direction-russian-army-shelled-vuhledar" text:style-name="Internet_20_link" text:visited-style-name="Visited_20_Internet_20_Link">
https://liveuamap.com/en/2023/4-may-at-shakhtarske-direction-direction-russian-army-shelled-vuhledar</text:a>
</text:p>
      <text:p text:style-name="P4">
News Source: <text:a xlink:type="simple" xlink:href="https://t.me/lumsrc/4684" text:style-name="Internet_20_link" text:visited-style-name="Visited_20_Internet_20_Link">
https://t.me/lumsrc/4684</text:a>
</text:p>
      <!--NEWS-->
      <text:h text:style-name="P10" text:outline-level="1">
<text:span text:style-name="T4">
在Zaporizhzhia和Kherson的指示，俄罗斯军队炮击Vremivka，Novosilka和Novopil O ...</text:span>
</text:h>
      <text:p text:style-name="P4">
作者: liveuamap (Language: en)</text:p>
      <text:p text:style-name="P4">
时间: 2023-05-04T-85:37:00</text:p>
      <text:p text:style-name="P4">
地点: Kherson (Latitude:46.56098 Longtitude:32.33843)</text:p>
      <text:p text:style-name="P4">
视频: []</text:p>
      <text:p text:style-name="P4">
图片: []</text:p>
      <text:p text:style-name="P4">
标签: ["Russia"]</text:p>
      <text:p text:style-name="P4">
Id: 22560374</text:p>
      <!--METADATA-->
      <text:p text:style-name="P4">
在Zaporizhzhia和Kherson的指示，俄罗斯军队炮击了Vremivka，Novosilka和Donetsk地区的Novopil； Huliaipole，Mala Tokmachka，Novodanylivka，Orikhiv，Novoandriyivka和Zaporizhzhia地区的Kamyanske； Dnipropetrovsk地区的Kapulivka； Chervonyy Mayak，Tokarivka，Antonivka，Kizomys和Kherson City-乌克兰武装部队的总参谋部在早晨报告中说</text:p>
      <text:p text:style-name="P4">
新闻集链接：<text:a xlink:type="simple" xlink:href="https://liveuamap.com/en/2023/4-may-at-zaporizhzhia-and-kherson-directions-russian-army" text:style-name="Internet_20_link" text:visited-style-name="Visited_20_Internet_20_Link">
https://liveuamap.com/en/2023/4-may-at-zaporizhzhia-and-kherson-directions-russian-army</text:a>
</text:p>
      <text:p text:style-name="P4">
News Source: <text:a xlink:type="simple" xlink:href="https://t.me/lumsrc/4685" text:style-name="Internet_20_link" text:visited-style-name="Visited_20_Internet_20_Link">
https://t.me/lumsrc/4685</text:a>
</text:p>
      <!--NEWS-->
      <text:h text:style-name="P10" text:outline-level="1">
<text:span text:style-name="T4">
Krasnodar Krai和Novoshakhtinsky油产品工厂的Ilyinsky炼油厂报告了火灾。</text:span>
</text:h>
      <text:p text:style-name="P4">
作者: liveuamap (Language: en)</text:p>
      <text:p text:style-name="P4">
时间: 2023-05-04T02:14:00</text:p>
      <text:p text:style-name="P4">
地点: Rostov (Latitude:47.83358 Longtitude:39.85574)</text:p>
      <text:p text:style-name="P4">
视频: []</text:p>
      <text:p text:style-name="P4">
图片: []</text:p>
      <text:p text:style-name="P4">
标签: ["Russia", "Energy"]</text:p>
      <text:p text:style-name="P4">
Id: 22560338</text:p>
      <!--METADATA-->
      <text:p text:style-name="P4">
由于怀疑无人驾驶飞机罢工而导致的Rostov地区的Krasnodar Krai和Novoshakhtinsky油料产品工厂的Ilyinsky炼油厂报告了火灾</text:p>
      <text:p text:style-name="P4">
新闻集链接：<text:a xlink:type="simple" xlink:href="https://liveuamap.com/en/2023/4-may-fires-reported-at-ilyinsky-refinery-in-krasnodar-krai" text:style-name="Internet_20_link" text:visited-style-name="Visited_20_Internet_20_Link">
https://liveuamap.com/en/2023/4-may-fires-reported-at---------------refinery-in-in-krasnodar-krai</text:a>
</text:p>
      <text:p text:style-name="P4">
News Source: <text:a xlink:type="simple" xlink:href="https://t.me/glavmedia/254908" text:style-name="Internet_20_link" text:visited-style-name="Visited_20_Internet_20_Link">
https://t.me/glavmedia/254908</text:a>
</text:p>
      <!--NEWS-->
      <text:h text:style-name="P10" text:outline-level="1">
<text:span text:style-name="T4">
顿涅茨克地区，哈尔基夫地区（23：chz）。 红色ALRT：空中tchretate。 警报声音...</text:span>
</text:h>
      <text:p text:style-name="P4">
作者: liveuamap (Language: en)</text:p>
      <text:p text:style-name="P4">
时间: 2023-05-04T17:45:00</text:p>
      <text:p text:style-name="P4">
地点: Donetsk Oblast (Latitude:48.7284 Longtitude:37.57821)</text:p>
      <text:p text:style-name="P4">
视频: []</text:p>
      <text:p text:style-name="P4">
图片: []</text:p>
      <text:p text:style-name="P4">
标签: ["Europe", "Central and Eastern Europe"]</text:p>
      <text:p text:style-name="P4">
Id: 22560494</text:p>
      <!--METADATA-->
      <text:p text:style-name="P4">
Kharkiv地区Kharkiv地区顿涅茨克地区(23:43). Red Alert: aerial threat.Sirens sounding. Take cover now!</text:p>
      <text:p text:style-name="P4">
News Collection Link: <text:a xlink:type="simple" xlink:href="https://liveuamap.com/en/2023/04-may-donetsk-oblast-kharkiv-kharkivska-oblag" text:style-name="Internet_20_link" text:visited-style-name="Visited_20_Internet_20_Link">
https://liveuamap.com/en/2023/04-may-donetsk-oblast-kharkiv-kharkivska-oblag</text:a>
</text:p>
      <text:p text:style-name="P4">
News Source: <text:a xlink:type="simple" xlink:href="https://t.me/air_alert_ua/44457" text:style-name="Internet_20_link" text:visited-style-name="Visited_20_Internet_20_Link">
https://t.me/air_alert_ua/44457</text:a>
</text:p>
      <!--NEWS-->
      <text:h text:style-name="P10" text:outline-level="1">
<text:span text:style-name="T4">
Zaporizka Oblast（00:02）。 红色警报：空中威胁。 警笛声。 立即掩盖！</text:span>
</text:h>
      <text:p text:style-name="P4">
作者: liveuamap (Language: en)</text:p>
      <text:p text:style-name="P4">
时间: 2023-05-04T18:03:00</text:p>
      <text:p text:style-name="P4">
地点: Zaporizka Oblast (Latitude:47.612021 Longtitude:35.765261)</text:p>
      <text:p text:style-name="P4">
视频: []</text:p>
      <text:p text:style-name="P4">
图片: []</text:p>
      <text:p text:style-name="P4">
标签: ["Europe", "Central and Eastern Europe"]</text:p>
      <text:p text:style-name="P4">
Id: 22560496</text:p>
      <!--METADATA-->
      <text:p text:style-name="P4">
Zaporizhzhia地区(00:02). Red Alert: aerial threat. Sirens sounding. Take covernow!</text:p>
      <text:p text:style-name="P4">
News Collection Link: <text:a xlink:type="simple" xlink:href="https://liveuamap.com/en/2023/04-may-zaporizka-oblast0002-red-alert-aerial-g" text:style-name="Internet_20_link" text:visited-style-name="Visited_20_Internet_20_Link">
https://liveuamap.com/en/2023/04-may-zaporizka-oblast0002-red-alert-aerial-g</text:a>
</text:p>
      <text:p text:style-name="P4">
News Source: <text:a xlink:type="simple" xlink:href="https://t.me/suspilnezaporizhzhya/12611" text:style-name="Internet_20_link" text:visited-style-name="Visited_20_Internet_20_Link">
https://t.me/suspilnezaporizhzhya/12611</text:a>
</text:p>
      <!--NEWS-->
      <text:h text:style-name="P10" text:outline-level="1">
<text:span text:style-name="T4">
Dnipro，Dnipropetrovska Oblast（00:02）。 红色警报：空中威胁。 警笛声。 掩护...</text:span>
</text:h>
      <text:p text:style-name="P4">
作者: liveuamap (Language: en)</text:p>
      <text:p text:style-name="P4">
时间: 2023-05-04T18:04:00</text:p>
      <text:p text:style-name="P4">
地点: Dnipro (Latitude:48.46021 Longtitude:35.03816)</text:p>
      <text:p text:style-name="P4">
视频: []</text:p>
      <text:p text:style-name="P4">
图片: []</text:p>
      <text:p text:style-name="P4">
标签: ["Europe", "Central and Eastern Europe"]</text:p>
      <text:p text:style-name="P4">
Id: 22560497</text:p>
      <!--METADATA-->
      <text:p text:style-name="P4">
dnipro，dnipropetrovsk区域(00:02). Red Alert: aerial threat. Sirenssounding. Take cover now!</text:p>
      <text:p text:style-name="P4">
News Collection Link: <text:a xlink:type="simple" xlink:href="https://liveuamap.com/en/2023/04-may-dnipro-dnipropetrovska-oblast0002-red-g" text:style-name="Internet_20_link" text:visited-style-name="Visited_20_Internet_20_Link">
https://liveuamap.com/en/2023/04-may-dnipro-dnipropetrovska-oblast0002-red-g</text:a>
</text:p>
      <text:p text:style-name="P4">
News Source: <text:a xlink:type="simple" xlink:href="https://t.me/air_alert_ua/44459" text:style-name="Internet_20_link" text:visited-style-name="Visited_20_Internet_20_Link">
https://t.me/air_alert_ua/44459</text:a>
</text:p>
      <!--NEWS-->
      <text:h text:style-name="P10" text:outline-level="1">
<text:span text:style-name="T4">
瓦格纳PMC负责人Yevgeny Prigozhin刚刚发布了一段新视频，站在D ...的尸体上</text:span>
</text:h>
      <text:p text:style-name="P4">
作者: liveuamap (Language: en)</text:p>
      <text:p text:style-name="P4">
时间: 2023-05-04T20:15:00</text:p>
      <text:p text:style-name="P4">
地点: Bakhmut (Latitude:48.59375 Longtitude:37.99261)</text:p>
      <text:p text:style-name="P4">
视频: []</text:p>
      <text:p text:style-name="P4">
图片: []</text:p>
      <text:p text:style-name="P4">
标签: ["Russia", "Minsk Monitor"]</text:p>
      <text:p text:style-name="P4">
Id: 22560504</text:p>
      <!--METADATA-->
      <text:p text:style-name="P4">
瓦格纳(Wagner)PMC负责人Yevgeny Prigozhin刚刚发布了一段新视频，站在数十名被杀害的瓦格纳(Wagner)新兵的尸体上，躺在一个空旷的田野里，在俄罗斯当局尖叫，因为他们没有发送足够的弹药。</text:p>
      <text:p text:style-name="P4">
新闻集链接：[https://liveuamap.com/en/2023/5-may-wagner-pmc-chief-yevgeny-prigozhin-has-just--------(https://liveuamap.com/en/2023/5-may-wagner-pmc-chief-yevgeny-prigozhin-has-just-released)</text:p>
      <text:p text:style-name="P4">
News Source: <text:a xlink:type="simple" xlink:href="https://twitter.com/ozkaterji/status/1654255988571090945" text:style-name="Internet_20_link" text:visited-style-name="Visited_20_Internet_20_Link">
https://twitter.com/ozkaterji/status/1654255988571090945</text:a>
</text:p>
      <!--NEWS-->
      <text:h text:style-name="P10" text:outline-level="1">
<text:span text:style-name="T4">
Kharkiv，Kharkiv地区，Dnipro，Dnipropetrovsk地区（05:52）。 红色ALRT：空中tchretate。 ...</text:span>
</text:h>
      <text:p text:style-name="P4">
作者: liveuamap (Language: en)</text:p>
      <text:p text:style-name="P4">
时间: 2023-05-04T23:54:00</text:p>
      <text:p text:style-name="P4">
地点: Kharkiv (Latitude:49.98081000 Longtitude:36.25272000)</text:p>
      <text:p text:style-name="P4">
视频: []</text:p>
      <text:p text:style-name="P4">
图片: []</text:p>
      <text:p text:style-name="P4">
标签: ["Europe", "Central and Eastern Europe"]</text:p>
      <text:p text:style-name="P4">
Id: 22560500</text:p>
      <!--METADATA-->
      <text:p text:style-name="P4">
哈尔基夫(Kharkiv)，哈尔基夫地区，德尼普罗(Dnipro)(05:52). Red Alert:aerial threat. Sirens sounding. Take cover now!</text:p>
      <text:p text:style-name="P4">
News Collection Link: <text:a xlink:type="simple" xlink:href="https://liveuamap.com/en/2023/05-may-kharkiv-kharkivska-oblast-dnipro-dniprg" text:style-name="Internet_20_link" text:visited-style-name="Visited_20_Internet_20_Link">
https://liveuamap.com/en/2023/05-may-kharkiv-kharkivska-oblast-dnipro-dniprg</text:a>
</text:p>
      <text:p text:style-name="P4">
News Source: <text:a xlink:type="simple" xlink:href="https://t.me/air_alert_ua/44466" text:style-name="Internet_20_link" text:visited-style-name="Visited_20_Internet_20_Link">
https://t.me/air_alert_ua/44466</text:a>
</text:p>
      <!--NEWS-->
      <text:h text:style-name="P10" text:outline-level="1">
<text:span text:style-name="T4">
Poltavska Oblast（05:54）。 红色警报：空中威胁。 警笛声。 立即掩盖！</text:span>
</text:h>
      <text:p text:style-name="P4">
作者: liveuamap (Language: en)</text:p>
      <text:p text:style-name="P4">
时间: 2023-05-04T23:55:00</text:p>
      <text:p text:style-name="P4">
地点: Poltavska Oblast (Latitude:49.47705000 Longtitude:33.81866000)</text:p>
      <text:p text:style-name="P4">
视频: []</text:p>
      <text:p text:style-name="P4">
图片: []</text:p>
      <text:p text:style-name="P4">
标签: ["Europe", "Central and Eastern Europe"]</text:p>
      <text:p text:style-name="P4">
Id: 22560501</text:p>
      <!--METADATA-->
      <text:p text:style-name="P4">
poltava(05:54). Red Alert: aerial threat. Sirens sounding. Take covernow!</text:p>
      <text:p text:style-name="P4">
News Collection Link: <text:a xlink:type="simple" xlink:href="https://liveuamap.com/en/2023/05-may-poltavska-oblast0554-red-alert-aerial-g" text:style-name="Internet_20_link" text:visited-style-name="Visited_20_Internet_20_Link">
https://liveuamap.com/en/2023/05-may-poltavska-oblast0554-red-alert-aerial-g</text:a>
</text:p>
      <text:p text:style-name="P4">
News Source: <text:a xlink:type="simple" xlink:href="https://t.me/suspilnepoltava/11023" text:style-name="Internet_20_link" text:visited-style-name="Visited_20_Internet_20_Link">
https://t.me/suspilnepoltava/11023</text:a>
</text:p>
      <!--NEWS-->
      <text:h text:style-name="P10" text:outline-level="1">
<text:span text:style-name="T4">
Donetsk Oblast（05:54）。 红色警报：空中威胁。 警笛声。 立即掩盖！</text:span>
</text:h>
      <text:p text:style-name="P4">
作者: liveuamap (Language: en)</text:p>
      <text:p text:style-name="P4">
时间: 2023-05-04T23:56:00</text:p>
      <text:p text:style-name="P4">
地点: Donetsk Oblast (Latitude:48.72744 Longtitude:37.5781)</text:p>
      <text:p text:style-name="P4">
视频: []</text:p>
      <text:p text:style-name="P4">
图片: []</text:p>
      <text:p text:style-name="P4">
标签: ["Europe", "Central and Eastern Europe"]</text:p>
      <text:p text:style-name="P4">
Id: 22560502</text:p>
      <!--METADATA-->
      <text:p text:style-name="P4">
Donetsk Oblast(05:54). Red Alert: aerial threat. Sirens sounding. Take covernow!</text:p>
      <text:p text:style-name="P4">
News Collection Link: <text:a xlink:type="simple" xlink:href="https://liveuamap.com/en/2023/05-may-donetsk-oblast0554-red-alert-aerial-thg" text:style-name="Internet_20_link" text:visited-style-name="Visited_20_Internet_20_Link">
https://liveuamap.com/en/2023/05-may-donetsk-oblast0554-red-alert-aerial-thg</text:a>
</text:p>
      <text:p text:style-name="P4">
News Source: <text:a xlink:type="simple" xlink:href="https://t.me/air_alert_ua/44467" text:style-name="Internet_20_link" text:visited-style-name="Visited_20_Internet_20_Link">
https://t.me/air_alert_ua/44467</text:a>
</text:p>
      <!--NEWS-->
      <text:h text:style-name="P10" text:outline-level="1">
<text:span text:style-name="T4">
如何从特殊情况下失踪的单个人登记中获取摘录</text:span>
</text:h>
      <text:p text:style-name="P4">
作者: ['АРМІЯINFORM']</text:p>
      <text:p text:style-name="P4">
时间: 2023-05-04T28:00:00-04:00</text:p>
      <text:p text:style-name="P4">
描述: 信息学部MVS乌克兰人的Vitya。 关于立方体-Mini，与乌克兰2022的战争，与乌克兰的战争是今天的最新消息，即与乌克兰2022年的新闻战争，今天将在乌克兰和俄罗斯之间发动战争，以及与乌克兰的战争时在2022年，是否会有，无论是这样，是否会在不久的将来与乌克兰的战争说，今天与乌克兰的战争，今天的乌克兰新闻，乌克兰的新闻，乌克兰媒体在俄罗斯的乌克兰新闻</text:p>
      <text:p text:style-name="P4">
图片: ['<text:a xlink:type="simple" xlink:href="https://armyinform.com.ua/wp-content/uploads/2023/05/reyestr.jpeg" text:style-name="Internet_20_link" text:visited-style-name="Visited_20_Internet_20_Link">
reyestr.jpeg</text:a>
']</text:p>
      <text:p text:style-name="P4">
标签: ['STOPRUSSIA', 'АГРЕСІЯ РФ', 'ВТОРГНЕННЯ РФ', 'МІНРЕІНТЕГРАЦІЇ']</text:p>
      <text:p text:style-name="P4">
类别: News</text:p>
      <!--METADATA-->
      <text:p text:style-name="P4">
<draw:frame draw:style-name="fr1" draw:name="Image2" text:anchor-type="as-char" svg:width="6.9236in" svg:height="3.929143in" draw:z-index="0">
<draw:image xlink:href="../Images/AРМІЯINFORM/2023-05-04T28-00-00-04-00/reyestr.jpeg" xlink:type="simple" xlink:show="embed" xlink:actuate="onLoad" draw:mime-type="image/jpeg"/>
</draw:frame>
摘录由乌克兰内政部信息部提供。</text:p>
      <text:p text:style-name="P4">
关于它<text:a xlink:type="simple" xlink:href="https://minre.gov.ua/2023/05/03/yak-otrymaty-vytyag-iz-yedynogo-reyestru-osib-znyklyh-bezvisty-za-osoblyvyh-obstavyn/" text:style-name="Internet_20_link" text:visited-style-name="Visited_20_Internet_20_Link">
报告</text:a>
乌克兰暂时占领领土重新融入独立部。</text:p>
      <text:p text:style-name="P4">
要获得提取物：</text:p>
      <text:p text:style-name="P4">
<text:span text:style-name="T5">
发送e -mail的申请：<text:a xlink:type="simple" xlink:href="https://armyinform.com.ua/cdn-cgi/l/email-protection#8fffe8e2e6eecfe2f9fca1e8e0f9a1faee" text:style-name="Internet_20_link" text:visited-style-name="Visited_20_Internet_20_Link">
[电子邮件保护]</text:a>
或到内政部：基辅，斯特。 Bogomolets，10； </text:span>
添加申请人护照的副本和证实与失踪人员的家庭关系的文件。</text:p>
      <text:p text:style-name="P4">
数据在30个日历日内进行验证。 提取物将发送到申请电子邮件或返回邮政地址。</text:p>
      <text:p text:style-name="P4">
重要的!登记册中包含一个人是唯一一个人在特殊情况下穿着丢失的人。 注册表数据的存在无法确认死亡或持有。</text:p>
      <text:p text:style-name="P4">
如果您对从单个注册表中获取摘录有任何疑问，请按数字联系热线：(050)240-85-29。</text:p>
      <text:p text:style-name="P4">
News Source: <text:a xlink:type="simple" xlink:href="https://armyinform.com.ua/2023/05/04/yak-otrymaty-vytyag-iz-yedynogo-reyestru-osib-znyklyh-bezvisty-za-osoblyvyh-obstavyn/" text:style-name="Internet_20_link" text:visited-style-name="Visited_20_Internet_20_Link">
https://armyinform.com.ua/2023/05/04/yak-otrymaty-vytyag-iz-yedynogo-reyestru-osib-znyklyh-bezvisty-za-osoblyvyh-obstavyn/</text:a>
</text:p>
      <!--NEWS-->
      <text:h text:style-name="P10" text:outline-level="1">
<text:span text:style-name="T4">
创新计划的结果将满足武装部队在有希望的武器和军事设备样品中的需求</text:span>
</text:h>
      <text:p text:style-name="P4">
作者: ['Олександр Козубенко']</text:p>
      <text:p text:style-name="P4">
时间: 2023-05-04T71:00:00-04:00</text:p>
      <text:p text:style-name="P4">
描述: Mikhoth花了一段时间，如果Innovatity Sluth真正地陷入困境。...与乌克兰2022年的战争，与乌克兰与乌克兰的最新消息，今天与乌克兰的新闻战争，今天与乌克兰2022年上次与乌克兰进行战争，乌克兰和俄罗斯之间的战争以及何时与俄罗斯之间的战争，以及何时与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4-12.16.59.jpg" text:style-name="Internet_20_link" text:visited-style-name="Visited_20_Internet_20_Link">
photo_2023-05-04-12.16.59.jpg</text:a>
']</text:p>
      <text:p text:style-name="P4">
标签: ['BRAVE\xa01', 'MILITARY MEDIA CENTER', 'ВОЛОДИМИР КОЦЮРУБА', 'ІННОВАЦІЇ']</text:p>
      <text:p text:style-name="P4">
类别: News</text:p>
      <!--METADATA-->
      <text:p text:style-name="P4">
<draw:frame draw:style-name="fr1" draw:name="Image3" text:anchor-type="as-char" svg:width="6.9236in" svg:height="4.615733in" draw:z-index="0">
<draw:image xlink:href="../Images/AРМІЯINFORM/2023-05-04T71-00-00-04-00/photo_2023-05-04-12.16.59.jpg" xlink:type="simple" xlink:show="embed" xlink:actuate="onLoad" draw:mime-type="image/jpeg"/>
</draw:frame>
Volodymyr Kotsyuruba。</text:p>
      <text:p text:style-name="P4">
我们正在经历这样一个时期，当时创新变得真实。 为了加速实施最有效武器的过程，创新活动主题的整个结构开始了。</text:p>
      <text:p text:style-name="P4">
乌克兰上校Volodymyr Kotsyuruba武装部队总参谋长中央声音和科学管理的代表在军事媒体中心的简报上的一份简报上讲述了这一点。</text:p>
      <text:p text:style-name="P4">
他提出了一种评估和实施发明和创新的机制，这些机制是在安全和国防部门中评估的。 特别是，创新发展发展基金 - 勇敢的1是在不同的事工和组织上创建的。</text:p>
      <ul>
        <li>
基金通过其监督委员会的工作做出决定，以分配赠款，以支持创新项目并推广该项目。  - 赠款援助由数字化转型部和经济部提供。</li>
      </ul>
      <text:p text:style-name="P4">
如果该项目获得高级的成绩，则将其发送给国防部斧头部门，并通过该部门的单位参与乌克罗龙的参与。</text:p>
      <ul>
        <li>
评估和支持的观点顺序的程序由国防部和总参谋部的共同决定(将在不久的将来签署)确定。  - 该法案将导致结果，最终和主要结果将满足有前途的武器和军事设备的需求。</li>
      </ul>
      <text:p text:style-name="P4">
在向通讯员的评论中，军队的Kotsuruba上校指出，成千上万的创新项目的相互联系以及大型国家拥有的命令的支持将为乌克兰的武装部队提供各种图像和军事设备“现在和现在”，以及将成为一项长期投资。</text:p>
      <text:p text:style-name="P4">
​</text:p>
      <text:p text:style-name="P4">
News Source: <text:a xlink:type="simple" xlink:href="https://armyinform.com.ua/2023/05/04/rezultatom-innovaczijnoyi-programy-stane-zadovolennya-potreb-zsu-v-perspektyvnyh-zrazkah-ozbroyennya-i-vijskovoyi-tehniky/" text:style-name="Internet_20_link" text:visited-style-name="Visited_20_Internet_20_Link">
https://armyinform.com.ua/2023/05/04/rezultatom-innovaczijnoyi-programy-stane-zadovolennya-potreb-zsu-v-perspektyvnyh-zrazkah-ozbroyennya-i-vijskovoyi-tehniky/</text:a>
</text:p>
      <!--NEWS-->
      <text:h text:style-name="P10" text:outline-level="1">
<text:span text:style-name="T4">
大约有560名专家为武装部队-Vladimir Kotsyuruba致力于创新项目</text:span>
</text:h>
      <text:p text:style-name="P4">
作者: ['Олександр Козубенко']</text:p>
      <text:p text:style-name="P4">
时间: 2023-05-04T97:00:00-04:00</text:p>
      <text:p text:style-name="P4">
描述: 关于Zbroyni总参谋部中央卫生部局的代表...与乌克兰2022年的战争，与乌克兰与乌克兰的最新新闻，今天与乌克兰2022年的新闻战争，今天与乌克兰的新闻战争，乌克兰和俄罗斯之间的战争是否会发生战争，他们在2022年与乌克兰与乌克兰的战争，无论是否将在不久</text:p>
      <text:p text:style-name="P4">
图片: ['<text:a xlink:type="simple" xlink:href="https://armyinform.com.ua/wp-content/uploads/2023/05/koczyuruba-scaled.jpg" text:style-name="Internet_20_link" text:visited-style-name="Visited_20_Internet_20_Link">
koczyuruba-scaled.jpg</text:a>
']</text:p>
      <text:p text:style-name="P4">
标签: ['STOPRUSSIA', 'АГРЕСІЯ РФ', 'ВТОРГНЕННЯ РФ', 'ГЕНШТАБ ЗС УКРАЇНИ', 'ІННОВАЦІЇ', 'ОВТ']</text:p>
      <text:p text:style-name="P4">
类别: News</text:p>
      <!--METADATA-->
      <text:p text:style-name="P4">
<draw:frame draw:style-name="fr1" draw:name="Image4" text:anchor-type="as-char" svg:width="6.9236in" svg:height="4.615733in" draw:z-index="0">
<draw:image xlink:href="../Images/AРМІЯINFORM/2023-05-04T97-00-00-04-00/koczyuruba-scaled.jpg" xlink:type="simple" xlink:show="embed" xlink:actuate="onLoad" draw:mime-type="image/jpeg"/>
</draw:frame>
Volodymyr Kotsyuruba上校是乌克兰总参谋部中央军事和科学系的代表，该简报专门针对评估和引入发明和创新的机制，这在安全和国防部门中很明显。</text:p>
      <ul>
        <li>
当今已经有可用的优先领域，并且正在提交申请，有12个主要领域以及三个自5月以来被考虑的其他领域。</li>
      </ul>
      <text:p text:style-name="P4">
他报告说，项目中已经有大约560个专家环境专家。</text:p>
      <ul>
        <li>
我特别想提请您注意脱粉的手段，今天，与其他武器和军事设备的其他型号一样，这是一个很高的力量方向，对它们的需求每天都在增加，而且越来越多。</li>
      </ul>
      <text:p text:style-name="P4">
Volodymyr Kotsyuruba解释说，对手段和络合的需求的增加与乌克兰领土上的矿山安全问题的增长有关，在乌克兰进行了积极的战斗，在TAMAS使用的TAMAS使用的领土上广泛的弹药。</text:p>
      <text:p text:style-name="P4">
<text:span text:style-name="T4">
创新项目的优先领域</text:span>
</text:p>
      <text:p text:style-name="P4">
1.现代技术侦察。 2.系统(办法)自动控制，通信和信息保护。 3.导航和地理信息系统。 4.抢劫和远程存储的系统(复合物).  5. Ракетно-артилерійські засоби вогневого ураження.  6. Зразки, системи (复合物)武器。 7. IT系统，网络机器人和技术智能的反应。 8.系统(办法)部队的保护和安全。 9.武器样本采用新的行动原则。 10.物流和生活的技术手段样本。 11.无人机。 12.技术和医疗手段。</text:p>
      <text:p text:style-name="P4">
<text:span text:style-name="T4">
其他指示</text:span>
</text:p>
      <text:p text:style-name="P4">
1.人工智能技术，3D技术。 2.手段(复合物)要求。 3.武器和军事设备的模型，模拟器。</text:p>
      <text:p text:style-name="P4">
News Source: <text:a xlink:type="simple" xlink:href="https://armyinform.com.ua/2023/05/04/blyzko-560-ekspertiv-fahivcziv-praczyuyut-nad-innovaczijnymy-proyektamy-dlya-zsu-volodymyr-koczyuruba/" text:style-name="Internet_20_link" text:visited-style-name="Visited_20_Internet_20_Link">
https://armyinform.com.ua/2023/05/04/blyzko-560-ekspertiv-fahivcziv-praczyuyut-nad-innovaczijnymy-proyektamy-dlya-zsu-volodymyr-koczyuruba/</text:a>
</text:p>
      <!--NEWS-->
      <text:h text:style-name="P10" text:outline-level="1">
<text:span text:style-name="T4">
丹麦和德国本月将将80个豹子I坦克转移到乌克兰</text:span>
</text:h>
      <text:p text:style-name="P4">
作者: Ukrinform (Person)</text:p>
      <text:p text:style-name="P4">
出版商: Укринформ (Organization)</text:p>
      <text:p text:style-name="P4">
出版时间: 2023-05-05T-10:55:00+03:00</text:p>
      <text:p text:style-name="P4">
修改时间: 2023-05-05T23:55:00+03:00</text:p>
      <text:p text:style-name="P4">
描述: 德国和丹麦打算通过上一代Leopard I的80辆战斗罐。</text:p>
      <text:p text:style-name="P4">
图片: ["<text:a xlink:type="simple" xlink:href="https://static.ukrinform.com/photos/2023_05/thumb_files/630_360_1683286487-915.jpg" text:style-name="Internet_20_link" text:visited-style-name="Visited_20_Internet_20_Link">
630_360_16832...</text:a>
"]</text:p>
      <text:p text:style-name="P4">
标签: ['Данія', 'Німеччина', ' танк Leopard']</text:p>
      <text:p text:style-name="P4">
类型: Article</text:p>
      <!--METADATA-->
      <text:p text:style-name="P4">
<draw:frame draw:style-name="fr1" draw:name="Image5" text:anchor-type="as-char" svg:width="6.9236in" svg:height="3.956343in" draw:z-index="0">
<draw:image xlink:href="../Images/yкринформ/2023-05-05T-10-55-00-03-00/630_360_1683286487-915.jpg" xlink:type="simple" xlink:show="embed" xlink:actuate="onLoad" draw:mime-type="image/jpeg"/>
</draw:frame>
德国丹麦打算通过80 Combat Tank Generation I.本月。</text:p>
      <text:p text:style-name="P4">
根据乌克林的通讯员的说法，伦德·普尔森(Lund Poulsen)的代理防御词写作<text:a xlink:type="simple" xlink:href="https://polskieradio24.pl/5/1223/artykul/3162741,leopardy-dla-ukrainy-dania-i-niemcy-przekaza-80-czolgow" text:style-name="Internet_20_link" text:visited-style-name="Visited_20_Internet_20_Link">
</text:a>
。</text:p>
      <text:p text:style-name="P4">
波雷森说：“交货将完成第一批的交付非常大。”</text:p>
      <text:p text:style-name="P4">
<text:span text:style-name="T4">
另请阅读：</text:span>
 <text:span text:style-name="T4">
 <text:a xlink:type="simple" xlink:href="https://www.ukrinform.ua/rubric-world/3703669-nimecki-virobniki-vladnali-superecku-sodo-intelektualnih-prav-na-tanki-leopard-2.html" text:style-name="Internet_20_link" text:visited-style-name="Visited_20_Internet_20_Link">
</text:a>
</text:span>
</text:p>
      <text:p text:style-name="P4">
值得注意的是，直到6月1日，所有转移的坦克都将准备好被乌克兰防御者使用。</text:p>
      <text:p text:style-name="P4">
代理说：“豹子我有很好的火和运输特征。” 丹麦国防部长。</text:p>
      <text:p text:style-name="P4">
<text:span text:style-name="T4">
另请阅读：</text:span>
 <text:span text:style-name="T4">
 <text:a xlink:type="simple" xlink:href="https://www.ukrinform.ua/rubric-ato/3702155-do-polsi-pribuli-persi-sist-tankiv-leopard-2-vid-ispanii-dla-ukraini.html" text:style-name="Internet_20_link" text:visited-style-name="Visited_20_Internet_20_Link">
</text:a>
</text:span>
</text:p>
      <text:p text:style-name="P4">
Polskie Radio解释说，在丹麦，豹子I坦克于2005年被武器从武器中移走，当时它们被现代豹子II取代。 从那以后，它们被保存在机库中。</text:p>
      <text:p text:style-name="P4">
“此外 <text:span text:style-name="T4">
 <text:a xlink:type="simple" xlink:href="https://www.ukrinform.ua/tag-tank" text:style-name="Internet_20_link" text:visited-style-name="Visited_20_Internet_20_Link">
</text:a>
</text:span>
，备件和弹药也将被传输。”材料写道。</text:p>
      <text:p text:style-name="P4">
<text:span text:style-name="T4">
另请阅读：</text:span>
 <text:span text:style-name="T4">
 <text:a xlink:type="simple" xlink:href="https://www.ukrinform.ua/rubric-ato/3700884-hab-dla-remontu-ukrainskih-leopard-2-zapracue-u-polsi-v-travni-blasak.html" text:style-name="Internet_20_link" text:visited-style-name="Visited_20_Internet_20_Link">
</text:a>
</text:span>
</text:p>
      <text:p text:style-name="P4">
应当指出的是，乌克兰油轮已经在研究骑自行车，因此他们将能够立即使用它们。</text:p>
      <text:p text:style-name="P4">
News Source: <text:a xlink:type="simple" xlink:href="https://www.ukrinform.ua/rubric-ato/3705447-dania-ta-nimeccina-cogo-misaca-peredadut-ukraini-80-tankiv-leopard-i.html" text:style-name="Internet_20_link" text:visited-style-name="Visited_20_Internet_20_Link">
https://www.ukrinform.ua/rubric-ato/3705447-dania-ta-nimeccina-cogo-misaca-peredadut-ukraini-80-tankiv-leopard-i.html</text:a>
</text:p>
      <!--NEWS-->
      <text:h text:style-name="P10" text:outline-level="1">
<text:span text:style-name="T4">
桑多：我们只有借助乌克兰，俄罗斯寻求复兴苏联</text:span>
</text:h>
      <text:p text:style-name="P4">
作者: Ukrinform (Person)</text:p>
      <text:p text:style-name="P4">
出版商: Укринформ (Organization)</text:p>
      <text:p text:style-name="P4">
出版时间: 2023-05-05T-12:42:00+03:00</text:p>
      <text:p text:style-name="P4">
修改时间: 2023-05-05T23:42:00+03:00</text:p>
      <text:p text:style-name="P4">
描述: 摩尔多瓦总统梅·桑杜（May Sandu）认为，如果成功捕获乌克兰，它将继续扩张 - 特别是通过将部队引入摩尔多瓦领土。  - 乌克林。</text:p>
      <text:p text:style-name="P4">
图片: ["<text:a xlink:type="simple" xlink:href="https://static.ukrinform.com/photos/2022_04/thumb_files/630_360_1649072093-943.jpg" text:style-name="Internet_20_link" text:visited-style-name="Visited_20_Internet_20_Link">
630_360_16490...</text:a>
"]</text:p>
      <text:p text:style-name="P4">
标签: ['Молдова', 'Україна', 'Агресія РФ', 'Санду', 'Війна з росією']</text:p>
      <text:p text:style-name="P4">
类型: Article</text:p>
      <!--METADATA-->
      <text:p text:style-name="P4">
<draw:frame draw:style-name="fr1" draw:name="Image6" text:anchor-type="as-char" svg:width="6.9236in" svg:height="3.956343in" draw:z-index="0">
<draw:image xlink:href="../Images/yкринформ/2023-05-05T-12-42-00-03-00/630_360_1649072093-943.jpg" xlink:type="simple" xlink:show="embed" xlink:actuate="onLoad" draw:mime-type="image/jpeg"/>
</draw:frame>
摩尔多瓦总统梅·桑都认为，如果成功捕获乌克兰，它将继续扩张 - 特别是通过将部队引入摩尔多瓦领土。</text:p>
      <text:p text:style-name="P4">
ukrinform通过“ <text:a xlink:type="simple" xlink:href="https://www.eurointegration.com.ua/news/2023/05/5/7161128/" text:style-name="Internet_20_link" text:visited-style-name="Visited_20_Internet_20_Link">
</text:a>
”。</text:p>
      <text:p text:style-name="P4">
“我不相信他们(俄罗斯人 -  ed。)他们会停在边界。 今天，我们只归功于乌克兰。”摩尔多瓦总统说，并补充说，全面入侵的头几周仍然存在这种威胁，该国专注于被收养的难民。</text:p>
      <text:p text:style-name="P4">
<text:span text:style-name="T4">
另请阅读：</text:span>
 <text:span text:style-name="T4">
 <text:a xlink:type="simple" xlink:href="https://www.ukrinform.ua/rubric-world/3701486-sandu-zvinuvatila-rf-u-sprobah-destabilizuvati-situaciu-v-moldovi.html" text:style-name="Internet_20_link" text:visited-style-name="Visited_20_Internet_20_Link">
</text:a>
</text:span>
</text:p>
      <text:p text:style-name="P4">
在接受《金融时报》采访时，当被问及桑多是否计划在俄罗斯袭击中离开摩尔多瓦，她回答说他不是。</text:p>
      <text:p text:style-name="P4">
“我会留下(在摩尔多瓦 -  ed。)，但我们期望帮助尽可能多的人去安全的人，即罗马尼亚。”总统补充说。</text:p>
      <text:p text:style-name="P4">
<text:span text:style-name="T4">
另请阅读：</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根据桑多的说法，俄罗斯人正试图侵略乌克兰“加工苏联”。</text:p>
      <text:p text:style-name="P4">
“他们想返回旧时代。我们不想要它。摩尔多瓦一直是Loafal地区的一部分，已有30年了，这意味着贫困，腐败，管理不善，移民。我们希望成为民主世界的一部分，”她说。</text:p>
      <text:p text:style-name="P4">
<text:span text:style-name="T4">
另请阅读：</text:span>
 <text:span text:style-name="T4">
 <text:a xlink:type="simple" xlink:href="https://www.ukrinform.ua/rubric-polytics/3690097-moldova-pidtrimue-ideu-spectribunalu-proti-rf-i-gotova-dopomogti-u-zbori-informacii-sandu.html" text:style-name="Internet_20_link" text:visited-style-name="Visited_20_Internet_20_Link">
</text:a>
</text:span>
</text:p>
      <text:p text:style-name="P4">
据《金融时报》记者说，在谈话中，“桑杜很少见，但急切地为乌克兰的胜利而举起了敬酒。”</text:p>
      <text:p text:style-name="P4">
摩尔多瓦总统玛雅·桑杜(Maya Sandu)<text:span text:style-name="T4">
 _ <text:a xlink:type="simple" xlink:href="https://www.ukrinform.ua/rubric-world/3701486-sandu-zvinuvatila-rf-u-sprobah-destabilizuvati-situaciu-v-moldovi.html" text:style-name="Internet_20_link" text:visited-style-name="Visited_20_Internet_20_Link">
</text:a>
_ </text:span>
在自动领土组的未来选举的背景下，加高齐亚(Gagauzia)，据她说，许多候选人是俄罗斯特工。</text:p>
      <text:p text:style-name="P4">
News Source: <text:a xlink:type="simple" xlink:href="https://www.ukrinform.ua/rubric-ato/3705445-sandu-mi-v-bezpeci-lise-zavdaki-ukraini-rosia-pragne-vidroditi-srsr.html" text:style-name="Internet_20_link" text:visited-style-name="Visited_20_Internet_20_Link">
https://www.ukrinform.ua/rubric-ato/3705445-sandu-mi-v-bezpeci-lise-zavdaki-ukraini-rosia-pragne-vidroditi-srsr.html</text:a>
</text:p>
      <!--NEWS-->
      <text:h text:style-name="P10" text:outline-level="1">
<text:span text:style-name="T4">
俄罗斯人向撤离巴赫穆特平民撤离的警察开火：有死者</text:span>
</text:h>
      <text:p text:style-name="P4">
作者: Ukrinform (Person)</text:p>
      <text:p text:style-name="P4">
出版商: Укринформ (Organization)</text:p>
      <text:p text:style-name="P4">
出版时间: 2023-05-05T-14:25:00+03:00</text:p>
      <text:p text:style-name="P4">
修改时间: 2023-05-05T23:25:00+03:00</text:p>
      <text:p text:style-name="P4">
描述: 俄罗斯入侵者于5月5日星期五向警察开火的警察从顿涅茨克平民地区的巴赫穆特撤离，一名老年妇女被杀。  - 乌克林。</text:p>
      <text:p text:style-name="P4">
图片: ["<text:a xlink:type="simple" xlink:href="https://static.ukrinform.com/photos/2022_12/thumb_files/630_360_1671467664-524.jpg" text:style-name="Internet_20_link" text:visited-style-name="Visited_20_Internet_20_Link">
630_360_16714...</text:a>
"]</text:p>
      <text:p text:style-name="P4">
标签: ['Бахмут', 'Евакуація', 'Смерть', 'Агресія РФ', 'Війна з росією']</text:p>
      <text:p text:style-name="P4">
类型: Article</text:p>
      <!--METADATA-->
      <text:p text:style-name="P4">
<draw:frame draw:style-name="fr1" draw:name="Image7" text:anchor-type="as-char" svg:width="6.9236in" svg:height="3.956343in" draw:z-index="0">
<draw:image xlink:href="../Images/yкринформ/2023-05-05T-14-25-00-03-00/630_360_1671467664-524.jpg" xlink:type="simple" xlink:show="embed" xlink:actuate="onLoad" draw:mime-type="image/jpeg"/>
</draw:frame>
俄罗斯的东道主于5月5日星期五向警察开火的警察撤离了顿涅茨克平民地区的Zbakhmut，这名老年妇女被杀。</text:p>
      <text:p text:style-name="P4">
对这个 <text:a xlink:type="simple" xlink:href="https://dn.npu.gov.ua/news/ruslan-osypenko-pid-chas-ekstrenoi-evakuatsii-z-peredovoi-bakhmuta-vdalosia-vriatuvaty-4-liudei" text:style-name="Internet_20_link" text:visited-style-name="Visited_20_Internet_20_Link">
 </text:a>
乌克林福姆报道，该地区的国家警察局。</text:p>
      <text:p text:style-name="P4">
他们大约有20名平民躲藏在前线附近房屋地下室的永久性俄罗斯炮击中，他们结束了食物。 警察，警察，SES，武装部队和地区政府的行动加入了。 撤离小组是由提供强度的白人天使警察局，护理人员和特种部队创建的。 这些团体伴随着巡逻。</text:p>
      <text:p text:style-name="P4">
“这条路极为危险，在该地区，一切都对我们有用 - 艺术，RSZV，迫击炮，演员。 因此，他们晚上选择撤离风险最小的人，这条路线是与武装部队合作的。”该地区警察Ruslan Osipenko的负责人说，他当场指示执法人员的工作。</text:p>
      <text:p text:style-name="P4">
<text:span text:style-name="T4">
另请阅读：</text:span>
 <text:span text:style-name="T4">
 <text:a xlink:type="simple" xlink:href="https://www.ukrinform.ua/rubric-ato/3705437-rosiani-obstriluut-bahmut-fosforom.html" text:style-name="Internet_20_link" text:visited-style-name="Visited_20_Internet_20_Link">
</text:a>
</text:span>
</text:p>
      <text:p text:style-name="P4">
军方在特殊运输中撤离了巴赫穆特的居民，并转移了警察，并以单独的团体从战区出口。 他们只能在此时居住在庇护所中的五个人，其余的位置尚不清楚。 警方报道说，俄罗斯入侵者向船员开了船员，这是他儿子眼中老年人的杀手。</text:p>
      <text:p text:style-name="P4">
“住在这个庇护所的四个人被带到一个安全的地方。 他们的家人以前撤离。 几乎所有的住房都被切断了。 人们从补给品吃了，体重减轻。 目前，军事管理为他们提供了所有必要的帮助。 至于死去的女人，儿子将有一个可以埋葬她的地方。”奥西本科说。</text:p>
      <text:p text:style-name="P4">
他还呼吁Konstantinovka的居民，暂时的YAR，以及所有音符以及撤离的热点。</text:p>
      <text:p text:style-name="P4">
如前所述，俄罗斯联邦的军队无处不在<text:span text:style-name="T4">
 _ <text:a xlink:type="simple" xlink:href="https://www.ukrinform.ua/rubric-ato/3705187-zagarbniki-namagautsa-vzati-bahmut-pid-kontrol-do-9-travna-malar.html" text:style-name="Internet_20_link" text:visited-style-name="Visited_20_Internet_20_Link">
</text:a>
 _ </text:span>
</text:p>
      <text:p text:style-name="P4">
News Source: <text:a xlink:type="simple" xlink:href="https://www.ukrinform.ua/rubric-ato/3705444-rosiani-obstrilali-policejskih-aki-evakuuvali-civilnih-iz-bahmuta-e-zagibla.html" text:style-name="Internet_20_link" text:visited-style-name="Visited_20_Internet_20_Link">
https://www.ukrinform.ua/rubric-ato/3705444-rosiani-obstrilali-policejskih-aki-evakuuvali-civilnih-iz-bahmuta-e-zagibla.html</text:a>
</text:p>
      <!--NEWS-->
      <text:h text:style-name="P10" text:outline-level="1">
<text:span text:style-name="T4">
Zvyagel的球员声称要上课</text:span>
</text:h>
      <text:p text:style-name="P4">
作者: Ukrinform (Person)</text:p>
      <text:p text:style-name="P4">
出版商: Укринформ (Organization)</text:p>
      <text:p text:style-name="P4">
出版时间: 2023-05-05T-16:14:00+03:00</text:p>
      <text:p text:style-name="P4">
修改时间: 2023-05-05T23:14:00+03:00</text:p>
      <text:p text:style-name="P4">
描述: 参加快速联赛新赛季的竞争者之一是来自同名城市Zhytomyr地区（前Novograd-Volynsky）的足球俱乐部“ Zvyagel”。  - 乌克林。</text:p>
      <text:p text:style-name="P4">
图片: ["<text:a xlink:type="simple" xlink:href="https://static.ukrinform.com/photos/2023_05/thumb_files/630_360_1683315564-754.jpg" text:style-name="Internet_20_link" text:visited-style-name="Visited_20_Internet_20_Link">
630_360_16833...</text:a>
"]</text:p>
      <text:p text:style-name="P4">
标签: ['Футбол', 'Новоград-Волинський']</text:p>
      <text:p text:style-name="P4">
类型: Article</text:p>
      <!--METADATA-->
      <text:p text:style-name="P4">
<draw:frame draw:style-name="fr1" draw:name="Image8" text:anchor-type="as-char" svg:width="6.9236in" svg:height="3.956343in" draw:z-index="0">
<draw:image xlink:href="../Images/yкринформ/2023-05-05T-16-14-00-03-00/630_360_1683315564-754.jpg" xlink:type="simple" xlink:show="embed" xlink:actuate="onLoad" draw:mime-type="image/jpeg"/>
</draw:frame>
秋季联赛新赛季的重点之一是来自Zhytomyr地区同名的足球俱乐部“ Zvyagel”(前Novograd-Volynsky).</text:p>
      <text:p text:style-name="P4">
У 15-му турі Другої ліги «Звягель» сьогодні на виїзді розгромив запорізький«Металург-2» - 5:1, передає Укрінформ.</text:p>
      <text:p text:style-name="P4">
Наступний матч «Звягель» проведе 21 травня також в гостях - протизакарпатського «Хуста».</text:p>
      <text:p text:style-name="P4">
Турнірне становище лідерів: «Нива» (布佐瓦)-35分(14场比赛后)，“ Zvyagel” -27(15)，«niva»(Vinnitsa)-25(14)，“ Khust” -22(13)，“海鸥”(基辅地区)-22(13).</text:p>
      <text:p text:style-name="P4">
Зазначимо, що підвищення у класі оформлять дві перші команди розіграшу.</text:p>
      <text:p text:style-name="P4">
<text:span text:style-name="T4">
Читайте також:</text:span>
 <text:a xlink:type="simple" xlink:href="https://www.ukrinform.ua/rubric-society/3615895-novogradvolinskij-perejmenuvali-na-zvagel.html" text:style-name="Internet_20_link" text:visited-style-name="Visited_20_Internet_20_Link">
 <text:span text:style-name="T4">
Новоград</text:span>
 <text:span text:style-name="T4">
Волинський</text:span>
</text:a>
正如乌克林福姆报道的那样，Zvyagel上个赛季是参与者(PFL).</text:p>
      <text:p text:style-name="P4">
Фото: zhoff.org.ua.</text:p>
      <text:p text:style-name="P4">
News Source: <text:a xlink:type="simple" xlink:href="https://www.ukrinform.ua/rubric-sports/3705432-futbolisti-zvagela-vijsli-na-druge-misce-u-drugij-lizi-pfl.html" text:style-name="Internet_20_link" text:visited-style-name="Visited_20_Internet_20_Link">
https://www.ukrinform.ua/rubric-sports/3705432-futbolisti-zvagela-vijsli-na-druge-misce-u-drugij-lizi-pfl.html</text:a>
</text:p>
      <!--NEWS-->
      <text:h text:style-name="P10" text:outline-level="1">
<text:span text:style-name="T4">
入侵者用磷在巴赫穆特开火</text:span>
</text:h>
      <text:p text:style-name="P4">
作者: Ukrinform (Person)</text:p>
      <text:p text:style-name="P4">
出版商: Укринформ (Organization)</text:p>
      <text:p text:style-name="P4">
出版时间: 2023-05-05T-18:02:00+03:00</text:p>
      <text:p text:style-name="P4">
修改时间: 2023-05-05T23:02:00+03:00</text:p>
      <text:p text:style-name="P4">
描述: 俄罗斯军队用磷向巴赫穆特开火。  - 乌克林。</text:p>
      <text:p text:style-name="P4">
图片: ["<text:a xlink:type="simple" xlink:href="https://static.ukrinform.com/photos/2023_05/thumb_files/630_360_1683317291-125.jpg" text:style-name="Internet_20_link" text:visited-style-name="Visited_20_Internet_20_Link">
630_360_16833...</text:a>
"]</text:p>
      <text:p text:style-name="P4">
标签: ['Бахмут', 'ССО', 'Війна з росією']</text:p>
      <text:p text:style-name="P4">
类型: Article</text:p>
      <!--METADATA-->
      <text:p text:style-name="P4">
<draw:frame draw:style-name="fr1" draw:name="Image9" text:anchor-type="as-char" svg:width="6.9236in" svg:height="3.956343in" draw:z-index="0">
<draw:image xlink:href="../Images/yкринформ/2023-05-05T-18-02-00-03-00/630_360_1683317291-125.jpg" xlink:type="simple" xlink:show="embed" xlink:actuate="onLoad" draw:mime-type="image/jpeg"/>
</draw:frame>
俄罗斯用磷向巴赫穆特开火。</text:p>
      <text:p text:style-name="P4">
正如乌克林福姆报道的那样，关于<text:a xlink:type="simple" xlink:href="https://t.me/andriyshTime/9406" text:style-name="Internet_20_link" text:visited-style-name="Visited_20_Internet_20_Link">
</text:a>
Mariupol市长Petro Andryushchenko写道。</text:p>
      <text:p text:style-name="P4">
他写道：“Bakhmut。Phosphorus。混蛋一文不值。在Mariupol中，这是一样的。当我做不到时，磷开始。”</text:p>
      <text:p text:style-name="P4">
同时，武装部队的特种作战部队的新闻服务<text:a xlink:type="simple" xlink:href="https://t.me/ukr_sof/528" text:style-name="Internet_20_link" text:visited-style-name="Visited_20_Internet_20_Link">
</text:a>
他们的单位继续捍卫这座城市。</text:p>
      <text:p text:style-name="P4">
“我们站着!SCO士兵和他们的兄弟们继续捍卫巴赫穆特!”</text:p>
      <text:p text:style-name="P4">
正如乌克林福姆报道的，5月5日<text:a xlink:type="simple" xlink:href="https://www.ukrinform.ua/rubric-ato/3705357-sili-oboroni-vidbili-ponad-30-rosijskih-atak-na-troh-napramkah.html" text:style-name="Internet_20_link" text:visited-style-name="Visited_20_Internet_20_Link">
</text:a>
 .</text:p>
      <text:p text:style-name="P4">
News Source: <text:a xlink:type="simple" xlink:href="https://www.ukrinform.ua/rubric-ato/3705437-rosiani-obstriluut-bahmut-fosforom.html" text:style-name="Internet_20_link" text:visited-style-name="Visited_20_Internet_20_Link">
https://www.ukrinform.ua/rubric-ato/3705437-rosiani-obstriluut-bahmut-fosforom.html</text:a>
</text:p>
      <!--NEWS-->
      <text:h text:style-name="P10" text:outline-level="1">
<text:span text:style-name="T4">
离开的前市长伯迪安斯克</text:span>
</text:h>
      <text:p text:style-name="P4">
作者: Ukrinform (Person)</text:p>
      <text:p text:style-name="P4">
出版商: Укринформ (Organization)</text:p>
      <text:p text:style-name="P4">
出版时间: 2023-05-05T-21:51:00+03:00</text:p>
      <text:p text:style-name="P4">
修改时间: 2023-05-05T22:51:00+03:00</text:p>
      <text:p text:style-name="P4">
描述: 今天已经知道，瓦莱里·巴拉诺夫（Valery Baranov）在扎波罗兹（Zaporozhye）地区的度假胜地Berdyansk的前负责人去世。  - 乌克林。</text:p>
      <text:p text:style-name="P4">
图片: ["<text:a xlink:type="simple" xlink:href="https://static.ukrinform.com/photos/2023_05/thumb_files/630_360_1683315923-908.jpg" text:style-name="Internet_20_link" text:visited-style-name="Visited_20_Internet_20_Link">
630_360_16833...</text:a>
"]</text:p>
      <text:p text:style-name="P4">
标签: ['Бердянськ', 'Депутат', 'Мер']</text:p>
      <text:p text:style-name="P4">
类型: Article</text:p>
      <!--METADATA-->
      <text:p text:style-name="P4">
<draw:frame draw:style-name="fr1" draw:name="Image10" text:anchor-type="as-char" svg:width="6.9236in" svg:height="3.956343in" draw:z-index="0">
<draw:image xlink:href="../Images/yкринформ/2023-05-05T-21-51-00-03-00/630_360_1683315923-908.jpg" xlink:type="simple" xlink:show="embed" xlink:actuate="onLoad" draw:mime-type="image/jpeg"/>
</draw:frame>
今天，众所周知，瓦莱里·巴拉诺夫(Valery Baranov)去世的乌扎波兹(Uzapozhye)地区的度假胜地伯迪斯克(Berdyansk)的前负责人去世。</text:p>
      <text:p text:style-name="P4">
关于<text:a xlink:type="simple" xlink:href="https://www.facebook.com/photo" text:style-name="Internet_20_link" text:visited-style-name="Visited_20_Internet_20_Link">
</text:a>
据伯迪安斯克市军事管理局负责人维多利亚加林报道。</text:p>
      <text:p text:style-name="P4">
“他的城市人物。市长很难忘记。爵士曼。他想嘲笑Berdyansk。FreeBerdyansk。</text:p>
      <text:p text:style-name="P4">
四月份，他年满66岁。 瓦莱里·巴拉诺夫(Valery Baranov)从1998年到2007年担任伯迪斯克市长。 Then he was elected People's Deputy of Ukraine. 2014年，他被任命为Zaporozhye地区政府主席。</text:p>
      <text:p text:style-name="P4">
他在2020年11月的第二轮市长选举中获胜。 市长受到亚历山大和瓦莱里·巴拉诺夫(Alexander and Valery Baranov)的“反对派人生反对党”的候选人的斗争，他们从党《未来》中脱颖而出。 在2021年11月，瓦莱里·巴拉诺夫(Valery Baranov)辞职。</text:p>
      <text:p text:style-name="P4">
<text:span text:style-name="T5">
foto：FB Valery Baranov</text:span>
</text:p>
      <text:p text:style-name="P4">
News Source: <text:a xlink:type="simple" xlink:href="https://www.ukrinform.ua/rubric-regions/3705436-pisov-z-zitta-kolisnij-mer-berdanska.html" text:style-name="Internet_20_link" text:visited-style-name="Visited_20_Internet_20_Link">
https://www.ukrinform.ua/rubric-regions/3705436-pisov-z-zitta-kolisnij-mer-berdanska.html</text:a>
</text:p>
      <!--NEWS-->
      <text:h text:style-name="P10" text:outline-level="1">
<text:span text:style-name="T4">
在Sivershchyna和Slobozhanschyna的指示，俄罗斯军队炮击了Yeline，Mykolayivka，Ivan ...</text:span>
</text:h>
      <text:p text:style-name="P4">
作者: liveuamap (Language: en)</text:p>
      <text:p text:style-name="P4">
时间: 2023-05-05T-23:16:00</text:p>
      <text:p text:style-name="P4">
地点: Kharkiv (Latitude:49.94194 Longtitude:37.76052)</text:p>
      <text:p text:style-name="P4">
视频: []</text:p>
      <text:p text:style-name="P4">
图片: []</text:p>
      <text:p text:style-name="P4">
标签: ["Russia"]</text:p>
      <text:p text:style-name="P4">
Id: 22560617</text:p>
      <!--METADATA-->
      <text:p text:style-name="P4">
在Sivershchyna和Slbozhanschyna的方向上，俄罗斯军队炮击了Chernihiv地区的Yeline，Mykolayivka，Ivanivka，Buchky和Hremyach； Uralove, Porokhon, Studenok, Shalyhyne, Rivne, Boyaro-Lezhachi, Stukalivka, Bilopillya, Tymofiyivka, Kindrativka, Oleksiyivka, Yunaka, Yunaka Vona Zorya, HlyBoke, Lyptsi, Vesele, OhirtsEve, Vovchanski Khutory, Karayichne, Bochkove, Budarky, Komisarove, Kolodyazne乌克兰武装部队的总参谋长在晨报中说</text:p>
      <text:p text:style-name="P4">
新闻集链接：(https://liveuamap.com/en/2023/5-may-at-sivershchyna-and-slobozhanschyna-directions-russian)</text:p>
      <text:p text:style-name="P4">
News Source: <text:a xlink:type="simple" xlink:href="https://t.me/lumsrc/4688" text:style-name="Internet_20_link" text:visited-style-name="Visited_20_Internet_20_Link">
https://t.me/lumsrc/4688</text:a>
</text:p>
      <!--NEWS-->
      <text:h text:style-name="P10" text:outline-level="1">
<text:span text:style-name="T4">
欧洲人指责俄罗斯在入侵乌克兰期间</text:span>
</text:h>
      <text:p text:style-name="P4">
作者: Ukrinform (Person)</text:p>
      <text:p text:style-name="P4">
出版商: Укринформ (Organization)</text:p>
      <text:p text:style-name="P4">
出版时间: 2023-05-05T-23:44:00+03:00</text:p>
      <text:p text:style-name="P4">
修改时间: 2023-05-05T22:44:00+03:00</text:p>
      <text:p text:style-name="P4">
描述: 俄罗斯的侵略性迹象表现出艾cocide的迹象，它不仅威胁着乌克兰，而且威胁着整个欧洲的生物多样性和健康环境，侵略者应成为国际责任。  - 乌克林。</text:p>
      <text:p text:style-name="P4">
图片: ["<text:a xlink:type="simple" xlink:href="https://static.ukrinform.com/photos/2023_05/thumb_files/630_360_1683314449-932.jpg" text:style-name="Internet_20_link" text:visited-style-name="Visited_20_Internet_20_Link">
630_360_16833...</text:a>
"]</text:p>
      <text:p text:style-name="P4">
标签: ['Європа', 'Війна з росією', 'Екоцид']</text:p>
      <text:p text:style-name="P4">
类型: Article</text:p>
      <!--METADATA-->
      <text:p text:style-name="P4">
<draw:frame draw:style-name="fr1" draw:name="Image11" text:anchor-type="as-char" svg:width="6.9236in" svg:height="3.952222in" draw:z-index="0">
<draw:image xlink:href="../Images/yкринформ/2023-05-05T-23-44-00-03-00/630_360_1683314449-932.jpg" xlink:type="simple" xlink:show="embed" xlink:actuate="onLoad" draw:mime-type="image/jpeg"/>
</draw:frame>
俄罗斯的侵略构成了生态剂的迹象，它不仅威胁着乌克兰，这是整个欧洲的白血病学多样性和健康的环境，侵略者对此承担了国际责任。</text:p>
      <text:p text:style-name="P4">
根据乌克林福姆的说法，欧洲经济和社会委员会全体会议的成员得出了这一结论(杰克). Інформація проприйняте рішення оприлюднена сьогодні <text:a xlink:type="simple" xlink:href="https://www.eesc.europa.eu/en/news-media/news/eesc-russias-actions-amount-ecocide-prompting-calls-criminalisation-under-eu-law" text:style-name="Internet_20_link" text:visited-style-name="Visited_20_Internet_20_Link">
 </text:a>
。</text:p>
      <text:p text:style-name="P4">
尽管乌克兰的战争继续进行病房，但人们担心造成的环境的交通损失。 欧洲经济和社会委员会在4月的全体会议上，对欧盟健康环境的权利，尤其是在乌克兰战争的背景下采取了主动判决，并呼吁根据欧洲立法对行动定罪，以及保护环境为提供基本法的保护。</text:p>
      <text:p text:style-name="P4">
<text:span text:style-name="T4">
另请阅读：</text:span>
 <text:a xlink:type="simple" xlink:href="https://www.ukrinform.ua/rubric-diaspora/3700377-u-finlandii-proveli-miting-proti-ekozlociniv-rosii-v-ukraini.html" text:style-name="Internet_20_link" text:visited-style-name="Visited_20_Internet_20_Link">
</text:a>
正如它所指出的那样，俄罗斯针对乌克兰解决的犯罪战争对该国的整个生态系统的价格很高，因为大型林业被摧毁，因此很难污染空气和水资源。 同时，根据生物多样性秘书处的数据，乌克兰占欧洲生物多样性的35％，仅占欧洲总面积的6％。 俄罗斯战争损害了该国的这种丰富的自然遗产，环境和整个生态系统，这破坏了健康并危害农业生产。</text:p>
      <text:p text:style-name="P4">
“欧洲经济和社会委员会与欧洲议会一起呼吁欧盟的刑事犯罪对犯罪的认可。 Yeesk坚信，这可以帮助俄罗斯在乌克兰的参考，并防止将来的自然灾害表现出来。”该文件写道。</text:p>
      <text:p text:style-name="P4">
委员会成员还敦促欧盟记录由环境指导的俄罗斯人的罪行，这将不仅成为引用参考罪犯的基础，而且还将成为乌克兰战后恢复后的努力指南。“健康环境的权利对于欧洲和世界各地人民的社会和经济发展至关重要……。 EESCE呼吁所有欧盟成员国提高现有法律文书的效率，以凝视着确保这种健康环境权利的努力。乌克兰的持续冲突强调了我们生态系统的脆弱性。 现在，比以往任何时候都更重要的是要保护我们的自然宝藏，以维持公民的健康状况。”</text:p>
      <text:p text:style-name="P4">
据报道，欧洲经济和社会委员会是欧盟的顾问，其中包括欧盟人口各种社会和专业团体的代表。 它的主要任务是欧盟 - 欧盟的意见和倡议，并将Ikhinters定居在​​包括欧盟委员会，欧洲欧洲委员会的欧洲欧洲委员会，包括欧洲欧洲委员会。</text:p>
      <text:p text:style-name="P4">
照片：盖蒂图像</text:p>
      <text:p text:style-name="P4">
News Source: <text:a xlink:type="simple" xlink:href="https://www.ukrinform.ua/rubric-polytics/3705431-evropejci-zvinuvatili-rosiu-v-ekocidi-pid-cas-vtorgnenna-v-ukrainu.html" text:style-name="Internet_20_link" text:visited-style-name="Visited_20_Internet_20_Link">
https://www.ukrinform.ua/rubric-polytics/3705431-evropejci-zvinuvatili-rosiu-v-ekocidi-pid-cas-vtorgnenna-v-ukrainu.html</text:a>
</text:p>
      <!--NEWS-->
      <text:h text:style-name="P10" text:outline-level="1">
<text:span text:style-name="T4">
在Kupyansk指令俄罗斯军队WELLED PHONOLIVKA，NOVOMOLINSK，KAMYANKA，DVORICHNY，WEST ...</text:span>
</text:h>
      <text:p text:style-name="P4">
作者: liveuamap (Language: en)</text:p>
      <text:p text:style-name="P4">
时间: 2023-05-05T-25:16:00</text:p>
      <text:p text:style-name="P4">
地点: Svatove (Latitude:49.54303 Longtitude:37.89425)</text:p>
      <text:p text:style-name="P4">
视频: []</text:p>
      <text:p text:style-name="P4">
图片: []</text:p>
      <text:p text:style-name="P4">
标签: ["Russia"]</text:p>
      <text:p text:style-name="P4">
Id: 22560614</text:p>
      <!--METADATA-->
      <text:p text:style-name="P4">
在Kupiansk的指示，俄罗斯军队炮击了Fyholivka，Novomlynsk，Kamyanka，Dvorichna，Dvorichna，Zapadne，Zapadne，Lyman Pershyy，Kyslivka，Kotlyarivka，Kotlyarivka，Krokhmalne and Krokhmalne andBerestove，Kharkiv地区，Kharkiv地区，乌克兰(Ukraine of Morther)的报道 -</text:p>
      <text:p text:style-name="P4">
新闻集链接：<text:a xlink:type="simple" xlink:href="https://liveuamap.com/en/2023/5-may-at-kupiansk-direction-russian-army-shelled-fyholivka" text:style-name="Internet_20_link" text:visited-style-name="Visited_20_Internet_20_Link">
https://liveuamap.com/en/2023/5-may-at-kupiansk-direction-russian-army-shelled-fyholivka</text:a>
</text:p>
      <text:p text:style-name="P4">
News Source: <text:a xlink:type="simple" xlink:href="https://t.me/lumsrc/4689" text:style-name="Internet_20_link" text:visited-style-name="Visited_20_Internet_20_Link">
https://t.me/lumsrc/4689</text:a>
</text:p>
      <!--NEWS-->
      <text:h text:style-name="P10" text:outline-level="1">
<text:span text:style-name="T4">
Zelensky会见了BlackRock的管理层：谈论乌克兰的投资和回收率</text:span>
</text:h>
      <text:p text:style-name="P4">
作者: Ukrinform (Person)</text:p>
      <text:p text:style-name="P4">
出版商: Укринформ (Organization)</text:p>
      <text:p text:style-name="P4">
出版时间: 2023-05-05T-25:34:00+03:00</text:p>
      <text:p text:style-name="P4">
修改时间: 2023-05-05T22:34:00+03:00</text:p>
      <text:p text:style-name="P4">
描述: 总统沃迪米尔·泽伦斯基（Volodymyr Zelenskyy）与贝莱德（BlackRock）的详细信息有关创建乌克兰恢复投资基金的细节。  - 乌克林。</text:p>
      <text:p text:style-name="P4">
图片: ["<text:a xlink:type="simple" xlink:href="https://static.ukrinform.com/photos/2023_05/thumb_files/630_360_1683315654-708.jpeg" text:style-name="Internet_20_link" text:visited-style-name="Visited_20_Internet_20_Link">
630_360_16833...</text:a>
", "<text:a xlink:type="simple" xlink:href="https://static.ukrinform.com/photos/2023_05/1683315971-355.jpeg" text:style-name="Internet_20_link" text:visited-style-name="Visited_20_Internet_20_Link">
1683315971-35...</text:a>
"]</text:p>
      <text:p text:style-name="P4">
标签: ['Інвестиції', 'Зеленський', 'Війна з росією', 'Відновлення України']</text:p>
      <text:p text:style-name="P4">
类型: Article</text:p>
      <!--METADATA-->
      <text:p text:style-name="P4">
<draw:frame draw:style-name="fr1" draw:name="Image12" text:anchor-type="as-char" svg:width="6.9236in" svg:height="3.956343in" draw:z-index="0">
<draw:image xlink:href="../Images/yкринформ/2023-05-05T-25-34-00-03-00/630_360_1683315654-708.jpeg" xlink:type="simple" xlink:show="embed" xlink:actuate="onLoad" draw:mime-type="image/jpeg"/>
</draw:frame>
沃迪米尔·泽伦斯基(Volodymyr Zelensky)总统与黑石管理详细介绍了乌克兰恢复的投资基金。</text:p>
      <text:p text:style-name="P4">
正如乌克林福姆报道的那样，这在[]中报道了(https://t.me/V_Zelenskiy_official/6134)乌克兰国家负责人。</text:p>
      <text:p text:style-name="P4">
“在与贝莱德世界上最大的公司的管理层会议上，提供了创建用于恢复乌克兰经济的投资基金的详细信息。 创建基金的主要目的是吸引私人和公共资本来实现乌克兰的大规模业务预测。”泽伦斯基说。</text:p>
      <text:p text:style-name="P4">
<text:span text:style-name="T4">
另请阅读：</text:span>
 <text:span text:style-name="T4">
 <text:a xlink:type="simple" xlink:href="https://www.ukrinform.ua/rubric-polytics/3705400-zelenskij-zustrivsa-z-delegacieu-amerikanskih-kongresmeniv.html" text:style-name="Internet_20_link" text:visited-style-name="Visited_20_Internet_20_Link">
</text:a>
</text:span>
</text:p>
      <text:p text:style-name="P4">
他强调说：“这将是加强投资氛围的强大信号。”</text:p>
      <text:p text:style-name="P4">
“这不仅对我们的人民，对我们的社会，而且对在国外企业家而言也很重要。 现在，历史性的时刻已经到来了，因为我们独立的第一天的乌尼奇(Insamich)我们没有那么大案件<text:span text:style-name="T4">
 <text:a xlink:type="simple" xlink:href="https://www.ukrinform.ua/tag-investicii" text:style-name="Internet_20_link" text:visited-style-name="Visited_20_Internet_20_Link">
</text:a>
</text:span>
乌克兰的角色。 我们钦佩我们可以开始这样一个过程的事实。”总统强调。</text:p>
      <text:p text:style-name="P4">
<draw:frame draw:style-name="fr1" draw:name="Image13" text:anchor-type="as-char" svg:width="6.9236in" svg:height="4.604691in" draw:z-index="0">
<draw:image xlink:href="../Images/yкринформ/2023-05-05T-25-34-00-03-00/1683315971-355.jpeg" xlink:type="simple" xlink:show="embed" xlink:actuate="onLoad" draw:mime-type="image/jpeg"/>
</draw:frame>
<text:span text:style-name="T4">
另请阅读：</text:span>
 <text:span text:style-name="T4">
 <text:a xlink:type="simple" xlink:href="https://www.ukrinform.ua/rubric-society/3705369-zelenskij-zustrivsa-z-ambasadorami-united24.html" text:style-name="Internet_20_link" text:visited-style-name="Visited_20_Internet_20_Link">
</text:a>
</text:span>
</text:p>
      <text:p text:style-name="P4">
据报道，5月5日，乌克兰沃迪米尔·泽伦斯基总统通过权利进行了欧洲民主委员会的代表团(威尼斯委员会)由委员会主席克莱尔·巴西·马洛里(Claire Basi Malory)领导，后者保证访问乌克兰。</text:p>
      <text:p text:style-name="P4">
News Source: <text:a xlink:type="simple" xlink:href="https://www.ukrinform.ua/rubric-vidbudova/3705428-zelenskij-zustrivsa-z-kerivnictvom-blackrock-govorili-pro-investicii-ta-vidnovlenna-ukraini.html" text:style-name="Internet_20_link" text:visited-style-name="Visited_20_Internet_20_Link">
https://www.ukrinform.ua/rubric-vidbudova/3705428-zelenskij-zustrivsa-z-kerivnictvom-blackrock-govorili-pro-investicii-ta-vidnovlenna-ukraini.html</text:a>
</text:p>
      <!--NEWS-->
      <text:h text:style-name="P10" text:outline-level="1">
<text:span text:style-name="T4">
在利曼（Liman Diretiin</text:span>
</text:h>
      <text:p text:style-name="P4">
作者: liveuamap (Language: en)</text:p>
      <text:p text:style-name="P4">
时间: 2023-05-05T-27:16:00</text:p>
      <text:p text:style-name="P4">
地点: Donetsk (Latitude:48.75166 Longtitude:38.07518)</text:p>
      <text:p text:style-name="P4">
视频: []</text:p>
      <text:p text:style-name="P4">
图片: []</text:p>
      <text:p text:style-name="P4">
标签: ["Russia"]</text:p>
      <text:p text:style-name="P4">
Id: 22560609</text:p>
      <!--METADATA-->
      <text:p text:style-name="P4">
新闻集链接：<text:a xlink:type="simple" xlink:href="https://liveuamap.com/en/2023/5-may-at-lyman-direction-russian-army-shelled-stelmakhivka" text:style-name="Internet_20_link" text:visited-style-name="Visited_20_Internet_20_Link">
https://liveuamap.com/en/2023/2023/5-may-at-yman-direction-russian-army-army-shelled-stelmakhivka</text:a>
</text:p>
      <text:p text:style-name="P4">
News Source: <text:a xlink:type="simple" xlink:href="https://t.me/lumsrc/4690" text:style-name="Internet_20_link" text:visited-style-name="Visited_20_Internet_20_Link">
https://t.me/lumsrc/4690</text:a>
</text:p>
      <!--NEWS-->
      <text:h text:style-name="P10" text:outline-level="1">
<text:span text:style-name="T4">
超过两千名乌克兰军队在英国接受过培训</text:span>
</text:h>
      <text:p text:style-name="P4">
作者: Ukrinform (Person)</text:p>
      <text:p text:style-name="P4">
出版商: Укринформ (Organization)</text:p>
      <text:p text:style-name="P4">
出版时间: 2023-05-05T-27:27:00+03:00</text:p>
      <text:p text:style-name="P4">
修改时间: 2023-05-05T22:27:00+03:00</text:p>
      <text:p text:style-name="P4">
描述: 超过14,000名乌克兰士兵（包括21名妇女）在英国接受过培训，目前正在学习2000多名。  - 乌克林。</text:p>
      <text:p text:style-name="P4">
图片: ["<text:a xlink:type="simple" xlink:href="https://static.ukrinform.com/photos/2023_05/thumb_files/630_360_1683313694-558.jpg" text:style-name="Internet_20_link" text:visited-style-name="Visited_20_Internet_20_Link">
630_360_16833...</text:a>
"]</text:p>
      <text:p text:style-name="P4">
标签: ['Британія', 'Військові навчання', 'Олена Зеленська']</text:p>
      <text:p text:style-name="P4">
类型: Article</text:p>
      <!--METADATA-->
      <text:p text:style-name="P4">
<draw:frame draw:style-name="fr1" draw:name="Image14" text:anchor-type="as-char" svg:width="6.9236in" svg:height="3.956343in" draw:z-index="0">
<draw:image xlink:href="../Images/yкринформ/2023-05-05T-27-27-00-03-00/630_360_1683313694-558.jpg" xlink:type="simple" xlink:show="embed" xlink:actuate="onLoad" draw:mime-type="image/jpeg"/>
</draw:frame>
已经超过140万乌克兰军队(包括21名女性)他们已经在英国接受过培训，现在有超过200万个学习。</text:p>
      <text:p text:style-name="P4">
根据乌克林福姆的说法，总统妻子奥琳娜·泽伦斯卡(Olena Zelenska)(https://t.me/FirstLadyOfUkraine/3043)。</text:p>
      <text:p text:style-name="P4">
“您可能已经看过一个动人的视频，在英国的练习中，通过将乌克兰战斗机进行回家来进行外国战士。超过14,000名乌克兰军事(包括21名女性)Zelenskaya说：“在英国的旅行以及超过200万个研究。”</text:p>
      <text:p text:style-name="P4">
<text:span text:style-name="T4">
另请阅读：</text:span>
 <text:a xlink:type="simple" xlink:href="https://www.ukrinform.ua/rubric-ato/3701640-u-britanii-projsli-pidgotovku-vze-14-tisac-ukrainskih-vijskovih.html" text:style-name="Internet_20_link" text:visited-style-name="Visited_20_Internet_20_Link">
<text:span text:style-name="T4">
英国</text:span>
 <text:span text:style-name="T4">
 </text:span>
通过<text:span text:style-name="T4">
 </text:span>
准备<text:span text:style-name="T4">
 </text:span>
已经<text:span text:style-name="T4">
 </text:span>
 <text:span text:style-name="T4">
 </text:span>
 <text:span text:style-name="T4">
 </text:span>
千<text:span text:style-name="T4">
<text:span text:style-name="T5">
*乌克兰人</text:span>
* </text:span>
 <text:span text:style-name="T4">
 </text:span>
军事* *</text:a>
她报道说，英国的《可持续发展培训培训》计划于2022年6月启动，教练和合作伙伴国家参与：芬兰，丹麦，瑞典，瑞典，挪威，澳大利亚，诺维斯兰，立陶宛，立陶宛，加拿大立陶宛。</text:p>
      <text:p text:style-name="P4">
索尔兹伯里的训练营是四个训练营之一，我们的战士在这里学习最必要的技能 - 从战术医学到火。 丹尼斯·施米加尔(Denis Shmigal)和大不列颠国防部长本·华莱士(Ben Wallace)在营地会见了我们，他们熟悉了审判。”总统妻子说。</text:p>
      <text:p text:style-name="P4">
她强调说：“我们的捍卫者需要所有可能的世界经验，因为每一个其他知识，每一项技能都是他们保存的垫子的生活。 因此，我们的胜利。”</text:p>
      <text:p text:style-name="P4">
<text:span text:style-name="T4">
另请阅读：</text:span>
 <text:a xlink:type="simple" xlink:href="https://www.ukrinform.ua/rubric-ato/3705361-smigal-i-volles-vidvidali-bijciv-zsu-aki-prohodat-navcanna-u-britanii.html" text:style-name="Internet_20_link" text:visited-style-name="Visited_20_Internet_20_Link">
<text:span text:style-name="T4">
学习</text:span>
</text:a>
据报道，前一天，总统的妻子埃琳娜·泽伦斯卡亚(Elena Zelenskaya)是英国的一罐。</text:p>
      <text:p text:style-name="P4">
News Source: <text:a xlink:type="simple" xlink:href="https://www.ukrinform.ua/rubric-ato/3705426-u-britanii-prohodat-navcanna-ponad-dvi-tisaci-ukrainskih-vijskovih.html" text:style-name="Internet_20_link" text:visited-style-name="Visited_20_Internet_20_Link">
https://www.ukrinform.ua/rubric-ato/3705426-u-britanii-prohodat-navcanna-ponad-dvi-tisaci-ukrainskih-vijskovih.html</text:a>
</text:p>
      <!--NEWS-->
      <text:h text:style-name="P10" text:outline-level="1">
<text:span text:style-name="T4">
巴赫穆特（Bakhmut Directio Rusian）军队炮击了Nikiforivka，Vasukivka，Novomarkovo，Markovo，Grigo ...</text:span>
</text:h>
      <text:p text:style-name="P4">
作者: liveuamap (Language: en)</text:p>
      <text:p text:style-name="P4">
时间: 2023-05-05T-29:16:00</text:p>
      <text:p text:style-name="P4">
地点: Novhorods'ke, Donetsk Oblast (Latitude:48.32384 Longtitude:37.85236)</text:p>
      <text:p text:style-name="P4">
视频: []</text:p>
      <text:p text:style-name="P4">
图片: []</text:p>
      <text:p text:style-name="P4">
标签: ["Russia"]</text:p>
      <text:p text:style-name="P4">
Id: 22560604</text:p>
      <!--METADATA-->
      <text:p text:style-name="P4">
At Bakhmut Direction Russian Army Shelled Nykyforivka, Vasukivka, Novomarkove, Markove, Hryhorivka, Bohdanivka, Bakhmut, Ivanivske, Chaske, ChasKE A, Zalizne and New York of Donetsk Region, - General StaffofofOFFOFFOFFOFFOFFOFFOFFOFFOFFOFFOFFOFFOFFOFFOFFOFFOFFOFFOFFOFFOFFOFFOFFOFFOFFOFFOFFOFFOFFOFFOFFOFFOFFOFFOFFOFFOFFOFFOFFOFFOFFOFFOFFOFFOF Report</text:p>
      <text:p text:style-name="P4">
新闻集链接：(https://liveuamap.com/en/2023/5-may-at-bakhmut-direction-russian-army-shelled-nykyforivka)</text:p>
      <text:p text:style-name="P4">
News Source: <text:a xlink:type="simple" xlink:href="https://t.me/lumsrc/4691" text:style-name="Internet_20_link" text:visited-style-name="Visited_20_Internet_20_Link">
https://t.me/lumsrc/4691</text:a>
</text:p>
      <!--NEWS-->
      <text:h text:style-name="P10" text:outline-level="1">
<text:span text:style-name="T4">
记者已经安装了在乌克兰清算的22,000名俄罗斯入侵者</text:span>
</text:h>
      <text:p text:style-name="P4">
作者: Ukrinform (Person)</text:p>
      <text:p text:style-name="P4">
出版商: Укринформ (Organization)</text:p>
      <text:p text:style-name="P4">
出版时间: 2023-05-05T-29:19:00+03:00</text:p>
      <text:p text:style-name="P4">
修改时间: 2023-05-05T22:19:00+03:00</text:p>
      <text:p text:style-name="P4">
描述: 根据在乌克兰被杀的22,055名俄罗斯军人的开放源，一群媒体和空军的记者已经安装了志愿者。  - 乌克林。</text:p>
      <text:p text:style-name="P4">
图片: ["<text:a xlink:type="simple" xlink:href="https://static.ukrinform.com/photos/2022_05/thumb_files/630_360_1653285689-540.jpg" text:style-name="Internet_20_link" text:visited-style-name="Visited_20_Internet_20_Link">
630_360_16532...</text:a>
"]</text:p>
      <text:p text:style-name="P4">
标签: ['Агресія РФ', 'Війна з росією']</text:p>
      <text:p text:style-name="P4">
类型: Article</text:p>
      <!--METADATA-->
      <text:p text:style-name="P4">
<draw:frame draw:style-name="fr1" draw:name="Image15" text:anchor-type="as-char" svg:width="6.9236in" svg:height="3.956343in" draw:z-index="0">
<draw:image xlink:href="../Images/yкринформ/2023-05-05T-29-19-00-03-00/630_360_1653285689-540.jpg" xlink:type="simple" xlink:show="embed" xlink:actuate="onLoad" draw:mime-type="image/jpeg"/>
</draw:frame>
媒体和空军的记者小组已经建立了在乌克兰被杀的22 055名俄罗斯军人的开源。</text:p>
      <text:p text:style-name="P4">
这在出版物中说明了这一点。(https://zona.media/casualties)»，报道乌克林福姆。</text:p>
      <text:p text:style-name="P4">
“以这种方式获得的数量并不能反映实际的损失水平：我们只看到死亡的公开报道。 这些包括亲戚，新闻媒体新闻和地方当局的亲戚。 真实的死亡人数(俄罗斯人，编辑。)可以高几倍。 此外，媒体说：“此外，数量不明的人和囚犯。”</text:p>
      <text:p text:style-name="P4">
<text:span text:style-name="T4">
另请阅读：</text:span>
 <text:span text:style-name="T4">
 <text:a xlink:type="simple" xlink:href="https://www.ukrinform.ua/rubric-ato/3450353-voenni-zlocini-u-buci-irpeni-ta-gostomeli-ukraina-mae-poimennij-spisok-rasistiv.html" text:style-name="Internet_20_link" text:visited-style-name="Visited_20_Internet_20_Link">
</text:a>
</text:span>
</text:p>
      <text:p text:style-name="P4">
过去的摘要之后(4月7日)另外2367个名字。其中大多数是瓦格纳·佩克(Wagner Pec)的雇佣军，他们死于<text:span text:style-name="T4">
 [] <text:a xlink:type="simple" xlink:href="https://www.ukrinform.ua/tag-bahmut" text:style-name="Internet_20_link" text:visited-style-name="Visited_20_Internet_20_Link">
</text:a>
</text:span>
。 其中既是普通的雇佣军，又是前囚犯 - 他们经常秘密隐藏。 同样在这段时间里，九名军官的死亡及以上及以上的中校。</text:p>
      <text:p text:style-name="P4">
如果我们谈论全面入侵后整个时期的数据，则在Sverdlovsk和Chelyabinskaya地区，Bashkortostan，Buryatia和Volgograd地区注册了更多的销售入侵者。 许多有关来自克拉斯诺达地区死亡的信息，除其他外，这里解释说，这里的志愿者绕过墓地并为军方埋葬的照片。</text:p>
      <text:p text:style-name="P4">
<text:span text:style-name="T4">
另请阅读：</text:span>
 <text:span text:style-name="T4">
 <text:a xlink:type="simple" xlink:href="https://www.ukrinform.ua/rubric-ato/3704954-zsu-znisili-vze-193-210-rosijskih-zagarbnikiv.html" text:style-name="Internet_20_link" text:visited-style-name="Visited_20_Internet_20_Link">
</text:a>
</text:span>
</text:p>
      <text:p text:style-name="P4">
精确确定了139例军事飞行员死亡的案件(最合格的军事专业). Також до 5 травня підтвердиласязагибель понад 2 тис. офіцерів російської армії та інших силових структур. 230із них — у званні від підполковника та вище.</text:p>
      <text:p text:style-name="P4">
Як повідомлялося, за даними Генштабу ЗСУ станом на 5 травня ліквідовано <text:span text:style-name="T4">
<text:span text:style-name="T5">
<text:a xlink:type="simple" xlink:href="https://www.ukrinform.ua/rubric-ato/3704954-zsu-znisili-vze-193-210-rosijskih-zagarbnikiv.html" text:style-name="Internet_20_link" text:visited-style-name="Visited_20_Internet_20_Link">
</text:a>
</text:span>
 </text:span>
</text:p>
      <text:p text:style-name="P4">
News Source: <text:a xlink:type="simple" xlink:href="https://www.ukrinform.ua/rubric-ato/3705427-zurnalisti-poimenno-vstanovili-vze-22-tisaci-rosijskih-okupantiv-likvidovanih-v-ukraini.html" text:style-name="Internet_20_link" text:visited-style-name="Visited_20_Internet_20_Link">
https://www.ukrinform.ua/rubric-ato/3705427-zurnalisti-poimenno-vstanovili-vze-22-tisaci-rosijskih-okupantiv-likvidovanih-v-ukraini.html</text:a>
</text:p>
      <!--NEWS-->
      <text:h text:style-name="P10" text:outline-level="1">
<text:span text:style-name="T4">
中国情报在加拿大被迪亚斯波利人吓倒了</text:span>
</text:h>
      <text:p text:style-name="P4">
作者: Ukrinform (Person)</text:p>
      <text:p text:style-name="P4">
出版商: Укринформ (Organization)</text:p>
      <text:p text:style-name="P4">
出版时间: 2023-05-05T-31:13:00+03:00</text:p>
      <text:p text:style-name="P4">
修改时间: 2023-05-05T22:13:00+03:00</text:p>
      <text:p text:style-name="P4">
描述: 中国权力办公室的代表试图迫使加拿大中国社区的成员在非宣布访问期间返回中国。  - 乌克林。</text:p>
      <text:p text:style-name="P4">
图片: ["<text:a xlink:type="simple" xlink:href="https://static.ukrinform.com/photos/2023_03/thumb_files/630_360_1679666166-671.png" text:style-name="Internet_20_link" text:visited-style-name="Visited_20_Internet_20_Link">
630_360_16796...</text:a>
"]</text:p>
      <text:p text:style-name="P4">
标签: ['Діаспора', 'Канада', 'Китай', 'Розвідка']</text:p>
      <text:p text:style-name="P4">
类型: Article</text:p>
      <!--METADATA-->
      <text:p text:style-name="P4">
<draw:frame draw:style-name="fr1" draw:name="Image16" text:anchor-type="as-char" svg:width="6.9236in" svg:height="3.956343in" draw:z-index="0">
<draw:image xlink:href="../Images/yкринформ/2023-05-05T-31-13-00-03-00/630_360_1679666166-671.png" xlink:type="simple" xlink:show="embed" xlink:actuate="onLoad" draw:mime-type="image/png"/>
</draw:frame>
中国权力办公室的代表在不被宣布的访问中迫使中国加拿大社区成员返回中国。</text:p>
      <text:p text:style-name="P4">
根据乌克林的通讯员的说法，这在[]中说(https://www.canada.ca/en/security-intelligence-service/corporate/publications/csis-public-report-2022.html)加拿大安全和情报服务。</text:p>
      <text:p text:style-name="P4">
“加拿大安全和情报服务部门意识到中国人民共和国不同调查人员的代表来加拿大的案件 - 通常没有警告当地执法部门 - 并试图迫使中国加拿大人和永久居民返回NA的渠道。”</text:p>
      <text:p text:style-name="P4">
<text:span text:style-name="T4">
另请阅读：</text:span>
 <text:span text:style-name="T4">
 <text:a xlink:type="simple" xlink:href="https://www.ukrinform.ua/rubric-world/3705397-kanada-moze-vislati-kilkoh-kitajskih-diplomativ-glava-mzs.html" text:style-name="Internet_20_link" text:visited-style-name="Visited_20_Internet_20_Link">
</text:a>
</text:span>
</text:p>
      <text:p text:style-name="P4">
加拿大情报官员还正式确认，中国公共安全部的拥有，该部门在没有渥太华官方的情况下经营着Ukanadi。</text:p>
      <text:p text:style-name="P4">
据报道，上个月在美国被捕的两名公民是在纽约创造的<text:span text:style-name="T4">
 _ <text:a xlink:type="simple" xlink:href="https://www.ukrinform.ua/rubric-world/3697256-u-statah-arestuvali-dvoh-amerikanciv-za-ucast-u-vidkritti-kitajskih-viddilkiv-policii.html" text:style-name="Internet_20_link" text:visited-style-name="Visited_20_Internet_20_Link">
</text:a>
_ </text:span>
</text:p>
      <text:p text:style-name="P4">
News Source: <text:a xlink:type="simple" xlink:href="https://www.ukrinform.ua/rubric-world/3705425-kitajska-rozvidka-zalakuvala-diasporan-u-kanadi.html" text:style-name="Internet_20_link" text:visited-style-name="Visited_20_Internet_20_Link">
https://www.ukrinform.ua/rubric-world/3705425-kitajska-rozvidka-zalakuvala-diasporan-u-kanadi.html</text:a>
</text:p>
      <!--NEWS-->
      <text:h text:style-name="P10" text:outline-level="1">
<text:span text:style-name="T4">
白天，俄罗斯人在Sumy地区开火了9次</text:span>
</text:h>
      <text:p text:style-name="P4">
作者: Ukrinform (Person)</text:p>
      <text:p text:style-name="P4">
出版商: Укринформ (Organization)</text:p>
      <text:p text:style-name="P4">
出版时间: 2023-05-05T-33:05:00+03:00</text:p>
      <text:p text:style-name="P4">
修改时间: 2023-05-05T22:05:00+03:00</text:p>
      <text:p text:style-name="P4">
描述: 5月5日，星期五，俄罗斯军队对苏米地区的边境社区进行了9次炮击。  - 乌克林。</text:p>
      <text:p text:style-name="P4">
图片: ["<text:a xlink:type="simple" xlink:href="https://static.ukrinform.com/photos/2023_02/thumb_files/630_360_1675418382-232.jpg" text:style-name="Internet_20_link" text:visited-style-name="Visited_20_Internet_20_Link">
630_360_16754...</text:a>
"]</text:p>
      <text:p text:style-name="P4">
标签: ['Обстріл', 'Сумщина', 'Війна з росією']</text:p>
      <text:p text:style-name="P4">
类型: Article</text:p>
      <!--METADATA-->
      <text:p text:style-name="P4">
<draw:frame draw:style-name="fr1" draw:name="Image17" text:anchor-type="as-char" svg:width="6.9236in" svg:height="3.956343in" draw:z-index="0">
<draw:image xlink:href="../Images/yкринформ/2023-05-05T-33-05-00-03-00/630_360_1675418382-232.jpg" xlink:type="simple" xlink:show="embed" xlink:actuate="onLoad" draw:mime-type="image/jpeg"/>
</draw:frame>
5月5日，星期五，Ruskivska对边境社区进行了9次炮击。</text:p>
      <text:p text:style-name="P4">
根据乌克林福姆的说法，苏米地区军事行政部门报告了<text:a xlink:type="simple" xlink:href="https://t.me/Sumy_news_ODA/15952" text:style-name="Internet_20_link" text:visited-style-name="Visited_20_Internet_20_Link">
</text:a>
。</text:p>
      <text:p text:style-name="P4">
“白天，俄罗斯人对边境社区进行了9次炮击。 记录了33次爆炸。 Znob -Novgorod，Essman，Shalyginsk，Novoslobid，Yunnakovskaya，Velikopisarevsky社区的定居点一直在炮击。</text:p>
      <text:p text:style-name="P4">
<text:span text:style-name="T4">
另请阅读：</text:span>
 <text:a xlink:type="simple" xlink:href="https://www.ukrinform.ua/rubric-ato/3705405-rosiani-znovu-obstrilali-prikordonna-cernigivsini.html" text:style-name="Internet_20_link" text:visited-style-name="Visited_20_Internet_20_Link">
<text:span text:style-name="T4">
射击</text:span>
</text:a>
敌人在俄罗斯联邦领土上发射了Degliphopter的发射器。 私人住宅由于空袭而损坏。</text:p>
      <text:p text:style-name="P4">
<text:span text:style-name="T5">
在尤纳克社区中，俄罗斯人进行了迫击炮炮击，记录了13次爆炸。 </text:span>
此外，入侵者将三个矿山放入了新闻社区的领土。 <text:span text:style-name="T5">
在埃斯曼社区，俄罗斯人击败了迫击炮-5爆炸。 * Velikopysariv社区中有迫击炮炮击-4爆炸。 </text:span>
敌人从灰浆中向萨利金社区开了枪 -  3爆炸。</text:p>
      <text:p text:style-name="P4">
据乌克林福姆报道，俄罗斯军队在5月5日上午攻击了苏米地区的边界，这可能是由直升机释放的航空导弹无法管理的。</text:p>
      <text:p text:style-name="P4">
News Source: <text:a xlink:type="simple" xlink:href="https://www.ukrinform.ua/rubric-ato/3705419-protagom-dna-rosiani-devat-raziv-obstrilali-prikordonna-sumsini.html" text:style-name="Internet_20_link" text:visited-style-name="Visited_20_Internet_20_Link">
https://www.ukrinform.ua/rubric-ato/3705419-protagom-dna-rosiani-devat-raziv-obstrilali-prikordonna-sumsini.html</text:a>
</text:p>
      <!--NEWS-->
      <text:h text:style-name="P10" text:outline-level="1">
<text:span text:style-name="T4">
Shmigal与乌克兰恢复乌克兰的英国优先事务部讨论了</text:span>
</text:h>
      <text:p text:style-name="P4">
作者: Ukrinform (Person)</text:p>
      <text:p text:style-name="P4">
出版商: Укринформ (Organization)</text:p>
      <text:p text:style-name="P4">
出版时间: 2023-05-05T-36:55:00+03:00</text:p>
      <text:p text:style-name="P4">
修改时间: 2023-05-05T21:55:00+03:00</text:p>
      <text:p text:style-name="P4">
描述: 在伦敦，总理丹尼斯·施米加尔（Denis Shmigal）与英国外交部长詹姆斯·克莱弗拉（James Kleverla）对乌克兰恢复的具体优先事项进行了讨论。  - 乌克林。</text:p>
      <text:p text:style-name="P4">
图片: ["<text:a xlink:type="simple" xlink:href="https://static.ukrinform.com/photos/2023_03/thumb_files/630_360_1677849280-201.jpg" text:style-name="Internet_20_link" text:visited-style-name="Visited_20_Internet_20_Link">
630_360_16778...</text:a>
"]</text:p>
      <text:p text:style-name="P4">
标签: ['Британія', 'МЗС', 'Шмигаль']</text:p>
      <text:p text:style-name="P4">
类型: Article</text:p>
      <!--METADATA-->
      <text:p text:style-name="P4">
<draw:frame draw:style-name="fr1" draw:name="Image18" text:anchor-type="as-char" svg:width="6.9236in" svg:height="3.956343in" draw:z-index="0">
<draw:image xlink:href="../Images/yкринформ/2023-05-05T-36-55-00-03-00/630_360_1677849280-201.jpg" xlink:type="simple" xlink:show="embed" xlink:actuate="onLoad" draw:mime-type="image/jpeg"/>
</draw:frame>
在伦敦普雷米尔(London Premier)，丹尼斯·施米加尔(Denis Shmigal)与外国英国英国詹姆斯·克莱弗拉(James Kleverla)的特定优先事项讨论了乌克兰的恢复。</text:p>
      <text:p text:style-name="P4">
根据乌克林福姆的说法，Shmigal在[]中报道了(https://t.me/Denys_Smyhal/5173)。</text:p>
      <text:p text:style-name="P4">
“今年在伦敦将举行下一次关于乌克兰续签的重大会议。 与詹姆斯·克莱弗拉(James Kleverla)讨论了具体的优先事项。”</text:p>
      <text:p text:style-name="P4">
<text:span text:style-name="T4">
另请阅读：</text:span>
 <text:a xlink:type="simple" xlink:href="https://www.ukrinform.ua/rubric-ato/3705361-smigal-i-volles-vidvidali-bijciv-zsu-aki-prohodat-navcanna-u-britanii.html" text:style-name="Internet_20_link" text:visited-style-name="Visited_20_Internet_20_Link">
<text:span text:style-name="T4">
 shmigal </text:span>
</text:a>
总理指出，乌克兰打算专注于三个领域：快速生产，吸引私人业务，以恢复和发展乌克兰的改革。 他补充说：“我们指望英国公司特定安排的高度兴趣。”</text:p>
      <text:p text:style-name="P4">
Smigal说：“我们还在北约维尔纽斯峰会上等待英国的支持。乌克兰军队实践发展了联盟的标准，​​在胜利之后，准备好与盟国获得成功的战斗经验。”</text:p>
      <text:p text:style-name="P4">
<text:span text:style-name="T4">
另请阅读：</text:span>
 <text:a xlink:type="simple" xlink:href="https://www.ukrinform.ua/rubric-polytics/3705036-zmicnenna-vidnosin-ukraini-ta-britanii-smigal-u-londoni-provede-nizku-vazlivih-zustricej.html" text:style-name="Internet_20_link" text:visited-style-name="Visited_20_Internet_20_Link">
<text:span text:style-name="T4">
 shmigal </text:span>
</text:a>
正如乌克林福姆(Ukrinform)在英国所报道的那样，史密斯(Shmigal)熟悉了学习下一批乌克兰军事武装力量的过程。</text:p>
      <text:p text:style-name="P4">
News Source: <text:a xlink:type="simple" xlink:href="https://www.ukrinform.ua/rubric-vidbudova/3705423-smigal-obgovoriv-iz-glavou-mzs-britanii-prioriteti-vidnovlenna-ukraini.html" text:style-name="Internet_20_link" text:visited-style-name="Visited_20_Internet_20_Link">
https://www.ukrinform.ua/rubric-vidbudova/3705423-smigal-obgovoriv-iz-glavou-mzs-britanii-prioriteti-vidnovlenna-ukraini.html</text:a>
</text:p>
      <!--NEWS-->
      <text:h text:style-name="P10" text:outline-level="1">
<text:span text:style-name="T4">
联合国代表正在莫斯科进行谈判，以继续谷物协议</text:span>
</text:h>
      <text:p text:style-name="P4">
作者: Ukrinform (Person)</text:p>
      <text:p text:style-name="P4">
出版商: Укринформ (Organization)</text:p>
      <text:p text:style-name="P4">
出版时间: 2023-05-05T-38:49:00+03:00</text:p>
      <text:p text:style-name="P4">
修改时间: 2023-05-05T21:49:00+03:00</text:p>
      <text:p text:style-name="P4">
描述: 联合国贸易与发展大会秘书长Rebeck Green是因为正在与莫斯科的高级官员进行谈判，以继续《谷物协议》。  - 乌克林。</text:p>
      <text:p text:style-name="P4">
图片: ["<text:a xlink:type="simple" xlink:href="https://static.ukrinform.com/photos/2022_11/thumb_files/630_360_1669632623-529.jpg" text:style-name="Internet_20_link" text:visited-style-name="Visited_20_Internet_20_Link">
630_360_16696...</text:a>
"]</text:p>
      <text:p text:style-name="P4">
标签: ['ООН', 'Зерно', 'росія', 'зерновий коридор']</text:p>
      <text:p text:style-name="P4">
类型: Article</text:p>
      <!--METADATA-->
      <text:p text:style-name="P4">
<draw:frame draw:style-name="fr1" draw:name="Image19" text:anchor-type="as-char" svg:width="6.9236in" svg:height="3.954724in" draw:z-index="0">
<draw:image xlink:href="../Images/yкринформ/2023-05-05T-38-49-00-03-00/630_360_1669632623-529.jpg" xlink:type="simple" xlink:show="embed" xlink:actuate="onLoad" draw:mime-type="image/jpeg"/>
</draw:frame>
联合国贸易与发展大会秘书长Rebeck Greenpen与莫斯科的高级官员进行了谈判，以继续《谷物协议》。</text:p>
      <text:p text:style-name="P4">
据纽约乌克林事物通讯员称，联合国秘书长法汉·加克(Farhan Gak)的秘书长在新闻稿中说。</text:p>
      <text:p text:style-name="P4">
他指出，格林斯彭(Greinspen)周五在俄罗斯联邦谢尔盖·维静宁(Sergey Vershinin)外交副部长中见面。 根据钩子，各方发展了“全面执行协议”的条件。</text:p>
      <text:p text:style-name="P4">
<text:span text:style-name="T4">
另请阅读：</text:span>
 <text:span text:style-name="T4">
 <text:a xlink:type="simple" xlink:href="https://www.ukrinform.ua/rubric-economy/3705318-nablizenna-kinca-terminu-zernovoi-ugodi-spovilnue-eksport-ukrainskogo-zbizza-reuters.html" text:style-name="Internet_20_link" text:visited-style-name="Visited_20_Internet_20_Link">
</text:a>
</text:span>
</text:p>
      <text:p text:style-name="P4">
同时，副发言人指出，今天的共同协调中心(包括乌克兰，土耳其，联合国塔罗西亚)的代表在伊斯坦布尔。(SKC)尚未同意授予新船只参加培训计划的许可。 他说，SKC继续进行日常工作，以检查以前的船只。</text:p>
      <text:p text:style-name="P4">
据加库说，秘书长已向各方传达了他对旨在改善，扩展和扩展主动行动的更多行动的提议，并考虑到当事方所表达的立场。</text:p>
      <text:p text:style-name="P4">
他补充说：“联合国呼吁各方继续讨论，以克服迅速的挑战，以进行全面实施和倡议的延续。”</text:p>
      <text:p text:style-name="P4">
<text:span text:style-name="T4">
另请阅读：</text:span>
 <text:span text:style-name="T4">
 <text:a xlink:type="simple" xlink:href="https://www.ukrinform.ua/rubric-economy/3704779-moskva-zrobit-pomilku-akso-ne-prodovzit-zernovu-ugodu-mzs-italii.html" text:style-name="Internet_20_link" text:visited-style-name="Visited_20_Internet_20_Link">
</text:a>
</text:span>
</text:p>
      <text:p text:style-name="P4">
据报道，释放乌克兰坟墓出口的协议的期限于5月18日完成。</text:p>
      <text:p text:style-name="P4">
乌克兰土耳其的代表，<text:span text:style-name="T4">
 <text:a xlink:type="simple" xlink:href="https://www.ukrinform.ua/tag-oon" text:style-name="Internet_20_link" text:visited-style-name="Visited_20_Internet_20_Link">
</text:a>
</text:span>
塔罗西亚(Tarosia)周五在伊斯坦布尔举行谈判。</text:p>
      <text:p text:style-name="P4">
<text:span text:style-name="T4">
另请阅读：</text:span>
 <text:span text:style-name="T4">
 <text:a xlink:type="simple" xlink:href="https://www.ukrinform.ua/rubric-economy/3704211-v-oon-proponuut-tureckomu-banku-buti-poserednikom-zernovoi-ugodi.html" text:style-name="Internet_20_link" text:visited-style-name="Visited_20_Internet_20_Link">
</text:a>
</text:span>
</text:p>
      <text:p text:style-name="P4">
俄罗斯试图削弱制裁，以防止其出口肥料，从而限制谷物协议的停止。</text:p>
      <text:p text:style-name="P4">
News Source: <text:a xlink:type="simple" xlink:href="https://www.ukrinform.ua/rubric-economy/3705421-predstavnica-oon-vede-peregovori-v-moskvi-dla-prodovzenna-zernovoi-ugodi.html" text:style-name="Internet_20_link" text:visited-style-name="Visited_20_Internet_20_Link">
https://www.ukrinform.ua/rubric-economy/3705421-predstavnica-oon-vede-peregovori-v-moskvi-dla-prodovzenna-zernovoi-ugodi.html</text:a>
</text:p>
      <!--NEWS-->
      <text:h text:style-name="P10" text:outline-level="1">
<text:span text:style-name="T4">
Zelensky指出了州奖153名军人，其中130名 - 死后</text:span>
</text:h>
      <text:p text:style-name="P4">
作者: Ukrinform (Person)</text:p>
      <text:p text:style-name="P4">
出版商: Укринформ (Organization)</text:p>
      <text:p text:style-name="P4">
出版时间: 2023-05-05T-40:42:00+03:00</text:p>
      <text:p text:style-name="P4">
修改时间: 2023-05-05T21:42:00+03:00</text:p>
      <text:p text:style-name="P4">
描述: 沃罗迪米尔总统Zelenskyy庆祝了153名军人，并通过州奖，其中包括130名。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Зеленський', 'Війна з росією']</text:p>
      <text:p text:style-name="P4">
类型: Article</text:p>
      <!--METADATA-->
      <text:p text:style-name="P4">
<draw:frame draw:style-name="fr1" draw:name="Image20" text:anchor-type="as-char" svg:width="6.9236in" svg:height="3.956343in" draw:z-index="0">
<draw:image xlink:href="../Images/yкринформ/2023-05-05T-40-42-00-03-00/630_360_1664353648-814.jpeg" xlink:type="simple" xlink:show="embed" xlink:actuate="onLoad" draw:mime-type="image/jpeg"/>
</draw:frame>
沃迪米尔总统Zelenskyy在153名军事军人中庆祝了州奖，其中包括130名。</text:p>
      <text:p text:style-name="P4">
正如乌克林福姆报道的那样，适当<text:a xlink:type="simple" xlink:href="https://www.president.gov.ua/documents/2622023-46681" text:style-name="Internet_20_link" text:visited-style-name="Visited_20_Internet_20_Link">
</text:a>
张贴在州现场。</text:p>
      <text:p text:style-name="P4">
根据该文件，总统决定授予个人勇气，这是乌克兰国家主权和领土完整性的揭示，由Bogdanakhmelnitsky III的命令无私地履行军事义务，该学位是4个服务人的学位。</text:p>
      <text:p text:style-name="P4">
<text:span text:style-name="T4">
另请阅读：</text:span>
 <text:a xlink:type="simple" xlink:href="https://www.ukrinform.ua/rubric-ato/3704345-usi-vidi-vijsk-matimut-svoi-okremi-nagorodni-medali-reznikov.html" text:style-name="Internet_20_link" text:visited-style-name="Visited_20_Internet_20_Link">
<text:span text:style-name="T4">
奖励</text:span>
</text:a>
此外，总统被授予高级士兵亚历山大·马库尔斯基(Alexander Machulsky)的“勇气”的勇气。</text:p>
      <text:p text:style-name="P4">
乌克兰国家负责人三个学位的勇气指出了130名捍卫者，其中125名是死后的。</text:p>
      <text:p text:style-name="P4">
此外，15名军人被授予乌克兰军事服役奖章，三人获得了挽救生命的奖牌。</text:p>
      <text:p text:style-name="P4">
正如乌克林福姆报道的<text:a xlink:type="simple" xlink:href="https://www.ukrinform.ua/rubric-polytics/3705400-zelenskij-zustrivsa-z-delegacieu-amerikanskih-kongresmeniv.html" text:style-name="Internet_20_link" text:visited-style-name="Visited_20_Internet_20_Link">
</text:a>
\  - 谈到了Zaporizhzhya NPP和谷物Koridor的情况。</text:p>
      <text:p text:style-name="P4">
News Source: <text:a xlink:type="simple" xlink:href="https://www.ukrinform.ua/rubric-ato/3705413-zelenskij-vidznaciv-derzavnimi-nagorodami-153-vijskovosluzbovciv-130-iz-nih-posmertno.html" text:style-name="Internet_20_link" text:visited-style-name="Visited_20_Internet_20_Link">
https://www.ukrinform.ua/rubric-ato/3705413-zelenskij-vidznaciv-derzavnimi-nagorodami-153-vijskovosluzbovciv-130-iz-nih-posmertno.html</text:a>
</text:p>
      <!--NEWS-->
      <text:h text:style-name="P10" text:outline-level="1">
<text:span text:style-name="T4">
美国正在运营新的弗吉尼亚潜艇</text:span>
</text:h>
      <text:p text:style-name="P4">
作者: Ukrinform (Person)</text:p>
      <text:p text:style-name="P4">
出版商: Укринформ (Organization)</text:p>
      <text:p text:style-name="P4">
出版时间: 2023-05-05T-42:33:00+03:00</text:p>
      <text:p text:style-name="P4">
修改时间: 2023-05-05T21:33:00+03:00</text:p>
      <text:p text:style-name="P4">
描述: 美国海军正准备举行“弗吉尼亚州”定制的潜艇仪式，该仪式将命名马萨诸塞州号（SSN 798），并将被采用。  - 乌克林。</text:p>
      <text:p text:style-name="P4">
图片: ["<text:a xlink:type="simple" xlink:href="https://static.ukrinform.com/photos/2023_05/thumb_files/630_360_1683311063-152.jpg" text:style-name="Internet_20_link" text:visited-style-name="Visited_20_Internet_20_Link">
630_360_16833...</text:a>
"]</text:p>
      <text:p text:style-name="P4">
标签: ['США', 'Підводний човен']</text:p>
      <text:p text:style-name="P4">
类型: Article</text:p>
      <!--METADATA-->
      <text:p text:style-name="P4">
<draw:frame draw:style-name="fr1" draw:name="Image21" text:anchor-type="as-char" svg:width="6.9236in" svg:height="3.956343in" draw:z-index="0">
<draw:image xlink:href="../Images/yкринформ/2023-05-05T-42-33-00-03-00/630_360_1683311063-152.jpg" xlink:type="simple" xlink:show="embed" xlink:actuate="onLoad" draw:mime-type="image/jpeg"/>
</draw:frame>
美国海军正准备举行最新的弗吉尼亚州高速潜艇的“洗礼”仪式，该仪式将接受马萨诸塞州号。(SSN 798)但是它将被采用。</text:p>
      <text:p text:style-name="P4">
乌克林福姆报道<text:a xlink:type="simple" xlink:href="https://www.defense.gov/News/Releases/Release/Article/3386179/navy-to-christen-submarine-massachusetts/" text:style-name="Internet_20_link" text:visited-style-name="Visited_20_Internet_20_Link">
</text:a>
到五角大楼新闻服务。</text:p>
      <text:p text:style-name="P4">
演讲说：“根据海军的古老传统，“受洗”的潜艇谢丽尔·桑德伯格(Cheryl Sandberg)在其鼻部献上了一瓶起泡酒。”</text:p>
      <text:p text:style-name="P4">
<text:span text:style-name="T4">
另请阅读：</text:span>
 <text:span text:style-name="T4">
 <text:a xlink:type="simple" xlink:href="https://www.ukrinform.ua/rubric-world/3698579-iran-stverdzue-nacebto-amerikanskij-pidvodnij-coven-porusiv-kordoni-kraini-zmi.html" text:style-name="Internet_20_link" text:visited-style-name="Visited_20_Internet_20_Link">
</text:a>
</text:span>
</text:p>
      <text:p text:style-name="P4">
Sandberg是Sandberg Goldberg Berntal家庭基金会的创始人兼董事长，致力于建立平等稳定的世界。 仪式还将由美国海军副部长，军事司令部的代表以及参与船舶建造的通用动力船的总裁。</text:p>
      <text:p text:style-name="P4">
因此，马萨诸塞州(SSN 798)它将成为以该州命名的第九艘美国海军船。 马萨诸塞州号号航空母舰是建于1845年的轮船，最后一艘带有此名称的船是在1942年作为南达科他州高速衬里引入的。</text:p>
      <text:p text:style-name="P4">
<text:span text:style-name="T4">
另请阅读：</text:span>
 <text:span text:style-name="T4">
 <text:a xlink:type="simple" xlink:href="https://www.ukrinform.ua/rubric-world/3701230-rosia-posilila-prisutnist-pidvodnih-covniv-v-atlantici-amerikanskij-general.html" text:style-name="Internet_20_link" text:visited-style-name="Visited_20_Internet_20_Link">
</text:a>
</text:span>
</text:p>
      <text:p text:style-name="P4">
据报道，弗吉尼亚州的美国潜艇是为沿海和深水而设计的，以及维持原始的，与地面船只的斗争，冲击战争，提供符号。</text:p>
      <text:p text:style-name="P4">
这些船只还可以提供观察和情报，参加较小的战争并执行矿山任务。 他们能够提供海洋策略的六个基本能力中的五个，包括海上控制，容量，先前，海上安全。</text:p>
      <text:p text:style-name="P4">
News Source: <text:a xlink:type="simple" xlink:href="https://www.ukrinform.ua/rubric-world/3705416-ssa-vvodat-v-ekspluataciu-novij-pidvodnij-coven-klasu-virdzinia.html" text:style-name="Internet_20_link" text:visited-style-name="Visited_20_Internet_20_Link">
https://www.ukrinform.ua/rubric-world/3705416-ssa-vvodat-v-ekspluataciu-novij-pidvodnij-coven-klasu-virdzinia.html</text:a>
</text:p>
      <!--NEWS-->
      <text:h text:style-name="P10" text:outline-level="1">
<text:span text:style-name="T4">
德国不会在俄罗斯和白俄罗斯的参与下举行围栏世界杯</text:span>
</text:h>
      <text:p text:style-name="P4">
作者: Ukrinform (Person)</text:p>
      <text:p text:style-name="P4">
出版商: Укринформ (Organization)</text:p>
      <text:p text:style-name="P4">
出版时间: 2023-05-05T-44:29:51+03:00</text:p>
      <text:p text:style-name="P4">
修改时间: 2023-05-05T21:29:51+03:00</text:p>
      <text:p text:style-name="P4">
描述: 在德国，他们取消了男子中的剑杆击剑世界杯。  - 乌克林。</text:p>
      <text:p text:style-name="P4">
图片: ["<text:a xlink:type="simple" xlink:href="https://static.ukrinform.com/photos/2023_05/thumb_files/630_360_1683311266-985.jpg" text:style-name="Internet_20_link" text:visited-style-name="Visited_20_Internet_20_Link">
630_360_16833...</text:a>
"]</text:p>
      <text:p text:style-name="P4">
标签: ['Фехтування', 'Бойкот']</text:p>
      <text:p text:style-name="P4">
类型: Article</text:p>
      <!--METADATA-->
      <text:p text:style-name="P4">
<draw:frame draw:style-name="fr1" draw:name="Image22" text:anchor-type="as-char" svg:width="6.9236in" svg:height="3.956343in" draw:z-index="0">
<draw:image xlink:href="../Images/yкринформ/2023-05-05T-44-29-51-03-00/630_360_1683311266-985.jpg" xlink:type="simple" xlink:show="embed" xlink:actuate="onLoad" draw:mime-type="image/jpeg"/>
</draw:frame>
Urimechina废除了地中海小兵的击剑世界杯。</text:p>
      <text:p text:style-name="P4">
如报告<text:a xlink:type="simple" xlink:href="https://www.sueddeutsche.de/sport/fechten-bonn-fecht-weltcup-loewe-von-bonn-abgesagt-dpa.urn-newsml-dpa-com-20090101-230505-99-569484" text:style-name="Internet_20_link" text:visited-style-name="Visited_20_Internet_20_Link">
</text:a>
，取消U日耳曼邦妮的击剑世界杯已成为对国际联合会联合会的决定的回应(或者)乌克林福姆报道，他投票赞成俄罗斯和白俄罗斯运动员的回归。</text:p>
      <text:p text:style-name="P4">
尽管接受了FIE，但俄罗斯人仍无法在韩国首尔大奖赛上宣布，也错过了哥伦比亚和墨西哥的比赛。 这使他们成为乌克兰击剑者的可能性，并告知<text:a xlink:type="simple" xlink:href="https://suspilne.media/466940-vedetsa-neludska-vijna-u-nimeccini-skasuvali-drugij-etap-kubka-svitu-z-fehtuvanna-cerez-dopusk-rosian-ta-bilorusiv/" text:style-name="Internet_20_link" text:visited-style-name="Visited_20_Internet_20_Link">
</text:a>
。</text:p>
      <text:p text:style-name="P4">
<text:span text:style-name="T4">
另请阅读：</text:span>
 <text:a xlink:type="simple" xlink:href="https://www.ukrinform.ua/rubric-sports/3704699-ukrainci-vizmut-ucast-u-dvoh-turnirah-z-fehtuvanna-cerez-nedopusk-atletiv-z-rf-i-bilorusi.html" text:style-name="Internet_20_link" text:visited-style-name="Visited_20_Internet_20_Link">
<text:span text:style-name="T4">
围栏</text:span>
</text:a>
这是击剑世界杯的第二阶段，在德国决定取消。在这个国家，他们已经拒绝在妇女研究上举行世界杯，后来又是丹麦和法国。</text:p>
      <text:p text:style-name="P4">
News Source: <text:a xlink:type="simple" xlink:href="https://www.ukrinform.ua/rubric-sports/3705415-nimeccina-ne-provoditime-etap-kubka-svitu-z-fehtuvanna-za-ucastu-rosian-ta-bilorusiv.html" text:style-name="Internet_20_link" text:visited-style-name="Visited_20_Internet_20_Link">
https://www.ukrinform.ua/rubric-sports/3705415-nimeccina-ne-provoditime-etap-kubka-svitu-z-fehtuvanna-za-ucastu-rosian-ta-bilorusiv.html</text:a>
</text:p>
      <!--NEWS-->
      <text:h text:style-name="P10" text:outline-level="1">
<text:span text:style-name="T4">
OP可以预计，在维尔纽斯的峰会上，可以开始形成乌克兰加入北约的程序</text:span>
</text:h>
      <text:p text:style-name="P4">
作者: Ukrinform (Person)</text:p>
      <text:p text:style-name="P4">
出版商: Укринформ (Organization)</text:p>
      <text:p text:style-name="P4">
出版时间: 2023-05-05T-46:22:00+03:00</text:p>
      <text:p text:style-name="P4">
修改时间: 2023-05-05T21:22:00+03:00</text:p>
      <text:p text:style-name="P4">
描述: 基辅预计，在维尔纽斯的北约峰会上，乌克兰加入北约的形成可能会开始。  - 乌克林。</text:p>
      <text:p text:style-name="P4">
图片: ["<text:a xlink:type="simple" xlink:href="https://static.ukrinform.com/photos/2022_08/thumb_files/630_360_1660112619-171.jpeg" text:style-name="Internet_20_link" text:visited-style-name="Visited_20_Internet_20_Link">
630_360_16601...</text:a>
"]</text:p>
      <text:p text:style-name="P4">
标签: ['Офіс Президента', 'Жовква', 'Єдині новини']</text:p>
      <text:p text:style-name="P4">
类型: Article</text:p>
      <!--METADATA-->
      <text:p text:style-name="P4">
<draw:frame draw:style-name="fr1" draw:name="Image23" text:anchor-type="as-char" svg:width="6.9236in" svg:height="3.956343in" draw:z-index="0">
<draw:image xlink:href="../Images/yкринформ/2023-05-05T-46-22-00-03-00/630_360_1660112619-171.jpeg" xlink:type="simple" xlink:show="embed" xlink:actuate="onLoad" draw:mime-type="image/jpeg"/>
</draw:frame>
基辅认为，在维尔纽斯的北约峰会上，乌克兰加入北约的形成可能会开始。</text:p>
      <text:p text:style-name="P4">
乌克林福音通讯员报道，办公室主席伊戈尔·兹霍夫克(Igor Zhovkva)的副总裁伊戈尔(Igor Zhovkva)表示，这是唯一新闻的广播。</text:p>
      <text:p text:style-name="P4">
“的确，北约是北约在一个阶段或另一个阶段在乌克兰成员资格的决定，当然，这不是胜利，这将是由共识做出的。 因此，由于可以邀请乌克兰邀请北约，因此我们希望开始形成一种方式，因为乌克兰在北约宣告，这是该程序的开始，因为乌克兰将在入学时获得安全保证。 正如芬兰申请后芬兰获得了同样的芬兰时，入学程序开始了。 到他们进入时，如果协议已由土耳其批准，则他们拥有可靠的安全保证。 并非所有北约成员，都是从以前讲话的人。” Zhovkva说。</text:p>
      <text:p text:style-name="P4">
<text:span text:style-name="T4">
另请阅读：</text:span>
 <text:a xlink:type="simple" xlink:href="https://www.ukrinform.ua/rubric-polytics/3703883-ermak-zustrivsa-z-ukrainskimi-j-inozemnimi-zurnalistami.html" text:style-name="Internet_20_link" text:visited-style-name="Visited_20_Internet_20_Link">
</text:a>
为了澄清记者的安全保障乌克兰的安全保证：谁在维尔纽斯峰会或胜利后抓住了表演，副主管OP回答：“想法是，在北约维尔纽斯峰会期间，文档或安全保证被抽出了。</text:p>
      <text:p text:style-name="P4">
同样，在要求命名国家数量和可以提供乌克兰的保证的要求中，Zhovkva说：“现在不要详细介绍，不要帮助侵略者，例如 - 揭示所有细微差别和细节。 我只会说一件事：乌克兰现在在战场上收到的东西 - 从坦克到装甲车，武器，相应弹药的炮兵系统的这款西方设备也是安全保证的一部分。”</text:p>
      <text:p text:style-name="P4">
<text:span text:style-name="T4">
另请阅读：</text:span>
 <text:a xlink:type="simple" xlink:href="https://www.ukrinform.ua/rubric-polytics/3704678-ukrainska-armia-moze-stati-osnovou-sil-oboroni-nato-u-majbutnomu-kondratuk.html" text:style-name="Internet_20_link" text:visited-style-name="Visited_20_Internet_20_Link">
</text:a>
据报道，北约峰会将于7月11日至12日在维尔纽斯举行。 北约秘书长詹斯·斯托尔滕贝格(Jens Stoltenberg)邀请乌克兰弗拉基米拉泽伦斯基(Ukraine Vladimrazellensky)总统参加这次峰会。</text:p>
      <text:p text:style-name="P4">
照片：作品</text:p>
      <text:p text:style-name="P4">
News Source: <text:a xlink:type="simple" xlink:href="https://www.ukrinform.ua/rubric-polytics/3705412-v-op-rozrahovuut-so-na-samiti-u-vilnusi-moze-pocatisa-formuvanna-proceduri-vstupu-ukraini-v-nato.html" text:style-name="Internet_20_link" text:visited-style-name="Visited_20_Internet_20_Link">
https://www.ukrinform.ua/rubric-polytics/3705412-v-op-rozrahovuut-so-na-samiti-u-vilnusi-moze-pocatisa-formuvanna-proceduri-vstupu-ukraini-v-nato.html</text:a>
</text:p>
      <!--NEWS-->
      <text:h text:style-name="P10" text:outline-level="1">
<text:span text:style-name="T4">
总统感谢空军战斗机和保护天空的所有部队</text:span>
</text:h>
      <text:p text:style-name="P4">
作者: Ukrinform (Person)</text:p>
      <text:p text:style-name="P4">
出版商: Укринформ (Organization)</text:p>
      <text:p text:style-name="P4">
出版时间: 2023-05-05T-48:17:00+03:00</text:p>
      <text:p text:style-name="P4">
修改时间: 2023-05-05T21:17:00+03:00</text:p>
      <text:p text:style-name="P4">
描述: 沃罗迪米尔总统Zelenskyy感谢为乌克兰（尤其是在过去的一周）中战斗的每个人 - 对空军战士和保护天空的所有单位。  - 乌克林。</text:p>
      <text:p text:style-name="P4">
图片: ["<text:a xlink:type="simple" xlink:href="https://static.ukrinform.com/photos/2023_03/thumb_files/630_360_1677855839-566.jpg" text:style-name="Internet_20_link" text:visited-style-name="Visited_20_Internet_20_Link">
630_360_16778...</text:a>
"]</text:p>
      <text:p text:style-name="P4">
标签: ['ЗСУ', 'Зеленський', 'Війна з росією', 'ППО']</text:p>
      <text:p text:style-name="P4">
类型: Article</text:p>
      <!--METADATA-->
      <text:p text:style-name="P4">
<draw:frame draw:style-name="fr1" draw:name="Image24" text:anchor-type="as-char" svg:width="6.9236in" svg:height="3.956343in" draw:z-index="0">
<draw:image xlink:href="../Images/yкринформ/2023-05-05T-48-17-00-03-00/630_360_1677855839-566.jpg" xlink:type="simple" xlink:show="embed" xlink:actuate="onLoad" draw:mime-type="image/jpeg"/>
</draw:frame>
总统洛德米尔·泽伦斯基(Lordimir Zelensky)感谢现在正在为乌克兰战斗的每个人，该战斗经过了一周 - 到空军战士和保护天空的所有单位。</text:p>
      <text:p text:style-name="P4">
正如乌克林福姆报道的那样，他在晚上说<text:a xlink:type="simple" xlink:href="https://www.president.gov.ua/news/robimo-vse-shob-svit-chuv-ukrayinu-rozumiv-i-dopomagav-nashi-82713" text:style-name="Internet_20_link" text:visited-style-name="Visited_20_Internet_20_Link">
</text:a>
。</text:p>
      <text:p text:style-name="P4">
<text:span text:style-name="T5">
viso：<text:a xlink:type="simple" xlink:href="https://www.youtube.com/watch" text:style-name="Internet_20_link" text:visited-style-name="Visited_20_Internet_20_Link">
</text:a>
</text:span>
</text:p>
      <text:p text:style-name="P4">
“在战斗哨所的战斗任务中为乌克兰战斗而在战斗中为所有人和现在正在战斗的每个人荣耀!我特别感谢本周的空军和其他保护天空的所有部队的所有战斗机!” Zelensky说。</text:p>
      <text:p text:style-name="P4">
<text:span text:style-name="T4">
另请阅读：</text:span>
 <text:span text:style-name="T4">
 <text:a xlink:type="simple" xlink:href="https://www.ukrinform.ua/rubric-ato/3704949-ppo-znisila-u-nebi-nad-dnipropetrovsinou-dva-vorozih-bezpilotniki.html" text:style-name="Internet_20_link" text:visited-style-name="Visited_20_Internet_20_Link">
</text:a>
</text:span>
</text:p>
      <text:p text:style-name="P4">
他强调说：“站立，赢和惩罚敌人是我们的关节。”</text:p>
      <text:p text:style-name="P4">
“在团结中，每天使乌克兰更强大，每天为我们的国家增加新的可能性，让我们开始胜利!对捍卫和捍卫乌克兰的所有不同时代英雄的永恒记忆!荣耀我们的人民!乌克兰国家负责人说。</text:p>
      <text:p text:style-name="P4">
<text:span text:style-name="T4">
另请阅读：</text:span>
 <text:span text:style-name="T4">
 <text:a xlink:type="simple" xlink:href="https://www.ukrinform.ua/rubric-kyiv/3705227-nacalnik-vijskovoi-administracii-kieva-peredav-zasobi-ppo-dla-mobilnih-vognevih-grup.html" text:style-name="Internet_20_link" text:visited-style-name="Visited_20_Internet_20_Link">
</text:a>
</text:span>
</text:p>
      <text:p text:style-name="P4">
据报道，在2023年5月4日晚上，敌人从无周围的方向袭击了“沙哈那田”(布莱恩斯克地区)从南部 - 海洋东海岸。 俄罗斯人最多申请了24次冲击无人机“ Shahed-136/131”。空军的力量和手段，在乌克兰国防部队其他组成部分的空中防御互动中，摧毁了18个冲击无人机。</text:p>
      <text:p text:style-name="P4">
News Source: <text:a xlink:type="simple" xlink:href="https://www.ukrinform.ua/rubric-ato/3705410-prezident-podakuvav-bijcam-povitranih-sil-ta-vsim-pidrozdilam-so-zahisaut-nebo.html" text:style-name="Internet_20_link" text:visited-style-name="Visited_20_Internet_20_Link">
https://www.ukrinform.ua/rubric-ato/3705410-prezident-podakuvav-bijcam-povitranih-sil-ta-vsim-pidrozdilam-so-zahisaut-nebo.html</text:a>
</text:p>
      <!--NEWS-->
      <text:h text:style-name="P10" text:outline-level="1">
<text:span text:style-name="T4">
外交大臣指出，由于俄罗斯的参与，一名女孩拒绝参加Sanremo比赛</text:span>
</text:h>
      <text:p text:style-name="P4">
作者: Ukrinform (Person)</text:p>
      <text:p text:style-name="P4">
出版商: Укринформ (Organization)</text:p>
      <text:p text:style-name="P4">
出版时间: 2023-05-05T-50:10:00+03:00</text:p>
      <text:p text:style-name="P4">
修改时间: 2023-05-05T21:10:00+03:00</text:p>
      <text:p text:style-name="P4">
描述: 乌克兰Dmytro Kuleba外交部长庆祝了13岁的Sophia Samoylyuk，后者拒绝参加俄罗斯代表参加的Sanremo Junior-2023参加Sanremo Junior-2023。  - 乌克林。</text:p>
      <text:p text:style-name="P4">
图片: ["<text:a xlink:type="simple" xlink:href="https://static.ukrinform.com/photos/2023_05/thumb_files/630_360_1683309948-158.png" text:style-name="Internet_20_link" text:visited-style-name="Visited_20_Internet_20_Link">
630_360_16833...</text:a>
"]</text:p>
      <text:p text:style-name="P4">
标签: ['Діти', 'Конкурс', 'Дмитро Кулеба', 'Музика']</text:p>
      <text:p text:style-name="P4">
类型: Article</text:p>
      <!--METADATA-->
      <text:p text:style-name="P4">
<draw:frame draw:style-name="fr1" draw:name="Image25" text:anchor-type="as-char" svg:width="6.9236in" svg:height="3.956343in" draw:z-index="0">
<draw:image xlink:href="../Images/yкринформ/2023-05-05T-50-10-00-03-00/630_360_1683309948-158.png" xlink:type="simple" xlink:show="embed" xlink:actuate="onLoad" draw:mime-type="image/png"/>
</draw:frame>
乌克兰Dmytro Kuleba法律部长庆祝了13岁的Sofia Samoylyuk，该索非亚萨米洛克(Sofia Samoylyuk)因参加俄罗斯代表而参加了意大利的歌曲竞赛Sanremo Junior-2023。</text:p>
      <text:p text:style-name="P4">
他在[]中报告了这一点(https://www.facebook.com/dmytro.kuleba/posts/pfbid0BZhseEfctTEnBQCr9mxcWEVuhDXb8kNMxswEzzcTKEPBfq9M5y9kne9Xkp9FVNFvl)，报道乌克林福姆。</text:p>
      <text:p text:style-name="P4">
外交大臣指出，有时，为了赢得比赛或竞争，您需要看到一个立场并证明您是欣赏尊严的人的代表。</text:p>
      <text:p text:style-name="P4">
“这就是你所做的，这就是为什么你赢了。 我祝贺您取得胜利。 UTEB今年将不会成为圣丽莫的文凭，但是您赢得了更多的东西，您为您的国家赢得了。 你有一个真实的<text:a xlink:type="simple" xlink:href="https://www.ukrinform.ua/tag-kultura" text:style-name="Internet_20_link" text:visited-style-name="Visited_20_Internet_20_Link">
</text:a>
胜利，没有唱单个字，但说出非常强烈的话。</text:p>
      <text:p text:style-name="P4">
<text:span text:style-name="T4">
另请阅读：</text:span>
 <text:a xlink:type="simple" xlink:href="https://www.ukrinform.ua/rubric-culture/3698589-mkip-nazvalo-neprijnatnou-ucast-rosianina-u-konkursi-gorovica.html" text:style-name="Internet_20_link" text:visited-style-name="Visited_20_Internet_20_Link">
<text:span text:style-name="T4">
比赛</text:span>
</text:a>
乌克兰外交部长指出，索非亚·萨莫利克(Sofia Samoylyuk)“感谢文化外交中圣灵的胜利”。</text:p>
      <text:p text:style-name="P4">
据报道，由于来自俄罗斯的表演者的参与，13岁的乌克兰索非亚萨姆利克(Samolyuk)拒绝参加在意大利举行的Sanremo Junior-2023。 组织者在5月3日比赛开始前几个小时宣布了俄罗斯人的参与。</text:p>
      <text:p text:style-name="P4">
News Source: <text:a xlink:type="simple" xlink:href="https://www.ukrinform.ua/rubric-society/3705408-kuleba-vidznaciv-divcinku-aka-vidmovilasa-vistupati-na-konkursi-sanremo-cerez-ucast-rosianina.html" text:style-name="Internet_20_link" text:visited-style-name="Visited_20_Internet_20_Link">
https://www.ukrinform.ua/rubric-society/3705408-kuleba-vidznaciv-divcinku-aka-vidmovilasa-vistupati-na-konkursi-sanremo-cerez-ucast-rosianina.html</text:a>
</text:p>
      <!--NEWS-->
      <text:h text:style-name="P10" text:outline-level="1">
<text:span text:style-name="T4">
俄罗斯人再次解雇了切尼希夫地区的边界</text:span>
</text:h>
      <text:p text:style-name="P4">
作者: Ukrinform (Person)</text:p>
      <text:p text:style-name="P4">
出版商: Укринформ (Organization)</text:p>
      <text:p text:style-name="P4">
出版时间: 2023-05-05T-52:04:01+03:00</text:p>
      <text:p text:style-name="P4">
修改时间: 2023-05-05T21:04:01+03:00</text:p>
      <text:p text:style-name="P4">
描述: 截至5月5日20:00，俄罗斯军队在切尼夫地区的边界开火了6次。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Чернігівщина', 'Війна з росією']</text:p>
      <text:p text:style-name="P4">
类型: Article</text:p>
      <!--METADATA-->
      <text:p text:style-name="P4">
<draw:frame draw:style-name="fr1" draw:name="Image26" text:anchor-type="as-char" svg:width="6.9236in" svg:height="3.956343in" draw:z-index="0">
<draw:image xlink:href="../Images/yкринформ/2023-05-05T-52-04-01-03-00/630_360_1479558145-5682.jpg" xlink:type="simple" xlink:show="embed" xlink:actuate="onLoad" draw:mime-type="image/jpeg"/>
</draw:frame>
截至5月5日20:00，俄罗斯军队在切尼夫地区的边界开火了6次。</text:p>
      <text:p text:style-name="P4">
根据乌克林福姆的说法，运营司令部“北”报告了<text:a xlink:type="simple" xlink:href="https://t.me/ok_pivnich1/2361" text:style-name="Internet_20_link" text:visited-style-name="Visited_20_Internet_20_Link">
</text:a>
。</text:p>
      <text:p text:style-name="P4">
从13:05到13:40记录了22笔笔触，可能是在脸红的定居区域中的120毫米迫击炮。</text:p>
      <text:p text:style-name="P4">
从15:11到15:32，记录了6个节拍，可能来自列尼夫卡定居点的炮兵。</text:p>
      <text:p text:style-name="P4">
<text:span text:style-name="T4">
另请阅读：</text:span>
 <text:a xlink:type="simple" xlink:href="https://www.ukrinform.ua/rubric-ato/3705357-sili-oboroni-vidbili-ponad-30-rosijskih-atak-na-troh-napramkah.html" text:style-name="Internet_20_link" text:visited-style-name="Visited_20_Internet_20_Link">
</text:a>
此外，从16:15到5:00 pm的9个节拍记录下来，可能来自莱昂尼夫卡定居点地区的120毫米毫米开采。</text:p>
      <text:p text:style-name="P4">
大约17:11记录了4次跳动的飞机(太阳)来自步枪，位于莱昂尼夫卡定居点。</text:p>
      <text:p text:style-name="P4">
从17:54到17:56记录了2个节拍，可能来自120毫米迫击炮，这是铁桥定居点的乌尔森。</text:p>
      <text:p text:style-name="P4">
<text:span text:style-name="T4">
另请阅读：</text:span>
 <text:a xlink:type="simple" xlink:href="https://www.ukrinform.ua/rubric-economy/3705100-cerez-obstrili-bez-svitla-zalisaetsa-castina-spozivaciv-u-vosmi-oblastah.html" text:style-name="Internet_20_link" text:visited-style-name="Visited_20_Internet_20_Link">
<text:span text:style-name="T4">
射击</text:span>
</text:a>
从19:13到19:15记录了5个节拍，可能来自莱昂尼夫卡定居点地区的120毫米迫击炮。</text:p>
      <text:p text:style-name="P4">
声明说：“没有关于当地居民损失或对平民基础设施损失的信息。”</text:p>
      <text:p text:style-name="P4">
据乌克林福姆报道，俄罗斯军队在5月5日上午攻击了苏米地区的边界，这可能是由直升机释放的航空导弹无法管理的。</text:p>
      <text:p text:style-name="P4">
News Source: <text:a xlink:type="simple" xlink:href="https://www.ukrinform.ua/rubric-ato/3705405-rosiani-znovu-obstrilali-prikordonna-cernigivsini.html" text:style-name="Internet_20_link" text:visited-style-name="Visited_20_Internet_20_Link">
https://www.ukrinform.ua/rubric-ato/3705405-rosiani-znovu-obstrilali-prikordonna-cernigivsini.html</text:a>
</text:p>
      <!--NEWS-->
      <text:h text:style-name="P10" text:outline-level="1">
<text:span text:style-name="T4">
由于赫尔辛基和海牙的会议，我们有强大的武器加强 -  Zelensky</text:span>
</text:h>
      <text:p text:style-name="P4">
作者: Ukrinform (Person)</text:p>
      <text:p text:style-name="P4">
出版商: Укринформ (Organization)</text:p>
      <text:p text:style-name="P4">
出版时间: 2023-05-05T-55:58:46+03:00</text:p>
      <text:p text:style-name="P4">
修改时间: 2023-05-05T20:58:46+03:00</text:p>
      <text:p text:style-name="P4">
描述: </text:p>
      <text:p text:style-name="P4">
Президентвололоди参Зlieлlispo Strimuthis。  - I的，。: </text:p>
      <text:p text:style-name="P4">
图片: ["<text:a xlink:type="simple" xlink:href="https://static.ukrinform.com/photos/2023_04/thumb_files/630_360_1682063024-559.jpeg" text:style-name="Internet_20_link" text:visited-style-name="Visited_20_Internet_20_Link">
630_360_16820...</text:a>
"]</text:p>
      <text:p text:style-name="P4">
标签: ['Зброя', 'Зеленський', 'Війна з росією']</text:p>
      <text:p text:style-name="P4">
类型: Article</text:p>
      <!--METADATA-->
      <text:p text:style-name="P4">
<draw:frame draw:style-name="fr1" draw:name="Image27" text:anchor-type="as-char" svg:width="6.9236in" svg:height="3.956343in" draw:z-index="0">
<draw:image xlink:href="../Images/yкринформ/2023-05-05T-55-58-46-03-00/630_360_1682063024-559.jpeg" xlink:type="simple" xlink:show="embed" xlink:actuate="onLoad" draw:mime-type="image/jpeg"/>
</draw:frame>
沃迪米尔总统Zelenskyy表示，乌克兰在海牙的赫尔辛基塔会议之后，乌克兰的武器强烈加强了其士兵 - 在地球上，空中和海上。</text:p>
      <text:p text:style-name="P4">
正如乌克林福姆报道的那样，他在晚上说<text:a xlink:type="simple" xlink:href="https://www.president.gov.ua/news/robimo-vse-shob-svit-chuv-ukrayinu-rozumiv-i-dopomagav-nashi-82713" text:style-name="Internet_20_link" text:visited-style-name="Visited_20_Internet_20_Link">
</text:a>
“我很高兴地说，由于赫尔辛基和海牙的会议，我们在地球，空中和海上有武器的士兵有很大的发展。 我感谢合作伙伴!这是一个重大的强化，”泽伦斯基说。</text:p>
      <text:p text:style-name="P4">
此外，他说：“我们在北约和欧盟方面取得了更大的进步。”</text:p>
      <text:p text:style-name="P4">
乌克兰国家负责人说：“我们在俄罗斯对我们国家的侵略责任方面取得了更大的进步。”</text:p>
      <text:p text:style-name="P4">
<text:span text:style-name="T4">
另请阅读：</text:span>
 <text:a xlink:type="simple" xlink:href="https://www.ukrinform.ua/rubric-ato/3704637-zelenskij-pro-f16-dla-ukraini-vpevnenij-u-pozitivnomu-rezultati.html" text:style-name="Internet_20_link" text:visited-style-name="Visited_20_Internet_20_Link">
<text:span text:style-name="T4">
 Zelensky </text:span>
</text:a>
据报道，5月3日，乌克兰总统访问了芬兰，并于4日 - 在荷兰的特殊日子，每年5月4日，20：00，两分钟的寂静纪念公民和士兵。第二次世界大战后财政部与和平任务中去世的人。(https://www.ukrinform.ua/tag-niderlandi)。</text:p>
      <text:p text:style-name="P4">
<text:span text:style-name="T5">
foto，视频：OP</text:span>
</text:p>
      <text:p text:style-name="P4">
News Source: <text:a xlink:type="simple" xlink:href="https://www.ukrinform.ua/rubric-ato/3705404-za-pidsumkami-zustricej-u-gelsinki-ta-gaazi-maemo-potuzne-posilenna-zbroeu-zelenskij.html" text:style-name="Internet_20_link" text:visited-style-name="Visited_20_Internet_20_Link">
https://www.ukrinform.ua/rubric-ato/3705404-za-pidsumkami-zustricej-u-gelsinki-ta-gaazi-maemo-potuzne-posilenna-zbroeu-zelenskij.html</text:a>
</text:p>
      <!--NEWS-->
      <text:h text:style-name="P10" text:outline-level="1">
<text:span text:style-name="T4">
贾马拉（Jamala</text:span>
</text:h>
      <text:p text:style-name="P4">
作者: Ukrinform (Person)</text:p>
      <text:p text:style-name="P4">
出版商: Укринформ (Organization)</text:p>
      <text:p text:style-name="P4">
出版时间: 2023-05-05T-57:54:00+03:00</text:p>
      <text:p text:style-name="P4">
修改时间: 2023-05-05T20:54:00+03:00</text:p>
      <text:p text:style-name="P4">
描述: 乌克兰歌手贾马尔（Jamal）发表了一张新专辑“ Qirim”，其中包括克里米亚塔塔尔人（Crimean Tatar People）的古代歌曲。  - 乌克林。</text:p>
      <text:p text:style-name="P4">
图片: ["<text:a xlink:type="simple" xlink:href="https://static.ukrinform.com/photos/2019_10/thumb_files/630_360_1570790279-293.jpg" text:style-name="Internet_20_link" text:visited-style-name="Visited_20_Internet_20_Link">
630_360_15707...</text:a>
", "<text:a xlink:type="simple" xlink:href="https://static.ukrinform.com/photos/2023_05/1683308984-726.jpeg" text:style-name="Internet_20_link" text:visited-style-name="Visited_20_Internet_20_Link">
1683308984-72...</text:a>
"]</text:p>
      <text:p text:style-name="P4">
标签: ['Джамала', 'Кримські татари', 'Музика', 'Пісня']</text:p>
      <text:p text:style-name="P4">
类型: Article</text:p>
      <!--METADATA-->
      <text:p text:style-name="P4">
<draw:frame draw:style-name="fr1" draw:name="Image28" text:anchor-type="as-char" svg:width="6.9236in" svg:height="3.956343in" draw:z-index="0">
<draw:image xlink:href="../Images/yкринформ/2023-05-05T-57-54-00-03-00/630_360_1570790279-293.jpg" xlink:type="simple" xlink:show="embed" xlink:actuate="onLoad" draw:mime-type="image/jpeg"/>
</draw:frame>
乌克兰歌手贾马尔(Jamal)发表了一张新专辑“ Qirim”，其中包括克里米亚塔塔尔人(Crimean Tatar People)的旧歌。</text:p>
      <text:p text:style-name="P4">
关于<text:a xlink:type="simple" xlink:href="https://t.me/mkipu/5900" text:style-name="Internet_20_link" text:visited-style-name="Visited_20_Internet_20_Link">
</text:a>
乌克林福姆报道，塔克林法姆文化部报告。</text:p>
      <text:p text:style-name="P4">
<draw:frame draw:style-name="fr1" draw:name="Image29" text:anchor-type="as-char" svg:width="6.9236in" svg:height="6.9236in" draw:z-index="0">
<draw:image xlink:href="../Images/yкринформ/2023-05-05T-57-54-00-03-00/1683308984-726.jpeg" xlink:type="simple" xlink:show="embed" xlink:actuate="onLoad" draw:mime-type="image/jpeg"/>
</draw:frame>
“ 5月5日，当克里米亚塔塔尔(Crimean Tatars)庆祝春天的主要假期 - 乌克兰克里米亚·塔塔尔(Khidirles)时，乌克兰克里米亚·塔塔尔(Crimean Tatar)歌手贾马尔(Jamal)发行了专辑《 Qirim》  - 克里米亚·塔塔尔人(Crimean Tatar People)的旧歌曲集，”该消息写道。</text:p>
      <text:p text:style-name="P4">
<text:span text:style-name="T4">
另请阅读：</text:span>
 <text:a xlink:type="simple" xlink:href="https://www.ukrinform.ua/rubric-culture/3677425-dzamala-stala-persim-ukrainskim-ambasadorom-equal-vid-spotify.html" text:style-name="Internet_20_link" text:visited-style-name="Visited_20_Internet_20_Link">
<text:span text:style-name="T4">
 jamala </text:span>
</text:a>
注意到，该系列包括14个作品 - 以前未知，重写或遗忘。 贾马拉(Jamala)在克里米亚电厂的城市和定居点中找到了他们。 MKIP报道说，Qırım专辑Jamal与国家歌剧院歌剧院的舞台上与国家歌剧交响乐团一起演出，专辑将首先在英国Liverpool Liverpool与BBC Philharmonic Orchestra结合使用。</text:p>
      <text:p text:style-name="P4">
据报道，在5月3日至5月14日，乌勒普尔(Ullerpool)将举行的歌曲大赛“ Eurovision-2023”中，乌克兰林荫大道(Ullerpool)称为“ Discoverukraine”。</text:p>
      <text:p text:style-name="P4">
News Source: <text:a xlink:type="simple" xlink:href="https://www.ukrinform.ua/rubric-culture/3705402-dzamala-prezentuvala-albom-qirim-zi-starovinnimi-krimskotatarskimi-pisnami.html" text:style-name="Internet_20_link" text:visited-style-name="Visited_20_Internet_20_Link">
https://www.ukrinform.ua/rubric-culture/3705402-dzamala-prezentuvala-albom-qirim-zi-starovinnimi-krimskotatarskimi-pisnami.html</text:a>
</text:p>
      <!--NEWS-->
      <text:h text:style-name="P10" text:outline-level="1">
<text:span text:style-name="T4">
将俄罗斯人交给防空职位：敖德萨被判处15年监禁</text:span>
</text:h>
      <text:p text:style-name="P4">
作者: Ukrinform (Person)</text:p>
      <text:p text:style-name="P4">
出版商: Укринформ (Organization)</text:p>
      <text:p text:style-name="P4">
出版时间: 2023-05-05T-59:48:00+03:00</text:p>
      <text:p text:style-name="P4">
修改时间: 2023-05-05T20:48:00+03:00</text:p>
      <text:p text:style-name="P4">
描述: 敖德萨的一名居民谴责了长达15年的监禁，敖德萨的居民给俄罗斯入侵者提供了空中防御系统的位置。  - 乌克林。</text:p>
      <text:p text:style-name="P4">
图片: ["<text:a xlink:type="simple" xlink:href="https://static.ukrinform.com/photos/2023_05/thumb_files/630_360_1683286928-971.jpg" text:style-name="Internet_20_link" text:visited-style-name="Visited_20_Internet_20_Link">
630_360_16832...</text:a>
", "<text:a xlink:type="simple" xlink:href="https://static.ukrinform.com/photos/2023_05/1683286928-587.jpg" text:style-name="Internet_20_link" text:visited-style-name="Visited_20_Internet_20_Link">
1683286928-58...</text:a>
", "<text:a xlink:type="simple" xlink:href="https://static.ukrinform.com/photos/2023_05/1683286927-507.jpg" text:style-name="Internet_20_link" text:visited-style-name="Visited_20_Internet_20_Link">
1683286927-50...</text:a>
"]</text:p>
      <text:p text:style-name="P4">
标签: ['Одеса', 'Суд', 'Офіс генпрокурора', 'Війна з росією']</text:p>
      <text:p text:style-name="P4">
类型: Article</text:p>
      <!--METADATA-->
      <text:p text:style-name="P4">
<draw:frame draw:style-name="fr1" draw:name="Image30" text:anchor-type="as-char" svg:width="6.9236in" svg:height="3.956343in" draw:z-index="0">
<draw:image xlink:href="../Images/yкринформ/2023-05-05T-59-48-00-03-00/630_360_1683286928-971.jpg" xlink:type="simple" xlink:show="embed" xlink:actuate="onLoad" draw:mime-type="image/jpeg"/>
</draw:frame>
敖德萨的一名居民谴责了长达15年的监禁，敖德萨的居民赋予了俄罗斯升高的防空系统部署地点。</text:p>
      <text:p text:style-name="P4">
根据乌克林福姆的说法，检察官办公室报告了<text:a xlink:type="simple" xlink:href="https://t.me/pgo_gov_ua/11867" text:style-name="Internet_20_link" text:visited-style-name="Visited_20_Internet_20_Link">
</text:a>
。</text:p>
      <text:p text:style-name="P4">
为了支持起诉，敖德萨地区检察官办公室的检察官在州背叛后被判刑(艺术的第2部分。 《乌克兰刑法》 111). Йому призначили покарання у вигляді 15 років позбавлення волі зконфіскацією майна.</text:p>
      <text:p text:style-name="P4">
<draw:frame draw:style-name="fr1" draw:name="Image31" text:anchor-type="as-char" svg:width="6.9236in" svg:height="9.231467in" draw:z-index="0">
<draw:image xlink:href="../Images/yкринформ/2023-05-05T-59-48-00-03-00/1683286928-587.jpg" xlink:type="simple" xlink:show="embed" xlink:actuate="onLoad" draw:mime-type="image/jpeg"/>
</draw:frame>
检察官证明，为了获得报酬，该男子为俄罗斯联邦的特殊服务收集了有关能源基础设施对象的位置的信息，执法机构和军事人员的行政大楼。</text:p>
      <text:p text:style-name="P4">
<text:span text:style-name="T4">
另请阅读：</text:span>
 <text:a xlink:type="simple" xlink:href="https://www.ukrinform.ua/rubric-society/3705121-zitelci-doneccini-dali-12-rokiv-vaznici-peredavala-u-rosijskij-genstab-dani-pro-zsu.html" text:style-name="Internet_20_link" text:visited-style-name="Visited_20_Internet_20_Link">
<text:span text:style-name="T4">
 bang </text:span>
</text:a>
“被定罪的人在敖德萨的防空手段的视频基础上安装并记录了记录。 同时，叛徒估计他的“协助”为70,000 UAH”，这是消息中的。</text:p>
      <text:p text:style-name="P4">
为了收集侦察信息，他去了敖德萨的不同领域，并预定了，在那里进行了照片和视频固定物体。</text:p>
      <text:p text:style-name="P4">
在将防空系统部署给俄罗斯特殊服务代表的录像带中，敌方线人被拘留在录像带中。</text:p>
      <text:p text:style-name="P4">
<draw:frame draw:style-name="fr1" draw:name="Image32" text:anchor-type="as-char" svg:width="6.9236in" svg:height="9.231467in" draw:z-index="0">
<draw:image xlink:href="../Images/yкринформ/2023-05-05T-59-48-00-03-00/1683286927-507.jpg" xlink:type="simple" xlink:show="embed" xlink:actuate="onLoad" draw:mime-type="image/jpeg"/>
</draw:frame>
他现在被拘留。</text:p>
      <text:p text:style-name="P4">
<text:span text:style-name="T4">
另请阅读：</text:span>
 <text:a xlink:type="simple" xlink:href="https://www.ukrinform.ua/rubric-regions/3705111-zatrimali-se-dvoh-agentiv-fsb-sukali-pozicii-himars-na-doneccini.html" text:style-name="Internet_20_link" text:visited-style-name="Visited_20_Internet_20_Link">
<text:span text:style-name="T4">
 himars </text:span>
</text:a>
据乌克林福姆(Ukrinform)报道，SBU拘留了俄罗斯FSB分支机构网络的另外两个参与者，他们试图确定Donetsk地区一线地区的HIMAR反应式火炮系统的战斗位置。</text:p>
      <text:p text:style-name="P4">
News Source: <text:a xlink:type="simple" xlink:href="https://www.ukrinform.ua/rubric-society/3705195-zdavav-rosianam-pozicii-ppo-odesitu-dali-15-rokiv-vaznici.html" text:style-name="Internet_20_link" text:visited-style-name="Visited_20_Internet_20_Link">
https://www.ukrinform.ua/rubric-society/3705195-zdavav-rosianam-pozicii-ppo-odesitu-dali-15-rokiv-vaznici.html</text:a>
</text:p>
      <!--NEWS-->
      <text:h text:style-name="P10" text:outline-level="1">
<text:span text:style-name="T4">
总统会见了威尼斯委员会的代表</text:span>
</text:h>
      <text:p text:style-name="P4">
作者: Ukrinform (Person)</text:p>
      <text:p text:style-name="P4">
出版商: Укринформ (Organization)</text:p>
      <text:p text:style-name="P4">
出版时间: 2023-05-05T-61:46:00+03:00</text:p>
      <text:p text:style-name="P4">
修改时间: 2023-05-05T20:46:00+03:00</text:p>
      <text:p text:style-name="P4">
描述: 沃迪米尔·泽伦斯基（Volodymyr Zelenskyy）总统会见了威尼斯委员会的代表。  - 乌克林。</text:p>
      <text:p text:style-name="P4">
图片: ["<text:a xlink:type="simple" xlink:href="https://static.ukrinform.com/photos/2023_05/thumb_files/630_360_1683311375-630.jpeg" text:style-name="Internet_20_link" text:visited-style-name="Visited_20_Internet_20_Link">
630_360_16833...</text:a>
", "<text:a xlink:type="simple" xlink:href="https://static.ukrinform.com/photos/2023_05/1683311374-748.jpeg" text:style-name="Internet_20_link" text:visited-style-name="Visited_20_Internet_20_Link">
1683311374-74...</text:a>
"]</text:p>
      <text:p text:style-name="P4">
标签: ['США', 'Венеційська комісія', 'Зеленський']</text:p>
      <text:p text:style-name="P4">
类型: Article</text:p>
      <!--METADATA-->
      <text:p text:style-name="P4">
<draw:frame draw:style-name="fr1" draw:name="Image33" text:anchor-type="as-char" svg:width="6.9236in" svg:height="3.956343in" draw:z-index="0">
<draw:image xlink:href="../Images/yкринформ/2023-05-05T-61-46-00-03-00/630_360_1683311375-630.jpeg" xlink:type="simple" xlink:show="embed" xlink:actuate="onLoad" draw:mime-type="image/jpeg"/>
</draw:frame>
沃迪米尔·泽伦斯基(Volodymyr Zelenskyy)总统会见了威尼斯委员会的代表。</text:p>
      <text:p text:style-name="P4">
正如乌克林福姆报道的那样，他在[]中说(https://www.president.gov.ua/news/robimo-vse-shob-svit-chuv-ukrayinu-rozumiv-i-dopomagav-nashi-82713)。</text:p>
      <text:p text:style-name="P4">
Zelensky说：“同样，今天也与威尼斯委员会的代表，贝莱德投资基金的代表举行了会议。”</text:p>
      <text:p text:style-name="P4">
<draw:frame draw:style-name="fr1" draw:name="Image34" text:anchor-type="as-char" svg:width="6.9236in" svg:height="4.604691in" draw:z-index="0">
<draw:image xlink:href="../Images/yкринформ/2023-05-05T-61-46-00-03-00/1683311374-748.jpeg" xlink:type="simple" xlink:show="embed" xlink:actuate="onLoad" draw:mime-type="image/jpeg"/>
</draw:frame>
<text:span text:style-name="T4">
另请阅读：</text:span>
 <text:a xlink:type="simple" xlink:href="https://www.ukrinform.ua/rubric-ato/3705394-zelenskij-robimo-vse-sob-svit-cuv-ukrainu-rozumiv-i-dopomagav.html" text:style-name="Internet_20_link" text:visited-style-name="Visited_20_Internet_20_Link">
<text:span text:style-name="T4">
 Zelensky </text:span>
</text:a>
此外，他指出，在5月5日晚上，他会见了美国代表团。</text:p>
      <text:p text:style-name="P4">
“为了全球意识，我们谈到了国家之间的进一步互动。 既然我们正在与美国并肩作战，那么我们已经达到了从未在乌克兰和美国之间进行的互动水平。但这不是极限。 我们将继续发展我们的合作 - 我们的真正联盟。 我感谢所有帮助的人!“，”总统说。</text:p>
      <text:p text:style-name="P4">
他感谢美国总统约瑟夫·拜登(Joseph Biden)的领导力，这是国会议会的双方不变的支持。</text:p>
      <text:p text:style-name="P4">
<text:span text:style-name="T4">
另请阅读：</text:span>
 <text:a xlink:type="simple" xlink:href="https://www.ukrinform.ua/rubric-society/3705369-zelenskij-zustrivsa-z-ambasadorami-united24.html" text:style-name="Internet_20_link" text:visited-style-name="Visited_20_Internet_20_Link">
<text:span text:style-name="T4">
 Zelensky </text:span>
</text:a>
Zelensky强调：“我感谢所有与乌克兰人以及我们所有的盟友和伙伴一起保护全球裔美国人的渴望的美国人。”</text:p>
      <text:p text:style-name="P4">
如<text:a xlink:type="simple" xlink:href="https://www.president.gov.ua/news/glava-derzhavi-zustrivsya-z-delegaciyeyu-venecianskoyi-komis-82717" text:style-name="Internet_20_link" text:visited-style-name="Visited_20_Internet_20_Link">
</text:a>
，总统通过法律会见了欧洲民主委员会的代表团(威尼斯委员会)由委员会主席克莱尔·基斯·马洛里(Claire Base Malory)领导，他正在访问一个国家。</text:p>
      <text:p text:style-name="P4">
值得注意的是，Zelensky感谢代表团在艰难的时期访问，并在乌克兰立法发展的各个方向上在乌克兰与威尼斯委员会之间的施肥合作。</text:p>
      <text:p text:style-name="P4">
<text:span text:style-name="T4">
另请阅读：</text:span>
 <text:a xlink:type="simple" xlink:href="https://www.ukrinform.ua/rubric-ato/3705410-prezident-podakuvav-bijcam-povitranih-sil-ta-vsim-pidrozdilam-so-zahisaut-nebo.html" text:style-name="Internet_20_link" text:visited-style-name="Visited_20_Internet_20_Link">
</text:a>
</text:p>
      <text:p text:style-name="P4">
新闻服务应告知，在会议期间，准备就乌克兰宪法法院法官选择候选人的程序的立法提出的问题。</text:p>
      <text:p text:style-name="P4">
“乌克兰首先引入了一项竞争程序，以选择宪法法院的法官。 这是一项历史改革，甚至没有为其他总统讨论。 我们非常意识到我们的巨大责任是诚实和透明的竞争的邀请。 乌克兰人民期望并要求这一点。”泽伦斯基说。</text:p>
      <text:p text:style-name="P4">
他对威尼斯委员会对这个人的支持表示希望，并对成功改革宪法法院的活动有信心。</text:p>
      <text:p text:style-name="P4">
<text:span text:style-name="T4">
另请阅读：</text:span>
 <text:a xlink:type="simple" xlink:href="https://www.ukrinform.ua/rubric-ato/3705404-za-pidsumkami-zustricej-u-gelsinki-ta-gaazi-maemo-potuzne-posilenna-zbroeu-zelenskij.html" text:style-name="Internet_20_link" text:visited-style-name="Visited_20_Internet_20_Link">
<text:span text:style-name="T4">
绿色</text:span>
</text:a>
据指出，会议还讨论了有关德国政治和国民少数民族的法律。</text:p>
      <text:p text:style-name="P4">
国家元首证实了乌克兰的准备，以继续取得Zenation委员会的密切相互作用，以确保按照前欧洲的标准确保有效的改革。</text:p>
      <text:p text:style-name="P4">
据报道，乌克兰Volodymyr Zelenskyy总裁<text:a xlink:type="simple" xlink:href="https://www.ukrinform.ua/rubric-polytics/3705400-zelenskij-zustrivsa-z-delegacieu-amerikanskih-kongresmeniv.html" text:style-name="Internet_20_link" text:visited-style-name="Visited_20_Internet_20_Link">
</text:a>
美国赫尔辛基委员会乔·威尔逊(Joe Wilson)，国会议员斯蒂芬·科恩(Stephen Cohen)和维多利亚·斯巴茨(Victoria Spartz)的负责人。</text:p>
      <text:p text:style-name="P4">
代表团还包括普兹布斯迈克尔·卡彭特(Przebse Michael Carpenter)的永久代表。</text:p>
      <text:p text:style-name="P4">
News Source: <text:a xlink:type="simple" xlink:href="https://www.ukrinform.ua/rubric-polytics/3705406-prezident-zustrivsa-iz-predstavnikami-venecianskoi-komisii.html" text:style-name="Internet_20_link" text:visited-style-name="Visited_20_Internet_20_Link">
https://www.ukrinform.ua/rubric-polytics/3705406-prezident-zustrivsa-iz-predstavnikami-venecianskoi-komisii.html</text:a>
</text:p>
      <!--NEWS-->
      <text:h text:style-name="P10" text:outline-level="1">
<text:span text:style-name="T4">
在基辅举行了慈善体育赛事，以支持阿佐夫斯塔尔捍卫者</text:span>
</text:h>
      <text:p text:style-name="P4">
作者: Ukrinform (Person)</text:p>
      <text:p text:style-name="P4">
出版商: Укринформ (Organization)</text:p>
      <text:p text:style-name="P4">
出版时间: 2023-05-05T-63:44:00+03:00</text:p>
      <text:p text:style-name="P4">
修改时间: 2023-05-05T20:44:00+03:00</text:p>
      <text:p text:style-name="P4">
描述: 在基辅举行了一场慈善体育和大众活动“民族思想”，以支持“ Azovstal”的捍卫者，该捍卫者目前被囚禁。  - 乌克林。</text:p>
      <text:p text:style-name="P4">
图片: ["<text:a xlink:type="simple" xlink:href="https://static.ukrinform.com/photos/2023_05/thumb_files/630_360_1683306930-7532.jpeg" text:style-name="Internet_20_link" text:visited-style-name="Visited_20_Internet_20_Link">
630_360_16833...</text:a>
", "<text:a xlink:type="simple" xlink:href="https://static.ukrinform.com/photos/2023_05/1683306930-9231.jpeg" text:style-name="Internet_20_link" text:visited-style-name="Visited_20_Internet_20_Link">
1683306930-92...</text:a>
", "<text:a xlink:type="simple" xlink:href="https://static.ukrinform.com/photos/2023_05/thumb_files/630_360_1683306928-7816.jpeg" text:style-name="Internet_20_link" text:visited-style-name="Visited_20_Internet_20_Link">
630_360_16833...</text:a>
", "<text:a xlink:type="simple" xlink:href="https://static.ukrinform.com/photos/2023_05/thumb_files/630_360_1683306928-1542.jpeg" text:style-name="Internet_20_link" text:visited-style-name="Visited_20_Internet_20_Link">
630_360_16833...</text:a>
", "<text:a xlink:type="simple" xlink:href="https://static.ukrinform.com/photos/2023_05/thumb_files/630_360_1683306928-9703.jpeg" text:style-name="Internet_20_link" text:visited-style-name="Visited_20_Internet_20_Link">
630_360_16833...</text:a>
", "<text:a xlink:type="simple" xlink:href="https://static.ukrinform.com/photos/2023_05/thumb_files/630_360_1683306928-9675.jpeg" text:style-name="Internet_20_link" text:visited-style-name="Visited_20_Internet_20_Link">
630_360_16833...</text:a>
", "<text:a xlink:type="simple" xlink:href="https://static.ukrinform.com/photos/2023_05/thumb_files/630_360_1683306928-2445.jpeg" text:style-name="Internet_20_link" text:visited-style-name="Visited_20_Internet_20_Link">
630_360_16833...</text:a>
", "<text:a xlink:type="simple" xlink:href="https://static.ukrinform.com/photos/2023_05/thumb_files/630_360_1683306928-6723.jpeg" text:style-name="Internet_20_link" text:visited-style-name="Visited_20_Internet_20_Link">
630_360_16833...</text:a>
", "<text:a xlink:type="simple" xlink:href="https://static.ukrinform.com/photos/2023_05/thumb_files/630_360_1683306929-4627.jpeg" text:style-name="Internet_20_link" text:visited-style-name="Visited_20_Internet_20_Link">
630_360_16833...</text:a>
", "<text:a xlink:type="simple" xlink:href="https://static.ukrinform.com/photos/2023_05/thumb_files/630_360_1683306929-8588.jpeg" text:style-name="Internet_20_link" text:visited-style-name="Visited_20_Internet_20_Link">
630_360_16833...</text:a>
", "<text:a xlink:type="simple" xlink:href="https://static.ukrinform.com/photos/2023_05/thumb_files/630_360_1683306929-8757.jpeg" text:style-name="Internet_20_link" text:visited-style-name="Visited_20_Internet_20_Link">
630_360_16833...</text:a>
", "<text:a xlink:type="simple" xlink:href="https://static.ukrinform.com/photos/2023_05/thumb_files/630_360_1683306930-9231.jpeg" text:style-name="Internet_20_link" text:visited-style-name="Visited_20_Internet_20_Link">
630_360_16833...</text:a>
", "<text:a xlink:type="simple" xlink:href="https://static.ukrinform.com/photos/2023_05/thumb_files/630_360_1683306930-5571.jpeg" text:style-name="Internet_20_link" text:visited-style-name="Visited_20_Internet_20_Link">
630_360_16833...</text:a>
", "<text:a xlink:type="simple" xlink:href="https://static.ukrinform.com/photos/2023_05/thumb_files/630_360_1683306930-2744.jpeg" text:style-name="Internet_20_link" text:visited-style-name="Visited_20_Internet_20_Link">
630_360_16833...</text:a>
", "<text:a xlink:type="simple" xlink:href="https://static.ukrinform.com/photos/2023_05/thumb_files/630_360_1683306930-2661.jpeg" text:style-name="Internet_20_link" text:visited-style-name="Visited_20_Internet_20_Link">
630_360_16833...</text:a>
"]</text:p>
      <text:p text:style-name="P4">
标签: ['Азовсталь', 'Спорт', 'Благодійність', 'Київ', 'Акція']</text:p>
      <text:p text:style-name="P4">
类型: Article</text:p>
      <!--METADATA-->
      <text:p text:style-name="P4">
<draw:frame draw:style-name="fr1" draw:name="Image35" text:anchor-type="as-char" svg:width="6.9236in" svg:height="3.956343in" draw:z-index="0">
<draw:image xlink:href="../Images/yкринформ/2023-05-05T-63-44-00-03-00/630_360_1683306930-7532.jpeg" xlink:type="simple" xlink:show="embed" xlink:actuate="onLoad" draw:mime-type="image/jpeg"/>
</draw:frame>
基辅在基辅的慈善体育和大众活动“国家思想”是为了支持阿佐夫斯塔尔的后卫，目前正在被俘虏。</text:p>
      <text:p text:style-name="P4">
乌克林通讯员报告。</text:p>
      <text:p text:style-name="P4">
5月5日，亚佐夫旅庆祝了该部门创建的9周年。这一天的重要性是自2014年以来的传统。 为了纪念这个标志性的日期，在基辅体育和大众“民族的思想”中为该部门的家庭和军人以及基辅人民组织了“阿佐夫斯塔尔”的捍卫者的家庭协会。 该行动已经通过了城市公园领土(vdng).</text:p>
      <text:p text:style-name="P4">
Цьогорічна програма організована на знак пам'яті про полеглих з 2014 рокубійців «Азову», а також захисників «Азовсталі», які майже рік перебувають уполоні ворога. Захід націлений на підтримку сімей загиблих та полонених бійцівзавдяки створенню дружньої атмосфери єдиного азовського сімейства.</text:p>
      <text:p text:style-name="P4">
“Мета акції – нагадати всім, що наші хлопці досі перебувають у полоні. Такожми хочемо підтримати військових донатами. Війна не закінчилась. Допомогапотрібна завжди. Передусім, цей захід організований для родин військових,зокрема родин “азовців”. Це можливість для них трохи відволіктися. Для дітей –це психологічна реабілітація”, – зазначила директорка департаменту молоді іспорту Юлію Хан.</text:p>
      <text:p text:style-name="P4">
<draw:frame draw:style-name="fr1" draw:name="Image36" text:anchor-type="as-char" svg:width="6.9236in" svg:height="4.168584in" draw:z-index="0">
<draw:image xlink:href="../Images/yкринформ/2023-05-05T-63-44-00-03-00/1683306930-9231.jpeg" xlink:type="simple" xlink:show="embed" xlink:actuate="onLoad" draw:mime-type="image/jpeg"/>
</draw:frame>
她指出，去年这一行动首次在基辅进行。 早期在Mariupol创建Azov单位的周年纪念日。</text:p>
      <text:p text:style-name="P4">
在动作中，有一场慈善比赛“为“阿佐夫”竞选：1公里 - 对于成年子女来说，有5公里的成年子女。</text:p>
      <text:p text:style-name="P4">
您可以通过在线获得令人难忘的奖牌的能力来实现距离。 为此，需要在任何计划中修复比赛(Nike Run，Strava等)到10.05.23，从300(没有奖牌)或600(有奖牌)，将跑步和付款发送给电报@helga_supportfamily，以及竞赛中的工作照片，其中包含帐户的标记。</text:p>
      <text:p text:style-name="P4">
<text:span text:style-name="T4">
另请阅读：</text:span>
 <text:a xlink:type="simple" xlink:href="https://www.ukrinform.ua/rubric-ato/3705388-nezlamni-neskoreni-nespinni-legendarni-azovu-9-rokiv.html" text:style-name="Internet_20_link" text:visited-style-name="Visited_20_Internet_20_Link">
<text:span text:style-name="T4">
 unbreakable </text:span>
 <text:span text:style-name="T4">
无征服</text:span>
 <text:span text:style-name="T4">
乏味</text:span>
 <text:span text:style-name="T4">
 </text:span>
 <text:span text:style-name="T4">
传奇</text:span>
<text:span text:style-name="T4">
 azov </text:span>
 <text:span text:style-name="T4">
 </text:span>
 <text:span text:style-name="T4">
 </text:span>
年**</text:a>
此外，每个人都可以参加乒乓球比赛，看看乌克兰强人联合会的示威游行，扮演乌克兰乌克兰·塔蒂安娜·帕蒂亚科的乌克兰冠军的跳棋，玩Stryitball and Football of Stryitball and Football Off。</text:p>
      <text:p text:style-name="P4">
<draw:frame draw:style-name="fr1" draw:name="Image37" text:anchor-type="as-char" svg:width="6.9236in" svg:height="3.956343in" draw:z-index="0">
<draw:image xlink:href="../Images/yкринформ/2023-05-05T-63-44-00-03-00/630_360_1683306928-7816.jpeg" xlink:type="simple" xlink:show="embed" xlink:actuate="onLoad" draw:mime-type="image/jpeg"/>
</draw:frame>
在基辅，体育与大众事件“国家的思想”以支持捍卫者“ Azovstal” / Photo：Ruslan Kaniuk，Ukrinform <text:a xlink:type="simple" xlink:href="https://static.ukrinform.com/photos/2023_05/1683306928-7816.jpeg" text:style-name="Internet_20_link" text:visited-style-name="Visited_20_Internet_20_Link">
![] [](Images/yкринформ/2023-05-05T-63-44-00-03-00/630_360_1683306928-7816.jpeg)</text:a>
 <text:a xlink:type="simple" xlink:href="https://static.ukrinform.com/photos/2023_05/1683306928-1542.jpeg" text:style-name="Internet_20_link" text:visited-style-name="Visited_20_Internet_20_Link">
<draw:frame draw:style-name="fr1" draw:name="Image38" text:anchor-type="as-char" svg:width="6.9236in" svg:height="3.956343in" draw:z-index="0">
<draw:image xlink:href="../Images/yкринформ/2023-05-05T-63-44-00-03-00/630_360_1683306928-1542.jpeg" xlink:type="simple" xlink:show="embed" xlink:actuate="onLoad" draw:mime-type="image/jpeg"/>
</draw:frame>
</text:a>
 <text:a xlink:type="simple" xlink:href="https://static.ukrinform.com/photos/2023_05/1683306928-9703.jpeg" text:style-name="Internet_20_link" text:visited-style-name="Visited_20_Internet_20_Link">
<draw:frame draw:style-name="fr1" draw:name="Image39" text:anchor-type="as-char" svg:width="6.9236in" svg:height="3.956343in" draw:z-index="0">
<draw:image xlink:href="../Images/yкринформ/2023-05-05T-63-44-00-03-00/630_360_1683306928-9703.jpeg" xlink:type="simple" xlink:show="embed" xlink:actuate="onLoad" draw:mime-type="image/jpeg"/>
</draw:frame>
</text:a>
 <text:a xlink:type="simple" xlink:href="https://static.ukrinform.com/photos/2023_05/1683306928-9675.jpeg" text:style-name="Internet_20_link" text:visited-style-name="Visited_20_Internet_20_Link">
<draw:frame draw:style-name="fr1" draw:name="Image40" text:anchor-type="as-char" svg:width="6.9236in" svg:height="3.956343in" draw:z-index="0">
<draw:image xlink:href="../Images/yкринформ/2023-05-05T-63-44-00-03-00/630_360_1683306928-9675.jpeg" xlink:type="simple" xlink:show="embed" xlink:actuate="onLoad" draw:mime-type="image/jpeg"/>
</draw:frame>
</text:a>
 <text:a xlink:type="simple" xlink:href="https://static.ukrinform.com/photos/2023_05/1683306928-2445.jpeg" text:style-name="Internet_20_link" text:visited-style-name="Visited_20_Internet_20_Link">
<draw:frame draw:style-name="fr1" draw:name="Image41" text:anchor-type="as-char" svg:width="6.9236in" svg:height="3.956343in" draw:z-index="0">
<draw:image xlink:href="../Images/yкринформ/2023-05-05T-63-44-00-03-00/630_360_1683306928-2445.jpeg" xlink:type="simple" xlink:show="embed" xlink:actuate="onLoad" draw:mime-type="image/jpeg"/>
</draw:frame>
</text:a>
 <text:a xlink:type="simple" xlink:href="https://static.ukrinform.com/photos/2023_05/1683306928-6723.jpeg" text:style-name="Internet_20_link" text:visited-style-name="Visited_20_Internet_20_Link">
<draw:frame draw:style-name="fr1" draw:name="Image42" text:anchor-type="as-char" svg:width="6.9236in" svg:height="3.956343in" draw:z-index="0">
<draw:image xlink:href="../Images/yкринформ/2023-05-05T-63-44-00-03-00/630_360_1683306928-6723.jpeg" xlink:type="simple" xlink:show="embed" xlink:actuate="onLoad" draw:mime-type="image/jpeg"/>
</draw:frame>
</text:a>
 <text:a xlink:type="simple" xlink:href="https://static.ukrinform.com/photos/2023_05/1683306929-4627.jpeg" text:style-name="Internet_20_link" text:visited-style-name="Visited_20_Internet_20_Link">
<draw:frame draw:style-name="fr1" draw:name="Image43" text:anchor-type="as-char" svg:width="6.9236in" svg:height="3.956343in" draw:z-index="0">
<draw:image xlink:href="../Images/yкринформ/2023-05-05T-63-44-00-03-00/630_360_1683306929-4627.jpeg" xlink:type="simple" xlink:show="embed" xlink:actuate="onLoad" draw:mime-type="image/jpeg"/>
</draw:frame>
</text:a>
 <text:a xlink:type="simple" xlink:href="https://static.ukrinform.com/photos/2023_05/1683306929-8588.jpeg" text:style-name="Internet_20_link" text:visited-style-name="Visited_20_Internet_20_Link">
<draw:frame draw:style-name="fr1" draw:name="Image44" text:anchor-type="as-char" svg:width="6.9236in" svg:height="3.956343in" draw:z-index="0">
<draw:image xlink:href="../Images/yкринформ/2023-05-05T-63-44-00-03-00/630_360_1683306929-8588.jpeg" xlink:type="simple" xlink:show="embed" xlink:actuate="onLoad" draw:mime-type="image/jpeg"/>
</draw:frame>
</text:a>
 <text:a xlink:type="simple" xlink:href="https://static.ukrinform.com/photos/2023_05/1683306929-8757.jpeg" text:style-name="Internet_20_link" text:visited-style-name="Visited_20_Internet_20_Link">
<draw:frame draw:style-name="fr1" draw:name="Image45" text:anchor-type="as-char" svg:width="6.9236in" svg:height="3.956343in" draw:z-index="0">
<draw:image xlink:href="../Images/yкринформ/2023-05-05T-63-44-00-03-00/630_360_1683306929-8757.jpeg" xlink:type="simple" xlink:show="embed" xlink:actuate="onLoad" draw:mime-type="image/jpeg"/>
</draw:frame>
</text:a>
 <text:a xlink:type="simple" xlink:href="https://static.ukrinform.com/photos/2023_05/1683306930-9231.jpeg" text:style-name="Internet_20_link" text:visited-style-name="Visited_20_Internet_20_Link">
<draw:frame draw:style-name="fr1" draw:name="Image46" text:anchor-type="as-char" svg:width="6.9236in" svg:height="3.956343in" draw:z-index="0">
<draw:image xlink:href="../Images/yкринформ/2023-05-05T-63-44-00-03-00/630_360_1683306930-9231.jpeg" xlink:type="simple" xlink:show="embed" xlink:actuate="onLoad" draw:mime-type="image/jpeg"/>
</draw:frame>
</text:a>
 <text:a xlink:type="simple" xlink:href="https://static.ukrinform.com/photos/2023_05/1683306930-5571.jpeg" text:style-name="Internet_20_link" text:visited-style-name="Visited_20_Internet_20_Link">
<draw:frame draw:style-name="fr1" draw:name="Image47" text:anchor-type="as-char" svg:width="6.9236in" svg:height="3.956343in" draw:z-index="0">
<draw:image xlink:href="../Images/yкринформ/2023-05-05T-63-44-00-03-00/630_360_1683306930-5571.jpeg" xlink:type="simple" xlink:show="embed" xlink:actuate="onLoad" draw:mime-type="image/jpeg"/>
</draw:frame>
</text:a>
 <text:a xlink:type="simple" xlink:href="https://static.ukrinform.com/photos/2023_05/1683306930-2744.jpeg" text:style-name="Internet_20_link" text:visited-style-name="Visited_20_Internet_20_Link">
<draw:frame draw:style-name="fr1" draw:name="Image48" text:anchor-type="as-char" svg:width="6.9236in" svg:height="3.956343in" draw:z-index="0">
<draw:image xlink:href="../Images/yкринформ/2023-05-05T-63-44-00-03-00/630_360_1683306930-2744.jpeg" xlink:type="simple" xlink:show="embed" xlink:actuate="onLoad" draw:mime-type="image/jpeg"/>
</draw:frame>
</text:a>
 <text:a xlink:type="simple" xlink:href="https://static.ukrinform.com/photos/2023_05/1683306930-7532.jpeg" text:style-name="Internet_20_link" text:visited-style-name="Visited_20_Internet_20_Link">
<draw:frame draw:style-name="fr1" draw:name="Image49" text:anchor-type="as-char" svg:width="6.9236in" svg:height="3.956343in" draw:z-index="0">
<draw:image xlink:href="../Images/yкринформ/2023-05-05T-63-44-00-03-00/630_360_1683306930-7532.jpeg" xlink:type="simple" xlink:show="embed" xlink:actuate="onLoad" draw:mime-type="image/jpeg"/>
</draw:frame>
</text:a>
 <text:a xlink:type="simple" xlink:href="https://static.ukrinform.com/photos/2023_05/1683306930-2661.jpeg" text:style-name="Internet_20_link" text:visited-style-name="Visited_20_Internet_20_Link">
<draw:frame draw:style-name="fr1" draw:name="Image50" text:anchor-type="as-char" svg:width="6.9236in" svg:height="3.956343in" draw:z-index="0">
<draw:image xlink:href="../Images/yкринформ/2023-05-05T-63-44-00-03-00/630_360_1683306930-2661.jpeg" xlink:type="simple" xlink:show="embed" xlink:actuate="onLoad" draw:mime-type="image/jpeg"/>
</draw:frame>
</text:a>
此外，一名来自Domedic援助的Azovstal演讲的军队。在行动结束时，来自Azov团的军队推出了一场野外美食，并用美味的盘子进行了处理。组织者：在KSCA部门和体育的支持下，Azovstal Defenders的家庭协会。 尤其是该行动的信息合作伙伴是乌克兰乌克兰信息局“乌克林福姆”。</text:p>
      <text:p text:style-name="P4">
如报道，<text:a xlink:type="simple" xlink:href="https://www.ukrinform.ua/rubric-ato/3657814-druzina-komandira-polku-azov-zaklikala-vizvoliti-ukrainskih-bijciv-z-polonu-rf.html" text:style-name="Internet_20_link" text:visited-style-name="Visited_20_Internet_20_Link">
</text:a>
 .</text:p>
      <text:p text:style-name="P4">
News Source: <text:a xlink:type="simple" xlink:href="https://www.ukrinform.ua/rubric-kyiv/3705401-u-kievi-proveli-blagodijnij-sportivnij-zahid-na-pidtrimku-zahisnikiv-azovstali.html" text:style-name="Internet_20_link" text:visited-style-name="Visited_20_Internet_20_Link">
https://www.ukrinform.ua/rubric-kyiv/3705401-u-kievi-proveli-blagodijnij-sportivnij-zahid-na-pidtrimku-zahisnikiv-azovstali.html</text:a>
</text:p>
      <!--NEWS-->
      <text:h text:style-name="P10" text:outline-level="1">
<text:span text:style-name="T4">
联合国敦促各国政府不要将难民返回苏丹</text:span>
</text:h>
      <text:p text:style-name="P4">
作者: Ukrinform (Person)</text:p>
      <text:p text:style-name="P4">
出版商: Укринформ (Organization)</text:p>
      <text:p text:style-name="P4">
出版时间: 2023-05-05T-65:44:00+03:00</text:p>
      <text:p text:style-name="P4">
修改时间: 2023-05-05T20:44:00+03:00</text:p>
      <text:p text:style-name="P4">
描述: 周五，联合国难民机构敦促各国政府进入逃离苏丹的平民，而不是将他们送回该国的冲突。  - 乌克林。</text:p>
      <text:p text:style-name="P4">
图片: ["<text:a xlink:type="simple" xlink:href="https://static.ukrinform.com/photos/2023_05/thumb_files/630_360_1683290498-269.jpeg" text:style-name="Internet_20_link" text:visited-style-name="Visited_20_Internet_20_Link">
630_360_16832...</text:a>
"]</text:p>
      <text:p text:style-name="P4">
标签: ['ООН', 'Судан', 'Біженці']</text:p>
      <text:p text:style-name="P4">
类型: Article</text:p>
      <!--METADATA-->
      <text:p text:style-name="P4">
<draw:frame draw:style-name="fr1" draw:name="Image51" text:anchor-type="as-char" svg:width="6.9236in" svg:height="3.956343in" draw:z-index="0">
<draw:image xlink:href="../Images/yкринформ/2023-05-05T-65-44-00-03-00/630_360_1683290498-269.jpeg" xlink:type="simple" xlink:show="embed" xlink:actuate="onLoad" draw:mime-type="image/jpeg"/>
</draw:frame>
联合国难民局周五敦促各国政府让纳斯塔(Nasta)逃离苏丹的平民领土，而不是将他们送往该国的冲突。</text:p>
      <text:p text:style-name="P4">
正如乌克林福姆报道的那样，它报告了<text:a xlink:type="simple" xlink:href="https://www.reuters.com/world/africa/un-refugee-agency-calls-governments-not-return-people-sudan-2023-05-05/" text:style-name="Internet_20_link" text:visited-style-name="Visited_20_Internet_20_Link">
</text:a>
联合国伊丽莎白·唐(Elizabeth Tang)高级专员局长说：“我们建议政府不要因挫败的冲突而返回苏丹。”</text:p>
      <text:p text:style-name="P4">
她指出，这适用于苏丹公民，外国公民，包括在苏丹接受的难民，无国籍人士以及没有护照或任何其他身份证明的难民。</text:p>
      <text:p text:style-name="P4">
根据联合国的说法，苏丹的冲突迫使大约100,000人逃离邻国，并阻碍向一个大约三分之二的国家提供援助，已经依靠人道主义援助。</text:p>
      <text:p text:style-name="P4">
<text:span text:style-name="T4">
另请阅读：</text:span>
 <text:a xlink:type="simple" xlink:href="https://www.ukrinform.ua/rubric-world/3703570-kilkist-bizenciv-iz-sudanu-moze-zrosti-do-800-tisac-oon.html" text:style-name="Internet_20_link" text:visited-style-name="Visited_20_Internet_20_Link">
<text:span text:style-name="T4">
数量</text:span>
 <text:span text:style-name="T4">
难民</text:span>
 <text:span text:style-name="T4">
 </text:span>
苏丹<text:span text:style-name="T4">
 </text:span>
 can <text:span text:style-name="T4">
 </text:span>
 <text:span text:style-name="T4">
 grow </text:span>
 grow <text:span text:style-name="T4">
<text:span text:style-name="T5">
 800 </text:span>
* </text:span>
 <text:span text:style-name="T4">
 </text:span>
千<text:span text:style-name="T4">
 </text:span>
 <text:span text:style-name="T4">
 </text:span>
 <text:span text:style-name="T4">
 </text:span>
 un **</text:a>
唐强调，尽管平民禁止与埃及的边界，但没有任何平民进入邻国的迹象。</text:p>
      <text:p text:style-name="P4">
坦克总结说：“那些跑步的人可能需要高水平的国际保护。”</text:p>
      <text:p text:style-name="P4">
正如人道主义计划的负责人乌克林福姆报告<text:a xlink:type="simple" xlink:href="https://www.ukrinform.ua/tag-oon" text:style-name="Internet_20_link" text:visited-style-name="Visited_20_Internet_20_Link">
</text:a>
马丁·格里菲斯(Martin Griffiths)表示，他正在履行苏丹交战方的义务，以保护人道主义援助，以确保其交付给需要它的人。</text:p>
      <text:p text:style-name="P4">
<text:span text:style-name="T5">
foto：epa/upg</text:span>
</text:p>
      <text:p text:style-name="P4">
News Source: <text:a xlink:type="simple" xlink:href="https://www.ukrinform.ua/rubric-world/3705233-v-oon-zaklikaut-uradi-krain-ne-povertati-bizenciv-do-sudanu.html" text:style-name="Internet_20_link" text:visited-style-name="Visited_20_Internet_20_Link">
https://www.ukrinform.ua/rubric-world/3705233-v-oon-zaklikaut-uradi-krain-ne-povertati-bizenciv-do-sudanu.html</text:a>
</text:p>
      <!--NEWS-->
      <text:h text:style-name="P10" text:outline-level="1">
<text:span text:style-name="T4">
防空在Dnipropetrovsk地区击落了2次无人机</text:span>
</text:h>
      <text:p text:style-name="P4">
作者: liveuamap (Language: en)</text:p>
      <text:p text:style-name="P4">
时间: 2023-05-05T02:04:18</text:p>
      <text:p text:style-name="P4">
地点: Dnipropetrovsk region (Latitude:48.38111 Longtitude:35.15213)</text:p>
      <text:p text:style-name="P4">
视频: []</text:p>
      <text:p text:style-name="P4">
图片: []</text:p>
      <text:p text:style-name="P4">
标签: ["Europe", "Central and Eastern Europe"]</text:p>
      <text:p text:style-name="P4">
Id: 22560505</text:p>
      <!--METADATA-->
      <text:p text:style-name="P4">
防空在Dnipropetrovsk地区击落了2次无人机</text:p>
      <text:p text:style-name="P4">
新闻收集链接：<text:a xlink:type="simple" xlink:href="https://liveuamap.com/en/2023/5-may-air-defense-shot-down-2-drones-in-dnipropetrovsk-region" text:style-name="Internet_20_link" text:visited-style-name="Visited_20_Internet_20_Link">
https://liveuamap.com/en/2023/5-may-air-defense-shot-down-2---------------------------------------------------------------------------------------------------------------------------------------- in-dnipropetrovsk-region</text:a>
</text:p>
      <text:p text:style-name="P4">
News Source: <text:a xlink:type="simple" xlink:href="https://t.me/UkraineNow/32616" text:style-name="Internet_20_link" text:visited-style-name="Visited_20_Internet_20_Link">
https://t.me/UkraineNow/32616</text:a>
</text:p>
      <!--NEWS-->
      <text:h text:style-name="P10" text:outline-level="1">
<text:span text:style-name="T4">
由于新无人机袭击的结果</text:span>
</text:h>
      <text:p text:style-name="P4">
作者: liveuamap (Language: en)</text:p>
      <text:p text:style-name="P4">
时间: 2023-05-05T02:17:02</text:p>
      <text:p text:style-name="P4">
地点: Ilskiy, Krasnodar (Latitude:44.85657 Longtitude:38.60557)</text:p>
      <text:p text:style-name="P4">
视频: []</text:p>
      <text:p text:style-name="P4">
图片: []</text:p>
      <text:p text:style-name="P4">
标签: ["Russia", "Energy"]</text:p>
      <text:p text:style-name="P4">
Id: 22560506</text:p>
      <!--METADATA-->
      <text:p text:style-name="P4">
由于新无人机袭击的结果</text:p>
      <text:p text:style-name="P4">
新闻集链接：<text:a xlink:type="simple" xlink:href="https://liveuamap.com/en/2023/5-may-fire-at-ilskiy-refinery-in-krasnodar-krai-as-result" text:style-name="Internet_20_link" text:visited-style-name="Visited_20_Internet_20_Link">
https://liveuamap.com/en/2023/5-may-fire-at-rskiy-refinery-in-in-krasnodar-krai-as-result</text:a>
</text:p>
      <text:p text:style-name="P4">
News Source: <text:a xlink:type="simple" xlink:href="https://t.me/bazabazon/17396" text:style-name="Internet_20_link" text:visited-style-name="Visited_20_Internet_20_Link">
https://t.me/bazabazon/17396</text:a>
</text:p>
      <!--NEWS-->
      <text:h text:style-name="P10" text:outline-level="1">
<text:span text:style-name="T4">
对Ilskiy炼油厂的攻击是由破坏者而不是无人机进行的，嫌疑人被拘留了...</text:span>
</text:h>
      <text:p text:style-name="P4">
作者: liveuamap (Language: en)</text:p>
      <text:p text:style-name="P4">
时间: 2023-05-05T02:55:58</text:p>
      <text:p text:style-name="P4">
地点: Ilskiy, Krasnodar (Latitude:44.85563 Longtitude:38.60613)</text:p>
      <text:p text:style-name="P4">
视频: []</text:p>
      <text:p text:style-name="P4">
图片: []</text:p>
      <text:p text:style-name="P4">
标签: ["Russia", "Central and Eastern Europe"]</text:p>
      <text:p text:style-name="P4">
Id: 22560541</text:p>
      <!--METADATA-->
      <text:p text:style-name="P4">
对Ilskiy炼油厂的攻击是由破坏者而非无人机进行的，可疑人士根据俄罗斯媒体被拘留</text:p>
      <text:p text:style-name="P4">
新闻集链接：<text:a xlink:type="simple" xlink:href="https://liveuamap.com/en/2023/5-may-attack-on-ilskiy-refinery-was-conducted-by-saboteurs" text:style-name="Internet_20_link" text:visited-style-name="Visited_20_Internet_20_Link">
https://liveuamap.com/en/2023/5-may-attack-on-ilskiy-refinery-was-conducted-by-saboteurs</text:a>
</text:p>
      <text:p text:style-name="P4">
News Source: <text:a xlink:type="simple" xlink:href="https://t.me/rusbrief/114452" text:style-name="Internet_20_link" text:visited-style-name="Visited_20_Internet_20_Link">
https://t.me/rusbrief/114452</text:a>
</text:p>
      <!--NEWS-->
      <text:h text:style-name="P10" text:outline-level="1">
<text:span text:style-name="T4">
Zaporizka Oblast（08:56）。 红色警报：空中威胁。 警笛声。 立即掩盖！</text:span>
</text:h>
      <text:p text:style-name="P4">
作者: liveuamap (Language: en)</text:p>
      <text:p text:style-name="P4">
时间: 2023-05-05T02:58:00</text:p>
      <text:p text:style-name="P4">
地点: Zaporizka Oblast (Latitude:47.612971 Longtitude:35.765071)</text:p>
      <text:p text:style-name="P4">
视频: []</text:p>
      <text:p text:style-name="P4">
图片: []</text:p>
      <text:p text:style-name="P4">
标签: ["Europe", "Central and Eastern Europe"]</text:p>
      <text:p text:style-name="P4">
Id: 22560558</text:p>
      <!--METADATA-->
      <text:p text:style-name="P4">
Zaporizhzhia地区(08:56). Red Alert: aerial threat. Sirens sounding. Take covernow!</text:p>
      <text:p text:style-name="P4">
News Collection Link: <text:a xlink:type="simple" xlink:href="https://liveuamap.com/en/2023/05-may-zaporizka-oblast0856-red-alert-aerial-g" text:style-name="Internet_20_link" text:visited-style-name="Visited_20_Internet_20_Link">
https://liveuamap.com/en/2023/05-may-zaporizka-oblast0856-red-alert-aerial-g</text:a>
</text:p>
      <text:p text:style-name="P4">
News Source: <text:a xlink:type="simple" xlink:href="https://t.me/air_alert_ua/44474" text:style-name="Internet_20_link" text:visited-style-name="Visited_20_Internet_20_Link">
https://t.me/air_alert_ua/44474</text:a>
</text:p>
      <!--NEWS-->
      <text:h text:style-name="P10" text:outline-level="1">
<text:span text:style-name="T4">
在罗斯托夫地区的一个田间发现了三米侦察无人机。 一直是沃特...</text:span>
</text:h>
      <text:p text:style-name="P4">
作者: liveuamap (Language: en)</text:p>
      <text:p text:style-name="P4">
时间: 2023-05-05T03:06:13</text:p>
      <text:p text:style-name="P4">
地点: Rostov (Latitude:47.59291 Longtitude:40.47024)</text:p>
      <text:p text:style-name="P4">
视频: []</text:p>
      <text:p text:style-name="P4">
图片: []</text:p>
      <text:p text:style-name="P4">
标签: ["Russia"]</text:p>
      <text:p text:style-name="P4">
Id: 22560560</text:p>
      <!--METADATA-->
      <text:p text:style-name="P4">
在罗斯托夫地区的一个田地里发现了一架三米的侦察无人机。</text:p>
      <text:p text:style-name="P4">
新闻收集链接：<text:a xlink:type="simple" xlink:href="https://liveuamap.com/en/2023/5-may-a-threemeter-reconnaissance-drone-was-found-in-a-field" text:style-name="Internet_20_link" text:visited-style-name="Visited_20_Internet_20_Link">
https://liveuamap.com/en/2023/5-may-a-threemeter-reconnissance-drone-was-found-in-a-find-in-a-field</text:a>
</text:p>
      <text:p text:style-name="P4">
News Source: <text:a xlink:type="simple" xlink:href="https://t.me/shot_shot/50987" text:style-name="Internet_20_link" text:visited-style-name="Visited_20_Internet_20_Link">
https://t.me/shot_shot/50987</text:a>
</text:p>
      <!--NEWS-->
      <text:h text:style-name="P10" text:outline-level="1">
<text:span text:style-name="T4">
Donetsk Oblast（09:12）。 红色警报：空中威胁。 警笛声。 立即掩盖！</text:span>
</text:h>
      <text:p text:style-name="P4">
作者: liveuamap (Language: en)</text:p>
      <text:p text:style-name="P4">
时间: 2023-05-05T03:13:00</text:p>
      <text:p text:style-name="P4">
地点: Donetsk Oblast (Latitude:48.72706 Longtitude:37.57813)</text:p>
      <text:p text:style-name="P4">
视频: []</text:p>
      <text:p text:style-name="P4">
图片: []</text:p>
      <text:p text:style-name="P4">
标签: ["Europe", "Central and Eastern Europe"]</text:p>
      <text:p text:style-name="P4">
Id: 22560564</text:p>
      <!--METADATA-->
      <text:p text:style-name="P4">
Donetsk Oblast(09:12). Red Alert: aerial threat. Sirens sounding. Take covernow!</text:p>
      <text:p text:style-name="P4">
News Collection Link: <text:a xlink:type="simple" xlink:href="https://liveuamap.com/en/2023/05-may-donetsk-oblast0912-red-alert-aerial-thg" text:style-name="Internet_20_link" text:visited-style-name="Visited_20_Internet_20_Link">
https://liveuamap.com/en/2023/05-may-donetsk-oblast0912-red-alert-aerial-thg</text:a>
</text:p>
      <text:p text:style-name="P4">
News Source: <text:a xlink:type="simple" xlink:href="https://t.me/air_alert_ua/44475" text:style-name="Internet_20_link" text:visited-style-name="Visited_20_Internet_20_Link">
https://t.me/air_alert_ua/44475</text:a>
</text:p>
      <!--NEWS-->
      <text:h text:style-name="P10" text:outline-level="1">
<text:span text:style-name="T4">
俄罗斯军队进行了10次导弹，75次空袭和65多个MLR炮击，-GE ...</text:span>
</text:h>
      <text:p text:style-name="P4">
作者: liveuamap (Language: en)</text:p>
      <text:p text:style-name="P4">
时间: 2023-05-05T03:16:00</text:p>
      <text:p text:style-name="P4">
地点: Kherson (Latitude:46.65509 Longtitude:32.61429)</text:p>
      <text:p text:style-name="P4">
视频: []</text:p>
      <text:p text:style-name="P4">
图片: []</text:p>
      <text:p text:style-name="P4">
标签: ["Russia"]</text:p>
      <text:p text:style-name="P4">
Id: 22560620</text:p>
      <!--METADATA-->
      <text:p text:style-name="P4">
俄罗斯军队进行了10次导弹袭击，75次空袭和超过65枚炮弹，与MLR， - 乌克兰武装部队的总参谋部</text:p>
      <text:p text:style-name="P4">
新闻集链接：<text:a xlink:type="simple" xlink:href="https://liveuamap.com/en/2023/5-may-russian-army-conducted-10-missile-strikes-75-airstrikes" text:style-name="Internet_20_link" text:visited-style-name="Visited_20_Internet_20_Link">
https://liveuamap.com/en/2023/2023/5-may-russian-army-conducted-10-missile-strikes-75-- airstrikes</text:a>
</text:p>
      <text:p text:style-name="P4">
News Source: <text:a xlink:type="simple" xlink:href="https://t.me/lumsrc/4687" text:style-name="Internet_20_link" text:visited-style-name="Visited_20_Internet_20_Link">
https://t.me/lumsrc/4687</text:a>
</text:p>
      <!--NEWS-->
      <text:h text:style-name="P10" text:outline-level="1">
<text:span text:style-name="T4">
Kherson，Khersonska Oblast（09:19）。 红色警报：空中威胁。 警笛声。 立即掩盖！</text:span>
</text:h>
      <text:p text:style-name="P4">
作者: liveuamap (Language: en)</text:p>
      <text:p text:style-name="P4">
时间: 2023-05-05T03:20:00</text:p>
      <text:p text:style-name="P4">
地点: Kherson (Latitude:46.65458 Longtitude:32.61688)</text:p>
      <text:p text:style-name="P4">
视频: []</text:p>
      <text:p text:style-name="P4">
图片: []</text:p>
      <text:p text:style-name="P4">
标签: ["Europe", "Central and Eastern Europe"]</text:p>
      <text:p text:style-name="P4">
Id: 22560571</text:p>
      <!--METADATA-->
      <text:p text:style-name="P4">
赫尔森，赫森地区(09:19). Red Alert: aerial threat. Sirens sounding.Take cover now!</text:p>
      <text:p text:style-name="P4">
News Collection Link: <text:a xlink:type="simple" xlink:href="https://liveuamap.com/en/2023/05-may-kherson-khersonska-oblast0919-red-alerg" text:style-name="Internet_20_link" text:visited-style-name="Visited_20_Internet_20_Link">
https://liveuamap.com/en/2023/05-may-kherson-khersonska-oblast0919-red-alerg</text:a>
</text:p>
      <text:p text:style-name="P4">
News Source: <text:a xlink:type="simple" xlink:href="https://t.me/air_alert_ua/44476" text:style-name="Internet_20_link" text:visited-style-name="Visited_20_Internet_20_Link">
https://t.me/air_alert_ua/44476</text:a>
</text:p>
      <!--NEWS-->
      <text:h text:style-name="P10" text:outline-level="1">
<text:span text:style-name="T4">
PMC Wagner Mercenaries Evgeniy Prigozhin的负责人宣布从...</text:span>
</text:h>
      <text:p text:style-name="P4">
作者: liveuamap (Language: en)</text:p>
      <text:p text:style-name="P4">
时间: 2023-05-05T04:09:22</text:p>
      <text:p text:style-name="P4">
地点: Bakhmut (Latitude:48.59023000 Longtitude:37.98128000)</text:p>
      <text:p text:style-name="P4">
视频: []</text:p>
      <text:p text:style-name="P4">
图片: []</text:p>
      <text:p text:style-name="P4">
标签: ["Minsk Monitor", "Europe"]</text:p>
      <text:p text:style-name="P4">
Id: 22560621</text:p>
      <!--METADATA-->
      <text:p text:style-name="P4">
PMC Wagner Mercenaries Evgeniy Prigozhin的负责人于5月10日宣布从Bakhmut撤离他的单位</text:p>
      <text:p text:style-name="P4">
新闻集链接：<text:a xlink:type="simple" xlink:href="https://liveuamap.com/en/2023/5-may-chief-of-pmc-wagner-mercenaries-evgeniy-prigozhin-has" text:style-name="Internet_20_link" text:visited-style-name="Visited_20_Internet_20_Link">
https://liveuamap.com/en/2023/5-may-chief-of-pmc-wagner-mercenaries-mercenaries-evgeniy-prigozhin-has</text:a>
</text:p>
      <text:p text:style-name="P4">
News Source: <text:a xlink:type="simple" xlink:href="https://t.me/bazabazon/17401" text:style-name="Internet_20_link" text:visited-style-name="Visited_20_Internet_20_Link">
https://t.me/bazabazon/17401</text:a>
</text:p>
      <!--NEWS-->
      <text:h text:style-name="P10" text:outline-level="1">
<text:span text:style-name="T4">
无人机对克里姆林宫的攻击可能会在俄罗斯安全理事会上讨论，克里姆林宫的讲话...</text:span>
</text:h>
      <text:p text:style-name="P4">
作者: liveuamap (Language: en)</text:p>
      <text:p text:style-name="P4">
时间: 2023-05-05T04:42:07</text:p>
      <text:p text:style-name="P4">
地点: Moskva, Moscow (Latitude:55.75146 Longtitude:37.61547)</text:p>
      <text:p text:style-name="P4">
视频: []</text:p>
      <text:p text:style-name="P4">
图片: []</text:p>
      <text:p text:style-name="P4">
标签: ["Russia"]</text:p>
      <text:p text:style-name="P4">
Id: 22560626</text:p>
      <!--METADATA-->
      <text:p text:style-name="P4">
克里姆林宫发言人的俄罗斯安全理事会可能会讨论对克里姆林宫的攻击</text:p>
      <text:p text:style-name="P4">
新闻集链接：<text:a xlink:type="simple" xlink:href="https://liveuamap.com/en/2023/5-may-uav-attack-on-kremlin-likely-to-be-discussed-at-security" text:style-name="Internet_20_link" text:visited-style-name="Visited_20_Internet_20_Link">
https://liveuamap.com/en/2023/5-may-uav-atack-antack-on-kremlin-line-to-to-to-be-be-be be-be be discussed-security</text:a>
</text:p>
      <text:p text:style-name="P4">
News Source: <text:a xlink:type="simple" xlink:href="https://t.me/bbbreaking/154639" text:style-name="Internet_20_link" text:visited-style-name="Visited_20_Internet_20_Link">
https://t.me/bbbreaking/154639</text:a>
</text:p>
      <!--NEWS-->
      <text:h text:style-name="P10" text:outline-level="1">
<text:span text:style-name="T4">
克里姆林宫的发言人确认克里姆林宫意识到普里戈津的陈述</text:span>
</text:h>
      <text:p text:style-name="P4">
作者: liveuamap (Language: en)</text:p>
      <text:p text:style-name="P4">
时间: 2023-05-05T04:42:54</text:p>
      <text:p text:style-name="P4">
地点: Moskva, Moscow (Latitude:55.74934 Longtitude:37.61461)</text:p>
      <text:p text:style-name="P4">
视频: []</text:p>
      <text:p text:style-name="P4">
图片: []</text:p>
      <text:p text:style-name="P4">
标签: ["Russia", "Central and Eastern Europe"]</text:p>
      <text:p text:style-name="P4">
Id: 22560627</text:p>
      <!--METADATA-->
      <text:p text:style-name="P4">
克里姆林宫的发言人确认克里姆林宫意识到普里戈津的陈述</text:p>
      <text:p text:style-name="P4">
新闻集链接：<text:a xlink:type="simple" xlink:href="https://liveuamap.com/en/2023/5-may-kremlins-spokesperson-confirmed-kremlin-is-aware-of" text:style-name="Internet_20_link" text:visited-style-name="Visited_20_Internet_20_Link">
https://liveuamap.com/en/2023/5-may-kremlins-spokesperson-confirmed-kremlin-is-ware-firs-firs-rampokesperson-remlin-s-is-aware-firprime</text:a>
</text:p>
      <text:p text:style-name="P4">
News Source: <text:a xlink:type="simple" xlink:href="https://t.me/bbbreaking/154641" text:style-name="Internet_20_link" text:visited-style-name="Visited_20_Internet_20_Link">
https://t.me/bbbreaking/154641</text:a>
</text:p>
      <!--NEWS-->
      <text:h text:style-name="P10" text:outline-level="1">
<text:span text:style-name="T4">
乌克兰归还了另外80名堕落士兵的尸体 - 重返社会部</text:span>
</text:h>
      <text:p text:style-name="P4">
作者: liveuamap (Language: en)</text:p>
      <text:p text:style-name="P4">
时间: 2023-05-05T04:55:51</text:p>
      <text:p text:style-name="P4">
地点: Kyiv, Kyiv city (Latitude:50.44329 Longtitude:30.52929)</text:p>
      <text:p text:style-name="P4">
视频: []</text:p>
      <text:p text:style-name="P4">
图片: []</text:p>
      <text:p text:style-name="P4">
标签: ["Europe", "Central and Eastern Europe"]</text:p>
      <text:p text:style-name="P4">
Id: 22560631</text:p>
      <!--METADATA-->
      <text:p text:style-name="P4">
乌克兰返回了另外80名堕落士兵的尸体， - 缔结部</text:p>
      <text:p text:style-name="P4">
新闻集链接：<text:a xlink:type="simple" xlink:href="https://liveuamap.com/en/2023/5-may-ukraine-returned-the-bodies-of-another-80-dead-soldiers" text:style-name="Internet_20_link" text:visited-style-name="Visited_20_Internet_20_Link">
https://liveuamap.com/en/2023/5-may-ukraine-returned-the-bodies-the-bodies-of-another-80 dead-soldiers</text:a>
</text:p>
      <text:p text:style-name="P4">
News Source: <text:a xlink:type="simple" xlink:href="https://t.me/espresotb/61772" text:style-name="Internet_20_link" text:visited-style-name="Visited_20_Internet_20_Link">
https://t.me/espresotb/61772</text:a>
</text:p>
      <!--NEWS-->
      <text:h text:style-name="P10" text:outline-level="1">
<text:span text:style-name="T4">
Chernihivska Oblast（11:33）。 红色警报：空中威胁。 警笛声。 立即掩盖！</text:span>
</text:h>
      <text:p text:style-name="P4">
作者: liveuamap (Language: en)</text:p>
      <text:p text:style-name="P4">
时间: 2023-05-05T05:34:00</text:p>
      <text:p text:style-name="P4">
地点: Chernihivska Oblast (Latitude:51.33333000 Longtitude:32.00000000)</text:p>
      <text:p text:style-name="P4">
视频: []</text:p>
      <text:p text:style-name="P4">
图片: []</text:p>
      <text:p text:style-name="P4">
标签: ["Europe", "Central and Eastern Europe"]</text:p>
      <text:p text:style-name="P4">
Id: 22560635</text:p>
      <!--METADATA-->
      <text:p text:style-name="P4">
切尔尼希夫地区(11:33). Red Alert: aerial threat. Sirens sounding. Takecover now!</text:p>
      <text:p text:style-name="P4">
News Collection Link: <text:a xlink:type="simple" xlink:href="https://liveuamap.com/en/2023/05-may-chernihivska-oblast1133-red-alert-aerig" text:style-name="Internet_20_link" text:visited-style-name="Visited_20_Internet_20_Link">
https://liveuamap.com/en/2023/05-may-chernihivska-oblast1133-red-alert-aerig</text:a>
</text:p>
      <text:p text:style-name="P4">
News Source: <text:a xlink:type="simple" xlink:href="https://t.me/suspilnechernihiv/18279" text:style-name="Internet_20_link" text:visited-style-name="Visited_20_Internet_20_Link">
https://t.me/suspilnechernihiv/18279</text:a>
</text:p>
      <!--NEWS-->
      <text:h text:style-name="P10" text:outline-level="1">
<text:span text:style-name="T4">
Sumska Oblast（11:33）。 红色警报：空中威胁。 警笛声。 立即掩盖！</text:span>
</text:h>
      <text:p text:style-name="P4">
作者: liveuamap (Language: en)</text:p>
      <text:p text:style-name="P4">
时间: 2023-05-05T05:35:00</text:p>
      <text:p text:style-name="P4">
地点: Sumska Oblast (Latitude:51.00000000 Longtitude:34.00000000)</text:p>
      <text:p text:style-name="P4">
视频: []</text:p>
      <text:p text:style-name="P4">
图片: []</text:p>
      <text:p text:style-name="P4">
标签: ["Europe", "Central and Eastern Europe"]</text:p>
      <text:p text:style-name="P4">
Id: 22560636</text:p>
      <!--METADATA-->
      <text:p text:style-name="P4">
Sumy地区(11:33). Red Alert: aerial threat. Sirens sounding. Take covernow!</text:p>
      <text:p text:style-name="P4">
News Collection Link: <text:a xlink:type="simple" xlink:href="https://liveuamap.com/en/2023/05-may-sumska-oblast1133-red-alert-aerial-thrg" text:style-name="Internet_20_link" text:visited-style-name="Visited_20_Internet_20_Link">
https://liveuamap.com/en/2023/05-may-sumska-oblast1133-red-alert-aerial-thrg</text:a>
</text:p>
      <text:p text:style-name="P4">
News Source: <text:a xlink:type="simple" xlink:href="https://t.me/air_alert_ua/44481" text:style-name="Internet_20_link" text:visited-style-name="Visited_20_Internet_20_Link">
https://t.me/air_alert_ua/44481</text:a>
</text:p>
      <!--NEWS-->
      <text:h text:style-name="P10" text:outline-level="1">
<text:span text:style-name="T4">
Schelling报道了Belgorod地区的Clear Dawn和Cheremosnoy村庄</text:span>
</text:h>
      <text:p text:style-name="P4">
作者: liveuamap (Language: en)</text:p>
      <text:p text:style-name="P4">
时间: 2023-05-05T06:38:02</text:p>
      <text:p text:style-name="P4">
地点: Belgorod, Belgorodskaya oblast' (Latitude:50.38116 Longtitude:36.49933)</text:p>
      <text:p text:style-name="P4">
视频: []</text:p>
      <text:p text:style-name="P4">
图片: ["<text:a xlink:type="simple" xlink:href="https://liveuamap.com/pics/2023/05/05/22560644_0.jpg" text:style-name="Internet_20_link" text:visited-style-name="Visited_20_Internet_20_Link">
22560644_0.jpg</text:a>
"]</text:p>
      <text:p text:style-name="P4">
标签: ["Russia", "Europe"]</text:p>
      <text:p text:style-name="P4">
Id: 22560644</text:p>
      <!--METADATA-->
      <text:p text:style-name="P4">
Schelling报道了Belgorod地区的Clear Dawn和Cheremosnoy村庄</text:p>
      <text:p text:style-name="P4">
!(Images/liveuamap/2023-05-05T06-38-02/22560644_0.jpg)新闻集链接：<text:a xlink:type="simple" xlink:href="https://liveuamap.com/en/2023/5-may-shelling-reported-in-yasnye-zori-and-cheremosnoye-villages" text:style-name="Internet_20_link" text:visited-style-name="Visited_20_Internet_20_Link">
https://liveuamap.com/en/2023/2023/5-may-shelling-reported-in-yasnye-zori-as-zori-and-cheremosnoye-villages</text:a>
</text:p>
      <text:p text:style-name="P4">
News Source: <text:a xlink:type="simple" xlink:href="https://t.me/shot_shot/50999" text:style-name="Internet_20_link" text:visited-style-name="Visited_20_Internet_20_Link">
https://t.me/shot_shot/50999</text:a>
</text:p>
      <!--NEWS-->
      <text:h text:style-name="P10" text:outline-level="1">
<text:span text:style-name="T4">
乌克兰Zelensky总统会见了巴林·阿卜杜拉蒂夫（Bahrain Abdullatif）外交部长...</text:span>
</text:h>
      <text:p text:style-name="P4">
作者: liveuamap (Language: en)</text:p>
      <text:p text:style-name="P4">
时间: 2023-05-05T07:06:23</text:p>
      <text:p text:style-name="P4">
地点: Kyiv, Kyiv city (Latitude:50.44426 Longtitude:30.52914)</text:p>
      <text:p text:style-name="P4">
视频: []</text:p>
      <text:p text:style-name="P4">
图片: []</text:p>
      <text:p text:style-name="P4">
标签: ["Europe", "Central and Eastern Europe"]</text:p>
      <text:p text:style-name="P4">
Id: 22560648</text:p>
      <!--METADATA-->
      <text:p text:style-name="P4">
乌克兰Zelensky总统会见了巴林·阿卜杜拉蒂夫·本·拉希德·阿兹·扎亚尼的外交部长</text:p>
      <text:p text:style-name="P4">
新闻集链接：<text:a xlink:type="simple" xlink:href="https://liveuamap.com/en/2023/5-may-president-of-ukraine-zelensky-met-with-the-minister" text:style-name="Internet_20_link" text:visited-style-name="Visited_20_Internet_20_Link">
https://liveuamap.com/en/2023/5-may-presindent-of-ukraine-zelensky-met-met-with-the-minister</text:a>
</text:p>
      <text:p text:style-name="P4">
News Source: <text:a xlink:type="simple" xlink:href="https://twitter.com/Flash_news_ua/status/1654441641262841856" text:style-name="Internet_20_link" text:visited-style-name="Visited_20_Internet_20_Link">
https://twitter.com/Flash_news_ua/status/1654441641262841856</text:a>
</text:p>
      <!--NEWS-->
      <text:h text:style-name="P10" text:outline-level="1">
<text:span text:style-name="T4">
俄罗斯航空在Kozatske和Nova Kakhovka Comm的Kozatske和Vesele村庄丢下了4枚带领炸弹...</text:span>
</text:h>
      <text:p text:style-name="P4">
作者: liveuamap (Language: en)</text:p>
      <text:p text:style-name="P4">
时间: 2023-05-05T07:09:56</text:p>
      <text:p text:style-name="P4">
地点: Nova Kakhovka, Khersons'ka oblast (Latitude:46.79489 Longtitude:33.3514)</text:p>
      <text:p text:style-name="P4">
视频: []</text:p>
      <text:p text:style-name="P4">
图片: []</text:p>
      <text:p text:style-name="P4">
标签: ["Europe", "Central and Eastern Europe"]</text:p>
      <text:p text:style-name="P4">
Id: 22560649</text:p>
      <!--METADATA-->
      <text:p text:style-name="P4">
俄罗斯航空在Kakhovka社区的Kozatske和Vesele村庄丢下了4枚带领炸弹。 1人受伤</text:p>
      <text:p text:style-name="P4">
新闻集链接：[https://liveuamap.com/en/2023/5-may-russian-aviation-dropped-4-------------------------------(https://liveuamap.com/en/2023/5-may-russian-aviation-dropped-4-guided-bombs-at-kozatske)</text:p>
      <text:p text:style-name="P4">
News Source: <text:a xlink:type="simple" xlink:href="https://t.me/ukrpravda_news/30229" text:style-name="Internet_20_link" text:visited-style-name="Visited_20_Internet_20_Link">
https://t.me/ukrpravda_news/30229</text:a>
</text:p>
      <!--NEWS-->
      <text:h text:style-name="P10" text:outline-level="1">
<text:span text:style-name="T4">
Donetsk Oblast（13:47）。 红色警报：空中威胁。 警笛声。 立即掩盖！</text:span>
</text:h>
      <text:p text:style-name="P4">
作者: liveuamap (Language: en)</text:p>
      <text:p text:style-name="P4">
时间: 2023-05-05T07:48:00</text:p>
      <text:p text:style-name="P4">
地点: Donetsk Oblast (Latitude:48.72705 Longtitude:37.57858)</text:p>
      <text:p text:style-name="P4">
视频: []</text:p>
      <text:p text:style-name="P4">
图片: []</text:p>
      <text:p text:style-name="P4">
标签: ["Europe", "Central and Eastern Europe"]</text:p>
      <text:p text:style-name="P4">
Id: 22560656</text:p>
      <!--METADATA-->
      <text:p text:style-name="P4">
Donetsk Oblast(13:47). Red Alert: aerial threat. Sirens sounding. Take covernow!</text:p>
      <text:p text:style-name="P4">
News Collection Link: <text:a xlink:type="simple" xlink:href="https://liveuamap.com/en/2023/05-may-donetsk-oblast1347-red-alert-aerial-thg" text:style-name="Internet_20_link" text:visited-style-name="Visited_20_Internet_20_Link">
https://liveuamap.com/en/2023/05-may-donetsk-oblast1347-red-alert-aerial-thg</text:a>
</text:p>
      <text:p text:style-name="P4">
News Source: <text:a xlink:type="simple" xlink:href="https://t.me/air_alert_ua/44485" text:style-name="Internet_20_link" text:visited-style-name="Visited_20_Internet_20_Link">
https://t.me/air_alert_ua/44485</text:a>
</text:p>
      <!--NEWS-->
      <text:h text:style-name="P10" text:outline-level="1">
<text:span text:style-name="T4">
职业当局宣布从Zaporizhzhia地区的18个定居点撤离...</text:span>
</text:h>
      <text:p text:style-name="P4">
作者: liveuamap (Language: en)</text:p>
      <text:p text:style-name="P4">
时间: 2023-05-05T08:48:00</text:p>
      <text:p text:style-name="P4">
地点: Rozivka (Latitude:47.3858 Longtitude:37.06993)</text:p>
      <text:p text:style-name="P4">
视频: []</text:p>
      <text:p text:style-name="P4">
图片: []</text:p>
      <text:p text:style-name="P4">
标签: ["Europe", "Central and Eastern Europe"]</text:p>
      <text:p text:style-name="P4">
Id: 22560690</text:p>
      <!--METADATA-->
      <text:p text:style-name="P4">
Occupation Authoritities Announced Evacuation from 18 Settlements Inzaporizhzhia Region, Including Tymoshivka, Smyrnove, Tarasivka, Orlyske, Molochansk, Bilchansk, BILICANSK. , Vasylivka, velykabelozirka, dnipronudne, Mykhaylivka, Kamyanka-Dniprovska, Enerhodar, Polohy, Kinski Razdy, Rozivka</text:p>
      <text:p text:style-name="P4">
新闻集链接：(https://liveuamap.com/en/2023/5-may-occupation-authorities-announced-evacuation-from-18)</text:p>
      <text:p text:style-name="P4">
News Source: <text:a xlink:type="simple" xlink:href="https://t.me/bbbreaking/154667" text:style-name="Internet_20_link" text:visited-style-name="Visited_20_Internet_20_Link">
https://t.me/bbbreaking/154667</text:a>
</text:p>
      <!--NEWS-->
      <text:h text:style-name="P10" text:outline-level="1">
<text:span text:style-name="T4">
Poltavska Oblast（15:36）。 红色警报：空中威胁。 警笛声。 立即掩盖！</text:span>
</text:h>
      <text:p text:style-name="P4">
作者: liveuamap (Language: en)</text:p>
      <text:p text:style-name="P4">
时间: 2023-05-05T09:37:00</text:p>
      <text:p text:style-name="P4">
地点: Poltavska Oblast (Latitude:49.4766 Longtitude:33.81907)</text:p>
      <text:p text:style-name="P4">
视频: []</text:p>
      <text:p text:style-name="P4">
图片: []</text:p>
      <text:p text:style-name="P4">
标签: ["Europe", "Central and Eastern Europe"]</text:p>
      <text:p text:style-name="P4">
Id: 22560673</text:p>
      <!--METADATA-->
      <text:p text:style-name="P4">
poltava(15:36). Red Alert: aerial threat. Sirens sounding. Take covernow!</text:p>
      <text:p text:style-name="P4">
News Collection Link: <text:a xlink:type="simple" xlink:href="https://liveuamap.com/en/2023/05-may-poltavska-oblast1536-red-alert-aerial-g" text:style-name="Internet_20_link" text:visited-style-name="Visited_20_Internet_20_Link">
https://liveuamap.com/en/2023/05-may-poltavska-oblast1536-red-alert-aerial-g</text:a>
</text:p>
      <text:p text:style-name="P4">
News Source: <text:a xlink:type="simple" xlink:href="https://t.me/suspilnepoltava/11031" text:style-name="Internet_20_link" text:visited-style-name="Visited_20_Internet_20_Link">
https://t.me/suspilnepoltava/11031</text:a>
</text:p>
      <!--NEWS-->
      <text:h text:style-name="P10" text:outline-level="1">
<text:span text:style-name="T4">
Dnipro，Dnipropetrovska Oblast（15:36）。 红色警报：空中威胁。 警笛声。 掩护...</text:span>
</text:h>
      <text:p text:style-name="P4">
作者: liveuamap (Language: en)</text:p>
      <text:p text:style-name="P4">
时间: 2023-05-05T09:38:00</text:p>
      <text:p text:style-name="P4">
地点: Dnipro (Latitude:48.45961 Longtitude:35.03768)</text:p>
      <text:p text:style-name="P4">
视频: []</text:p>
      <text:p text:style-name="P4">
图片: []</text:p>
      <text:p text:style-name="P4">
标签: ["Europe", "Central and Eastern Europe"]</text:p>
      <text:p text:style-name="P4">
Id: 22560674</text:p>
      <!--METADATA-->
      <text:p text:style-name="P4">
dnipro，dnipropetrovsk区域(15:36). Red Alert: aerial threat. Sirenssounding. Take cover now!</text:p>
      <text:p text:style-name="P4">
News Collection Link: <text:a xlink:type="simple" xlink:href="https://liveuamap.com/en/2023/05-may-dnipro-dnipropetrovska-oblast1536-red-g" text:style-name="Internet_20_link" text:visited-style-name="Visited_20_Internet_20_Link">
https://liveuamap.com/en/2023/05-may-dnipro-dnipropetrovska-oblast1536-red-g</text:a>
</text:p>
      <text:p text:style-name="P4">
News Source: <text:a xlink:type="simple" xlink:href="https://t.me/suspilnednipro/15087" text:style-name="Internet_20_link" text:visited-style-name="Visited_20_Internet_20_Link">
https://t.me/suspilnednipro/15087</text:a>
</text:p>
      <!--NEWS-->
      <text:h text:style-name="P10" text:outline-level="1">
<text:span text:style-name="T4">
DONETSK地区，Sumy地区，Odesa地区，Mykolaiv，Mykolaiv地区，Zaporizhzhya地区...</text:span>
</text:h>
      <text:p text:style-name="P4">
作者: liveuamap (Language: en)</text:p>
      <text:p text:style-name="P4">
时间: 2023-05-05T09:39:00</text:p>
      <text:p text:style-name="P4">
地点: Donetsk Oblast (Latitude:48.72847 Longtitude:37.57732)</text:p>
      <text:p text:style-name="P4">
视频: []</text:p>
      <text:p text:style-name="P4">
图片: []</text:p>
      <text:p text:style-name="P4">
标签: ["Europe", "Central and Eastern Europe"]</text:p>
      <text:p text:style-name="P4">
Id: 22560675</text:p>
      <!--METADATA-->
      <text:p text:style-name="P4">
顿涅茨克地区，苏米地区，奥德萨地区，米科洛夫，米科洛地区，扎波里兹希亚地区，赫尔森，赫森地区(15:37). Red Alert: aerial threat.Sirens sounding. Take cover now!</text:p>
      <text:p text:style-name="P4">
News Collection Link: <text:a xlink:type="simple" xlink:href="https://liveuamap.com/en/2023/05-may-donetsk-oblast-sumska-oblast-odeska-obg" text:style-name="Internet_20_link" text:visited-style-name="Visited_20_Internet_20_Link">
https://liveuamap.com/en/2023/05-may-donetsk-oblast-sumska-oblast-odeska-obg</text:a>
</text:p>
      <text:p text:style-name="P4">
News Source: <text:a xlink:type="simple" xlink:href="https://t.me/air_alert_ua/44494" text:style-name="Internet_20_link" text:visited-style-name="Visited_20_Internet_20_Link">
https://t.me/air_alert_ua/44494</text:a>
</text:p>
      <!--NEWS-->
      <text:h text:style-name="P10" text:outline-level="1">
<text:span text:style-name="T4">
Kharkiv，Kharkivska Oblast（15:39）。 红色警报：空中威胁。 警笛声。 立即掩盖！</text:span>
</text:h>
      <text:p text:style-name="P4">
作者: liveuamap (Language: en)</text:p>
      <text:p text:style-name="P4">
时间: 2023-05-05T09:40:00</text:p>
      <text:p text:style-name="P4">
地点: Kharkiv (Latitude:49.9819 Longtitude:36.2519)</text:p>
      <text:p text:style-name="P4">
视频: []</text:p>
      <text:p text:style-name="P4">
图片: []</text:p>
      <text:p text:style-name="P4">
标签: ["Europe", "Central and Eastern Europe"]</text:p>
      <text:p text:style-name="P4">
Id: 22560676</text:p>
      <!--METADATA-->
      <text:p text:style-name="P4">
哈尔基夫(Kharkiv)，哈尔基夫地区(15:39). Red Alert: aerial threat. Sirens sounding.Take cover now!</text:p>
      <text:p text:style-name="P4">
News Collection Link: <text:a xlink:type="simple" xlink:href="https://liveuamap.com/en/2023/05-may-kharkiv-kharkivska-oblast1539-red-alerg" text:style-name="Internet_20_link" text:visited-style-name="Visited_20_Internet_20_Link">
https://liveuamap.com/en/2023/05-may-kharkiv-kharkivska-oblast1539-red-alerg</text:a>
</text:p>
      <text:p text:style-name="P4">
News Source: <text:a xlink:type="simple" xlink:href="https://t.me/air_alert_ua/44495" text:style-name="Internet_20_link" text:visited-style-name="Visited_20_Internet_20_Link">
https://t.me/air_alert_ua/44495</text:a>
</text:p>
      <!--NEWS-->
      <text:h text:style-name="P10" text:outline-level="1">
<text:span text:style-name="T4">
Kirovohradska Oblast（15:45）。 红色警报：空中威胁。 警笛声。 立即掩盖！</text:span>
</text:h>
      <text:p text:style-name="P4">
作者: liveuamap (Language: en)</text:p>
      <text:p text:style-name="P4">
时间: 2023-05-05T09:47:00</text:p>
      <text:p text:style-name="P4">
地点: Kirovohradska Oblast (Latitude:48.50000000 Longtitude:32.00000000)</text:p>
      <text:p text:style-name="P4">
视频: []</text:p>
      <text:p text:style-name="P4">
图片: []</text:p>
      <text:p text:style-name="P4">
标签: ["Europe", "Central and Eastern Europe"]</text:p>
      <text:p text:style-name="P4">
Id: 22560677</text:p>
      <!--METADATA-->
      <text:p text:style-name="P4">
Kirovohrad地区(15:45). Red Alert: aerial threat. Sirens sounding. Takecover now!</text:p>
      <text:p text:style-name="P4">
News Collection Link: <text:a xlink:type="simple" xlink:href="https://liveuamap.com/en/2023/05-may-kirovohradska-oblast1545-red-alert-aerg" text:style-name="Internet_20_link" text:visited-style-name="Visited_20_Internet_20_Link">
https://liveuamap.com/en/2023/05-may-kirovohradska-oblast1545-red-alert-aerg</text:a>
</text:p>
      <text:p text:style-name="P4">
News Source: <text:a xlink:type="simple" xlink:href="https://t.me/air_alert_ua/44496" text:style-name="Internet_20_link" text:visited-style-name="Visited_20_Internet_20_Link">
https://t.me/air_alert_ua/44496</text:a>
</text:p>
      <!--NEWS-->
      <text:h text:style-name="P10" text:outline-level="1">
<text:span text:style-name="T4">
Cherkaska Oblast（15:46）。 红色警报：空中威胁。 警笛声。 立即掩盖！</text:span>
</text:h>
      <text:p text:style-name="P4">
作者: liveuamap (Language: en)</text:p>
      <text:p text:style-name="P4">
时间: 2023-05-05T09:49:00</text:p>
      <text:p text:style-name="P4">
地点: Cherkaska Oblast (Latitude:49.25000000 Longtitude:31.33333000)</text:p>
      <text:p text:style-name="P4">
视频: []</text:p>
      <text:p text:style-name="P4">
图片: []</text:p>
      <text:p text:style-name="P4">
标签: ["Europe", "Central and Eastern Europe"]</text:p>
      <text:p text:style-name="P4">
Id: 22560678</text:p>
      <!--METADATA-->
      <text:p text:style-name="P4">
切尔卡斯(15:46). Red Alert: aerial threat. Sirens sounding. Take covernow!</text:p>
      <text:p text:style-name="P4">
News Collection Link: <text:a xlink:type="simple" xlink:href="https://liveuamap.com/en/2023/05-may-cherkaska-oblast1546-red-alert-aerial-g" text:style-name="Internet_20_link" text:visited-style-name="Visited_20_Internet_20_Link">
https://liveuamap.com/en/2023/05-may-cherkaska-oblast1546-red-alert-aerial-g</text:a>
</text:p>
      <text:p text:style-name="P4">
News Source: <text:a xlink:type="simple" xlink:href="https://t.me/air_alert_ua/44497" text:style-name="Internet_20_link" text:visited-style-name="Visited_20_Internet_20_Link">
https://t.me/air_alert_ua/44497</text:a>
</text:p>
      <!--NEWS-->
      <text:h text:style-name="P10" text:outline-level="1">
<text:span text:style-name="T4">
Chernihivska Oblast（16:01）。 红色警报：空中威胁。 警笛声。 立即掩盖！</text:span>
</text:h>
      <text:p text:style-name="P4">
作者: liveuamap (Language: en)</text:p>
      <text:p text:style-name="P4">
时间: 2023-05-05T10:02:00</text:p>
      <text:p text:style-name="P4">
地点: Chernihivska Oblast (Latitude:51.33252 Longtitude:32.00052)</text:p>
      <text:p text:style-name="P4">
视频: []</text:p>
      <text:p text:style-name="P4">
图片: []</text:p>
      <text:p text:style-name="P4">
标签: ["Europe", "Central and Eastern Europe"]</text:p>
      <text:p text:style-name="P4">
Id: 22560679</text:p>
      <!--METADATA-->
      <text:p text:style-name="P4">
切尔尼希夫地区(16:01). Red Alert: aerial threat. Sirens sounding. Takecover now!</text:p>
      <text:p text:style-name="P4">
News Collection Link: <text:a xlink:type="simple" xlink:href="https://liveuamap.com/en/2023/05-may-chernihivska-oblast1601-red-alert-aerig" text:style-name="Internet_20_link" text:visited-style-name="Visited_20_Internet_20_Link">
https://liveuamap.com/en/2023/05-may-chernihivska-oblast1601-red-alert-aerig</text:a>
</text:p>
      <text:p text:style-name="P4">
News Source: <text:a xlink:type="simple" xlink:href="https://t.me/air_alert_ua/44498" text:style-name="Internet_20_link" text:visited-style-name="Visited_20_Internet_20_Link">
https://t.me/air_alert_ua/44498</text:a>
</text:p>
      <!--NEWS-->
      <text:h text:style-name="P10" text:outline-level="1">
<text:span text:style-name="T4">
基辅（16:05）。 红色警报：空中威胁。 警笛声。 立即掩盖！</text:span>
</text:h>
      <text:p text:style-name="P4">
作者: liveuamap (Language: en)</text:p>
      <text:p text:style-name="P4">
时间: 2023-05-05T10:06:00</text:p>
      <text:p text:style-name="P4">
地点: Kyiv (Latitude:50.44343 Longtitude:30.53022)</text:p>
      <text:p text:style-name="P4">
视频: []</text:p>
      <text:p text:style-name="P4">
图片: []</text:p>
      <text:p text:style-name="P4">
标签: ["Europe", "Central and Eastern Europe"]</text:p>
      <text:p text:style-name="P4">
Id: 22560680</text:p>
      <!--METADATA-->
      <text:p text:style-name="P4">
基辅(16:05). Red Alert: aerial threat. Sirens sounding. Take cover now!</text:p>
      <text:p text:style-name="P4">
News Collection Link: <text:a xlink:type="simple" xlink:href="https://liveuamap.com/en/2023/05-may-kyiv1605-red-alert-aerial-threat-sireng" text:style-name="Internet_20_link" text:visited-style-name="Visited_20_Internet_20_Link">
https://liveuamap.com/en/2023/05-may-kyiv1605-red-alert-aerial-threat-sireng</text:a>
</text:p>
      <text:p text:style-name="P4">
News Source: <text:a xlink:type="simple" xlink:href="https://t.me/KyivCityOfficial/6605" text:style-name="Internet_20_link" text:visited-style-name="Visited_20_Internet_20_Link">
https://t.me/KyivCityOfficial/6605</text:a>
</text:p>
      <!--NEWS-->
      <text:h text:style-name="P10" text:outline-level="1">
<text:span text:style-name="T4">
斯洛维亚斯克报道的爆炸</text:span>
</text:h>
      <text:p text:style-name="P4">
作者: liveuamap (Language: en)</text:p>
      <text:p text:style-name="P4">
时间: 2023-05-05T10:07:00</text:p>
      <text:p text:style-name="P4">
地点: Sloviansk (Latitude:48.84087 Longtitude:37.59756)</text:p>
      <text:p text:style-name="P4">
视频: []</text:p>
      <text:p text:style-name="P4">
图片: ["<text:a xlink:type="simple" xlink:href="https://liveuamap.com/pics/2023/05/05/22560691_1.jpg" text:style-name="Internet_20_link" text:visited-style-name="Visited_20_Internet_20_Link">
22560691_1.jpg</text:a>
", "<text:a xlink:type="simple" xlink:href="https://liveuamap.com/pics/2023/05/05/22560691_2.jpg" text:style-name="Internet_20_link" text:visited-style-name="Visited_20_Internet_20_Link">
22560691_2.jpg</text:a>
", "<text:a xlink:type="simple" xlink:href="https://liveuamap.com/pics/2023/05/05/22560691_3.jpg" text:style-name="Internet_20_link" text:visited-style-name="Visited_20_Internet_20_Link">
22560691_3.jpg</text:a>
"]</text:p>
      <text:p text:style-name="P4">
标签: []</text:p>
      <text:p text:style-name="P4">
Id: 22560691</text:p>
      <!--METADATA-->
      <text:p text:style-name="P4">
斯洛维亚斯克报道的爆炸</text:p>
      <text:p text:style-name="P4">
<draw:frame draw:style-name="fr1" draw:name="Image52" text:anchor-type="as-char" svg:width="6.9236in" svg:height="9.231467in" draw:z-index="0">
<draw:image xlink:href="../Images/liveuamap/2023-05-05T10-07-00/22560691_1.jpg" xlink:type="simple" xlink:show="embed" xlink:actuate="onLoad" draw:mime-type="image/jpeg"/>
</draw:frame>
<draw:frame draw:style-name="fr1" draw:name="Image53" text:anchor-type="as-char" svg:width="6.9236in" svg:height="9.216106in" draw:z-index="0">
<draw:image xlink:href="../Images/liveuamap/2023-05-05T10-07-00/22560691_2.jpg" xlink:type="simple" xlink:show="embed" xlink:actuate="onLoad" draw:mime-type="image/jpeg"/>
</draw:frame>
<draw:frame draw:style-name="fr1" draw:name="Image54" text:anchor-type="as-char" svg:width="6.9236in" svg:height="9.216106in" draw:z-index="0">
<draw:image xlink:href="../Images/liveuamap/2023-05-05T10-07-00/22560691_3.jpg" xlink:type="simple" xlink:show="embed" xlink:actuate="onLoad" draw:mime-type="image/jpeg"/>
</draw:frame>
新闻集链接：<text:a xlink:type="simple" xlink:href="https://liveuamap.com/en/2023/5-may-explosions-reported-in-sloviansk" text:style-name="Internet_20_link" text:visited-style-name="Visited_20_Internet_20_Link">
https://liveuamap.com/en/2023/5-may-explosions-reported-in-sloviansk</text:a>
</text:p>
      <text:p text:style-name="P4">
News Source: <text:a xlink:type="simple" xlink:href="https://t.me/Donbas_Operativniy/37619" text:style-name="Internet_20_link" text:visited-style-name="Visited_20_Internet_20_Link">
https://t.me/Donbas_Operativniy/37619</text:a>
</text:p>
      <!--NEWS-->
      <text:h text:style-name="P10" text:outline-level="1">
<text:span text:style-name="T4">
Zhytomyr，Zhytomyr地区的Vinnytsia地区，基辅地区（16:08）。 红色ALRT：空中tchretate ....</text:span>
</text:h>
      <text:p text:style-name="P4">
作者: liveuamap (Language: en)</text:p>
      <text:p text:style-name="P4">
时间: 2023-05-05T10:09:00</text:p>
      <text:p text:style-name="P4">
地点: Vinnytska Oblast (Latitude:48.91667000 Longtitude:28.66667000)</text:p>
      <text:p text:style-name="P4">
视频: []</text:p>
      <text:p text:style-name="P4">
图片: []</text:p>
      <text:p text:style-name="P4">
标签: ["Europe", "Central and Eastern Europe"]</text:p>
      <text:p text:style-name="P4">
Id: 22560683</text:p>
      <!--METADATA-->
      <text:p text:style-name="P4">
Zhytomyr，Zhytomyr地区的Vinnitsa地区，基辅地区(16:08). Red Alert:aerial threat. Sirens sounding. Take cover now!</text:p>
      <text:p text:style-name="P4">
News Collection Link: <text:a xlink:type="simple" xlink:href="https://liveuamap.com/en/2023/05-may-vinnytska-oblast-zhytomyr-zhytomyrska-g" text:style-name="Internet_20_link" text:visited-style-name="Visited_20_Internet_20_Link">
https://liveuamap.com/en/2023/05-may-vinnytska-oblast-zhytomyr-zhytomyrska-g</text:a>
</text:p>
      <text:p text:style-name="P4">
News Source: <text:a xlink:type="simple" xlink:href="https://t.me/air_alert_ua/44502" text:style-name="Internet_20_link" text:visited-style-name="Visited_20_Internet_20_Link">
https://t.me/air_alert_ua/44502</text:a>
</text:p>
      <!--NEWS-->
      <text:h text:style-name="P10" text:outline-level="1">
<text:span text:style-name="T4">
据报道，俄罗斯TU-95轰炸机已向乌克兰发射了KH-101导弹。</text:span>
</text:h>
      <text:p text:style-name="P4">
作者: liveuamap (Language: en)</text:p>
      <text:p text:style-name="P4">
时间: 2023-05-05T10:17:00</text:p>
      <text:p text:style-name="P4">
地点: Caspian Sea (Latitude:44.86487 Longtitude:48.33375)</text:p>
      <text:p text:style-name="P4">
视频: []</text:p>
      <text:p text:style-name="P4">
图片: []</text:p>
      <text:p text:style-name="P4">
标签: ["Russia"]</text:p>
      <text:p text:style-name="P4">
Id: 22560692</text:p>
      <!--METADATA-->
      <text:p text:style-name="P4">
据报道</text:p>
      <text:p text:style-name="P4">
新闻集链接：<text:a xlink:type="simple" xlink:href="https://liveuamap.com/en/2023/5-may-russian-tu95-bombers-have-reportedly-launched-kh101" text:style-name="Internet_20_link" text:visited-style-name="Visited_20_Internet_20_Link">
https://liveuamap.com/en/2023/5-may-russian-tu95-bombers-have-have-reportelly-launched-kh101</text:a>
</text:p>
      <text:p text:style-name="P4">
News Source: <text:a xlink:type="simple" xlink:href="https://t.me/our_odessa/46954" text:style-name="Internet_20_link" text:visited-style-name="Visited_20_Internet_20_Link">
https://t.me/our_odessa/46954</text:a>
</text:p>
      <!--NEWS-->
      <text:h text:style-name="P10" text:outline-level="1">
<text:span text:style-name="T4">
据报道，俄罗斯TU-22M3轰炸机在Kramatorsk发射了KH-22导弹</text:span>
</text:h>
      <text:p text:style-name="P4">
作者: liveuamap (Language: en)</text:p>
      <text:p text:style-name="P4">
时间: 2023-05-05T10:17:50</text:p>
      <text:p text:style-name="P4">
地点: Donetsk Oblast (Latitude:48.72959 Longtitude:37.5638)</text:p>
      <text:p text:style-name="P4">
视频: []</text:p>
      <text:p text:style-name="P4">
图片: []</text:p>
      <text:p text:style-name="P4">
标签: ["Europe", "Central and Eastern Europe"]</text:p>
      <text:p text:style-name="P4">
Id: 22560688</text:p>
      <!--METADATA-->
      <text:p text:style-name="P4">
据报道，俄罗斯TU-22M3轰炸机在Kramatorsk发射了KH-22导弹</text:p>
      <text:p text:style-name="P4">
新闻集链接：<text:a xlink:type="simple" xlink:href="https://liveuamap.com/en/2023/5-may-russian-tu22m3-bombers-reportedly-launched-kh22-missiles" text:style-name="Internet_20_link" text:visited-style-name="Visited_20_Internet_20_Link">
https://liveuamap.com/en/2023/5-may-russian-tu22m3-bombers-reported-launched-kh22-missiles</text:a>
</text:p>
      <text:p text:style-name="P4">
News Source: <text:a xlink:type="simple" xlink:href="https://t.me/war_monitor/7101" text:style-name="Internet_20_link" text:visited-style-name="Visited_20_Internet_20_Link">
https://t.me/war_monitor/7101</text:a>
</text:p>
      <!--NEWS-->
      <text:h text:style-name="P10" text:outline-level="1">
<text:span text:style-name="T4">
由于斯洛维亚斯克的俄罗斯导弹罢工而摧毁了企业</text:span>
</text:h>
      <text:p text:style-name="P4">
作者: liveuamap (Language: en)</text:p>
      <text:p text:style-name="P4">
时间: 2023-05-05T11:31:01</text:p>
      <text:p text:style-name="P4">
地点: Sloviansk (Latitude:48.82144 Longtitude:37.58646)</text:p>
      <text:p text:style-name="P4">
视频: []</text:p>
      <text:p text:style-name="P4">
图片: ["<text:a xlink:type="simple" xlink:href="https://liveuamap.com/pics/2023/05/05/22560693_0.jpg" text:style-name="Internet_20_link" text:visited-style-name="Visited_20_Internet_20_Link">
22560693_0.jpg</text:a>
", "<text:a xlink:type="simple" xlink:href="https://liveuamap.com/pics/2023/05/05/22560693_1.jpg" text:style-name="Internet_20_link" text:visited-style-name="Visited_20_Internet_20_Link">
22560693_1.jpg</text:a>
", "<text:a xlink:type="simple" xlink:href="https://liveuamap.com/pics/2023/05/05/22560693_2.jpg" text:style-name="Internet_20_link" text:visited-style-name="Visited_20_Internet_20_Link">
22560693_2.jpg</text:a>
"]</text:p>
      <text:p text:style-name="P4">
标签: []</text:p>
      <text:p text:style-name="P4">
Id: 22560693</text:p>
      <!--METADATA-->
      <text:p text:style-name="P4">
由于斯洛维亚斯克的俄罗斯导弹罢工而摧毁了企业</text:p>
      <text:p text:style-name="P4">
<draw:frame draw:style-name="fr1" draw:name="Image55" text:anchor-type="as-char" svg:width="6.9236in" svg:height="5.1927in" draw:z-index="0">
<draw:image xlink:href="../Images/liveuamap/2023-05-05T11-31-01/22560693_0.jpg" xlink:type="simple" xlink:show="embed" xlink:actuate="onLoad" draw:mime-type="image/jpeg"/>
</draw:frame>
<draw:frame draw:style-name="fr1" draw:name="Image56" text:anchor-type="as-char" svg:width="6.9236in" svg:height="5.1927in" draw:z-index="0">
<draw:image xlink:href="../Images/liveuamap/2023-05-05T11-31-01/22560693_1.jpg" xlink:type="simple" xlink:show="embed" xlink:actuate="onLoad" draw:mime-type="image/jpeg"/>
</draw:frame>
<draw:frame draw:style-name="fr1" draw:name="Image57" text:anchor-type="as-char" svg:width="6.9236in" svg:height="5.1927in" draw:z-index="0">
<draw:image xlink:href="../Images/liveuamap/2023-05-05T11-31-01/22560693_2.jpg" xlink:type="simple" xlink:show="embed" xlink:actuate="onLoad" draw:mime-type="image/jpeg"/>
</draw:frame>
新闻集链接：<text:a xlink:type="simple" xlink:href="https://liveuamap.com/en/2023/5-may-enterprise-destroyed-as-result-of-russian-missile-strike" text:style-name="Internet_20_link" text:visited-style-name="Visited_20_Internet_20_Link">
https://liveuamap.com/en/2023/5-may-enterprise-destroise-destroy--as-result-ouss of俄罗斯 - 俄罗斯 - 俄罗斯 - 俄罗斯 - 密西西比州 - 史特里克</text:a>
</text:p>
      <text:p text:style-name="P4">
News Source: <text:a xlink:type="simple" xlink:href="https://t.me/lachentyt/28985" text:style-name="Internet_20_link" text:visited-style-name="Visited_20_Internet_20_Link">
https://t.me/lachentyt/28985</text:a>
</text:p>
      <!--NEWS-->
      <text:h text:style-name="P10" text:outline-level="1">
<text:span text:style-name="T4">
立陶宛乐团和乌克兰钢琴家的慈善音乐会将在维尔纽斯举行</text:span>
</text:h>
      <text:p text:style-name="P4">
作者: Ukrinform (Person)</text:p>
      <text:p text:style-name="P4">
出版商: Укринформ (Organization)</text:p>
      <text:p text:style-name="P4">
出版时间: 2023-05-05T15:53:01+03:00</text:p>
      <text:p text:style-name="P4">
修改时间: 2023-05-05T15:53:01+03:00</text:p>
      <text:p text:style-name="P4">
描述: </text:p>
      <text:p text:style-name="P4">
Lim°□Й都З（Niko）Зз →Μpimindumphimudmistimudmistum，Listumistoun。  - I的，。: </text:p>
      <text:p text:style-name="P4">
图片: ["<text:a xlink:type="simple" xlink:href="https://static.ukrinform.com/photos/2023_05/thumb_files/630_360_1683290985-928.jpg" text:style-name="Internet_20_link" text:visited-style-name="Visited_20_Internet_20_Link">
630_360_16832...</text:a>
", "<text:a xlink:type="simple" xlink:href="https://static.ukrinform.com/photos/2023_05/1683290986-453.jpg" text:style-name="Internet_20_link" text:visited-style-name="Visited_20_Internet_20_Link">
1683290986-45...</text:a>
", "<text:a xlink:type="simple" xlink:href="https://static.ukrinform.com/photos/2023_05/1683290986-447.jpg" text:style-name="Internet_20_link" text:visited-style-name="Visited_20_Internet_20_Link">
1683290986-44...</text:a>
"]</text:p>
      <text:p text:style-name="P4">
标签: ['Концерт', 'Литва', 'Благодійність', 'Оркестр']</text:p>
      <text:p text:style-name="P4">
类型: Article</text:p>
      <!--METADATA-->
      <text:p text:style-name="P4">
<draw:frame draw:style-name="fr1" draw:name="Image58" text:anchor-type="as-char" svg:width="6.9236in" svg:height="3.956343in" draw:z-index="0">
<draw:image xlink:href="../Images/yкринформ/2023-05-05T15-53-01-03-00/630_360_1683290985-928.jpg" xlink:type="simple" xlink:show="embed" xlink:actuate="onLoad" draw:mime-type="image/jpeg"/>
</draw:frame>
新想法的室内乐团(Niko)Tukrain钢琴家Alexei Botvinov从立陶宛的Gidiminas Galgotas领导下，将于5月在Vilnius演出一场全面的音乐会“攀登天空”。</text:p>
      <text:p text:style-name="P4">
关于它报告<text:a xlink:type="simple" xlink:href="https://www.lrt.lt/ua/novini/1263/1979025/u-vil-nius-kii-ratushi-litovs-kii-orkestr-niko-vistupit-z-ukrayins-kim-pianistom" text:style-name="Internet_20_link" text:visited-style-name="Visited_20_Internet_20_Link">
</text:a>
，报道乌克林福姆。</text:p>
      <text:p text:style-name="P4">
去年秋天，Galgotas和Botvinov已经参加了几场普通音乐会，尤其是在维尔纽斯举行的。 通过一项新活动，他们试图吸引乌克兰难民的问题，并筹集资金为他们提供心理帮助。</text:p>
      <text:p text:style-name="P4">
<draw:frame draw:style-name="fr1" draw:name="Image59" text:anchor-type="as-char" svg:width="6.9236in" svg:height="4.58313in" draw:z-index="0">
<draw:image xlink:href="../Images/yкринформ/2023-05-05T15-53-01-03-00/1683290986-453.jpg" xlink:type="simple" xlink:show="embed" xlink:actuate="onLoad" draw:mime-type="image/jpeg"/>
</draw:frame>
<text:span text:style-name="T5">
foto：N。vdovenko nuotr.</text:span>
</text:p>
      <text:p text:style-name="P4">
“我们在博特维诺夫(Botvinov)组织的敖德萨音乐节上表演了好几次，并爱上了这座城市。 最后一次，我们在战争工作的短短几个月内就在那里。 在我们的记忆中，奥德萨(Odesa)是非常温暖的人，稀疏的美丽之城，大海...我们想尽快返回那里 - 向所有人返回<text:a xlink:type="simple" xlink:href="https://www.ukrinform.ua/tag-koncert" text:style-name="Internet_20_link" text:visited-style-name="Visited_20_Internet_20_Link">
</text:a>
我们正在为未来的乌克兰胜利做准备，”吉尔戈塔斯说。</text:p>
      <text:p text:style-name="P4">
<draw:frame draw:style-name="fr1" draw:name="Image60" text:anchor-type="as-char" svg:width="6.9236in" svg:height="4.622727in" draw:z-index="0">
<draw:image xlink:href="../Images/yкринформ/2023-05-05T15-53-01-03-00/1683290986-447.jpg" xlink:type="simple" xlink:show="embed" xlink:actuate="onLoad" draw:mime-type="image/jpeg"/>
</draw:frame>
<text:span text:style-name="T5">
foto：D。Matvejevo nuotr.</text:span>
</text:p>
      <text:p text:style-name="P4">
在音乐会上，Johann Sebastian Bach，Philipaglasa，Miroslav Skoryk和Galgotas本人将进行作品。 “攀登到天空”这个名字是指尼科领袖的作品，这将在音乐会结束时听起来。</text:p>
      <text:p text:style-name="P4">
<text:span text:style-name="T4">
另请阅读：</text:span>
 <text:a xlink:type="simple" xlink:href="https://www.ukrinform.ua/rubric-culture/3703648-perlini-baroko-ta-francuzka-vesna-nacionalna-filarmonia-anonsuvala-koncerti-na-traven.html" text:style-name="Internet_20_link" text:visited-style-name="Visited_20_Internet_20_Link">
</text:a>
该活动是由以安德里亚沙罗夫(Andriyasharov)命名的民主研究与发展中心组织的，是著名的法律辩护人和持不同政见者的生日的众多奉献精神之一。</text:p>
      <text:p text:style-name="P4">
Alexei Botvinov  - 乌克兰人民艺术家敖德萨音乐学院的毕业生，在45多个国家 /地区演出。</text:p>
      <text:p text:style-name="P4">
<text:span text:style-name="T5">
第一张照片：D。Matvejevo Nuotr.</text:span>
</text:p>
      <text:p text:style-name="P4">
News Source: <text:a xlink:type="simple" xlink:href="https://www.ukrinform.ua/rubric-culture/3705237-u-vilnusi-projde-blagodijnij-koncert-litovskogo-orkestru-ta-ukrainskogo-pianista.html" text:style-name="Internet_20_link" text:visited-style-name="Visited_20_Internet_20_Link">
https://www.ukrinform.ua/rubric-culture/3705237-u-vilnusi-projde-blagodijnij-koncert-litovskogo-orkestru-ta-ukrainskogo-pianista.html</text:a>
</text:p>
      <!--NEWS-->
      <text:h text:style-name="P10" text:outline-level="1">
<text:span text:style-name="T4">
Russo-Iranian威胁：Stefanchuk敦促Bahrain帮助约束“邪恶轴”</text:span>
</text:h>
      <text:p text:style-name="P4">
作者: Ukrinform (Person)</text:p>
      <text:p text:style-name="P4">
出版商: Укринформ (Organization)</text:p>
      <text:p text:style-name="P4">
出版时间: 2023-05-05T16:01:00+03:00</text:p>
      <text:p text:style-name="P4">
修改时间: 2023-05-05T16:01:00+03:00</text:p>
      <text:p text:style-name="P4">
描述: Verkhovna Rada董事长Ruslan Stefanchuk会见了基辅巴林·阿卜杜拉蒂夫·本·拉希德·拉希德·阿尔·普拉萨尼（Bahrain Abdullatif bin Rashid Al Plazani）的外交大臣。  - 乌克林。</text:p>
      <text:p text:style-name="P4">
图片: ["<text:a xlink:type="simple" xlink:href="https://static.ukrinform.com/photos/2023_05/thumb_files/630_360_1683291637-256.jpg" text:style-name="Internet_20_link" text:visited-style-name="Visited_20_Internet_20_Link">
630_360_16832...</text:a>
", "<text:a xlink:type="simple" xlink:href="https://static.ukrinform.com/photos/2023_05/1683291637-865.jpg" text:style-name="Internet_20_link" text:visited-style-name="Visited_20_Internet_20_Link">
1683291637-86...</text:a>
"]</text:p>
      <text:p text:style-name="P4">
标签: ['Санкції', 'Бахрейн', 'Стефанчук', 'Війна з росією']</text:p>
      <text:p text:style-name="P4">
类型: Article</text:p>
      <!--METADATA-->
      <text:p text:style-name="P4">
<draw:frame draw:style-name="fr1" draw:name="Image61" text:anchor-type="as-char" svg:width="6.9236in" svg:height="3.956343in" draw:z-index="0">
<draw:image xlink:href="../Images/yкринформ/2023-05-05T16-01-00-03-00/630_360_1683291637-256.jpg" xlink:type="simple" xlink:show="embed" xlink:actuate="onLoad" draw:mime-type="image/jpeg"/>
</draw:frame>
首席委员会Ruslan Stefanchuk与外国责任部长Bahrainia Abdullatif Bin Rashid Al Entisor举行了会议。</text:p>
      <text:p text:style-name="P4">
乌克兰议会的发言人在[]中报道了这一点(https://www.facebook.com/100058105416952/posts/pfbid0a8M6gHg2oMhyb4cC54BEx3bgdKwT5JrhLaVYT17G2iQXe85ziqCmkEoeqnpAHpMl/)，报道乌克林福姆。</text:p>
      <text:p text:style-name="P4">
“他会见了巴林阿拉氏王国外交部长本·拉希德·阿尔·潘奈。<text:a xlink:type="simple" xlink:href="https://www.ukrinform.ua/tag-rosia" text:style-name="Internet_20_link" text:visited-style-name="Visited_20_Internet_20_Link">
</text:a>
它继续袭击乌克兰，破坏基础设施并杀害平民。 没有这样的罪行，俄罗斯不会在乌克兰领土上犯下。 Stefanchuk说，需要采取协调措施来限制这一“八”。</text:p>
      <text:p text:style-name="P4">
他感谢巴林在人道主义领域的支持。 此外，VRU主席强调，乌克兰国家需要财务和国防支持。</text:p>
      <text:p text:style-name="P4">
<draw:frame draw:style-name="fr1" draw:name="Image62" text:anchor-type="as-char" svg:width="6.9236in" svg:height="4.615733in" draw:z-index="0">
<draw:image xlink:href="../Images/yкринформ/2023-05-05T16-01-00-03-00/1683291637-865.jpg" xlink:type="simple" xlink:show="embed" xlink:actuate="onLoad" draw:mime-type="image/jpeg"/>
</draw:frame>
乌克兰议会的议长还呼吁巴林加入目前对俄罗斯联邦的制裁。 Stefanchuk说：“这将证明人们普遍渴望改善世界上的和平与安全。”</text:p>
      <text:p text:style-name="P4">
<text:span text:style-name="T4">
另请阅读：</text:span>
 <text:a xlink:type="simple" xlink:href="https://www.ukrinform.ua/rubric-polytics/3705199-ukraina-pogliblue-spivpracu-z-bahrejnom-ta-krainami-zatoki-mzs.html" text:style-name="Internet_20_link" text:visited-style-name="Visited_20_Internet_20_Link">
<text:span text:style-name="T4">
 bahre </text:span>
</text:a>
同时，他告知，在与外国责任部长巴林举行的一次会议上，讨论了总统弗拉基米尔·泽伦斯基(Vladimir Zelensky)提出的和平公式。 Verkhovna Rada主席强调，乌克兰想在加入该计划实施的国家中冒泡巴林。</text:p>
      <text:p text:style-name="P4">
正如乌克林福姆报道的那样，沃罗迪米尔总统Zelenskyy <text:a xlink:type="simple" xlink:href="https://www.ukrinform.ua/rubric-polytics/3705171-v-ukrainu-vperse-z-vizitom-pribuv-glava-mzs-bahrejnu.html" text:style-name="Internet_20_link" text:visited-style-name="Visited_20_Internet_20_Link">
</text:a>
他于5月5日到达乌克兰。</text:p>
      <text:p text:style-name="P4">
这是1992年7月在国家之间建立外交关系期间，巴林外交政策局局长首次访问乌克兰。</text:p>
      <text:p text:style-name="P4">
News Source: <text:a xlink:type="simple" xlink:href="https://www.ukrinform.ua/rubric-polytics/3705241-rosijskoiranska-zagroza-stefancuk-zaklikav-bahrejn-dopomogti-strimati-vis-zla.html" text:style-name="Internet_20_link" text:visited-style-name="Visited_20_Internet_20_Link">
https://www.ukrinform.ua/rubric-polytics/3705241-rosijskoiranska-zagroza-stefancuk-zaklikav-bahrejn-dopomogti-strimati-vis-zla.html</text:a>
</text:p>
      <!--NEWS-->
      <text:h text:style-name="P10" text:outline-level="1">
<text:span text:style-name="T4">
欧盟委员会已批准了阿农业人的波兰州支持计划，价格为4.35亿欧元</text:span>
</text:h>
      <text:p text:style-name="P4">
作者: Ukrinform (Person)</text:p>
      <text:p text:style-name="P4">
出版商: Укринформ (Organization)</text:p>
      <text:p text:style-name="P4">
出版时间: 2023-05-05T16:01:07+03:00</text:p>
      <text:p text:style-name="P4">
修改时间: 2023-05-05T16:01:07+03:00</text:p>
      <text:p text:style-name="P4">
描述: 欧盟委员会已在针对乌克兰战争的背景下批准了波兰在小麦生产部门的国家支持计划。  - 乌克林。</text:p>
      <text:p text:style-name="P4">
图片: ["<text:a xlink:type="simple" xlink:href="https://static.ukrinform.com/photos/2021_12/thumb_files/630_360_1638892454-549.jpg" text:style-name="Internet_20_link" text:visited-style-name="Visited_20_Internet_20_Link">
630_360_16388...</text:a>
"]</text:p>
      <text:p text:style-name="P4">
标签: ['Єврокомісія', 'Польща', 'Аграрії', 'допомога']</text:p>
      <text:p text:style-name="P4">
类型: Article</text:p>
      <!--METADATA-->
      <text:p text:style-name="P4">
<draw:frame draw:style-name="fr1" draw:name="Image63" text:anchor-type="as-char" svg:width="6.9236in" svg:height="3.956343in" draw:z-index="0">
<draw:image xlink:href="../Images/yкринформ/2023-05-05T16-01-07-03-00/630_360_1638892454-549.jpg" xlink:type="simple" xlink:show="embed" xlink:actuate="onLoad" draw:mime-type="image/jpeg"/>
</draw:frame>
欧盟委员会已在俄罗斯针对乌克兰战争的背景下批准了波兰的国家支持计划。</text:p>
      <text:p text:style-name="P4">
这报告了<text:a xlink:type="simple" xlink:href="https://ec.europa.eu/commission/presscorner/detail/en/mex_23_2622" text:style-name="Internet_20_link" text:visited-style-name="Visited_20_Internet_20_Link">
</text:a>
，乌克林福姆报告。</text:p>
      <text:p text:style-name="P4">
“欧盟委员会批准了波兰计划，价值约4.354亿欧元(20亿个Zlotys)在俄罗斯针对乌克兰战争的背景下，支持小麦生产部门……它将包括...直接赠款，最大程度地满足了受小麦生产者的流动性需求，这些需求受到地缘政治危机的影响，特别是通过从乌克兰大量进口谷物的大规模进口，这严重影响了内部谷物市场，“这是在信息中。</text:p>
      <text:p text:style-name="P4">
对于一个农场，这种支持的数量不应超过2.5万欧元。 波兰农民必须在2023年31日之前获得赠款援助。</text:p>
      <text:p text:style-name="P4">
<text:span text:style-name="T4">
另请阅读：</text:span>
 <text:a xlink:type="simple" xlink:href="https://www.ukrinform.ua/rubric-economy/3704706-solskij-obgovoriv-z-polskim-kolegou-tranzit-ukrainskoi-agroprodukcii.html" text:style-name="Internet_20_link" text:visited-style-name="Visited_20_Internet_20_Link">
<text:span text:style-name="T4">
 solsky </text:span>
</text:a>
如报道，<text:a xlink:type="simple" xlink:href="https://www.ukrinform.ua/tag-polsa" text:style-name="Internet_20_link" text:visited-style-name="Visited_20_Internet_20_Link">
</text:a>
，匈牙利，斯洛马尼亚，罗马尼亚和保加利亚呼吁欧洲委员会提出保护性措施，以防止从乌克兰出口“过度”的农业出口。</text:p>
      <text:p text:style-name="P4">
5月2日，欧盟委员会宣布了一项折衷决定，禁止乌克兰进口四种主要农场商品 - 小麦，菜籽和葵花籽玉米，同时废除了对乌克兰进口的单方面措施的国家，并继续过境。 限制将有效到6月5日。</text:p>
      <text:p text:style-name="P4">
*!(https://www.ukrinform.ua/rubric-economy/3703840-evrokomisia-zaboronila-import-okremih-agroproduktiv-z-ukraini.html)水委员会宣布打算以5600万欧元的价格向这五个国家支付这五个国家，然后再支付1.5亿欧元，以弥补由于国内市场下降而造成的农场损失。</text:p>
      <text:p text:style-name="P4">
News Source: <text:a xlink:type="simple" xlink:href="https://www.ukrinform.ua/rubric-economy/3705240-evrokomisia-shvalila-polsku-programu-derzpidtrimki-agrariiv-na-435-miljoniv.html" text:style-name="Internet_20_link" text:visited-style-name="Visited_20_Internet_20_Link">
https://www.ukrinform.ua/rubric-economy/3705240-evrokomisia-shvalila-polsku-programu-derzpidtrimki-agrariiv-na-435-miljoniv.html</text:a>
</text:p>
      <!--NEWS-->
      <text:h text:style-name="P10" text:outline-level="1">
<text:span text:style-name="T4">
5月假期，柏林的纪念馆被禁止乌克兰和俄罗斯国旗</text:span>
</text:h>
      <text:p text:style-name="P4">
作者: Ukrinform (Person)</text:p>
      <text:p text:style-name="P4">
出版商: Укринформ (Organization)</text:p>
      <text:p text:style-name="P4">
出版时间: 2023-05-05T16:04:00+03:00</text:p>
      <text:p text:style-name="P4">
修改时间: 2023-05-05T16:04:00+03:00</text:p>
      <text:p text:style-name="P4">
描述: 柏林当局连续第二次禁止在5月8日和9日在Treptov Park，Tirgarten和Schengolzer Gide的苏维埃士兵中使用乌克兰和俄罗斯符号。  - 乌克林。</text:p>
      <text:p text:style-name="P4">
图片: ["<text:a xlink:type="simple" xlink:href="https://static.ukrinform.com/photos/2023_05/thumb_files/630_360_1683294685-302.jpg" text:style-name="Internet_20_link" text:visited-style-name="Visited_20_Internet_20_Link">
630_360_16832...</text:a>
", "<text:a xlink:type="simple" xlink:href="https://static.ukrinform.com/photos/2023_05/1683294853-425.jpg" text:style-name="Internet_20_link" text:visited-style-name="Visited_20_Internet_20_Link">
1683294853-42...</text:a>
", "<text:a xlink:type="simple" xlink:href="https://static.ukrinform.com/photos/2023_05/1683294872-392.jpg" text:style-name="Internet_20_link" text:visited-style-name="Visited_20_Internet_20_Link">
1683294872-39...</text:a>
"]</text:p>
      <text:p text:style-name="P4">
标签: ['Берлін', 'Німеччина', 'Прапор', 'Травневі свята', 'Україна', 'росія']</text:p>
      <text:p text:style-name="P4">
类型: Article</text:p>
      <!--METADATA-->
      <text:p text:style-name="P4">
<draw:frame draw:style-name="fr1" draw:name="Image64" text:anchor-type="as-char" svg:width="6.9236in" svg:height="3.956343in" draw:z-index="0">
<draw:image xlink:href="../Images/yкринформ/2023-05-05T16-04-00-03-00/630_360_1683294685-302.jpg" xlink:type="simple" xlink:show="embed" xlink:actuate="onLoad" draw:mime-type="image/jpeg"/>
</draw:frame>
贝林斯卡夫拉德(Berlinskavlad)连续第二次禁止在5月8日和9日在特洛波夫公园(Treptov Park)，蒂尔戈尔登(Tirgarten)和舒格尔策·吉德(Schengolzer Gide)的苏联士兵中使用乌克兰和俄罗斯符号。</text:p>
      <text:p text:style-name="P4">
乌克林福姆报告有关[]的命令的报告(https://www.berlin.de/polizei/polizeimeldungen/2023/pressemitteilung.1320879.php)德国首都。</text:p>
      <text:p text:style-name="P4">
新闻稿说：“这些日子的重点是对前苏联军队的堕落士兵的值得纪念，他们与其他武装部队一起为纳粹独裁统治的解放和世界做出了贡献。”</text:p>
      <text:p text:style-name="P4">
警方决定，为了在Treptov Park，Tirgarten和Schengolzer Gide的苏联纪念馆提供订单，它们被用来使用：俄罗斯和乌克兰作品，尤其是俄罗斯和乌克兰作品，圣乔治的录音带，校服或尤其是制服的部分。 三月或军事歌曲也被禁止，鉴于当前情况，口号的购物可以沉迷，美化或夸大俄罗斯联邦与乌克兰的战争。</text:p>
      <text:p text:style-name="P4">
<draw:frame draw:style-name="fr1" draw:name="Image65" text:anchor-type="as-char" svg:width="6.9236in" svg:height="4.615733in" draw:z-index="0">
<draw:image xlink:href="../Images/yкринформ/2023-05-05T16-04-00-03-00/1683294853-425.jpg" xlink:type="simple" xlink:show="embed" xlink:actuate="onLoad" draw:mime-type="image/jpeg"/>
</draw:frame>
<text:span text:style-name="T4">
另请阅读：</text:span>
 <text:a xlink:type="simple" xlink:href="https://www.ukrinform.ua/rubric-diaspora/3703624-sku-zaklikav-provesti-naperedodni-9-travna-mirni-antirosijski-akcii.html" text:style-name="Internet_20_link" text:visited-style-name="Visited_20_Internet_20_Link">
<text:span text:style-name="T4">
可能</text:span>
</text:a>
但是，第二次世界大战的规则，将代表直接参与德国参与的国家参与的国家的外交官，代表和代表团。</text:p>
      <text:p text:style-name="P4">
此外，除了一般的位置外，定义位置以外的组件不受任何心情的影响。</text:p>
      <text:p text:style-name="P4">
警方强调，自解放以来的5月8日和9分78年<text:a xlink:type="simple" xlink:href="https://www.ukrinform.ua/tag-nimeccina" text:style-name="Internet_20_link" text:visited-style-name="Visited_20_Internet_20_Link">
</text:a>
从民族社会主义开始，这一天也标志着欧洲第二次世界大战的终结。 在俄罗斯 - 乌克兰战争的背景下，还应保留苏联士兵对统治者的记忆和尊重。</text:p>
      <text:p text:style-name="P4">
<draw:frame draw:style-name="fr1" draw:name="Image66" text:anchor-type="as-char" svg:width="6.9236in" svg:height="4.615733in" draw:z-index="0">
<draw:image xlink:href="../Images/yкринформ/2023-05-05T16-04-00-03-00/1683294872-392.jpg" xlink:type="simple" xlink:show="embed" xlink:actuate="onLoad" draw:mime-type="image/jpeg"/>
</draw:frame>
权利卫队说：“这场战争不应破坏柏林的规则和传统。” 他们指的是1992年12月16日的德国俄罗斯军事坟墓法，据柏林警察有义务保护苏联纪念馆和军事坟墓，鉴于德国的历史责任。柏林计划中的乌克兰人在5月8日纪念死者的记忆，我是一名Neue Wache纪念馆，并在晚上举行了一门大型课程。 过去的几年是在蒂尔加滕纪念馆附近采取措施。</text:p>
      <text:p text:style-name="P4">
总共计划在5月8日和9日举行与战争有关的战争有关的30个事件。</text:p>
      <text:p text:style-name="P4">
应该提醒的是，鉴于俄罗斯战争，不仅要使用象征主义，而且不仅是俄罗斯人，而且还包括乌克兰人，后者是在乌克兰社区中遭受愤慨的。</text:p>
      <text:p text:style-name="P4">
照片由Olga Tanasiychuk</text:p>
      <text:p text:style-name="P4">
News Source: <text:a xlink:type="simple" xlink:href="https://www.ukrinform.ua/rubric-world/3705242-na-memorialah-u-berlini-zaboronili-ukrainski-ta-rosijski-prapori-na-travnevi-svata.html" text:style-name="Internet_20_link" text:visited-style-name="Visited_20_Internet_20_Link">
https://www.ukrinform.ua/rubric-world/3705242-na-memorialah-u-berlini-zaboronili-ukrainski-ta-rosijski-prapori-na-travnevi-svata.html</text:a>
</text:p>
      <!--NEWS-->
      <text:h text:style-name="P10" text:outline-level="1">
<text:span text:style-name="T4">
国际奥委会应该担心乌克兰人，而不是俄罗斯运动员 - 奥地利体育部长</text:span>
</text:h>
      <text:p text:style-name="P4">
作者: Ukrinform (Person)</text:p>
      <text:p text:style-name="P4">
出版商: Укринформ (Organization)</text:p>
      <text:p text:style-name="P4">
出版时间: 2023-05-05T16:07:00+03:00</text:p>
      <text:p text:style-name="P4">
修改时间: 2023-05-05T16:07:00+03:00</text:p>
      <text:p text:style-name="P4">
描述: 奥地利体育联邦沃纳·科格勒（Werner Cogler）也是共和国的维奇坎兹勒（Vicecanzler），也是“绿色”的领导人，他坚信俄罗斯国家队不应该参加奥运会，国际奥运会应该更加关注该国际奥运会。乌克兰运动员的兴趣。</text:p>
      <ul>
        <li>
I的，。: </li>
      </ul>
      <text:p text:style-name="P4">
图片: ["<text:a xlink:type="simple" xlink:href="https://static.ukrinform.com/photos/2023_05/thumb_files/630_360_1683291797-154.jpg" text:style-name="Internet_20_link" text:visited-style-name="Visited_20_Internet_20_Link">
630_360_16832...</text:a>
"]</text:p>
      <text:p text:style-name="P4">
标签: ['МОК', 'Олімпійські ігри']</text:p>
      <text:p text:style-name="P4">
类型: Article</text:p>
      <!--METADATA-->
      <text:p text:style-name="P4">
<draw:frame draw:style-name="fr1" draw:name="Image67" text:anchor-type="as-char" svg:width="6.9236in" svg:height="3.956343in" draw:z-index="0">
<draw:image xlink:href="../Images/yкринформ/2023-05-05T16-07-00-03-00/630_360_1683291797-154.jpg" xlink:type="simple" xlink:show="embed" xlink:actuate="onLoad" draw:mime-type="image/jpeg"/>
</draw:frame>
奥地利体育局长沃纳·科格勒(Werner Kogler)也是维肯卡(Vicecancler Republic)，也是“绿色”的领导人，他坚信俄罗斯国家队不应参与奥运会，国际奥运会委员会应该更有可能拥有该奥运会。乌克兰运动员的兴趣。</text:p>
      <text:p text:style-name="P4">
正如乌克林福姆报道的那样，他<text:a xlink:type="simple" xlink:href="https://www.derstandard.at/consent/tcf/story/2000146144603/sportminister-kogler-ist-es-ukrainischen-sportlern-zumutbar-auf-russische-zu" text:style-name="Internet_20_link" text:visited-style-name="Visited_20_Internet_20_Link">
</text:a>
在《 der标准》的采访中。</text:p>
      <text:p text:style-name="P4">
科格勒回忆说，奥地利是这35个国家之一，要求暴民因俄罗斯和白俄罗斯运动员的参与而通过俄罗斯对乌克兰的联邦战争而从沃尔姆匹亚的参与中撤离。</text:p>
      <text:p text:style-name="P4">
“尊重运动的自主权 - 与国际奥委会不同，我们的出口部不是俄罗斯和白俄罗斯运动员，而是关于乌克兰运动员的。结识俄罗斯运动员吗？我会说：也许只有在极少数情况下。阿勒顿诺(Aletonno已经安排了。</text:p>
      <text:p text:style-name="P4">
他认为，中立运动员可以被视为“只有一名不是军事人员，并且不支持俄罗斯侵略，以口头或其他方式支持俄罗斯侵略”。 在这样做的过程中，他指出：“可能有试图为个人运动中特别活跃的运动员提供尝试。” 但是，“就团队而言，这是不可能的，因为与国家的接近更加强大。”</text:p>
      <text:p text:style-name="P4">
“在35个国家中，有许多人不允许俄罗斯护照参加Volhympi游戏。我没有这样的意见。有可能区分。但是，IOC应该比以前更准确远，清晰，清晰，清晰，严格地解释了我们自己的建议。例如，我们需要一个可以将某人视为俄罗斯军队的日期。评论奥地利奥林匹克委员会领导地位(一个OK)，这是IOC系列的闻所未闻的，Cogler表示“一些国家奥运会委员会非常接近IOC，奥地利人就是其中之一。”最终认为俄罗斯军事人员参加了奥运会。”他说。</text:p>
      <text:p text:style-name="P4">
<text:span text:style-name="T4">
另请阅读：</text:span>
 <text:a xlink:type="simple" xlink:href="https://www.ukrinform.ua/rubric-sports/3688669-mok-rekomenduvav-miznarodnim-federaciam-povernuti-rosian-i-bilorusiv-do-miznarodnih-zmagan.html" text:style-name="Internet_20_link" text:visited-style-name="Visited_20_Internet_20_Link">
<text:span text:style-name="T4">
 MOC </text:span>
</text:a>
正如乌克林福姆报道的那样，在1月底，国际奥委会宣布将运动员从俄罗斯和白俄罗斯返回到足迹旗帜的国际比赛中的演讲。</text:p>
      <text:p text:style-name="P4">
乌克兰在这种情况下的立场没有变化：只要乌克兰国家漫长，即使在中立旗帜下，侵略者国家也不应被接纳为任何地位的比赛。 如果接纳俄罗斯人和白俄罗斯，乌克兰国家队可以抵制奥运会。</text:p>
      <text:p text:style-name="P4">
<text:span text:style-name="T4">
另请阅读：</text:span>
 <text:a xlink:type="simple" xlink:href="https://www.ukrinform.ua/rubric-sports/3698592-ukrainski-sportsmeni-zvernulisa-do-tomasa-baha-z-vimogou-ne-dopustiti-rosian-i-bilorusiv-do-olimpiadi.html" text:style-name="Internet_20_link" text:visited-style-name="Visited_20_Internet_20_Link">
</text:a>
包括Oksana Bayul和Roman Zozul在内的许多乌克兰运动员都录制了托马斯·巴赫(Thomas Bach)的国际奥林匹克委员会，不允许俄罗斯和白俄罗斯的运动员参加国际比赛。</text:p>
      <text:p text:style-name="P4">
照片：盖蒂图像</text:p>
      <text:p text:style-name="P4">
News Source: <text:a xlink:type="simple" xlink:href="https://www.ukrinform.ua/rubric-sports/3705243-mok-mae-turbuvatisa-pro-ukrainskih-a-ne-rosijskih-sportsmeniv-ministr-sportu-avstrii.html" text:style-name="Internet_20_link" text:visited-style-name="Visited_20_Internet_20_Link">
https://www.ukrinform.ua/rubric-sports/3705243-mok-mae-turbuvatisa-pro-ukrainskih-a-ne-rosijskih-sportsmeniv-ministr-sportu-avstrii.html</text:a>
</text:p>
      <!--NEWS-->
      <text:h text:style-name="P10" text:outline-level="1">
<text:span text:style-name="T4">
NBU被告知银行第一个季度的利润</text:span>
</text:h>
      <text:p text:style-name="P4">
作者: Ukrinform (Person)</text:p>
      <text:p text:style-name="P4">
出版商: Укринформ (Organization)</text:p>
      <text:p text:style-name="P4">
出版时间: 2023-05-05T16:07:58+03:00</text:p>
      <text:p text:style-name="P4">
修改时间: 2023-05-05T16:07:58+03:00</text:p>
      <text:p text:style-name="P4">
描述: 2023年1月3月，乌克兰的银行业获得了340亿UAH的净利润。  - 乌克林。</text:p>
      <text:p text:style-name="P4">
图片: ["<text:a xlink:type="simple" xlink:href="https://static.ukrinform.com/photos/2018_10/thumb_files/630_360_1538652576-530.jpg" text:style-name="Internet_20_link" text:visited-style-name="Visited_20_Internet_20_Link">
630_360_15386...</text:a>
"]</text:p>
      <text:p text:style-name="P4">
标签: ['Банк', 'Нацбанк']</text:p>
      <text:p text:style-name="P4">
类型: Article</text:p>
      <!--METADATA-->
      <text:p text:style-name="P4">
<draw:frame draw:style-name="fr1" draw:name="Image68" text:anchor-type="as-char" svg:width="6.9236in" svg:height="3.956343in" draw:z-index="0">
<draw:image xlink:href="../Images/yкринформ/2023-05-05T16-07-58-03-00/630_360_1538652576-530.jpg" xlink:type="simple" xlink:show="embed" xlink:actuate="onLoad" draw:mime-type="image/jpeg"/>
</draw:frame>
2023年1月3月，乌克兰的银行业在2023年获得了UAH 340亿。</text:p>
      <text:p text:style-name="P4">
新闻服务报告<text:a xlink:type="simple" xlink:href="https://bank.gov.ua/ua/news/all/bankivskiy-sektor-u-i-kvartali-2023-roku-otrimav-34-mlrd-grn-pributku" text:style-name="Internet_20_link" text:visited-style-name="Visited_20_Internet_20_Link">
</text:a>
，报道乌克林福姆。</text:p>
      <text:p text:style-name="P4">
报告写道：“ 2023年第一季度的溶剂银行在2022年第一季度获得了340亿UAH的净利润。”</text:p>
      <text:p text:style-name="P4">
在该行业盈利能力的主要因素中，监管机构是由于银行业务逐渐恢复和可比的储量无关紧要的储量增长。</text:p>
      <text:p text:style-name="P4">
是的，银行在年度维度中将营业收入增加了48％。 年度计算中第一季度的清洁百分比增加了41％。 与2022年第一季度的结果相比，Clean -Comic收入增加了20％。</text:p>
      <text:p text:style-name="P4">
值得注意的是，截至2023年4月1日，在65个级机构中只有五家银行无利可图，总损失了4000万。</text:p>
      <text:p text:style-name="P4">
赎金和货币销售的积极结果也促进了银行的盈利能力，在年度中，这在第一季度上涨了2.3倍。</text:p>
      <text:p text:style-name="P4">
储备金扣除额的净营业收入在第1季度的2023年度增加了两次，达到了UAH，达到459亿美元。</text:p>
      <text:p text:style-name="P4">
<text:span text:style-name="T4">
另请阅读：</text:span>
 <text:a xlink:type="simple" xlink:href="https://www.ukrinform.ua/rubric-economy/3704795-u-nbu-rozrahovuut-so-bilsist-bankiv-zmozut-vidnoviti-kapital.html" text:style-name="Internet_20_link" text:visited-style-name="Visited_20_Internet_20_Link">
</text:a>
扣除对积极运营的损失的扣除额的节奏可与上一年第一季度的指标相当，尤其是贷款的偿还率降低了90％。 总的来说，自全面入侵开始以来，银行已经形成了10080亿UAH的信贷损失的储量。</text:p>
      <text:p text:style-name="P4">
截至2023年4月1日，行业的盈利能力是一年前0.25％的减去综合股的58％。</text:p>
      <text:p text:style-name="P4">
据报道，2022年溶剂<text:a xlink:type="simple" xlink:href="https://www.ukrinform.ua/tag-bank" text:style-name="Internet_20_link" text:visited-style-name="Visited_20_Internet_20_Link">
</text:a>
他们在2021年获得了UAH的净利润为247亿美元。</text:p>
      <text:p text:style-name="P4">
News Source: <text:a xlink:type="simple" xlink:href="https://www.ukrinform.ua/rubric-economy/3705244-u-nbu-rozpovili-pro-pributok-bankiv-za-i-kvartal.html" text:style-name="Internet_20_link" text:visited-style-name="Visited_20_Internet_20_Link">
https://www.ukrinform.ua/rubric-economy/3705244-u-nbu-rozpovili-pro-pributok-bankiv-za-i-kvartal.html</text:a>
</text:p>
      <!--NEWS-->
      <text:h text:style-name="P10" text:outline-level="1">
<text:span text:style-name="T4">
在克里米亚，入侵者在隔离的情况下制作水和食物储量</text:span>
</text:h>
      <text:p text:style-name="P4">
作者: Ukrinform (Person)</text:p>
      <text:p text:style-name="P4">
出版商: Укринформ (Organization)</text:p>
      <text:p text:style-name="P4">
出版时间: 2023-05-05T16:10:13+03:00</text:p>
      <text:p text:style-name="P4">
修改时间: 2023-05-05T16:10:13+03:00</text:p>
      <text:p text:style-name="P4">
描述: 在临时占领的克里米亚，占领当局在半岛隔离时制作水和粮食库存。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Крим', 'Війна з росією']</text:p>
      <text:p text:style-name="P4">
类型: Article</text:p>
      <!--METADATA-->
      <text:p text:style-name="P4">
<draw:frame draw:style-name="fr1" draw:name="Image69" text:anchor-type="as-char" svg:width="6.9236in" svg:height="3.956343in" draw:z-index="0">
<draw:image xlink:href="../Images/yкринформ/2023-05-05T16-10-13-03-00/630_360_1668461240-442.jpg" xlink:type="simple" xlink:show="embed" xlink:actuate="onLoad" draw:mime-type="image/jpeg"/>
</draw:frame>
如果半岛隔离，被占领的克里米亚的占领力就可以制造水和食物储量。</text:p>
      <text:p text:style-name="P4">
关于它报告<text:a xlink:type="simple" xlink:href="https://sprotyv.mod.gov.ua/okupanty-prodovzhuyut-gotuvatys-do-ekstrenoyi-evakuatsiyi-na-pivdni/" text:style-name="Internet_20_link" text:visited-style-name="Visited_20_Internet_20_Link">
</text:a>
，报道乌克林福姆。</text:p>
      <text:p text:style-name="P4">
“在克里米亚，由于阻塞<text:a xlink:type="simple" xlink:href="https://www.ukrinform.ua/tag-krim" text:style-name="Internet_20_link" text:visited-style-name="Visited_20_Internet_20_Link">
</text:a>
和南部赫森地区。”</text:p>
      <text:p text:style-name="P4">
还指出，在Zaporizhhya Tacherson地区的临时占领地区中，已经制定了撤离占领行政及其家人及其家人到克里米亚的一项计划。 阿拉伯箭头上疯狂点的大多数合作者已经离开了该地区。</text:p>
      <text:p text:style-name="P4">
<text:span text:style-name="T4">
另请阅读：</text:span>
 <text:a xlink:type="simple" xlink:href="https://www.ukrinform.ua/rubric-crimea/3704369-sili-oboroni-ne-rozrahovuut-na-legke-povernenna-krimu-gumenuk.html" text:style-name="Internet_20_link" text:visited-style-name="Visited_20_Internet_20_Link">
<text:span text:style-name="T4">
 crimea </text:span>
</text:a>
据报道，乌克兰少将瓦迪姆·斯基比茨基(Vadim Skibitsky)少校国防智力委员会副局长副局长没有排除：<text:a xlink:type="simple" xlink:href="https://www.ukrinform.ua/rubric-crimea/3704130-u-krimu-rosiani-boatsa-vsogo-skibickij-ne-viklucae-zest-dobroi-voli.html" text:style-name="Internet_20_link" text:visited-style-name="Visited_20_Internet_20_Link">
</text:a>
</text:p>
      <text:p text:style-name="P4">
News Source: <text:a xlink:type="simple" xlink:href="https://www.ukrinform.ua/rubric-crimea/3705245-u-krimu-zagarbniki-roblat-zapasi-vodi-ta-harciv-na-vipadok-izolacii.html" text:style-name="Internet_20_link" text:visited-style-name="Visited_20_Internet_20_Link">
https://www.ukrinform.ua/rubric-crimea/3705245-u-krimu-zagarbniki-roblat-zapasi-vodi-ta-harciv-na-vipadok-izolacii.html</text:a>
</text:p>
      <!--NEWS-->
      <text:h text:style-name="P10" text:outline-level="1">
<text:span text:style-name="T4">
那不勒斯锦标赛期间有200多人住院</text:span>
</text:h>
      <text:p text:style-name="P4">
作者: Ukrinform (Person)</text:p>
      <text:p text:style-name="P4">
出版商: Укринформ (Organization)</text:p>
      <text:p text:style-name="P4">
出版时间: 2023-05-05T16:13:21+03:00</text:p>
      <text:p text:style-name="P4">
修改时间: 2023-05-05T16:13:21+03:00</text:p>
      <text:p text:style-name="P4">
描述: 其中 - 带有球和刀伤，用可卡因过量。  - 乌克林。</text:p>
      <text:p text:style-name="P4">
图片: ["<text:a xlink:type="simple" xlink:href="https://static.ukrinform.com/photos/2023_05/thumb_files/630_360_1683292292-362.jpeg" text:style-name="Internet_20_link" text:visited-style-name="Visited_20_Internet_20_Link">
630_360_16832...</text:a>
"]</text:p>
      <text:p text:style-name="P4">
标签: ['Футбол', 'Наполі']</text:p>
      <text:p text:style-name="P4">
类型: Article</text:p>
      <!--METADATA-->
      <text:p text:style-name="P4">
<draw:frame draw:style-name="fr1" draw:name="Image70" text:anchor-type="as-char" svg:width="6.9236in" svg:height="3.956343in" draw:z-index="0">
<draw:image xlink:href="../Images/yкринформ/2023-05-05T16-13-21-03-00/630_360_1683292292-362.jpeg" xlink:type="simple" xlink:show="embed" xlink:actuate="onLoad" draw:mime-type="image/jpeg"/>
</draw:frame>
在其中 - 带有球和刀伤，用可卡因过量。</text:p>
      <text:p text:style-name="P4">
据《乌克利福姆》报道，在那不勒斯，在5月4日至5月5日晚上，举行了A系列那不勒斯锦标赛的大规模庆祝活动。</text:p>
      <text:p text:style-name="P4">
为了 <text:a xlink:type="simple" xlink:href="https://www.gazzetta.it/Calcio/Serie-A/Napoli/05-05-2023/scudetto-napoli-spari-festa-morto-26enne-altri-tre-giovani-feriti-4601436019733.shtml" text:style-name="Internet_20_link" text:visited-style-name="Visited_20_Internet_20_Link">
</text:a>
La Gazzetta Dello运动，203人受伤。 他们所有人都归化，其中包括22人处于严重状态。 因果关系包括子弹伤，刀伤，爆炸物受伤，肢体的脱位和骨折，伤口撕裂，哮喘危机和结肠。</text:p>
      <text:p text:style-name="P4">
3名警察也受伤。 一个20岁的女孩被汽车撞倒后住院 - 在受伤的大脑出血中，她的生命受到胡说八道的威胁。</text:p>
      <text:p text:style-name="P4">
<text:span text:style-name="T4">
另请阅读：</text:span>
 <text:a xlink:type="simple" xlink:href="https://www.ukrinform.ua/rubric-sports/3704901-napoli-dostrokovo-stav-cempionom-italii-z-futbolu.html" text:style-name="Internet_20_link" text:visited-style-name="Visited_20_Internet_20_Link">
<text:span text:style-name="T4">
 napoli </text:span>
</text:a>
正如乌克林福姆(Ukrinform)报道的那样，那不勒斯球员在他的历史上第三次获得了意大利系列赛的一所学校。</text:p>
      <text:p text:style-name="P4">
照片：盖蒂图像</text:p>
      <text:p text:style-name="P4">
News Source: <text:a xlink:type="simple" xlink:href="https://www.ukrinform.ua/rubric-sports/3705248-ponad-200-osib-gospitalizuvali-pid-cas-svatkuvanna-cempionstva-napoli.html" text:style-name="Internet_20_link" text:visited-style-name="Visited_20_Internet_20_Link">
https://www.ukrinform.ua/rubric-sports/3705248-ponad-200-osib-gospitalizuvali-pid-cas-svatkuvanna-cempionstva-napoli.html</text:a>
</text:p>
      <!--NEWS-->
      <text:h text:style-name="P10" text:outline-level="1">
<text:span text:style-name="T4">
国防部已在五个城市的VLK上启动了电子录制系统</text:span>
</text:h>
      <text:p text:style-name="P4">
作者: Ukrinform (Person)</text:p>
      <text:p text:style-name="P4">
出版商: Укринформ (Organization)</text:p>
      <text:p text:style-name="P4">
出版时间: 2023-05-05T16:17:00+03:00</text:p>
      <text:p text:style-name="P4">
修改时间: 2023-05-05T16:17:00+03:00</text:p>
      <text:p text:style-name="P4">
描述: 军事医疗委员会医生的电子入口在乌克兰五个城市的测试模式下运作，将所有VLK转移到该计划下工作。  - 乌克林。</text:p>
      <text:p text:style-name="P4">
图片: ["<text:a xlink:type="simple" xlink:href="https://static.ukrinform.com/photos/2023_01/thumb_files/630_360_1675107920-435.jpg" text:style-name="Internet_20_link" text:visited-style-name="Visited_20_Internet_20_Link">
630_360_16751...</text:a>
", "<text:a xlink:type="simple" xlink:href="https://static.ukrinform.com/photos/2023_05/1683292498-819.jpg" text:style-name="Internet_20_link" text:visited-style-name="Visited_20_Internet_20_Link">
1683292498-81...</text:a>
"]</text:p>
      <text:p text:style-name="P4">
标签: ['Міноборони', 'Ганна Маляр', 'ВЛК']</text:p>
      <text:p text:style-name="P4">
类型: Article</text:p>
      <!--METADATA-->
      <text:p text:style-name="P4">
<draw:frame draw:style-name="fr1" draw:name="Image71" text:anchor-type="as-char" svg:width="6.9236in" svg:height="3.956343in" draw:z-index="0">
<draw:image xlink:href="../Images/yкринформ/2023-05-05T16-17-00-03-00/630_360_1675107920-435.jpg" xlink:type="simple" xlink:show="embed" xlink:actuate="onLoad" draw:mime-type="image/jpeg"/>
</draw:frame>
军事医疗委员会医生的电子入口在乌克兰五个城市的一项测试中运营，将所有VLK转移到该计划下的工作，将在5月期间扣除。</text:p>
      <text:p text:style-name="P4">
根据乌克林福姆的说法，国防部副部长安娜·马里亚尔(Anna Malyar)报告了这一点<text:a xlink:type="simple" xlink:href="https://t.me/annamaliar/704" text:style-name="Internet_20_link" text:visited-style-name="Visited_20_Internet_20_Link">
</text:a>
显示电子录制系统的外观。</text:p>
      <text:p text:style-name="P4">
她说：“国防部采取了第一步，以消除VLK的队列。</text:p>
      <text:p text:style-name="P4">
<draw:frame draw:style-name="fr1" draw:name="Image72" text:anchor-type="as-char" svg:width="5.033333in" svg:height="10.0in" draw:z-index="0">
<draw:image xlink:href="../Images/yкринформ/2023-05-05T16-17-00-03-00/1683292498-819.jpg" xlink:type="simple" xlink:show="embed" xlink:actuate="onLoad" draw:mime-type="image/jpeg"/>
</draw:frame>
根据画家的说法，项目开始后，医疗部门的负责人能够在适当的日常和时间为特定的医生专业人士记录战斗人员。</text:p>
      <text:p text:style-name="P4">
<text:span text:style-name="T4">
另请阅读：</text:span>
 <text:a xlink:type="simple" xlink:href="https://www.ukrinform.ua/rubric-ato/3705187-zagarbniki-namagautsa-vzati-bahmut-pid-kontrol-do-9-travna-malar.html" text:style-name="Internet_20_link" text:visited-style-name="Visited_20_Internet_20_Link">
<text:span text:style-name="T4">
画家</text:span>
</text:a>
因此，无需排队。 士兵会知道他们需要到的精度。</text:p>
      <text:p text:style-name="P4">
“我们现在已经在以下城市的测试模式下启动了一个项目：哈尔基夫，利维夫，基辅，维尼特西亚和敖德萨。目前正在进行中大多数人。该计划是将所有军事医疗委员会翻译成电子录音。部长补充说。</text:p>
      <text:p text:style-name="P4">
据乌克林福姆报道，Verkhovna Rada采用了两项法律来改善军事医疗委员会的活动。</text:p>
      <text:p text:style-name="P4">
News Source: <text:a xlink:type="simple" xlink:href="https://www.ukrinform.ua/rubric-society/3705252-minoboroni-zaavilo-pro-zapusk-sistemi-elektronnogo-zapisu-na-vlk-v-patoh-mistah.html" text:style-name="Internet_20_link" text:visited-style-name="Visited_20_Internet_20_Link">
https://www.ukrinform.ua/rubric-society/3705252-minoboroni-zaavilo-pro-zapusk-sistemi-elektronnogo-zapisu-na-vlk-v-patoh-mistah.html</text:a>
</text:p>
      <!--NEWS-->
      <text:h text:style-name="P10" text:outline-level="1">
<text:span text:style-name="T4">
在Zhytomyr中，打开了一位著名偶像画家的绘画展览</text:span>
</text:h>
      <text:p text:style-name="P4">
作者: Ukrinform (Person)</text:p>
      <text:p text:style-name="P4">
出版商: Укринформ (Organization)</text:p>
      <text:p text:style-name="P4">
出版时间: 2023-05-05T16:18:25+03:00</text:p>
      <text:p text:style-name="P4">
修改时间: 2023-05-05T16:18:25+03:00</text:p>
      <text:p text:style-name="P4">
描述: 在Zhytomyr中，乌克兰文化之家开放了著名的偶像画家尤里·尼基丁（Yuri Nikitin）的绘画展览。  - 乌克林。</text:p>
      <text:p text:style-name="P4">
图片: ["<text:a xlink:type="simple" xlink:href="https://static.ukrinform.com/photos/2023_05/thumb_files/630_360_1683290871-4901.jpeg" text:style-name="Internet_20_link" text:visited-style-name="Visited_20_Internet_20_Link">
630_360_16832...</text:a>
", "<text:a xlink:type="simple" xlink:href="https://static.ukrinform.com/photos/2023_05/thumb_files/630_360_1683290871-5137.jpeg" text:style-name="Internet_20_link" text:visited-style-name="Visited_20_Internet_20_Link">
630_360_16832...</text:a>
", "<text:a xlink:type="simple" xlink:href="https://static.ukrinform.com/photos/2023_05/thumb_files/630_360_1683290870-1092.jpeg" text:style-name="Internet_20_link" text:visited-style-name="Visited_20_Internet_20_Link">
630_360_16832...</text:a>
", "<text:a xlink:type="simple" xlink:href="https://static.ukrinform.com/photos/2023_05/thumb_files/630_360_1683290870-8696.jpeg" text:style-name="Internet_20_link" text:visited-style-name="Visited_20_Internet_20_Link">
630_360_16832...</text:a>
", "<text:a xlink:type="simple" xlink:href="https://static.ukrinform.com/photos/2023_05/thumb_files/630_360_1683290870-7616.jpeg" text:style-name="Internet_20_link" text:visited-style-name="Visited_20_Internet_20_Link">
630_360_16832...</text:a>
", "<text:a xlink:type="simple" xlink:href="https://static.ukrinform.com/photos/2023_05/thumb_files/630_360_1683290870-3302.jpeg" text:style-name="Internet_20_link" text:visited-style-name="Visited_20_Internet_20_Link">
630_360_16832...</text:a>
", "<text:a xlink:type="simple" xlink:href="https://static.ukrinform.com/photos/2023_05/thumb_files/630_360_1683290870-4316.jpeg" text:style-name="Internet_20_link" text:visited-style-name="Visited_20_Internet_20_Link">
630_360_16832...</text:a>
", "<text:a xlink:type="simple" xlink:href="https://static.ukrinform.com/photos/2023_05/thumb_files/630_360_1683290870-6055.jpeg" text:style-name="Internet_20_link" text:visited-style-name="Visited_20_Internet_20_Link">
630_360_16832...</text:a>
", "<text:a xlink:type="simple" xlink:href="https://static.ukrinform.com/photos/2023_05/thumb_files/630_360_1683290871-3384.jpeg" text:style-name="Internet_20_link" text:visited-style-name="Visited_20_Internet_20_Link">
630_360_16832...</text:a>
", "<text:a xlink:type="simple" xlink:href="https://static.ukrinform.com/photos/2023_05/thumb_files/630_360_1683290871-1688.jpeg" text:style-name="Internet_20_link" text:visited-style-name="Visited_20_Internet_20_Link">
630_360_16832...</text:a>
", "<text:a xlink:type="simple" xlink:href="https://static.ukrinform.com/photos/2023_05/thumb_files/630_360_1683290871-5032.jpeg" text:style-name="Internet_20_link" text:visited-style-name="Visited_20_Internet_20_Link">
630_360_16832...</text:a>
", "<text:a xlink:type="simple" xlink:href="https://static.ukrinform.com/photos/2023_05/thumb_files/630_360_1683290871-5782.jpeg" text:style-name="Internet_20_link" text:visited-style-name="Visited_20_Internet_20_Link">
630_360_16832...</text:a>
", "<text:a xlink:type="simple" xlink:href="https://static.ukrinform.com/photos/2023_05/thumb_files/630_360_1683290872-9016.jpeg" text:style-name="Internet_20_link" text:visited-style-name="Visited_20_Internet_20_Link">
630_360_16832...</text:a>
"]</text:p>
      <text:p text:style-name="P4">
标签: ['Виставка', 'Житомир', 'Ікона']</text:p>
      <text:p text:style-name="P4">
类型: Article</text:p>
      <!--METADATA-->
      <text:p text:style-name="P4">
<draw:frame draw:style-name="fr1" draw:name="Image73" text:anchor-type="as-char" svg:width="6.9236in" svg:height="3.956343in" draw:z-index="0">
<draw:image xlink:href="../Images/yкринформ/2023-05-05T16-18-25-03-00/630_360_1683290871-4901.jpeg" xlink:type="simple" xlink:show="embed" xlink:actuate="onLoad" draw:mime-type="image/jpeg"/>
</draw:frame>
这位著名艺术家尤里·尼基丁(Yuri Nikitin)“保护祈祷”的绘画展览在乌克兰文化之家开放。</text:p>
      <text:p text:style-name="P4">
关于它在[]中报告(https://www.facebook.com/100068856504700/posts/pfbid022GyFN227yBYujrDiQg3yLJr9ekc3z8SPSvZMzEGSgbaJzyvr76FaDCP7HKc6bEuBl/)乌克林福姆报道，Zhytomyr市议会。</text:p>
      <text:p text:style-name="P4">
“乌克兰文化之家大约有30件作品 - 绘画和图标绘画作品。 其中 - “ Menotor”，“ Ghost”，“浮动”，“ Wolf”，“ John baptist”，“ Cossack Heruvim”，“ Archistratratigmykhail”，“ Pelican”，“ Pelican”，“ Resurrection”，“ Resurrection”，“ Resurrection”，“ Heart of Jesus”，“ “ ostroh pokrova”，bagryanytsya等。值得注意的是，艺术家与基督教教派合作制作了将近40年的绘画。 它具有重现这个时代的独特能力。</text:p>
      <text:p text:style-name="P4">
当被问及您能走多远，试验上帝的形象时，画家回答：“自由，但没有傲慢。”</text:p>
      <text:p text:style-name="P4">
<text:span text:style-name="T4">
另请阅读：</text:span>
 <text:a xlink:type="simple" xlink:href="https://www.ukrinform.ua/rubric-diaspora/3695286-u-stolici-bolgarii-vidkrili-ukrainsku-vistavku-ikoni-na-asikah-zpid-naboiv.html" text:style-name="Internet_20_link" text:visited-style-name="Visited_20_Internet_20_Link">
<text:span text:style-name="T4">
图标</text:span>
</text:a>
2017年，Nikitin创作了一幅绘画，以保护我们的军队 - 处女的Iconopovoy。 这个图标是在迈克尔的黄金世界大教堂中奉献的，然后在战区。</text:p>
      <text:p text:style-name="P4">
市议会指出，尤里·尼基丁(Yuri Nikitin)本人认为[<text:a xlink:type="simple" xlink:href="https://www.ukrinform.ua/tag-religia" text:style-name="Internet_20_link" text:visited-style-name="Visited_20_Internet_20_Link">
</text:a>
由于“对未来胜利的贡献，创建新肖像画的结果”，您自己创造性作品中的主题称为“创建新象征学的结果”。</text:p>
      <text:p text:style-name="P4">
作为  <text:a xlink:type="simple" xlink:href="https://www.ukrinform.ua/rubric-culture/3682351-stvoreni-stucnim-intelektom-u-zitomiri-eskponuut-svitlini-avtoriv-rozstrilanogo-vidrodzenna.html" text:style-name="Internet_20_link" text:visited-style-name="Visited_20_Internet_20_Link">
 </text:a>
乌克林福姆(Ukrinform)于3月在Zhytomyr地区文学博物馆举行了展览“ Living” Shot”，该展览由作家Martin Yakub在人工智能的帮助下展示了“ Shot Renaissance”的照片作者。</text:p>
      <text:p text:style-name="P4">
News Source: <text:a xlink:type="simple" xlink:href="https://www.ukrinform.ua/rubric-culture/3705254-u-zitomiri-vidkrili-vistavku-kartin-vidomogo-hudoznikaikonopisca.html" text:style-name="Internet_20_link" text:visited-style-name="Visited_20_Internet_20_Link">
https://www.ukrinform.ua/rubric-culture/3705254-u-zitomiri-vidkrili-vistavku-kartin-vidomogo-hudoznikaikonopisca.html</text:a>
</text:p>
      <!--NEWS-->
      <text:h text:style-name="P10" text:outline-level="1">
<text:span text:style-name="T4">
玛莎·科斯蒂克（Martha Kostyuk）在马德里完成了配对类别的比赛中的表演</text:span>
</text:h>
      <text:p text:style-name="P4">
作者: Ukrinform (Person)</text:p>
      <text:p text:style-name="P4">
出版商: Укринформ (Organization)</text:p>
      <text:p text:style-name="P4">
出版时间: 2023-05-05T16:21:05+03:00</text:p>
      <text:p text:style-name="P4">
修改时间: 2023-05-05T16:21:05+03:00</text:p>
      <text:p text:style-name="P4">
描述: 在半决赛中，与罗马尼亚鲁萨（Rosa Rusa）一起二重奏的乌克兰人让位于第一对播种夫妇。  - 乌克林。</text:p>
      <text:p text:style-name="P4">
图片: ["<text:a xlink:type="simple" xlink:href="https://static.ukrinform.com/photos/2023_05/thumb_files/630_360_1683292812-813.jpg" text:style-name="Internet_20_link" text:visited-style-name="Visited_20_Internet_20_Link">
630_360_16832...</text:a>
"]</text:p>
      <text:p text:style-name="P4">
标签: ['Теніс', 'Марта Костюк']</text:p>
      <text:p text:style-name="P4">
类型: Article</text:p>
      <!--METADATA-->
      <text:p text:style-name="P4">
<draw:frame draw:style-name="fr1" draw:name="Image74" text:anchor-type="as-char" svg:width="6.9236in" svg:height="3.956343in" draw:z-index="0">
<draw:image xlink:href="../Images/yкринформ/2023-05-05T16-21-05-03-00/630_360_1683292812-813.jpg" xlink:type="simple" xlink:show="embed" xlink:actuate="onLoad" draw:mime-type="image/jpeg"/>
</draw:frame>
与罗马尼亚鲁萨(Romanian Rusa)一起二重奏中的乌克兰女子让位于第一对播种夫妇。</text:p>
      <text:p text:style-name="P4">
玛莎·科斯蒂克(Martha Kostyuk)与埃琳娜·鲁萨(Elena -Gabriela Rusa)与一名罗马尼亚网球运动员配对，在WTA1000锦标赛的半决赛中，美国人Coco Goff和Jessica Peguli遭受了美国人的苦难-5：7，6：7(5)，报道乌克林福姆。</text:p>
      <text:p text:style-name="P4">
在第一党中，科斯蒂克(Kostyuk)和鲁塞(Ruse)领先5：2，但无论如何都没有将其送到场景上。 在Tai Breika的第二党中，乌克兰 - 罗马尼亚人的Pare领先5：4，此后她连续三场平局。</text:p>
      <text:p text:style-name="P4">
对于Martha Kostyuk和Elena -Gabriel Ruse来说，这是第二个共同的半决赛 - 他们在澳大利亚公开赛上到达了这个阶段，他们也让位于第一对播种的一对(Barbora Kreichikova/Katerzhina Sinyakova).</text:p>
      <text:p text:style-name="P4">
Для українки цей результат став найкращим на рівні турнірів WTA1000.</text:p>
      <text:p text:style-name="P4">
<text:span text:style-name="T4">
Читайте також:</text:span>
 <text:a xlink:type="simple" xlink:href="https://www.ukrinform.ua/rubric-sports/3699757-marta-kostuk-onovila-osobistij-rekord-u-rejtingu-wta.html" text:style-name="Internet_20_link" text:visited-style-name="Visited_20_Internet_20_Link">
 <text:span text:style-name="T4">
Костюк</text:span>
 </text:a>
根据乌克林福姆的说法，科斯蒂克(Kostyuk)赢得了她的第一张单曲，赢得了美国奥斯汀的WTA 250系列赛。</text:p>
      <text:p text:style-name="P4">
照片：btu.org.ua</text:p>
      <text:p text:style-name="P4">
News Source: <text:a xlink:type="simple" xlink:href="https://www.ukrinform.ua/rubric-sports/3705256-marta-kostuk-zaversila-vistupi-u-parnomu-rozradi-turniru-v-madridi.html" text:style-name="Internet_20_link" text:visited-style-name="Visited_20_Internet_20_Link">
https://www.ukrinform.ua/rubric-sports/3705256-marta-kostuk-zaversila-vistupi-u-parnomu-rozradi-turniru-v-madridi.html</text:a>
</text:p>
      <!--NEWS-->
      <text:h text:style-name="P10" text:outline-level="1">
<text:span text:style-name="T4">
京植物的Kyivteploenergo收到了137个USAID发电机</text:span>
</text:h>
      <text:p text:style-name="P4">
作者: Ukrinform (Person)</text:p>
      <text:p text:style-name="P4">
出版商: Укринформ (Organization)</text:p>
      <text:p text:style-name="P4">
出版时间: 2023-05-05T16:22:33+03:00</text:p>
      <text:p text:style-name="P4">
修改时间: 2023-05-05T16:22:33+03:00</text:p>
      <text:p text:style-name="P4">
描述: 美国国际开发署（USAID）（USAID）已通过能源安全转移到Kyivteploenergo公用事业公司（KPE）137个发电机，总量约为UAH 4000万。  - 乌克林。</text:p>
      <text:p text:style-name="P4">
图片: ["<text:a xlink:type="simple" xlink:href="https://static.ukrinform.com/photos/2023_05/thumb_files/630_360_1683292876-594.jpg" text:style-name="Internet_20_link" text:visited-style-name="Visited_20_Internet_20_Link">
630_360_16832...</text:a>
"]</text:p>
      <text:p text:style-name="P4">
标签: ['USAID', 'Київтеплоенерго', 'генератор']</text:p>
      <text:p text:style-name="P4">
类型: Article</text:p>
      <!--METADATA-->
      <text:p text:style-name="P4">
<draw:frame draw:style-name="fr1" draw:name="Image75" text:anchor-type="as-char" svg:width="6.9236in" svg:height="3.956343in" draw:z-index="0">
<draw:image xlink:href="../Images/yкринформ/2023-05-05T16-22-33-03-00/630_360_1683292876-594.jpg" xlink:type="simple" xlink:show="embed" xlink:actuate="onLoad" draw:mime-type="image/jpeg"/>
</draw:frame>
美国国际发展机构(你说)由于能源安全项目转移了公共企业“京teploenergo”(KP KTA)137发电机大约有4000万个UAH。</text:p>
      <text:p text:style-name="P4">
正如乌克林福姆报道的那样，这在<text:a xlink:type="simple" xlink:href="https://kte.kmda.gov.ua/kyyivteploenergo-otrymalo-137-generatoriv-vid-usaid/" text:style-name="Internet_20_link" text:visited-style-name="Visited_20_Internet_20_Link">
</text:a>
。</text:p>
      <text:p text:style-name="P4">
“我们已经配备了USAID发电机，上面有主要的锅炉室，这些锅炉房由医院，重要的社会机构和住宅建筑加热。 多亏了替代能源，他们才能够离线接收热量。 我们在锅炉室上交付发电机，以提高供应量的稳定性，并迅速应对安全挑战。</text:p>
      <text:p text:style-name="P4">
<text:span text:style-name="T4">
另请阅读：</text:span>
 <text:a xlink:type="simple" xlink:href="https://www.ukrinform.ua/rubric-society/3703622-prikordonniki-otrimali-vid-latvii-avto-generatori-takticne-ta-inzenerne-sporadzenna.html" text:style-name="Internet_20_link" text:visited-style-name="Visited_20_Internet_20_Link">
<text:span text:style-name="T4">
生成器</text:span>
</text:a>
值得注意的是，面对关键基础设施的导弹攻击，美国国际开发署是最早开始系统地供应基辅发电机的人之一。 通常，维持KP“ Kyivteploenergo”首都的热力工作，其容量为7至100 kW，获得了137美元。</text:p>
      <text:p text:style-name="P4">
该公司指出，有38个发电机提供了基辅锅炉的加热设备的不间断操作。 这些是在KTE控制下的所有热源中的25％。 uSAID提供的总发电机使您可以为160多个住宅建筑，30家医院，25家教育机构和220多个部门建筑物提供热水和热水。15个发电机为KP“ Kyivteploenergo”的生产设施提供了储备。被用来确保 其余的84个发电机分布在维修爆发之间。</text:p>
      <text:p text:style-name="P4">
<text:span text:style-name="T4">
另请阅读：</text:span>
 <text:a xlink:type="simple" xlink:href="https://www.ukrinform.ua/rubric-economy/3702019-usaid-peredalo-droni-dla-monitoringu-gazovoi-infrastrukturi.html" text:style-name="Internet_20_link" text:visited-style-name="Visited_20_Internet_20_Link">
</text:a>
“这种援助使Kyivteploenergo公用事业公司能够继续产生热量，减少了基辅的热量和热水的供应，并满足了2022/2023暖气季节中关键基础设施的首都对象的需求，“ Vykiivploenergo添加了” 。</text:p>
      <text:p text:style-name="P4">
据报道，首都已经提供了基辅股电子公用事业公司62％的锅炉房。</text:p>
      <text:p text:style-name="P4">
News Source: <text:a xlink:type="simple" xlink:href="https://www.ukrinform.ua/rubric-kyiv/3705258-kiivteploenergo-otrimalo-137-generatoriv-vid-usaid.html" text:style-name="Internet_20_link" text:visited-style-name="Visited_20_Internet_20_Link">
https://www.ukrinform.ua/rubric-kyiv/3705258-kiivteploenergo-otrimalo-137-generatoriv-vid-usaid.html</text:a>
</text:p>
      <!--NEWS-->
      <text:h text:style-name="P10" text:outline-level="1">
<text:span text:style-name="T4">
Yermak与日本大使继续合作讨论</text:span>
</text:h>
      <text:p text:style-name="P4">
作者: Ukrinform (Person)</text:p>
      <text:p text:style-name="P4">
出版商: Укринформ (Organization)</text:p>
      <text:p text:style-name="P4">
出版时间: 2023-05-05T16:23:53+03:00</text:p>
      <text:p text:style-name="P4">
修改时间: 2023-05-05T16:23:53+03:00</text:p>
      <text:p text:style-name="P4">
描述: 总统办公室负责人安德里姆·耶尔马克（Andriym Yermak）会见了日本大使乌克兰·库尼诺·马图达（Ukraine Kuninor Matsuda） - 讨论了双边合作的延续。  - 乌克林。</text:p>
      <text:p text:style-name="P4">
图片: ["<text:a xlink:type="simple" xlink:href="https://static.ukrinform.com/photos/2023_05/thumb_files/630_360_1683292996-760.jpg" text:style-name="Internet_20_link" text:visited-style-name="Visited_20_Internet_20_Link">
630_360_16832...</text:a>
"]</text:p>
      <text:p text:style-name="P4">
标签: ['Японія', 'Італія', 'Санкції', 'Єрмак']</text:p>
      <text:p text:style-name="P4">
类型: Article</text:p>
      <!--METADATA-->
      <text:p text:style-name="P4">
<draw:frame draw:style-name="fr1" draw:name="Image76" text:anchor-type="as-char" svg:width="6.9236in" svg:height="3.956343in" draw:z-index="0">
<draw:image xlink:href="../Images/yкринформ/2023-05-05T16-23-53-03-00/630_360_1683292996-760.jpg" xlink:type="simple" xlink:show="embed" xlink:actuate="onLoad" draw:mime-type="image/jpeg"/>
</draw:frame>
总统主管Andriym Yermak会见了日本驻乌克兰Kuninorimatuda的大使 - 讨论了双边合作的继续。</text:p>
      <text:p text:style-name="P4">
根据乌克林福姆的说法，Yermak在[]中报道了(https://t.me/ermaka2022/2589)“日本是我们的重要盟友，支持<text:a xlink:type="simple" xlink:href="https://www.ukrinform.ua/tag-sankcii" text:style-name="Internet_20_link" text:visited-style-name="Visited_20_Internet_20_Link">
</text:a>
对俄罗斯的政策并帮助乌克兰，” OP负责人强调。</text:p>
      <text:p text:style-name="P4">
据他说，他们“讨论了双边交流的发展。”</text:p>
      <text:p text:style-name="P4">
耶尔马克说：“他感谢乌克兰的团结。”</text:p>
      <text:p text:style-name="P4">
<text:span text:style-name="T4">
另请阅读：</text:span>
 <text:a xlink:type="simple" xlink:href="https://www.ukrinform.ua/rubric-technology/3701686-ukraina-i-aponia-pidpisali-memorandum-pro-cifrove-spivrobitnictvo.html" text:style-name="Internet_20_link" text:visited-style-name="Visited_20_Internet_20_Link">
<text:span text:style-name="T4">
日本</text:span>
</text:a>
正如乌克林福姆报道的那样，耶尔马克(Yermak)于5月3日与意大利改善乌克兰(Adolfo Urso)的改善部长讨论了。</text:p>
      <text:p text:style-name="P4">
News Source: <text:a xlink:type="simple" xlink:href="https://www.ukrinform.ua/rubric-polytics/3705259-ermak-obgovoriv-iz-poslom-aponii-prodovzenna-spivpraci.html" text:style-name="Internet_20_link" text:visited-style-name="Visited_20_Internet_20_Link">
https://www.ukrinform.ua/rubric-polytics/3705259-ermak-obgovoriv-iz-poslom-aponii-prodovzenna-spivpraci.html</text:a>
</text:p>
      <!--NEWS-->
      <text:h text:style-name="P10" text:outline-level="1">
<text:span text:style-name="T4">
白俄罗斯引入了对与俄罗斯边界的入境控制</text:span>
</text:h>
      <text:p text:style-name="P4">
作者: Ukrinform (Person)</text:p>
      <text:p text:style-name="P4">
出版商: Укринформ (Organization)</text:p>
      <text:p text:style-name="P4">
出版时间: 2023-05-05T16:27:49+03:00</text:p>
      <text:p text:style-name="P4">
修改时间: 2023-05-05T16:27:49+03:00</text:p>
      <text:p text:style-name="P4">
描述: 白俄罗斯和俄罗斯之间引入了临时边境控制，为此安装了检查站。  - 乌克林。</text:p>
      <text:p text:style-name="P4">
图片: ["<text:a xlink:type="simple" xlink:href="https://static.ukrinform.com/photos/2023_05/thumb_files/630_360_1683293182-453.jpg" text:style-name="Internet_20_link" text:visited-style-name="Visited_20_Internet_20_Link">
630_360_16832...</text:a>
"]</text:p>
      <text:p text:style-name="P4">
标签: ['білорусь', 'Контроль', 'росія', 'Кордон']</text:p>
      <text:p text:style-name="P4">
类型: Article</text:p>
      <!--METADATA-->
      <text:p text:style-name="P4">
<draw:frame draw:style-name="fr1" draw:name="Image77" text:anchor-type="as-char" svg:width="6.9236in" svg:height="3.956343in" draw:z-index="0">
<draw:image xlink:href="../Images/yкринформ/2023-05-05T16-27-49-03-00/630_360_1683293182-453.jpg" xlink:type="simple" xlink:show="embed" xlink:actuate="onLoad" draw:mime-type="image/jpeg"/>
</draw:frame>
Interbuller和俄罗斯引入了临时边境控制，为此建立了检查站。</text:p>
      <text:p text:style-name="P4">
根据乌克林福姆(Ukrinform)，白俄罗斯版报告<text:a xlink:type="simple" xlink:href="https://news.zerkalo.io/life/38484.html" text:style-name="Internet_20_link" text:visited-style-name="Visited_20_Internet_20_Link">
</text:a>
关于边境边境委员会。</text:p>
      <text:p text:style-name="P4">
在白俄罗斯边境警卫的热线上，他们解释说，这些措施是在实施“与俄罗斯签证相互承认”协议的框架内进行的。 控制作品六个主要区域 - 仅在进入时。 这些措施是暂时引入的，但Chinadovgo尚不清楚。 该部门说：“按特别的命令。”</text:p>
      <text:p text:style-name="P4">
<text:span text:style-name="T4">
另请阅读：</text:span>
 <text:a xlink:type="simple" xlink:href="https://www.ukrinform.ua/rubric-world/3703649-u-bilorusi-perevirka-cergovoi-bojovoi-gotovnosti-armii-potrohu-zgortaetsa.html" text:style-name="Internet_20_link" text:visited-style-name="Visited_20_Internet_20_Link">
<text:span text:style-name="T4">
白俄罗斯</text:span>
</text:a>
不同的电报报告<text:a xlink:type="simple" xlink:href="https://www.ukrinform.ua/tag-kordon" text:style-name="Internet_20_link" text:visited-style-name="Visited_20_Internet_20_Link">
</text:a>
排队出现了，尤其是在M-1高速公路上。对俄罗斯人进行了更多检查 - “每个人都被驱逐出汽车，搜索，记录的文件。”</text:p>
      <text:p text:style-name="P4">
如报道<text:a xlink:type="simple" xlink:href="https://www.ukrinform.ua/rubric-world/3703549-lukasenko-zibrav-naradu-i-zaavlae-pro-provokacii-na-kordoni.html" text:style-name="Internet_20_link" text:visited-style-name="Visited_20_Internet_20_Link">
</text:a>
5月2日，自称为白俄罗斯亚历山大·卢卡申科(Belarus Alexander Lukashenko)的总统举行了一次有关“安全和保护国家边境的措施”的会议，指的是所谓的边境现有挑衅和“ Saboteurs”的渗透。</text:p>
      <text:p text:style-name="P4">
News Source: <text:a xlink:type="simple" xlink:href="https://www.ukrinform.ua/rubric-world/3705261-bilorus-zaprovadila-kontrol-na-vizd-na-kordoni-z-rosieu.html" text:style-name="Internet_20_link" text:visited-style-name="Visited_20_Internet_20_Link">
https://www.ukrinform.ua/rubric-world/3705261-bilorus-zaprovadila-kontrol-na-vizd-na-kordoni-z-rosieu.html</text:a>
</text:p>
      <!--NEWS-->
      <text:h text:style-name="P10" text:outline-level="1">
<text:span text:style-name="T4">
克里米亚的军事俄罗斯联邦在墓地旁边分发了地块，而不是大海 - 媒体</text:span>
</text:h>
      <text:p text:style-name="P4">
作者: Ukrinform (Person)</text:p>
      <text:p text:style-name="P4">
出版商: Укринформ (Organization)</text:p>
      <text:p text:style-name="P4">
出版时间: 2023-05-05T16:29:00+03:00</text:p>
      <text:p text:style-name="P4">
修改时间: 2023-05-05T16:29:00+03:00</text:p>
      <text:p text:style-name="P4">
描述: 参与针对乌克兰战争的俄罗斯军方在暂时占领的克里米亚，尤其是在村庄的草原部分中分发了土地。 Liskivka，靠近公墓。 从这里到大海，克里米亚·阿克索诺夫（Crimea Aksyonov）的自称负责人向它们承诺的土地至少10公里。  - 乌克林。</text:p>
      <text:p text:style-name="P4">
图片: ["<text:a xlink:type="simple" xlink:href="https://static.ukrinform.com/photos/2021_03/thumb_files/630_360_1615487600-574.jpg" text:style-name="Internet_20_link" text:visited-style-name="Visited_20_Internet_20_Link">
630_360_16154...</text:a>
"]</text:p>
      <text:p text:style-name="P4">
标签: ['Крим', 'Окупація Криму', ' Чорне море']</text:p>
      <text:p text:style-name="P4">
类型: Article</text:p>
      <!--METADATA-->
      <text:p text:style-name="P4">
<draw:frame draw:style-name="fr1" draw:name="Image78" text:anchor-type="as-char" svg:width="6.9236in" svg:height="3.956343in" draw:z-index="0">
<draw:image xlink:href="../Images/yкринформ/2023-05-05T16-29-00-03-00/630_360_1615487600-574.jpg" xlink:type="simple" xlink:show="embed" xlink:actuate="onLoad" draw:mime-type="image/jpeg"/>
</draw:frame>
参与对乌克兰战争的俄罗斯军方在临时占领的Krym中，特别是在草原部分分发土地，尤其是在村庄。 Liskivka，靠近公墓。 从这里到大海，他们承诺要自称为Crimea Aksyonov的负责人 - 至少10公里。</text:p>
      <text:p text:style-name="P4">
这是文章<text:a xlink:type="simple" xlink:href="https://ru.krymr.com/a/krym-rossiyskiye-voyenniye-ukraina-voyna-zemelniye-uchastki/32396358.html" text:style-name="Internet_20_link" text:visited-style-name="Visited_20_Internet_20_Link">
</text:a>
报道乌克林福姆的互联网版。</text:p>
      <text:p text:style-name="P4">
正如文章所述，四月份在临时占领的克里米亚，军事土地拥有土地所有权的权利，与乌克兰作战，开始在临时占领的克里米亚中形成。</text:p>
      <text:p text:style-name="P4">
<text:span text:style-name="T4">
另请阅读：</text:span>
 <text:a xlink:type="simple" xlink:href="https://www.ukrinform.ua/rubric-crimea/3705245-u-krimu-zagarbniki-roblat-zapasi-vodi-ta-harciv-na-vipadok-izolacii.html" text:style-name="Internet_20_link" text:visited-style-name="Visited_20_Internet_20_Link">
<text:span text:style-name="T4">
 crimea </text:span>
</text:a>
现在众所周知，职业官员已经分发了500多名商人。 因此，克里米亚的自称权力已发出命令，根据该命令，在乌克兰提供了全面入侵乌克兰的参与者。 Saky区的Lisnivka。 克里米亚。</text:p>
      <text:p text:style-name="P4">
“该地区是西米亚西部的草原部分。 附近 - 苏格尔公墓公共交通。 最接近村庄。 水库的Lisnivka  -  Tobe-Chorerak和Saky Lake的治疗。 他们是六公里。</text:p>
      <text:p text:style-name="P4">
材料指出，“对于承诺的阿基田海，未来的园丁将需要至少10公里。”</text:p>
      <text:p text:style-name="P4">
<text:span text:style-name="T4">
另请阅读：</text:span>
 <text:a xlink:type="simple" xlink:href="https://www.ukrinform.ua/rubric-crimea/3704685-taseva-poasnila-hto-pidpadatime-pid-kriminalnu-vidpovidalnist-u-krimu-pisla-deokupacii.html" text:style-name="Internet_20_link" text:visited-style-name="Visited_20_Internet_20_Link">
<text:span text:style-name="T4">
 crimea </text:span>
 <text:span text:style-name="T4">
 crimea </text:span>
</text:a>
</text:p>
      <text:p text:style-name="P4">
Уточнюється, що наразі російським військовим пропонують ділянки у Сакському таЧорноморському районах, «а це - степи практично без зелені з кам'янистим абосолончаковим ґрунтом, де влітку дуже спекотно, взимку віють степові вітри».Видання пише, що на цих територіях відсутні блага цивілізації. Приміром, уЛіснівці немає лікарні.</text:p>
      <text:p text:style-name="P4">
Як повідомлялося, підконтрольна рф влада тимчасово окупованого Криму плануєвидавати на території півострова ділянки учасникам війни проти України.</text:p>
      <text:p text:style-name="P4">
News Source: <text:a xlink:type="simple" xlink:href="https://www.ukrinform.ua/rubric-crimea/3705262-vijskovim-rf-u-krimu-rozdaut-dilanki-poruc-iz-kladovisem-zamist-mora-zmi.html" text:style-name="Internet_20_link" text:visited-style-name="Visited_20_Internet_20_Link">
https://www.ukrinform.ua/rubric-crimea/3705262-vijskovim-rf-u-krimu-rozdaut-dilanki-poruc-iz-kladovisem-zamist-mora-zmi.html</text:a>
</text:p>
      <!--NEWS-->
      <text:h text:style-name="P10" text:outline-level="1">
<text:span text:style-name="T4">
在乌克兰人的里加，他们被邀请参加东正教崇拜</text:span>
</text:h>
      <text:p text:style-name="P4">
作者: Ukrinform (Person)</text:p>
      <text:p text:style-name="P4">
出版商: Укринформ (Organization)</text:p>
      <text:p text:style-name="P4">
出版时间: 2023-05-05T16:32:00+03:00</text:p>
      <text:p text:style-name="P4">
修改时间: 2023-05-05T16:32:00+03:00</text:p>
      <text:p text:style-name="P4">
描述: 在里加，5月7日将举行礼拜仪式，该仪式将拥有乌克兰东正教教堂的教士，乌克兰大主教斯坦尼斯拉夫·拉诺夫斯基（Stanislav Lanovsky）。  - 乌克林。</text:p>
      <text:p text:style-name="P4">
图片: ["<text:a xlink:type="simple" xlink:href="https://static.ukrinform.com/photos/2023_05/thumb_files/630_360_1683282972-496.jpg" text:style-name="Internet_20_link" text:visited-style-name="Visited_20_Internet_20_Link">
630_360_16832...</text:a>
", "<text:a xlink:type="simple" xlink:href="https://static.ukrinform.com/photos/2023_05/1683282972-955.jpg" text:style-name="Internet_20_link" text:visited-style-name="Visited_20_Internet_20_Link">
1683282972-95...</text:a>
"]</text:p>
      <text:p text:style-name="P4">
标签: ['Церква', 'Діаспора', 'Латвія', 'Посольство']</text:p>
      <text:p text:style-name="P4">
类型: Article</text:p>
      <!--METADATA-->
      <text:p text:style-name="P4">
<draw:frame draw:style-name="fr1" draw:name="Image79" text:anchor-type="as-char" svg:width="6.9236in" svg:height="3.956343in" draw:z-index="0">
<draw:image xlink:href="../Images/yкринформ/2023-05-05T16-32-00-03-00/630_360_1683282972-496.jpg" xlink:type="simple" xlink:show="embed" xlink:actuate="onLoad" draw:mime-type="image/jpeg"/>
</draw:frame>
在里加，我将举行礼拜仪式，该仪式将担任乌克兰东正教教堂的牧师，乌克兰大主教斯坦尼斯拉夫·拉诺夫斯基。</text:p>
      <text:p text:style-name="P4">
正如乌克林福姆报道的那样，关于<text:a xlink:type="simple" xlink:href="https://www.facebook.com/UKRinLatvia/posts/pfbid02U6ZwmChahi36ZtQTRF5TyNo2Jm5gmommifL6AcVeNKDUP9gasEADNeG1u6AxscZxl" text:style-name="Internet_20_link" text:visited-style-name="Visited_20_Internet_20_Link">
</text:a>
乌克兰大使馆在拉脱维亚报道。</text:p>
      <text:p text:style-name="P4">
神圣的服务将为乌克兰社区在拉脱维亚和大使馆的大使馆举行。</text:p>
      <text:p text:style-name="P4">
<draw:frame draw:style-name="fr1" draw:name="Image80" text:anchor-type="as-char" svg:width="6.9236in" svg:height="5.500416in" draw:z-index="0">
<draw:image xlink:href="../Images/yкринформ/2023-05-05T16-32-00-03-00/1683282972-955.jpg" xlink:type="simple" xlink:show="embed" xlink:actuate="onLoad" draw:mime-type="image/jpeg"/>
</draw:frame>
联合祈祷将于周日13:00开始。 地点：旧的Rigaewawalanic Lutheran教堂，圣格特鲁德教堂，8岁</text:p>
      <text:p text:style-name="P4">
回想一下，5月3日在拉脱维亚首都<text:a xlink:type="simple" xlink:href="https://www.ukrinform.ua/rubric-diaspora/3704572-z-rigi-vidpravili-cergovij-konvoj-dopomogi-zibranij-diasporou-ta-druzami-ukraini.html" text:style-name="Internet_20_link" text:visited-style-name="Visited_20_Internet_20_Link">
</text:a>
在乌克兰乌克兰“维奇”的联邦借助乌克兰的乌克兰朋友的帮助下，乌克兰军队的下一个车队的乌克兰。</text:p>
      <text:p text:style-name="P4">
<text:span text:style-name="T5">
古老教堂教堂的内部。 照片：wikipedia.org</text:span>
</text:p>
      <text:p text:style-name="P4">
News Source: <text:a xlink:type="simple" xlink:href="https://www.ukrinform.ua/rubric-diaspora/3705152-u-rizi-ukrainciv-zaprosili-na-pravoslavne-bogosluzinna.html" text:style-name="Internet_20_link" text:visited-style-name="Visited_20_Internet_20_Link">
https://www.ukrinform.ua/rubric-diaspora/3705152-u-rizi-ukrainciv-zaprosili-na-pravoslavne-bogosluzinna.html</text:a>
</text:p>
      <!--NEWS-->
      <text:h text:style-name="P10" text:outline-level="1">
<text:span text:style-name="T4">
在基辅在Virky Boulevard上恢复了交通</text:span>
</text:h>
      <text:p text:style-name="P4">
作者: Ukrinform (Person)</text:p>
      <text:p text:style-name="P4">
出版商: Укринформ (Organization)</text:p>
      <text:p text:style-name="P4">
出版时间: 2023-05-05T16:33:22+03:00</text:p>
      <text:p text:style-name="P4">
修改时间: 2023-05-05T16:33:22+03:00</text:p>
      <text:p text:style-name="P4">
描述: 在基辅，帕维尔·维斯基大道（Pavel Virsky Boulevard）消除了道路上的失败，交通恢复了。  - 乌克林。</text:p>
      <text:p text:style-name="P4">
图片: ["<text:a xlink:type="simple" xlink:href="https://static.ukrinform.com/photos/2023_05/thumb_files/630_360_1683293554-322.jpg" text:style-name="Internet_20_link" text:visited-style-name="Visited_20_Internet_20_Link">
630_360_16832...</text:a>
"]</text:p>
      <text:p text:style-name="P4">
标签: ['КМДА', 'Київводоканал', 'Київ']</text:p>
      <text:p text:style-name="P4">
类型: Article</text:p>
      <!--METADATA-->
      <text:p text:style-name="P4">
<draw:frame draw:style-name="fr1" draw:name="Image81" text:anchor-type="as-char" svg:width="6.9236in" svg:height="3.956343in" draw:z-index="0">
<draw:image xlink:href="../Images/yкринформ/2023-05-05T16-33-22-03-00/630_360_1683293554-322.jpg" xlink:type="simple" xlink:show="embed" xlink:actuate="onLoad" draw:mime-type="image/jpeg"/>
</draw:frame>
在基辅，纳布瓦尔·帕维尔·维斯基(Nabulvar Pavel Virsky)消除了道路上的失败，该运动恢复了。</text:p>
      <text:p text:style-name="P4">
正如乌克林福姆报道的那样，KSCA在[]中报告(https://t.me/KyivCityOfficial/6603)。</text:p>
      <text:p text:style-name="P4">
“在保罗·维尔斯基林荫大道上，公路上的失败被消除了。 Kyivvodokanal的专家执行了井的密封。”</text:p>
      <text:p text:style-name="P4">
<text:span text:style-name="T4">
另请阅读：</text:span>
 <text:a xlink:type="simple" xlink:href="https://www.ukrinform.ua/rubric-kyiv/3704974-cerez-avariu-u-kanalizacijnij-merezi-obmezili-ruh-bulvarom-virskogo.html" text:style-name="Internet_20_link" text:visited-style-name="Visited_20_Internet_20_Link">
<text:span text:style-name="T4">
 Virsky </text:span>
</text:a>
失败被沙子覆盖并挤压。 现在，该地点是由市政企业“用于维修和维护汽车路线和结构的道路和运营管理”的雪地，Shevchenkivskyi区。</text:p>
      <text:p text:style-name="P4">
正如乌克林福姆报道的那样，在帕维尔·维斯基(Pavel Virsky)的林荫大道上，街道下水道网络上的双来二氧化物失败，直径为400毫米。 交通受到林荫大道一条车道的限制，驶向Nivka地铁站。</text:p>
      <text:p text:style-name="P4">
News Source: <text:a xlink:type="simple" xlink:href="https://www.ukrinform.ua/rubric-kyiv/3705265-u-kievi-na-bulvari-virskogo-vidnovili-ruh-transportu.html" text:style-name="Internet_20_link" text:visited-style-name="Visited_20_Internet_20_Link">
https://www.ukrinform.ua/rubric-kyiv/3705265-u-kievi-na-bulvari-virskogo-vidnovili-ruh-transportu.html</text:a>
</text:p>
      <!--NEWS-->
      <text:h text:style-name="P10" text:outline-level="1">
<text:span text:style-name="T4">
在基辅，Umani的居民进行了操作，其中火箭的碎片穿过大脑的左半球</text:span>
</text:h>
      <text:p text:style-name="P4">
作者: Ukrinform (Person)</text:p>
      <text:p text:style-name="P4">
出版商: Укринформ (Organization)</text:p>
      <text:p text:style-name="P4">
出版时间: 2023-05-05T16:34:24+03:00</text:p>
      <text:p text:style-name="P4">
修改时间: 2023-05-05T16:34:24+03:00</text:p>
      <text:p text:style-name="P4">
描述: 在基辅，医生通过一名居民的居民袭击了受害者，他经过了大脑的左半球。  - 乌克林。</text:p>
      <text:p text:style-name="P4">
图片: ["<text:a xlink:type="simple" xlink:href="https://static.ukrinform.com/photos/2023_05/thumb_files/630_360_1683293537-468.jpg" text:style-name="Internet_20_link" text:visited-style-name="Visited_20_Internet_20_Link">
630_360_16832...</text:a>
", "<text:a xlink:type="simple" xlink:href="https://static.ukrinform.com/photos/2023_05/1683293536-293.jpg" text:style-name="Internet_20_link" text:visited-style-name="Visited_20_Internet_20_Link">
1683293536-29...</text:a>
", "<text:a xlink:type="simple" xlink:href="https://static.ukrinform.com/photos/2023_05/1683293536-137.jpg" text:style-name="Internet_20_link" text:visited-style-name="Visited_20_Internet_20_Link">
1683293536-13...</text:a>
", "<text:a xlink:type="simple" xlink:href="https://static.ukrinform.com/photos/2023_05/1683293536-255.jpg" text:style-name="Internet_20_link" text:visited-style-name="Visited_20_Internet_20_Link">
1683293536-25...</text:a>
"]</text:p>
      <text:p text:style-name="P4">
标签: ['МОЗ', 'Операція', 'Лікарі', 'Умань', 'Київ']</text:p>
      <text:p text:style-name="P4">
类型: Article</text:p>
      <!--METADATA-->
      <text:p text:style-name="P4">
<draw:frame draw:style-name="fr1" draw:name="Image82" text:anchor-type="as-char" svg:width="6.9236in" svg:height="3.956343in" draw:z-index="0">
<draw:image xlink:href="../Images/yкринформ/2023-05-05T16-34-24-03-00/630_360_1683293537-468.jpg" xlink:type="simple" xlink:show="embed" xlink:actuate="onLoad" draw:mime-type="image/jpeg"/>
</draw:frame>
基辅透明的居民在整个大脑的左半球中构筑了乌曼(Uman)的居民，从而使受害者遭到了火箭袭击。</text:p>
      <text:p text:style-name="P4">
根据乌克林福姆的说法，乌克兰卫生部报告了这一点<text:a xlink:type="simple" xlink:href="https://www.facebook.com/moz.ukr/posts/pfbid0RN78Db7rucNX44zZCEhTkxTjDnsGE3Aaq3Lb7aNeJLL89uHC32m3wKSLR4z7cjJ3l" text:style-name="Internet_20_link" text:visited-style-name="Visited_20_Internet_20_Link">
</text:a>
.</text:p>
      <text:p text:style-name="P4">
28 квітня, коли росіяни здійснили ракетний обстріл Умані, Ірина та її матірспали вдома, у сусідньому будинку від того, куди вдарила ракета. Лікарішвидкої допомоги констатували вогнепальне поранення головного мозку. Осколокзрикошетив від стіни та уразив дівчину.</text:p>
      <text:p text:style-name="P4">
<draw:frame draw:style-name="fr1" draw:name="Image83" text:anchor-type="as-char" svg:width="6.9236in" svg:height="4.622144in" draw:z-index="0">
<draw:image xlink:href="../Images/yкринформ/2023-05-05T16-34-24-03-00/1683293536-293.jpg" xlink:type="simple" xlink:show="embed" xlink:actuate="onLoad" draw:mime-type="image/jpeg"/>
</draw:frame>
<draw:frame draw:style-name="fr1" draw:name="Image84" text:anchor-type="as-char" svg:width="6.9236in" svg:height="4.622144in" draw:z-index="0">
<draw:image xlink:href="../Images/yкринформ/2023-05-05T16-34-24-03-00/1683293536-137.jpg" xlink:type="simple" xlink:show="embed" xlink:actuate="onLoad" draw:mime-type="image/jpeg"/>
</draw:frame>
受害人被送往基辅，到达第17位医院，自迈达纳(Maidana)时期以来，该医院因头部受伤而加快。</text:p>
      <text:p text:style-name="P4">
<text:span text:style-name="T4">
另请阅读：</text:span>
 <text:a xlink:type="simple" xlink:href="https://www.ukrinform.ua/rubric-regions/3703543-u-lvovi-prooperuvali-nemovla-z-ridkisnou-patologieu.html" text:style-name="Internet_20_link" text:visited-style-name="Visited_20_Internet_20_Link">
<text:span text:style-name="T4">
正确</text:span>
</text:a>
“一个厘米的碎片穿过整个大脑的左半球，并将女孩的头部停在了深处。 医生说，不到一厘米不到一厘米的静脉船 - 然后是不可避免的死亡。 经营女孩的神经外科医生认识到她幸存的是一个真正的奇迹，她可以在<text:a xlink:type="simple" xlink:href="https://www.ukrinform.ua/tag-moz" text:style-name="Internet_20_link" text:visited-style-name="Visited_20_Internet_20_Link">
</text:a>
 .</text:p>
      <text:p text:style-name="P4">
<draw:frame draw:style-name="fr1" draw:name="Image85" text:anchor-type="as-char" svg:width="6.9236in" svg:height="4.622144in" draw:z-index="0">
<draw:image xlink:href="../Images/yкринформ/2023-05-05T16-34-24-03-00/1683293536-255.jpg" xlink:type="simple" xlink:show="embed" xlink:actuate="onLoad" draw:mime-type="image/jpeg"/>
</draw:frame>
在操作X射线下发现了外科医生，并用特殊的磁铁移除。</text:p>
      <text:p text:style-name="P4">
正如乌克林福姆报道的那样，4月28日，俄罗斯联邦的部队对乌曼感叹。 在一座住宅高层建筑中，火箭中有23人被杀，其中6人是孩子。</text:p>
      <text:p text:style-name="P4">
News Source: <text:a xlink:type="simple" xlink:href="https://www.ukrinform.ua/rubric-kyiv/3705266-u-kievi-prooperuvali-zitelku-umani-v-akoi-ulamok-raketi-projsov-kriz-livu-pivkulu-mozku.html" text:style-name="Internet_20_link" text:visited-style-name="Visited_20_Internet_20_Link">
https://www.ukrinform.ua/rubric-kyiv/3705266-u-kievi-prooperuvali-zitelku-umani-v-akoi-ulamok-raketi-projsov-kriz-livu-pivkulu-mozku.html</text:a>
</text:p>
      <!--NEWS-->
      <text:h text:style-name="P10" text:outline-level="1">
<text:span text:style-name="T4">
布鲁塞尔市长参加了弗拉基米尔山（Vladimir Hill）的基辅之友小巷的发射</text:span>
</text:h>
      <text:p text:style-name="P4">
作者: Ukrinform (Person)</text:p>
      <text:p text:style-name="P4">
出版商: Укринформ (Organization)</text:p>
      <text:p text:style-name="P4">
出版时间: 2023-05-05T16:37:43+03:00</text:p>
      <text:p text:style-name="P4">
修改时间: 2023-05-05T16:37:43+03:00</text:p>
      <text:p text:style-name="P4">
描述: 基辅和布鲁塞尔市长Vitaliy Klitschko和Philip Cloz在Vladimir Hill上创立了“基辅之友的小巷”，并种植了第一棵树。  - 乌克林。</text:p>
      <text:p text:style-name="P4">
图片: ["<text:a xlink:type="simple" xlink:href="https://static.ukrinform.com/photos/2023_05/thumb_files/630_360_1683293775-381.jpg" text:style-name="Internet_20_link" text:visited-style-name="Visited_20_Internet_20_Link">
630_360_16832...</text:a>
", "<text:a xlink:type="simple" xlink:href="https://static.ukrinform.com/photos/2023_05/1683293774-556.jpg" text:style-name="Internet_20_link" text:visited-style-name="Visited_20_Internet_20_Link">
1683293774-55...</text:a>
", "<text:a xlink:type="simple" xlink:href="https://static.ukrinform.com/photos/2023_05/1683293774-423.jpg" text:style-name="Internet_20_link" text:visited-style-name="Visited_20_Internet_20_Link">
1683293774-42...</text:a>
", "<text:a xlink:type="simple" xlink:href="https://static.ukrinform.com/photos/2023_05/1683293773-474.jpg" text:style-name="Internet_20_link" text:visited-style-name="Visited_20_Internet_20_Link">
1683293773-47...</text:a>
"]</text:p>
      <text:p text:style-name="P4">
标签: ['Брюссель', 'Київ']</text:p>
      <text:p text:style-name="P4">
类型: Article</text:p>
      <!--METADATA-->
      <text:p text:style-name="P4">
<draw:frame draw:style-name="fr1" draw:name="Image86" text:anchor-type="as-char" svg:width="6.9236in" svg:height="3.956343in" draw:z-index="0">
<draw:image xlink:href="../Images/yкринформ/2023-05-05T16-37-43-03-00/630_360_1683293775-381.jpg" xlink:type="simple" xlink:show="embed" xlink:actuate="onLoad" draw:mime-type="image/jpeg"/>
</draw:frame>
布鲁塞尔市长维塔利·克里奇科(Vitaliy Klitschko)和菲利普·克洛兹(Philip Kloz)在纳维吉尔山(Navigir Hill)启动了“基辅之友的小巷”，并种植了第一棵树。</text:p>
      <text:p text:style-name="P4">
正如乌克林福姆报道的那样，它报告了<text:a xlink:type="simple" xlink:href="https://kyivcity.gov.ua/news/vitaliy_klichko_i_mer_bryusselya_zapochatkuvali_aleyu_druziv_kiyeva_na_volodimirskiy_girtsi_i_visadili_pershi_dereva/" text:style-name="Internet_20_link" text:visited-style-name="Visited_20_Internet_20_Link">
。</text:a>
“与布鲁塞尔市长菲利普·克洛兹(Philip Cloz)一起受到了D -ukrainian首都的邀请，他在弗拉基米尔·戈格卡(Vladimir Gorgrka)开了基辅之友的小巷。 今天，他们种植了前两棵树 - 西班牙的斑块。 布鲁塞尔尊重欧盟的首都，其中乌克兰想成为的一部分。非常象征的是，第一个在新小巷上种植树木的人加入了市长<text:a xlink:type="simple" xlink:href="https://www.ukrinform.ua/tag-brussel" text:style-name="Internet_20_link" text:visited-style-name="Visited_20_Internet_20_Link">
</text:a>
。 这些树是我们乌克兰和野蛮人俄罗斯民主世界友谊的象征!”  - 声明。</text:p>
      <text:p text:style-name="P4">
<draw:frame draw:style-name="fr1" draw:name="Image87" text:anchor-type="as-char" svg:width="6.9236in" svg:height="4.609323in" draw:z-index="0">
<draw:image xlink:href="../Images/yкринформ/2023-05-05T16-37-43-03-00/1683293774-556.jpg" xlink:type="simple" xlink:show="embed" xlink:actuate="onLoad" draw:mime-type="image/jpeg"/>
</draw:frame>
他感谢布鲁塞尔和比利时政府对乌克兰纳罗德的团结，并为乌克兰提供了政治支持和经济ihumantaraniasanarian援助。</text:p>
      <text:p text:style-name="P4">
<draw:frame draw:style-name="fr1" draw:name="Image88" text:anchor-type="as-char" svg:width="6.9236in" svg:height="4.609323in" draw:z-index="0">
<draw:image xlink:href="../Images/yкринформ/2023-05-05T16-37-43-03-00/1683293774-423.jpg" xlink:type="simple" xlink:show="embed" xlink:actuate="onLoad" draw:mime-type="image/jpeg"/>
</draw:frame>
提醒KSCA，在访问Kyiv Cloz时，Metropolitan地区Pascal Smet的国家秘书处和布鲁塞尔代表团访问了首都的俄罗斯入侵者，访问了Ukyiv Communal Hospitals和康复中心之一。</text:p>
      <text:p text:style-name="P4">
<draw:frame draw:style-name="fr1" draw:name="Image89" text:anchor-type="as-char" svg:width="6.9236in" svg:height="4.609323in" draw:z-index="0">
<draw:image xlink:href="../Images/yкринформ/2023-05-05T16-37-43-03-00/1683293773-474.jpg" xlink:type="simple" xlink:show="embed" xlink:actuate="onLoad" draw:mime-type="image/jpeg"/>
</draw:frame>
<text:span text:style-name="T4">
另请阅读：</text:span>
 <text:a xlink:type="simple" xlink:href="https://www.ukrinform.ua/rubric-kyiv/3705210-mer-brussela-vidvidav-medzaklad-u-kievi-de-stvoruut-reabilitacijnij-centr-dla-zahisnikiv.html" text:style-name="Internet_20_link" text:visited-style-name="Visited_20_Internet_20_Link">
<text:span text:style-name="T4">
布鲁斯(Brussia)</text:span>
</text:a>
克里奇科与布鲁塞尔市长一起与第15个欧洲城市的市长在线交谈，就乌克兰首都的重建和可持续发展的共同理解和可持续发展的共同宣言。 参与者讨论了需要国际支持基辅的项目。</text:p>
      <text:p text:style-name="P4">
据乌克林福姆称，5月4日，布鲁塞尔市长菲利普·克洛兹(Philip Cloz)从首都通过了两辆现代救护车。</text:p>
      <text:p text:style-name="P4">
News Source: <text:a xlink:type="simple" xlink:href="https://www.ukrinform.ua/rubric-kyiv/3705269-mer-brussela-vzav-ucast-u-zapocatkuvanni-alei-druziv-kieva-na-volodimirskij-girci.html" text:style-name="Internet_20_link" text:visited-style-name="Visited_20_Internet_20_Link">
https://www.ukrinform.ua/rubric-kyiv/3705269-mer-brussela-vzav-ucast-u-zapocatkuvanni-alei-druziv-kieva-na-volodimirskij-girci.html</text:a>
</text:p>
      <!--NEWS-->
      <text:h text:style-name="P10" text:outline-level="1">
<text:span text:style-name="T4">
Dmytro Kuleba呼吁与巴林进行加深对话</text:span>
</text:h>
      <text:p text:style-name="P4">
作者: Ukrinform (Person)</text:p>
      <text:p text:style-name="P4">
出版商: Укринформ (Organization)</text:p>
      <text:p text:style-name="P4">
出版时间: 2023-05-05T16:41:00+03:00</text:p>
      <text:p text:style-name="P4">
修改时间: 2023-05-05T16:41:00+03:00</text:p>
      <text:p text:style-name="P4">
描述: 外交大臣杜米特罗·库莱巴（Dmytro Kuleba）强调了加深与巴林对话的重要性，因为两国不仅对战术，而且对战略问题都有共同的看法。  - 乌克林。</text:p>
      <text:p text:style-name="P4">
图片: ["<text:a xlink:type="simple" xlink:href="https://static.ukrinform.com/photos/2023_05/thumb_files/630_360_1683294057-374.jpg" text:style-name="Internet_20_link" text:visited-style-name="Visited_20_Internet_20_Link">
630_360_16832...</text:a>
"]</text:p>
      <text:p text:style-name="P4">
标签: ['Дмитро Кулеба', 'МЗС', 'Бахрейн']</text:p>
      <text:p text:style-name="P4">
类型: Article</text:p>
      <!--METADATA-->
      <text:p text:style-name="P4">
<draw:frame draw:style-name="fr1" draw:name="Image90" text:anchor-type="as-char" svg:width="6.9236in" svg:height="3.956343in" draw:z-index="0">
<draw:image xlink:href="../Images/yкринформ/2023-05-05T16-41-00-03-00/630_360_1683294057-374.jpg" xlink:type="simple" xlink:show="embed" xlink:actuate="onLoad" draw:mime-type="image/jpeg"/>
</draw:frame>
乌克兰部长Dmytro Kuleba强调了加深与Zbakhraine对话的重要性，因为两国不仅对战术，而且对战略问题都有共同的看法。</text:p>
      <text:p text:style-name="P4">
据通讯员报道，Dmytro Kuleba在与外交部长Bahrainabdullatif Az-Zayana在基辅的媒体上说的硕士学位上说。</text:p>
      <text:p text:style-name="P4">
乌克兰外交负责人指出，与巴林同事的对话是乌克兰tavering的粮食安全Zelensky和平的公式，非常深入和彻底。 据他说，在这种真诚的观点交流期间，发现两国不仅对战术，而且对战略问题都有共同的评论。</text:p>
      <text:p text:style-name="P4">
<text:span text:style-name="T4">
另请阅读：</text:span>
 <text:a xlink:type="simple" xlink:href="https://www.ukrinform.ua/rubric-polytics/3705199-ukraina-pogliblue-spivpracu-z-bahrejnom-ta-krainami-zatoki-mzs.html" text:style-name="Internet_20_link" text:visited-style-name="Visited_20_Internet_20_Link">
</text:a>
“这就是为什么我们需要更多这样的对话，在基辅，乌克兰和巴林的更多这样的会议，因为这是国际国家以及乌克兰与代表我亲爱的Colega的地区建立未来关系的方式，”说。</text:p>
      <text:p text:style-name="P4">
反过来，巴林·阿卜杜拉蒂夫(Bahrain Abdullatif Az-Zayani)的外交大臣指出，杜克林(Dukraine)的访问是讨论加强和建立将为两国人民利益的国家之间建立友好关系的好机会。</text:p>
      <text:p text:style-name="P4">
“我们讨论了政治，经济，贸易和贸易部门方面的双边合作。 我们强调有必要继续共同协调，以研究扩大重要领域合作的可能性，如Umemorandum所表明的关于外交部之间的相互理解所表明的那样。” Az -Zayani说。</text:p>
      <text:p text:style-name="P4">
<text:span text:style-name="T4">
另请阅读：</text:span>
 <text:a xlink:type="simple" xlink:href="https://www.ukrinform.ua/rubric-polytics/3705241-rosijskoiranska-zagroza-stefancuk-zaklikav-bahrejn-dopomogti-strimati-vis-zla.html" text:style-name="Internet_20_link" text:visited-style-name="Visited_20_Internet_20_Link">
</text:a>
正如乌克林福姆报道的<text:a xlink:type="simple" xlink:href="https://www.ukrinform.ua/rubric-polytics/3705171-v-ukrainu-vperse-z-vizitom-pribuv-glava-mzs-bahrejnu.html" text:style-name="Internet_20_link" text:visited-style-name="Visited_20_Internet_20_Link">
</text:a>
他访问乌克兰的人来到乌克兰。</text:p>
      <text:p text:style-name="P4">
这是1992年7月在国家之间建立外交关系期间，巴林外交政策局局长首次访问乌克兰。</text:p>
      <text:p text:style-name="P4">
照片：外交部</text:p>
      <text:p text:style-name="P4">
News Source: <text:a xlink:type="simple" xlink:href="https://www.ukrinform.ua/rubric-polytics/3705271-dmitro-kuleba-zaklikav-do-pogliblenna-dialogu-z-bahrejnom.html" text:style-name="Internet_20_link" text:visited-style-name="Visited_20_Internet_20_Link">
https://www.ukrinform.ua/rubric-polytics/3705271-dmitro-kuleba-zaklikav-do-pogliblenna-dialogu-z-bahrejnom.html</text:a>
</text:p>
      <!--NEWS-->
      <text:h text:style-name="P10" text:outline-level="1">
<text:span text:style-name="T4">
部长的内阁邀请巴林加入乌克兰的战后重建</text:span>
</text:h>
      <text:p text:style-name="P4">
作者: Ukrinform (Person)</text:p>
      <text:p text:style-name="P4">
出版商: Укринформ (Organization)</text:p>
      <text:p text:style-name="P4">
出版时间: 2023-05-05T16:44:11+03:00</text:p>
      <text:p text:style-name="P4">
修改时间: 2023-05-05T16:44:11+03:00</text:p>
      <text:p text:style-name="P4">
描述: 部长的内阁邀请巴林参加乌克兰的战后重建，并邀请商人前往该国投资乌克兰经济和联合项目的实施。  - 乌克林。</text:p>
      <text:p text:style-name="P4">
图片: ["<text:a xlink:type="simple" xlink:href="https://static.ukrinform.com/photos/2023_05/thumb_files/630_360_1683294054-822.jpg" text:style-name="Internet_20_link" text:visited-style-name="Visited_20_Internet_20_Link">
630_360_16832...</text:a>
"]</text:p>
      <text:p text:style-name="P4">
标签: ['Кабмін', 'Бахрейн', 'Відбудова', 'Відновлення України']</text:p>
      <text:p text:style-name="P4">
类型: Article</text:p>
      <!--METADATA-->
      <text:p text:style-name="P4">
<draw:frame draw:style-name="fr1" draw:name="Image91" text:anchor-type="as-char" svg:width="6.9236in" svg:height="3.956343in" draw:z-index="0">
<draw:image xlink:href="../Images/yкринформ/2023-05-05T16-44-11-03-00/630_360_1683294054-822.jpg" xlink:type="simple" xlink:show="embed" xlink:actuate="onLoad" draw:mime-type="image/jpeg"/>
</draw:frame>
内阁部长邀请巴林参加乌克兰的战后重建，并继续投资于乌克兰经济中联合项目的乌克兰经济。</text:p>
      <text:p text:style-name="P4">
根据乌克林福姆的说法，这是在乌克兰尤利亚·斯维里德科(Yulia Sviridenko)经济第一位维奇雷米尔(Viceremier)之间的一次会议上进行了讨论的，但据巴林·阿卜杜拉蒂夫·本迪(Bahrain Abdullatif bin Rashid Alchata)王国法律部长<text:a xlink:type="simple" xlink:href="https://me.gov.ua/News/Detail" text:style-name="Internet_20_link" text:visited-style-name="Visited_20_Internet_20_Link">
</text:a>
.</text:p>
      <text:p text:style-name="P4">
«Незважаючи на те, що війна ще триває, уряд зосереджений на післявоєннійвідбудові. Зокрема, у фокусі розвиток енергетичного сектору, сільськегосподарство, оборонно-промисловий комплекс та цифровізація», - розповілаСвириденко.</text:p>
      <text:p text:style-name="P4">
Перший віцепрем’єр запросила представників бахрейнського бізнесу розглянутиможливість взяти участь в інвестиційних проєктах, зокрема у великійприватизації, яка найближчим часом почнеться в Україні. Перспективною дляпредставників цієї країни є галузь виробництва алюмінія. Українська сторонапрезентувала можливості державного сервісу цифрових послуг Дія тазапропонувала уряду Бахрейну співробітництво в розробці подібного цифровогосервісу та подальшу кооперацію в сфері IT.</text:p>
      <text:p text:style-name="P4">
<text:span text:style-name="T4">
Читайте також:</text:span>
 <text:a xlink:type="simple" xlink:href="https://www.ukrinform.ua/rubric-vidbudova/3704824-ukraina-hoce-doluciti-horvatiu-do-gumanitarnogo-rozminuvanna-sviridenko.html" text:style-name="Internet_20_link" text:visited-style-name="Visited_20_Internet_20_Link">
 <text:span text:style-name="T4">
Україна</text:span>
 <text:span text:style-name="T4">
хоче</text:span>
 <text:span text:style-name="T4">
долучити</text:span>
 <text:span text:style-name="T4">
Хорватію</text:span>
<text:span text:style-name="T4">
гуманітарного</text:span>
 <text:span text:style-name="T4">
розмінування</text:span>
 <text:span text:style-name="T4">
Свириденко</text:span>
</text:a>
此外，邀请巴林方面参加乌克兰的细节会议，乌克兰将于2023年6月在伦敦举行。</text:p>
      <text:p text:style-name="P4">
作为回应，巴林王国外交大臣高度赞赏国家之间相互关系的发展。 他承认在数字领域有希望的合作<text:a xlink:type="simple" xlink:href="https://www.ukrinform.ua/tag-tehnologii" text:style-name="Internet_20_link" text:visited-style-name="Visited_20_Internet_20_Link">
</text:a>
，尤其是在科学领域和商业领域的人工智能创建和使用中，以及建立两国公民之间的文化交流。</text:p>
      <text:p text:style-name="P4">
据报道，据报道，四月在访问科威特期间，乌克兰德米特里·库莱布(Dmitry Kuleb)外交部长与有效的Al-Bahar会见了阿拉伯经济发展的科威特基金会负责人，并邀请他加入乌克兰的参考。基础设施。</text:p>
      <text:p text:style-name="P4">
News Source: <text:a xlink:type="simple" xlink:href="https://www.ukrinform.ua/rubric-vidbudova/3705274-kabmin-zaprosiv-bahrejn-dolucitisa-do-povoennoi-vidbudovi-ukraini.html" text:style-name="Internet_20_link" text:visited-style-name="Visited_20_Internet_20_Link">
https://www.ukrinform.ua/rubric-vidbudova/3705274-kabmin-zaprosiv-bahrejn-dolucitisa-do-povoennoi-vidbudovi-ukraini.html</text:a>
</text:p>
      <!--NEWS-->
      <text:h text:style-name="P10" text:outline-level="1">
<text:span text:style-name="T4">
乌克兰无形遗产清单中输入了卷心菜帽的准备</text:span>
</text:h>
      <text:p text:style-name="P4">
作者: Ukrinform (Person)</text:p>
      <text:p text:style-name="P4">
出版商: Укринформ (Organization)</text:p>
      <text:p text:style-name="P4">
出版时间: 2023-05-05T16:44:28+03:00</text:p>
      <text:p text:style-name="P4">
修改时间: 2023-05-05T16:44:28+03:00</text:p>
      <text:p text:style-name="P4">
描述: MKIP已在乌克兰无形文化遗产元素的全国元素清单中增加了五个新元素。  - 乌克林。</text:p>
      <text:p text:style-name="P4">
图片: ["<text:a xlink:type="simple" xlink:href="https://static.ukrinform.com/photos/2023_05/thumb_files/630_360_1683294260-466.jpg" text:style-name="Internet_20_link" text:visited-style-name="Visited_20_Internet_20_Link">
630_360_16832...</text:a>
"]</text:p>
      <text:p text:style-name="P4">
标签: ['Культурна спадщина', 'МКІП ']</text:p>
      <text:p text:style-name="P4">
类型: Article</text:p>
      <!--METADATA-->
      <text:p text:style-name="P4">
<draw:frame draw:style-name="fr1" draw:name="Image92" text:anchor-type="as-char" svg:width="6.9236in" svg:height="3.956343in" draw:z-index="0">
<draw:image xlink:href="../Images/yкринформ/2023-05-05T16-44-28-03-00/630_360_1683294260-466.jpg" xlink:type="simple" xlink:show="embed" xlink:actuate="onLoad" draw:mime-type="image/jpeg"/>
</draw:frame>
Mkida已将五个新元素归为乌克兰元素范围的文化遗产名单。</text:p>
      <text:p text:style-name="P4">
在适当的[]中说明了这一点(https://mkip.gov.ua/files/pdf/Наказ%20(2 ).pdf) <text:a xlink:type="simple" xlink:href="https://mkip.gov.ua/files/pdf/%D0%9D%D0%B0%D0%BA%D0%B0%D0%B7%20(2 ).pdf" text:style-name="Internet_20_link" text:visited-style-name="Visited_20_Internet_20_Link">
</text:a>
文化和信息政策部。</text:p>
      <text:p text:style-name="P4">
根据该文件，Vinnytsia地区的宝石传统，在Polissya附近的坟墓十字架的传统，Bessarabia的传统牧羊人的文化及其相关的知识，是毒气的传统，在Polissya附近附近的坟墓文化，在vinnytsia地区的传统中引入了无形的文化遗产。 Lipivka Ivano-Frankivsk村。</text:p>
      <text:p text:style-name="P4">
该清单还添加到了乌克兰传统菜肴的清单中。</text:p>
      <text:p text:style-name="P4">
<text:span text:style-name="T4">
另请阅读：</text:span>
 <text:a xlink:type="simple" xlink:href="https://www.ukrinform.ua/rubric-culture/3673579-obradovij-hlib-z-odesini-potrapiv-do-spisku-nematerialnoi-spadsini-ukraini.html" text:style-name="Internet_20_link" text:visited-style-name="Visited_20_Internet_20_Link">
<text:span text:style-name="T4">
无形</text:span>
 <text:span text:style-name="T4">
继承</text:span>
 <text:span text:style-name="T4">
 </text:span>
乌克兰**</text:a>
如报道，<text:a xlink:type="simple" xlink:href="https://uccs.org.ua/natsionalnyj-reiestr-obiektiv/" text:style-name="Internet_20_link" text:visited-style-name="Visited_20_Internet_20_Link">
</text:a>
 <text:a xlink:type="simple" xlink:href="https://uccs.org.ua/natsionalnyj-reiestr-obiektiv/" text:style-name="Internet_20_link" text:visited-style-name="Visited_20_Internet_20_Link">
</text:a>
乌克兰无形文化遗产以及新的文化遗产的元素将有68个要素。2023年2月，在奥德萨地区Bolgrad地区Krynichne村烘烤和消费的传统被介绍给了该名单。</text:p>
      <text:p text:style-name="P4">
News Source: <text:a xlink:type="simple" xlink:href="https://www.ukrinform.ua/rubric-culture/3705275-prigotuvanna-golubciv-vnesli-do-spisku-nematerialnoi-spadsini-ukraini.html" text:style-name="Internet_20_link" text:visited-style-name="Visited_20_Internet_20_Link">
https://www.ukrinform.ua/rubric-culture/3705275-prigotuvanna-golubciv-vnesli-do-spisku-nematerialnoi-spadsini-ukraini.html</text:a>
</text:p>
      <!--NEWS-->
      <text:h text:style-name="P10" text:outline-level="1">
<text:span text:style-name="T4">
谁取消了Covid-19的大流行状况</text:span>
</text:h>
      <text:p text:style-name="P4">
作者: Ukrinform (Person)</text:p>
      <text:p text:style-name="P4">
出版商: Укринформ (Organization)</text:p>
      <text:p text:style-name="P4">
出版时间: 2023-05-05T16:45:00+03:00</text:p>
      <text:p text:style-name="P4">
修改时间: 2023-05-05T16:45:00+03:00</text:p>
      <text:p text:style-name="P4">
描述: 世界卫生组织现在废除了19009年的大流行状况。  - 乌克林。</text:p>
      <text:p text:style-name="P4">
图片: ["<text:a xlink:type="simple" xlink:href="https://static.ukrinform.com/photos/2020_03/thumb_files/630_360_1583324413-137.jpg" text:style-name="Internet_20_link" text:visited-style-name="Visited_20_Internet_20_Link">
630_360_15833...</text:a>
"]</text:p>
      <text:p text:style-name="P4">
标签: ['ВООЗ', 'Коронавірус', 'COVID-19', 'Пандемія']</text:p>
      <text:p text:style-name="P4">
类型: Article</text:p>
      <!--METADATA-->
      <text:p text:style-name="P4">
<draw:frame draw:style-name="fr1" draw:name="Image93" text:anchor-type="as-char" svg:width="6.9236in" svg:height="3.956343in" draw:z-index="0">
<draw:image xlink:href="../Images/yкринформ/2023-05-05T16-45-00-03-00/630_360_1583324413-137.jpg" xlink:type="simple" xlink:show="embed" xlink:actuate="onLoad" draw:mime-type="image/jpeg"/>
</draw:frame>
世界卫生组织现在废除了19009年的大流行状况。</text:p>
      <text:p text:style-name="P4">
正如乌克林福姆报道的那样，<text:a xlink:type="simple" xlink:href="https://twitter.com/WHO/status/1654477139620638722" text:style-name="Internet_20_link" text:visited-style-name="Visited_20_Internet_20_Link">
</text:a>
在简报中，他首席执行官Tedrosadan Hebreisus。</text:p>
      <text:p text:style-name="P4">
根据头部<text:a xlink:type="simple" xlink:href="https://www.ukrinform.ua/tag-vooz" text:style-name="Internet_20_link" text:visited-style-name="Visited_20_Internet_20_Link">
</text:a>
，紧急组织委员会在他建议终止全球医疗紧急情况的前一天，因此他做出了适当的决定。</text:p>
      <text:p text:style-name="P4">
声明说：“昨天，紧急委员会于第15次聚集在一起，建议宣布卫生行业全球紧急情况的终止。”</text:p>
      <text:p text:style-name="P4">
<text:span text:style-name="T4">
另请阅读：</text:span>
 <text:a xlink:type="simple" xlink:href="https://www.ukrinform.ua/rubric-society/3703746-v-ukraini-za-tizden-zafiksuvali-majze-89-tisaci-novih-vipadkiv-koronavirusu.html" text:style-name="Internet_20_link" text:visited-style-name="Visited_20_Internet_20_Link">
<text:span text:style-name="T4">
皇冠</text:span>
</text:a>
正如乌克林福姆(Ukrinform)所报道的那样，部长的内阁继续持续到19日，继续进行了统一州民政系统以及整个乌克兰的Carantin的常规状况，直到2023年6月30日。</text:p>
      <text:p text:style-name="P4">
WHO <text:a xlink:type="simple" xlink:href="https://www.ukrinform.ua/rubric-world/2894208-vooz-ogolosila-pandemiu-novogo-koronavirusu.html" text:style-name="Internet_20_link" text:visited-style-name="Visited_20_Internet_20_Link">
</text:a>
皇冠病毒于2020年3月11日。</text:p>
      <text:p text:style-name="P4">
_foto：Fabrice Coffrini /贡献者 / Getty Images _</text:p>
      <text:p text:style-name="P4">
News Source: <text:a xlink:type="simple" xlink:href="https://www.ukrinform.ua/rubric-society/3705279-vooz-skasuvala-status-pandemii-covid19.html" text:style-name="Internet_20_link" text:visited-style-name="Visited_20_Internet_20_Link">
https://www.ukrinform.ua/rubric-society/3705279-vooz-skasuvala-status-pandemii-covid19.html</text:a>
</text:p>
      <!--NEWS-->
      <text:h text:style-name="P10" text:outline-level="1">
<text:span text:style-name="T4">
到年底的失业率将降至18.3％ - 国家银行</text:span>
</text:h>
      <text:p text:style-name="P4">
作者: Ukrinform (Person)</text:p>
      <text:p text:style-name="P4">
出版商: Укринформ (Organization)</text:p>
      <text:p text:style-name="P4">
出版时间: 2023-05-05T16:51:29+03:00</text:p>
      <text:p text:style-name="P4">
修改时间: 2023-05-05T16:51:29+03:00</text:p>
      <text:p text:style-name="P4">
描述: 到2023年底，乌克兰的失业率将降至18.3％，但仍将保持高于战前水平。  - 乌克林。</text:p>
      <text:p text:style-name="P4">
图片: ["<text:a xlink:type="simple" xlink:href="https://static.ukrinform.com/photos/2021_02/thumb_files/630_360_1612792175-244.jpg" text:style-name="Internet_20_link" text:visited-style-name="Visited_20_Internet_20_Link">
630_360_16127...</text:a>
"]</text:p>
      <text:p text:style-name="P4">
标签: ['Нацбанк', 'Робота', 'Безробіття']</text:p>
      <text:p text:style-name="P4">
类型: Article</text:p>
      <!--METADATA-->
      <text:p text:style-name="P4">
<draw:frame draw:style-name="fr1" draw:name="Image94" text:anchor-type="as-char" svg:width="6.9236in" svg:height="3.946566in" draw:z-index="0">
<draw:image xlink:href="../Images/yкринформ/2023-05-05T16-51-29-03-00/630_360_1612792175-244.jpg" xlink:type="simple" xlink:show="embed" xlink:actuate="onLoad" draw:mime-type="image/jpeg"/>
</draw:frame>
到20123年底，乌克兰的失业率将降至18.3％，但仍将高于战前水平。</text:p>
      <text:p text:style-name="P4">
根据乌克林福姆的说法，这在季度通货膨胀报告中指出了这一点<text:a xlink:type="simple" xlink:href="https://bank.gov.ua/ua/news/all/natsionalniy-bank-prognozuye-znachne-znijennya-inflyatsiyi-ta-povernennya-ekonomiki-do-vidnovlennya-v-tsomu-rotsi--inflyatsiyniy-zvit" text:style-name="Internet_20_link" text:visited-style-name="Visited_20_Internet_20_Link">
</text:a>
。</text:p>
      <text:p text:style-name="P4">
“在没有新的重大冲击的情况下，在2023  -  2025年，劳动力市场将继续在经济增长和相当软的财政政治背景下继续发展。 报告写道：“失业率将逐渐降低：2023年 -  2024年最高18.3％ - 高达16.5％，在2025年达到14.7％。”</text:p>
      <text:p text:style-name="P4">
根据国家银行的说法，鉴于劳动力市场中可能保留了重要的资格目标，该数字仍将尤其超过战前。</text:p>
      <text:p text:style-name="P4">
<text:span text:style-name="T4">
另请阅读：</text:span>
 <text:a xlink:type="simple" xlink:href="https://www.ukrinform.ua/rubric-society/3696918-u-sluzbi-zajnatosti-skazali-skilki-ukrainciv-maut-status-bezrobitnogo.html" text:style-name="Internet_20_link" text:visited-style-name="Visited_20_Internet_20_Link">
<text:span text:style-name="T4">
失业</text:span>
</text:a>
同时，预计真正的薪水将恢复增长，但是，今年将是温和的(3,7％)通过仍然是一个重要的<text:a xlink:type="simple" xlink:href="https://www.ukrinform.ua/tag-inflacia" text:style-name="Internet_20_link" text:visited-style-name="Visited_20_Internet_20_Link">
</text:a>
。 取而代之的是，名义薪水将在整个预测范围内以两位数的速度增长。</text:p>
      <text:p text:style-name="P4">
在降低了安全风险和边界的全部开放之后，业务的很大一部分将不得不竞争工人，包括法律雇主，这将是进一步工资进一步增长的重要因素。</text:p>
      <text:p text:style-name="P4">
据报道，布卢姆乌克兰劳动力市场的空缺数量达到了2021年战前的水平。</text:p>
      <text:p text:style-name="P4">
News Source: <text:a xlink:type="simple" xlink:href="https://www.ukrinform.ua/rubric-economy/3705278-riven-bezrobitta-do-kinca-roku-znizitsa-do-183-nacbank.html" text:style-name="Internet_20_link" text:visited-style-name="Visited_20_Internet_20_Link">
https://www.ukrinform.ua/rubric-economy/3705278-riven-bezrobitta-do-kinca-roku-znizitsa-do-183-nacbank.html</text:a>
</text:p>
      <!--NEWS-->
      <text:h text:style-name="P10" text:outline-level="1">
<text:span text:style-name="T4">
外交部被驱逐出儿童：欧安组织报告可用于使俄罗斯责任责任</text:span>
</text:h>
      <text:p text:style-name="P4">
作者: Ukrinform (Person)</text:p>
      <text:p text:style-name="P4">
出版商: Укринформ (Organization)</text:p>
      <text:p text:style-name="P4">
出版时间: 2023-05-05T17:02:43+03:00</text:p>
      <text:p text:style-name="P4">
修改时间: 2023-05-05T17:02:43+03:00</text:p>
      <text:p text:style-name="P4">
描述: OSCE关于乌克兰儿童向俄罗斯联邦的强迫运动和/或驱逐出境的报告可在国家和国际机制的框架内使用，该机制的符合记录的军事犯罪的负责客户和执行者。  - 乌克林。</text:p>
      <text:p text:style-name="P4">
图片: ["<text:a xlink:type="simple" xlink:href="https://static.ukrinform.com/photos/2020_09/thumb_files/630_360_1599543131-239.jpg" text:style-name="Internet_20_link" text:visited-style-name="Visited_20_Internet_20_Link">
630_360_15995...</text:a>
"]</text:p>
      <text:p text:style-name="P4">
标签: ['Депортація', 'ОБСЄ', 'Воєнні злочини']</text:p>
      <text:p text:style-name="P4">
类型: Article</text:p>
      <!--METADATA-->
      <text:p text:style-name="P4">
<draw:frame draw:style-name="fr1" draw:name="Image95" text:anchor-type="as-char" svg:width="6.9236in" svg:height="3.956343in" draw:z-index="0">
<draw:image xlink:href="../Images/yкринформ/2023-05-05T17-02-43-03-00/630_360_1599543131-239.jpg" xlink:type="simple" xlink:show="embed" xlink:actuate="onLoad" draw:mime-type="image/jpeg"/>
</draw:frame>
OSCE关于将乌克兰儿童强迫运动和/或驱逐出RFF的结论可以在国家和国际机制的框架内使用，以使客户和执行者记录了军事级别的责任。</text:p>
      <text:p text:style-name="P4">
这在评论中指出了这一点<text:a xlink:type="simple" xlink:href="https://mfa.gov.ua/news/komentar-mzs-ukrayini-shchodo-zvitu-obsye-stosovno-porushen-mizhnarodnogo-prava-povyazanih-iz-deportaciyeyu-ukrayinskih-ditej-do-rf" text:style-name="Internet_20_link" text:visited-style-name="Visited_20_Internet_20_Link">
</text:a>
 <text:a xlink:type="simple" xlink:href="https://mfa.gov.ua/news/komentar-mzs-ukrayini-shchodo-zvitu-obsye-stosovno-porushen-mizhnarodnogo-prava-povyazanih-iz-deportaciyeyu-ukrayinskih-ditej-do-rf" text:style-name="Internet_20_link" text:visited-style-name="Visited_20_Internet_20_Link">
 </text:a>
据《乌克林》报道，“关于违反国际人道主义法和人类童子军国际法的职业虐待的报告，军事犯罪和违反人类犯罪与乌克兰儿童的执行和/或驱逐出俄罗斯联邦有关。”</text:p>
      <text:p text:style-name="P4">
乌克兰的外交政策指出，它是由莫斯科机制独立的专家<text:a xlink:type="simple" xlink:href="https://www.ukrinform.ua/tag-obse" text:style-name="Internet_20_link" text:visited-style-name="Visited_20_Internet_20_Link">
</text:a>
该报告是关于俄罗斯儿童问题的第一部单独的国际报告。 同时，俄罗斯拒绝执行任务。</text:p>
      <text:p text:style-name="P4">
在外交部的主要结论中，MFA确定了以下内容：儿童的运动可以作为对人类的犯罪，“驱逐或执行人口”； 未经同意的撤离是违反国际人道主义法的行为； 被驱逐的儿童受到俄罗斯信息运动的影响； 改变乌克兰儿童的公民身份及其非法化是违反了日内瓦公约的行为； 俄罗斯联邦为寻求归还他们的家庭造成了障碍。</text:p>
      <text:p text:style-name="P4">
<text:span text:style-name="T4">
另请阅读：</text:span>
 <text:a xlink:type="simple" xlink:href="https://www.ukrinform.ua/rubric-polytics/3704681-deportacia-ukrainskih-ditej-moze-vvazatisa-voennim-zlocinom-misia-obse.html" text:style-name="Internet_20_link" text:visited-style-name="Visited_20_Internet_20_Link">
<text:span text:style-name="T4">
 devort </text:span>
</text:a>
根据外交部的说法，该报告还记录了《联合国权利公约所规定的儿童的利益和权利》的众多和重复，众多违法行为的累积后果引起了严重关注，因为违反流离失所的权利乌克兰儿童不要遭受酷刑和其他不人道的折磨。处理或惩罚的类型。<text:span text:style-name="T4">
另请阅读：</text:span>
 <text:a xlink:type="simple" xlink:href="https://www.ukrinform.ua/rubric-society/3704926-lubinec-e-kilka-desatkiv-faktiv-vilucenna-ukrainskih-ditej-z-simej-bizenciv.html" text:style-name="Internet_20_link" text:visited-style-name="Visited_20_Internet_20_Link">
</text:a>
据报道，2023年3月，有45个OSCE成员国激活了“莫斯科机制”，以调查乌克兰儿童驱逐出境。</text:p>
      <text:p text:style-name="P4">
该任务的工作是一份报告，其建议将有助于将负责国家和国际法院负责的肇事者。</text:p>
      <text:p text:style-name="P4">
该机制被称为“莫斯科”，因为它在1991年在莫斯科举行的OSCE人类维度获得了批准。</text:p>
      <text:p text:style-name="P4">
News Source: <text:a xlink:type="simple" xlink:href="https://www.ukrinform.ua/rubric-polytics/3705282-mzs-pro-deportaciu-ditej-zvit-obse-moze-buti-vikoristanij-dla-pritagnenna-rosii-do-vidpovidalnosti.html" text:style-name="Internet_20_link" text:visited-style-name="Visited_20_Internet_20_Link">
https://www.ukrinform.ua/rubric-polytics/3705282-mzs-pro-deportaciu-ditej-zvit-obse-moze-buti-vikoristanij-dla-pritagnenna-rosii-do-vidpovidalnosti.html</text:a>
</text:p>
      <!--NEWS-->
      <text:h text:style-name="P10" text:outline-level="1">
<text:span text:style-name="T4">
在北部的作战区，每天加强防御 -  NAEV</text:span>
</text:h>
      <text:p text:style-name="P4">
作者: Ukrinform (Person)</text:p>
      <text:p text:style-name="P4">
出版商: Укринформ (Organization)</text:p>
      <text:p text:style-name="P4">
出版时间: 2023-05-05T17:04:17+03:00</text:p>
      <text:p text:style-name="P4">
修改时间: 2023-05-05T17:04:17+03:00</text:p>
      <text:p text:style-name="P4">
描述: 在本周的北部运营区中，挖了超过5000米的反坦克护城河，在边界矿山上的工作正在进行中。  - 乌克林。</text:p>
      <text:p text:style-name="P4">
图片: ["<text:a xlink:type="simple" xlink:href="https://static.ukrinform.com/photos/2022_07/thumb_files/630_360_1656655598-156.jpg" text:style-name="Internet_20_link" text:visited-style-name="Visited_20_Internet_20_Link">
630_360_16566...</text:a>
"]</text:p>
      <text:p text:style-name="P4">
标签: ['ЗСУ', 'Сергій Наєв', 'Війна з росією']</text:p>
      <text:p text:style-name="P4">
类型: Article</text:p>
      <!--METADATA-->
      <text:p text:style-name="P4">
<draw:frame draw:style-name="fr1" draw:name="Image96" text:anchor-type="as-char" svg:width="6.9236in" svg:height="3.956343in" draw:z-index="0">
<draw:image xlink:href="../Images/yкринформ/2023-05-05T17-04-17-03-00/630_360_1656655598-156.jpg" xlink:type="simple" xlink:show="embed" xlink:actuate="onLoad" draw:mime-type="image/jpeg"/>
</draw:frame>
本周挖出了5000多米的正登山河。</text:p>
      <text:p text:style-name="P4">
对这个 <text:a xlink:type="simple" xlink:href="https://www.facebook.com/JointForcesCommandAFU/posts/pfbid0WxnfJ7wpxEHZQ9AD1UWY5vWoRwUxNhiiBmAfXCAAshzQ3NjLTJZLxG2SP27ciH4Cl" text:style-name="Internet_20_link" text:visited-style-name="Visited_20_Internet_20_Link">
</text:a>
据报道，美国武装部队指挥官谢尔盖·纳耶夫将军中尉报道。</text:p>
      <text:p text:style-name="P4">
“本周，我们的勇士成功工作。 安排了乌克兰纵向边界的超过5000米的爆炸式挖掘，爆炸性和非式障碍物。 在此期间，使用了3,000多个坦克矿。 超过45000米的沟渠破裂，装备了30多个大胆，设备和射击设施的一百多个架子。 我们的防守是每天的。 这些作品正在进行中，”纳夫说。</text:p>
      <text:p text:style-name="P4">
据报道，纳耶夫说，俄罗斯军队和航空将位于乌克兰北部边界附近，但在白俄罗斯领土和俄罗斯联合会的攻势都没有犯罪威胁。</text:p>
      <text:p text:style-name="P4">
照片：房子</text:p>
      <text:p text:style-name="P4">
News Source: <text:a xlink:type="simple" xlink:href="https://www.ukrinform.ua/rubric-ato/3705285-u-pivnicnij-operacijnij-zoni-oborona-zmicnuetsa-sodna-naev.html" text:style-name="Internet_20_link" text:visited-style-name="Visited_20_Internet_20_Link">
https://www.ukrinform.ua/rubric-ato/3705285-u-pivnicnij-operacijnij-zoni-oborona-zmicnuetsa-sodna-naev.html</text:a>
</text:p>
      <!--NEWS-->
      <text:h text:style-name="P10" text:outline-level="1">
<text:span text:style-name="T4">
莫斯科法院逮捕了克里米亚塔塔卡·乌梅罗夫（Tatarka Umerov）两个月</text:span>
</text:h>
      <text:p text:style-name="P4">
作者: Ukrinform (Person)</text:p>
      <text:p text:style-name="P4">
出版商: Укринформ (Organization)</text:p>
      <text:p text:style-name="P4">
出版时间: 2023-05-05T17:06:19+03:00</text:p>
      <text:p text:style-name="P4">
修改时间: 2023-05-05T17:06:19+03:00</text:p>
      <text:p text:style-name="P4">
描述: 莫斯科勒福诺夫法院被捕两个月，是乌克兰莱尼·乌梅罗夫（Lenie Umerov）非法拘留的公民。  - 乌克林。</text:p>
      <text:p text:style-name="P4">
图片: ["<text:a xlink:type="simple" xlink:href="https://static.ukrinform.com/photos/2023_05/thumb_files/630_360_1682947322-289.jpg" text:style-name="Internet_20_link" text:visited-style-name="Visited_20_Internet_20_Link">
630_360_16829...</text:a>
"]</text:p>
      <text:p text:style-name="P4">
标签: ['Арешт', 'Кримські татари', 'Москва', 'Суд']</text:p>
      <text:p text:style-name="P4">
类型: Article</text:p>
      <!--METADATA-->
      <text:p text:style-name="P4">
<draw:frame draw:style-name="fr1" draw:name="Image97" text:anchor-type="as-char" svg:width="6.9236in" svg:height="3.956343in" draw:z-index="0">
<draw:image xlink:href="../Images/yкринформ/2023-05-05T17-06-19-03-00/630_360_1682947322-289.jpg" xlink:type="simple" xlink:show="embed" xlink:actuate="onLoad" draw:mime-type="image/jpeg"/>
</draw:frame>
莫斯科勒福诺夫法院被捕两个月，是乌克兰莱尼·乌梅罗夫(Lenie Umerov)非法拘留的公民。</text:p>
      <text:p text:style-name="P4">
这在[]上说明了(https://mos-gorsud.ru/rs/lefortovskij/hearing?hearingRangeDateFrom=05.05.2023)法院，乌克林福姆报告。</text:p>
      <text:p text:style-name="P4">
正如所指出的那样，法官以拘留形式选择了一种预防措施。</text:p>
      <text:p text:style-name="P4">
该案在《艺术》第2部分的第1部分中考虑。 CPC的29。</text:p>
      <text:p text:style-name="P4">
乌克兰总统在弧线中的代表<text:a xlink:type="simple" xlink:href="https://ppu.gov.ua/press-center/zaiava-predstavnytstva-shchodo-cherhovoho-nezakonnoho-areshtu-leniie-umerovoi/" text:style-name="Internet_20_link" text:visited-style-name="Visited_20_Internet_20_Link">
</text:a>
俄罗斯法院的裁决，并要求立即释放乌梅罗夫，乌克兰占领被指控间谍活动。</text:p>
      <text:p text:style-name="P4">
“入侵者再次非法逮捕了乌克兰莱妮·乌梅罗夫(Lenie Umerov)的公民 - 这次持续了2个月，指控涉嫌“间谍”。这个女孩甚至无法最终登上前任政府，因为她被FSB绑架并带到莫斯科，并带到了莫斯科，并被带到莫斯科。在 <text:a xlink:type="simple" xlink:href="https://www.ukrinform.ua/tag-sizo" text:style-name="Internet_20_link" text:visited-style-name="Visited_20_Internet_20_Link">
</text:a>
Lefortovo”， - 在机构中说。</text:p>
      <text:p text:style-name="P4">
代表办公室坚信，乌梅罗的先前的行政逮捕更加延迟伪造此案的时间。</text:p>
      <text:p text:style-name="P4">
<text:span text:style-name="T4">
另请阅读：</text:span>
 <text:a xlink:type="simple" xlink:href="https://www.ukrinform.ua/rubric-crimea/3703051-fsb-zabrala-dokumenti-u-nezakonno-zatrimanoi-krimskoi-tatarki-umerovoi.html" text:style-name="Internet_20_link" text:visited-style-name="Visited_20_Internet_20_Link">
<text:span text:style-name="T4">
 umerov </text:span>
</text:a>
“代表谴责该国法院的“裁决”，并要求立即释放乌克兰公民，在Lenieu Umerova上的土著克里米亚·塔塔尔的代表。我们将执法机构的关注引起下一个部署的关注。</text:p>
      <text:p text:style-name="P4">
正如乌克林福姆(Ukrinform)报道的那样，莱妮·乌梅罗夫(Lenie Umerov)被带出审判前拘留中心弗拉基卡瓦卡兹(Vladikavkaz)。 后来知道<text:a xlink:type="simple" xlink:href="https://www.ukrinform.ua/rubric-crimea/3705154-nezakonno-zatrimanu-krimsku-tatarku-umerovu-perevezli-do-sizo-lefortovo.html" text:style-name="Internet_20_link" text:visited-style-name="Visited_20_Internet_20_Link">
</text:a>
。</text:p>
      <text:p text:style-name="P4">
2022年12月4日，俄罗斯的安全部队在俄罗斯俄罗斯边境的交汇处拘留了乌梅罗夫，当时她试图返回临时加热的克里米亚来照顾癌症。 她被指控据称“违反了政权区域”。</text:p>
      <text:p text:style-name="P4">
乌梅罗夫(Umerov)被安置在外国国民临时维护中心。 法院认为这是“违反国家边境政权”的罪(艺术的第1部分。 俄罗斯联邦守则第18条关于行政犯罪).</text:p>
      <text:p text:style-name="P4">
News Source: <text:a xlink:type="simple" xlink:href="https://www.ukrinform.ua/rubric-crimea/3705286-sud-u-moskvi-zaarestuvav-krimsku-tatarku-umerovu-na-dva-misaci.html" text:style-name="Internet_20_link" text:visited-style-name="Visited_20_Internet_20_Link">
https://www.ukrinform.ua/rubric-crimea/3705286-sud-u-moskvi-zaarestuvav-krimsku-tatarku-umerovu-na-dva-misaci.html</text:a>
</text:p>
      <!--NEWS-->
      <text:h text:style-name="P10" text:outline-level="1">
<text:span text:style-name="T4">
GRP同意拘留Bogomolova法官</text:span>
</text:h>
      <text:p text:style-name="P4">
作者: Ukrinform (Person)</text:p>
      <text:p text:style-name="P4">
出版商: Укринформ (Organization)</text:p>
      <text:p text:style-name="P4">
出版时间: 2023-05-05T17:11:47+03:00</text:p>
      <text:p text:style-name="P4">
修改时间: 2023-05-05T17:11:47+03:00</text:p>
      <text:p text:style-name="P4">
描述: 高级司法委员会同意拘留波尔塔瓦地区波尔塔瓦地方法院法官拉里萨·博戈莫洛娃（Larisa Bogomolova），该法官是从涉嫌叛国的Zaporizhzhya地区Berdyansk City地区法院派生的。  - 乌克林。</text:p>
      <text:p text:style-name="P4">
图片: ["<text:a xlink:type="simple" xlink:href="https://static.ukrinform.com/photos/2020_11/thumb_files/630_360_1606762004-679.jpg" text:style-name="Internet_20_link" text:visited-style-name="Visited_20_Internet_20_Link">
630_360_16067...</text:a>
"]</text:p>
      <text:p text:style-name="P4">
标签: ['Судді', 'Вища рада правосуддя', 'Кримінальний кодекс']</text:p>
      <text:p text:style-name="P4">
类型: Article</text:p>
      <!--METADATA-->
      <text:p text:style-name="P4">
<draw:frame draw:style-name="fr1" draw:name="Image98" text:anchor-type="as-char" svg:width="6.9236in" svg:height="3.956343in" draw:z-index="0">
<draw:image xlink:href="../Images/yкринформ/2023-05-05T17-11-47-03-00/630_360_1606762004-679.jpg" xlink:type="simple" xlink:show="embed" xlink:actuate="onLoad" draw:mime-type="image/jpeg"/>
</draw:frame>
较高的权利供应量及其同意拘留波尔塔瓦地区波尔塔瓦地方法院拉里萨·博戈莫洛娃(Larisa Bogomolova)，借鉴了曾涉嫌叛国的Zaporizhzhya地区Berdyansk地区法院。</text:p>
      <text:p text:style-name="P4">
正如乌克林福姆报道的那样，它已通知<text:a xlink:type="simple" xlink:href="https://hcj.gov.ua/news/vrp-nadala-zgodu-na-utrymannya-pid-vartoyu-suddi-larysy-bogomolovoyi" text:style-name="Internet_20_link" text:visited-style-name="Visited_20_Internet_20_Link">
</text:a>
。</text:p>
      <text:p text:style-name="P4">
“今天，高级司法理事会已同意拘留拉里萨·博戈莫洛娃(Larisa Bogomolova)，该委员会从扎帕里兹希亚地区伯迪斯克市地方法院借调，拘留波尔塔瓦地区法院波尔塔瓦地区法院Sudypolta区法院。 消息是，由于考虑到2023年5月2日收到的副检察官提交的结果。”</text:p>
      <text:p text:style-name="P4">
<text:span text:style-name="T4">
另请阅读：</text:span>
 <text:a xlink:type="simple" xlink:href="https://www.ukrinform.ua/rubric-regions/3701777-vrp-znovu-vidterminuvala-pocatok-roboti-sudiv-hersonskoi-oblasti.html" text:style-name="Internet_20_link" text:visited-style-name="Visited_20_Internet_20_Link">
<text:span text:style-name="T4">
 grp </text:span>
</text:a>
值得注意的是，博戈莫洛夫法官涉嫌根据《艺术》第2部分犯下刑事犯罪。 乌克兰的《刑法》第111号，国家的trease中的阿萨姆邦，即乌克兰公民故意犯下的行为，主权，领土诚信和诚信的危害，乌克兰的国防能力，州，州，经济和信息安全在援助状态下提供外国国家的代表。</text:p>
      <text:p text:style-name="P4">
“高级司法理事会认为，提交中给出的动机得到了证实，由所提供的材料确认，这些材料包含特定的事实和证据，这些事实和证据可以向乌克兰《刑法》确定的《社会危险法》法官的委员会作证。 提交符合法律的要求，其中包含需要将这种前审判拘留的必要性。”该消息写道。</text:p>
      <text:p text:style-name="P4">
<text:span text:style-name="T4">
另请阅读：</text:span>
 <text:a xlink:type="simple" xlink:href="https://www.ukrinform.ua/rubric-society/3691853-risenna-stvorenih-na-tot-fejkovih-sudiv-vvazatimutsa-nikcemnimi-vrp.html" text:style-name="Internet_20_link" text:visited-style-name="Visited_20_Internet_20_Link">
<text:span text:style-name="T4">
 grp </text:span>
</text:a>
GRP指出，考虑使用预防措施的请求，特别是以拘留的形式，是由调查法官法院进行的。</text:p>
      <text:p text:style-name="P4">
正如乌克林福姆报道的那样，SBU早些时候用俄罗斯FSB的Poltava区假设法院和Mariupol捍卫者的“流失”数据揭露了Poltava区假设法院主席。</text:p>
      <text:p text:style-name="P4">
News Source: <text:a xlink:type="simple" xlink:href="https://www.ukrinform.ua/rubric-society/3705288-vrp-nadala-zgodu-na-utrimanna-pid-vartou-suddi-bogomolovoi.html" text:style-name="Internet_20_link" text:visited-style-name="Visited_20_Internet_20_Link">
https://www.ukrinform.ua/rubric-society/3705288-vrp-nadala-zgodu-na-utrimanna-pid-vartou-suddi-bogomolovoi.html</text:a>
</text:p>
      <!--NEWS-->
      <text:h text:style-name="P10" text:outline-level="1">
<text:span text:style-name="T4">
巴林外交大臣告诉他如何看到乌克兰的和平实现</text:span>
</text:h>
      <text:p text:style-name="P4">
作者: Ukrinform (Person)</text:p>
      <text:p text:style-name="P4">
出版商: Укринформ (Organization)</text:p>
      <text:p text:style-name="P4">
出版时间: 2023-05-05T17:16:40+03:00</text:p>
      <text:p text:style-name="P4">
修改时间: 2023-05-05T17:16:40+03:00</text:p>
      <text:p text:style-name="P4">
描述: 巴林王国认为，就俄罗斯 - 乌克兰战争定居的实现的谈判可以接受教皇弗朗西斯的想法，总统弗拉基米尔·泽伦斯基的和平计划和中国的提议，并准备在其中扮演他们的调解角色。  - 乌克林。</text:p>
      <text:p text:style-name="P4">
图片: ["<text:a xlink:type="simple" xlink:href="https://static.ukrinform.com/photos/2023_05/thumb_files/630_360_1683291637-865.jpg" text:style-name="Internet_20_link" text:visited-style-name="Visited_20_Internet_20_Link">
630_360_16832...</text:a>
"]</text:p>
      <text:p text:style-name="P4">
标签: ['Бахрейн', 'Війна з росією', 'Формула миру']</text:p>
      <text:p text:style-name="P4">
类型: Article</text:p>
      <!--METADATA-->
      <text:p text:style-name="P4">
<draw:frame draw:style-name="fr1" draw:name="Image99" text:anchor-type="as-char" svg:width="6.9236in" svg:height="3.956343in" draw:z-index="0">
<draw:image xlink:href="../Images/yкринформ/2023-05-05T17-16-40-03-00/630_360_1683291637-865.jpg" xlink:type="simple" xlink:show="embed" xlink:actuate="onLoad" draw:mime-type="image/jpeg"/>
</draw:frame>
巴林王国认为，在谈判实现俄罗斯 - 乌克兰战争的监管时，您可以采取教皇弗朗西斯的想法，总统弗拉基米尔·泽伦斯基的和平计划和中国的提议，并准备阅读他们在调解他们的调解作用中他们。</text:p>
      <text:p text:style-name="P4">
乌克林传闻记者报道，外交事务部长巴林·阿卜杜勒拉拉图夫·阿兹·扎亚尼在乌克兰德米特里·库莱巴(Dmitry Kuleba)外交部期间，这是乌克利·普通通讯员的新闻报道。</text:p>
      <text:p text:style-name="P4">
“在谈判中，我们讨论了国际停止[]的努力(https://www.ukrinform.ua/tag-vijna)特别是，他对教皇的圣洁性的努力，乌克兰泽伦斯基总统的最新建议和提案，由全国人民共和国发表。 我们认为，所有这些努力都值得关注，并可以成为谈判达成和解的基础，这将尊重各方的权利和利益，并恢复UEVROP的安全性和稳定性。 巴林准备在这一领域发挥作用。” AZ -Zayani说。</text:p>
      <text:p text:style-name="P4">
他补充说，他确认了继续努力支持有关难民和保护平民法规的人道主义行动的重要性，以及扩大和继续“从俄罗斯和乌克兰”扩大和继续出口的重要性，这对全球粮食安全很重要。</text:p>
      <text:p text:style-name="P4">
据巴林外交大臣，在与乌克兰外交部负责人的谈判期间，还讨论了全球政治和安全信心的发展，持续的战争和冲突及其破坏性的经济，社会ta虫的后果，尤其是在中东地区。</text:p>
      <text:p text:style-name="P4">
<text:span text:style-name="T4">
另请阅读：</text:span>
 <text:a xlink:type="simple" xlink:href="https://www.ukrinform.ua/rubric-vidbudova/3705274-kabmin-zaprosiv-bahrejn-dolucitisa-do-povoennoi-vidbudovi-ukraini.html" text:style-name="Internet_20_link" text:visited-style-name="Visited_20_Internet_20_Link">
<text:span text:style-name="T4">
 bahr </text:span>
</text:a>
在这种情况下，他强调了国际努力在该地区保持和平与安全的重要性。</text:p>
      <text:p text:style-name="P4">
正如乌克林福姆报道的那样，总统沃迪米尔·泽伦斯基(Volodymyr Zelenskyy P [])(https://www.ukrinform.ua/rubric-polytics/3705171-v-ukrainu-vperse-z-vizitom-pribuv-glava-mzs-bahrejnu.html)来到乌克兰的Abdulalatif bin Rashid Az-Zayani。</text:p>
      <text:p text:style-name="P4">
这是1992年7月在国家之间建立外交关系期间，巴林外交政策局局长首次访问乌克兰。</text:p>
      <text:p text:style-name="P4">
News Source: <text:a xlink:type="simple" xlink:href="https://www.ukrinform.ua/rubric-polytics/3705290-glava-mzs-bahrejnu-rozpoviv-akim-bacit-dosagnenna-miru-v-ukraini.html" text:style-name="Internet_20_link" text:visited-style-name="Visited_20_Internet_20_Link">
https://www.ukrinform.ua/rubric-polytics/3705290-glava-mzs-bahrejnu-rozpoviv-akim-bacit-dosagnenna-miru-v-ukraini.html</text:a>
</text:p>
      <!--NEWS-->
      <text:h text:style-name="P10" text:outline-level="1">
<text:span text:style-name="T4">
Ukrnafta增加了平均每日石油生产</text:span>
</text:h>
      <text:p text:style-name="P4">
作者: Ukrinform (Person)</text:p>
      <text:p text:style-name="P4">
出版商: Укринформ (Organization)</text:p>
      <text:p text:style-name="P4">
出版时间: 2023-05-05T17:17:50+03:00</text:p>
      <text:p text:style-name="P4">
修改时间: 2023-05-05T17:17:50+03:00</text:p>
      <text:p text:style-name="P4">
描述: 在2023年第一季度，乌克兰夫塔（Ukrnafta）对井进行了许多组织和技术措施，从而使每日平均石油产量增加了100吨以上。  - 乌克林。</text:p>
      <text:p text:style-name="P4">
图片: ["<text:a xlink:type="simple" xlink:href="https://static.ukrinform.com/photos/2020_05/thumb_files/630_360_1589552266-761.jpg" text:style-name="Internet_20_link" text:visited-style-name="Visited_20_Internet_20_Link">
630_360_15895...</text:a>
"]</text:p>
      <text:p text:style-name="P4">
标签: ['нафта', 'Укрнафта', 'Свердловина']</text:p>
      <text:p text:style-name="P4">
类型: Article</text:p>
      <!--METADATA-->
      <text:p text:style-name="P4">
<draw:frame draw:style-name="fr1" draw:name="Image100" text:anchor-type="as-char" svg:width="6.9236in" svg:height="3.956343in" draw:z-index="0">
<draw:image xlink:href="../Images/yкринформ/2023-05-05T17-17-50-03-00/630_360_1589552266-761.jpg" xlink:type="simple" xlink:show="embed" xlink:actuate="onLoad" draw:mime-type="image/jpeg"/>
</draw:frame>
在2023年第一季度，乌克兰夫塔(Ukrnafta)在水中采取了许多组织和技术措施，这使每日平均石油产量超过100吨。</text:p>
      <text:p text:style-name="P4">
根据乌克林福姆的说法，新闻服务报告<text:a xlink:type="simple" xlink:href="https://www.ukrnafta.com/ukrnafta-zbilshue-serednodobovyj-vydobutok" text:style-name="Internet_20_link" text:visited-style-name="Visited_20_Internet_20_Link">
</text:a>
。</text:p>
      <text:p text:style-name="P4">
“尤其是，在东部非阻尼区域的另一个井的另一井转移允许在34.1吨的平均每日借方。 截至3月底，已经从该井中获得了1,100吨和100,000立方米的油气，” PJSC“ Ukrnafta” Sergey Koretsky的总监说。</text:p>
      <text:p text:style-name="P4">
<text:span text:style-name="T4">
另请阅读：</text:span>
 <text:a xlink:type="simple" xlink:href="https://www.ukrinform.ua/rubric-economy/3704510-nafta-dorozcae-pisla-padinna-do-minimumu-z-kinca-2021-roku.html" text:style-name="Internet_20_link" text:visited-style-name="Visited_20_Internet_20_Link">
<text:span text:style-name="T4">
油</text:span>
</text:a>
据他介绍，在其他喇叭片上进行了十多次复杂的操作。 多亏了这些作品，一些井设法增加了4次借方，这使大约3万立方米的石油造成了100多吨的每日油避难所<text:a xlink:type="simple" xlink:href="https://www.ukrinform.ua/tag-gaz" text:style-name="Internet_20_link" text:visited-style-name="Visited_20_Internet_20_Link">
</text:a>
.</text:p>
      <text:p text:style-name="P4">
Як повідомлялося, ПАТ «Укрнафта» планує у 2023 році підвищити видобуток на 6%та має потенціал суттєво збільшити його протягом наступних 5 років. Вже вцьому році заплановано буріння трьох нових свердловини та трьох боковихстовбурів.</text:p>
      <text:p text:style-name="P4">
_ Фото: Bloomberg  _</text:p>
      <text:p text:style-name="P4">
News Source: <text:a xlink:type="simple" xlink:href="https://www.ukrinform.ua/rubric-economy/3705291-ukrnafta-zbilsila-serednodobovij-vidobutok-nafti.html" text:style-name="Internet_20_link" text:visited-style-name="Visited_20_Internet_20_Link">
https://www.ukrinform.ua/rubric-economy/3705291-ukrnafta-zbilsila-serednodobovij-vidobutok-nafti.html</text:a>
</text:p>
      <!--NEWS-->
      <text:h text:style-name="P10" text:outline-level="1">
<text:span text:style-name="T4">
国防部呼吁波兰政府解锁Yagodin -dorogushk检查站</text:span>
</text:h>
      <text:p text:style-name="P4">
作者: Ukrinform (Person)</text:p>
      <text:p text:style-name="P4">
出版商: Укринформ (Organization)</text:p>
      <text:p text:style-name="P4">
出版时间: 2023-05-05T17:22:36+03:00</text:p>
      <text:p text:style-name="P4">
修改时间: 2023-05-05T17:22:36+03:00</text:p>
      <text:p text:style-name="P4">
描述: 社区发展，领土和基础设施部呼吁波兰同事解锁Yagodin -Dorogusk Checkpoint。  - 乌克林。</text:p>
      <text:p text:style-name="P4">
图片: ["<text:a xlink:type="simple" xlink:href="https://static.ukrinform.com/photos/2023_05/thumb_files/630_360_1683272167-310.jpg" text:style-name="Internet_20_link" text:visited-style-name="Visited_20_Internet_20_Link">
630_360_16832...</text:a>
"]</text:p>
      <text:p text:style-name="P4">
标签: ['Польща', 'Кордон', 'Блокування']</text:p>
      <text:p text:style-name="P4">
类型: Article</text:p>
      <!--METADATA-->
      <text:p text:style-name="P4">
<draw:frame draw:style-name="fr1" draw:name="Image101" text:anchor-type="as-char" svg:width="6.9236in" svg:height="3.956343in" draw:z-index="0">
<draw:image xlink:href="../Images/yкринформ/2023-05-05T17-22-36-03-00/630_360_1683272167-310.jpg" xlink:type="simple" xlink:show="embed" xlink:actuate="onLoad" draw:mime-type="image/jpeg"/>
</draw:frame>
社区发展，领土和基础设施部已要求杜尔西亚同事解锁Yagodin -Dorogusk检查点。</text:p>
      <text:p text:style-name="P4">
根据Strifnorm的说法，国防部的新闻服务在[]报告中(https://www.facebook.com/Ministry.for.restoration/posts/pfbid0GMY24b5Apek3WNtQYW3hF9NL1yeMeAYCSRTd5PCAJb1R3kvqQe9bKYXmZQ8bvBdXl).</text:p>
      <text:p text:style-name="P4">
«На жаль, це далеко не перший випадок блокування українського експорту до аботранзитом через Польщу. Це несправедлива і прикра ситуація, яка шкодитьнормальному веденню бізнесу між нашими країнами та Європейським Союзом.Вважаємо сьогоднішній страйк штучним і таким, що суперечить спільнимєвропейським прагненням та цінностям», – сказав віцепрем’єр - міністр розвиткугромад, територій та інфраструктури Олександр Кубраков.</text:p>
      <text:p text:style-name="P4">
Він закликав польських урядовців провести відповідні заходи для вирішенняіснуючої проблеми та розʼяснити протестувальникам шляхи подоланнянепорозумінь.</text:p>
      <text:p text:style-name="P4">
За словами Кубракова, пункт пропуску «Ягодин – Дорогуськ» забезпечує близько40% вантажопотоку до Польщі. Блокування кордону спричиняє критичну дляекспорту ситуацію.</text:p>
      <text:p text:style-name="P4">
«Зараз наша країна обороняється від терористичних дій російських агресорів, істабільне функціонування економіки України є важливою складовою для майбутньоїперемоги», – додав віцепрем’єр.</text:p>
      <text:p text:style-name="P4">
<text:span text:style-name="T4">
Читайте також:</text:span>
 <text:a xlink:type="simple" xlink:href="https://www.ukrinform.ua/rubric-economy/3703719-ecergu-zapuskaut-na-16-punktah-propusku-v-zahidnomu-napramku-smigal.html" text:style-name="Internet_20_link" text:visited-style-name="Visited_20_Internet_20_Link">
 </text:a>
据报道，自5月4日上午以来，波兰人是<text:a xlink:type="simple" xlink:href="https://www.ukrinform.ua/rubric-economy/3705022-u-punkti-propusku-agodindorogusk-obmezili-ruh-vantazivok-do-3-cervna.html" text:style-name="Internet_20_link" text:visited-style-name="Visited_20_Internet_20_Link">
</text:a>
。 从波兰出发(进入乌克兰)只有运输人道主义援助，危险货物和动物的运输才能通过。</text:p>
      <text:p text:style-name="P4">
这种情况是由于波兰承运人在多洛格斯(Dorogusk Punction)之前的罢工造成的。 抗议者的要求之一包括返回[]入口处的乌克兰航空公司国际货运运输的许可证。(https://www.ukrinform.ua/tag-polsa)。 它还指的是乌克兰运营商的欧洲环境率，乌克兰适用于波兰航空公司。</text:p>
      <text:p text:style-name="P4">
<text:span text:style-name="T5">
foto：dpsu</text:span>
</text:p>
      <text:p text:style-name="P4">
News Source: <text:a xlink:type="simple" xlink:href="https://www.ukrinform.ua/rubric-economy/3705295-minvidnovlenna-zaklikae-polskij-urad-rozblokuvati-punkt-propusku-agodin-dorogusk.html" text:style-name="Internet_20_link" text:visited-style-name="Visited_20_Internet_20_Link">
https://www.ukrinform.ua/rubric-economy/3705295-minvidnovlenna-zaklikae-polskij-urad-rozblokuvati-punkt-propusku-agodin-dorogusk.html</text:a>
</text:p>
      <!--NEWS-->
      <text:h text:style-name="P10" text:outline-level="1">
<text:span text:style-name="T4">
Yastremskaya参加了西班牙的WTA锦标赛</text:span>
</text:h>
      <text:p text:style-name="P4">
作者: Ukrinform (Person)</text:p>
      <text:p text:style-name="P4">
出版商: Укринформ (Organization)</text:p>
      <text:p text:style-name="P4">
出版时间: 2023-05-05T17:24:00+03:00</text:p>
      <text:p text:style-name="P4">
修改时间: 2023-05-05T17:24:00+03:00</text:p>
      <text:p text:style-name="P4">
描述: 乌克兰人赢得了瑞士的Taihmann Hall（＃30 WTA）。  - 乌克林。</text:p>
      <text:p text:style-name="P4">
图片: ["<text:a xlink:type="simple" xlink:href="https://static.ukrinform.com/photos/2023_05/thumb_files/630_360_1683296619-849.jpg" text:style-name="Internet_20_link" text:visited-style-name="Visited_20_Internet_20_Link">
630_360_16832...</text:a>
"]</text:p>
      <text:p text:style-name="P4">
标签: ['Теніс', 'Даяна Ястремська']</text:p>
      <text:p text:style-name="P4">
类型: Article</text:p>
      <!--METADATA-->
      <text:p text:style-name="P4">
<draw:frame draw:style-name="fr1" draw:name="Image102" text:anchor-type="as-char" svg:width="6.9236in" svg:height="3.956343in" draw:z-index="0">
<draw:image xlink:href="../Images/yкринформ/2023-05-05T17-24-00-03-00/630_360_1683296619-849.jpg" xlink:type="simple" xlink:show="embed" xlink:actuate="onLoad" draw:mime-type="image/jpeg"/>
</draw:frame>
乌克兰妇女是Taikhmann(№30WTA)来自瑞士。</text:p>
      <text:p text:style-name="P4">
乌克兰网球运动员Diana Yastremskaya(№149WTA)太极花园赢了(№30WTA)据报道，从西班牙鲁斯的WTA锦标赛125的四分之一决赛中，从瑞士开始 -  7：5，7：6，据报道。</text:p>
      <text:p text:style-name="P4">
比赛持续了2小时3分钟。 Yastremskaya进行了1次供应，使用5/9布朗尼蛋糕犯了2个双重错误。</text:p>
      <text:p text:style-name="P4">
自去年3月以来，Diana Yastremskaya将首次参加半决赛，并在里昂的WTA 250比赛中掩盖了决赛。 乌克兰Stanodenis球员的Rivne在美国伊丽莎白·曼迪克(American Elizabeth Mandik)(WTA 147).</text:p>
      <text:p text:style-name="P4">
<text:span text:style-name="T4">
Читайте також:</text:span>
 <text:a xlink:type="simple" xlink:href="https://www.ukrinform.ua/rubric-sports/3705256-marta-kostuk-zaversila-vistupi-u-parnomu-rozradi-turniru-v-madridi.html" text:style-name="Internet_20_link" text:visited-style-name="Visited_20_Internet_20_Link">
 <text:span text:style-name="T4">
Марта</text:span>
 </text:a>
根据乌克林福姆的说法，玛塔·科斯蒂克(Marta Kostyuk)与罗马尼亚网球运动员Zelene-Gabriela Ruse配对，被美国WTA1000锦标赛半决赛的美国人Coco Goff和Jessica Pegulius击败。</text:p>
      <text:p text:style-name="P4">
照片：btu.org.ua</text:p>
      <text:p text:style-name="P4">
News Source: <text:a xlink:type="simple" xlink:href="https://www.ukrinform.ua/rubric-sports/3705296-astremska-vijsla-do-pivfinalu-turniru-wta-v-ispanii.html" text:style-name="Internet_20_link" text:visited-style-name="Visited_20_Internet_20_Link">
https://www.ukrinform.ua/rubric-sports/3705296-astremska-vijsla-do-pivfinalu-turniru-wta-v-ispanii.html</text:a>
</text:p>
      <!--NEWS-->
      <text:h text:style-name="P10" text:outline-level="1">
<text:span text:style-name="T4">
乌克兰已经播种了230万公顷的谷物</text:span>
</text:h>
      <text:p text:style-name="P4">
作者: Ukrinform (Person)</text:p>
      <text:p text:style-name="P4">
出版商: Укринформ (Organization)</text:p>
      <text:p text:style-name="P4">
出版时间: 2023-05-05T17:24:47+03:00</text:p>
      <text:p text:style-name="P4">
修改时间: 2023-05-05T17:24:47+03:00</text:p>
      <text:p text:style-name="P4">
描述: 在乌克兰，截至2023年5月初，所有类别的农场都播种了232万公顷的谷物和豆类。  - 乌克林。</text:p>
      <text:p text:style-name="P4">
图片: ["<text:a xlink:type="simple" xlink:href="https://static.ukrinform.com/photos/2023_04/thumb_files/630_360_1681893828-661.jpg" text:style-name="Internet_20_link" text:visited-style-name="Visited_20_Internet_20_Link">
630_360_16818...</text:a>
"]</text:p>
      <text:p text:style-name="P4">
标签: ['Мінагро', 'Зерно', 'Аграрії', 'Посівна']</text:p>
      <text:p text:style-name="P4">
类型: Article</text:p>
      <!--METADATA-->
      <text:p text:style-name="P4">
<draw:frame draw:style-name="fr1" draw:name="Image103" text:anchor-type="as-char" svg:width="6.9236in" svg:height="3.956343in" draw:z-index="0">
<draw:image xlink:href="../Images/yкринформ/2023-05-05T17-24-47-03-00/630_360_1681893828-661.jpg" xlink:type="simple" xlink:show="embed" xlink:actuate="onLoad" draw:mime-type="image/jpeg"/>
</draw:frame>
在乌克兰，在2023年5月初，所有类别的农场都播种了232万公顷的谷物和豆类。</text:p>
      <text:p text:style-name="P4">
正如乌克林福姆报道的那样，它报告了<text:a xlink:type="simple" xlink:href="https://minagro.gov.ua/news/v-ukrayini-posiyano-pershij-miljon-gektariv-kukurudzi" text:style-name="Internet_20_link" text:visited-style-name="Visited_20_Internet_20_Link">
</text:a>
值得注意的是，截至5月初的乌克兰是播种的：235.9千名Gaar小麦，712.121千公顷的春季大麦，128.6千公顷1000公顷，1000公顷，荞麦，8.4万公顷其他谷物和豆类。</text:p>
      <text:p text:style-name="P4">
在过去的一周中，所有人都播种了95224千公顷<text:a xlink:type="simple" xlink:href="https://www.ukrinform.ua/tag-zerno" text:style-name="Internet_20_link" text:visited-style-name="Visited_20_Internet_20_Link">
</text:a>
和豆类，在基洛维格拉德地区专业生产商的领导者中 -  1.29亿公顷。</text:p>
      <text:p text:style-name="P4">
截至5月初，向日葵播下了乌克兰各地的农民，播种-148.5亿公顷，大部分在波尔塔瓦地区-235.9万公顷。 已经播种了19个地区，播种了大豆-173.6千公顷。</text:p>
      <text:p text:style-name="P4">
<text:span text:style-name="T4">
另请阅读：</text:span>
 <text:a xlink:type="simple" xlink:href="https://www.ukrinform.ua/rubric-economy/3705176-ukraina-vze-eksportuvala-ponad-42-miljoni-tonn-zernovih.html" text:style-name="Internet_20_link" text:visited-style-name="Visited_20_Internet_20_Link">
<text:span text:style-name="T4">
谷物</text:span>
</text:a>
甜菜播种农业人物14个地区，播种179.2千公顷。</text:p>
      <text:p text:style-name="P4">
据报道，根据乌克兰农业政策和食品部的说法，2023年，主要的春季作物将​​以5.700.1千公顷的价格播种，比去年少206.5千公顷。</text:p>
      <text:p text:style-name="P4">
News Source: <text:a xlink:type="simple" xlink:href="https://www.ukrinform.ua/rubric-economy/3705297-v-ukraini-vze-posiali-23-miljona-gektariv-zernovih.html" text:style-name="Internet_20_link" text:visited-style-name="Visited_20_Internet_20_Link">
https://www.ukrinform.ua/rubric-economy/3705297-v-ukraini-vze-posiali-23-miljona-gektariv-zernovih.html</text:a>
</text:p>
      <!--NEWS-->
      <text:h text:style-name="P10" text:outline-level="1">
<text:span text:style-name="T4">
在基辅展出了展览“ Soledar。 盐。 战争”</text:span>
</text:h>
      <text:p text:style-name="P4">
作者: Ukrinform (Person)</text:p>
      <text:p text:style-name="P4">
出版商: Укринформ (Organization)</text:p>
      <text:p text:style-name="P4">
出版时间: 2023-05-05T17:26:51+03:00</text:p>
      <text:p text:style-name="P4">
修改时间: 2023-05-05T17:26:51+03:00</text:p>
      <text:p text:style-name="P4">
描述: 在迈丹博物馆的抗议艺术画廊中，开设了摄影艺术家亚历山大·帕克霍曼科（Alexander Parkhomenko）和军事人员伊琳娜·瑞巴科娃（Irina Rybakova）的展览，该展览在宁静时期和战争时期照亮了Soledar。  - 乌克林。</text:p>
      <text:p text:style-name="P4">
图片: ["<text:a xlink:type="simple" xlink:href="https://static.ukrinform.com/photos/2023_05/thumb_files/630_360_1683296646-1001.jpeg" text:style-name="Internet_20_link" text:visited-style-name="Visited_20_Internet_20_Link">
630_360_16832...</text:a>
", "<text:a xlink:type="simple" xlink:href="https://static.ukrinform.com/photos/2023_05/thumb_files/630_360_1683296647-1657.jpeg" text:style-name="Internet_20_link" text:visited-style-name="Visited_20_Internet_20_Link">
630_360_16832...</text:a>
", "<text:a xlink:type="simple" xlink:href="https://static.ukrinform.com/photos/2023_05/thumb_files/630_360_1683296646-4007.jpeg" text:style-name="Internet_20_link" text:visited-style-name="Visited_20_Internet_20_Link">
630_360_16832...</text:a>
", "<text:a xlink:type="simple" xlink:href="https://static.ukrinform.com/photos/2023_05/thumb_files/630_360_1683296646-9491.jpeg" text:style-name="Internet_20_link" text:visited-style-name="Visited_20_Internet_20_Link">
630_360_16832...</text:a>
", "<text:a xlink:type="simple" xlink:href="https://static.ukrinform.com/photos/2023_05/thumb_files/630_360_1683296646-9669.jpeg" text:style-name="Internet_20_link" text:visited-style-name="Visited_20_Internet_20_Link">
630_360_16832...</text:a>
", "<text:a xlink:type="simple" xlink:href="https://static.ukrinform.com/photos/2023_05/thumb_files/630_360_1683296647-1676.jpeg" text:style-name="Internet_20_link" text:visited-style-name="Visited_20_Internet_20_Link">
630_360_16832...</text:a>
", "<text:a xlink:type="simple" xlink:href="https://static.ukrinform.com/photos/2023_05/thumb_files/630_360_1683296647-3832.jpeg" text:style-name="Internet_20_link" text:visited-style-name="Visited_20_Internet_20_Link">
630_360_16832...</text:a>
", "<text:a xlink:type="simple" xlink:href="https://static.ukrinform.com/photos/2023_05/thumb_files/630_360_1683296647-1157.jpeg" text:style-name="Internet_20_link" text:visited-style-name="Visited_20_Internet_20_Link">
630_360_16832...</text:a>
", "<text:a xlink:type="simple" xlink:href="https://static.ukrinform.com/photos/2023_05/thumb_files/630_360_1683296647-1291.jpeg" text:style-name="Internet_20_link" text:visited-style-name="Visited_20_Internet_20_Link">
630_360_16832...</text:a>
", "<text:a xlink:type="simple" xlink:href="https://static.ukrinform.com/photos/2023_05/thumb_files/630_360_1683296648-5330.jpeg" text:style-name="Internet_20_link" text:visited-style-name="Visited_20_Internet_20_Link">
630_360_16832...</text:a>
", "<text:a xlink:type="simple" xlink:href="https://static.ukrinform.com/photos/2023_05/thumb_files/630_360_1683296648-7544.jpeg" text:style-name="Internet_20_link" text:visited-style-name="Visited_20_Internet_20_Link">
630_360_16832...</text:a>
", "<text:a xlink:type="simple" xlink:href="https://static.ukrinform.com/photos/2023_05/thumb_files/630_360_1683296648-6912.jpeg" text:style-name="Internet_20_link" text:visited-style-name="Visited_20_Internet_20_Link">
630_360_16832...</text:a>
"]</text:p>
      <text:p text:style-name="P4">
标签: ['Виставка', 'Київ', 'Соледар']</text:p>
      <text:p text:style-name="P4">
类型: Article</text:p>
      <!--METADATA-->
      <text:p text:style-name="P4">
<draw:frame draw:style-name="fr1" draw:name="Image104" text:anchor-type="as-char" svg:width="6.9236in" svg:height="3.956343in" draw:z-index="0">
<draw:image xlink:href="../Images/yкринформ/2023-05-05T17-26-51-03-00/630_360_1683296646-1001.jpeg" xlink:type="simple" xlink:show="embed" xlink:actuate="onLoad" draw:mime-type="image/jpeg"/>
</draw:frame>
摄影艺术家Parkhomenko和Irina Rybakova的军事人员开放了Maidan博物馆的抗议艺术的ugleries，该展览在宁静时期和战争时期覆盖了Soledar。</text:p>
      <text:p text:style-name="P4">
这是乌克利福通讯员的报道。</text:p>
      <text:p text:style-name="P4">
“亚历山大的照片是关于宁静生活的非常有趣的故事。 每个展览都是一个关于和平生活的故事，您将不会回来。 而且，查看亚历山大和伊琳娜的照片，您不断地思考选择和平生活未来的人们回到了家人。 Photoirins是战前没有军事的后卫的肖像……我们希望我们将来看到这次展览的延续 - 返回家人的摄影后卫的照片将是。”顿涅茨克地方历史区域博物馆副局长。沉默。</text:p>
      <text:p text:style-name="P4">
<text:span text:style-name="T4">
另请阅读：</text:span>
 <text:a xlink:type="simple" xlink:href="https://www.ukrinform.ua/rubric-diaspora/3703610-u-aponii-vidkrilasa-vistavka-prisvacena-ukraini.html" text:style-name="Internet_20_link" text:visited-style-name="Visited_20_Internet_20_Link">
<text:span text:style-name="T4">
展览</text:span>
</text:a>
</text:p>
      <text:p text:style-name="P4">
在画廊中 - 索莱达(Soledar)生命的58张照片，由按时间顺序展览空间隔开。 第一个大厅包含Parkhomenko的照片，该照片在1990年代拍摄，显示了Artemsil Enterprise的生产能力，盐的地牢和白金的生产。 在第二厅 - 捍卫俄罗斯联合会的全面入侵的辩护，是由Rybakova的ProPophicerbrigad制造的，第93个独立机械化旅“ Cold Yar”的防守者的野外生活和肖像。</text:p>
      <text:p text:style-name="P4">
在大厅之间，安装了最后一批Artemivskaya sool的样品，该样品是用盐单古典冠冕的。 周围 - 有一系列的parkhomenko，专门以盐为艺术品。</text:p>
      <text:p text:style-name="P4">
<text:span text:style-name="T4">
另请阅读：</text:span>
 <text:a xlink:type="simple" xlink:href="https://www.ukrinform.ua/rubric-ato/3703474-oborona-soledara-i-bahmuta-ce-ak-film-zahiv.html" text:style-name="Internet_20_link" text:visited-style-name="Visited_20_Internet_20_Link">
<text:span text:style-name="T4">
 soledar </text:span>
</text:a>
“今天，我们的艺术家记录了与乌克兰发生的事件。 他们将通过以一种普遍的艺术语言来改变我们的痛苦来做到这一点。 我认为这些项目应该去其他国家，因为这是说出我们如何抵制职业和极权政权的最佳方法。 不幸的是，这种经历将连续数十年保持相关。” Kateryna Chueva对文化和信息政策部长说。</text:p>
      <text:p text:style-name="P4">
该活动与Artmsoli和Donetsk地区政府以及Soledar的居民一起参加了这项活动 - 有些人甚至认识到他们在照片中高估的公寓。</text:p>
      <text:p text:style-name="P4">
“我没有权利放下双手并把我的悲伤放在我的灵魂中，就像来自顿涅茨克地区的成千上万的人，他们今天选择独立的权利，”文化部负责人维多利亚·塔尚(Victoria Tashen)说旅游。</text:p>
      <text:p text:style-name="P4">
<text:span text:style-name="T4">
另请阅读：</text:span>
 <text:a xlink:type="simple" xlink:href="https://www.ukrinform.ua/rubric-regions/3701244-v-irpeni-stvoruut-mural-prisvacenij-artemsoli-bahmutu-j-soledaru.html" text:style-name="Internet_20_link" text:visited-style-name="Visited_20_Internet_20_Link">
<text:span text:style-name="T4">
 soledar </text:span>
</text:a>
据Maidan Igor Poshivayl博物馆主任，该展览已准备了一个月。 它是在顿涅茨克地区博物馆的想法中首次在波克罗夫斯克推出的，它被转移到首都。 同时，尖锐的补充说，这些图片也在摩尔多瓦展出，那里的野马剧院也是“国家小溪”和“顿涅茨克地区的诞生”的表演。</text:p>
      <text:p text:style-name="P4">
据报道，据报道，俄罗斯军队于2022年5月17日在Soledar开火，导致Artmsil提供了94％的全面消费盐，因此停止了工作。</text:p>
      <text:p text:style-name="P4">
为顿涅茨克地区的Soledar而战，持续了8月3日。 截至2023年1月16日，武装部队离开了城市的郊区。</text:p>
      <text:p text:style-name="P4">
News Source: <text:a xlink:type="simple" xlink:href="https://www.ukrinform.ua/rubric-kyiv/3705299-u-kievi-prezentuvali-vistavku-soledar-sil-vijna.html" text:style-name="Internet_20_link" text:visited-style-name="Visited_20_Internet_20_Link">
https://www.ukrinform.ua/rubric-kyiv/3705299-u-kievi-prezentuvali-vistavku-soledar-sil-vijna.html</text:a>
</text:p>
      <!--NEWS-->
      <text:h text:style-name="P10" text:outline-level="1">
<text:span text:style-name="T4">
Snow Maida在西班牙的25,000次ITF参加了半决赛</text:span>
</text:h>
      <text:p text:style-name="P4">
作者: Ukrinform (Person)</text:p>
      <text:p text:style-name="P4">
出版商: Укринформ (Organization)</text:p>
      <text:p text:style-name="P4">
出版时间: 2023-05-05T17:29:22+03:00</text:p>
      <text:p text:style-name="P4">
修改时间: 2023-05-05T17:29:22+03:00</text:p>
      <text:p text:style-name="P4">
描述: 四分之一决赛中的乌克兰人击败了塞尔维亚的对手。  - 乌克林。</text:p>
      <text:p text:style-name="P4">
图片: ["<text:a xlink:type="simple" xlink:href="https://static.ukrinform.com/photos/2023_05/thumb_files/630_360_1683296920-260.jpeg" text:style-name="Internet_20_link" text:visited-style-name="Visited_20_Internet_20_Link">
630_360_16832...</text:a>
"]</text:p>
      <text:p text:style-name="P4">
标签: ['Теніс']</text:p>
      <text:p text:style-name="P4">
类型: Article</text:p>
      <!--METADATA-->
      <text:p text:style-name="P4">
<draw:frame draw:style-name="fr1" draw:name="Image105" text:anchor-type="as-char" svg:width="6.9236in" svg:height="3.956343in" draw:z-index="0">
<draw:image xlink:href="../Images/yкринформ/2023-05-05T17-29-22-03-00/630_360_1683296920-260.jpeg" xlink:type="simple" xlink:show="embed" xlink:actuate="onLoad" draw:mime-type="image/jpeg"/>
</draw:frame>
乌克兰在四分之一决赛中击败了塞尔维亚的对手。</text:p>
      <text:p text:style-name="P4">
乌克兰网球运动员Daria Snigur(№165WTA)乌克林福姆报道，它进入了西班牙ITF的半决赛。</text:p>
      <text:p text:style-name="P4">
在比赛1/4决赛中，第一批播种的乌克兰击败了塞尔维亚的迈克尔·迪扎维奇(№1157WTA)-4：6，6：4，6：4。</text:p>
      <text:p text:style-name="P4">
在1/2的决赛中，Snigur将与来自西班牙的Georgina Garcia Pears竞争(№509WTA).</text:p>
      <text:p text:style-name="P4">
<text:span text:style-name="T4">
Читайте також:</text:span>
 <text:a xlink:type="simple" xlink:href="https://www.ukrinform.ua/rubric-sports/3705296-astremska-vijsla-do-pivfinalu-turniru-wta-v-ispanii.html" text:style-name="Internet_20_link" text:visited-style-name="Visited_20_Internet_20_Link">
 <text:span text:style-name="T4">
Ястремська</text:span>
 </text:a>
正如乌克林福姆报道的那样，戴安娜·亚斯特雷姆斯卡亚(Diana Yastremskaya)在瑞斯(Reus)的WTA 125锦标赛的四分之一决赛中赢得了瑞士的泰国大厅。</text:p>
      <text:p text:style-name="P4">
照片：btu.org.ua</text:p>
      <text:p text:style-name="P4">
News Source: <text:a xlink:type="simple" xlink:href="https://www.ukrinform.ua/rubric-sports/3705300-snigur-vijsla-do-pivfinalu-na-25tisacniku-itf-v-ispanii.html" text:style-name="Internet_20_link" text:visited-style-name="Visited_20_Internet_20_Link">
https://www.ukrinform.ua/rubric-sports/3705300-snigur-vijsla-do-pivfinalu-na-25tisacniku-itf-v-ispanii.html</text:a>
</text:p>
      <!--NEWS-->
      <text:h text:style-name="P10" text:outline-level="1">
<text:span text:style-name="T4">
Zelensky Peace计划和美国国会决议概述了乌克兰的胜利 - 专家</text:span>
</text:h>
      <text:p text:style-name="P4">
作者: Ukrinform (Person)</text:p>
      <text:p text:style-name="P4">
出版商: Укринформ (Organization)</text:p>
      <text:p text:style-name="P4">
出版时间: 2023-05-05T17:30:41+03:00</text:p>
      <text:p text:style-name="P4">
修改时间: 2023-05-05T17:30:41+03:00</text:p>
      <text:p text:style-name="P4">
描述: Zelensky的和平计划是10分和一个应由美国国会批准的第322号决议项目，有很多共同点，并且清楚地概述了乌克兰的胜利。  - 乌克林。</text:p>
      <text:p text:style-name="P4">
图片: ["<text:a xlink:type="simple" xlink:href="https://static.ukrinform.com/photos/2020_08/thumb_files/630_360_1598119033-687.jpg" text:style-name="Internet_20_link" text:visited-style-name="Visited_20_Internet_20_Link">
630_360_15981...</text:a>
"]</text:p>
      <text:p text:style-name="P4">
标签: ['Конгрес США', 'Зеленський', 'Війна з росією', 'Формула миру']</text:p>
      <text:p text:style-name="P4">
类型: Article</text:p>
      <!--METADATA-->
      <text:p text:style-name="P4">
<draw:frame draw:style-name="fr1" draw:name="Image106" text:anchor-type="as-char" svg:width="6.9236in" svg:height="3.956343in" draw:z-index="0">
<draw:image xlink:href="../Images/yкринформ/2023-05-05T17-30-41-03-00/630_360_1598119033-687.jpg" xlink:type="simple" xlink:show="embed" xlink:actuate="onLoad" draw:mime-type="image/jpeg"/>
</draw:frame>
Zelensky Mirror计划的10分和应由美国采用的第322号决议项目具有很多共同之处，并且清楚地概述了乌克兰的胜利。</text:p>
      <text:p text:style-name="P4">
在[]期间(https://www.youtube.com/watch?v=WX2ZFfxwG7E)关于主题：“胜利形象：与俄罗斯的战争将如何结束？” 牛津大学军事发展系副教授，欧洲公共与政治关系专家弗拉德·米克恩科(Vlad Mikhnenko)。</text:p>
      <text:p text:style-name="P4">
“非常重要的是，美国国会目前正在接受(https://www.ukrinform.ua/tag-formula-miru)Zelensky总裁。 首先，该决议项目证实，美国政策是将乌克兰视为第91年国际边界的赢家。 其次 - 这种亲壳源于胜利后的和平(乌克兰 - 编辑。)必须通过将其整合到北约和其他欧元区机构中的支持，这与长期美国政策相对应。 第三，该决议项目表明，美国应该与盟友和合作伙伴合作，以确保向乌克兰付款，以帮助世界重建乌克兰，吸引俄罗斯的参考领导人，以恢复入侵的战争，并为其恢复正义受害者。 也就是说，今年的和平计划和国会计划#322是一项重要的努力，概述了我们所有人都想要的胜利。” Mikhnenko强调。</text:p>
      <text:p text:style-name="P4">
在他认为，在通过该决议的报告后，美国国会批准了该决议，有必要指导欧洲和英国议会接受类似决议的努力，以便在此类文件中正式证实获胜者的形象。</text:p>
      <text:p text:style-name="P4">
Mikhnenko指出，这很重要，因为不幸的是，西方媒体上有许多对话对上述胜利的概述概不负责。</text:p>
      <text:p text:style-name="P4">
<text:span text:style-name="T4">
另请阅读：</text:span>
 <text:a xlink:type="simple" xlink:href="https://www.ukrinform.ua/rubric-world/3704747-papa-rimskij-zustrivsa-z-predstavnikom-rpc-pisla-zaavi-pro-mirotvorcu-misiu.html" text:style-name="Internet_20_link" text:visited-style-name="Visited_20_Internet_20_Link">
<text:span text:style-name="T4">
 miro </text:span>
</text:a>
</text:p>
      <text:p text:style-name="P4">
根据记者和分析师的说法，在和平谈判中，普京将不会正式做出一些优惠，俄罗斯将在去年非法吞并四个地区，而克里米亚是赫瓦斯托波尔，于2014年被吞并。 俄罗斯将同意这条道路的有条件停止，普京将宣布胜利，乌克兰的中和，乌克兰的中和，四月Zelensky将被迫暂时推迟其在一段时间内进行乌克兰边界的计划。</text:p>
      <text:p text:style-name="P4">
“所有这些都将出售给乌克兰，以摆脱进一步难以忍受的人的经济和其他损失，乌克兰将存储约85-90％的领土，这样的非军事区将由韩国人创建，作为国际监测，它将创建将冻结前线，可以启动火箭发射器，并且有可能启动。您可以回来。 美国，北约将宣布独立乌克兰受到保护，并保留了基于规则的命令。 当然，波兰，波罗的海国家，斯洛伐克，捷克共和国，罗马尼亚将不满足，但欧盟更积极地积极地拥有欧盟成员的胡萝卜。 当然，北约会员资格将被冻结，餐具柜将不确定。 米克恩科(Mikhnenko)关于西方媒体上讨论的剧本说：“当然，对冲突的续约当然可能需要数年的规定，当然，对冲突的续约可能会续签。这张世界的图片，因为这次活动可以在普京上施加对基辅和中国的要求。</text:p>
      <text:p text:style-name="P4">
Mikhnenko还提到了美国指挥官在欧洲的欧洲指挥官的声明，欧洲是卡沃利(Kavoli)的将军的凯伯利(Kavoli)，西方盟国(Sestern Allies)通过了乌克兰的进攻武器。</text:p>
      <text:p text:style-name="P4">
同时，在他看来，乌克兰应该获得西方支持，而不管春季反性的结果如何。</text:p>
      <text:p text:style-name="P4">
“重要的是要建立进一步的策略来实现乌克兰从某些组成部分中想要的胜利，而要实现的主要目标是增加明智的支持，而不管乌克兰的Silaboron的春季夏季运动的结果如何乌克兰军队。 该活动应该继续支持，但不要累，因为战争不应在我们的形象栩栩如生之前完成。”专家说服。<text:span text:style-name="T4">
另请阅读：</text:span>
 <text:a xlink:type="simple" xlink:href="https://www.ukrinform.ua/rubric-polytics/3705290-glava-mzs-bahrejnu-rozpoviv-akim-bacit-dosagnenna-miru-v-ukraini.html" text:style-name="Internet_20_link" text:visited-style-name="Visited_20_Internet_20_Link">
</text:a>
Mikhnenko还表示，外交和世界社区是Zelensky点的胜利形象和美国决议的预先审查的部落，以在2023年日历结束之前将其纳入生活。</text:p>
      <text:p text:style-name="P4">
正如乌克林福姆报道的那样，4月26日，在美国众议院装甲部队委员会的听证会上，欧洲欧洲的美国指挥官克里斯托弗·卡维利(Cristofer Cavoly在与俄罗斯联邦的战争条件下，设备和武器已释放。</text:p>
      <text:p text:style-name="P4">
News Source: <text:a xlink:type="simple" xlink:href="https://www.ukrinform.ua/rubric-polytics/3705301-mirnij-plan-zelenskogo-ta-proekt-rezolucii-kongresu-ssa-okresluut-peremogu-ukraini-ekspert.html" text:style-name="Internet_20_link" text:visited-style-name="Visited_20_Internet_20_Link">
https://www.ukrinform.ua/rubric-polytics/3705301-mirnij-plan-zelenskogo-ta-proekt-rezolucii-kongresu-ssa-okresluut-peremogu-ukraini-ekspert.html</text:a>
</text:p>
      <!--NEWS-->
      <text:h text:style-name="P10" text:outline-level="1">
<text:span text:style-name="T4">
奥伯隆地铁站将改变大厅的工作</text:span>
</text:h>
      <text:p text:style-name="P4">
作者: Ukrinform (Person)</text:p>
      <text:p text:style-name="P4">
出版商: Укринформ (Organization)</text:p>
      <text:p text:style-name="P4">
出版时间: 2023-05-05T17:34:20+03:00</text:p>
      <text:p text:style-name="P4">
修改时间: 2023-05-05T17:34:20+03:00</text:p>
      <text:p text:style-name="P4">
描述: 5月7日，星期日，在奥伯隆车站的基辅都会地铁上，大厅的工作将改变。  - 乌克林。</text:p>
      <text:p text:style-name="P4">
图片: ["<text:a xlink:type="simple" xlink:href="https://static.ukrinform.com/photos/2023_02/thumb_files/630_360_1676034415-412.jpg" text:style-name="Internet_20_link" text:visited-style-name="Visited_20_Internet_20_Link">
630_360_16760...</text:a>
"]</text:p>
      <text:p text:style-name="P4">
标签: ['Метро', 'Київ', 'Комендантська година']</text:p>
      <text:p text:style-name="P4">
类型: Article</text:p>
      <!--METADATA-->
      <text:p text:style-name="P4">
<draw:frame draw:style-name="fr1" draw:name="Image107" text:anchor-type="as-char" svg:width="6.9236in" svg:height="3.956343in" draw:z-index="0">
<draw:image xlink:href="../Images/yкринформ/2023-05-05T17-34-20-03-00/630_360_1676034415-412.jpg" xlink:type="simple" xlink:show="embed" xlink:actuate="onLoad" draw:mime-type="image/jpeg"/>
</draw:frame>
5月7日，星期日，奥伯隆车站的Ukiiv Metro将改变大厅的工作。</text:p>
      <text:p text:style-name="P4">
正如乌克林福姆报道的那样，它报告了<text:a xlink:type="simple" xlink:href="https://kyivcity.gov.ua/news/News_7_travnya_na_stantsi_metro_obolon_zapratsyuye_vestibyul_u_napryamku_stantsi_minska_a_vestibyul_v_napryamku_pochayno_bude_zachineno/" text:style-name="Internet_20_link" text:visited-style-name="Visited_20_Internet_20_Link">
</text:a>
“ 5月7日，Obolon地铁站将由大厅#1 -1 -Minskaya车站推出。 大厅№2沿“ pochayna”的方向构建”，这是消息读取的。</text:p>
      <text:p text:style-name="P4">
车站运营方式的变化与维修地下人行横道的维修有关，后者在市政企业的资产负债表上，“用于维修和维护Taspopoud Road Road的道路和运营管理”。</text:p>
      <text:p text:style-name="P4">
KSCA提醒Obolon站从05：29到22:29工作。 作为庇护所，车站全天候工作。</text:p>
      <text:p text:style-name="P4">
<text:span text:style-name="T4">
另请阅读：</text:span>
 <text:a xlink:type="simple" xlink:href="https://www.ukrinform.ua/rubric-kyiv/3700620-do-kieva-z-varsavi-pribude-persa-partia-vagoniv-metro-vid-polskih-partneriv.html" text:style-name="Internet_20_link" text:visited-style-name="Visited_20_Internet_20_Link">
<text:span text:style-name="T4">
 Metro </text:span>
</text:a>
在空气警报期间，火车运动被陆地停止，随后的电台全天候作为庇护所运行。</text:p>
      <text:p text:style-name="P4">
通往宵禁中的车站(从00:00到05:00)在空气焦虑期间，这是以下内容：在地铁的入口处作为庇护所必须有文件 - 一个人的证书； 避难所的通道得到了执法部门的支持。</text:p>
      <text:p text:style-name="P4">
警察联系位于入口。 另外，打电话给下一个可以在前门附近铃铛。 晚上，与一日游的大厅相同。</text:p>
      <text:p text:style-name="P4">
正如乌克林福姆(Ukrinform(https://www.ukrinform.ua/tag-unisef)。  <text:span text:style-name="T5">
照片说明性</text:span>
</text:p>
      <text:p text:style-name="P4">
News Source: <text:a xlink:type="simple" xlink:href="https://www.ukrinform.ua/rubric-kyiv/3705302-na-stancii-metro-obolon-7-travna-zminitsa-robota-vestibuliv.html" text:style-name="Internet_20_link" text:visited-style-name="Visited_20_Internet_20_Link">
https://www.ukrinform.ua/rubric-kyiv/3705302-na-stancii-metro-obolon-7-travna-zminitsa-robota-vestibuliv.html</text:a>
</text:p>
      <!--NEWS-->
      <text:h text:style-name="P10" text:outline-level="1">
<text:span text:style-name="T4">
在法国计划的支持下，在一线地区建造10家模块化医院</text:span>
</text:h>
      <text:p text:style-name="P4">
作者: Ukrinform (Person)</text:p>
      <text:p text:style-name="P4">
出版商: Укринформ (Organization)</text:p>
      <text:p text:style-name="P4">
出版时间: 2023-05-05T17:34:51+03:00</text:p>
      <text:p text:style-name="P4">
修改时间: 2023-05-05T17:34:51+03:00</text:p>
      <text:p text:style-name="P4">
描述: 计划在乌克兰的一线地区建造10家模块化医院，总值为3000万欧元，但以法国政府的州贷款为代价。  - 乌克林。</text:p>
      <text:p text:style-name="P4">
图片: ["<text:a xlink:type="simple" xlink:href="https://static.ukrinform.com/photos/2023_05/thumb_files/630_360_1683297070-397.jpg" text:style-name="Internet_20_link" text:visited-style-name="Visited_20_Internet_20_Link">
630_360_16832...</text:a>
", "<text:a xlink:type="simple" xlink:href="https://static.ukrinform.com/photos/2023_05/1683297070-995.jpg" text:style-name="Internet_20_link" text:visited-style-name="Visited_20_Internet_20_Link">
1683297070-99...</text:a>
", "<text:a xlink:type="simple" xlink:href="https://static.ukrinform.com/photos/2023_05/1683297070-419.jpg" text:style-name="Internet_20_link" text:visited-style-name="Visited_20_Internet_20_Link">
1683297070-41...</text:a>
", "<text:a xlink:type="simple" xlink:href="https://static.ukrinform.com/photos/2023_05/1683297070-738.jpg" text:style-name="Internet_20_link" text:visited-style-name="Visited_20_Internet_20_Link">
1683297070-73...</text:a>
"]</text:p>
      <text:p text:style-name="P4">
标签: ['Франція', 'МОЗ', 'Лікарня', 'допомога']</text:p>
      <text:p text:style-name="P4">
类型: Article</text:p>
      <!--METADATA-->
      <text:p text:style-name="P4">
<draw:frame draw:style-name="fr1" draw:name="Image108" text:anchor-type="as-char" svg:width="6.9236in" svg:height="3.956343in" draw:z-index="0">
<draw:image xlink:href="../Images/yкринформ/2023-05-05T17-34-51-03-00/630_360_1683297070-397.jpg" xlink:type="simple" xlink:show="embed" xlink:actuate="onLoad" draw:mime-type="image/jpeg"/>
</draw:frame>
计划由乌克兰的额定区域建造的十个建造的医院，总价值为3000万欧元，以法国政府的州贷款为代价。</text:p>
      <text:p text:style-name="P4">
根据乌克林福姆的说法，这是在卫生部长维克多·莱什科(Viktor Lyashko)会议上与法国大使馆在乌克兰本杰梅诺莫里格(Benjamenomromorig)的第一任顾问进行了讨论的，乌克林福姆报告说<text:a xlink:type="simple" xlink:href="https://moz.gov.ua/article/news/dvostoronnja-spivpracja-v-galuzi-ohoroni-zdorov%ca%bcja-e-odnim-z-prioritetiv-dlja-francii" text:style-name="Internet_20_link" text:visited-style-name="Visited_20_Internet_20_Link">
</text:a>
。</text:p>
      <text:p text:style-name="P4">
据拉戈说，“与乌克兰在医疗保健领域与乌克兰的双边合作是法国的优先事项之一。 联合工作的主要方向是通过确定乌克兰卫生保护部和法国卫生和预防领域的合作来记录的。”</text:p>
      <text:p text:style-name="P4">
<draw:frame draw:style-name="fr1" draw:name="Image109" text:anchor-type="as-char" svg:width="6.9236in" svg:height="4.600119in" draw:z-index="0">
<draw:image xlink:href="../Images/yкринформ/2023-05-05T17-34-51-03-00/1683297070-995.jpg" xlink:type="simple" xlink:show="embed" xlink:actuate="onLoad" draw:mime-type="image/jpeg"/>
</draw:frame>
Lyashko感谢法国和私人企业的人民在俄罗斯侵略者方面的帮助。</text:p>
      <text:p text:style-name="P4">
“鉴于国际合作伙伴的支持，我们设法削减了巨大的破坏和伤害。 部长强调，希望继续进行合作，甚至是其加强，尤其是加强其加强方向。”部长强调。</text:p>
      <text:p text:style-name="P4">
<draw:frame draw:style-name="fr1" draw:name="Image110" text:anchor-type="as-char" svg:width="6.9236in" svg:height="4.583476in" draw:z-index="0">
<draw:image xlink:href="../Images/yкринформ/2023-05-05T17-34-51-03-00/1683297070-419.jpg" xlink:type="simple" xlink:show="embed" xlink:actuate="onLoad" draw:mime-type="image/jpeg"/>
</draw:frame>
根据莱什科的说法，“ 177个保护机构的对象已经被完全摧毁，1433个被部分摧毁。</text:p>
      <text:p text:style-name="P4">
这位部长强调说：“恢复医疗基础设施需要大量资源和人事资源。因此，与其他乌克兰人的对话对我们来说非常重要。”</text:p>
      <text:p text:style-name="P4">
<text:span text:style-name="T4">
另请阅读：</text:span>
 <text:a xlink:type="simple" xlink:href="https://www.ukrinform.ua/rubric-society/3698882-ukrainski-likarni-otrimali-se-37-potuznih-generatoriv.html" text:style-name="Internet_20_link" text:visited-style-name="Visited_20_Internet_20_Link">
</text:a>
Lyashko提醒说：“今年4月在利维夫，乌克兰的医疗保健部长和法国签署了有关卫生和预防学领域合作的宣言，其中概述了互动的主要方向。 Cetak称为路线图，该路线图将被实施许多项目，该项目将了解乌克兰卫生保健系统发展，技术专长和经验交流的战略问题。”</text:p>
      <text:p text:style-name="P4">
<draw:frame draw:style-name="fr1" draw:name="Image111" text:anchor-type="as-char" svg:width="6.9236in" svg:height="4.615733in" draw:z-index="0">
<draw:image xlink:href="../Images/yкринформ/2023-05-05T17-34-51-03-00/1683297070-738.jpg" xlink:type="simple" xlink:show="embed" xlink:actuate="onLoad" draw:mime-type="image/jpeg"/>
</draw:frame>
在会议期间，他们还讨论了根据模块化原则实施该项目的可能性，该原则将有助于更快地恢复流离失所的医院并开始提供医疗服务。乌克兰法国制药公司“赛诺菲”的代表也出席了会议。</text:p>
      <text:p text:style-name="P4">
自全面战争开始以来，该公司已免费为乌克兰的药物提供约2500万欧元的药物提供免费的人道主义援助。</text:p>
      <text:p text:style-name="P4">
这是3700万剂药物。 该公司还宣布了以下步骤<text:a xlink:type="simple" xlink:href="https://www.ukrinform.ua/tag-liki" text:style-name="Internet_20_link" text:visited-style-name="Visited_20_Internet_20_Link">
</text:a>
仍然约为1500万欧元。</text:p>
      <text:p text:style-name="P4">
此外，共同积极的工作是在提高糖尿病患者治疗质量的方向上进行的，从而扩大了罕见疾病患者获得创新设施的机会，并直接在药房中建立疫苗接种机会，这是Farmie部的专家欧洲一体化计划。</text:p>
      <text:p text:style-name="P4">
根据世界银行的说法，乌克林福姆的说法，俄罗斯联邦在乌克兰医疗机构以25亿美元的价格摧毁了和损害。</text:p>
      <text:p text:style-name="P4">
<text:span text:style-name="T5">
foto：moz</text:span>
</text:p>
      <text:p text:style-name="P4">
News Source: <text:a xlink:type="simple" xlink:href="https://www.ukrinform.ua/rubric-vidbudova/3705303-u-prifrontovih-rajonah-za-pidtrimki-francii-planuut-pobuduvati-10-modulnih-likaren.html" text:style-name="Internet_20_link" text:visited-style-name="Visited_20_Internet_20_Link">
https://www.ukrinform.ua/rubric-vidbudova/3705303-u-prifrontovih-rajonah-za-pidtrimki-francii-planuut-pobuduvati-10-modulnih-likaren.html</text:a>
</text:p>
      <!--NEWS-->
      <text:h text:style-name="P10" text:outline-level="1">
<text:span text:style-name="T4">
五角大楼在北欧宣布了海军演习“灰盾”的开始</text:span>
</text:h>
      <text:p text:style-name="P4">
作者: Ukrinform (Person)</text:p>
      <text:p text:style-name="P4">
出版商: Укринформ (Organization)</text:p>
      <text:p text:style-name="P4">
出版时间: 2023-05-05T17:35:00+03:00</text:p>
      <text:p text:style-name="P4">
修改时间: 2023-05-05T17:35:00+03:00</text:p>
      <text:p text:style-name="P4">
描述: 超过20艘美国和北约军舰以及包括F-35在内的30架飞机将参加Griz-Shield海军，该海军将于周一在北欧开始。  - 乌克林。</text:p>
      <text:p text:style-name="P4">
图片: ["<text:a xlink:type="simple" xlink:href="https://static.ukrinform.com/photos/2023_05/thumb_files/630_360_1683297421-782.png" text:style-name="Internet_20_link" text:visited-style-name="Visited_20_Internet_20_Link">
630_360_16832...</text:a>
"]</text:p>
      <text:p text:style-name="P4">
标签: ['Європа', 'НАТО', 'Пентагон', 'Військові навчання']</text:p>
      <text:p text:style-name="P4">
类型: Article</text:p>
      <!--METADATA-->
      <text:p text:style-name="P4">
<draw:frame draw:style-name="fr1" draw:name="Image112" text:anchor-type="as-char" svg:width="6.9236in" svg:height="3.956343in" draw:z-index="0">
<draw:image xlink:href="../Images/yкринформ/2023-05-05T17-35-00-03-00/630_360_1683297421-782.png" xlink:type="simple" xlink:show="embed" xlink:actuate="onLoad" draw:mime-type="image/png"/>
</draw:frame>
超过20艘美国和北约船只以及30架F-35飞机将参加周一北欧的Griz-Shield海军。</text:p>
      <text:p text:style-name="P4">
对这个 <text:a xlink:type="simple" xlink:href="https://www.defense.gov/News/News-Stories/Article/Article/3385797/nato-partners-prepare-to-kick-off-formidable-shield-exercise/" text:style-name="Internet_20_link" text:visited-style-name="Visited_20_Internet_20_Link">
 </text:a>
五角大楼，据报道。</text:p>
      <text:p text:style-name="P4">
“下周美国第六舰队和海军冲击力量<text:a xlink:type="simple" xlink:href="https://www.ukrinform.ua/tag-nato" text:style-name="Internet_20_link" text:visited-style-name="Visited_20_Internet_20_Link">
</text:a>
将启动“强大的盾牌”(«强大的盾牌»)每两年举行一次。”五角大楼Sabrina Singhh说。</text:p>
      <text:p text:style-name="P4">
该培训通常在奇怪的几年中进行，将持续5月8日至26日，并设想联盟13个联盟国家的参与。 该货物将是战斗射击和衰落，超音速和巴尔语的目的的彩排。</text:p>
      <text:p text:style-name="P4">
<text:span text:style-name="T4">
另请阅读：</text:span>
 <text:a xlink:type="simple" xlink:href="https://www.ukrinform.ua/rubric-world/3705186-pivdenna-korea-i-ssa-provedut-najbilsi-vijskovi-navcanna-z-bojovimi-strilbami.html" text:style-name="Internet_20_link" text:visited-style-name="Visited_20_Internet_20_Link">
<text:span text:style-name="T4">
培训</text:span>
</text:a>
五角大楼代表说：“这三周的培训将证明Alliasunato的前所未有的凝聚力，我们的无与伦比的能力和机遇，以及对欧洲 - 大西洋地区和最北方地区的共同奉献和保护。”</text:p>
      <text:p text:style-name="P4">
正如乌克林福姆报道的，在北约的练习之前<text:a xlink:type="simple" xlink:href="http://www.ukrinform.ua/rubric-world/3704932-rosia-vivela-u-pivnicne-more-pat-vijskovih-korabliv.html" text:style-name="Internet_20_link" text:visited-style-name="Visited_20_Internet_20_Link">
</text:a>
五艘军舰配备了远距离口径。</text:p>
      <text:p text:style-name="P4">
<text:span text:style-name="T5">
foto：美国国防部</text:span>
</text:p>
      <text:p text:style-name="P4">
News Source: <text:a xlink:type="simple" xlink:href="https://www.ukrinform.ua/rubric-world/3705305-pentagon-anonsuvav-na-pivnoci-evropi-start-vijskovomorskih-navcan-griznij-sit.html" text:style-name="Internet_20_link" text:visited-style-name="Visited_20_Internet_20_Link">
https://www.ukrinform.ua/rubric-world/3705305-pentagon-anonsuvav-na-pivnoci-evropi-start-vijskovomorskih-navcan-griznij-sit.html</text:a>
</text:p>
      <!--NEWS-->
      <text:h text:style-name="P10" text:outline-level="1">
<text:span text:style-name="T4">
意大利外交大臣取消了对法国的访问 - 该国等待巴黎道歉</text:span>
</text:h>
      <text:p text:style-name="P4">
作者: Ukrinform (Person)</text:p>
      <text:p text:style-name="P4">
出版商: Укринформ (Organization)</text:p>
      <text:p text:style-name="P4">
出版时间: 2023-05-05T17:39:00+03:00</text:p>
      <text:p text:style-name="P4">
修改时间: 2023-05-05T17:39:00+03:00</text:p>
      <text:p text:style-name="P4">
描述: 意大利外交部长安东尼奥·塔贾纳（Antonio Tajana）取消了他对巴黎的访问，并表示意大利期望法国因虐待而道歉，这是关于移民政策的评论。  - 乌克林。</text:p>
      <text:p text:style-name="P4">
图片: ["<text:a xlink:type="simple" xlink:href="https://static.ukrinform.com/photos/2023_04/thumb_files/630_360_1682515468-811.jpg" text:style-name="Internet_20_link" text:visited-style-name="Visited_20_Internet_20_Link">
630_360_16825...</text:a>
"]</text:p>
      <text:p text:style-name="P4">
标签: ['Франція', 'Італія', 'Джорджа Мелоні']</text:p>
      <text:p text:style-name="P4">
类型: Article</text:p>
      <!--METADATA-->
      <text:p text:style-name="P4">
<draw:frame draw:style-name="fr1" draw:name="Image113" text:anchor-type="as-char" svg:width="6.9236in" svg:height="3.956343in" draw:z-index="0">
<draw:image xlink:href="../Images/yкринформ/2023-05-05T17-39-00-03-00/630_360_1682515468-811.jpg" xlink:type="simple" xlink:show="embed" xlink:actuate="onLoad" draw:mime-type="image/jpeg"/>
</draw:frame>
意大利法律部长安东尼奥·塔雅尼(Antonio Tajani)取消了他对巴黎的访问，并表示意大利期望法国由于虐待而道歉，这是对移民政策的评论。</text:p>
      <text:p text:style-name="P4">
关于它报告<text:a xlink:type="simple" xlink:href="https://www.reuters.com/world/europe/italian-foreign-minister-wants-french-apology-over-insults-2023-05-05/" text:style-name="Internet_20_link" text:visited-style-name="Visited_20_Internet_20_Link">
</text:a>
，报道乌克林福姆。</text:p>
      <text:p text:style-name="P4">
如前所述，法国内政部长杰拉尔德·达曼(Gerald Darmann)在意大利四批评的总理乔治·梅洛尼(George Meloni)中，他说，他说，“无法解决他们选择的迁移问题。” 同时，梅洛尼(Meloni)与法国遥远的马林·勒庞(Marin Le Pen)一起编写了它。</text:p>
      <text:p text:style-name="P4">
<text:span text:style-name="T4">
另请阅读：</text:span>
 <text:a xlink:type="simple" xlink:href="https://www.ukrinform.ua/rubric-polytics/3701238-zelenskij-vze-zaraz-namicaemo-spivpracu-z-italieu-u-2024-roci.html" text:style-name="Internet_20_link" text:visited-style-name="Visited_20_Internet_20_Link">
</text:a>
塔亚娜(Tayana)反过来说，达尔曼(Darmann)“冒犯了所有意大利人以及iPremier-Minister”。</text:p>
      <text:p text:style-name="P4">
意大利部长说：“如果某人不公正地侮辱，他至少可以做的就是看到。”</text:p>
      <text:p text:style-name="P4">
法国政府的发言人奥利维尔·韦兰(Olivier Verran)试图消除达曼(Darmann)不想将被统计主义暴露于意大利的邪恶的信念。</text:p>
      <text:p text:style-name="P4">
<text:span text:style-name="T4">
另请阅读：</text:span>
 <text:a xlink:type="simple" xlink:href="https://www.ukrinform.ua/rubric-regions/3705135-posol-francii-priihav-u-krivij-rig.html" text:style-name="Internet_20_link" text:visited-style-name="Visited_20_Internet_20_Link">
<text:span text:style-name="T4">
 franci </text:span>
</text:a>
塔亚尼后来在Rai TV上说，巴黎似乎意识到“严重的错误”是“收获的”。</text:p>
      <text:p text:style-name="P4">
据报道，四月份，意大利政府宣布了到达地中海的移民人数的“急剧增长”之后。</text:p>
      <text:p text:style-name="P4">
但是，政府承诺将限制大规模移民，但根据外交部今年，约有31,300名移民到达了丹特(Dancta)，而去年这段时期约有7900人。</text:p>
      <text:p text:style-name="P4">
News Source: <text:a xlink:type="simple" xlink:href="https://www.ukrinform.ua/rubric-world/3705308-glava-mzs-italii-skasuvav-vizit-do-francii-kraina-ocikue-vibacen-vid-pariza.html" text:style-name="Internet_20_link" text:visited-style-name="Visited_20_Internet_20_Link">
https://www.ukrinform.ua/rubric-world/3705308-glava-mzs-italii-skasuvav-vizit-do-francii-kraina-ocikue-vibacen-vid-pariza.html</text:a>
</text:p>
      <!--NEWS-->
      <text:h text:style-name="P10" text:outline-level="1">
<text:span text:style-name="T4">
在Bekeshkina和Wilde街的十字路口上演了一个圆形解决方案</text:span>
</text:h>
      <text:p text:style-name="P4">
作者: Ukrinform (Person)</text:p>
      <text:p text:style-name="P4">
出版商: Укринформ (Organization)</text:p>
      <text:p text:style-name="P4">
出版时间: 2023-05-05T17:42:33+03:00</text:p>
      <text:p text:style-name="P4">
修改时间: 2023-05-05T17:42:33+03:00</text:p>
      <text:p text:style-name="P4">
描述: 资本继续安排许多循环解决方案，以提高运输交通的安全性，包括DNIEPER地区的解决方案。  - 乌克林。</text:p>
      <text:p text:style-name="P4">
图片: ["<text:a xlink:type="simple" xlink:href="https://static.ukrinform.com/photos/2023_05/thumb_files/630_360_1683297566-702.jpg" text:style-name="Internet_20_link" text:visited-style-name="Visited_20_Internet_20_Link">
630_360_16832...</text:a>
", "<text:a xlink:type="simple" xlink:href="https://static.ukrinform.com/photos/2023_05/1683297565-258.jpg" text:style-name="Internet_20_link" text:visited-style-name="Visited_20_Internet_20_Link">
1683297565-25...</text:a>
", "<text:a xlink:type="simple" xlink:href="https://static.ukrinform.com/photos/2023_05/1683297566-467.jpg" text:style-name="Internet_20_link" text:visited-style-name="Visited_20_Internet_20_Link">
1683297566-46...</text:a>
", "<text:a xlink:type="simple" xlink:href="https://static.ukrinform.com/photos/2023_05/1683297566-793.jpg" text:style-name="Internet_20_link" text:visited-style-name="Visited_20_Internet_20_Link">
1683297566-79...</text:a>
"]</text:p>
      <text:p text:style-name="P4">
标签: ['Дороги', 'Київ', 'Ремонт']</text:p>
      <text:p text:style-name="P4">
类型: Article</text:p>
      <!--METADATA-->
      <text:p text:style-name="P4">
<draw:frame draw:style-name="fr1" draw:name="Image114" text:anchor-type="as-char" svg:width="6.9236in" svg:height="3.956343in" draw:z-index="0">
<draw:image xlink:href="../Images/yкринформ/2023-05-05T17-42-33-03-00/630_360_1683297566-702.jpg" xlink:type="simple" xlink:show="embed" xlink:actuate="onLoad" draw:mime-type="image/jpeg"/>
</draw:frame>
首都有许多循环解决方案来提高运输交通的安全性，包括在DNIEPER区的解决方案。</text:p>
      <text:p text:style-name="P4">
正如乌克林福姆报道的那样，它报告了<text:a xlink:type="simple" xlink:href="https://kyivcity.gov.ua/news/sche_na_dvokh_perekhrestyakh_stolitsi_vlashtuvali_kiltsevi_rozvyazki_foto/" text:style-name="Internet_20_link" text:visited-style-name="Visited_20_Internet_20_Link">
</text:a>
.</text:p>
      <text:p text:style-name="P4">
“Основні роботи закінчили на перехресті вулиць Ірини Бекешкіної та ЕдуардаВільде у Дніпровському районі. Там залишилось нанести лише розмітку”, -ідеться у повідомленні.</text:p>
      <text:p text:style-name="P4">
<draw:frame draw:style-name="fr1" draw:name="Image115" text:anchor-type="as-char" svg:width="6.9236in" svg:height="3.89773in" draw:z-index="0">
<draw:image xlink:href="../Images/yкринформ/2023-05-05T17-42-33-03-00/1683297565-258.jpg" xlink:type="simple" xlink:show="embed" xlink:actuate="onLoad" draw:mime-type="image/jpeg"/>
</draw:frame>
道路花坛还配备了双倍数的Akademik Zabolotny街。</text:p>
      <text:p text:style-name="P4">
<draw:frame draw:style-name="fr1" draw:name="Image116" text:anchor-type="as-char" svg:width="6.9236in" svg:height="3.89773in" draw:z-index="0">
<draw:image xlink:href="../Images/yкринформ/2023-05-05T17-42-33-03-00/1683297566-467.jpg" xlink:type="simple" xlink:show="embed" xlink:actuate="onLoad" draw:mime-type="image/jpeg"/>
</draw:frame>
<text:span text:style-name="T4">
另请阅读：</text:span>
 <text:a xlink:type="simple" xlink:href="https://www.ukrinform.ua/rubric-kyiv/3697499-u-kievi-cogoric-oblastuut-blizko-40-kilcevih-rozvazok.html" text:style-name="Internet_20_link" text:visited-style-name="Visited_20_Internet_20_Link">
<text:span text:style-name="T4">
 Kiev </text:span>
 <text:span text:style-name="T4">
 </text:span>
今年<text:span text:style-name="T4">
 </text:span>
 <text:span text:style-name="T4">
 </text:span>
将安排<text:span text:style-name="T4">
 </text:span>
 <text:span text:style-name="T4">
靠近</text:span>
<text:span text:style-name="T4">
 ring </text:span>
 <text:span text:style-name="T4">
 </text:span>
 <text:span text:style-name="T4">
解决方案</text:span>
 <text:span text:style-name="T4">
 </text:span>
 <text:span text:style-name="T4">
 </text:span>
 **</text:a>
此外，道路使用者在诺瓦波克斯基巷(Novopechersky Lane)的Gennady Vorobyov Taumanskaya街道的交汇处，在Street Verbova和Mark Vovchka的交叉路口安排环形连接处。</text:p>
      <text:p text:style-name="P4">
<draw:frame draw:style-name="fr1" draw:name="Image117" text:anchor-type="as-char" svg:width="6.9236in" svg:height="5.1927in" draw:z-index="0">
<draw:image xlink:href="../Images/yкринформ/2023-05-05T17-42-33-03-00/1683297566-793.jpg" xlink:type="simple" xlink:show="embed" xlink:actuate="onLoad" draw:mime-type="image/jpeg"/>
</draw:frame>
正如乌克林福姆(Ukrinform)报道的，在基辅计划中，计划在明年年底之前进行基本的作品。(https://www.ukrinform.ua/rubric-kyiv/3704783-u-kmda-rozpovili-koli-zaversat-rekonstrukciu-rozvazki-na-sulavci.html)。</text:p>
      <text:p text:style-name="P4">
<text:span text:style-name="T5">
foto：ksca</text:span>
</text:p>
      <text:p text:style-name="P4">
News Source: <text:a xlink:type="simple" xlink:href="https://www.ukrinform.ua/rubric-kyiv/3705306-na-perehresti-vulic-bekeskinoi-ta-vilde-vlastuvali-kilcevu-rozvazku.html" text:style-name="Internet_20_link" text:visited-style-name="Visited_20_Internet_20_Link">
https://www.ukrinform.ua/rubric-kyiv/3705306-na-perehresti-vulic-bekeskinoi-ta-vilde-vlastuvali-kilcevu-rozvazku.html</text:a>
</text:p>
      <!--NEWS-->
      <text:h text:style-name="P10" text:outline-level="1">
<text:span text:style-name="T4">
周末，Kakhovka水库周围的居民致电</text:span>
</text:h>
      <text:p text:style-name="P4">
作者: Ukrinform (Person)</text:p>
      <text:p text:style-name="P4">
出版商: Укринформ (Organization)</text:p>
      <text:p text:style-name="P4">
出版时间: 2023-05-05T17:46:59+03:00</text:p>
      <text:p text:style-name="P4">
修改时间: 2023-05-05T17:46:59+03:00</text:p>
      <text:p text:style-name="P4">
描述: 本周末，位于卡科夫卡水库河岸的定居点的居民被召唤，不要在可能的情况下不离开他们的场所。  - 乌克林。</text:p>
      <text:p text:style-name="P4">
图片: ["<text:a xlink:type="simple" xlink:href="https://static.ukrinform.com/photos/2023_05/thumb_files/630_360_1683297790-600.jpg" text:style-name="Internet_20_link" text:visited-style-name="Visited_20_Internet_20_Link">
630_360_16832...</text:a>
"]</text:p>
      <text:p text:style-name="P4">
标签: ['Нікополь', 'Війна з росією', 'Каховське водосховище']</text:p>
      <text:p text:style-name="P4">
类型: Article</text:p>
      <!--METADATA-->
      <text:p text:style-name="P4">
<draw:frame draw:style-name="fr1" draw:name="Image118" text:anchor-type="as-char" svg:width="6.9236in" svg:height="3.956343in" draw:z-index="0">
<draw:image xlink:href="../Images/yкринформ/2023-05-05T17-46-59-03-00/630_360_1683297790-600.jpg" xlink:type="simple" xlink:show="embed" xlink:actuate="onLoad" draw:mime-type="image/jpeg"/>
</draw:frame>
位于卡科夫卡水库岸边的居民在UCCA周末召集，尽可能不离开他们的房屋。</text:p>
      <text:p text:style-name="P4">
他在<text:a xlink:type="simple" xlink:href="https://t.me/Yevtushenko_E/3523" text:style-name="Internet_20_link" text:visited-style-name="Visited_20_Internet_20_Link">
</text:a>
据报道，尼科波尔河Yevgeny Yevtushenko负责人。</text:p>
      <text:p text:style-name="P4">
Yevtushenko说：“朋友，这个周末我要您在家，而迫切需要上街。我们正在谈论位于Berezikakhovsky水库上的定居点。”</text:p>
      <text:p text:style-name="P4">
他警告大家不要忽略信号<text:a xlink:type="simple" xlink:href="https://www.ukrinform.ua/tag-povitrana-trivoga" text:style-name="Internet_20_link" text:visited-style-name="Visited_20_Internet_20_Link">
</text:a>
 та не наближатися до адміністративних будівель та будівельзі схожим функціоналом.</text:p>
      <text:p text:style-name="P4">
<text:span text:style-name="T4">
Читайте також:</text:span>
 <text:a xlink:type="simple" xlink:href="https://www.ukrinform.ua/rubric-vidbudova/3698377-vlada-energodara-gotuetsa-do-povernenna-v-misto-ta-jogo-vidnovlenna-zastupnik-mera.html" text:style-name="Internet_20_link" text:visited-style-name="Visited_20_Internet_20_Link">
 <text:span text:style-name="T4">
Енергодар</text:span>
 </text:a>
yevtushenko <text:a xlink:type="simple" xlink:href="https://t.me/Yevtushenko_E/3524" text:style-name="Internet_20_link" text:visited-style-name="Visited_20_Internet_20_Link">
</text:a>
它不仅被尼科波尔区警告，而且还警告了贝雷齐恩戈达尔的被占领领土。</text:p>
      <text:p text:style-name="P4">
据报道，俄罗斯军队在重型火炮上的前夕<text:a xlink:type="simple" xlink:href="https://www.ukrinform.ua/rubric-ato/3704822-rosiani-obstrilali-gromadu-v-nikopolskomu-rajoni-z-vazkoi-artilerii.html" text:style-name="Internet_20_link" text:visited-style-name="Visited_20_Internet_20_Link">
</text:a>
Dnipropetrovsk地区Vnikopol区的Pokrovsk社区。 农场受伤。</text:p>
      <text:p text:style-name="P4">
News Source: <text:a xlink:type="simple" xlink:href="https://www.ukrinform.ua/rubric-regions/3705309-ziteliv-navkolo-kahovskogo-vodoshovisa-zaklikaut-u-vihidni-ne-vihoditi-na-vulicu.html" text:style-name="Internet_20_link" text:visited-style-name="Visited_20_Internet_20_Link">
https://www.ukrinform.ua/rubric-regions/3705309-ziteliv-navkolo-kahovskogo-vodoshovisa-zaklikaut-u-vihidni-ne-vihoditi-na-vulicu.html</text:a>
</text:p>
      <!--NEWS-->
      <text:h text:style-name="P10" text:outline-level="1">
<text:span text:style-name="T4">
5月8日，在维也纳，将举行乌克兰文化活动，并放映“公鸡之家”</text:span>
</text:h>
      <text:p text:style-name="P4">
作者: Ukrinform (Person)</text:p>
      <text:p text:style-name="P4">
出版商: Укринформ (Organization)</text:p>
      <text:p text:style-name="P4">
出版时间: 2023-05-05T17:51:38+03:00</text:p>
      <text:p text:style-name="P4">
修改时间: 2023-05-05T17:51:38+03:00</text:p>
      <text:p text:style-name="P4">
描述: 在5月8日的纪念与和解之日，将举行乌克兰文化活动，其中将在广场上举行对岩石之家的公开放映。  - 乌克林。</text:p>
      <text:p text:style-name="P4">
图片: ["<text:a xlink:type="simple" xlink:href="https://static.ukrinform.com/photos/2023_05/thumb_files/630_360_1683298220-414.jpg" text:style-name="Internet_20_link" text:visited-style-name="Visited_20_Internet_20_Link">
630_360_16832...</text:a>
"]</text:p>
      <text:p text:style-name="P4">
标签: ['Австрія', 'Відень', 'Фільм «Будинок зі скалок»']</text:p>
      <text:p text:style-name="P4">
类型: Article</text:p>
      <!--METADATA-->
      <text:p text:style-name="P4">
<draw:frame draw:style-name="fr1" draw:name="Image119" text:anchor-type="as-char" svg:width="6.9236in" svg:height="3.956343in" draw:z-index="0">
<draw:image xlink:href="../Images/yкринформ/2023-05-05T17-51-38-03-00/630_360_1683298220-414.jpg" xlink:type="simple" xlink:show="embed" xlink:actuate="onLoad" draw:mime-type="image/jpeg"/>
</draw:frame>
在5月8日的记忆与和解的下午，将举行乌克兰文化活动，该活动将举办广场上的房屋房屋。</text:p>
      <text:p text:style-name="P4">
这是乌克利福通讯员的报道。</text:p>
      <text:p text:style-name="P4">
“ 5月8日，我们将提醒奥地利和欧洲，整个欧洲和欧洲曾经结束的战争再次重复。“再也不再了!”不再了。</text:p>
      <text:p text:style-name="P4">
<text:span text:style-name="T4">
另请阅读：</text:span>
 <text:a xlink:type="simple" xlink:href="https://www.ukrinform.ua/rubric-culture/3702712-u-vilnusi-vidbudutsa-dni-ukrainskogo-kino-so-pokazut.html" text:style-name="Internet_20_link" text:visited-style-name="Visited_20_Internet_20_Link">
</text:a>
据他说，主要重点将放在孩子们，他们的生活和俄罗斯侵略的苦难上。</text:p>
      <text:p text:style-name="P4">
“这场战争受孩子的影响最大。在活动期间，我们将记住第二次世界大战中发生的儿童生活和艰难事件的生活，我们的乌克兰捍卫者的捍卫者来自乌克兰，并与我们的捍卫者保持了相似之处乌克兰激进主义者说：“今天将是类似的。总的来说，这一事件将是关于孩子们如何经历这场战争的。”乌克兰激进主义者说。</text:p>
      <text:p text:style-name="P4">
该活动将于13.00开始，将在Schwarzenbergplatz-广场上举行，这是一座来自纳粹主义的奥地利士兵的九个纪念碑，与Velika Stina一起用他身后的乌克兰国旗的色彩。 计划中的艺术家 “未征服的赫尔森”。 还将有一个所谓的“和平迷宫”，显示乌克兰的战争以及和平如何通过邻居恐怖分子迅速消失。</text:p>
      <text:p text:style-name="P4">
<text:span text:style-name="T4">
另请阅读：</text:span>
 <text:a xlink:type="simple" xlink:href="https://www.ukrinform.ua/rubric-ato/3680442-reziser-nominovanogo-na-oskar-filmu-budinok-zi-skalok-vidcuvau-so-mi-vze-peremozci.html" text:style-name="Internet_20_link" text:visited-style-name="Visited_20_Internet_20_Link">
<text:span text:style-name="T4">
 home </text:span>
 <text:span text:style-name="T4">
 scalo </text:span>
</text:a>
Gedenken Statt Feiern有望(“纪念记忆而不是庆祝”)奥地利的政客和议员将演出，乌克兰音乐家将举行表演。</text:p>
      <text:p text:style-name="P4">
在屏幕上的20.00时，将显示丝带“ Ziscalons的房子”。 由德尔茨基诺(Derzhkino)制作的丹麦 - 乌克兰 - 瑞典纪录片讲述了孤儿院在战争期间如何在乌克兰生存。 胶带进入了奥斯卡。</text:p>
      <text:p text:style-name="P4">
照片Wikipedia</text:p>
      <text:p text:style-name="P4">
News Source: <text:a xlink:type="simple" xlink:href="https://www.ukrinform.ua/rubric-culture/3705313-u-vidni-8-travna-projde-ukrainskij-kulturnij-zahid-z-pokazom-filmu-budinok-zi-skalok.html" text:style-name="Internet_20_link" text:visited-style-name="Visited_20_Internet_20_Link">
https://www.ukrinform.ua/rubric-culture/3705313-u-vidni-8-travna-projde-ukrainskij-kulturnij-zahid-z-pokazom-filmu-budinok-zi-skalok.html</text:a>
</text:p>
      <!--NEWS-->
      <text:h text:style-name="P10" text:outline-level="1">
<text:span text:style-name="T4">
卢森堡，卢森堡进入了最好的乌克兰电影的前十名</text:span>
</text:h>
      <text:p text:style-name="P4">
作者: Ukrinform (Person)</text:p>
      <text:p text:style-name="P4">
出版商: Укринформ (Organization)</text:p>
      <text:p text:style-name="P4">
出版时间: 2023-05-05T17:54:55+03:00</text:p>
      <text:p text:style-name="P4">
修改时间: 2023-05-05T17:54:55+03:00</text:p>
      <text:p text:style-name="P4">
描述: 安东尼奥·卢基奇（Antonio Lukich）的录音带“卢森堡，卢森堡”（Luxembourg）的会议超过UAH 2500万，被包括在10张最休闲的乌克兰独立电影中。  - 乌克林。</text:p>
      <text:p text:style-name="P4">
图片: ["<text:a xlink:type="simple" xlink:href="https://static.ukrinform.com/photos/2022_09/thumb_files/630_360_1662744418-306.png" text:style-name="Internet_20_link" text:visited-style-name="Visited_20_Internet_20_Link">
630_360_16627...</text:a>
"]</text:p>
      <text:p text:style-name="P4">
标签: ['Люксембург', 'Держкіно', 'фільм']</text:p>
      <text:p text:style-name="P4">
类型: Article</text:p>
      <!--METADATA-->
      <text:p text:style-name="P4">
<draw:frame draw:style-name="fr1" draw:name="Image120" text:anchor-type="as-char" svg:width="6.9236in" svg:height="3.956343in" draw:z-index="0">
<draw:image xlink:href="../Images/yкринформ/2023-05-05T17-54-55-03-00/630_360_1662744418-306.png" xlink:type="simple" xlink:show="embed" xlink:actuate="onLoad" draw:mime-type="image/png"/>
</draw:frame>
卢森堡，卢森堡·斯特里卡托尼奥(Luxembourg Strikaantonio)的费用超过UAH 2500万，在独立中列出了10张最现金最高的乌克兰电影。</text:p>
      <text:p text:style-name="P4">
这是由国家电影院的新闻服务报告的<text:a xlink:type="simple" xlink:href="https://www.facebook.com/ukrainefilmagency/posts/pfbid0bXQPqBfkPfxqrxBghuVjE2aRHv39peNBJtttjx5Jp9vrigPQfcQuxnsVaEmRPfMPl" text:style-name="Internet_20_link" text:visited-style-name="Visited_20_Internet_20_Link">
</text:a>
，报道乌克林福姆。</text:p>
      <text:p text:style-name="P4">
“票房 <text:a xlink:type="simple" xlink:href="https://www.ukrinform.ua/tag-kino" text:style-name="Internet_20_link" text:visited-style-name="Visited_20_Internet_20_Link">
</text:a>
演讲说，他跨越了2500万人的Hryvnias，并闯入了最毛骨悚然的租金的第10个职位，从“性别与没有个性化”中移动。</text:p>
      <text:p text:style-name="P4">
在录音带的故事的核心中，双胞胎兄弟的历史得知乌森伯格(Ulyuxembourg)与长期失望的父亲生病。 他们去旅行，最后看他。</text:p>
      <text:p text:style-name="P4">
2022年5月，卢森堡卢森堡成为乌克兰研究所(Ukrainian Institute)创立的乌克兰电影《促销》(Promotion)的五个参与者之一。</text:p>
      <text:p text:style-name="P4">
<text:span text:style-name="T4">
另请阅读：</text:span>
 <text:a xlink:type="simple" xlink:href="https://www.ukrinform.ua/rubric-culture/3697920-stricka-luksemburg-luksemburg-zibrala-za-persij-prokatnij-vikend-majze-6-miljoniv.html" text:style-name="Internet_20_link" text:visited-style-name="Visited_20_Internet_20_Link">
<text:span text:style-name="T4">
卢森堡</text:span>
 <text:span text:style-name="T4">
 </text:span>
卢森堡**</text:a>
这部电影是在Derzhkino的支持下制作的。</text:p>
      <text:p text:style-name="P4">
据乌克林福姆报道，截至4月25日，卢森堡卢森堡磁带<text:a xlink:type="simple" xlink:href="https://www.ukrinform.ua/rubric-culture/3700539-stricku-luksemburg-luksemburg-vze-pereglanuli-majze-100-tisac-gladaciv.html" text:style-name="Internet_20_link" text:visited-style-name="Visited_20_Internet_20_Link">
</text:a>
</text:p>
      <text:p text:style-name="P4">
News Source: <text:a xlink:type="simple" xlink:href="https://www.ukrinform.ua/rubric-culture/3705314-luksemburg-luksemburg-uvijsov-u-desatku-najkasovisih-ukrainskih-filmiv.html" text:style-name="Internet_20_link" text:visited-style-name="Visited_20_Internet_20_Link">
https://www.ukrinform.ua/rubric-culture/3705314-luksemburg-luksemburg-uvijsov-u-desatku-najkasovisih-ukrainskih-filmiv.html</text:a>
</text:p>
      <!--NEWS-->
      <text:h text:style-name="P10" text:outline-level="1">
<text:span text:style-name="T4">
接近“谷物协议”一词的结尾，减慢了乌克兰谷物的出口 - 路透社</text:span>
</text:h>
      <text:p text:style-name="P4">
作者: Ukrinform (Person)</text:p>
      <text:p text:style-name="P4">
出版商: Укринформ (Organization)</text:p>
      <text:p text:style-name="P4">
出版时间: 2023-05-05T17:59:00+03:00</text:p>
      <text:p text:style-name="P4">
修改时间: 2023-05-05T17:59:00+03:00</text:p>
      <text:p text:style-name="P4">
描述: 根据联合国谷物协议，乌克兰从乌克兰供应量的速度已经放缓，因为如果不延长谷物协议，客户对船舶可能阻止的可能性正在增加。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ООН', 'Зерно', 'Продовольство']</text:p>
      <text:p text:style-name="P4">
类型: Article</text:p>
      <!--METADATA-->
      <text:p text:style-name="P4">
<draw:frame draw:style-name="fr1" draw:name="Image121" text:anchor-type="as-char" svg:width="6.9236in" svg:height="3.956343in" draw:z-index="0">
<draw:image xlink:href="../Images/yкринформ/2023-05-05T17-59-00-03-00/630_360_1676909362-870.jpg" xlink:type="simple" xlink:show="embed" xlink:actuate="onLoad" draw:mime-type="image/jpeg"/>
</draw:frame>
根据《联合国谷物协议》，乌克兰的谷物速率减慢了，因为如果不延长谷物协议，客户对船舶可能阻止船只的关注正在增加。</text:p>
      <text:p text:style-name="P4">
根据乌克林福姆的报道，该机构报告了<text:a xlink:type="simple" xlink:href="https://www.reuters.com/world/europe/shipments-ukraine-slowing-black-sea-grain-deal-deadline-nears-2023-05-05/" text:style-name="Internet_20_link" text:visited-style-name="Visited_20_Internet_20_Link">
</text:a>
根据这项协议，乌克兰不到一年就可以出口约2950万吨的农产品，其中包括1490万吨玉米和810万种混凝土小麦。</text:p>
      <text:p text:style-name="P4">
该出版物说：“但是，在本周将货物的船只数量减少到平均三个船只的三艘船，三艘船三年三周三周。”</text:p>
      <text:p text:style-name="P4">
丹麦导航小组诺登(Norden)从事交通工具<text:a xlink:type="simple" xlink:href="https://www.ukrinform.ua/tag-zerno" text:style-name="Internet_20_link" text:visited-style-name="Visited_20_Internet_20_Link">
</text:a>
，现在是将其船只送往该地区的公司之一。</text:p>
      <text:p text:style-name="P4">
Norden董事Yangrindbo说：“目前，我们不参加这项行业……这是一个冒险的领域 - 很难预测会发生什么。”</text:p>
      <text:p text:style-name="P4">
他补充说：“从您同意去警察的那一刻起，直到船真正到来。”</text:p>
      <text:p text:style-name="P4">
如图所述，莫斯科威胁要在5月18日离开谷物协议。 在正式通知协议的诉讼之前。</text:p>
      <text:p text:style-name="P4">
但是，发送谷物至少需要9天，这提供了所有必要的检查。</text:p>
      <text:p text:style-name="P4">
对船上的海事和商品数据平台的分析表明，运输订单的数量 - 全球从乌克兰运输的可用船舶请求 -  4月489日订单发送到市场。</text:p>
      <text:p text:style-name="P4">
<text:span text:style-name="T4">
另请阅读：</text:span>
 <text:a xlink:type="simple" xlink:href="https://www.ukrinform.ua/rubric-economy/3705176-ukraina-vze-eksportuvala-ponad-42-miljoni-tonn-zernovih.html" text:style-name="Internet_20_link" text:visited-style-name="Visited_20_Internet_20_Link">
<text:span text:style-name="T4">
谷物</text:span>
</text:a>
据报道，在5月5日星期五，将在乌克兰，土耳其和俄罗斯国防，土耳其和俄罗斯的副部长级副部长级别的会议上进行会议。</text:p>
      <text:p text:style-name="P4">
在Bosphorus海峡，船的转弯通过乌克兰谷物封锁了俄罗斯。 联合国，土耳其和乌克兰均由所有房东制定，以全面续签谷物协议。</text:p>
      <text:p text:style-name="P4">
News Source: <text:a xlink:type="simple" xlink:href="https://www.ukrinform.ua/rubric-economy/3705318-nablizenna-kinca-terminu-zernovoi-ugodi-spovilnue-eksport-ukrainskogo-zbizza-reuters.html" text:style-name="Internet_20_link" text:visited-style-name="Visited_20_Internet_20_Link">
https://www.ukrinform.ua/rubric-economy/3705318-nablizenna-kinca-terminu-zernovoi-ugodi-spovilnue-eksport-ukrainskogo-zbizza-reuters.html</text:a>
</text:p>
      <!--NEWS-->
      <text:h text:style-name="P10" text:outline-level="1">
<text:span text:style-name="T4">
Mariupol市长介绍了城市复兴计划</text:span>
</text:h>
      <text:p text:style-name="P4">
作者: Ukrinform (Person)</text:p>
      <text:p text:style-name="P4">
出版商: Укринформ (Organization)</text:p>
      <text:p text:style-name="P4">
出版时间: 2023-05-05T18:00:32+03:00</text:p>
      <text:p text:style-name="P4">
修改时间: 2023-05-05T18:00:32+03:00</text:p>
      <text:p text:style-name="P4">
描述: Mariupol市长Vadim Boychenko提出了“ Mariupol Reborn”的复兴计划。  - 乌克林。</text:p>
      <text:p text:style-name="P4">
图片: ["<text:a xlink:type="simple" xlink:href="https://static.ukrinform.com/photos/2023_05/thumb_files/630_360_1683298753-528.jpg" text:style-name="Internet_20_link" text:visited-style-name="Visited_20_Internet_20_Link">
630_360_16832...</text:a>
"]</text:p>
      <text:p text:style-name="P4">
标签: ['Маріуполь', 'Кубраков', 'Вадим Бойченко']</text:p>
      <text:p text:style-name="P4">
类型: Article</text:p>
      <!--METADATA-->
      <text:p text:style-name="P4">
<draw:frame draw:style-name="fr1" draw:name="Image122" text:anchor-type="as-char" svg:width="6.9236in" svg:height="3.956343in" draw:z-index="0">
<draw:image xlink:href="../Images/yкринформ/2023-05-05T18-00-32-03-00/630_360_1683298753-528.jpg" xlink:type="simple" xlink:show="embed" xlink:actuate="onLoad" draw:mime-type="image/jpeg"/>
</draw:frame>
Mermariupol Vadim Boychenko提出了一个复兴“ Mariupol Reborn”的计划。</text:p>
      <text:p text:style-name="P4">
市长谈到了该市邮政培训城市的主要规定，(https://t.me/mariupolrada/14038)乌克林福姆报道，市议会的新闻服务。</text:p>
      <text:p text:style-name="P4">
“我们已经在努力复兴城市的计划。 这是对乌克兰和欧洲城市之间的交流经验的追求。 我们必须比较当今世界上的最佳实践。 乌克兰已经开始对受影响社区复兴的声明，这使我们有时间准备并迅速将生命恢复到受影响的领土。”</text:p>
      <text:p text:style-name="P4">
<text:span text:style-name="T4">
另请阅读：</text:span>
 <text:a xlink:type="simple" xlink:href="https://www.ukrinform.ua/rubric-regions/3704585-u-mariupoli-na-azovstali-prolunav-gucnij-vibuh.html" text:style-name="Internet_20_link" text:visited-style-name="Visited_20_Internet_20_Link">
<text:span text:style-name="T4">
 mariupol </text:span>
</text:a>
市长告知Mariuupol Reborn计划包括两个主要阶段 - 迅速恢复关键基础设施和叛乱战略本身。</text:p>
      <text:p text:style-name="P4">
正如乌克林福姆报道的<text:a xlink:type="simple" xlink:href="https://www.ukrinform.ua/rubric-vidbudova/3695292-mer-mariupola-prezentuvav-u-ssa-plan-vidrodzenna-mista.html" text:style-name="Internet_20_link" text:visited-style-name="Visited_20_Internet_20_Link">
</text:a>
.</text:p>
      <text:p text:style-name="P4">
News Source: <text:a xlink:type="simple" xlink:href="https://www.ukrinform.ua/rubric-vidbudova/3705315-mer-mariupola-predstaviv-plan-vidrodzenna-mista.html" text:style-name="Internet_20_link" text:visited-style-name="Visited_20_Internet_20_Link">
https://www.ukrinform.ua/rubric-vidbudova/3705315-mer-mariupola-predstaviv-plan-vidrodzenna-mista.html</text:a>
</text:p>
      <!--NEWS-->
      <text:h text:style-name="P10" text:outline-level="1">
<text:span text:style-name="T4">
参议院的参议院袭击了俄罗斯黑客</text:span>
</text:h>
      <text:p text:style-name="P4">
作者: Ukrinform (Person)</text:p>
      <text:p text:style-name="P4">
出版商: Укринформ (Organization)</text:p>
      <text:p text:style-name="P4">
出版时间: 2023-05-05T18:04:00+03:00</text:p>
      <text:p text:style-name="P4">
修改时间: 2023-05-05T18:04:00+03:00</text:p>
      <text:p text:style-name="P4">
描述: 5月5日，星期五，俄罗斯黑客破坏了法国参议院的现场。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Франція', 'Кібератака', 'росія', 'Хакери', 'Сенат']</text:p>
      <text:p text:style-name="P4">
类型: Article</text:p>
      <!--METADATA-->
      <text:p text:style-name="P4">
<draw:frame draw:style-name="fr1" draw:name="Image123" text:anchor-type="as-char" svg:width="6.9236in" svg:height="3.956343in" draw:z-index="0">
<draw:image xlink:href="../Images/yкринформ/2023-05-05T18-04-00-03-00/630_360_1597991697-815.jpg" xlink:type="simple" xlink:show="embed" xlink:actuate="onLoad" draw:mime-type="image/jpeg"/>
</draw:frame>
5月5日，俄罗斯黑客破坏了法国参议院的现场。</text:p>
      <text:p text:style-name="P4">
乌克林向[]报告(https://www.theguardian.com/world/live/2023/may/05/russia-ukraine-war-live-kyiv-shoots-down-own-drone-over-capital-zelenskiy-speaks-at-the-hague)。</text:p>
      <text:p text:style-name="P4">
法国议会说：“今天早上进入该地点。”</text:p>
      <text:p text:style-name="P4">
一个名为Noname在Telegram Messenger的小组对这次袭击负责，称她这样做是因为“法国与乌克兰与超新星合作寻求可能包括武器的帮助。”</text:p>
      <text:p text:style-name="P4">
同一小组表示，在三月份，几个小时，她破坏了法国的网站。</text:p>
      <text:p text:style-name="P4">
<text:span text:style-name="T4">
另请阅读：</text:span>
 <text:a xlink:type="simple" xlink:href="https://www.ukrinform.ua/rubric-world/3701593-rosijski-hakeri-atakuvali-serveri-merii-pragi.html" text:style-name="Internet_20_link" text:visited-style-name="Visited_20_Internet_20_Link">
<text:span text:style-name="T4">
黑客</text:span>
</text:a>
此外，该小组表示，这正处于政府现场渠道的工作中中断，上个月是乌克兰总理丹尼斯·施米加尔(Denis Shmigal)访问该国。</text:p>
      <text:p text:style-name="P4">
据报道，欧洲国家的政府遗址曾多次实施俄罗斯的网络攻击<text:a xlink:type="simple" xlink:href="https://www.ukrinform.ua/tag-hakeri" text:style-name="Internet_20_link" text:visited-style-name="Visited_20_Internet_20_Link">
</text:a>
。</text:p>
      <text:p text:style-name="P4">
News Source: <text:a xlink:type="simple" xlink:href="https://www.ukrinform.ua/rubric-technology/3705319-sajt-senatu-francii-atakuvali-rosijski-hakeri.html" text:style-name="Internet_20_link" text:visited-style-name="Visited_20_Internet_20_Link">
https://www.ukrinform.ua/rubric-technology/3705319-sajt-senatu-francii-atakuvali-rosijski-hakeri.html</text:a>
</text:p>
      <!--NEWS-->
      <text:h text:style-name="P10" text:outline-level="1">
<text:span text:style-name="T4">
ukrposhta为国际儿童节品牌品牌“最珍贵的梦想”展示</text:span>
</text:h>
      <text:p text:style-name="P4">
作者: Ukrinform (Person)</text:p>
      <text:p text:style-name="P4">
出版商: Укринформ (Organization)</text:p>
      <text:p text:style-name="P4">
出版时间: 2023-05-05T18:07:25+03:00</text:p>
      <text:p text:style-name="P4">
修改时间: 2023-05-05T18:07:25+03:00</text:p>
      <text:p text:style-name="P4">
描述: 在民众投票的帮助下，为新的邮政邮票选择了草图，Ukrposhta计划在国际儿童节展示该邮票。  - 乌克林。</text:p>
      <text:p text:style-name="P4">
图片: ["<text:a xlink:type="simple" xlink:href="https://static.ukrinform.com/photos/2023_05/thumb_files/630_360_1683299085-732.jpg" text:style-name="Internet_20_link" text:visited-style-name="Visited_20_Internet_20_Link">
630_360_16832...</text:a>
", "<text:a xlink:type="simple" xlink:href="https://static.ukrinform.com/photos/2023_05/1683299086-899.jpg" text:style-name="Internet_20_link" text:visited-style-name="Visited_20_Internet_20_Link">
1683299086-89...</text:a>
"]</text:p>
      <text:p text:style-name="P4">
标签: ['Діти', 'Марка', 'Укрпошта']</text:p>
      <text:p text:style-name="P4">
类型: Article</text:p>
      <!--METADATA-->
      <text:p text:style-name="P4">
<draw:frame draw:style-name="fr1" draw:name="Image124" text:anchor-type="as-char" svg:width="6.9236in" svg:height="3.956343in" draw:z-index="0">
<draw:image xlink:href="../Images/yкринформ/2023-05-05T18-07-25-03-00/630_360_1683299085-732.jpg" xlink:type="simple" xlink:show="embed" xlink:actuate="onLoad" draw:mime-type="image/jpeg"/>
</draw:frame>
民间投票的帮助被选为新的邮政邮票，Ukrposhta计划在国际儿童节上展示该邮票。</text:p>
      <text:p text:style-name="P4">
根据乌克林福姆的说法，新闻服务报告<text:a xlink:type="simple" xlink:href="https://www.ukrposhta.ua/ua/news/57905-ukrposhta-ogoloshu-rezultati-konkursu-diti-peremogi-maljujut-ukrainu-majbutnogo" text:style-name="Internet_20_link" text:visited-style-name="Visited_20_Internet_20_Link">
</text:a>
。</text:p>
      <text:p text:style-name="P4">
“在所有平台上投票的无可争议的领导者是素描#3  - “最珍贵的梦想”。 218 969,000票乌克兰人给蓝色纯天空和无尽的成熟小麦车道的照片，在乌克兰胜利后从正面遇到父亲的孩子描绘。”</text:p>
      <text:p text:style-name="P4">
他们补充说，总共有46.8八千公民参加了投票。</text:p>
      <text:p text:style-name="P4">
<text:span text:style-name="T4">
另请阅读：</text:span>
 <text:a xlink:type="simple" xlink:href="https://www.ukrinform.ua/rubric-regions/3694032-u-kalusi-vveli-v-obig-marku-ukrposti-kalush-orchestra.html" text:style-name="Internet_20_link" text:visited-style-name="Visited_20_Internet_20_Link">
<text:span text:style-name="T4">
 ukrposhta </text:span>
</text:a>
值得注意的是，在竞争“胜利绘画乌克兰僧侣的孩子”中，乌克普什塔收到了350件儿童作品。 准确回答已声明的主题的7个草图包含了原始的创意计划，并在最终投票中提出了高水平的艺术表现。</text:p>
      <text:p text:style-name="P4">
<draw:frame draw:style-name="fr1" draw:name="Image125" text:anchor-type="as-char" svg:width="6.9236in" svg:height="3.622069in" draw:z-index="0">
<draw:image xlink:href="../Images/yкринформ/2023-05-05T18-07-25-03-00/1683299086-899.jpg" xlink:type="simple" xlink:show="embed" xlink:actuate="onLoad" draw:mime-type="image/jpeg"/>
</draw:frame>
“应投票参与者的要求，除了邮政问题中的赢家“胜利儿童吸引了未来的乌克兰”，其他参与者的作品将被复制成邮政邮票，信封和卡片的草图，”  - 补充说UKPOST。</text:p>
      <text:p text:style-name="P4">
据报道，从5月2日到5月4日，乌克兰人选择了一个素描来进行新的邮资，乌克普萨塔计划在6月1日举行该邮寄 - 以保护国际审核日。 人们的投票是在申请行动和社交网络中进行的。</text:p>
      <text:p text:style-name="P4">
_照片：ukrposhta _</text:p>
      <text:p text:style-name="P4">
News Source: <text:a xlink:type="simple" xlink:href="https://www.ukrinform.ua/rubric-society/3705320-ukrposta-prezentue-do-miznarodnogo-dna-zahistu-ditej-marku-najzapovitnisa-mria.html" text:style-name="Internet_20_link" text:visited-style-name="Visited_20_Internet_20_Link">
https://www.ukrinform.ua/rubric-society/3705320-ukrposta-prezentue-do-miznarodnogo-dna-zahistu-ditej-marku-najzapovitnisa-mria.html</text:a>
</text:p>
      <!--NEWS-->
      <text:h text:style-name="P10" text:outline-level="1">
<text:span text:style-name="T4">
Zaporozhye的水件：警察帮助穆拉维安岛的居民</text:span>
</text:h>
      <text:p text:style-name="P4">
作者: Ukrinform (Person)</text:p>
      <text:p text:style-name="P4">
出版商: Укринформ (Organization)</text:p>
      <text:p text:style-name="P4">
出版时间: 2023-05-05T18:14:00+03:00</text:p>
      <text:p text:style-name="P4">
修改时间: 2023-05-05T18:14:00+03:00</text:p>
      <text:p text:style-name="P4">
描述: 在Zaporizhzhya，Kushugum附近的Muravini岛淹没了 - 警察协助其房屋受水水影响的居民。  - 乌克林。</text:p>
      <text:p text:style-name="P4">
图片: ["<text:a xlink:type="simple" xlink:href="https://static.ukrinform.com/photos/2023_05/thumb_files/630_360_1683299289-9288.jpeg" text:style-name="Internet_20_link" text:visited-style-name="Visited_20_Internet_20_Link">
630_360_16832...</text:a>
", "<text:a xlink:type="simple" xlink:href="https://static.ukrinform.com/photos/2023_05/thumb_files/630_360_1683299288-7625.jpeg" text:style-name="Internet_20_link" text:visited-style-name="Visited_20_Internet_20_Link">
630_360_16832...</text:a>
", "<text:a xlink:type="simple" xlink:href="https://static.ukrinform.com/photos/2023_05/thumb_files/630_360_1683299288-5125.jpeg" text:style-name="Internet_20_link" text:visited-style-name="Visited_20_Internet_20_Link">
630_360_16832...</text:a>
", "<text:a xlink:type="simple" xlink:href="https://static.ukrinform.com/photos/2023_05/thumb_files/630_360_1683299288-8930.jpeg" text:style-name="Internet_20_link" text:visited-style-name="Visited_20_Internet_20_Link">
630_360_16832...</text:a>
", "<text:a xlink:type="simple" xlink:href="https://static.ukrinform.com/photos/2023_05/thumb_files/630_360_1683299288-3442.jpeg" text:style-name="Internet_20_link" text:visited-style-name="Visited_20_Internet_20_Link">
630_360_16832...</text:a>
", "<text:a xlink:type="simple" xlink:href="https://static.ukrinform.com/photos/2023_05/thumb_files/630_360_1683299288-1623.jpeg" text:style-name="Internet_20_link" text:visited-style-name="Visited_20_Internet_20_Link">
630_360_16832...</text:a>
", "<text:a xlink:type="simple" xlink:href="https://static.ukrinform.com/photos/2023_05/thumb_files/630_360_1683299288-8972.jpeg" text:style-name="Internet_20_link" text:visited-style-name="Visited_20_Internet_20_Link">
630_360_16832...</text:a>
", "<text:a xlink:type="simple" xlink:href="https://static.ukrinform.com/photos/2023_05/thumb_files/630_360_1683299289-2293.jpeg" text:style-name="Internet_20_link" text:visited-style-name="Visited_20_Internet_20_Link">
630_360_16832...</text:a>
"]</text:p>
      <text:p text:style-name="P4">
标签: ['Поліція', 'Запоріжжя', 'Водопілля']</text:p>
      <text:p text:style-name="P4">
类型: Article</text:p>
      <!--METADATA-->
      <text:p text:style-name="P4">
<draw:frame draw:style-name="fr1" draw:name="Image126" text:anchor-type="as-char" svg:width="6.9236in" svg:height="3.956343in" draw:z-index="0">
<draw:image xlink:href="../Images/yкринформ/2023-05-05T18-14-00-03-00/630_360_1683299289-9288.jpeg" xlink:type="simple" xlink:show="embed" xlink:actuate="onLoad" draw:mime-type="image/jpeg"/>
</draw:frame>
纳兹波里兹希(Nazaporizhzhi)淹没了库绍(Kushugum)附近的穆拉维安(Muravian)岛 - 警察是房屋受分水岭影响的居民。</text:p>
      <text:p text:style-name="P4">
关于它报告<text:a xlink:type="simple" xlink:href="https://zp.npu.gov.ua/news/politseiski-zaporizhzhia-dopomahaiut-hromadianam-shcho-poterpaiut-vid-vesnianoho-vodopillia" text:style-name="Internet_20_link" text:visited-style-name="Visited_20_Internet_20_Link">
</text:a>
，报道乌克林福姆。</text:p>
      <text:p text:style-name="P4">
“由于增加了穆拉维金岛的迪纳尔(Dniep​​er)的水位，后者厌倦了库什古姆(Kushugum)。</text:p>
      <text:p text:style-name="P4">
正如执法人员所告知的那样，水警察局的管理层与Zaporozhye Tanza -State环境检查局的州渔业局的雇员合作。 对受害者的援助问题得到了解决 - 警察为他们组织了系统的饮用水和食物。 此外，执法人员准备帮助当地人撤离。 不仅人类，而且他们的动物都集中在中心。</text:p>
      <text:p text:style-name="P4">
<text:span text:style-name="T4">
另请阅读：</text:span>
 <text:a xlink:type="simple" xlink:href="https://www.ukrinform.ua/rubric-regions/3705182-druga-hvila-vodopilla-v-ukraini-jde-na-spad.html" text:style-name="Internet_20_link" text:visited-style-name="Visited_20_Internet_20_Link">
<text:span text:style-name="T4">
水平</text:span>
</text:a>
当地居民说，这种灾难性的情况是第一次。 人们居住的房屋在水中一半。他们的财产几乎已经意识到。 人们穿上橡胶靴，在较大的靴子中，人们只能在船上移动。如今，成立的警察服装在Dnipro，Kakhovsky和Dnipro水库的海岸巡逻。</text:p>
      <text:p text:style-name="P4">
News Source: <text:a xlink:type="simple" xlink:href="https://www.ukrinform.ua/rubric-regions/3705323-vodopilla-na-zaporizzi-policejski-dopomagaut-zitelam-zatoplenogo-ostrova-muravinij.html" text:style-name="Internet_20_link" text:visited-style-name="Visited_20_Internet_20_Link">
https://www.ukrinform.ua/rubric-regions/3705323-vodopilla-na-zaporizzi-policejski-dopomagaut-zitelam-zatoplenogo-ostrova-muravinij.html</text:a>
</text:p>
      <!--NEWS-->
      <text:h text:style-name="P10" text:outline-level="1">
<text:span text:style-name="T4">
由于莫斯科大使的威胁，波兰向俄罗斯的抗议提示</text:span>
</text:h>
      <text:p text:style-name="P4">
作者: Ukrinform (Person)</text:p>
      <text:p text:style-name="P4">
出版商: Укринформ (Organization)</text:p>
      <text:p text:style-name="P4">
出版时间: 2023-05-05T18:18:00+03:00</text:p>
      <text:p text:style-name="P4">
修改时间: 2023-05-05T18:18:00+03:00</text:p>
      <text:p text:style-name="P4">
描述: 波兰外交部周五由俄罗斯大使谢尔盖·安德里夫（Sergei Andreev）召集，由于RP在莫斯科·克拉杰夫斯基（Moscow Krzysztof Krajevsky）的威胁，他因抗议活动而提出了抗议。  - 乌克林。</text:p>
      <text:p text:style-name="P4">
图片: ["<text:a xlink:type="simple" xlink:href="https://static.ukrinform.com/photos/2017_03/thumb_files/630_360_1490772764-5241.jpg" text:style-name="Internet_20_link" text:visited-style-name="Visited_20_Internet_20_Link">
630_360_14907...</text:a>
"]</text:p>
      <text:p text:style-name="P4">
标签: ['Москва', 'Польща', 'Протест', 'Війна з росією']</text:p>
      <text:p text:style-name="P4">
类型: Article</text:p>
      <!--METADATA-->
      <text:p text:style-name="P4">
<draw:frame draw:style-name="fr1" draw:name="Image127" text:anchor-type="as-char" svg:width="6.9236in" svg:height="3.956343in" draw:z-index="0">
<draw:image xlink:href="../Images/yкринформ/2023-05-05T18-18-00-03-00/630_360_1490772764-5241.jpg" xlink:type="simple" xlink:show="embed" xlink:actuate="onLoad" draw:mime-type="image/jpeg"/>
</draw:frame>
俄罗斯大使谢尔盖·安德里夫(Sergei Andreev)被召唤到星期五大使，后者在莫斯科·克拉杰夫斯基(Moscow Krzysztof Krajevsky)的RP大使的威胁中得到了注释。</text:p>
      <text:p text:style-name="P4">
对这个 <text:a xlink:type="simple" xlink:href="https://www.gov.pl/web/dyplomacja/oswiadczenie-msz-w-sprawie-wezwania-do-msz-ambasadora-federacji-rosyjskiej-siergieja-andrejewa" text:style-name="Internet_20_link" text:visited-style-name="Visited_20_Internet_20_Link">
 </text:a>
 <text:a xlink:type="simple" xlink:href="https://www.gov.pl/web/dyplomacja/oswiadczenie-msz-w-sprawie-wezwania-do-msz-ambasadora-federacji-rosyjskiej-siergieja-andrejewa" text:style-name="Internet_20_link" text:visited-style-name="Visited_20_Internet_20_Link">
</text:a>
波兰外交部据报道。</text:p>
      <text:p text:style-name="P4">
“ 5月5日，塞尔吉大使安德里夫(Andreev)被召集到外交部。俄罗斯代表被授予抗议的抗议，抗议前俄罗斯儿童儿童儿童帕维尔·阿斯塔克霍夫(Pavel Astakhov)的俄罗斯前申诉专员，呼吁谋杀波兰在 <text:a xlink:type="simple" xlink:href="https://www.ukrinform.ua/tag-moskva" text:style-name="Internet_20_link" text:visited-style-name="Visited_20_Internet_20_Link">
</text:a>
。 波兰方面对当前情况表示了决定性的过程，并期望立即违反刑事案件和惩罚。”</text:p>
      <text:p text:style-name="P4">
作为 <text:a xlink:type="simple" xlink:href="https://www.ukrinform.ua/rubric-world/3703109-u-varsavi-vidreaguvali-na-slova-kolisnogo-ditacogo-ombudsmena-rf-pro-vbivstvo-polskogo-posla.html" text:style-name="Internet_20_link" text:visited-style-name="Visited_20_Internet_20_Link">
 </text:a>
早些时候，波兰外交部根据地区会议敦促外交官的安全，此前前儿童申诉专员帕夫拉斯塔霍夫(Pavlaastakhov)的声明在脱口秀节目中对波兰大使表示威胁。</text:p>
      <text:p text:style-name="P4">
<text:span text:style-name="T4">
另请阅读：</text:span>
 <text:a xlink:type="simple" xlink:href="https://www.ukrinform.ua/rubric-world/3705189-u-polsi-demontuvali-se-odin-pamatnik-vdacnosti-cervonij-armii.html" text:style-name="Internet_20_link" text:visited-style-name="Visited_20_Internet_20_Link">
<text:span text:style-name="T4">
波兰</text:span>
</text:a>
特别是，阿斯塔克霍夫(Astakhov)表示，谋杀大使“可能属于国际法”。 他提到，去年五月，华沙被红色的液体Sergei Andreev倾注，并表达了他的惊讶，为什么RP在俄罗斯联邦中的大使仍然“我没有找到莫斯科河流”。</text:p>
      <text:p text:style-name="P4">
同时，华沙不打算从莫斯科撤出大使。 发言人(https://www.ukrinform.ua/rubric-world/3705136-u-mzs-polsi-poasnili-zberezenna-dipvidnosin-iz-rosieu.html)说<text:a xlink:type="simple" xlink:href="https://www.ukrinform.ua/rubric-world/3705136-u-mzs-polsi-poasnili-zberezenna-dipvidnosin-iz-rosieu.html" text:style-name="Internet_20_link" text:visited-style-name="Visited_20_Internet_20_Link">
</text:a>
在俄罗斯保护RP的利益并保持华沙和莫斯科之间的一定程度的沟通。</text:p>
      <text:p text:style-name="P4">
News Source: <text:a xlink:type="simple" xlink:href="https://www.ukrinform.ua/rubric-world/3705325-polsa-peredala-notu-protestu-rosii-cerez-pogrozi-poslu-u-moskvi.html" text:style-name="Internet_20_link" text:visited-style-name="Visited_20_Internet_20_Link">
https://www.ukrinform.ua/rubric-world/3705325-polsa-peredala-notu-protestu-rosii-cerez-pogrozi-poslu-u-moskvi.html</text:a>
</text:p>
      <!--NEWS-->
      <text:h text:style-name="P10" text:outline-level="1">
<text:span text:style-name="T4">
记者展示了切尔卡斯加地区士兵康复的恐怖条件 - 机构开始清洁</text:span>
</text:h>
      <text:p text:style-name="P4">
作者: Ukrinform (Person)</text:p>
      <text:p text:style-name="P4">
出版商: Укринформ (Organization)</text:p>
      <text:p text:style-name="P4">
出版时间: 2023-05-05T18:20:00+03:00</text:p>
      <text:p text:style-name="P4">
修改时间: 2023-05-05T18:20:00+03:00</text:p>
      <text:p text:style-name="P4">
描述: 在记者珍妮娜·索科洛娃（Janina Sokolova）的录像带有关切尔卡斯加地区康复的恐怖条件的录像带之后，破旧的建筑物开始立即清理家庭废物的山脉。  - 乌克林。</text:p>
      <text:p text:style-name="P4">
图片: ["<text:a xlink:type="simple" xlink:href="https://static.ukrinform.com/photos/2023_05/thumb_files/630_360_1683299971-289.png" text:style-name="Internet_20_link" text:visited-style-name="Visited_20_Internet_20_Link">
630_360_16832...</text:a>
", "<text:a xlink:type="simple" xlink:href="https://static.ukrinform.com/photos/2023_05/1683299969-455.png" text:style-name="Internet_20_link" text:visited-style-name="Visited_20_Internet_20_Link">
1683299969-45...</text:a>
"]</text:p>
      <text:p text:style-name="P4">
标签: ['Черкащина', 'Реабілітація', 'Яніна Соколова']</text:p>
      <text:p text:style-name="P4">
类型: Article</text:p>
      <!--METADATA-->
      <text:p text:style-name="P4">
<draw:frame draw:style-name="fr1" draw:name="Image128" text:anchor-type="as-char" svg:width="6.9236in" svg:height="3.956343in" draw:z-index="0">
<draw:image xlink:href="../Images/yкринформ/2023-05-05T18-20-00-03-00/630_360_1683299971-289.png" xlink:type="simple" xlink:show="embed" xlink:actuate="onLoad" draw:mime-type="image/png"/>
</draw:frame>
记者珍妮娜·索科洛娃(Janina Sokolova)的简历介绍了在Cherkasy地区待在康复的可怕条件之后，在破旧的建筑物中，迫切清洁了用家用碎片的山脉清洁。</text:p>
      <text:p text:style-name="P4">
Cherkasy地区地区政府部门负责人Irina Ternova在对乌克林福姆的评论中讲述了这一点。</text:p>
      <text:p text:style-name="P4">
她说：“该机构正在进行一般清洁。”</text:p>
      <text:p text:style-name="P4">
根据特尔诺瓦(Ternova)的说法，当局与该机构保持联系，并不断暗杀军队。</text:p>
      <text:p text:style-name="P4">
<text:span text:style-name="T4">
另请阅读：</text:span>
 <text:a xlink:type="simple" xlink:href="https://www.ukrinform.ua/rubric-kyiv/3705210-mer-brussela-vidvidav-medzaklad-u-kievi-de-stvoruut-reabilitacijnij-centr-dla-zahisnikiv.html" text:style-name="Internet_20_link" text:visited-style-name="Visited_20_Internet_20_Link">
<text:span text:style-name="T4">
康复</text:span>
</text:a>
她还称该情节为侧面，旨在挑衅观众的海珀。</text:p>
      <text:p text:style-name="P4">
“主人本人建议这个位置。没有光 - 我们做到了。收获不是。供暖不是，而是从一开始就没有提供。我们会在军队问的一切中提供帮助。部分是无生命的。危险的时期。完全有一面的照明。”伊琳娜·特诺瓦(Irina Ternova)说。</text:p>
      <text:p text:style-name="P4">
<draw:frame draw:style-name="fr1" draw:name="Image129" text:anchor-type="as-char" svg:width="6.9236in" svg:height="5.179879in" draw:z-index="0">
<draw:image xlink:href="../Images/yкринформ/2023-05-05T18-20-00-03-00/1683299969-455.png" xlink:type="simple" xlink:show="embed" xlink:actuate="onLoad" draw:mime-type="image/png"/>
</draw:frame>
她还强调，这个私人机构一直在军队中，但是这种情况首次发生。 到目前为止，没有人抱怨。</text:p>
      <text:p text:style-name="P4">
前一天，记者Janina Sokolova发布了一段视频，展示了Cherkasy地区军方的习惯生活条件：地板上的士兵，牢固的污垢和垃圾，没有基本的生活条件。</text:p>
      <text:p text:style-name="P4">
该视频被发送给第三卢甘斯克边境支队的军队。 他们说，在巴赫穆特(Bakhmut)住了三个月之后，他们被送往Cherkasy地区。 其中一些受伤。 在视频中，该建筑处于破旧状态，室内的墙壁和堆堆。</text:p>
      <text:p text:style-name="P4">
据建议新闻记者的军方说，仿佛在她上诉后，纳斯卡被迫切地带来了塞子并开始清洁。</text:p>
      <text:p text:style-name="P4">
<text:span text:style-name="T4">
另请阅读：</text:span>
 <text:a xlink:type="simple" xlink:href="https://www.ukrinform.ua/rubric-polytics/3704870-prezident-vruciv-godinniki-vijskovim-aki-perebuvaut-na-reabilitacii-v-niderlandah.html" text:style-name="Internet_20_link" text:visited-style-name="Visited_20_Internet_20_Link">
<text:span text:style-name="T4">
康复</text:span>
</text:a>
</text:p>
      <text:p text:style-name="P4">
Cherkasy地区政府的新闻服务也没有对丑闻视频发表评论。</text:p>
      <text:p text:style-name="P4">
News Source: <text:a xlink:type="simple" xlink:href="https://www.ukrinform.ua/rubric-regions/3705326-zurnalistka-pokazala-zahlivi-umovi-reabilitacii-bijciv-na-cerkasini-zaklad-pocav-pribiranna.html" text:style-name="Internet_20_link" text:visited-style-name="Visited_20_Internet_20_Link">
https://www.ukrinform.ua/rubric-regions/3705326-zurnalistka-pokazala-zahlivi-umovi-reabilitacii-bijciv-na-cerkasini-zaklad-pocav-pribiranna.html</text:a>
</text:p>
      <!--NEWS-->
      <text:h text:style-name="P10" text:outline-level="1">
<text:span text:style-name="T4">
谢尔盖·波加克（Sergei Bogachuk）将在七月进行下一场战斗</text:span>
</text:h>
      <text:p text:style-name="P4">
作者: Ukrinform (Person)</text:p>
      <text:p text:style-name="P4">
出版商: Укринформ (Organization)</text:p>
      <text:p text:style-name="P4">
出版时间: 2023-05-05T18:23:37+03:00</text:p>
      <text:p text:style-name="P4">
修改时间: 2023-05-05T18:23:37+03:00</text:p>
      <text:p text:style-name="P4">
描述: 乌克兰人将保护美国WBC美国大陆。  - 乌克林。</text:p>
      <text:p text:style-name="P4">
图片: ["<text:a xlink:type="simple" xlink:href="https://static.ukrinform.com/photos/2023_05/thumb_files/630_360_1683300140-497.jpg" text:style-name="Internet_20_link" text:visited-style-name="Visited_20_Internet_20_Link">
630_360_16833...</text:a>
"]</text:p>
      <text:p text:style-name="P4">
标签: ['Бокс']</text:p>
      <text:p text:style-name="P4">
类型: Article</text:p>
      <!--METADATA-->
      <text:p text:style-name="P4">
<draw:frame draw:style-name="fr1" draw:name="Image130" text:anchor-type="as-char" svg:width="6.9236in" svg:height="3.956343in" draw:z-index="0">
<draw:image xlink:href="../Images/yкринформ/2023-05-05T18-23-37-03-00/630_360_1683300140-497.jpg" xlink:type="simple" xlink:show="embed" xlink:actuate="onLoad" draw:mime-type="image/jpeg"/>
</draw:frame>
乌克兰人将保护WBC美国大陆冠军头衔。</text:p>
      <text:p text:style-name="P4">
第一平均体重Sergey Bogachuk的乌克兰拳击手(22-1，22 XO)将于7月返回戒指，<text:a xlink:type="simple" xlink:href="https://www.instagram.com/p/Cr081v_rgrJ/" text:style-name="Internet_20_link" text:visited-style-name="Visited_20_Internet_20_Link">
</text:a>
乌克林福姆报道，勒夫勒卷的乌克兰人的发起人。</text:p>
      <text:p text:style-name="P4">
“很高兴看到Sergei Bogachuk是世界上的第三个。 Sergei准备在7月保护他的WBC美国大陆。 细节将很快绘制。”莱夫勒在Instagram上写道。</text:p>
      <text:p text:style-name="P4">
1月28日，博加丘克(Bogachuk)在赫利莫尔(Hallymore)的反登陆运动的10场战役中赢得了早期胜利，保护了WBC大陆冠军头衔。 标题的第一个保护是标题的第一个保护。 他去年11月赢得了他，击败了亚伦·科利。</text:p>
      <text:p text:style-name="P4">
<text:span text:style-name="T4">
另请阅读：</text:span>
 <text:a xlink:type="simple" xlink:href="https://www.ukrinform.ua/rubric-sports/3704790-cempion-svitu-z-boksu-saul-alvares-z-bratami-uvijsov-do-knigi-rekordiv-ginnesa.html" text:style-name="Internet_20_link" text:visited-style-name="Visited_20_Internet_20_Link">
<text:span text:style-name="T4">
 box </text:span>
</text:a>
正如乌克林福姆(Ukrinform)报道的，阿尔瓦雷斯(Alvarez)的拳击冠军乌克林福姆(Alvarez Saul)冠军，包括2008年在墨西哥举行的拳击之夜的吉尼斯书籍。</text:p>
      <text:p text:style-name="P4">
照片：盖蒂图像</text:p>
      <text:p text:style-name="P4">
News Source: <text:a xlink:type="simple" xlink:href="https://www.ukrinform.ua/rubric-sports/3705328-sergij-bogacuk-provede-svij-nastupnij-bij-u-lipni.html" text:style-name="Internet_20_link" text:visited-style-name="Visited_20_Internet_20_Link">
https://www.ukrinform.ua/rubric-sports/3705328-sergij-bogacuk-provede-svij-nastupnij-bij-u-lipni.html</text:a>
</text:p>
      <!--NEWS-->
      <text:h text:style-name="P10" text:outline-level="1">
<text:span text:style-name="T4">
1.76亿的损失：两名Centrenergo官员报告了怀疑</text:span>
</text:h>
      <text:p text:style-name="P4">
作者: Ukrinform (Person)</text:p>
      <text:p text:style-name="P4">
出版商: Укринформ (Organization)</text:p>
      <text:p text:style-name="P4">
出版时间: 2023-05-05T18:27:36+03:00</text:p>
      <text:p text:style-name="P4">
修改时间: 2023-05-05T18:27:36+03:00</text:p>
      <text:p text:style-name="P4">
描述: 该局的前成员兼Centrenergo公共股票公司之一的部门负责人涉嫌造成超过1.76亿的损失。  - 乌克林。</text:p>
      <text:p text:style-name="P4">
图片: ["<text:a xlink:type="simple" xlink:href="https://static.ukrinform.com/photos/2020_08/thumb_files/630_360_1596380467-663.jpg" text:style-name="Internet_20_link" text:visited-style-name="Visited_20_Internet_20_Link">
630_360_15963...</text:a>
"]</text:p>
      <text:p text:style-name="P4">
标签: ['Центренерго', 'Підозра', 'САП', 'Збитки']</text:p>
      <text:p text:style-name="P4">
类型: Article</text:p>
      <!--METADATA-->
      <text:p text:style-name="P4">
<draw:frame draw:style-name="fr1" draw:name="Image131" text:anchor-type="as-char" svg:width="6.9236in" svg:height="3.956343in" draw:z-index="0">
<draw:image xlink:href="../Images/yкринформ/2023-05-05T18-27-36-03-00/630_360_1596380467-663.jpg" xlink:type="simple" xlink:show="embed" xlink:actuate="onLoad" draw:mime-type="image/jpeg"/>
</draw:frame>
前局局和Centrenergo公共股票公司之一的部门之一涉嫌损害UAH 1.76亿损失的企业。</text:p>
      <text:p text:style-name="P4">
根据乌克林福姆的说法，专门的反腐败检察官办公室报告了<text:a xlink:type="simple" xlink:href="https://t.me/sap_gov_ua/1355" text:style-name="Internet_20_link" text:visited-style-name="Visited_20_Internet_20_Link">
</text:a>
。</text:p>
      <text:p text:style-name="P4">
“在SAP检察官的程序领导下，国家反腐败局的侦探被告知PJSC“ Centrenergo”董事会前成员及其同伙(前任酋长)的怀疑。</text:p>
      <text:p text:style-name="P4">
根据调查，在2020年，Centrenergo和私人公司之间达成了购买电力的协议 - 拍卖的获胜者。 然后，私人公司进行了部分电力选择，因此子弹有义务罚款。</text:p>
      <text:p text:style-name="P4">
取而代之的是，该公司与公司之间达成了其他协议，从主要协议中，该协议是根据合同量的5％的5％的允许限制的注册规定。 这些更改允许一家私人公司选择任何卷<text:a xlink:type="simple" xlink:href="https://www.ukrinform.ua/tag-elektroenergia" text:style-name="Internet_20_link" text:visited-style-name="Visited_20_Internet_20_Link">
</text:a>
尽管拍卖条件得到了保证选择合同量的情况。</text:p>
      <text:p text:style-name="P4">
调查发现，指定的额外协议是由签名编号签署的，旨在避免私人公司担心受监管电力的担忧。</text:p>
      <text:p text:style-name="P4">
由于Centrenergo的行动，超过176.8万的Hryvnias的收入未能克服 - 仅仅是私人公司，一家私人公司必须担心指定职责。</text:p>
      <text:p text:style-name="P4">
<text:span text:style-name="T4">
另请阅读：</text:span>
 <text:a xlink:type="simple" xlink:href="https://www.ukrinform.ua/rubric-economy/3618845-sud-arestuvav-kolisnogo-clena-direkcii-centrenergo-pidozruvanogo-u-pidrobci-dokumentiv.html" text:style-name="Internet_20_link" text:visited-style-name="Visited_20_Internet_20_Link">
<text:span text:style-name="T4">
 centrenergo </text:span>
</text:a>
前任董事会成员的行动是根据所提供的罪行的。 2汤匙。 28(一群人事先阴谋犯下的罪行)乃至。 第2 364(滥用权力或办公室)和艺术的第1部分。 366(服务伪造)乌克兰的刑法。</text:p>
      <text:p text:style-name="P4">
除了这些文章外，他的同伙还犯了援助(艺术的第5部分。 27乌克兰的刑法).</text:p>
      <text:p text:style-name="P4">
据乌克林福姆(Ukrinform)报道，纳布(Nabu)涉嫌滥用国家企业前官员“乌克兰空军的服务”，该职位是乌克兰基础设施部管理部的一部分。 较高的反腐败<text:a xlink:type="simple" xlink:href="https://www.ukrinform.ua/rubric-economy/3704781-vaks-viznaciv-zastavi-dvom-ekszastupnikam-direktora-ukraeroruhu.html" text:style-name="Internet_20_link" text:visited-style-name="Visited_20_Internet_20_Link">
</text:a>
 .</text:p>
      <text:p text:style-name="P4">
News Source: <text:a xlink:type="simple" xlink:href="https://www.ukrinform.ua/rubric-economy/3705330-zbitki-na-176-miljoniv-dvom-posadovca-centrenergo-povidomili-pro-pidozri.html" text:style-name="Internet_20_link" text:visited-style-name="Visited_20_Internet_20_Link">
https://www.ukrinform.ua/rubric-economy/3705330-zbitki-na-176-miljoniv-dvom-posadovca-centrenergo-povidomili-pro-pidozri.html</text:a>
</text:p>
      <!--NEWS-->
      <text:h text:style-name="P10" text:outline-level="1">
<text:span text:style-name="T4">
联合国儿童基金会对受战争影响的儿童权利进行了讨论的lubinets</text:span>
</text:h>
      <text:p text:style-name="P4">
作者: Ukrinform (Person)</text:p>
      <text:p text:style-name="P4">
出版商: Укринформ (Organization)</text:p>
      <text:p text:style-name="P4">
出版时间: 2023-05-05T18:27:55+03:00</text:p>
      <text:p text:style-name="P4">
修改时间: 2023-05-05T18:27:55+03:00</text:p>
      <text:p text:style-name="P4">
描述: Verkhovna Rada的人权Dmitry Lubinets专员在与乌克兰的联合国儿童基金会（联合国儿童基金会）的会议上进行了会议，讨论了受俄罗斯武装侵略俄罗斯联邦对乌克兰的武装侵略的儿童权利的保护。  - 乌克林。</text:p>
      <text:p text:style-name="P4">
图片: ["<text:a xlink:type="simple" xlink:href="https://static.ukrinform.com/photos/2023_05/thumb_files/630_360_1683300397-673.jpg" text:style-name="Internet_20_link" text:visited-style-name="Visited_20_Internet_20_Link">
630_360_16833...</text:a>
"]</text:p>
      <text:p text:style-name="P4">
标签: ['Діти', 'Права людини', 'ЮНІСЕФ', 'Війна з росією', 'Дмитро Лубінець']</text:p>
      <text:p text:style-name="P4">
类型: Article</text:p>
      <!--METADATA-->
      <text:p text:style-name="P4">
<draw:frame draw:style-name="fr1" draw:name="Image132" text:anchor-type="as-char" svg:width="6.9236in" svg:height="3.956343in" draw:z-index="0">
<draw:image xlink:href="../Images/yкринформ/2023-05-05T18-27-55-03-00/630_360_1683300397-673.jpg" xlink:type="simple" xlink:show="embed" xlink:actuate="onLoad" draw:mime-type="image/jpeg"/>
</draw:frame>
Verkhovna RadA人权专员Dmitry Lubinets在联合国儿童基金会的一次会议上(联合国儿童基金会)在乌克兰，他讨论了受俄罗斯联邦对乌克兰武装侵略影响的儿童权利的保护。</text:p>
      <text:p text:style-name="P4">
监察员在[]中告知了这一点(https://t.me/dmytro_lubinetzs/2350) <text:a xlink:type="simple" xlink:href="https://t.me/dmytro_lubinetzs/2350" text:style-name="Internet_20_link" text:visited-style-name="Visited_20_Internet_20_Link">
</text:a>
传输乌克林。</text:p>
      <text:p text:style-name="P4">
“一个关键的话题是保护因武装侵略对乌克兰而遭受的儿童的权利。 申诉专员的办公室朝这个方向说明了该基金的代表，并就此主题介绍了信息材料。”他说。</text:p>
      <text:p text:style-name="P4">
反过来，代表的头部<text:a xlink:type="simple" xlink:href="https://www.ukrinform.ua/tag-unisef" text:style-name="Internet_20_link" text:visited-style-name="Visited_20_Internet_20_Link">
</text:a>
在乌克兰，穆拉特·沙欣(Murat Shahin)表示，该基金已准备好协助申诉专员在保护儿童权利方面的合作。</text:p>
      <text:p text:style-name="P4">
<text:span text:style-name="T4">
另请阅读：</text:span>
 <text:a xlink:type="simple" xlink:href="https://www.ukrinform.ua/rubric-polytics/3705282-mzs-pro-deportaciu-ditej-zvit-obse-moze-buti-vikoristanij-dla-pritagnenna-rosii-do-vidpovidalnosti.html" text:style-name="Internet_20_link" text:visited-style-name="Visited_20_Internet_20_Link">
<text:span text:style-name="T4">
 devort </text:span>
</text:a>
“我们还讨论了未来的联合事件和互动。 感谢您的合作伙伴和富有成效的会议!我坚信我们的合作是日常生活。”监察员说。</text:p>
      <text:p text:style-name="P4">
Lubinets报道说，联合国任务可以寻找被驱逐到俄罗斯的乌克兰儿童。</text:p>
      <text:p text:style-name="P4">
<text:span text:style-name="T5">
foto：监察员办公室</text:span>
</text:p>
      <text:p text:style-name="P4">
News Source: <text:a xlink:type="simple" xlink:href="https://www.ukrinform.ua/rubric-society/3705331-lubinec-obgovoriv-iz-unisef-zahist-prav-ditej-aki-postrazdali-cerez-vijnu.html" text:style-name="Internet_20_link" text:visited-style-name="Visited_20_Internet_20_Link">
https://www.ukrinform.ua/rubric-society/3705331-lubinec-obgovoriv-iz-unisef-zahist-prav-ditej-aki-postrazdali-cerez-vijnu.html</text:a>
</text:p>
      <!--NEWS-->
      <text:h text:style-name="P10" text:outline-level="1">
<text:span text:style-name="T4">
OTR银行乌克兰拒绝对该集团在俄罗斯市场的活动的指控</text:span>
</text:h>
      <text:p text:style-name="P4">
作者: Ukrinform (Person)</text:p>
      <text:p text:style-name="P4">
出版商: Укринформ (Organization)</text:p>
      <text:p text:style-name="P4">
出版时间: 2023-05-05T18:29:09+03:00</text:p>
      <text:p text:style-name="P4">
修改时间: 2023-05-05T18:29:09+03:00</text:p>
      <text:p text:style-name="P4">
描述: OTP银行乌克兰发表了一份声明，他称有关OTP集团在俄罗斯联邦市场的工作的信息。  - 乌克林。</text:p>
      <text:p text:style-name="P4">
图片: ["<text:a xlink:type="simple" xlink:href="https://static.ukrinform.com/photos/2023_05/thumb_files/630_360_1683300446-971.jpg" text:style-name="Internet_20_link" text:visited-style-name="Visited_20_Internet_20_Link">
630_360_16833...</text:a>
"]</text:p>
      <text:p text:style-name="P4">
标签: ['Банк', 'Україна', 'росія']</text:p>
      <text:p text:style-name="P4">
类型: Article</text:p>
      <!--METADATA-->
      <text:p text:style-name="P4">
<draw:frame draw:style-name="fr1" draw:name="Image133" text:anchor-type="as-char" svg:width="6.9236in" svg:height="3.956343in" draw:z-index="0">
<draw:image xlink:href="../Images/yкринформ/2023-05-05T18-29-09-03-00/630_360_1683300446-971.jpg" xlink:type="simple" xlink:show="embed" xlink:actuate="onLoad" draw:mime-type="image/jpeg"/>
</draw:frame>
OTP银行乌克兰发表了一份声明，他称有关俄罗斯联邦OTP集团Narinka的工作的信息是错误的。</text:p>
      <text:p text:style-name="P4">
根据乌克林福姆的说法，适当的上诉已公开<text:a xlink:type="simple" xlink:href="https://www.otpbank.com.ua/about/news/436647/" text:style-name="Internet_20_link" text:visited-style-name="Visited_20_Internet_20_Link">
</text:a>
。</text:p>
      <text:p text:style-name="P4">
“有关OTP组工作的虚假信息现在正在媒体中传播。 因此，我们将通知您，OTP集团已大大降低了2022年RU市场的份额：市场份额减少到0.17％；贷款停止了贷款； 公司贷款投资投资率为75％。”消息写道。</text:p>
      <text:p text:style-name="P4">
<text:span text:style-name="T4">
另请阅读：</text:span>
 <text:a xlink:type="simple" xlink:href="https://www.ukrinform.ua/rubric-economy/3705244-u-nbu-rozpovili-pro-pributok-bankiv-za-i-kvartal.html" text:style-name="Internet_20_link" text:visited-style-name="Visited_20_Internet_20_Link">
<text:span text:style-name="T4">
银行</text:span>
</text:a>
该银行强调，将该集团脱离俄罗斯市场的程序现已被封锁。</text:p>
      <text:p text:style-name="P4">
该银行还呼吁有关一群非法LNR/DNR的认可以及向俄罗斯军人提供优惠公民的信息。</text:p>
      <text:p text:style-name="P4">
据该银行称，OTP集团的管理不断公开支持乌克兰，并与OTR Vank乌克兰的管理“急剧唤醒战争”。</text:p>
      <text:p text:style-name="P4">
<text:span text:style-name="T4">
另请阅读：</text:span>
 <text:a xlink:type="simple" xlink:href="https://www.ukrinform.ua/rubric-economy/3705181-u-nezaleznij-asociacii-bankiv-prognozuut-znizenna-oblikovoi-stavki-do-kinca-roku.html" text:style-name="Internet_20_link" text:visited-style-name="Visited_20_Internet_20_Link">
<text:span text:style-name="T4">
银行</text:span>
</text:a>
还指出，乌克兰银行在其活动中受到乌克兰和国际法规范的指导，从事负责任的业务，由长期与客户的关系和乌克兰经济的发展指导。</text:p>
      <text:p text:style-name="P4">
“乌克兰国家银行决定以系统重要的银行承认乌克兰的OTPBank乌克兰的决定证实了这一点。 如今，OTP银行乌克兰继续履行所有义务，付款并签发新贷款，”该声明在声明中说。</text:p>
      <text:p text:style-name="P4">
据报道，国家反 - 匈牙利OTP银行在国际战争赞助商名单中。 通过银行管理层的一席之地继续进行这样的决定，以继续在俄罗斯进行活动，并对So称为唐内茨克和卢甘斯克的“人民共和国”的tapacticc认可。</text:p>
      <text:p text:style-name="P4">
照片：OTR银行乌克兰</text:p>
      <text:p text:style-name="P4">
News Source: <text:a xlink:type="simple" xlink:href="https://www.ukrinform.ua/rubric-economy/3705333-v-otr-bank-ukraina-vidkidaut-zvinuvacenna-v-aktivnosti-roboti-grupi-na-rinku-rf.html" text:style-name="Internet_20_link" text:visited-style-name="Visited_20_Internet_20_Link">
https://www.ukrinform.ua/rubric-economy/3705333-v-otr-bank-ukraina-vidkidaut-zvinuvacenna-v-aktivnosti-roboti-grupi-na-rinku-rf.html</text:a>
</text:p>
      <!--NEWS-->
      <text:h text:style-name="P10" text:outline-level="1">
<text:span text:style-name="T4">
库尔森地区被摧毁村庄的居民提出了恢复房屋的选择</text:span>
</text:h>
      <text:p text:style-name="P4">
作者: Ukrinform (Person)</text:p>
      <text:p text:style-name="P4">
出版商: Укринформ (Organization)</text:p>
      <text:p text:style-name="P4">
出版时间: 2023-05-05T18:34:00+03:00</text:p>
      <text:p text:style-name="P4">
修改时间: 2023-05-05T18:34:00+03:00</text:p>
      <text:p text:style-name="P4">
描述: 在俄罗斯的侵略中，赫森的波斯克罗夫斯克村提出了恢复赫森地区住宅建筑的选择。  - 乌克林。</text:p>
      <text:p text:style-name="P4">
图片: ["<text:a xlink:type="simple" xlink:href="https://static.ukrinform.com/photos/2023_05/thumb_files/630_360_1683300814-688.jpg" text:style-name="Internet_20_link" text:visited-style-name="Visited_20_Internet_20_Link">
630_360_16833...</text:a>
"]</text:p>
      <text:p text:style-name="P4">
标签: ['Херсонщина', 'Війна з росією', 'Відновлення України']</text:p>
      <text:p text:style-name="P4">
类型: Article</text:p>
      <!--METADATA-->
      <text:p text:style-name="P4">
<draw:frame draw:style-name="fr1" draw:name="Image134" text:anchor-type="as-char" svg:width="6.9236in" svg:height="3.956343in" draw:z-index="0">
<draw:image xlink:href="../Images/yкринформ/2023-05-05T18-34-00-03-00/630_360_1683300814-688.jpg" xlink:type="simple" xlink:show="embed" xlink:actuate="onLoad" draw:mime-type="image/jpeg"/>
</draw:frame>
由于俄罗斯对赫尔森地区Poskrovske村的侵略，提出了恢复住宅建筑物的选择。</text:p>
      <text:p text:style-name="P4">
关于它报告<text:a xlink:type="simple" xlink:href="https://t.me/khersonskaODA/5598" text:style-name="Internet_20_link" text:visited-style-name="Visited_20_Internet_20_Link">
</text:a>
，报道乌克林福姆。</text:p>
      <text:p text:style-name="P4">
如前所述，几乎所有房屋，学校，幼儿园，文化房屋，商店，药房和其他社会基础设施都在定居点损坏或破坏。</text:p>
      <text:p text:style-name="P4">
<text:span text:style-name="T4">
另请阅读：</text:span>
 <text:a xlink:type="simple" xlink:href="https://www.ukrinform.ua/rubric-vidbudova/3705315-mer-mariupola-predstaviv-plan-vidrodzenna-mista.html" text:style-name="Internet_20_link" text:visited-style-name="Visited_20_Internet_20_Link">
</text:a>
Ova指出：“要恢复帖子-Pokrovske将全面地进行 - 这是一种新的现代计划，也是解决方案的完整转变。”</text:p>
      <text:p text:style-name="P4">
Archimatics LLC项目组织的代表和国家基础设施机构由私人住宅的Trarars赠送给当地居民。 他们确保在工作时间和工作期间将考虑房主的愿望。</text:p>
      <text:p text:style-name="P4">
目前在村庄正在损坏网络的​​紧急维修工作。</text:p>
      <text:p text:style-name="P4">
<text:span text:style-name="T4">
另请阅读：</text:span>
 <text:a xlink:type="simple" xlink:href="https://www.ukrinform.ua/rubric-vidbudova/3705303-u-prifrontovih-rajonah-za-pidtrimki-francii-planuut-pobuduvati-10-modulnih-likaren.html" text:style-name="Internet_20_link" text:visited-style-name="Visited_20_Internet_20_Link">
</text:a>
根据乌克林福姆(Ukrinform)的说法，在赫尔森能源公司(Kherson Energy)中，电压返回了波克罗夫斯克(Pokrovske)，他们家中的电力已经大约有40％的订户。</text:p>
      <text:p text:style-name="P4">
政府已经确定了六个定居点，在实验性的发展中，这将是全面的，而且是新的原则。 它是Borodyanka和Moschun，Kyiv地区，Sumy地区的Trostyanets，Postpokrovskoye Vherson地区，Kharkiv地区的马戏团和Chernihiv地区的Berry。</text:p>
      <text:p text:style-name="P4">
News Source: <text:a xlink:type="simple" xlink:href="https://www.ukrinform.ua/rubric-vidbudova/3705337-zitelam-zrujnovanogo-sela-na-hersonsini-prezentuvali-varianti-vidnovlenna-budinkiv.html" text:style-name="Internet_20_link" text:visited-style-name="Visited_20_Internet_20_Link">
https://www.ukrinform.ua/rubric-vidbudova/3705337-zitelam-zrujnovanogo-sela-na-hersonsini-prezentuvali-varianti-vidnovlenna-budinkiv.html</text:a>
</text:p>
      <!--NEWS-->
      <text:h text:style-name="P10" text:outline-level="1">
<text:span text:style-name="T4">
乌克兰在德国的大使馆正在推出一种新的纪念与和解日的格式</text:span>
</text:h>
      <text:p text:style-name="P4">
作者: Ukrinform (Person)</text:p>
      <text:p text:style-name="P4">
出版商: Укринформ (Organization)</text:p>
      <text:p text:style-name="P4">
出版时间: 2023-05-05T18:35:00+03:00</text:p>
      <text:p text:style-name="P4">
修改时间: 2023-05-05T18:35:00+03:00</text:p>
      <text:p text:style-name="P4">
描述: 乌克兰在德国的大使馆于5月8日推出了一种纪念与和解的新格式。  - 乌克林。</text:p>
      <text:p text:style-name="P4">
图片: ["<text:a xlink:type="simple" xlink:href="https://static.ukrinform.com/photos/2019_05/thumb_files/630_360_1557301415-784.jpg" text:style-name="Internet_20_link" text:visited-style-name="Visited_20_Internet_20_Link">
630_360_15573...</text:a>
"]</text:p>
      <text:p text:style-name="P4">
标签: ['Німеччина', 'Посольство', 'Україна']</text:p>
      <text:p text:style-name="P4">
类型: Article</text:p>
      <!--METADATA-->
      <text:p text:style-name="P4">
<draw:frame draw:style-name="fr1" draw:name="Image135" text:anchor-type="as-char" svg:width="6.9236in" svg:height="3.956343in" draw:z-index="0">
<draw:image xlink:href="../Images/yкринформ/2023-05-05T18-35-00-03-00/630_360_1557301415-784.jpg" xlink:type="simple" xlink:show="embed" xlink:actuate="onLoad" draw:mime-type="image/jpeg"/>
</draw:frame>
乌克兰在德国的大使馆启动了一种新格式，以纪念记忆与和解。</text:p>
      <text:p text:style-name="P4">
大使Alexei Makeev向乌克利福通讯员报告了。</text:p>
      <text:p text:style-name="P4">
据他说，乌克兰外交官故意拒绝躺在苏联纪念馆或苏联符号的联盟首都符号上。 取而代之的是，德国的乌克兰人共同纪念与纳粹主义和第二次世界大战的所有受害者作战的纪念碑。</text:p>
      <text:p text:style-name="P4">
大使提醒乌克兰人为击败纳粹主义做出了重大贡献，其价格是1939  -  1945年期间的巨大损失，当时乌克兰领土上有超过800万人丧生。</text:p>
      <text:p text:style-name="P4">
“从战争的头几个小时开始，乌克兰人与纳粹主义作斗争。 与跨大西洋反主联盟的其他人民代表并肩作战，红军的队伍与约600万乌克兰人作战。 如今，我们国家保护欧洲并赢得了新的鼻涕，这是如此被称呼的轻率主义。 在这场战争中，德国是我们的盟友。”  - 外交官说。</text:p>
      <text:p text:style-name="P4">
<text:span text:style-name="T4">
另请阅读：</text:span>
 <text:a xlink:type="simple" xlink:href="https://www.ukrinform.ua/rubric-world/3705242-na-memorialah-u-berlini-zaboronili-ukrainski-ta-rosijski-prapori-na-travnevi-svata.html" text:style-name="Internet_20_link" text:visited-style-name="Visited_20_Internet_20_Link">
<text:span text:style-name="T4">
柏林</text:span>
</text:a>
因此，在5月8日上午，Makeev将与外交部长Frntobias Lindner和Overburgomor Berlin Kayi Vegner一起在德国中部纪念战争和Tyrania Neue Wachhe上铺好花。</text:p>
      <text:p text:style-name="P4">
大使还将参观德国国民党在1945年5月在红军制作的历史铭文中组织的共同方法 - “基辅”，“ kharkiv”，“ lviv”，“ liviv”，“ simferolopol “，“ Yalta”，“ Zhytomyr”。</text:p>
      <text:p text:style-name="P4">
“随着那些与纳粹主义战斗并赢得他的壮举的荣誉，我们还记得其他受害者<text:a xlink:type="simple" xlink:href="https://www.ukrinform.ua/tag-vijna" text:style-name="Internet_20_link" text:visited-style-name="Visited_20_Internet_20_Link">
</text:a>
。 Tseostarbiers，战争子女，受其城市和村庄敌对行动影响的平民。”大使说。</text:p>
      <text:p text:style-name="P4">
在这一天，文凭工作人员将在乌克林的那些地方加入令人难忘的课程，乌克兰强迫工人被保留在那里。 乌克兰柏林协会组织的活动。 Makeev说：“我们将与其他乌克兰人一起度过这一安静的游行，他们在小时候听到家庭故事，因为他们的Labeschuras目睹了这场恐怖的战争，以纪念他们。”他补充说：“我们记得第二次世界大战的价格。 而且，不幸的是，我们现在正在经历一场新的可怕战争。 这是欧洲中心的一场战争，与电影宣传，帝国主义，沙文主义和历史狂热主义的战争……我们不会在中继斯大林和俄罗斯宣传的地方铺花。 乌克兰清楚地定义了其在欧洲和世界历史上的地位，我们的朋友和合作伙伴已批准它。 纠正历史杂音的时间已经到来。 乌克兰返回自己的历史和记忆。”外交官说。</text:p>
      <text:p text:style-name="P4">
他还指出，俄罗斯联邦正试图将胜利分配给纳粹主义，并在现代世界中操纵它。 “我们强调，没有)垄断胜利纳粹主义。 胜利是数十个州和数百个民族的努力。” Makeev强调。</text:p>
      <text:p text:style-name="P4">
据报道，在5月8日的记忆与和解之日，在维也纳，将举行一场乌克兰文化活动，其中电影“ Scalo之屋”的公开特色将在广场上举行。</text:p>
      <text:p text:style-name="P4">
News Source: <text:a xlink:type="simple" xlink:href="https://www.ukrinform.ua/rubric-polytics/3705339-posolstvo-ukraini-u-frn-zaprovadzue-novij-format-dna-pamati-ta-primirenna.html" text:style-name="Internet_20_link" text:visited-style-name="Visited_20_Internet_20_Link">
https://www.ukrinform.ua/rubric-polytics/3705339-posolstvo-ukraini-u-frn-zaprovadzue-novij-format-dna-pamati-ta-primirenna.html</text:a>
</text:p>
      <!--NEWS-->
      <text:h text:style-name="P10" text:outline-level="1">
<text:span text:style-name="T4">
“米尔沃基”释放了布登哈尔策的总教练</text:span>
</text:h>
      <text:p text:style-name="P4">
作者: Ukrinform (Person)</text:p>
      <text:p text:style-name="P4">
出版商: Укринформ (Organization)</text:p>
      <text:p text:style-name="P4">
出版时间: 2023-05-05T18:38:26+03:00</text:p>
      <text:p text:style-name="P4">
修改时间: 2023-05-05T18:38:26+03:00</text:p>
      <text:p text:style-name="P4">
描述: 本赛季，雄鹿队赢得了常规冠军，但在季后赛中失败了。  - 乌克林。</text:p>
      <text:p text:style-name="P4">
图片: ["<text:a xlink:type="simple" xlink:href="https://static.ukrinform.com/photos/2023_05/thumb_files/630_360_1683300960-352.jpg" text:style-name="Internet_20_link" text:visited-style-name="Visited_20_Internet_20_Link">
630_360_16833...</text:a>
"]</text:p>
      <text:p text:style-name="P4">
标签: ['Баскетбол', 'НБА']</text:p>
      <text:p text:style-name="P4">
类型: Article</text:p>
      <!--METADATA-->
      <text:p text:style-name="P4">
<draw:frame draw:style-name="fr1" draw:name="Image136" text:anchor-type="as-char" svg:width="6.9236in" svg:height="3.956343in" draw:z-index="0">
<draw:image xlink:href="../Images/yкринформ/2023-05-05T18-38-26-03-00/630_360_1683300960-352.jpg" xlink:type="simple" xlink:show="embed" xlink:actuate="onLoad" draw:mime-type="image/jpeg"/>
</draw:frame>
雄鹿队赢得了常规冠军，但在季后赛中失败了。</text:p>
      <text:p text:style-name="P4">
Milvoki Bucks NBA俱乐部辞去了Michabudenholzer主教练<text:a xlink:type="simple" xlink:href="https://twitter.com/Bucks/status/1654246659365171201" text:style-name="Internet_20_link" text:visited-style-name="Visited_20_Internet_20_Link">
</text:a>
乌克林福姆报道，俱乐部的新闻服务。</text:p>
      <text:p text:style-name="P4">
“这是一个非常困难的解决方案。 Bad带领球队背后的五个赛季，帮助Bucks获得了我们50年来我们的第一个冠军，并取得了稳定的成功。 约翰·主持人团队说，我们在米尔沃基(Milvoki)创造的文化非常感谢他。</text:p>
      <text:p text:style-name="P4">
这位53岁的Budenholzer在米尔沃基(Milvoki)工作了5个赛季，并在2020/11赛季成立了一个俱乐部。 他有一份合同，直到2025年。</text:p>
      <text:p text:style-name="P4">
在NBA“圣安东尼奥”训练的米尔沃基·布登霍尔策(助手)和亚特兰大。 在2015年和2019年，他被公认为是NBA年的最佳教练。</text:p>
      <text:p text:style-name="P4">
在当前赛季，雄鹿成为常规冠军的获胜者，但在季后赛的第一轮比赛中也失去了系列“迈阿密”。(1：4).</text:p>
      <text:p text:style-name="P4">
<text:span text:style-name="T4">
Читайте також:</text:span>
 <text:a xlink:type="simple" xlink:href="https://www.ukrinform.ua/rubric-sports/3705148-zbirna-ukraini-z-basketbolu-3h3-provede-tri-zbori-pered-vidborom-evro.html" text:style-name="Internet_20_link" text:visited-style-name="Visited_20_Internet_20_Link">
 <text:span text:style-name="T4">
баскетбол</text:span>
 </text:a>
正如乌克林福姆报道的那样，乌克兰男子国家队在篮球3x3分包商弗拉基米尔·霍洛波夫(Vladimir Kholopov)的分包商中开始为欧洲冠军的资格做准备。</text:p>
      <text:p text:style-name="P4">
照片：Getty图像</text:p>
      <text:p text:style-name="P4">
News Source: <text:a xlink:type="simple" xlink:href="https://www.ukrinform.ua/rubric-sports/3705338-milvoki-zvilniv-golovnogo-trenera-budenholcera.html" text:style-name="Internet_20_link" text:visited-style-name="Visited_20_Internet_20_Link">
https://www.ukrinform.ua/rubric-sports/3705338-milvoki-zvilniv-golovnogo-trenera-budenholcera.html</text:a>
</text:p>
      <!--NEWS-->
      <text:h text:style-name="P10" text:outline-level="1">
<text:span text:style-name="T4">
在乌克兰，启动了梦想基础设施生态系统</text:span>
</text:h>
      <text:p text:style-name="P4">
作者: Ukrinform (Person)</text:p>
      <text:p text:style-name="P4">
出版商: Укринформ (Organization)</text:p>
      <text:p text:style-name="P4">
出版时间: 2023-05-05T18:45:12+03:00</text:p>
      <text:p text:style-name="P4">
修改时间: 2023-05-05T18:45:12+03:00</text:p>
      <text:p text:style-name="P4">
描述: 乌克兰由国家梦境（Dream of Dream）（责任管理的梦想）发起，该系统将为所有重建预测提供一条单一的数字路线：从损失损失 - 到现成的设施。  - 乌克林。</text:p>
      <text:p text:style-name="P4">
图片: ["<text:a xlink:type="simple" xlink:href="https://static.ukrinform.com/photos/2023_01/thumb_files/630_360_1674516377-765.jpg" text:style-name="Internet_20_link" text:visited-style-name="Visited_20_Internet_20_Link">
630_360_16745...</text:a>
"]</text:p>
      <text:p text:style-name="P4">
标签: ['Інфраструктура', 'Україна', 'Відбудова', 'Екосистема DREAM']</text:p>
      <text:p text:style-name="P4">
类型: Article</text:p>
      <!--METADATA-->
      <text:p text:style-name="P4">
<draw:frame draw:style-name="fr1" draw:name="Image137" text:anchor-type="as-char" svg:width="6.9236in" svg:height="3.956343in" draw:z-index="0">
<draw:image xlink:href="../Images/yкринформ/2023-05-05T18-45-12-03-00/630_360_1674516377-765.jpg" xlink:type="simple" xlink:show="embed" xlink:actuate="onLoad" draw:mime-type="image/jpeg"/>
</draw:frame>
在乌克兰，梦想的国家电子生态系统是(数字恢复生态系统用于负责管理)，它将为所有重建提供一条单个数字路线：从固定损失到准备好的对象的交付。</text:p>
      <text:p text:style-name="P4">
这是乌克利福通讯员的报道。</text:p>
      <text:p text:style-name="P4">
“该系统提供了公共机会和国际机构，以查看乌克兰重建领域的情况。 您可以遵循与我们的基础架构恢复有关的特定项目的所有实现。 我们已经在工作。 我们有一个SO -CALLED命令，下载了哪个数据。 该平台将有助于重建该过程，并且是透明和有效的。</text:p>
      <text:p text:style-name="P4">
据他介绍，梦想生态系统将使乌克兰人能够控制康复生命周期的每个阶段 - 从损害和破坏资金，购买和建筑工作中。 它将允许评估相关项目实施的进步，并在吸引投资，单个行业的发展，领土社区方面做出有效的决定。</text:p>
      <text:p text:style-name="P4">
<text:span text:style-name="T4">
另请阅读：</text:span>
 <text:a xlink:type="simple" xlink:href="https://www.ukrinform.ua/rubric-vidbudova/3698325-vidnovitisa-pisla-atak-rf-ukrainskim-mistam-i-selam-dopomagaut-majze-60-krain-smigal.html" text:style-name="Internet_20_link" text:visited-style-name="Visited_20_Internet_20_Link">
</text:a>
该平台提供了与项目合作的8个阶段：</text:p>
      <text:p text:style-name="P4">
<text:span text:style-name="T5">
解决损失和确定需求； </text:span>
制定合理的恢复计划； <text:span text:style-name="T5">
项目的启动和准备； </text:span>
填充银行的银行； <text:span text:style-name="T5">
确定融资机制； </text:span>
准备和行为； <text:span text:style-name="T5">
项目的性能； </text:span>
审核及其实施。</text:p>
      <text:p text:style-name="P4">
在梦想中的社区中，他们将能够创建自己的项目，向合作伙伴展示以吸引资金并管理建筑过程。 在这种情况下，将记录将要引入系统的所有操作以避免腐败风险。</text:p>
      <text:p text:style-name="P4">
目前，这些社区已经为恢复基础设施站点贡献了4,000多个项目。</text:p>
      <text:p text:style-name="P4">
<text:span text:style-name="T4">
另请阅读：</text:span>
 <text:a xlink:type="simple" xlink:href="https://www.ukrinform.ua/rubric-economy/3686021-vidnovlenna-ekonomiki-ukraini-kostuvatime-411-milardiv-svitovij-bank.html" text:style-name="Internet_20_link" text:visited-style-name="Visited_20_Internet_20_Link">
</text:a>
</text:p>
      <text:p text:style-name="P4">
梦想是由社区，领土和基础设施发展部与乌克兰联盟合作的。 公开合同团队是技术开发人员。 提供方法上的支持是透明国际乌克兰和有效的法规办公室(爬坡道).Розробку фінансує уряд Великої Британії. <text:a xlink:type="simple" xlink:href="https://www.ukrinform.ua/tag-mvf" text:style-name="Internet_20_link" text:visited-style-name="Visited_20_Internet_20_Link">
 </text:a>
，世界银行，其他G7国家和国际合作伙伴支持使用该系统来管理乌克兰的战后恢复。</text:p>
      <text:p text:style-name="P4">
News Source: <text:a xlink:type="simple" xlink:href="https://www.ukrinform.ua/rubric-vidbudova/3705340-v-ukraini-zapuskaut-ekosistemu-upravlinna-vidbudovou-infrastrukturi-dream.html" text:style-name="Internet_20_link" text:visited-style-name="Visited_20_Internet_20_Link">
https://www.ukrinform.ua/rubric-vidbudova/3705340-v-ukraini-zapuskaut-ekosistemu-upravlinna-vidbudovou-infrastrukturi-dream.html</text:a>
</text:p>
      <!--NEWS-->
      <text:h text:style-name="P10" text:outline-level="1">
<text:span text:style-name="T4">
政府同意任命Dnipropetrovsk Pavlograd地区政府和Koda副主席</text:span>
</text:h>
      <text:p text:style-name="P4">
作者: Ukrinform (Person)</text:p>
      <text:p text:style-name="P4">
出版商: Укринформ (Organization)</text:p>
      <text:p text:style-name="P4">
出版时间: 2023-05-05T18:47:03+03:00</text:p>
      <text:p text:style-name="P4">
修改时间: 2023-05-05T18:47:03+03:00</text:p>
      <text:p text:style-name="P4">
描述: 乌克兰部长的内阁同意任命Dnipropetrovsk地区帕夫洛格拉德地区政府局长和基辅地区政府副主管。  - 乌克林。</text:p>
      <text:p text:style-name="P4">
图片: ["<text:a xlink:type="simple" xlink:href="https://static.ukrinform.com/photos/2021_03/thumb_files/630_360_1617189558-212.jpg" text:style-name="Internet_20_link" text:visited-style-name="Visited_20_Internet_20_Link">
630_360_16171...</text:a>
"]</text:p>
      <text:p text:style-name="P4">
标签: ['Дніпропетровщина', 'Призначення', 'Уряд']</text:p>
      <text:p text:style-name="P4">
类型: Article</text:p>
      <!--METADATA-->
      <text:p text:style-name="P4">
<draw:frame draw:style-name="fr1" draw:name="Image138" text:anchor-type="as-char" svg:width="6.9236in" svg:height="3.949462in" draw:z-index="0">
<draw:image xlink:href="../Images/yкринформ/2023-05-05T18-47-03-03-00/630_360_1617189558-212.jpg" xlink:type="simple" xlink:show="embed" xlink:actuate="onLoad" draw:mime-type="image/jpeg"/>
</draw:frame>
乌克兰部长的内阁同意任命Dnipropetrovsk地区帕夫拉格拉德地区政府局长和基辅地区政府副负责人。</text:p>
      <text:p text:style-name="P4">
正如乌克林福姆报道的那样，关于<text:a xlink:type="simple" xlink:href="https://t.me/tmelnychuk/2252" text:style-name="Internet_20_link" text:visited-style-name="Visited_20_Internet_20_Link">
</text:a>
Verkhovna Rada中的内阁代表报道了Taras Melnychuk。</text:p>
      <ul>
        <li>
说：“任命达成了同意：兰德尔·弗拉迪米罗维奇(Landel Alexei Vladimirovich)帕夫洛格拉德地区政府dnipropetrovsk Oblast负责人。”</li>
      </ul>
      <text:p text:style-name="P4">
<text:span text:style-name="T4">
另请阅读：</text:span>
 <text:a xlink:type="simple" xlink:href="https://www.ukrinform.ua/rubric-economy/3703761-urad-priznaciv-timcasovogo-kerivnika-derzlisagentstva.html" text:style-name="Internet_20_link" text:visited-style-name="Visited_20_Internet_20_Link">
<text:span text:style-name="T4">
分配</text:span>
</text:a>
此外，据他说，政府同意任命米哈伊尔·约明(Mikhail Yemets)将其任命为基辅地区政府副主席。</text:p>
      <text:p text:style-name="P4">
正如乌克林福姆报道的<text:a xlink:type="simple" xlink:href="https://www.ukrinform.ua/rubric-vidbudova/3705274-kabmin-zaprosiv-bahrejn-dolucitisa-do-povoennoi-vidbudovi-ukraini.html" text:style-name="Internet_20_link" text:visited-style-name="Visited_20_Internet_20_Link">
</text:a>
 .</text:p>
      <text:p text:style-name="P4">
News Source: <text:a xlink:type="simple" xlink:href="https://www.ukrinform.ua/rubric-regions/3705341-urad-pogodiv-priznacenna-golovi-pavlogradskoi-rda-dnipropetrovsini-ta-zastupnika-golovi-koda.html" text:style-name="Internet_20_link" text:visited-style-name="Visited_20_Internet_20_Link">
https://www.ukrinform.ua/rubric-regions/3705341-urad-pogodiv-priznacenna-golovi-pavlogradskoi-rda-dnipropetrovsini-ta-zastupnika-golovi-koda.html</text:a>
</text:p>
      <!--NEWS-->
      <text:h text:style-name="P10" text:outline-level="1">
<text:span text:style-name="T4">
欧盟最终批准了乌克兰每弹药10亿欧元的分配</text:span>
</text:h>
      <text:p text:style-name="P4">
作者: Ukrinform (Person)</text:p>
      <text:p text:style-name="P4">
出版商: Укринформ (Organization)</text:p>
      <text:p text:style-name="P4">
出版时间: 2023-05-05T18:48:00+03:00</text:p>
      <text:p text:style-name="P4">
修改时间: 2023-05-05T18:48:00+03:00</text:p>
      <text:p text:style-name="P4">
描述: 欧盟委员会终于批准了欧洲和平基金会为乌克兰购买弹药和导弹的第二欧元。  - 乌克林。</text:p>
      <text:p text:style-name="P4">
图片: ["<text:a xlink:type="simple" xlink:href="https://static.ukrinform.com/photos/2022_11/thumb_files/630_360_1669031293-500.jpg" text:style-name="Internet_20_link" text:visited-style-name="Visited_20_Internet_20_Link">
630_360_16690...</text:a>
"]</text:p>
      <text:p text:style-name="P4">
标签: ['Боєприпаси', 'Війна з росією', 'Рада ЄС']</text:p>
      <text:p text:style-name="P4">
类型: Article</text:p>
      <!--METADATA-->
      <text:p text:style-name="P4">
<draw:frame draw:style-name="fr1" draw:name="Image139" text:anchor-type="as-char" svg:width="6.9236in" svg:height="3.948443in" draw:z-index="0">
<draw:image xlink:href="../Images/yкринформ/2023-05-05T18-48-00-03-00/630_360_1669031293-500.jpg" xlink:type="simple" xlink:show="embed" xlink:actuate="onLoad" draw:mime-type="image/jpeg"/>
</draw:frame>
该委员会已批准欧洲公共基金中的第二笔10亿欧元，用于为乌克兰购买弹药和导弹。</text:p>
      <text:p text:style-name="P4">
这报告了<text:a xlink:type="simple" xlink:href="https://www.consilium.europa.eu/en/press/press-releases/2023/05/05/eu-joint-procurement-of-ammunition-and-missiles-for-ukraine-council-agrees-1-billion-support-under-the-european-peace-facility/" text:style-name="Internet_20_link" text:visited-style-name="Visited_20_Internet_20_Link">
</text:a>
，报道乌克林福姆。</text:p>
      <text:p text:style-name="P4">
如图所述，融资将旨在为武装部队提供155毫米口径的炮弹，并在必要时是火箭。 他们将命令国防行业中的欧盟成员国。</text:p>
      <text:p text:style-name="P4">
“今天的解决方案是向乌克兰提供更多弹药的又一决定性的一步。 乌克兰的武装力量需要大量弹药来保护乌克兰人民和领土。 他们需要他们。 同时，他们决定将现有储备金迅速放入弹药中，他们将乌克兰向乌克兰的军事援助提高到560万欧元。”欧盟高级代表约瑟普伯雷尔说。</text:p>
      <text:p text:style-name="P4">
<text:span text:style-name="T4">
另请阅读：</text:span>
 <text:a xlink:type="simple" xlink:href="https://www.ukrinform.ua/rubric-ato/3704284-es-nadast-ukraini-boepripasiv-na-2-milardi-smigal.html" text:style-name="Internet_20_link" text:visited-style-name="Visited_20_Internet_20_Link">
</text:a>
根据欧元委员会的说法，联合令将在欧盟和挪威国防企业中下达。 在这种情况下，提供生产的供应链可以超越其限制，以及用于生产壳和导弹的组件的供应，该材料将在Zichoboron Enterprises的组装阶段进行。</text:p>
      <text:p text:style-name="P4">
根据EFM内融资的监管规则，必须在2023年9月30日之前在欧洲国防机构内部的预测或使用其他联合命令的情况下结束订购或采购法的合同。</text:p>
      <text:p text:style-name="P4">
今天的决定是由欧洲理事会于2023年3月20日批准的So宣称的第二条政治任务实施接下来的12个月中的弹药。</text:p>
      <text:p text:style-name="P4">
<text:span text:style-name="T4">
另请阅读：</text:span>
 <text:a xlink:type="simple" xlink:href="https://www.ukrinform.ua/rubric-ato/3704395-reznikov-podakuvav-evrokomisii-za-risenna-zbilsiti-postacanna-boepripasiv.html" text:style-name="Internet_20_link" text:visited-style-name="Visited_20_Internet_20_Link">
</text:a>
</text:p>
      <text:p text:style-name="P4">
第三个曲目是<text:a xlink:type="simple" xlink:href="https://www.ukrinform.ua/rubric-ato/3704148-evrokomisia-uhvalila-akt-z-pidtrimki-virobnictva-boepripasiv-dla-ukraini.html" text:style-name="Internet_20_link" text:visited-style-name="Visited_20_Internet_20_Link">
</text:a>
该委员会于5月3日批准，它设想欧洲国防工业的生产有所增加。 为此，欧盟将分配5亿欧元，并考虑到成员国的捐款，这是国防命令的欧元欧元的捐款。</text:p>
      <text:p text:style-name="P4">
欧盟还继续为乌克兰军人准备任务，该任务分配了6100万欧元。</text:p>
      <text:p text:style-name="P4">
外交大臣德米特里·库莱布(Dmitry Kuleb)(https://twitter.com/DmytroKuleba/status/1654505308314648583)他对理事会的理事会做出了反应。</text:p>
      <text:p text:style-name="P4">
“我祝贺欧盟第二届欧盟委员会的长期批准为10亿欧元，以建造乌克兰弹药。 这一步骤加强了乌克兰的长期防御和稳定，以造成侵略的失败。”他写道。</text:p>
      <text:p text:style-name="P4">
据报道，2023年3月2日，高级代表<text:a xlink:type="simple" xlink:href="https://www.ukrinform.ua/tag-evrosouz" text:style-name="Internet_20_link" text:visited-style-name="Visited_20_Internet_20_Link">
</text:a>
约瑟夫·博雷尔(Josep Borrel)从乌克兰收到了155毫米艺术品的援助需求。</text:p>
      <text:p text:style-name="P4">
News Source: <text:a xlink:type="simple" xlink:href="https://www.ukrinform.ua/rubric-ato/3705346-es-ostatocno-shvaliv-vidilenna-milarda-evro-na-zakupivlu-boepripasiv-dla-ukraini.html" text:style-name="Internet_20_link" text:visited-style-name="Visited_20_Internet_20_Link">
https://www.ukrinform.ua/rubric-ato/3705346-es-ostatocno-shvaliv-vidilenna-milarda-evro-na-zakupivlu-boepripasiv-dla-ukraini.html</text:a>
</text:p>
      <!--NEWS-->
      <text:h text:style-name="P10" text:outline-level="1">
<text:span text:style-name="T4">
政府向地区和社区分配了另外31亿个地区 -  Shmigal</text:span>
</text:h>
      <text:p text:style-name="P4">
作者: Ukrinform (Person)</text:p>
      <text:p text:style-name="P4">
出版商: Укринформ (Organization)</text:p>
      <text:p text:style-name="P4">
出版时间: 2023-05-05T18:51:25+03:00</text:p>
      <text:p text:style-name="P4">
修改时间: 2023-05-05T18:51:25+03:00</text:p>
      <text:p text:style-name="P4">
描述: 部长的内阁向地区和社区分配了另外31亿个UAH。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Бюджет', 'Кабмін', 'Тергромада', 'Гроші', 'Шмигаль']</text:p>
      <text:p text:style-name="P4">
类型: Article</text:p>
      <!--METADATA-->
      <text:p text:style-name="P4">
<draw:frame draw:style-name="fr1" draw:name="Image140" text:anchor-type="as-char" svg:width="6.9236in" svg:height="3.956343in" draw:z-index="0">
<draw:image xlink:href="../Images/yкринформ/2023-05-05T18-51-25-03-00/630_360_1679674428-586.jpg" xlink:type="simple" xlink:show="embed" xlink:actuate="onLoad" draw:mime-type="image/jpeg"/>
</draw:frame>
内阁部长向地区和社区分配另外31亿个UAH。</text:p>
      <text:p text:style-name="P4">
乌克兰福明(Ukrinform(https://t.me/Denys_Smyhal/5161)“政府向地区和社区分配了31亿个UAH。 这是对当地预算的补贴，可以增强其能力。 这些资金将获得516个领土社区和4个地区：顿涅茨克地区，卢汉斯克，霍森地区和Zaporizhhya地区”，报告<text:a xlink:type="simple" xlink:href="https://www.ukrinform.ua/tag-smigal" text:style-name="Internet_20_link" text:visited-style-name="Visited_20_Internet_20_Link">
</text:a>
。</text:p>
      <text:p text:style-name="P4">
他指出，这是最了解战争的地区的第二次补贴。</text:p>
      <text:p text:style-name="P4">
<text:span text:style-name="T4">
另请阅读：</text:span>
 <text:a xlink:type="simple" xlink:href="https://www.ukrinform.ua/rubric-economy/3694400-urad-u-berezni-pererahuvav-miscevim-budzetam-175-milarda.html" text:style-name="Internet_20_link" text:visited-style-name="Visited_20_Internet_20_Link">
</text:a>
总理反应：“两个月前，政府为17个地区和853个社区分配了UAH 102亿美元。”</text:p>
      <text:p text:style-name="P4">
据报道，施密历3月报道了<text:a xlink:type="simple" xlink:href="https://www.ukrinform.ua/rubric-regions/3680670-urad-vidilit-ponad-102-milarda-dotacij-dla-postrazdalih-vid-vijni-oblastej.html" text:style-name="Internet_20_link" text:visited-style-name="Visited_20_Internet_20_Link">
</text:a>
他们的权力分配，薪水融资和公用事业支付。</text:p>
      <text:p text:style-name="P4">
<text:span text:style-name="T5">
foto：cmu</text:span>
</text:p>
      <text:p text:style-name="P4">
News Source: <text:a xlink:type="simple" xlink:href="https://www.ukrinform.ua/rubric-economy/3705345-urad-vidilae-regionam-ta-gromadam-dodatkovi-31-milarda-smigal.html" text:style-name="Internet_20_link" text:visited-style-name="Visited_20_Internet_20_Link">
https://www.ukrinform.ua/rubric-economy/3705345-urad-vidilae-regionam-ta-gromadam-dodatkovi-31-milarda-smigal.html</text:a>
</text:p>
      <!--NEWS-->
      <text:h text:style-name="P10" text:outline-level="1">
<text:span text:style-name="T4">
内阁允许将军事财产转移到国家警察和SSSU政府</text:span>
</text:h>
      <text:p text:style-name="P4">
作者: Ukrinform (Person)</text:p>
      <text:p text:style-name="P4">
出版商: Укринформ (Organization)</text:p>
      <text:p text:style-name="P4">
出版时间: 2023-05-05T18:57:13+03:00</text:p>
      <text:p text:style-name="P4">
修改时间: 2023-05-05T18:57:13+03:00</text:p>
      <text:p text:style-name="P4">
描述: 部长的内阁更改了撤军和转让武装部队军事财产的程序，该程序允许将武装部队的任何财产转移到乌克兰国家警察和乌克兰国家边防部队的管理。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Поліція', 'Прикордонники', 'Уряд']</text:p>
      <text:p text:style-name="P4">
类型: Article</text:p>
      <!--METADATA-->
      <text:p text:style-name="P4">
<draw:frame draw:style-name="fr1" draw:name="Image141" text:anchor-type="as-char" svg:width="6.9236in" svg:height="3.956343in" draw:z-index="0">
<draw:image xlink:href="../Images/yкринформ/2023-05-05T18-57-13-03-00/630_360_1678738628-217.jpg" xlink:type="simple" xlink:show="embed" xlink:actuate="onLoad" draw:mime-type="image/jpeg"/>
</draw:frame>
部长的内阁更改了扣押和转移军事财产武装部队的程序，该程序允许将武装部队的任何财产转移到乌克兰国家警察和乌克兰国家边防部队局的政府。</text:p>
      <text:p text:style-name="P4">
这是基于5月5日政府会议的<text:a xlink:type="simple" xlink:href="https://t.me/tmelnychuk/2251" text:style-name="Internet_20_link" text:visited-style-name="Visited_20_Internet_20_Link">
</text:a>
乌克利福姆报道，维克霍夫纳塔拉斯·梅尔尼丘克(Verkhovna Rada Taras Melnychuk)内阁内阁的永久代表报道说。</text:p>
      <text:p text:style-name="P4">
正如梅尔尼丘克(Melnychuk)所写，对撤军和转让武装部队的程序进行了更改，以使其符合“行政法的修正案，《乌克兰的刑法》和乌克兰其他法律。 21.03.2023 N 3000-IX。</text:p>
      <text:p text:style-name="P4">
<text:span text:style-name="T4">
另请阅读：</text:span>
 <text:a xlink:type="simple" xlink:href="https://www.ukrinform.ua/rubric-economy/3705345-urad-vidilae-regionam-ta-gromadam-dodatkovi-31-milarda-smigal.html" text:style-name="Internet_20_link" text:visited-style-name="Visited_20_Internet_20_Link">
<text:span text:style-name="T4">
政府</text:span>
</text:a>
声明说：“乌克兰国家警察和乌克兰国家边境管理局的国家警察可以转移到任何军事财产的尸体清单。”</text:p>
      <text:p text:style-name="P4">
正如乌克林福姆(Ukrinform)报道的那样，部长内阁修改了CMU决议为03.12.2009 n 1317“俄罗斯联邦对乌克兰的侵略。</text:p>
      <text:p text:style-name="P4">
News Source: <text:a xlink:type="simple" xlink:href="https://www.ukrinform.ua/rubric-society/3705348-kabmin-dozvoliv-peredavati-vijskove-majno-nacpolicii-ta-administracii-dpsu.html" text:style-name="Internet_20_link" text:visited-style-name="Visited_20_Internet_20_Link">
https://www.ukrinform.ua/rubric-society/3705348-kabmin-dozvoliv-peredavati-vijskove-majno-nacpolicii-ta-administracii-dpsu.html</text:a>
</text:p>
      <!--NEWS-->
      <text:h text:style-name="P10" text:outline-level="1">
<text:span text:style-name="T4">
乌克兰计划在布鲁塞尔桥峰会上介绍文化集团</text:span>
</text:h>
      <text:p text:style-name="P4">
作者: Ukrinform (Person)</text:p>
      <text:p text:style-name="P4">
出版商: Укринформ (Organization)</text:p>
      <text:p text:style-name="P4">
出版时间: 2023-05-05T19:00:17+03:00</text:p>
      <text:p text:style-name="P4">
修改时间: 2023-05-05T19:00:17+03:00</text:p>
      <text:p text:style-name="P4">
描述: 文化和信息政策部长Oleksandr Tkachenko与布鲁塞尔·菲利普·克洛兹（Philip Cloz）讨论了文化领域的合作，特别是参加布鲁塞尔的世界城市峰会，并恢复了基辅文化遗址。  - 乌克林。</text:p>
      <text:p text:style-name="P4">
图片: ["<text:a xlink:type="simple" xlink:href="https://static.ukrinform.com/photos/2023_05/thumb_files/630_360_1683302346-888.jpg" text:style-name="Internet_20_link" text:visited-style-name="Visited_20_Internet_20_Link">
630_360_16833...</text:a>
", "<text:a xlink:type="simple" xlink:href="https://static.ukrinform.com/photos/2023_05/1683301886-442.jpeg" text:style-name="Internet_20_link" text:visited-style-name="Visited_20_Internet_20_Link">
1683301886-44...</text:a>
", "<text:a xlink:type="simple" xlink:href="https://static.ukrinform.com/photos/2023_05/1683301885-795.jpeg" text:style-name="Internet_20_link" text:visited-style-name="Visited_20_Internet_20_Link">
1683301885-79...</text:a>
"]</text:p>
      <text:p text:style-name="P4">
标签: ['Брюссель', 'Культура', 'Саміт', 'Ткаченко', 'МКІП ']</text:p>
      <text:p text:style-name="P4">
类型: Article</text:p>
      <!--METADATA-->
      <text:p text:style-name="P4">
<draw:frame draw:style-name="fr1" draw:name="Image142" text:anchor-type="as-char" svg:width="6.9236in" svg:height="3.956343in" draw:z-index="0">
<draw:image xlink:href="../Images/yкринформ/2023-05-05T19-00-17-03-00/630_360_1683302346-888.jpg" xlink:type="simple" xlink:show="embed" xlink:actuate="onLoad" draw:mime-type="image/jpeg"/>
</draw:frame>
文化和信息政策部长Oleksandr Tkachenko与梅尔布鲁斯·菲利普·克洛兹(Philip Cloz)讨论了文化领域的合作，特别是参加布鲁塞尔的Worldurban峰会以及基辅文化遗址的恢复。</text:p>
      <text:p text:style-name="P4">
MKIP领导人在[]中报告了这一点(https://t.me/otkachenkokyiv/3517)，报道乌克林福姆。</text:p>
      <text:p text:style-name="P4">
“与菲利普和他的团队讨论了文化领域的合作指示。这是布鲁塞尔世界城市峰会的文化集团的介绍，在这里，有3500个比利时，欧洲和世界的城市正计划聚集。恢复有害文化对象<text:a xlink:type="simple" xlink:href="https://www.ukrinform.ua/tag-kiiv" text:style-name="Internet_20_link" text:visited-style-name="Visited_20_Internet_20_Link">
</text:a>
“，”部长写道。</text:p>
      <text:p text:style-name="P4">
<draw:frame draw:style-name="fr1" draw:name="Image143" text:anchor-type="as-char" svg:width="6.9236in" svg:height="5.1927in" draw:z-index="0">
<draw:image xlink:href="../Images/yкринформ/2023-05-05T19-00-17-03-00/1683301886-442.jpeg" xlink:type="simple" xlink:show="embed" xlink:actuate="onLoad" draw:mime-type="image/jpeg"/>
</draw:frame>
Tkachenko补充说，还讨论了共同的文化项目，乌克兰艺术在比利时的表演。</text:p>
      <text:p text:style-name="P4">
在风暴之眼中的“例如：展览”。 乌克兰的现代主义，1900- 1930年”，现在在马德里取得了成功，将在秋天前往布鲁塞尔。它将扩展到艺术时期。</text:p>
      <text:p text:style-name="P4">
<text:span text:style-name="T4">
另请阅读：</text:span>
 <text:a xlink:type="simple" xlink:href="https://www.ukrinform.ua/rubric-diaspora/3705052-ukrainu-predstavlat-na-svato-hliba-u-brusseli.html" text:style-name="Internet_20_link" text:visited-style-name="Visited_20_Internet_20_Link">
<text:span text:style-name="T4">
布鲁塞尔</text:span>
</text:a>
这位部长强调，他与布鲁塞尔的第一次会面大约在基辅一年。 然后，克洛兹(Kloz)为医疗设备，卫生工作者和心理学家的培训带来了第一个巨大的帮助，并通过比利时的促进来支持经验，医学教育机构，乌克兰文化的交流。 布鲁塞尔市长今天持有这条线的Tkachenko大胆。</text:p>
      <text:p text:style-name="P4">
<draw:frame draw:style-name="fr1" draw:name="Image144" text:anchor-type="as-char" svg:width="6.9236in" svg:height="9.231467in" draw:z-index="0">
<draw:image xlink:href="../Images/yкринформ/2023-05-05T19-00-17-03-00/1683301885-795.jpeg" xlink:type="simple" xlink:show="embed" xlink:actuate="onLoad" draw:mime-type="image/jpeg"/>
</draw:frame>
“菲利普不仅会促使其他城市前往比利时，而且还促使乌克兰以标准胜地的范围来帮助乌克兰。”</text:p>
      <text:p text:style-name="P4">
正如乌克林福姆报道的那样，基辅和布鲁塞尔市长维塔利·克里奇科(Vitaliy Klitschko)和菲利普·克洛扎帕塔塔(Philip Klozzzapochata)在弗拉基米尔山(Vladimir Hill)上的“基辅之友的巷子”(Alley of Kiev of Kiev of Kiev of Kiev of Kiep of Kiev''，并在第一位手中种植了。</text:p>
      <text:p text:style-name="P4">
<text:span text:style-name="T5">
第一张照片：Alamy</text:span>
</text:p>
      <text:p text:style-name="P4">
_文字中的照片：tkachenko.ua _</text:p>
      <text:p text:style-name="P4">
News Source: <text:a xlink:type="simple" xlink:href="https://www.ukrinform.ua/rubric-culture/3705350-ukraina-planue-prezentuvati-blok-kultura-na-samiti-mist-u-brusseli.html" text:style-name="Internet_20_link" text:visited-style-name="Visited_20_Internet_20_Link">
https://www.ukrinform.ua/rubric-culture/3705350-ukraina-planue-prezentuvati-blok-kultura-na-samiti-mist-u-brusseli.html</text:a>
</text:p>
      <!--NEWS-->
      <text:h text:style-name="P10" text:outline-level="1">
<text:span text:style-name="T4">
Energoatom，IAEA和法国政府签署了合作协议</text:span>
</text:h>
      <text:p text:style-name="P4">
作者: Ukrinform (Person)</text:p>
      <text:p text:style-name="P4">
出版商: Укринформ (Organization)</text:p>
      <text:p text:style-name="P4">
出版时间: 2023-05-05T19:08:34+03:00</text:p>
      <text:p text:style-name="P4">
修改时间: 2023-05-05T19:08:34+03:00</text:p>
      <text:p text:style-name="P4">
描述: 欧洲和法国外交部国际原子能局Energoatom，已缔结了三方合作协议。  - 乌克林。</text:p>
      <text:p text:style-name="P4">
图片: ["<text:a xlink:type="simple" xlink:href="https://static.ukrinform.com/photos/2023_05/thumb_files/630_360_1683302838-918.jpg" text:style-name="Internet_20_link" text:visited-style-name="Visited_20_Internet_20_Link">
630_360_16833...</text:a>
"]</text:p>
      <text:p text:style-name="P4">
标签: ['Енергоатом', 'Франція', 'МАГАТЕ']</text:p>
      <text:p text:style-name="P4">
类型: Article</text:p>
      <!--METADATA-->
      <text:p text:style-name="P4">
<draw:frame draw:style-name="fr1" draw:name="Image145" text:anchor-type="as-char" svg:width="6.9236in" svg:height="3.956343in" draw:z-index="0">
<draw:image xlink:href="../Images/yкринформ/2023-05-05T19-08-34-03-00/630_360_1683302838-918.jpg" xlink:type="simple" xlink:show="embed" xlink:actuate="onLoad" draw:mime-type="image/jpeg"/>
</draw:frame>
国际原子能局Energoatom，法国塔萨 - 湾境事务欧洲部已缔结了三方合作协议。</text:p>
      <text:p text:style-name="P4">
根据乌克林福姆的说法，Energoatom报告了<text:a xlink:type="simple" xlink:href="https://t.me/energoatom_ua/12984" text:style-name="Internet_20_link" text:visited-style-name="Visited_20_Internet_20_Link">
</text:a>
。</text:p>
      <text:p text:style-name="P4">
Energoatom Hartmut Jacob的副总裁说：“对于能源原子，与法国政府的合作是重要的，并且具有里程碑意义，因为它将帮助公司完成对NPP安全至关重要的设备。”</text:p>
      <text:p text:style-name="P4">
据指出，该文件规定法国通过柴油发电机的备件的IAEA来帮助能量吸引力。</text:p>
      <text:p text:style-name="P4">
<text:span text:style-name="T4">
另请阅读：</text:span>
 <text:a xlink:type="simple" xlink:href="https://www.ukrinform.ua/rubric-economy/3700654-derzatom-gotuetsa-do-bezpekovih-zahodiv-na-zaes-pisla-deokupacii.html" text:style-name="Internet_20_link" text:visited-style-name="Visited_20_Internet_20_Link">
</text:a>
据报道，4月，NNEGC的“ Energoatom”与加拿大公司签署了一项协议，这是实施乌克兰铀在生产核燃料[]的最后必要阶段(https://www.ukrinform.ua/tag-aes)乌克兰。</text:p>
      <text:p text:style-name="P4">
News Source: <text:a xlink:type="simple" xlink:href="https://www.ukrinform.ua/rubric-economy/3705354-energoatom-magate-i-urad-francii-pidpisali-ugodu-pro-spivpracu.html" text:style-name="Internet_20_link" text:visited-style-name="Visited_20_Internet_20_Link">
https://www.ukrinform.ua/rubric-economy/3705354-energoatom-magate-i-urad-francii-pidpisali-ugodu-pro-spivpracu.html</text:a>
</text:p>
      <!--NEWS-->
      <text:h text:style-name="P10" text:outline-level="1">
<text:span text:style-name="T4">
国防军在三个方向上击退了30多次俄罗斯袭击</text:span>
</text:h>
      <text:p text:style-name="P4">
作者: Ukrinform (Person)</text:p>
      <text:p text:style-name="P4">
出版商: Укринформ (Organization)</text:p>
      <text:p text:style-name="P4">
出版时间: 2023-05-05T19:10:00+03:00</text:p>
      <text:p text:style-name="P4">
修改时间: 2023-05-05T19:10:00+03:00</text:p>
      <text:p text:style-name="P4">
描述: 俄罗斯军队专注于在巴赫穆特（Bakhmut），阿维迪夫（Avdiiv）和玛丽斯基（Mariinsky）指示的进攻行动上的主要努力，以及乌克兰捍卫者在白天重复了30多次敌方袭击。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text:p>
      <text:p text:style-name="P4">
类型: Article</text:p>
      <!--METADATA-->
      <text:p text:style-name="P4">
<draw:frame draw:style-name="fr1" draw:name="Image146" text:anchor-type="as-char" svg:width="6.9236in" svg:height="3.956343in" draw:z-index="0">
<draw:image xlink:href="../Images/yкринформ/2023-05-05T19-10-00-03-00/630_360_1682620469-597.jpg" xlink:type="simple" xlink:show="embed" xlink:actuate="onLoad" draw:mime-type="image/jpeg"/>
</draw:frame>
Ruskivskaya将基本的努力重点放在进行Nabakhmut，Avdiiv和Marinsk的指示的进攻行动上，当今的乌克兰捍卫者在那里反映了30多次敌方攻击。</text:p>
      <text:p text:style-name="P4">
乌克兰武装部队的总参谋部在[]中报道了这一点(https://www.facebook.com/GeneralStaff.ua/posts/pfbid02fQp6UGYR7agqX25eRk9s4Fc68MQNUsUowqJGLeevcgiHBM2zaEhyc6XRiTpam9izl)乌克林福姆报道，截至5月5日，星期五18:00发布了及时的信息。</text:p>
      <text:p text:style-name="P4">
总参谋部指出：“巴赫穆特(Bakhmut)和马林卡(Marinka)最激烈的战斗仍在继续，我们的战士一直保持不足。”</text:p>
      <text:p text:style-name="P4">
据报道，乌克兰航空在集中俄罗斯人的人员和军事装备的那天进行了六次罢工。</text:p>
      <text:p text:style-name="P4">
<text:span text:style-name="T4">
另请阅读：</text:span>
 <text:a xlink:type="simple" xlink:href="https://www.ukrinform.ua/rubric-ato/3705187-zagarbniki-namagautsa-vzati-bahmut-pid-kontrol-do-9-travna-malar.html" text:style-name="Internet_20_link" text:visited-style-name="Visited_20_Internet_20_Link">
</text:a>
火箭部队和武装部队的炮兵部队受到五个武器和军事装备，三个弹药和润滑材料的仓库，一种防空工具以及另一个敌人的五个重要目标的影响。</text:p>
      <text:p text:style-name="P4">
俄罗斯联邦继续采用恐怖策略。 在预科前，两枚火箭和26架飞机冲击以及大约20个火箭发射器。 由于敌对袭击，平民，Y和其他平民基础设施被摧毁和损坏的私人住宅被摧毁和损害。</text:p>
      <text:p text:style-name="P4">
总参谋部警告：在整个乌克兰进行火箭和航空罢工的可能性仍然很高。</text:p>
      <text:p text:style-name="P4">
<text:span text:style-name="T4">
另请阅读：</text:span>
 <text:a xlink:type="simple" xlink:href="https://www.ukrinform.ua/rubric-ato/3705138-masnik-mariupola-mizincev-perejsov-do-pvk-vagner-roszmi.html" text:style-name="Internet_20_link" text:visited-style-name="Visited_20_Internet_20_Link">
</text:a>
_ <text:span text:style-name="T4">
在Volyn和Polissya指示中</text:span>
 _未检测到俄罗斯联邦进攻群体的迹象。 在白俄罗斯共和国领土上，俄罗斯联邦武装部队的某些部队正在被盖章。</text:p>
      <text:p text:style-name="P4">
_ <text:span text:style-name="T4">
在Siversky和Slobozhansky的指示中</text:span>
 _俄罗斯在与库尔斯克·塔布尔戈罗德地区的布莱恩斯克乌克兰地区保留了军事冒险。</text:p>
      <text:p text:style-name="P4">
From the blows of artillery and mortars of the enemy during the day were suffering from the Buchkik Chernyhiv region, Znob-Trubchevskaya, Old Guta, Baranivka, Tovstoubovo, Bachivsk and Volphin of Sumy region, Red Star, Uda, Veterinary, Lajyana, Grunka, Grunka和Kharkiv地区的老人。_ <text:span text:style-name="T4">
在Kupyansk方向</text:span>
 _炮兵和迫击炮击中俄罗斯，博洛多瓦，克拉斯尼第一，菲诺维卡，诺沃金斯克，两年，利曼，第一，桑迪，桑迪和斯特尔马基夫卡。</text:p>
      <text:p text:style-name="P4">
_ <text:span text:style-name="T4">
朝利马方向</text:span>
 _进攻行动没有进行入侵者，而是从卢甘斯克地区Makiyivka的炮兵中殴打，Nevsky，Nevsky，Yampolivka，Bigorivka，Bigorivka，Verkhnyamyansky，并质疑Donetsk地区。</text:p>
      <text:p text:style-name="P4">
_ <text:span text:style-name="T4">
在巴赫穆特(Bakhmut)方向</text:span>
 _ _敌人继续逃跑，重型人继续前往巴赫穆特(Bakhmut)市。 白天，俄罗斯联邦在格里戈里夫卡，伊万诺夫斯基和纽约的方向上做出了不成功的进攻行动。</text:p>
      <text:p text:style-name="P4">
<text:span text:style-name="T4">
另请阅读：</text:span>
 <text:a xlink:type="simple" xlink:href="https://www.ukrinform.ua/rubric-ato/3704978-rosiani-obstrilali-prikordonna-sumsini-e-vlucanna.html" text:style-name="Internet_20_link" text:visited-style-name="Visited_20_Internet_20_Link">
</text:a>
Vasyukivka，Minskivka，Orikhovo-Vasylivka，Markovo，Grigorivka，Bakhmut，Bakhmut，Ivanivske，Yar，Yar，Konstantinovka，Alexander-Shultine，South，South，South，Toretsk，Toretsk，North and Nortersk of Donetsk地区受到了Russian Blussing的伤害。</text:p>
      <text:p text:style-name="P4">
_ <text:span text:style-name="T4">
在Avdeevsky方向</text:span>
 _ _俄罗斯军队在Avdiivka地区进行了进攻行动，但没有成功。 同时，入侵者向Orlivka，Lastochyna，Avdiivka，Tonenko，Karlovka，Netaylovo和Pervomaisk Donetsk地区开火。</text:p>
      <text:p text:style-name="P4">
_ <text:span text:style-name="T4">
在马里因斯基方向</text:span>
 _ _ _乌克兰国防军的那天，这是俄罗斯人在马林卡地区的无数袭击。 Kurakhove，St. George，Marinka，Vicoda，Elizabeth，Katerynivka和Novomikhailovkadonnets地区是敌人。</text:p>
      <text:p text:style-name="P4">
_ <text:span text:style-name="T4">
在矿物方向</text:span>
 _ _ _在进攻的当天，没有进行RF，而是击中了Shakhtarsky，这是有福的和被仔细的Donetsk地区。</text:p>
      <text:p text:style-name="P4">
_ <text:span text:style-name="T4">
在Zaporizhhya和Kherson方向</text:span>
 _侵略者继续进行Varioron动作和解雇的定居点。 白天，总共有40多个城市和村庄经历了敌对的武器。</text:p>
      <text:p text:style-name="P4">
<text:span text:style-name="T4">
另请阅读：</text:span>
 <text:a xlink:type="simple" xlink:href="https://www.ukrinform.ua/rubric-ato/3704949-ppo-znisila-u-nebi-nad-dnipropetrovsinou-dva-vorozih-bezpilotniki.html" text:style-name="Internet_20_link" text:visited-style-name="Visited_20_Internet_20_Link">
<text:span text:style-name="T4">
销毁</text:span>
</text:a>
尤其是，俄罗斯联邦的部队被伯拉特斯基，弗雷米夫卡，诺维斯克地区，顿涅茨克地区的绿色领域，奥尔吉夫，马利尼维卡，古利尼波尔，铁路，加利佩尔斯基，比利格斯基，比列赛尔斯基，马里·托克马赫，马里·托克卡，马里·夏尔巴克基，卡姆·库氏，kamamiansk和Stepnogorsk和Steptepnogorsk，还有赫尔森(Kherson)，金横梁(Golden Beam)，杜德查尼(Dudchany)，梅里(Merry)，德尼普罗夫斯基(Dniprovsky)和赫尔森地区(Kherson)地区的基佐米斯(Kizomis)。因此，威胁要驱逐出境和没收财产，移动团体的代表在乌克兰公民的位置报告了文件和发行俄罗斯护照。</text:p>
      <text:p text:style-name="P4">
根据乌克林福姆的说法，在5月5日晚上，俄罗斯联邦的部队被允许在二肾上腺元中二二元Shahd-136/131。</text:p>
      <text:p text:style-name="P4">
照片：武装部队总参谋部</text:p>
      <text:p text:style-name="P4">
News Source: <text:a xlink:type="simple" xlink:href="https://www.ukrinform.ua/rubric-ato/3705357-sili-oboroni-vidbili-ponad-30-rosijskih-atak-na-troh-napramkah.html" text:style-name="Internet_20_link" text:visited-style-name="Visited_20_Internet_20_Link">
https://www.ukrinform.ua/rubric-ato/3705357-sili-oboroni-vidbili-ponad-30-rosijskih-atak-na-troh-napramkah.html</text:a>
</text:p>
      <!--NEWS-->
      <text:h text:style-name="P10" text:outline-level="1">
<text:span text:style-name="T4">
Naftogaz正在为暖气季节做准备：Chernyshov会见了城市市长</text:span>
</text:h>
      <text:p text:style-name="P4">
作者: Ukrinform (Person)</text:p>
      <text:p text:style-name="P4">
出版商: Укринформ (Organization)</text:p>
      <text:p text:style-name="P4">
出版时间: 2023-05-05T19:10:32+03:00</text:p>
      <text:p text:style-name="P4">
修改时间: 2023-05-05T19:10:32+03:00</text:p>
      <text:p text:style-name="P4">
描述: Naftogaz与城市市长一起已经开始为接下来的2023/2024暖气季节做准备。  - 乌克林。</text:p>
      <text:p text:style-name="P4">
图片: ["<text:a xlink:type="simple" xlink:href="https://static.ukrinform.com/photos/2023_05/thumb_files/630_360_1683302544-576.jpg" text:style-name="Internet_20_link" text:visited-style-name="Visited_20_Internet_20_Link">
630_360_16833...</text:a>
"]</text:p>
      <text:p text:style-name="P4">
标签: ['Нафтогаз', 'Опалювальний сезон', 'Чернишов']</text:p>
      <text:p text:style-name="P4">
类型: Article</text:p>
      <!--METADATA-->
      <text:p text:style-name="P4">
<draw:frame draw:style-name="fr1" draw:name="Image147" text:anchor-type="as-char" svg:width="6.9236in" svg:height="3.956343in" draw:z-index="0">
<draw:image xlink:href="../Images/yкринформ/2023-05-05T19-10-32-03-00/630_360_1683302544-576.jpg" xlink:type="simple" xlink:show="embed" xlink:actuate="onLoad" draw:mime-type="image/jpeg"/>
</draw:frame>
与城市市长的石油气体已经开始为接下来的2023/2024暖气季节做准备。</text:p>
      <text:p text:style-name="P4">
根据乌克林福称<text:a xlink:type="simple" xlink:href="https://www.naftogaz.com/news/organy-mistsevogo-samovryaduvannya-prodovzhuyut-buty-nadiynymy-partneramy-dlya-naftogazu-oleksiy-chernyshov" text:style-name="Internet_20_link" text:visited-style-name="Visited_20_Internet_20_Link">
</text:a>
，今天举行了代表乌克兰城市协会的社区Zanos乌克兰Alexei Chernyshov董事会主席。</text:p>
      <text:p text:style-name="P4">
“感谢城市和地区的领导人共同努力，并准备在24/7全天候运作结果……权力改革改变了发展方法，这使得共同解决复杂问题。 因此，我们成功地通过了该国独立性最艰难的。 我们为接下来的成功工作。”切尼霍夫评论道。</text:p>
      <text:p text:style-name="P4">
根据新闻服务的说法，在会议上讨论的问题中 - 下一个冬天的足够天然气储量以及消耗资源的债务企业还款。</text:p>
      <text:p text:style-name="P4">
<text:span text:style-name="T4">
另请阅读：</text:span>
 <text:a xlink:type="simple" xlink:href="https://www.ukrinform.ua/rubric-economy/3702629-naftogaz-zalisiv-cinu-na-gaz-dla-naselenna-nezminnou-se-na-rik.html" text:style-name="Internet_20_link" text:visited-style-name="Visited_20_Internet_20_Link">
</text:a>
据报道，乌克兰4月14日正式结束了<text:a xlink:type="simple" xlink:href="https://www.ukrinform.ua/tag-opaluvalnij-sezon" text:style-name="Internet_20_link" text:visited-style-name="Visited_20_Internet_20_Link">
</text:a>
2022/2023。</text:p>
      <text:p text:style-name="P4">
<text:span text:style-name="T5">
foto：naftogaz</text:span>
</text:p>
      <text:p text:style-name="P4">
News Source: <text:a xlink:type="simple" xlink:href="https://www.ukrinform.ua/rubric-economy/3705356-naftogaz-gotuetsa-do-opaluvalnogo-sezonu-cernisov-zustrivsa-z-merami-mist.html" text:style-name="Internet_20_link" text:visited-style-name="Visited_20_Internet_20_Link">
https://www.ukrinform.ua/rubric-economy/3705356-naftogaz-gotuetsa-do-opaluvalnogo-sezonu-cernisov-zustrivsa-z-merami-mist.html</text:a>
</text:p>
      <!--NEWS-->
      <text:h text:style-name="P10" text:outline-level="1">
<text:span text:style-name="T4">
利维夫地区是乌克兰第一个在郊区和长途路线上引入电子票的人</text:span>
</text:h>
      <text:p text:style-name="P4">
作者: Ukrinform (Person)</text:p>
      <text:p text:style-name="P4">
出版商: Укринформ (Organization)</text:p>
      <text:p text:style-name="P4">
出版时间: 2023-05-05T19:16:55+03:00</text:p>
      <text:p text:style-name="P4">
修改时间: 2023-05-05T19:16:55+03:00</text:p>
      <text:p text:style-name="P4">
描述: 利维夫地区成为乌克兰第一个在郊区和长途路线上引入电子票的人。 到6月底，验证者必须在该地区的所有1050辆公交车中安装，现在26个在测试模式下运行。  - 乌克林。</text:p>
      <text:p text:style-name="P4">
图片: ["<text:a xlink:type="simple" xlink:href="https://static.ukrinform.com/photos/2023_05/thumb_files/630_360_1683301113-9273.jpeg" text:style-name="Internet_20_link" text:visited-style-name="Visited_20_Internet_20_Link">
630_360_16833...</text:a>
", "<text:a xlink:type="simple" xlink:href="https://static.ukrinform.com/photos/2023_05/thumb_files/630_360_1683301113-6349.jpeg" text:style-name="Internet_20_link" text:visited-style-name="Visited_20_Internet_20_Link">
630_360_16833...</text:a>
", "<text:a xlink:type="simple" xlink:href="https://static.ukrinform.com/photos/2023_05/thumb_files/630_360_1683301112-5247.jpeg" text:style-name="Internet_20_link" text:visited-style-name="Visited_20_Internet_20_Link">
630_360_16833...</text:a>
", "<text:a xlink:type="simple" xlink:href="https://static.ukrinform.com/photos/2023_05/thumb_files/630_360_1683301113-4648.jpeg" text:style-name="Internet_20_link" text:visited-style-name="Visited_20_Internet_20_Link">
630_360_16833...</text:a>
", "<text:a xlink:type="simple" xlink:href="https://static.ukrinform.com/photos/2023_05/thumb_files/630_360_1683301113-6710.jpeg" text:style-name="Internet_20_link" text:visited-style-name="Visited_20_Internet_20_Link">
630_360_16833...</text:a>
", "<text:a xlink:type="simple" xlink:href="https://static.ukrinform.com/photos/2023_05/thumb_files/630_360_1683301113-1894.jpeg" text:style-name="Internet_20_link" text:visited-style-name="Visited_20_Internet_20_Link">
630_360_16833...</text:a>
", "<text:a xlink:type="simple" xlink:href="https://static.ukrinform.com/photos/2023_05/thumb_files/630_360_1683301114-8236.jpeg" text:style-name="Internet_20_link" text:visited-style-name="Visited_20_Internet_20_Link">
630_360_16833...</text:a>
", "<text:a xlink:type="simple" xlink:href="https://static.ukrinform.com/photos/2023_05/thumb_files/630_360_1683301115-8482.jpeg" text:style-name="Internet_20_link" text:visited-style-name="Visited_20_Internet_20_Link">
630_360_16833...</text:a>
", "<text:a xlink:type="simple" xlink:href="https://static.ukrinform.com/photos/2023_05/thumb_files/630_360_1683301115-5828.jpeg" text:style-name="Internet_20_link" text:visited-style-name="Visited_20_Internet_20_Link">
630_360_16833...</text:a>
", "<text:a xlink:type="simple" xlink:href="https://static.ukrinform.com/photos/2023_05/thumb_files/630_360_1683301116-5549.jpeg" text:style-name="Internet_20_link" text:visited-style-name="Visited_20_Internet_20_Link">
630_360_16833...</text:a>
"]</text:p>
      <text:p text:style-name="P4">
标签: ['Львівщина', 'Автобус', 'Е-картка']</text:p>
      <text:p text:style-name="P4">
类型: Article</text:p>
      <!--METADATA-->
      <text:p text:style-name="P4">
<draw:frame draw:style-name="fr1" draw:name="Image148" text:anchor-type="as-char" svg:width="6.9236in" svg:height="3.956343in" draw:z-index="0">
<draw:image xlink:href="../Images/yкринформ/2023-05-05T19-16-55-03-00/630_360_1683301113-9273.jpeg" xlink:type="simple" xlink:show="embed" xlink:actuate="onLoad" draw:mime-type="image/jpeg"/>
</draw:frame>
利维夫地区成为乌克兰第一个在郊区塔米兹米斯基路线上引入电子票的人。 到6月底，必须将验证器安装在该地区的所有1050辆汽车中，现在26在测试模式下运行。</text:p>
      <text:p text:style-name="P4">
关于它报告<text:a xlink:type="simple" xlink:href="https://loda.gov.ua/news/64301" text:style-name="Internet_20_link" text:visited-style-name="Visited_20_Internet_20_Link">
</text:a>
，报道乌克林福姆。</text:p>
      <text:p text:style-name="P4">
“与企业一起，我们确定了LVIV地区水域设备的安装时间表。 名单中的第一个是PE“ Avtosvit”，它将乘客从LVIV运送到拉瓦 - 俄罗斯地区社区的定居点。 所有设备都在测试模式下工作。 驾驶员仍参与验证过程 - 确定乘客计划通过的设备上的距离。 将来，该过程将以不同的方式支付，距离将由乘客决定。”</text:p>
      <text:p text:style-name="P4">
到6月底，必须在所有郊区和长距离设置验证者<text:a xlink:type="simple" xlink:href="https://www.ukrinform.ua/tag-avtobus" text:style-name="Internet_20_link" text:visited-style-name="Visited_20_Internet_20_Link">
</text:a>
利维夫地区。 该地区总共有1050个，其中有700个是主要的，大约300个 - 更换或备份运输。投资者-Smart Ticket Technology LLC从事技术支持。在该项目的试点阶段，公司检查了所有组件的设备。 如果出现技术问题 - 解决方案。</text:p>
      <text:p text:style-name="P4">
<text:span text:style-name="T4">
另请阅读：</text:span>
 <text:a xlink:type="simple" xlink:href="https://www.ukrinform.ua/rubric-kyiv/3601526-u-kievi-oplata-proizdu-bankivskou-kartkou-vze-dostupna-u-vsih-vidah-komunalnogo-transportu.html" text:style-name="Internet_20_link" text:visited-style-name="Visited_20_Internet_20_Link">
</text:a>
“选择设备时，最重要的是，我们依靠其BASID的安全性，传输和阅读信息的方法，验证器屏幕上数据显示系统的速度。 此外，我们创建了一个移动应用程序，该应用程序根据两个操作系统 -  Android和IOC运行。 在其中，用户可以在实施的试点阶段，可以看到有关计划的旅行 - 路线，时间和地点的信息。 我们的专家正在不断改进应用程序，并且还将出现进一步的坦率。</text:p>
      <text:p text:style-name="P4">
根据鲁德尼茨基的说法，在不久的将来，他们计划为Peremyshlyansky和Sambir地区，Azgod等人配备验证者和运输企业。</text:p>
      <text:p text:style-name="P4">
“特权现在将根据运营的证书传递。 但是自7月以来，我们将与每个社区合作，它将命令Wine -Westor使用一定数量的优惠卡来使用人员使用它们。”</text:p>
      <text:p text:style-name="P4">
据报道，利维夫地区是乌克兰第一个引入在该地区内部运行的好奇和延长距离公交路线的电子票。验证者将与该路线和相应的关税网格有束缚，因为有不同该地区的票价。</text:p>
      <text:p text:style-name="P4">
News Source: <text:a xlink:type="simple" xlink:href="https://www.ukrinform.ua/rubric-regions/3705358-lvivsina-persou-v-ukraini-zaprovadila-ekvitka-na-primiskih-ta-mizmiskih-marsrutah.html" text:style-name="Internet_20_link" text:visited-style-name="Visited_20_Internet_20_Link">
https://www.ukrinform.ua/rubric-regions/3705358-lvivsina-persou-v-ukraini-zaprovadila-ekvitka-na-primiskih-ta-mizmiskih-marsrutah.html</text:a>
</text:p>
      <!--NEWS-->
      <text:h text:style-name="P10" text:outline-level="1">
<text:span text:style-name="T4">
对于特鲁克哈诺夫（Trukhanov），超过1300万的承诺 - 媒体</text:span>
</text:h>
      <text:p text:style-name="P4">
作者: Ukrinform (Person)</text:p>
      <text:p text:style-name="P4">
出版商: Укринформ (Organization)</text:p>
      <text:p text:style-name="P4">
出版时间: 2023-05-05T19:20:00+03:00</text:p>
      <text:p text:style-name="P4">
修改时间: 2023-05-05T19:20:00+03:00</text:p>
      <text:p text:style-name="P4">
描述: 敖德萨国会议员德米特里·坦祖尔（Dmitry Tanzur）表示，他为奥德莎·格纳迪·特鲁卡诺夫（Odessa Gennady Trukhanov）市长做出了1,342万美元的誓言。  - 乌克林。</text:p>
      <text:p text:style-name="P4">
图片: ["<text:a xlink:type="simple" xlink:href="https://static.ukrinform.com/photos/2019_03/thumb_files/630_360_1552301828-509.jpg" text:style-name="Internet_20_link" text:visited-style-name="Visited_20_Internet_20_Link">
630_360_15523...</text:a>
"]</text:p>
      <text:p text:style-name="P4">
标签: ['Одеса', 'Застава', 'Труханов']</text:p>
      <text:p text:style-name="P4">
类型: Article</text:p>
      <!--METADATA-->
      <text:p text:style-name="P4">
<draw:frame draw:style-name="fr1" draw:name="Image149" text:anchor-type="as-char" svg:width="6.9236in" svg:height="3.956343in" draw:z-index="0">
<draw:image xlink:href="../Images/yкринформ/2023-05-05T19-20-00-03-00/630_360_1552301828-509.jpg" xlink:type="simple" xlink:show="embed" xlink:actuate="onLoad" draw:mime-type="image/jpeg"/>
</draw:frame>
Dmitry Tantur Odessa Deput表示，他为Odessa Gennady Trukhanov市长做出了1342万个IGRIVS的承诺。</text:p>
      <text:p text:style-name="P4">
他报告了这一点<text:a xlink:type="simple" xlink:href="https://t.me/suspilneodesa/22978" text:style-name="Internet_20_link" text:visited-style-name="Visited_20_Internet_20_Link">
</text:a>
，报道乌克林福姆。</text:p>
      <text:p text:style-name="P4">
代理人说：“这些是我个人的宣布税款的资金。扣押了钱，我收到了瓦克斯的来信。”</text:p>
      <text:p text:style-name="P4">
据报道，5月4日，最高反腐败法院于5月4日批准<text:a xlink:type="simple" xlink:href="https://www.ukrinform.ua/rubric-regions/3704714-mera-odesi-truhanova-vzali-pid-vartu.html" text:style-name="Internet_20_link" text:visited-style-name="Visited_20_Internet_20_Link">
</text:a>
有可能承诺超过1300万。</text:p>
      <text:p text:style-name="P4">
根据纳布的说法，2016年，敖德萨市长特鲁克哈诺夫(Trukhanov)与敖德萨市议会的其他雇员以及一家私营公司的代表没收了城市预算的9200万欧元。</text:p>
      <text:p text:style-name="P4">
<text:span text:style-name="T4">
另请阅读：</text:span>
 <text:a xlink:type="simple" xlink:href="https://www.ukrinform.ua/rubric-regions/3705160-klicko-hotiv-uzati-truhanova-na-poruki.html" text:style-name="Internet_20_link" text:visited-style-name="Visited_20_Internet_20_Link">
<text:span text:style-name="T4">
 trukhanova </text:span>
</text:a>
NABU侦探和SAP检察官于2016年12月提起了这些资金的参考，这些资金已转移到LLC DevelopmentEite的帐户。 2020年1月24日<text:a xlink:type="simple" xlink:href="https://www.ukrinform.ua/tag-truhanov" text:style-name="Internet_20_link" text:visited-style-name="Visited_20_Internet_20_Link">
</text:a>
据报道了量表。</text:p>
      <text:p text:style-name="P4">
总共有12个船员在Krayan和SAP工厂负责，其中有8个由Wax倾听了该案。 关于其中一位参与者，该案与她的死亡有关。</text:p>
      <text:p text:style-name="P4">
2018年10月，敖德萨的马利诺夫斯基地​​方法院保证了该计划的八人，其中包括Igennady Trukhanov。 最后，法院无罪释放案件涉及的所有人员。</text:p>
      <text:p text:style-name="P4">
<text:span text:style-name="T4">
另请阅读：</text:span>
 <text:a xlink:type="simple" xlink:href="https://www.ukrinform.ua/rubric-society/3705222-zahist-truhanova-oskarzue-arest-apelaciu-rozglanut-nastupnogo-tizna.html" text:style-name="Internet_20_link" text:visited-style-name="Visited_20_Internet_20_Link">
<text:span text:style-name="T4">
 trukhanova </text:span>
</text:a>
2021年2月，WACS上诉商会废除了Odessa Vykomalinovsky Court，但无法开始案件。</text:p>
      <text:p text:style-name="P4">
2023年4月25日，最高反腐败法院举行了一次会议，并更改了敖德萨市长Gennady Trukhanov的事件，该活动就个人义务<text:a xlink:type="simple" xlink:href="https://www.ukrinform.ua/rubric-society/3700677-vaks-priznaciv-truhanovu-zastavu-u-ponad-30-miljoniv-centr-protidii-korupcii.html" text:style-name="Internet_20_link" text:visited-style-name="Visited_20_Internet_20_Link">
</text:a>
以“ Krajan”为例。</text:p>
      <text:p text:style-name="P4">
News Source: <text:a xlink:type="simple" xlink:href="https://www.ukrinform.ua/rubric-regions/3705360-za-truhanova-vnesli-ponad-13-miljoniv-zastavi-zmi.html" text:style-name="Internet_20_link" text:visited-style-name="Visited_20_Internet_20_Link">
https://www.ukrinform.ua/rubric-regions/3705360-za-truhanova-vnesli-ponad-13-miljoniv-zastavi-zmi.html</text:a>
</text:p>
      <!--NEWS-->
      <text:h text:style-name="P10" text:outline-level="1">
<text:span text:style-name="T4">
Shmigal和Wallace参观了在英国接受训练的武装战士</text:span>
</text:h>
      <text:p text:style-name="P4">
作者: Ukrinform (Person)</text:p>
      <text:p text:style-name="P4">
出版商: Укринформ (Organization)</text:p>
      <text:p text:style-name="P4">
出版时间: 2023-05-05T19:23:00+03:00</text:p>
      <text:p text:style-name="P4">
修改时间: 2023-05-05T19:23:00+03:00</text:p>
      <text:p text:style-name="P4">
描述: 在英国，总理丹尼斯·施米格尔（Denis Shmigal）熟悉了训练下一批乌克兰军事武装部队的过程。  - 乌克林。</text:p>
      <text:p text:style-name="P4">
图片: ["<text:a xlink:type="simple" xlink:href="https://static.ukrinform.com/photos/2023_05/thumb_files/630_360_1683304104-360.jpeg" text:style-name="Internet_20_link" text:visited-style-name="Visited_20_Internet_20_Link">
630_360_16833...</text:a>
", "<text:a xlink:type="simple" xlink:href="https://static.ukrinform.com/photos/2023_05/thumb_files/630_360_1683302447-8831.jpeg" text:style-name="Internet_20_link" text:visited-style-name="Visited_20_Internet_20_Link">
630_360_16833...</text:a>
", "<text:a xlink:type="simple" xlink:href="https://static.ukrinform.com/photos/2023_05/thumb_files/630_360_1683302447-1611.jpeg" text:style-name="Internet_20_link" text:visited-style-name="Visited_20_Internet_20_Link">
630_360_16833...</text:a>
", "<text:a xlink:type="simple" xlink:href="https://static.ukrinform.com/photos/2023_05/thumb_files/630_360_1683302447-1975.jpeg" text:style-name="Internet_20_link" text:visited-style-name="Visited_20_Internet_20_Link">
630_360_16833...</text:a>
", "<text:a xlink:type="simple" xlink:href="https://static.ukrinform.com/photos/2023_05/thumb_files/630_360_1683302447-9504.jpeg" text:style-name="Internet_20_link" text:visited-style-name="Visited_20_Internet_20_Link">
630_360_16833...</text:a>
", "<text:a xlink:type="simple" xlink:href="https://static.ukrinform.com/photos/2023_05/thumb_files/630_360_1683302447-1202.jpeg" text:style-name="Internet_20_link" text:visited-style-name="Visited_20_Internet_20_Link">
630_360_16833...</text:a>
", "<text:a xlink:type="simple" xlink:href="https://static.ukrinform.com/photos/2023_05/thumb_files/630_360_1683302447-9457.jpeg" text:style-name="Internet_20_link" text:visited-style-name="Visited_20_Internet_20_Link">
630_360_16833...</text:a>
", "<text:a xlink:type="simple" xlink:href="https://static.ukrinform.com/photos/2023_05/thumb_files/630_360_1683302448-5781.jpeg" text:style-name="Internet_20_link" text:visited-style-name="Visited_20_Internet_20_Link">
630_360_16833...</text:a>
", "<text:a xlink:type="simple" xlink:href="https://static.ukrinform.com/photos/2023_05/thumb_files/630_360_1683302448-2764.jpeg" text:style-name="Internet_20_link" text:visited-style-name="Visited_20_Internet_20_Link">
630_360_16833...</text:a>
"]</text:p>
      <text:p text:style-name="P4">
标签: ['Британія', 'ЗСУ', 'Військові навчання', 'Шмигаль']</text:p>
      <text:p text:style-name="P4">
类型: Article</text:p>
      <!--METADATA-->
      <text:p text:style-name="P4">
<draw:frame draw:style-name="fr1" draw:name="Image150" text:anchor-type="as-char" svg:width="6.9236in" svg:height="3.956343in" draw:z-index="0">
<draw:image xlink:href="../Images/yкринформ/2023-05-05T19-23-00-03-00/630_360_1683304104-360.jpeg" xlink:type="simple" xlink:show="embed" xlink:actuate="onLoad" draw:mime-type="image/jpeg"/>
</draw:frame>
在英国，总理丹尼斯·施米格尔(Denis Shmigal)熟悉乌克兰军事武装部队的训练过程。</text:p>
      <text:p text:style-name="P4">
正如乌克林福姆报道的那样，Shmigal在[]中写道(https://t.me/Denys_Smyhal/5163)。</text:p>
      <text:p text:style-name="P4">
“近15,000名乌克兰军队已经在英国接受过培训。 今天，与英国国防部长贝诺沃莱斯和乌克兰第一夫人埃琳娜·泽伦斯卡亚(Elena Zelenskaya)一起，熟悉了下一批武装部队军队的训练过程，” Shmigal说。</text:p>
      <text:p text:style-name="P4">
<draw:frame draw:style-name="fr1" draw:name="Image151" text:anchor-type="as-char" svg:width="6.9236in" svg:height="3.956343in" draw:z-index="0">
<draw:image xlink:href="../Images/yкринформ/2023-05-05T19-23-00-03-00/630_360_1683302447-8831.jpeg" xlink:type="simple" xlink:show="embed" xlink:actuate="onLoad" draw:mime-type="image/jpeg"/>
</draw:frame>
Denisshmigal和Ben Wallace熟悉了武装部队 /照片的训练的过程：Denis Shmigal [ <text:a xlink:type="simple" xlink:href="https://static.ukrinform.com/photos/2023_05/1683302447-1611.jpeg" text:style-name="Internet_20_link" text:visited-style-name="Visited_20_Internet_20_Link">
<draw:frame draw:style-name="fr1" draw:name="Image153" text:anchor-type="as-char" svg:width="6.9236in" svg:height="3.956343in" draw:z-index="0">
<draw:image xlink:href="../Images/yкринформ/2023-05-05T19-23-00-03-00/630_360_1683302447-1611.jpeg" xlink:type="simple" xlink:show="embed" xlink:actuate="onLoad" draw:mime-type="image/jpeg"/>
</draw:frame>
</text:a>
 <text:a xlink:type="simple" xlink:href="https://static.ukrinform.com/photos/2023_05/1683302447-1975.jpeg" text:style-name="Internet_20_link" text:visited-style-name="Visited_20_Internet_20_Link">
<draw:frame draw:style-name="fr1" draw:name="Image154" text:anchor-type="as-char" svg:width="6.9236in" svg:height="3.956343in" draw:z-index="0">
<draw:image xlink:href="../Images/yкринформ/2023-05-05T19-23-00-03-00/630_360_1683302447-1975.jpeg" xlink:type="simple" xlink:show="embed" xlink:actuate="onLoad" draw:mime-type="image/jpeg"/>
</draw:frame>
</text:a>
 <text:a xlink:type="simple" xlink:href="https://static.ukrinform.com/photos/2023_05/1683302447-9504.jpeg" text:style-name="Internet_20_link" text:visited-style-name="Visited_20_Internet_20_Link">
<draw:frame draw:style-name="fr1" draw:name="Image155" text:anchor-type="as-char" svg:width="6.9236in" svg:height="3.956343in" draw:z-index="0">
<draw:image xlink:href="../Images/yкринформ/2023-05-05T19-23-00-03-00/630_360_1683302447-9504.jpeg" xlink:type="simple" xlink:show="embed" xlink:actuate="onLoad" draw:mime-type="image/jpeg"/>
</draw:frame>
</text:a>
 <text:a xlink:type="simple" xlink:href="https://static.ukrinform.com/photos/2023_05/1683302447-1202.jpeg" text:style-name="Internet_20_link" text:visited-style-name="Visited_20_Internet_20_Link">
<draw:frame draw:style-name="fr1" draw:name="Image156" text:anchor-type="as-char" svg:width="6.9236in" svg:height="3.956343in" draw:z-index="0">
<draw:image xlink:href="../Images/yкринформ/2023-05-05T19-23-00-03-00/630_360_1683302447-1202.jpeg" xlink:type="simple" xlink:show="embed" xlink:actuate="onLoad" draw:mime-type="image/jpeg"/>
</draw:frame>
</text:a>
 <text:a xlink:type="simple" xlink:href="https://static.ukrinform.com/photos/2023_05/1683302447-9457.jpeg" text:style-name="Internet_20_link" text:visited-style-name="Visited_20_Internet_20_Link">
<draw:frame draw:style-name="fr1" draw:name="Image157" text:anchor-type="as-char" svg:width="6.9236in" svg:height="3.956343in" draw:z-index="0">
<draw:image xlink:href="../Images/yкринформ/2023-05-05T19-23-00-03-00/630_360_1683302447-9457.jpeg" xlink:type="simple" xlink:show="embed" xlink:actuate="onLoad" draw:mime-type="image/jpeg"/>
</draw:frame>
</text:a>
 <text:a xlink:type="simple" xlink:href="https://static.ukrinform.com/photos/2023_05/1683302448-5781.jpeg" text:style-name="Internet_20_link" text:visited-style-name="Visited_20_Internet_20_Link">
<draw:frame draw:style-name="fr1" draw:name="Image158" text:anchor-type="as-char" svg:width="6.9236in" svg:height="3.956343in" draw:z-index="0">
<draw:image xlink:href="../Images/yкринформ/2023-05-05T19-23-00-03-00/630_360_1683302448-5781.jpeg" xlink:type="simple" xlink:show="embed" xlink:actuate="onLoad" draw:mime-type="image/jpeg"/>
</draw:frame>
</text:a>
 <text:a xlink:type="simple" xlink:href="https://static.ukrinform.com/photos/2023_05/1683302448-2764.jpeg" text:style-name="Internet_20_link" text:visited-style-name="Visited_20_Internet_20_Link">
<draw:frame draw:style-name="fr1" draw:name="Image159" text:anchor-type="as-char" svg:width="6.9236in" svg:height="3.956343in" draw:z-index="0">
<draw:image xlink:href="../Images/yкринформ/2023-05-05T19-23-00-03-00/630_360_1683302448-2764.jpeg" xlink:type="simple" xlink:show="embed" xlink:actuate="onLoad" draw:mime-type="image/jpeg"/>
</draw:frame>
</text:a>
他还与反对意见的华莱士步骤协调，并增强乌克兰的防守能力。</text:p>
      <text:p text:style-name="P4">
<text:span text:style-name="T4">
另请阅读：</text:span>
 <text:a xlink:type="simple" xlink:href="https://www.ukrinform.ua/rubric-polytics/3705036-zmicnenna-vidnosin-ukraini-ta-britanii-smigal-u-londoni-provede-nizku-vazlivih-zustricej.html" text:style-name="Internet_20_link" text:visited-style-name="Visited_20_Internet_20_Link">
<text:span text:style-name="T4">
英国</text:span>
</text:a>
“我们朝这个方向系统地移动。 乌克兰军队在实践中学习了标准。 在经验丰富的导师的训练领域以及在与敌人战斗中战斗的领域。”正如乌克林福姆(Ukrinform)报道的那样，施米加尔(Shmigal)与他的妻子奥莱娜·泽琳(Olena Zelene)一起在英国的英国和北部的欧洲裔欧洲裔王国，计划<text:a xlink:type="simple" xlink:href="https://www.ukrinform.ua/rubric-polytics/3705036-zmicnenna-vidnosin-ukraini-ta-britanii-smigal-u-londoni-provede-nizku-vazlivih-zustricej.html" text:style-name="Internet_20_link" text:visited-style-name="Visited_20_Internet_20_Link">
</text:a>
许多重要的会议。</text:p>
      <text:p text:style-name="P4">
News Source: <text:a xlink:type="simple" xlink:href="https://www.ukrinform.ua/rubric-ato/3705361-smigal-i-volles-vidvidali-bijciv-zsu-aki-prohodat-navcanna-u-britanii.html" text:style-name="Internet_20_link" text:visited-style-name="Visited_20_Internet_20_Link">
https://www.ukrinform.ua/rubric-ato/3705361-smigal-i-volles-vidvidali-bijciv-zsu-aki-prohodat-navcanna-u-britanii.html</text:a>
</text:p>
      <!--NEWS-->
      <text:h text:style-name="P10" text:outline-level="1">
<text:span text:style-name="T4">
乌克兰计划与日本签署一项赠款协议以购买医疗设备</text:span>
</text:h>
      <text:p text:style-name="P4">
作者: Ukrinform (Person)</text:p>
      <text:p text:style-name="P4">
出版商: Укринформ (Organization)</text:p>
      <text:p text:style-name="P4">
出版时间: 2023-05-05T19:25:11+03:00</text:p>
      <text:p text:style-name="P4">
修改时间: 2023-05-05T19:25:11+03:00</text:p>
      <text:p text:style-name="P4">
描述: 政府批准了乌克兰和日本之间一项机构协议的项目，以授予近8000万美元的购买医疗设备。  - 乌克林。</text:p>
      <text:p text:style-name="P4">
图片: ["<text:a xlink:type="simple" xlink:href="https://static.ukrinform.com/photos/2022_11/thumb_files/630_360_1667308231-551.jpg" text:style-name="Internet_20_link" text:visited-style-name="Visited_20_Internet_20_Link">
630_360_16673...</text:a>
"]</text:p>
      <text:p text:style-name="P4">
标签: ['Японія', 'Україна', 'Мельничук']</text:p>
      <text:p text:style-name="P4">
类型: Article</text:p>
      <!--METADATA-->
      <text:p text:style-name="P4">
<draw:frame draw:style-name="fr1" draw:name="Image160" text:anchor-type="as-char" svg:width="6.9236in" svg:height="3.956343in" draw:z-index="0">
<draw:image xlink:href="../Images/yкринформ/2023-05-05T19-25-11-03-00/630_360_1667308231-551.jpg" xlink:type="simple" xlink:show="embed" xlink:actuate="onLoad" draw:mime-type="image/jpeg"/>
</draw:frame>
政府批准了乌克兰和日本之间的一项机构协议的项目，以提供几乎UAH的赠款，以购买医疗设备。</text:p>
      <text:p text:style-name="P4">
关于<text:a xlink:type="simple" xlink:href="https://t.me/tmelnychuk/2251" text:style-name="Internet_20_link" text:visited-style-name="Visited_20_Internet_20_Link">
</text:a>
报道说，乌克利福姆报道说，维克霍夫纳雷达·塔拉斯·梅尔尼丘克的部长的常任代表报道说。</text:p>
      <text:p text:style-name="P4">
声明说：“乌克兰政府与公司Crown Agentssepancapan Limited之间的机构协议项目已批准在经济和社会发展计划中实施日本赠款援助。”</text:p>
      <text:p text:style-name="P4">
<text:span text:style-name="T4">
另请阅读：</text:span>
 <text:a xlink:type="simple" xlink:href="https://www.ukrinform.ua/rubric-polytics/3705259-ermak-obgovoriv-iz-poslom-aponii-prodovzenna-spivpraci.html" text:style-name="Internet_20_link" text:visited-style-name="Visited_20_Internet_20_Link">
<text:span text:style-name="T4">
日语</text:span>
</text:a>
根据梅尔尼丘克(Melnychuk)的说法，达成协议是为执行致命的政府(以交换笔记的形式)在为乌克兰医疗机构提供联合国特殊设备的授予。</text:p>
      <text:p text:style-name="P4">
值得注意的是，日本政府的援助将为3亿日元或UAH 79.959m。</text:p>
      <text:p text:style-name="P4">
<text:span text:style-name="T4">
另请阅读：</text:span>
 <text:a xlink:type="simple" xlink:href="https://www.ukrinform.ua/rubric-society/3705231-na-united24-zavilisa-dva-novih-napramki-priednalisa-se-pat-ambasadoriv-zelenskij.html" text:style-name="Internet_20_link" text:visited-style-name="Visited_20_Internet_20_Link">
</text:a>
据报道，乌克兰恢复部和日本国际合作机构于4月14日报道(JICA)他们签署了一项4亿美元的赠款协议。 这些资金将针对战争导致乌克兰损害的关键基础设施的恢复。</text:p>
      <text:p text:style-name="P4">
News Source: <text:a xlink:type="simple" xlink:href="https://www.ukrinform.ua/rubric-society/3705362-ukraina-planue-pidpisati-z-aponieu-grantovu-ugodu-na-zakupivlu-medobladnanna.html" text:style-name="Internet_20_link" text:visited-style-name="Visited_20_Internet_20_Link">
https://www.ukrinform.ua/rubric-society/3705362-ukraina-planue-pidpisati-z-aponieu-grantovu-ugodu-na-zakupivlu-medobladnanna.html</text:a>
</text:p>
      <!--NEWS-->
      <text:h text:style-name="P10" text:outline-level="1">
<text:span text:style-name="T4">
乌克兰与白俄罗斯达成了两项协议</text:span>
</text:h>
      <text:p text:style-name="P4">
作者: Ukrinform (Person)</text:p>
      <text:p text:style-name="P4">
出版商: Укринформ (Organization)</text:p>
      <text:p text:style-name="P4">
出版时间: 2023-05-05T19:28:46+03:00</text:p>
      <text:p text:style-name="P4">
修改时间: 2023-05-05T19:28:46+03:00</text:p>
      <text:p text:style-name="P4">
描述: </text:p>
      <text:p text:style-name="P4">
Listemisis的。 Our光З  - I的，。: </text:p>
      <text:p text:style-name="P4">
图片: ["<text:a xlink:type="simple" xlink:href="https://static.ukrinform.com/photos/2022_08/thumb_files/630_360_1659708198-453.jpg" text:style-name="Internet_20_link" text:visited-style-name="Visited_20_Internet_20_Link">
630_360_16597...</text:a>
"]</text:p>
      <text:p text:style-name="P4">
标签: ['білорусь', 'Кабмін', 'Україна', 'Угода']</text:p>
      <text:p text:style-name="P4">
类型: Article</text:p>
      <!--METADATA-->
      <text:p text:style-name="P4">
<draw:frame draw:style-name="fr1" draw:name="Image161" text:anchor-type="as-char" svg:width="6.9236in" svg:height="3.956343in" draw:z-index="0">
<draw:image xlink:href="../Images/yкринформ/2023-05-05T19-28-46-03-00/630_360_1659708198-453.jpg" xlink:type="simple" xlink:show="embed" xlink:actuate="onLoad" draw:mime-type="image/jpeg"/>
</draw:frame>
部长的内阁已与白俄罗斯共和国达成了两项关于兽医医学领域以及植物保护区的领域的协议。</text:p>
      <text:p text:style-name="P4">
5月5日，他于5月5日报告了这一点。(https://t.me/tmelnychuk/2250)据报道，乌克林福姆报道，Verkhovna Rada Taras Melnychuk代表部长的内阁代表。</text:p>
      <text:p text:style-name="P4">
是的，乌克兰政府与共和国政府之间的协议终止了<text:a xlink:type="simple" xlink:href="https://www.ukrinform.ua/tag-bilorus" text:style-name="Internet_20_link" text:visited-style-name="Visited_20_Internet_20_Link">
</text:a>
关于工业医学合作，于2002年1月8日在Mozyr进行。</text:p>
      <text:p text:style-name="P4">
乌克兰政府还终止了白俄罗斯共和国乌克兰王室部长之间在隔离区合作和保护明斯克07.10犯下的建筑物之间的协议。</text:p>
      <text:p text:style-name="P4">
<text:span text:style-name="T4">
另请阅读：</text:span>
 <text:a xlink:type="simple" xlink:href="https://www.ukrinform.ua/rubric-society/3699054-ukraina-rozirvala-se-odnu-ugodu-z-krainami-snd-pro-socviplati.html" text:style-name="Internet_20_link" text:visited-style-name="Visited_20_Internet_20_Link">
<text:span text:style-name="T4">
 cis </text:span>
</text:a>
正如乌克林福姆报道的那样，在白俄罗斯和俄罗斯之间引入了临时边境管制，并为此安装了检查站。</text:p>
      <text:p text:style-name="P4">
News Source: <text:a xlink:type="simple" xlink:href="https://www.ukrinform.ua/rubric-polytics/3705363-ukraina-rozirvala-dvi-ugodi-z-bilorussu.html" text:style-name="Internet_20_link" text:visited-style-name="Visited_20_Internet_20_Link">
https://www.ukrinform.ua/rubric-polytics/3705363-ukraina-rozirvala-dvi-ugodi-z-bilorussu.html</text:a>
</text:p>
      <!--NEWS-->
      <text:h text:style-name="P10" text:outline-level="1">
<text:span text:style-name="T4">
乌克兰人开始在加拿大世界杯上演出</text:span>
</text:h>
      <text:p text:style-name="P4">
作者: Ukrinform (Person)</text:p>
      <text:p text:style-name="P4">
出版商: Укринформ (Organization)</text:p>
      <text:p text:style-name="P4">
出版时间: 2023-05-05T19:29:00+03:00</text:p>
      <text:p text:style-name="P4">
修改时间: 2023-05-05T19:29:00+03:00</text:p>
      <text:p text:style-name="P4">
描述: 在加拿大蒙特利尔，世界杯世界已经开始。  - 乌克林。</text:p>
      <text:p text:style-name="P4">
图片: ["<text:a xlink:type="simple" xlink:href="https://static.ukrinform.com/photos/2023_05/thumb_files/630_360_1683304191-138.jpg" text:style-name="Internet_20_link" text:visited-style-name="Visited_20_Internet_20_Link">
630_360_16833...</text:a>
"]</text:p>
      <text:p text:style-name="P4">
标签: ['Кубок світу', 'Стрибки у воду']</text:p>
      <text:p text:style-name="P4">
类型: Article</text:p>
      <!--METADATA-->
      <text:p text:style-name="P4">
<draw:frame draw:style-name="fr1" draw:name="Image162" text:anchor-type="as-char" svg:width="6.9236in" svg:height="3.956343in" draw:z-index="0">
<draw:image xlink:href="../Images/yкринформ/2023-05-05T19-29-00-03-00/630_360_1683304191-138.jpg" xlink:type="simple" xlink:show="embed" xlink:actuate="onLoad" draw:mime-type="image/jpeg"/>
</draw:frame>
在蒙特利尔(加拿大)跳入水中的世界杯舞台开始。</text:p>
      <text:p text:style-name="P4">
乌克林福姆报道，第一个是由3米Trumbilin的个人跳跃的男性发起的。</text:p>
      <text:p text:style-name="P4">
中国朱努安·范(Junuan Van)赢得了资格，结果为493.45分。</text:p>
      <text:p text:style-name="P4">
乌克兰Danilo Konovalov(364,80)他没有进入决赛，在22名参与者的领域排名第16位。</text:p>
      <text:p text:style-name="P4">
在蒙特利尔，国内运动员也将以10米平台的跳跃表演：在个人跳跃中 - 周三的Alexei，在同步 -  Sofiasman和Ksenia Balo，Alexei，Alexei和Cyril Bolukh。</text:p>
      <text:p text:style-name="P4">
<text:span text:style-name="T4">
另请阅读：</text:span>
 <text:a xlink:type="simple" xlink:href="https://www.ukrinform.ua/rubric-sports/3702972-uni-ukrainski-stribuni-u-vodi-vigrali-cotiri-medali-na-turniri-u-drezdeni.html" text:style-name="Internet_20_link" text:visited-style-name="Visited_20_Internet_20_Link">
</text:a>
加拿大世界杯舞台将于5月7日结束。</text:p>
      <text:p text:style-name="P4">
照片：uadiving.org。</text:p>
      <text:p text:style-name="P4">
News Source: <text:a xlink:type="simple" xlink:href="https://www.ukrinform.ua/rubric-sports/3705364-ukrainci-rozpocali-vistup-na-kanadskomu-etapi-kubka-svitu-zi-stribkiv-u-vodu.html" text:style-name="Internet_20_link" text:visited-style-name="Visited_20_Internet_20_Link">
https://www.ukrinform.ua/rubric-sports/3705364-ukrainci-rozpocali-vistup-na-kanadskomu-etapi-kubka-svitu-zi-stribkiv-u-vodu.html</text:a>
</text:p>
      <!--NEWS-->
      <text:h text:style-name="P10" text:outline-level="1">
<text:span text:style-name="T4">
政府建议将新兵的限制年龄从27岁降低到25岁</text:span>
</text:h>
      <text:p text:style-name="P4">
作者: Ukrinform (Person)</text:p>
      <text:p text:style-name="P4">
出版商: Укринформ (Organization)</text:p>
      <text:p text:style-name="P4">
出版时间: 2023-05-05T19:30:03+03:00</text:p>
      <text:p text:style-name="P4">
修改时间: 2023-05-05T19:30:03+03:00</text:p>
      <text:p text:style-name="P4">
描述: 部长的内阁已批准了《军事义务和军事服务法修正案》的法律项目，该项目被提议降低公民居住的居住年龄在27号的军事注册中。年。  - 乌克林。</text:p>
      <text:p text:style-name="P4">
图片: ["<text:a xlink:type="simple" xlink:href="https://static.ukrinform.com/photos/2019_03/thumb_files/630_360_1553693868-452.jpg" text:style-name="Internet_20_link" text:visited-style-name="Visited_20_Internet_20_Link">
630_360_15536...</text:a>
"]</text:p>
      <text:p text:style-name="P4">
标签: ['Призов', 'Уряд', 'Мельничук']</text:p>
      <text:p text:style-name="P4">
类型: Article</text:p>
      <!--METADATA-->
      <text:p text:style-name="P4">
<draw:frame draw:style-name="fr1" draw:name="Image163" text:anchor-type="as-char" svg:width="6.9236in" svg:height="3.956343in" draw:z-index="0">
<draw:image xlink:href="../Images/yкринформ/2023-05-05T19-30-03-03-00/630_360_1553693868-452.jpg" xlink:type="simple" xlink:show="embed" xlink:actuate="onLoad" draw:mime-type="image/jpeg"/>
</draw:frame>
部长的内阁已批准了“关于乌克兰法律修正案“临时义务和兵役”的法律项目，该计划被提议将公民居住在军事注册中的边际居住下的居住地从27年减少到25年。</text:p>
      <text:p text:style-name="P4">
5月5日，他于5月5日报告了这一点。(https://t.me/tmelnychuk/2250)据报道，乌克林福姆报道，Verkhovna Rada Taras Melnychuk代表部长的内阁代表。</text:p>
      <text:p text:style-name="P4">
“该法案规定了第15、18、18-1、37条的修正案，旨在将边际公民战争降低到27岁至25岁的军事注册中，旨在将边际公民战争的停留时间降低到27岁。 “  - 消息读取。</text:p>
      <text:p text:style-name="P4">
<text:span text:style-name="T4">
另请阅读：</text:span>
 [<text:span text:style-name="T4">
国防部</text:span>
 <text:span text:style-name="T4">
 </text:span>
提供<text:span text:style-name="T4">
 </text:span>
 <text:span text:style-name="T4">
 </text:span>
 <text:span text:style-name="T4">
 </text:span>
 <text:span text:style-name="T4">
 marginal </text:span>
**(https://www.ukrinform.ua/rubric-society/3704759-minoboroni-proponue-zniziti-granicnij-vik-dla-prizovnikiv-do-25-rokiv.html)正如乌克林福姆(Ukrinform)所报道的那样，部长的内阁批准了法律项目“乌克兰对某些立法行为的介绍，涉及对生命保护和搜查海上人民的搜查和救援的活动的调节”。</text:p>
      <text:p text:style-name="P4">
News Source: <text:a xlink:type="simple" xlink:href="https://www.ukrinform.ua/rubric-society/3705365-urad-proponue-zmensiti-granicnij-vik-dla-prizovnikiv-z-27-do-25-rokiv.html" text:style-name="Internet_20_link" text:visited-style-name="Visited_20_Internet_20_Link">
https://www.ukrinform.ua/rubric-society/3705365-urad-proponue-zmensiti-granicnij-vik-dla-prizovnikiv-z-27-do-25-rokiv.html</text:a>
</text:p>
      <!--NEWS-->
      <text:h text:style-name="P10" text:outline-level="1">
<text:span text:style-name="T4">
Zelensky与Usbasadors United24会面</text:span>
</text:h>
      <text:p text:style-name="P4">
作者: Ukrinform (Person)</text:p>
      <text:p text:style-name="P4">
出版商: Укринформ (Organization)</text:p>
      <text:p text:style-name="P4">
出版时间: 2023-05-05T19:32:00+03:00</text:p>
      <text:p text:style-name="P4">
修改时间: 2023-05-05T19:32:00+03:00</text:p>
      <text:p text:style-name="P4">
描述: 沃迪米尔Zelensky总统会见了United 24 Fandering平台的大使，并感谢他们统一了世界的统一来帮助乌克兰。  - 乌克林。</text:p>
      <text:p text:style-name="P4">
图片: ["<text:a xlink:type="simple" xlink:href="https://static.ukrinform.com/photos/2023_05/thumb_files/630_360_1683304726-478.jpeg" text:style-name="Internet_20_link" text:visited-style-name="Visited_20_Internet_20_Link">
630_360_16833...</text:a>
", "<text:a xlink:type="simple" xlink:href="https://static.ukrinform.com/photos/2023_05/1683304726-780.jpeg" text:style-name="Internet_20_link" text:visited-style-name="Visited_20_Internet_20_Link">
1683304726-78...</text:a>
", "<text:a xlink:type="simple" xlink:href="https://static.ukrinform.com/photos/2023_05/1683304726-885.jpeg" text:style-name="Internet_20_link" text:visited-style-name="Visited_20_Internet_20_Link">
1683304726-88...</text:a>
"]</text:p>
      <text:p text:style-name="P4">
标签: ['Зеленський', 'United24', 'Амбасадор']</text:p>
      <text:p text:style-name="P4">
类型: Article</text:p>
      <!--METADATA-->
      <text:p text:style-name="P4">
<draw:frame draw:style-name="fr1" draw:name="Image164" text:anchor-type="as-char" svg:width="6.9236in" svg:height="3.956343in" draw:z-index="0">
<draw:image xlink:href="../Images/yкринформ/2023-05-05T19-32-00-03-00/630_360_1683304726-478.jpeg" xlink:type="simple" xlink:show="embed" xlink:actuate="onLoad" draw:mime-type="image/jpeg"/>
</draw:frame>
总统的洛尔迪尔·泽伦斯基(Lordir Zelensky)会见了Fandering Platformited24的大使，并感谢他们统一了世界的统一帮助乌克兰。</text:p>
      <text:p text:style-name="P4">
根据乌克林福姆的说法，国家元首在[]中报告(https://t.me/V_Zelenskiy_official/6129?fbclid=IwAR0F6q49-IIvjGB1m_LD6pVbnfQAM9yHY17lh8DHBx7yr61GNJAg_e-uvfs)。</text:p>
      <text:p text:style-name="P4">
他说：“他会见了曼联的24大使，他们与我们在基辅的一年级总结了Fandering平台的第一年。我感谢所有人，但您在乌克兰的帮助下团结了世界。”</text:p>
      <text:p text:style-name="P4">
<draw:frame draw:style-name="fr1" draw:name="Image165" text:anchor-type="as-char" svg:width="6.9236in" svg:height="4.613521in" draw:z-index="0">
<draw:image xlink:href="../Images/yкринформ/2023-05-05T19-32-00-03-00/1683304726-780.jpeg" xlink:type="simple" xlink:show="embed" xlink:actuate="onLoad" draw:mime-type="image/jpeg"/>
</draw:frame>
特别是，总统感谢Alexander，Katherine Vinnik和Michelle Azanavichus的“医疗援助” Andriyushevchenko和Liev Schreiber，以及“乌克兰重建”的大使，以及Mac Rainolds的Imifinesa。</text:p>
      <text:p text:style-name="P4">
视频： <text:a xlink:type="simple" xlink:href="https://t.me/V_Zelenskiy_official/6129" text:style-name="Internet_20_link" text:visited-style-name="Visited_20_Internet_20_Link">
</text:a>
<text:span text:style-name="T4">
另请阅读：</text:span>
 <text:a xlink:type="simple" xlink:href="https://www.ukrinform.ua/rubric-society/3705231-na-united24-zavilisa-dva-novih-napramki-priednalisa-se-pat-ambasadoriv-zelenskij.html" text:style-name="Internet_20_link" text:visited-style-name="Visited_20_Internet_20_Link">
<text:span text:style-name="T4">
 United24 </text:span>
</text:a>
Zelensky还祝贺Paul Nerza和Ivanna Sakhno在新方向“光学科学”的第一任大使的团队中。</text:p>
      <text:p text:style-name="P4">
<draw:frame draw:style-name="fr1" draw:name="Image166" text:anchor-type="as-char" svg:width="6.9236in" svg:height="4.613521in" draw:z-index="0">
<draw:image xlink:href="../Images/yкринформ/2023-05-05T19-32-00-03-00/1683304726-885.jpeg" xlink:type="simple" xlink:show="embed" xlink:actuate="onLoad" draw:mime-type="image/jpeg"/>
</draw:frame>
视频： <text:a xlink:type="simple" xlink:href="https://t.me/OP_UA/9418" text:style-name="Internet_20_link" text:visited-style-name="Visited_20_Internet_20_Link">
</text:a>
正如乌克林福姆报道的，在联合24 <text:a xlink:type="simple" xlink:href="https://www.ukrinform.ua/rubric-society/3705231-na-united24-zavilisa-dva-novih-napramki-priednalisa-se-pat-ambasadoriv-zelenskij.html" text:style-name="Internet_20_link" text:visited-style-name="Visited_20_Internet_20_Link">
</text:a>
教育和人道主义魔术。 还加入了五名大使，包括科学家和劳雷特诺贝尔奖，保罗·纳尔斯，爱德华·莫扎尔，五月布里特·摩泽尔和乌克兰伊万纳萨霍诺。</text:p>
      <text:p text:style-name="P4">
<text:span text:style-name="T5">
foto：总统办公室</text:span>
</text:p>
      <text:p text:style-name="P4">
News Source: <text:a xlink:type="simple" xlink:href="https://www.ukrinform.ua/rubric-society/3705369-zelenskij-zustrivsa-z-ambasadorami-united24.html" text:style-name="Internet_20_link" text:visited-style-name="Visited_20_Internet_20_Link">
https://www.ukrinform.ua/rubric-society/3705369-zelenskij-zustrivsa-z-ambasadorami-united24.html</text:a>
</text:p>
      <!--NEWS-->
      <text:h text:style-name="P10" text:outline-level="1">
<text:span text:style-name="T4">
乌克兰和立陶宛已经简化了驾驶执照的交换</text:span>
</text:h>
      <text:p text:style-name="P4">
作者: Ukrinform (Person)</text:p>
      <text:p text:style-name="P4">
出版商: Укринформ (Organization)</text:p>
      <text:p text:style-name="P4">
出版时间: 2023-05-05T19:37:11+03:00</text:p>
      <text:p text:style-name="P4">
修改时间: 2023-05-05T19:37:11+03:00</text:p>
      <text:p text:style-name="P4">
描述: 内阁批准了与立陶宛的政府间协议，涉及共同承认和交换国家驾驶员的国家许可证。  - 乌克林。</text:p>
      <text:p text:style-name="P4">
图片: ["<text:a xlink:type="simple" xlink:href="https://static.ukrinform.com/photos/2023_05/thumb_files/630_360_1683304526-994.jpg" text:style-name="Internet_20_link" text:visited-style-name="Visited_20_Internet_20_Link">
630_360_16833...</text:a>
"]</text:p>
      <text:p text:style-name="P4">
标签: ['Кабмін', 'Литва', 'Водійські права', 'Шмигаль']</text:p>
      <text:p text:style-name="P4">
类型: Article</text:p>
      <!--METADATA-->
      <text:p text:style-name="P4">
<draw:frame draw:style-name="fr1" draw:name="Image167" text:anchor-type="as-char" svg:width="6.9236in" svg:height="3.956343in" draw:z-index="0">
<draw:image xlink:href="../Images/yкринформ/2023-05-05T19-37-11-03-00/630_360_1683304526-994.jpg" xlink:type="simple" xlink:show="embed" xlink:actuate="onLoad" draw:mime-type="image/jpeg"/>
</draw:frame>
部长的内阁宣布与立陶宛达成政府间协议，以共同承认和交换国家驾驶员的国家举重。</text:p>
      <text:p text:style-name="P4">
乌克兰福明(Ukrinform(https://t.me/Denys_Smyhal/5162)“乌克兰和立陶宛正在实施简化的驾驶执照，流浪考试的交换。 相关协议今天得到政府的批准。 我们感谢立陶宛的全面支持，并感谢乌克兰人的款待。 现在，我们正在为立陶宛的公民创造新的机会。” Shmigal说。</text:p>
      <text:p text:style-name="P4">
<text:span text:style-name="T4">
另请阅读：</text:span>
 <text:a xlink:type="simple" xlink:href="https://www.ukrinform.ua/rubric-society/3661941-ukrainske-posvidcenna-vodia-mozna-bude-obminati-v-tureccini.html" text:style-name="Internet_20_link" text:visited-style-name="Visited_20_Internet_20_Link">
</text:a>
他解释说，驾驶执照的交换将在不参加理论和实践考试的情况下进行，这将节省数千人的时间和精力。</text:p>
      <text:p text:style-name="P4">
据注意，对于交易所，仅一份有关该国永久居留的文件，应提交原始证书和有效的医疗证明书。(https://www.ukrinform.ua/tag-smigal) .</text:p>
      <text:p text:style-name="P4">
News Source: <text:a xlink:type="simple" xlink:href="https://www.ukrinform.ua/rubric-society/3705367-ukraina-ta-litva-zaprovadili-sprosenij-obmin-posvidcen-vodia.html" text:style-name="Internet_20_link" text:visited-style-name="Visited_20_Internet_20_Link">
https://www.ukrinform.ua/rubric-society/3705367-ukraina-ta-litva-zaprovadili-sprosenij-obmin-posvidcen-vodia.html</text:a>
</text:p>
      <!--NEWS-->
      <text:h text:style-name="P10" text:outline-level="1">
<text:span text:style-name="T4">
国家银行已取消了另一家保险公司的许可证</text:span>
</text:h>
      <text:p text:style-name="P4">
作者: Ukrinform (Person)</text:p>
      <text:p text:style-name="P4">
出版商: Укринформ (Organization)</text:p>
      <text:p text:style-name="P4">
出版时间: 2023-05-05T19:42:40+03:00</text:p>
      <text:p text:style-name="P4">
修改时间: 2023-05-05T19:42:40+03:00</text:p>
      <text:p text:style-name="P4">
描述: 由于反复违反许可条件的要求，国家银行撤回了普遍政策的许可。  - 乌克林。</text:p>
      <text:p text:style-name="P4">
图片: ["<text:a xlink:type="simple" xlink:href="https://static.ukrinform.com/photos/2023_05/thumb_files/630_360_1683304861-292.jpg" text:style-name="Internet_20_link" text:visited-style-name="Visited_20_Internet_20_Link">
630_360_16833...</text:a>
"]</text:p>
      <text:p text:style-name="P4">
标签: ['Ліцензія', 'Нацбанк', 'Страхування']</text:p>
      <text:p text:style-name="P4">
类型: Article</text:p>
      <!--METADATA-->
      <text:p text:style-name="P4">
<draw:frame draw:style-name="fr1" draw:name="Image168" text:anchor-type="as-char" svg:width="6.9236in" svg:height="3.956343in" draw:z-index="0">
<draw:image xlink:href="../Images/yкринформ/2023-05-05T19-42-40-03-00/630_360_1683304861-292.jpg" xlink:type="simple" xlink:show="embed" xlink:actuate="onLoad" draw:mime-type="image/jpeg"/>
</draw:frame>
填写违反国家银行许可条款要求的行为撤回了普遍政策的许可。</text:p>
      <text:p text:style-name="P4">
新闻服务报告<text:a xlink:type="simple" xlink:href="https://bank.gov.ua/ua/news/all/strahoviku-anulovano-litsenziyi-16474" text:style-name="Internet_20_link" text:visited-style-name="Visited_20_Internet_20_Link">
</text:a>
，报道乌克林福姆。</text:p>
      <text:p text:style-name="P4">
“乌克兰国家银行适用于PJSC“通用政策”保险公司&lt;...&gt;
以取消形式产生影响的事件(记起) <text:a xlink:type="simple" xlink:href="https://www.ukrinform.ua/tag-licenzia" text:style-name="Internet_20_link" text:visited-style-name="Visited_20_Internet_20_Link">
</text:a>
提供金融服务。 保险人反复违反了许可条件的要求。”消息写道。</text:p>
      <text:p text:style-name="P4">
特别是，保险公司不遵守强制性财务标准(偿付能力和资本充足标准和风险运营).</text:p>
      <text:p text:style-name="P4">
<text:span text:style-name="T4">
Читайте також:</text:span>
 <text:a xlink:type="simple" xlink:href="https://www.ukrinform.ua/rubric-economy/3703835-nacbank-anuluvav-licenzii-dvom-strahovikam.html" text:style-name="Internet_20_link" text:visited-style-name="Visited_20_Internet_20_Link">
 </text:a>
PJSC“通用政策”在非生命细分市场中运行。</text:p>
      <text:p text:style-name="P4">
国家银行董事会的决定于2023年5月5日生效。</text:p>
      <text:p text:style-name="P4">
据报道，从非银行金融市场参与者的注册表中开除了37个机构。 每月非银行市场的参与者总数已从1 384下降(截至2月28日)最多1 347(截至3月31日).</text:p>
      <text:p text:style-name="P4">
<text:span text:style-name="T5">
Фото: НБУ</text:span>
</text:p>
      <text:p text:style-name="P4">
News Source: <text:a xlink:type="simple" xlink:href="https://www.ukrinform.ua/rubric-economy/3705370-nacbank-anuluvav-licenziu-se-odnomu-strahoviku.html" text:style-name="Internet_20_link" text:visited-style-name="Visited_20_Internet_20_Link">
https://www.ukrinform.ua/rubric-economy/3705370-nacbank-anuluvav-licenziu-se-odnomu-strahoviku.html</text:a>
</text:p>
      <!--NEWS-->
      <text:h text:style-name="P10" text:outline-level="1">
<text:span text:style-name="T4">
在Beryslav地区，一名拖拉机司机在一个敌对的迷你</text:span>
</text:h>
      <text:p text:style-name="P4">
作者: Ukrinform (Person)</text:p>
      <text:p text:style-name="P4">
出版商: Укринформ (Organization)</text:p>
      <text:p text:style-name="P4">
出版时间: 2023-05-05T19:53:18+03:00</text:p>
      <text:p text:style-name="P4">
修改时间: 2023-05-05T19:53:18+03:00</text:p>
      <text:p text:style-name="P4">
描述: 在赫尔森地区的Berislav区，由于弹药的爆炸，一名拖拉机驾驶员在俄罗斯迷你店炸毁，一名男子受伤。  - 乌克林。</text:p>
      <text:p text:style-name="P4">
图片: ["<text:a xlink:type="simple" xlink:href="https://static.ukrinform.com/photos/2020_04/thumb_files/630_360_1586340478-109.jpg" text:style-name="Internet_20_link" text:visited-style-name="Visited_20_Internet_20_Link">
630_360_15863...</text:a>
"]</text:p>
      <text:p text:style-name="P4">
标签: ['Херсонщина', 'Міна', 'Вибух', 'Трактор']</text:p>
      <text:p text:style-name="P4">
类型: Article</text:p>
      <!--METADATA-->
      <text:p text:style-name="P4">
<draw:frame draw:style-name="fr1" draw:name="Image169" text:anchor-type="as-char" svg:width="6.9236in" svg:height="3.956343in" draw:z-index="0">
<draw:image xlink:href="../Images/yкринформ/2023-05-05T19-53-18-03-00/630_360_1586340478-109.jpg" xlink:type="simple" xlink:show="embed" xlink:actuate="onLoad" draw:mime-type="image/jpeg"/>
</draw:frame>
赫尔森地区的乌布斯拉夫区被俄罗斯迷你拖拉机炸毁，由于弹药的爆炸，该男子受伤。</text:p>
      <text:p text:style-name="P4">
乌克林福姆(Ukrinform(https://t.me/khersonskaODA/5609)。</text:p>
      <text:p text:style-name="P4">
该活动发生在诺沃里社区的马克西姆·戈尔基(Maxim Gorky)村。 拖拉手在工作期间正在爆炸物。</text:p>
      <text:p text:style-name="P4">
<text:span text:style-name="T4">
另请阅读：</text:span>
 <text:a xlink:type="simple" xlink:href="https://www.ukrinform.ua/rubric-regions/3704299-na-harkivsini-traktorist-pidirvavsa-na-protitankovij-mini.html" text:style-name="Internet_20_link" text:visited-style-name="Visited_20_Internet_20_Link">
<text:span text:style-name="T4">
排除</text:span>
</text:a>
“由于破坏了一个30岁的迷你男子，他受伤了。(https://www.ukrinform.ua/tag-likari)提供必要的帮助。”  - 在OVA中说。</text:p>
      <text:p text:style-name="P4">
正如乌克林福姆报道的，5月4日<text:a xlink:type="simple" xlink:href="https://www.ukrinform.ua/rubric-regions/3704665-na-okolici-cernigova-traktorist-naihav-na-minu.html" text:style-name="Internet_20_link" text:visited-style-name="Visited_20_Internet_20_Link">
</text:a>
切尔尼希夫发生在最后。 在耙子期间，拖拉机驾驶员遇到了爆炸弹药。</text:p>
      <text:p text:style-name="P4">
<text:span text:style-name="T5">
照片说明性</text:span>
</text:p>
      <text:p text:style-name="P4">
News Source: <text:a xlink:type="simple" xlink:href="https://www.ukrinform.ua/rubric-regions/3705374-u-berislavskomu-rajoni-na-vorozij-mini-pidirvavsa-traktorist.html" text:style-name="Internet_20_link" text:visited-style-name="Visited_20_Internet_20_Link">
https://www.ukrinform.ua/rubric-regions/3705374-u-berislavskomu-rajoni-na-vorozij-mini-pidirvavsa-traktorist.html</text:a>
</text:p>
      <!--NEWS-->
      <text:h text:style-name="P10" text:outline-level="1">
<text:span text:style-name="T4">
乌克兰将从盟友那里收到反性 -  OP所需的强大军事套餐</text:span>
</text:h>
      <text:p text:style-name="P4">
作者: Ukrinform (Person)</text:p>
      <text:p text:style-name="P4">
出版商: Укринформ (Organization)</text:p>
      <text:p text:style-name="P4">
出版时间: 2023-05-05T19:56:00+03:00</text:p>
      <text:p text:style-name="P4">
修改时间: 2023-05-05T19:56:00+03:00</text:p>
      <text:p text:style-name="P4">
描述: 乌克兰已得到确认提供的强大军事套餐，我们需要取得成功的反攻性。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Єрмак', 'Війна з росією', 'Єдині новини']</text:p>
      <text:p text:style-name="P4">
类型: Article</text:p>
      <!--METADATA-->
      <text:p text:style-name="P4">
<draw:frame draw:style-name="fr1" draw:name="Image170" text:anchor-type="as-char" svg:width="6.9236in" svg:height="3.956343in" draw:z-index="0">
<draw:image xlink:href="../Images/yкринформ/2023-05-05T19-56-00-03-00/630_360_1678262274-371.jpeg" xlink:type="simple" xlink:show="embed" xlink:actuate="onLoad" draw:mime-type="image/jpeg"/>
</draw:frame>
乌克兰支持确认，提供了我们成功的反官方所需的强大军事套餐。</text:p>
      <text:p text:style-name="P4">
乌克林福音通讯员报道，总统兰德里·耶尔马克(Ukrinform Sembornent)的唯一新闻的广播说，这是关于这一点的。</text:p>
      <text:p text:style-name="P4">
“我们刚刚返回，总统的团队从非常有力的赫尔辛基和海牙返回。 在第一个城市中，我可以说我们是创建新的国家形式的见证人，并指导参与者，这是So称为的斯堪的纳维亚国家以及乌克兰。 我认为这是长期以来的这种格式的长期工作。 他在第一次会议中表现出了自己的效率。 我可以说，今天我们了解到维尔纽斯峰会还剩下很多时间。 因此，总统，我是所有地区，我们努力使支持我们并积极出现在我们未来的联盟成员中，并在这一道路上积极出现，并为我们的特定安全保证提供了耶尔马克说：“这是一个解决方案。</text:p>
      <text:p text:style-name="P4">
<text:span text:style-name="T4">
另请阅读：</text:span>
 <text:a xlink:type="simple" xlink:href="https://www.ukrinform.ua/rubric-polytics/3705301-mirnij-plan-zelenskogo-ta-proekt-rezolucii-kongresu-ssa-okresluut-peremogu-ukraini-ekspert.html" text:style-name="Internet_20_link" text:visited-style-name="Visited_20_Internet_20_Link">
</text:a>
他强调说：“北欧对他们的话非常有信心是非常亲鲁根人。”</text:p>
      <text:p text:style-name="P4">
“这是刚刚与乌克兰的芬兰总统举行的一次非常富有成果和有效的会议，刚刚加入了联盟。 它也是一个地标，它也发生了，也有如此“幸福”  - 不幸的是，拥有这样的邻居。 这就是为什么它是世界上非常有力的信号，以至于我们是第一个到达芬兰的信号之一。”</text:p>
      <text:p text:style-name="P4">
据他说，会议的第二部分以“ Scandinavskikraine Plus乌克兰”的格式举行。</text:p>
      <text:p text:style-name="P4">
<text:span text:style-name="T4">
另请阅读：</text:span>
 <text:a xlink:type="simple" xlink:href="https://www.ukrinform.ua/rubric-ato/3704885-stati-pridilaut-veliku-uvagu-peredaci-ukraini-zasobiv-ppo-bilij-dim.html" text:style-name="Internet_20_link" text:visited-style-name="Visited_20_Internet_20_Link">
</text:a>
</text:p>
      <text:p text:style-name="P4">
据他说，这就是为什么今天选择这条道路的原因，他在区域团体工作时表现出了效率。 Yermak总结说：“这项工作将是享有声望的，以便我们在这个重要孩子的前夕在维尔纽斯峰会上非常迅速地支持乌克兰的联盟。”</text:p>
      <text:p text:style-name="P4">
<text:span text:style-name="T4">
另请阅读：</text:span>
 <text:a xlink:type="simple" xlink:href="https://www.ukrinform.ua/rubric-polytics/3705259-ermak-obgovoriv-iz-poslom-aponii-prodovzenna-spivpraci.html" text:style-name="Internet_20_link" text:visited-style-name="Visited_20_Internet_20_Link">
<text:span text:style-name="T4">
 ermak </text:span>
</text:a>
据报道，北约峰会将于7月11日至12日在维尔纽斯举行。 北约秘书长詹斯·斯托尔滕贝格(Jens Stoltenberg)邀请乌克兰弗拉基米拉泽伦斯基(Ukraine Vladimrazellensky)总统参加这次峰会。</text:p>
      <text:p text:style-name="P4">
照片：作品</text:p>
      <text:p text:style-name="P4">
News Source: <text:a xlink:type="simple" xlink:href="https://www.ukrinform.ua/rubric-ato/3705376-ukraina-otrimae-vid-souznikiv-potuzni-vijskovi-paketi-aki-neobhidni-dla-kontrnastupu-op.html" text:style-name="Internet_20_link" text:visited-style-name="Visited_20_Internet_20_Link">
https://www.ukrinform.ua/rubric-ato/3705376-ukraina-otrimae-vid-souznikiv-potuzni-vijskovi-paketi-aki-neobhidni-dla-kontrnastupu-op.html</text:a>
</text:p>
      <!--NEWS-->
      <text:h text:style-name="P10" text:outline-level="1">
<text:span text:style-name="T4">
5月5日有月食</text:span>
</text:h>
      <text:p text:style-name="P4">
作者: Ukrinform (Person)</text:p>
      <text:p text:style-name="P4">
出版商: Укринформ (Organization)</text:p>
      <text:p text:style-name="P4">
出版时间: 2023-05-05T20:02:00+03:00</text:p>
      <text:p text:style-name="P4">
修改时间: 2023-05-05T20:02:00+03:00</text:p>
      <text:p text:style-name="P4">
描述: 周五晚上，开始了月食，在此期间，地球的卫星将进入地球阴影的外边缘。  - 乌克林。</text:p>
      <text:p text:style-name="P4">
图片: ["<text:a xlink:type="simple" xlink:href="https://static.ukrinform.com/photos/2023_05/thumb_files/630_360_1683306701-583.jpg" text:style-name="Internet_20_link" text:visited-style-name="Visited_20_Internet_20_Link">
630_360_16833...</text:a>
"]</text:p>
      <text:p text:style-name="P4">
标签: ['Космос', 'Місяць', 'Затемнення']</text:p>
      <text:p text:style-name="P4">
类型: Article</text:p>
      <!--METADATA-->
      <text:p text:style-name="P4">
<draw:frame draw:style-name="fr1" draw:name="Image171" text:anchor-type="as-char" svg:width="6.9236in" svg:height="3.956343in" draw:z-index="0">
<draw:image xlink:href="../Images/yкринформ/2023-05-05T20-02-00-03-00/630_360_1683306701-583.jpg" xlink:type="simple" xlink:show="embed" xlink:actuate="onLoad" draw:mime-type="image/jpeg"/>
</draw:frame>
星期五晚上，开始了月食，在此期间，地球的卫星将进入地球阴影的边缘。</text:p>
      <text:p text:style-name="P4">
关于它报告<text:a xlink:type="simple" xlink:href="https://www.space.com/lunar-eclipse-flower-moon-may-2023-livestream" text:style-name="Internet_20_link" text:visited-style-name="Visited_20_Internet_20_Link">
</text:a>
，报道乌克林福姆。</text:p>
      <text:p text:style-name="P4">
正如它所指出的那样，这种月食被称为半个阴影 - 观察者将能够看到月球如何变暗，但并不能完全消失。</text:p>
      <text:p text:style-name="P4">
月食发生在太阳时发生，<text:a xlink:type="simple" xlink:href="https://www.ukrinform.ua/tag-zemla" text:style-name="Internet_20_link" text:visited-style-name="Visited_20_Internet_20_Link">
</text:a>
但是月亮在同一条线上发现自己，地球将阴影扔到月球表面。</text:p>
      <text:p text:style-name="P4">
因此，观察者将看到地球的卫星并没有完全变暗，而是其表面上的暗灰色阴影。 在日食的顶峰上，这种阴影将覆盖月球表面的94.6％。</text:p>
      <text:p text:style-name="P4">
<text:span text:style-name="T4">
另请阅读：</text:span>
 <text:a xlink:type="simple" xlink:href="https://www.ukrinform.ua/rubric-technology/3700533-aponskij-startap-gotue-persij-u-sviti-komercijnij-polit-na-misac.html" text:style-name="Internet_20_link" text:visited-style-name="Visited_20_Internet_20_Link">
<text:span text:style-name="T4">
日语</text:span>
 <text:span text:style-name="T4">
启动</text:span>
 <text:span text:style-name="T4">
准备</text:span>
 <text:span text:style-name="T4">
第一</text:span>
 <text:span text:style-name="T4">
 </text:span>
世界<text:span text:style-name="T4">
 </text:span>
<text:span text:style-name="T5">
 </text:span>
<text:span text:style-name="T4">
商业</text:span>
 <text:span text:style-name="T4">
 </text:span>
 <text:span text:style-name="T4">
飞行</text:span>
 <text:span text:style-name="T4">
 </text:span>
 <text:span text:style-name="T4">
 </text:span>
 <text:span text:style-name="T4">
 * 月 </text:span>
</text:a>
Eclipse的峰值将在开头大约两个小时后的Kyiv时间20:24。 日食将持续到22:32。</text:p>
      <text:p text:style-name="P4">
实时，只能从澳大利亚，南极洲，东非，大洋洲和亚洲观察到这种现象。</text:p>
      <text:p text:style-name="P4">
_照片：Yaorusheng/Getty Images _</text:p>
      <text:p text:style-name="P4">
News Source: <text:a xlink:type="simple" xlink:href="https://www.ukrinform.ua/rubric-technology/3705384-5-travna-sposterigaetsa-misacne-zatemnenna.html" text:style-name="Internet_20_link" text:visited-style-name="Visited_20_Internet_20_Link">
https://www.ukrinform.ua/rubric-technology/3705384-5-travna-sposterigaetsa-misacne-zatemnenna.html</text:a>
</text:p>
      <!--NEWS-->
      <text:h text:style-name="P10" text:outline-level="1">
<text:span text:style-name="T4">
明天在基辅地区的乌克兰人将开始维修一所损坏的房屋</text:span>
</text:h>
      <text:p text:style-name="P4">
作者: Ukrinform (Person)</text:p>
      <text:p text:style-name="P4">
出版商: Укринформ (Organization)</text:p>
      <text:p text:style-name="P4">
出版时间: 2023-05-05T20:03:46+03:00</text:p>
      <text:p text:style-name="P4">
修改时间: 2023-05-05T20:03:46+03:00</text:p>
      <text:p text:style-name="P4">
描述: 5月6日，星期六，在基辅地区乌克兰奥布库夫地区，一座损坏的房屋的维修工作将开始。  - 乌克林。</text:p>
      <text:p text:style-name="P4">
图片: ["<text:a xlink:type="simple" xlink:href="https://static.ukrinform.com/photos/2023_05/thumb_files/630_360_1683305921-570.jpg" text:style-name="Internet_20_link" text:visited-style-name="Visited_20_Internet_20_Link">
630_360_16833...</text:a>
"]</text:p>
      <text:p text:style-name="P4">
标签: ['Будинок', 'Київщина', 'Ремонт', 'Ракетний удар']</text:p>
      <text:p text:style-name="P4">
类型: Article</text:p>
      <!--METADATA-->
      <text:p text:style-name="P4">
<draw:frame draw:style-name="fr1" draw:name="Image172" text:anchor-type="as-char" svg:width="6.9236in" svg:height="3.956343in" draw:z-index="0">
<draw:image xlink:href="../Images/yкринформ/2023-05-05T20-03-46-03-00/630_360_1683305921-570.jpg" xlink:type="simple" xlink:show="embed" xlink:actuate="onLoad" draw:mime-type="image/jpeg"/>
</draw:frame>
5月6日，星期六，在基辅地区乌克兰乌克霍夫地区的城市，将启动损坏房屋的翻新。</text:p>
      <text:p text:style-name="P4">
根据乌克林福姆(Ukrinform(https://www.facebook.com/RuslanKravchenkoKyiv/posts/pfbid0B5XdSiJfXdc3b3KMr3fcxnXbc1EZCtLv4RCQv8L32NcGHtv6setVSifNt9WFUAgAl).</text:p>
      <text:p text:style-name="P4">
«Київська обласна військова адміністрація вживає заходів для оперативноговідновлення багатоповерхового будинку в Українці, який минулого тижня бувпошкоджений внаслідок повітряної атаки ворога. Через падіння уламків булизруйновані дві квартири», - заявив Кравченко.</text:p>
      <text:p text:style-name="P4">
Він зазначив, що сертифіковані спеціалісти впродовж тижня обстежили пошкодженубудівлю та розробили пакет проєктно-кошторисної документації (报告，图纸，有缺陷的行为，估计). Документ переданий органам місцевого самоврядуваннядля проведення подальших робіт. Відновлювальні роботи планується розпочати вже6 травня.</text:p>
      <text:p text:style-name="P4">
«Буде проведений демонтаж і відновлення зруйнованих конструкцій стіни таперемички, демонтаж та монтаж вікон, відновлення фасадів і ремонт підлоги», -заявив Кравченко.</text:p>
      <text:p text:style-name="P4">
<text:span text:style-name="T4">
Читайте також:</text:span>
 <text:a xlink:type="simple" xlink:href="https://www.ukrinform.ua/rubric-vidbudova/3694441-u-reestri-poskodzenogo-ta-znisenogo-majna-vze-ponad-36-tisac-obektiv.html" text:style-name="Internet_20_link" text:visited-style-name="Visited_20_Internet_20_Link">
 <text:span text:style-name="T4">
Реєстрі</text:span>
 <text:span text:style-name="T4">
пошкодженого</text:span>
 <text:span text:style-name="T4">
знищеного</text:span>
 <text:span text:style-name="T4">
майна</text:span>
<text:span text:style-name="T4">
вже</text:span>
 <text:span text:style-name="T4">
понад</text:span>
 <text:span text:style-name="T4">
тисяч</text:span>
 <text:span text:style-name="T4">
єктів</text:span>
 </text:a>
据他说，前对象检查了烟火技术，房屋清洗了碎屑之前的平台，拆除了立面，公寓里的损坏场所用芯片清洁。</text:p>
      <text:p text:style-name="P4">
“在损坏的房屋的许多公寓和多层建筑中，有更换眼镜和窗框。 我们会尽力使人们在最短的时间内到达自己的房屋和正常生活。” Golovakova说。</text:p>
      <text:p text:style-name="P4">
据乌克林福姆报道，4月28日上午，俄罗斯再次在乌克兰进行了(https://www.ukrinform.ua/rubric-other_news/3701836-rosia-atakuvala-ukrainu-raketami-e-zagibli-i-poraneni.html)在达尼珀(Dniep​​er)的住所，切尔卡斯(Cherkasy)地区的乌曼(Uman)和基辅地区的乌克兰人中。</text:p>
      <text:p text:style-name="P4">
在乌克兰人，由于俄罗斯人的火箭袭击，两人受伤。 敌人碎片的延迟<text:a xlink:type="simple" xlink:href="https://www.ukrinform.ua/tag-raketa" text:style-name="Internet_20_link" text:visited-style-name="Visited_20_Internet_20_Link">
</text:a>
损坏多层公寓楼的5层和6层。_foto：内政部</text:p>
      <text:p text:style-name="P4">
News Source: <text:a xlink:type="simple" xlink:href="https://www.ukrinform.ua/rubric-vidbudova/3705380-v-ukrainci-na-kiivsini-zavtra-rozpocnut-vidnovlenna-poskodzenogo-budinku.html" text:style-name="Internet_20_link" text:visited-style-name="Visited_20_Internet_20_Link">
https://www.ukrinform.ua/rubric-vidbudova/3705380-v-ukrainci-na-kiivsini-zavtra-rozpocnut-vidnovlenna-poskodzenogo-budinku.html</text:a>
</text:p>
      <!--NEWS-->
      <text:h text:style-name="P10" text:outline-level="1">
<text:span text:style-name="T4">
Zelenskaya敦促雇主为士兵前部受伤的舒适条件</text:span>
</text:h>
      <text:p text:style-name="P4">
作者: Ukrinform (Person)</text:p>
      <text:p text:style-name="P4">
出版商: Укринформ (Organization)</text:p>
      <text:p text:style-name="P4">
出版时间: 2023-05-05T20:09:12+03:00</text:p>
      <text:p text:style-name="P4">
修改时间: 2023-05-05T20:09:12+03:00</text:p>
      <text:p text:style-name="P4">
描述: 总统的妻子埃琳娜·泽伦斯卡亚（Elena Zelenskaya）呼吁雇主构成为保护该国并受伤后重新上班的工人最舒适，包容和障碍条件的条件。  - 乌克林。</text:p>
      <text:p text:style-name="P4">
图片: ["<text:a xlink:type="simple" xlink:href="https://static.ukrinform.com/photos/2022_12/thumb_files/630_360_1672220473-651.jpeg" text:style-name="Internet_20_link" text:visited-style-name="Visited_20_Internet_20_Link">
630_360_16722...</text:a>
"]</text:p>
      <text:p text:style-name="P4">
标签: ['Військові', 'Робота', 'Олена Зеленська']</text:p>
      <text:p text:style-name="P4">
类型: Article</text:p>
      <!--METADATA-->
      <text:p text:style-name="P4">
<draw:frame draw:style-name="fr1" draw:name="Image173" text:anchor-type="as-char" svg:width="6.9236in" svg:height="3.956343in" draw:z-index="0">
<draw:image xlink:href="../Images/yкринформ/2023-05-05T20-09-12-03-00/630_360_1672220473-651.jpeg" xlink:type="simple" xlink:show="embed" xlink:actuate="onLoad" draw:mime-type="image/jpeg"/>
</draw:frame>
总统的妻子奥琳娜·泽伦斯卡亚(Olena Zelenskaya)呼吁雇主构成最大舒适，包容和无障碍的工作条件的条件，这些工作条件是为那些去捍卫该国并返回邮政工作的工人的工作条件。</text:p>
      <text:p text:style-name="P4">
她在[]中指出了这一点(https://t.me/FirstLadyOfUkraine/3042)，报道乌克林福姆。</text:p>
      <text:p text:style-name="P4">
“在国际斗争中为残疾人的权利斗争，现在庆祝的残疾人权利，我想打电话给每个雇主，考虑在受伤后返回他的工人 - 关于最舒适，最具包容性和障碍的回归，第一夫人说。</text:p>
      <text:p text:style-name="P4">
她强调，工作不仅是收入问题，而且是每个人都想要的自我实现和对社会需求的感觉。</text:p>
      <text:p text:style-name="P4">
“而且，无论身心变化如何，这都是每个人的权利。 没有障碍的工作和生活权 - 身体，道德，社会。 那就是今天的约会。 这就是我们其他所有其他人都应该是的。” Zelenska强调。</text:p>
      <text:p text:style-name="P4">
<text:span text:style-name="T4">
另请阅读：</text:span>
 <text:a xlink:type="simple" xlink:href="https://www.ukrinform.ua/rubric-society/3703135-zelenska-pro-programu-mentalnogo-zdorova-viavilosa-so-silni-ne-hodat-do-psihologiv.html" text:style-name="Internet_20_link" text:visited-style-name="Visited_20_Internet_20_Link">
<text:span text:style-name="T4">
 Zelenska </text:span>
</text:a>
她讲述了几条铁路的故事，他们在前面受伤后无法恢复她以前的工作，并告知乌克兰兹利尼特西亚(Ukrzaliznytsia)在“包容性铁路”项目中为他们寻找新的机会。</text:p>
      <text:p text:style-name="P4">
正如乌克林福姆报道的那样，政府打算通过[]增加对雇主的赔偿金额(https://www.ukrinform.ua/rubric-society/3703186-pracevlastuvanna-osib-z-invalidnistu-v-uradi-gotuut-novi-programi-kompensacii-robotodavcam.html)并为他们的工作场所介绍赔偿。</text:p>
      <text:p text:style-name="P4">
News Source: <text:a xlink:type="simple" xlink:href="https://www.ukrinform.ua/rubric-society/3705382-zelenska-zaklikala-pracedavciv-zabezpeciti-komfortni-umovi-dla-poranenih-na-fronti-bijciv.html" text:style-name="Internet_20_link" text:visited-style-name="Visited_20_Internet_20_Link">
https://www.ukrinform.ua/rubric-society/3705382-zelenska-zaklikala-pracedavciv-zabezpeciti-komfortni-umovi-dla-poranenih-na-fronti-bijciv.html</text:a>
</text:p>
      <!--NEWS-->
      <text:h text:style-name="P10" text:outline-level="1">
<text:span text:style-name="T4">
俄罗斯人在顿涅茨克地区的两种植物中亲吻了C-300导弹</text:span>
</text:h>
      <text:p text:style-name="P4">
作者: Ukrinform (Person)</text:p>
      <text:p text:style-name="P4">
出版商: Укринформ (Organization)</text:p>
      <text:p text:style-name="P4">
出版时间: 2023-05-05T20:09:14+03:00</text:p>
      <text:p text:style-name="P4">
修改时间: 2023-05-05T20:09:14+03:00</text:p>
      <text:p text:style-name="P4">
描述: 俄罗斯军队击中了斯拉夫和克拉默斯克顿涅茨克地区工业企业的S-300火箭弹，由于火车的造成的损害。  - 乌克林。</text:p>
      <text:p text:style-name="P4">
图片: ["<text:a xlink:type="simple" xlink:href="https://static.ukrinform.com/photos/2023_05/thumb_files/630_360_1683306454-7356.jpeg" text:style-name="Internet_20_link" text:visited-style-name="Visited_20_Internet_20_Link">
630_360_16833...</text:a>
", "<text:a xlink:type="simple" xlink:href="https://static.ukrinform.com/photos/2023_05/thumb_files/630_360_1683306454-3656.jpeg" text:style-name="Internet_20_link" text:visited-style-name="Visited_20_Internet_20_Link">
630_360_16833...</text:a>
", "<text:a xlink:type="simple" xlink:href="https://static.ukrinform.com/photos/2023_05/thumb_files/630_360_1683306454-2261.jpeg" text:style-name="Internet_20_link" text:visited-style-name="Visited_20_Internet_20_Link">
630_360_16833...</text:a>
", "<text:a xlink:type="simple" xlink:href="https://static.ukrinform.com/photos/2023_05/thumb_files/630_360_1683306454-6516.jpeg" text:style-name="Internet_20_link" text:visited-style-name="Visited_20_Internet_20_Link">
630_360_16833...</text:a>
", "<text:a xlink:type="simple" xlink:href="https://static.ukrinform.com/photos/2023_05/thumb_files/630_360_1683306454-6100.jpeg" text:style-name="Internet_20_link" text:visited-style-name="Visited_20_Internet_20_Link">
630_360_16833...</text:a>
", "<text:a xlink:type="simple" xlink:href="https://static.ukrinform.com/photos/2023_05/thumb_files/630_360_1683306454-3576.jpeg" text:style-name="Internet_20_link" text:visited-style-name="Visited_20_Internet_20_Link">
630_360_16833...</text:a>
", "<text:a xlink:type="simple" xlink:href="https://static.ukrinform.com/photos/2023_05/thumb_files/630_360_1683306455-3669.jpeg" text:style-name="Internet_20_link" text:visited-style-name="Visited_20_Internet_20_Link">
630_360_16833...</text:a>
"]</text:p>
      <text:p text:style-name="P4">
标签: ['Донеччина', 'Кириленко', 'Війна з росією']</text:p>
      <text:p text:style-name="P4">
类型: Article</text:p>
      <!--METADATA-->
      <text:p text:style-name="P4">
<draw:frame draw:style-name="fr1" draw:name="Image174" text:anchor-type="as-char" svg:width="6.9236in" svg:height="3.956343in" draw:z-index="0">
<draw:image xlink:href="../Images/yкринформ/2023-05-05T20-09-14-03-00/630_360_1683306454-7356.jpeg" xlink:type="simple" xlink:show="embed" xlink:actuate="onLoad" draw:mime-type="image/jpeg"/>
</draw:frame>
俄罗斯军队撞上了斯拉夫工业企业和克拉默托克·顿涅茨克地区的S-300导弹，由于火车而受到损害。</text:p>
      <text:p text:style-name="P4">
据乌克林福姆(Ukrinform(https://t.me/pavlokyrylenko_donoda/7824)。</text:p>
      <text:p text:style-name="P4">
例如，在斯拉夫扬斯克(Slavyansk)，两枚敌对的导弹击中了宙斯陶瓷工厂的建筑物，在克拉默斯克(Kramatorsk)，行政施工机械工程工厂损害了敌对的打击。</text:p>
      <text:p text:style-name="P4">
<draw:frame draw:style-name="fr1" draw:name="Image175" text:anchor-type="as-char" svg:width="6.9236in" svg:height="3.956343in" draw:z-index="0">
<draw:image xlink:href="../Images/yкринформ/2023-05-05T20-09-14-03-00/630_360_1683306454-3656.jpeg" xlink:type="simple" xlink:show="embed" xlink:actuate="onLoad" draw:mime-type="image/jpeg"/>
</draw:frame>
顿涅茨克地区的两个工厂的俄罗斯S-300火箭 /照片：Pavel Kirilenko / Donetsk地区行政(这)  <text:a xlink:type="simple" xlink:href="https://static.ukrinform.com/photos/2023_05/1683306454-3656.jpeg" text:style-name="Internet_20_link" text:visited-style-name="Visited_20_Internet_20_Link">
<draw:frame draw:style-name="fr1" draw:name="Image176" text:anchor-type="as-char" svg:width="6.9236in" svg:height="3.956343in" draw:z-index="0">
<draw:image xlink:href="../Images/yкринформ/2023-05-05T20-09-14-03-00/630_360_1683306454-3656.jpeg" xlink:type="simple" xlink:show="embed" xlink:actuate="onLoad" draw:mime-type="image/jpeg"/>
</draw:frame>
</text:a>
 <text:a xlink:type="simple" xlink:href="https://static.ukrinform.com/photos/2023_05/1683306454-2261.jpeg" text:style-name="Internet_20_link" text:visited-style-name="Visited_20_Internet_20_Link">
<draw:frame draw:style-name="fr1" draw:name="Image177" text:anchor-type="as-char" svg:width="6.9236in" svg:height="3.956343in" draw:z-index="0">
<draw:image xlink:href="../Images/yкринформ/2023-05-05T20-09-14-03-00/630_360_1683306454-2261.jpeg" xlink:type="simple" xlink:show="embed" xlink:actuate="onLoad" draw:mime-type="image/jpeg"/>
</draw:frame>
</text:a>
 <text:a xlink:type="simple" xlink:href="https://static.ukrinform.com/photos/2023_05/1683306454-6516.jpeg" text:style-name="Internet_20_link" text:visited-style-name="Visited_20_Internet_20_Link">
<draw:frame draw:style-name="fr1" draw:name="Image178" text:anchor-type="as-char" svg:width="6.9236in" svg:height="3.956343in" draw:z-index="0">
<draw:image xlink:href="../Images/yкринформ/2023-05-05T20-09-14-03-00/630_360_1683306454-6516.jpeg" xlink:type="simple" xlink:show="embed" xlink:actuate="onLoad" draw:mime-type="image/jpeg"/>
</draw:frame>
</text:a>
 <text:a xlink:type="simple" xlink:href="https://static.ukrinform.com/photos/2023_05/1683306454-6100.jpeg" text:style-name="Internet_20_link" text:visited-style-name="Visited_20_Internet_20_Link">
<draw:frame draw:style-name="fr1" draw:name="Image179" text:anchor-type="as-char" svg:width="6.9236in" svg:height="3.956343in" draw:z-index="0">
<draw:image xlink:href="../Images/yкринформ/2023-05-05T20-09-14-03-00/630_360_1683306454-6100.jpeg" xlink:type="simple" xlink:show="embed" xlink:actuate="onLoad" draw:mime-type="image/jpeg"/>
</draw:frame>
</text:a>
 <text:a xlink:type="simple" xlink:href="https://static.ukrinform.com/photos/2023_05/1683306454-3576.jpeg" text:style-name="Internet_20_link" text:visited-style-name="Visited_20_Internet_20_Link">
<draw:frame draw:style-name="fr1" draw:name="Image180" text:anchor-type="as-char" svg:width="6.9236in" svg:height="3.956343in" draw:z-index="0">
<draw:image xlink:href="../Images/yкринформ/2023-05-05T20-09-14-03-00/630_360_1683306454-3576.jpeg" xlink:type="simple" xlink:show="embed" xlink:actuate="onLoad" draw:mime-type="image/jpeg"/>
</draw:frame>
</text:a>
 <text:a xlink:type="simple" xlink:href="https://static.ukrinform.com/photos/2023_05/1683306454-7356.jpeg" text:style-name="Internet_20_link" text:visited-style-name="Visited_20_Internet_20_Link">
<draw:frame draw:style-name="fr1" draw:name="Image181" text:anchor-type="as-char" svg:width="6.9236in" svg:height="3.956343in" draw:z-index="0">
<draw:image xlink:href="../Images/yкринформ/2023-05-05T20-09-14-03-00/630_360_1683306454-7356.jpeg" xlink:type="simple" xlink:show="embed" xlink:actuate="onLoad" draw:mime-type="image/jpeg"/>
</draw:frame>
</text:a>
 <text:a xlink:type="simple" xlink:href="https://static.ukrinform.com/photos/2023_05/1683306455-3669.jpeg" text:style-name="Internet_20_link" text:visited-style-name="Visited_20_Internet_20_Link">
<draw:frame draw:style-name="fr1" draw:name="Image182" text:anchor-type="as-char" svg:width="6.9236in" svg:height="3.956343in" draw:z-index="0">
<draw:image xlink:href="../Images/yкринформ/2023-05-05T20-09-14-03-00/630_360_1683306455-3669.jpeg" xlink:type="simple" xlink:show="embed" xlink:actuate="onLoad" draw:mime-type="image/jpeg"/>
</draw:frame>
</text:a>
根据初步数据，它通过没有受害者。</text:p>
      <text:p text:style-name="P4">
<text:span text:style-name="T4">
另请阅读：</text:span>
 <text:a xlink:type="simple" xlink:href="https://www.ukrinform.ua/rubric-ato/3705357-sili-oboroni-vidbili-ponad-30-rosijskih-atak-na-troh-napramkah.html" text:style-name="Internet_20_link" text:visited-style-name="Visited_20_Internet_20_Link">
</text:a>
OVA主席说：“房屋损坏，但所有有价值的设备都及时消耗给乌克兰的更安全的地区。”</text:p>
      <text:p text:style-name="P4">
正如乌克林福姆报道的，5月5日上午，俄罗斯人<text:a xlink:type="simple" xlink:href="https://www.ukrinform.ua/rubric-ato/3705112-vorog-dvici-atakuvav-prikordonna-sumsini-kerovanimi-aviaraketami.html" text:style-name="Internet_20_link" text:visited-style-name="Visited_20_Internet_20_Link">
</text:a>
和。</text:p>
      <text:p text:style-name="P4">
News Source: <text:a xlink:type="simple" xlink:href="https://www.ukrinform.ua/rubric-ato/3705383-rosiani-pocilili-raketami-s300-u-dva-zavodi-na-doneccini.html" text:style-name="Internet_20_link" text:visited-style-name="Visited_20_Internet_20_Link">
https://www.ukrinform.ua/rubric-ato/3705383-rosiani-pocilili-raketami-s300-u-dva-zavodi-na-doneccini.html</text:a>
</text:p>
      <!--NEWS-->
      <text:h text:style-name="P10" text:outline-level="1">
<text:span text:style-name="T4">
Svitolina进入了法国WTA锦标赛的1/2决赛</text:span>
</text:h>
      <text:p text:style-name="P4">
作者: Ukrinform (Person)</text:p>
      <text:p text:style-name="P4">
出版商: Укринформ (Organization)</text:p>
      <text:p text:style-name="P4">
出版时间: 2023-05-05T20:20:00+03:00</text:p>
      <text:p text:style-name="P4">
修改时间: 2023-05-05T20:20:00+03:00</text:p>
      <text:p text:style-name="P4">
描述: 乌克兰埃利娜·斯维托利纳（Elina Svitolina）连续赢得了第三场比赛，并进入了圣玛尔（法国）挑战者系列赛的女子网球协会（WTA）的半决赛。  - 乌克林。</text:p>
      <text:p text:style-name="P4">
图片: ["<text:a xlink:type="simple" xlink:href="https://static.ukrinform.com/photos/2023_05/thumb_files/630_360_1683307157-800.jpg" text:style-name="Internet_20_link" text:visited-style-name="Visited_20_Internet_20_Link">
630_360_16833...</text:a>
"]</text:p>
      <text:p text:style-name="P4">
标签: ['Світоліна', 'Теніс']</text:p>
      <text:p text:style-name="P4">
类型: Article</text:p>
      <!--METADATA-->
      <text:p text:style-name="P4">
<draw:frame draw:style-name="fr1" draw:name="Image183" text:anchor-type="as-char" svg:width="6.9236in" svg:height="3.956343in" draw:z-index="0">
<draw:image xlink:href="../Images/yкринформ/2023-05-05T20-20-00-03-00/630_360_1683307157-800.jpg" xlink:type="simple" xlink:show="embed" xlink:actuate="onLoad" draw:mime-type="image/jpeg"/>
</draw:frame>
乌克兰尼亚娜·斯维托利纳(Ukrainianelina Svitolina)连续赢得了第三场比赛，并进入了锦标赛网球协会的半决赛(WTA)挑战者系列赛在圣马尔(法国).</text:p>
      <text:p text:style-name="P4">
В 1/4 фіналу змагань Світоліна упевнено перемогла француженку Леолею Жанжан -6:3, 6:1, передає Укрінформ.</text:p>
      <text:p text:style-name="P4">
Поєдинок тривав 1 годину 5 хвилин.</text:p>
      <text:p text:style-name="P4">
У матчі за вихід у фінал Світоліна зійдеться з лідером «посіву» американкоюСлоан Стівенс, яка у свою чергу обіграла француженку Джессіку Понше - 6:2,2:6, 6:1.</text:p>
      <text:p text:style-name="P4">
<text:span text:style-name="T4">
Читайте також:</text:span>
 <text:a xlink:type="simple" xlink:href="https://www.ukrinform.ua/rubric-sports/3705256-marta-kostuk-zaversila-vistupi-u-parnomu-rozradi-turniru-v-madridi.html" text:style-name="Internet_20_link" text:visited-style-name="Visited_20_Internet_20_Link">
 </text:a>
圣玛尔锦标赛将持续到5月7日。</text:p>
      <text:p text:style-name="P4">
照片：l'Able 35 De Saint Malo。</text:p>
      <text:p text:style-name="P4">
News Source: <text:a xlink:type="simple" xlink:href="https://www.ukrinform.ua/rubric-sports/3705387-svitolina-probilasa-do-12-finalu-turniru-wta-u-francii.html" text:style-name="Internet_20_link" text:visited-style-name="Visited_20_Internet_20_Link">
https://www.ukrinform.ua/rubric-sports/3705387-svitolina-probilasa-do-12-finalu-turniru-wta-u-francii.html</text:a>
</text:p>
      <!--NEWS-->
      <text:h text:style-name="P10" text:outline-level="1">
<text:span text:style-name="T4">
36个国家已经加入了特别法庭法庭组织</text:span>
</text:h>
      <text:p text:style-name="P4">
作者: Ukrinform (Person)</text:p>
      <text:p text:style-name="P4">
出版商: Укринформ (Organization)</text:p>
      <text:p text:style-name="P4">
出版时间: 2023-05-05T20:20:21+03:00</text:p>
      <text:p text:style-name="P4">
修改时间: 2023-05-05T20:20:21+03:00</text:p>
      <text:p text:style-name="P4">
描述: 已经有36个国家 /地区正在努力建立国际特别法庭来惩罚俄罗斯。  - 乌克林。</text:p>
      <text:p text:style-name="P4">
图片: ["<text:a xlink:type="simple" xlink:href="https://static.ukrinform.com/photos/2023_03/thumb_files/630_360_1679416243-953.jpg" text:style-name="Internet_20_link" text:visited-style-name="Visited_20_Internet_20_Link">
630_360_16794...</text:a>
"]</text:p>
      <text:p text:style-name="P4">
标签: ['Трибунал', 'Офіс Президента', 'Жовква', 'Війна з росією', 'Єдині новини']</text:p>
      <text:p text:style-name="P4">
类型: Article</text:p>
      <!--METADATA-->
      <text:p text:style-name="P4">
<draw:frame draw:style-name="fr1" draw:name="Image184" text:anchor-type="as-char" svg:width="6.9236in" svg:height="3.956343in" draw:z-index="0">
<draw:image xlink:href="../Images/yкринформ/2023-05-05T20-20-21-03-00/630_360_1679416243-953.jpg" xlink:type="simple" xlink:show="embed" xlink:actuate="onLoad" draw:mime-type="image/jpeg"/>
</draw:frame>
已经有36个国家 /地区正在努力建立国际特别法庭来惩罚俄罗斯。</text:p>
      <text:p text:style-name="P4">
据报道，这是由电视“ unin”播放的Op Igor Zhovkva的副负责人所说的。</text:p>
      <text:p text:style-name="P4">
“目前，有36个国家 /地区是由SO的执行小组。 而且这个数量实际上是每天的，每周增长。 顺便说一句，不仅是欧洲，欧元区空间，我们的文学伙伴和帮助我们的朋友的分配者……这个小组已经包括两个拉丁美洲国家，还有危地马拉和哥斯达黎加。 我们将将其扩展到其他大陆。” Zhovkva说。</text:p>
      <text:p text:style-name="P4">
正如他指出的那样，“我们希望该小组的所有成员对这种法庭的工作形式有一致的看法。”</text:p>
      <text:p text:style-name="P4">
“现在有一个讨论，一个艰难的过程。 而且您知道乌克兰仍在等待联合国大会相关决议的投票。 实际上，在这里，我们说您说的是：为了使法庭制作第一批句子，必须形成众多句子。 乌克兰人选择自己的模式，它是之前的，或者是一种动力，涉及联合国大会的重新披露的投票。 因此，在这个群体中以及与世界各地的合作伙伴的同时，我们正在研究该决议的文本。”</text:p>
      <text:p text:style-name="P4">
<text:span text:style-name="T4">
另请阅读：</text:span>
 <text:a xlink:type="simple" xlink:href="https://www.ukrinform.ua/rubric-polytics/3704632-zelenskij-ukraina-pracuvatime-nad-stvorennam-okremogo-miznarodnogo-tribunalu-a-ne-gibridnogo.html" text:style-name="Internet_20_link" text:visited-style-name="Visited_20_Internet_20_Link">
<text:span text:style-name="T4">
 Zelensky </text:span>
 <text:span text:style-name="T4">
乌克兰</text:span>
 <text:span text:style-name="T4">
 </text:span>
 <text:span text:style-name="T4">
 </text:span>
将工作<text:span text:style-name="T4">
 </text:span>
 <text:span text:style-name="T4">
 </text:span>
 <text:span text:style-name="T4">
 create </text:span>
 creation <text:span text:style-name="T4">
 </text:span>
 <text:span text:style-name="T4">
单独</text:span>
 <text:span text:style-name="T4">
 </text:span>
 <text:span text:style-name="T4">
国际</text:span>
 <text:span text:style-name="T4">
法庭</text:span>
 <text:span text:style-name="T4">
 </text:span>
 <text:span text:style-name="T4">
 </text:span>
 <text:span text:style-name="T4">
混合</text:span>
</text:a>
根据Zhovkva的说法，“应尽可能准确地验证文本。”</text:p>
      <text:p text:style-name="P4">
“同样，即使是“混合”一词也不应该在那里。 这应该是临时的国际部落，将作出适当的判决。 因此，这项工作正在进行中。 这里很重要：质量比速度重要得多。 因此，我们将与同事一起做一个正常的节奏。”<text:span text:style-name="T4">
另请阅读：</text:span>
 <text:a xlink:type="simple" xlink:href="https://www.ukrinform.ua/rubric-polytics/3704646-v-evrokomisii-pidtverdili-pidtrimku-stvorenna-spectribunalu-sodo-zlociniv-rf.html" text:style-name="Internet_20_link" text:visited-style-name="Visited_20_Internet_20_Link">
<text:span text:style-name="T4">
特别法庭</text:span>
</text:a>
最近，西方媒体的信息已经出现，据称西方认为是混合法庭的最现实版本来持有俄罗斯联邦的参考。 该法庭可以将乌克兰管辖权和国际法程序结合起来。</text:p>
      <text:p text:style-name="P4">
乌克兰还代表国际，而不是混合模式<text:a xlink:type="simple" xlink:href="https://www.ukrinform.ua/tag-tribunal" text:style-name="Internet_20_link" text:visited-style-name="Visited_20_Internet_20_Link">
</text:a>
，这将使代表整个文明世界的侵略罪进行俄罗斯的动荡创造。</text:p>
      <text:p text:style-name="P4">
News Source: <text:a xlink:type="simple" xlink:href="https://www.ukrinform.ua/rubric-polytics/3705386-do-grupi-zi-stvorenna-spectribunalu-dla-rf-vze-priednalisa-36-krain.html" text:style-name="Internet_20_link" text:visited-style-name="Visited_20_Internet_20_Link">
https://www.ukrinform.ua/rubric-polytics/3705386-do-grupi-zi-stvorenna-spectribunalu-dla-rf-vze-priednalisa-36-krain.html</text:a>
</text:p>
      <!--NEWS-->
      <text:h text:style-name="P10" text:outline-level="1">
<text:span text:style-name="T4">
美国国会代表团访问了布查</text:span>
</text:h>
      <text:p text:style-name="P4">
作者: Ukrinform (Person)</text:p>
      <text:p text:style-name="P4">
出版商: Укринформ (Organization)</text:p>
      <text:p text:style-name="P4">
出版时间: 2023-05-05T20:22:00+03:00</text:p>
      <text:p text:style-name="P4">
修改时间: 2023-05-05T20:22:00+03:00</text:p>
      <text:p text:style-name="P4">
描述: 包括赫尔辛基委员会成员在内的美国代表团访问了基辅地区的Bucha。  - 乌克林。</text:p>
      <text:p text:style-name="P4">
图片: ["<text:a xlink:type="simple" xlink:href="https://static.ukrinform.com/photos/2023_05/thumb_files/630_360_1683307127-5618.jpeg" text:style-name="Internet_20_link" text:visited-style-name="Visited_20_Internet_20_Link">
630_360_16833...</text:a>
", "<text:a xlink:type="simple" xlink:href="https://static.ukrinform.com/photos/2023_05/thumb_files/630_360_1683307127-5786.jpeg" text:style-name="Internet_20_link" text:visited-style-name="Visited_20_Internet_20_Link">
630_360_16833...</text:a>
", "<text:a xlink:type="simple" xlink:href="https://static.ukrinform.com/photos/2023_05/thumb_files/630_360_1683307127-4833.jpeg" text:style-name="Internet_20_link" text:visited-style-name="Visited_20_Internet_20_Link">
630_360_16833...</text:a>
", "<text:a xlink:type="simple" xlink:href="https://static.ukrinform.com/photos/2023_05/thumb_files/630_360_1683307127-6075.jpeg" text:style-name="Internet_20_link" text:visited-style-name="Visited_20_Internet_20_Link">
630_360_16833...</text:a>
", "<text:a xlink:type="simple" xlink:href="https://static.ukrinform.com/photos/2023_05/thumb_files/630_360_1683307127-1440.jpeg" text:style-name="Internet_20_link" text:visited-style-name="Visited_20_Internet_20_Link">
630_360_16833...</text:a>
", "<text:a xlink:type="simple" xlink:href="https://static.ukrinform.com/photos/2023_05/thumb_files/630_360_1683307127-6910.jpeg" text:style-name="Internet_20_link" text:visited-style-name="Visited_20_Internet_20_Link">
630_360_16833...</text:a>
", "<text:a xlink:type="simple" xlink:href="https://static.ukrinform.com/photos/2023_05/thumb_files/630_360_1683307128-6943.jpeg" text:style-name="Internet_20_link" text:visited-style-name="Visited_20_Internet_20_Link">
630_360_16833...</text:a>
", "<text:a xlink:type="simple" xlink:href="https://static.ukrinform.com/photos/2023_05/thumb_files/630_360_1683307128-6222.jpeg" text:style-name="Internet_20_link" text:visited-style-name="Visited_20_Internet_20_Link">
630_360_16833...</text:a>
", "<text:a xlink:type="simple" xlink:href="https://static.ukrinform.com/photos/2023_05/thumb_files/630_360_1683307128-8495.jpeg" text:style-name="Internet_20_link" text:visited-style-name="Visited_20_Internet_20_Link">
630_360_16833...</text:a>
", "<text:a xlink:type="simple" xlink:href="https://static.ukrinform.com/photos/2023_05/thumb_files/630_360_1683307128-8009.jpeg" text:style-name="Internet_20_link" text:visited-style-name="Visited_20_Internet_20_Link">
630_360_16833...</text:a>
", "<text:a xlink:type="simple" xlink:href="https://static.ukrinform.com/photos/2023_05/thumb_files/630_360_1683307128-9815.jpeg" text:style-name="Internet_20_link" text:visited-style-name="Visited_20_Internet_20_Link">
630_360_16833...</text:a>
", "<text:a xlink:type="simple" xlink:href="https://static.ukrinform.com/photos/2023_05/thumb_files/630_360_1683307128-2278.jpeg" text:style-name="Internet_20_link" text:visited-style-name="Visited_20_Internet_20_Link">
630_360_16833...</text:a>
", "<text:a xlink:type="simple" xlink:href="https://static.ukrinform.com/photos/2023_05/thumb_files/630_360_1683307129-1161.jpeg" text:style-name="Internet_20_link" text:visited-style-name="Visited_20_Internet_20_Link">
630_360_16833...</text:a>
", "<text:a xlink:type="simple" xlink:href="https://static.ukrinform.com/photos/2023_05/thumb_files/630_360_1683307129-1106.jpeg" text:style-name="Internet_20_link" text:visited-style-name="Visited_20_Internet_20_Link">
630_360_16833...</text:a>
", "<text:a xlink:type="simple" xlink:href="https://static.ukrinform.com/photos/2023_05/thumb_files/630_360_1683307129-4654.jpeg" text:style-name="Internet_20_link" text:visited-style-name="Visited_20_Internet_20_Link">
630_360_16833...</text:a>
"]</text:p>
      <text:p text:style-name="P4">
标签: ['Буча', 'США', 'Карпентер', 'Війна з росією']</text:p>
      <text:p text:style-name="P4">
类型: Article</text:p>
      <!--METADATA-->
      <text:p text:style-name="P4">
<draw:frame draw:style-name="fr1" draw:name="Image185" text:anchor-type="as-char" svg:width="6.9236in" svg:height="3.956343in" draw:z-index="0">
<draw:image xlink:href="../Images/yкринформ/2023-05-05T20-22-00-03-00/630_360_1683307127-5618.jpeg" xlink:type="simple" xlink:show="embed" xlink:actuate="onLoad" draw:mime-type="image/jpeg"/>
</draw:frame>
包括赫尔辛基委员会成员在内的美国代表团访问了基辅地区的Bucha。</text:p>
      <text:p text:style-name="P4">
据乌克林福音通讯员称，代表团的负责人，赫尔辛基委员会主席乔·威尔逊(Joe Wilson)，其成员斯蒂芬·科恩(Stephen Cohen)和美国大使驻俄亥俄州迈克尔·卡尔彭特纳(Osce Michael Karpentener)在布恰(Bucha)对死者的记忆，鲜花的铺设和寂静的时刻。</text:p>
      <text:p text:style-name="P4">
他们还检查了解放后立即在城市拍摄的照片，并与俄罗斯犯罪受害者的家人进行了交谈。</text:p>
      <text:p text:style-name="P4">
<text:span text:style-name="T4">
另请阅读：</text:span>
 <text:a xlink:type="simple" xlink:href="https://www.ukrinform.ua/rubric-regions/3705226-glava-mzs-bahrejnu-vidvidav-bucu-i-gostomel.html" text:style-name="Internet_20_link" text:visited-style-name="Visited_20_Internet_20_Link">
<text:span text:style-name="T4">
 buch </text:span>
</text:a>
“对于美国人来说，重要的是要了解这里发生的恐怖，并在对抗中命名乌克兰人民，在国会中伊斯兰国民共和党的两项委员会中，支持人民的胜利乌克兰(即恢复领土完整性)的作品。”乔·威尔逊(Joe Wilson)说。迈克尔·卡彭特(Michael Carpenter)反过来强调，有必要谈论人类的悲剧仪表：“要使我们的同事来自世界各地的同事。关于这在这个世界上是一个伟大的事实。我们今天看到的是非常激动的。”</text:p>
      <text:p text:style-name="P4">
他还说，美国将帮助乌克兰为每个被驱逐的儿童提供责任，并为了统一家庭和对受害者的援助而努力。</text:p>
      <text:p text:style-name="P4">
<text:span text:style-name="T4">
另请阅读：</text:span>
 <text:a xlink:type="simple" xlink:href="https://www.ukrinform.ua/rubric-regions/3700412-premerka-estonii-vidvidala-bucu-ta-borodanku.html" text:style-name="Internet_20_link" text:visited-style-name="Visited_20_Internet_20_Link">
<text:span text:style-name="T4">
 buch </text:span>
</text:a>
他指出，该报告在莫斯科机制下发表，最终表明，乌克兰儿童的局势被强行被强行带到俄罗斯受控的领土，或者俄罗斯联邦的领土严重破坏了日内瓦公约，即《日内瓦公约》，《军事犯罪，可能是。</text:p>
      <text:p text:style-name="P4">
“我们需要确保对这些犯罪中的每一个责任。 我们将与乌克兰政府追求，我们将效法他们的榜样来承认他们，因为他们将考虑最好的人来帮助他们团聚家庭并为Isimia受伤的受伤儿童提供心理帮助。” Karpenter说。</text:p>
      <text:p text:style-name="P4">
美国大使强调，参与这些做法的俄罗斯人应该知道，每个被带离伊西玛家的孩子都会负责，美国将努力提供它。</text:p>
      <text:p text:style-name="P4">
<text:span text:style-name="T4">
另请阅读：</text:span>
 <text:a xlink:type="simple" xlink:href="https://www.ukrinform.ua/rubric-ato/3686636-ssa-v-obse-zaklikali-znovu-stvoriti-ekspertnu-misiu-dla-dokumentacii-zlociniv-rf-v-ukraini.html" text:style-name="Internet_20_link" text:visited-style-name="Visited_20_Internet_20_Link">
</text:a>
周五，作为美国总统乔·威尔逊(Joe Wilson)，史蒂芬·科恩(Stephen Cohen)国会议员和维多利亚时代的斯巴茨(Victorian Spartz)的一部分，总统沃迪米尔·泽伦斯基(Volodymyr Zelenskyy)会见了美国国会代表的高级农场代表团。</text:p>
      <text:p text:style-name="P4">
News Source: <text:a xlink:type="simple" xlink:href="https://www.ukrinform.ua/rubric-polytics/3705389-delegacia-kongresu-ssa-vidvidala-bucu.html" text:style-name="Internet_20_link" text:visited-style-name="Visited_20_Internet_20_Link">
https://www.ukrinform.ua/rubric-polytics/3705389-delegacia-kongresu-ssa-vidvidala-bucu.html</text:a>
</text:p>
      <!--NEWS-->
      <text:h text:style-name="P10" text:outline-level="1">
<text:span text:style-name="T4">
Zelensky：我们竭尽所能使世界听到乌克兰理解和帮助</text:span>
</text:h>
      <text:p text:style-name="P4">
作者: Ukrinform (Person)</text:p>
      <text:p text:style-name="P4">
出版商: Укринформ (Organization)</text:p>
      <text:p text:style-name="P4">
出版时间: 2023-05-05T20:30:00+03:00</text:p>
      <text:p text:style-name="P4">
修改时间: 2023-05-05T20:30:00+03:00</text:p>
      <text:p text:style-name="P4">
描述: 乌克兰在地球，空中和海上有强大的勇士强化。  - 乌克林。</text:p>
      <text:p text:style-name="P4">
图片: ["<text:a xlink:type="simple" xlink:href="https://static.ukrinform.com/photos/2023_05/thumb_files/630_360_1683308144-811.png" text:style-name="Internet_20_link" text:visited-style-name="Visited_20_Internet_20_Link">
630_360_16833...</text:a>
"]</text:p>
      <text:p text:style-name="P4">
标签: ['Звернення', 'Зеленський', 'Війна з росією']</text:p>
      <text:p text:style-name="P4">
类型: Article</text:p>
      <!--METADATA-->
      <text:p text:style-name="P4">
<draw:frame draw:style-name="fr1" draw:name="Image186" text:anchor-type="as-char" svg:width="6.9236in" svg:height="3.956343in" draw:z-index="0">
<draw:image xlink:href="../Images/yкринформ/2023-05-05T20-30-00-03-00/630_360_1683308144-811.png" xlink:type="simple" xlink:show="embed" xlink:actuate="onLoad" draw:mime-type="image/png"/>
</draw:frame>
乌克兰在地球，空中和海上有很大的加强。</text:p>
      <text:p text:style-name="P4">
沃迪米尔·泽伦斯基(Volodymyr Zelenskyy)总统在视频地址中说了这一点，并报告了<text:a xlink:type="simple" xlink:href="https://www.president.gov.ua/news/robimo-vse-shob-svit-chuv-ukrayinu-rozumiv-i-dopomagav-nashi-82713" text:style-name="Internet_20_link" text:visited-style-name="Visited_20_Internet_20_Link">
</text:a>
。</text:p>
      <text:p text:style-name="P4">
<text:span text:style-name="T4">
我希望健康，亲爱的乌克兰人!</text:span>
</text:p>
      <text:p text:style-name="P4">
今天，我们保持了国际工作的步伐和力量 - 整周我们都会取得乌克兰的成绩。</text:p>
      <text:p text:style-name="P4">
早晨，他从荷兰返回后，会见了巴林部长。 顺便说一句，这是该国政治部门首次访问我们的外交关系时期 - 自1992年以来。 这是世界不仅相信乌克兰的另一个论点，而且还看到我们的国家如何增强。</text:p>
      <text:p text:style-name="P4">
我们与部长交谈，如何将和平与乌克兰的和平一起恢复国际关系的和平与稳定。 我感谢乌克兰和文明规则的不断变化的支持，包括对联合国设计师的支持。 我们谈到了乌克兰和平的公式，我相信巴林可以加入它。</text:p>
      <text:p text:style-name="P4">
下午，峰会是在我们的州慈善机构Platformited24周年纪念日举行的。 当该平台的工作于去年五月开始时，我们有一项主要任务 - 团结世界各地的普通百姓，团结起来，为乌克兰的优势而团结并保护自由。 它成功了!</text:p>
      <text:p text:style-name="P4">
United24从不同的人民那里收集了来自110个世界国家的不同公司。 我们有15位星际大使。 为了海军无人机以及与前线冰柜相关的所有项目，我个人为我们的工作中的支持而感到自豪。 这些是成千上万的无人机使乌克兰更强大。</text:p>
      <text:p text:style-name="P4">
在United24的医疗方向上做了很多事情，重建的结果也是结果。 现在，我们增加了教育方向 - 这是学校的恢复，以及脱颖而出。 乌克兰面临的伟大任务，并且可以在数十年中发起，而是几年来，如果有足够的全球支持。 我们的土地上没有俄罗斯地雷!</text:p>
      <text:p text:style-name="P4">
晚上，他会见了美国国会代表团。 为了全球意识而言，我们对国家之间的进一步互动感到震惊。今天也是威尼斯委员会代表，贝莱德投资基金的代表。</text:p>
      <text:p text:style-name="P4">
因此，在一周之内：美国和巴林，荷兰和比利时，芬兰瑞典，挪威和冰岛的丹麦。 加拿大。 新西兰。 非洲联盟和科莫罗斯。 但是整个捐助者联合的跨国社区。24。 我们为世界竭尽所能听到乌克兰，了解乌克兰并为乌克兰提供建议。 因为通过帮助我们，世界可以保护自己。</text:p>
      <text:p text:style-name="P4">
我很高兴地说，由于赫尔辛基和海牙的会议，我们在地球，空中和海上有武器的士兵有很大的发展。 我感谢合作伙伴!这是一个重大的强化。 我们在北约和欧盟方面取得了更大的进步。我们在俄罗斯对我们国家的侵略责任方面取得了更大的进步。</text:p>
      <text:p text:style-name="P4">
在战斗哨所的战斗任务中，每个正在争夺乌克兰战斗的人和所有人的荣耀!特别感谢本周我们空军的所有战斗机和其他捍卫天空的部队的所有部队!</text:p>
      <text:p text:style-name="P4">
站立，赢和惩罚敌人是我们的普遍任务。 在团结中，每天使乌克兰变得更强大，每天为我们的国家增加新的机会，我们将获得胜利!</text:p>
      <text:p text:style-name="P4">
对我们所有不同时代的英雄的永恒记忆，他们为乌克兰辩护和保护!</text:p>
      <text:p text:style-name="P4">
<text:span text:style-name="T4">
荣耀我们的人!</text:span>
</text:p>
      <text:p text:style-name="P4">
<text:span text:style-name="T4">
荣耀到乌克兰!</text:span>
</text:p>
      <text:p text:style-name="P4">
<text:span text:style-name="T5">
foto，视频：OP</text:span>
</text:p>
      <text:p text:style-name="P4">
News Source: <text:a xlink:type="simple" xlink:href="https://www.ukrinform.ua/rubric-ato/3705394-zelenskij-robimo-vse-sob-svit-cuv-ukrainu-rozumiv-i-dopomagav.html" text:style-name="Internet_20_link" text:visited-style-name="Visited_20_Internet_20_Link">
https://www.ukrinform.ua/rubric-ato/3705394-zelenskij-robimo-vse-sob-svit-cuv-ukrainu-rozumiv-i-dopomagav.html</text:a>
</text:p>
      <!--NEWS-->
      <text:h text:style-name="P10" text:outline-level="1">
<text:span text:style-name="T4">
大使和激进分子称柏林于5月8日不禁止乌克兰旗帜</text:span>
</text:h>
      <text:p text:style-name="P4">
作者: Ukrinform (Person)</text:p>
      <text:p text:style-name="P4">
出版商: Укринформ (Organization)</text:p>
      <text:p text:style-name="P4">
出版时间: 2023-05-05T20:32:40+03:00</text:p>
      <text:p text:style-name="P4">
修改时间: 2023-05-05T20:32:40+03:00</text:p>
      <text:p text:style-name="P4">
描述: 乌克兰驻德国Alexey Makeev的大使敦促柏林警察在5月8日的纪念与和解之日审查禁止乌克兰符号的决定。  - 乌克林。</text:p>
      <text:p text:style-name="P4">
图片: ["<text:a xlink:type="simple" xlink:href="https://static.ukrinform.com/photos/2020_08/thumb_files/630_360_1598118997-410.jpg" text:style-name="Internet_20_link" text:visited-style-name="Visited_20_Internet_20_Link">
630_360_15981...</text:a>
", "<text:a xlink:type="simple" xlink:href="https://static.ukrinform.com/photos/2023_05/1683307949-886.jpeg" text:style-name="Internet_20_link" text:visited-style-name="Visited_20_Internet_20_Link">
1683307949-88...</text:a>
"]</text:p>
      <text:p text:style-name="P4">
标签: ['Берлін', 'Поліція', 'Посол', 'Прапор', 'Україна', 'Активіст']</text:p>
      <text:p text:style-name="P4">
类型: Article</text:p>
      <!--METADATA-->
      <text:p text:style-name="P4">
<draw:frame draw:style-name="fr1" draw:name="Image187" text:anchor-type="as-char" svg:width="6.9236in" svg:height="3.956343in" draw:z-index="0">
<draw:image xlink:href="../Images/yкринформ/2023-05-05T20-32-40-03-00/630_360_1598118997-410.jpg" xlink:type="simple" xlink:show="embed" xlink:actuate="onLoad" draw:mime-type="image/jpeg"/>
</draw:frame>
乌克兰驻德国Alexei Makeev的大使敦促柏林警察在5月8日的记忆与和解之日审查禁止乌克兰符号的决定。</text:p>
      <text:p text:style-name="P4">
外交官在<text:a xlink:type="simple" xlink:href="https://twitter.com/Makeiev/status/1654484961020313601" text:style-name="Internet_20_link" text:visited-style-name="Visited_20_Internet_20_Link">
</text:a>
，报道乌克林福姆。</text:p>
      <text:p text:style-name="P4">
“对乌克兰国旗的禁令非常短暂且没有道理。 德国人对乌克兰国旗没有任何问题，这意味着和平与自由。 这就是为什么我将向柏林警察爆发并加入上诉疤痕的原因。” Makeev写道。</text:p>
      <text:p text:style-name="P4">
他还出版了乌克兰柏林乌克兰组织联盟的副本。</text:p>
      <text:p text:style-name="P4">
“我们震惊的是，柏林警察像去年一样发出了一项命令，该命令在5月8日和9日[] [] [] [] [] [] <text:a xlink:type="simple" xlink:href="https://www.ukrinform.ua/tag-prapor" text:style-name="Internet_20_link" text:visited-style-name="Visited_20_Internet_20_Link">
</text:a>
和纪念馆中的符号。 激进主义者写道：“它将它们附在俄罗斯国旗，圣乔治的录音带和Zi v War的象征上，”激进主义者写道，强调说：“乌克兰的普拉普斯是团结和争取自由和民主的国际象征。”</text:p>
      <text:p text:style-name="P4">
<text:span text:style-name="T4">
另请阅读：</text:span>
 <text:a xlink:type="simple" xlink:href="https://www.ukrinform.ua/rubric-polytics/3705339-posolstvo-ukraini-u-frn-zaprovadzue-novij-format-dna-pamati-ta-primirenna.html" text:style-name="Internet_20_link" text:visited-style-name="Visited_20_Internet_20_Link">
<text:span text:style-name="T4">
乌克兰</text:span>
 <text:span text:style-name="T4">
 </text:span>
德语<text:span text:style-name="T4">
 </text:span>
介绍<text:span text:style-name="T4">
 </text:span>
 new <text:span text:style-name="T4">
 </text:span>
 <text:span text:style-name="T4">
 </text:span>
格式<text:span text:style-name="T4">
 day </text:span>
 <text:span text:style-name="T4">
 </text:span>
 <text:span text:style-name="T4">
 pam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和解**</text:a>
他们呼吁警察领导人要求审查这些决定，但也拒绝了。</text:p>
      <text:p text:style-name="P4">
<draw:frame draw:style-name="fr1" draw:name="Image188" text:anchor-type="as-char" svg:width="6.9236in" svg:height="8.924681in" draw:z-index="0">
<draw:image xlink:href="../Images/yкринформ/2023-05-05T20-32-40-03-00/1683307949-886.jpeg" xlink:type="simple" xlink:show="embed" xlink:actuate="onLoad" draw:mime-type="image/jpeg"/>
</draw:frame>
在这方面，马切夫对记者说：“柏林警察在过去几天中第二次感到失望。” 根据外交官的说法，德国人口对乌克兰国旗没有任何问题，但“俄罗斯入侵战争和俄罗斯国旗有问题，这是乌克兰犯罪的象征。”</text:p>
      <text:p text:style-name="P4">
5月5日，柏林警察宣布<text:a xlink:type="simple" xlink:href="https://www.ukrinform.ua/rubric-world/3705242-na-memorialah-u-berlini-zaboronili-ukrainski-ta-rosijski-prapori-na-travnevi-svata.html" text:style-name="Internet_20_link" text:visited-style-name="Visited_20_Internet_20_Link">
</text:a>
接近堕落的苏联士兵最大的纪念馆，激励它确保命令。</text:p>
      <text:p text:style-name="P4">
News Source: <text:a xlink:type="simple" xlink:href="https://www.ukrinform.ua/rubric-world/3705391-posol-j-aktivisti-zaklikaut-berlin-ne-zaboronati-ukrainski-prapori-8-travna.html" text:style-name="Internet_20_link" text:visited-style-name="Visited_20_Internet_20_Link">
https://www.ukrinform.ua/rubric-world/3705391-posol-j-aktivisti-zaklikaut-berlin-ne-zaboronati-ukrainski-prapori-8-travna.html</text:a>
</text:p>
      <!--NEWS-->
      <text:h text:style-name="P10" text:outline-level="1">
<text:span text:style-name="T4">
超过114,000名乌克兰人在斯洛伐克发现了临时庇护所</text:span>
</text:h>
      <text:p text:style-name="P4">
作者: Ukrinform (Person)</text:p>
      <text:p text:style-name="P4">
出版商: Укринформ (Organization)</text:p>
      <text:p text:style-name="P4">
出版时间: 2023-05-05T20:34:00+03:00</text:p>
      <text:p text:style-name="P4">
修改时间: 2023-05-05T20:34:00+03:00</text:p>
      <text:p text:style-name="P4">
描述: 乌克兰的1.14万公民在斯洛伐克发现了临时庇护所。  - 乌克林。</text:p>
      <text:p text:style-name="P4">
图片: ["<text:a xlink:type="simple" xlink:href="https://static.ukrinform.com/photos/2021_05/thumb_files/630_360_1622194486-658.jpeg" text:style-name="Internet_20_link" text:visited-style-name="Visited_20_Internet_20_Link">
630_360_16221...</text:a>
", "<text:a xlink:type="simple" xlink:href="https://static.ukrinform.com/photos/2023_05/1683307935-472.jpg" text:style-name="Internet_20_link" text:visited-style-name="Visited_20_Internet_20_Link">
1683307935-47...</text:a>
", "<text:a xlink:type="simple" xlink:href="https://static.ukrinform.com/photos/2023_05/1683307935-390.jpg" text:style-name="Internet_20_link" text:visited-style-name="Visited_20_Internet_20_Link">
1683307935-39...</text:a>
"]</text:p>
      <text:p text:style-name="P4">
标签: ['Клименко', 'МВС', 'Словаччина']</text:p>
      <text:p text:style-name="P4">
类型: Article</text:p>
      <!--METADATA-->
      <text:p text:style-name="P4">
<draw:frame draw:style-name="fr1" draw:name="Image189" text:anchor-type="as-char" svg:width="6.9236in" svg:height="3.956343in" draw:z-index="0">
<draw:image xlink:href="../Images/yкринформ/2023-05-05T20-34-00-03-00/630_360_1622194486-658.jpeg" xlink:type="simple" xlink:show="embed" xlink:actuate="onLoad" draw:mime-type="image/jpeg"/>
</draw:frame>
乌克兰的1.14万公民在斯洛伐克发现了临时庇护所。</text:p>
      <text:p text:style-name="P4">
正如乌克林福姆报道的那样，它报告了<text:a xlink:type="simple" xlink:href="https://mvs.gov.ua/uk/news/igor-klimenko-slovaccina-bezumovnii-drug-ukrayini-i-mi-visoko-cinujemo-ciu-pidtrimku" text:style-name="Internet_20_link" text:visited-style-name="Visited_20_Internet_20_Link">
</text:a>
。</text:p>
      <text:p text:style-name="P4">
5月5日，星期五，乌克兰·伊戈尔·克里姆伦科(Ukraine Igor Klimenko)内政部长会议由斯洛伐克内政部的代表团，由罗马内部事务部部署，由罗马内部事务部部署。 Mikulem。</text:p>
      <text:p text:style-name="P4">
在会议开始时，克里曼科(Klimenko)感谢斯洛伐克的合作伙伴在俄罗斯入侵的背景下，尤其是在乌克兰难民的身上帮助乌克兰。</text:p>
      <text:p text:style-name="P4">
<draw:frame draw:style-name="fr1" draw:name="Image190" text:anchor-type="as-char" svg:width="6.9236in" svg:height="4.615733in" draw:z-index="0">
<draw:image xlink:href="../Images/yкринформ/2023-05-05T20-34-00-03-00/1683307935-472.jpg" xlink:type="simple" xlink:show="embed" xlink:actuate="onLoad" draw:mime-type="image/jpeg"/>
</draw:frame>
“第一场战斗是从白俄罗斯共和国的边境卫队接受的，朝着基约夫通过切尔诺贝利的方向占领。然后是基辅和乌克兰其他地区的撤离阶段。有300万人走到我们之外全天候的国家。对于乌克兰人来说。我们有114,000多个在斯洛伐克的临时庇护所。我们感谢猛烈的袭击。”他说。</text:p>
      <text:p text:style-name="P4">
<text:span text:style-name="T4">
另请阅读：</text:span>
 <text:a xlink:type="simple" xlink:href="https://www.ukrinform.ua/rubric-economy/3704707-ukraina-sodna-nedootrimue-20-miljoniv-z-vini-ukrenergo-nkrekp.html" text:style-name="Internet_20_link" text:visited-style-name="Visited_20_Internet_20_Link">
<text:span text:style-name="T4">
 slovchin </text:span>
</text:a>
克里曼科(Klimenko)指出，在布拉迪斯拉瓦(Bratislava)，乌克兰公民有国家企业“文件”代表。 为了加速和加强制造文件向外国前锋运输的安全性，部长部负责人已经达成了有关加速加速乌克兰 - 斯洛伐克边境特殊承运人的问题的协议。</text:p>
      <text:p text:style-name="P4">
克里曼科(Klimenko)还告诉斯洛伐克内政部的代表团，尽管战斗，却责备乌克兰记录俄罗斯军队犯下的军事犯罪。</text:p>
      <text:p text:style-name="P4">
据他说，只有国家警察记录了超过7.5万次这样的射线，但是如果没有国际合作伙伴，乌克兰就无法应付一个问题。</text:p>
      <text:p text:style-name="P4">
<text:span text:style-name="T4">
另请阅读：</text:span>
 <text:a xlink:type="simple" xlink:href="https://www.ukrinform.ua/rubric-polytics/3704425-klimenko-zustrivsa-z-poslom-britanii-govorili-pro-rozminuvanna-ukraini.html" text:style-name="Internet_20_link" text:visited-style-name="Visited_20_Internet_20_Link">
<text:span text:style-name="T4">
 klimenko </text:span>
</text:a>
</text:p>
      <text:p text:style-name="P4">
内政部长指出：“乌克兰地区约有20％在俄罗斯占领下。此外，乌克兰距俄罗斯联邦有2295公里的边界长度，这造成了额外的风险。”</text:p>
      <text:p text:style-name="P4">
反过来，斯洛伐克内政部负责人强调，他受到对继续与侵略者作斗争的乌克兰人民的极大尊重。</text:p>
      <text:p text:style-name="P4">
<draw:frame draw:style-name="fr1" draw:name="Image191" text:anchor-type="as-char" svg:width="6.9236in" svg:height="4.615733in" draw:z-index="0">
<draw:image xlink:href="../Images/yкринформ/2023-05-05T20-34-00-03-00/1683307935-390.jpg" xlink:type="simple" xlink:show="embed" xlink:actuate="onLoad" draw:mime-type="image/jpeg"/>
</draw:frame>
“我什至从未想过这可能在21世纪发生在乌克兰会有一场战争。我非常感谢我们的公民帮助您的国家在军事工程中为乌克兰提供帮助，而且还支持他们的支持，而且还支持他们的支持。由于俄罗斯联邦的袭击，乌克兰难民被迫从乌克兰离开。”</text:p>
      <text:p text:style-name="P4">
正如乌克林福姆报道的<text:a xlink:type="simple" xlink:href="https://www.ukrinform.ua/rubric-vidbudova/3704293-slovaccina-peredast-ukraini-energoobladnanna-na-miljon-evro.html" text:style-name="Internet_20_link" text:visited-style-name="Visited_20_Internet_20_Link">
</text:a>
。</text:p>
      <text:p text:style-name="P4">
照片：内政部</text:p>
      <text:p text:style-name="P4">
News Source: <text:a xlink:type="simple" xlink:href="https://www.ukrinform.ua/rubric-society/3705396-ponad-114-tisac-ukrainciv-znajsli-timcasovij-prihistok-u-slovaccini.html" text:style-name="Internet_20_link" text:visited-style-name="Visited_20_Internet_20_Link">
https://www.ukrinform.ua/rubric-society/3705396-ponad-114-tisac-ukrainciv-znajsli-timcasovij-prihistok-u-slovaccini.html</text:a>
</text:p>
      <!--NEWS-->
      <text:h text:style-name="P10" text:outline-level="1">
<text:span text:style-name="T4">
加拿大可以派几个中国外交官 - 外交大臣</text:span>
</text:h>
      <text:p text:style-name="P4">
作者: Ukrinform (Person)</text:p>
      <text:p text:style-name="P4">
出版商: Укринформ (Organization)</text:p>
      <text:p text:style-name="P4">
出版时间: 2023-05-05T20:36:00+03:00</text:p>
      <text:p text:style-name="P4">
修改时间: 2023-05-05T20:36:00+03:00</text:p>
      <text:p text:style-name="P4">
描述: 加拿大可能很快就会宣布，非格拉塔人曾在渥太华驻渥太华大使馆的几位外交官，因为他们涉嫌干预该国的内政。  - 乌克林。</text:p>
      <text:p text:style-name="P4">
图片: ["<text:a xlink:type="simple" xlink:href="https://static.ukrinform.com/photos/2022_06/thumb_files/630_360_1656126704-585.jpg" text:style-name="Internet_20_link" text:visited-style-name="Visited_20_Internet_20_Link">
630_360_16561...</text:a>
"]</text:p>
      <text:p text:style-name="P4">
标签: ['Канада', 'Китай', 'Персона нон грата', 'Дипломати']</text:p>
      <text:p text:style-name="P4">
类型: Article</text:p>
      <!--METADATA-->
      <text:p text:style-name="P4">
<draw:frame draw:style-name="fr1" draw:name="Image192" text:anchor-type="as-char" svg:width="6.9236in" svg:height="3.949626in" draw:z-index="0">
<draw:image xlink:href="../Images/yкринформ/2023-05-05T20-36-00-03-00/630_360_1656126704-585.jpg" xlink:type="simple" xlink:show="embed" xlink:actuate="onLoad" draw:mime-type="image/jpeg"/>
</draw:frame>
加拿大人很快就宣布了渥太华中国邮报的一些外交官，因为他们涉嫌干预该国的内政。</text:p>
      <text:p text:style-name="P4">
根据乌克林的通讯员的说法，加拿大外交部长梅拉尼·朱莉(Melani Jolie)在参加外交事务社区社区社区社区社区社区会议期间说了这一点。</text:p>
      <text:p text:style-name="P4">
佐利说：“我们看不同的选择，包括驱逐外交官，因为反应很重要。”</text:p>
      <text:p text:style-name="P4">
她补充说，大使<text:a xlink:type="simple" xlink:href="https://www.ukrinform.ua/tag-kitaj" text:style-name="Internet_20_link" text:visited-style-name="Visited_20_Internet_20_Link">
</text:a>
加拿大已经被召唤来谴责企图干扰内政的企图。“我们现在评估了在外交官案中我们将站起来的后果，这将是后果，”部长强调。</text:p>
      <text:p text:style-name="P4">
<text:span text:style-name="T4">
另请阅读：</text:span>
 <text:a xlink:type="simple" xlink:href="https://www.ukrinform.ua/rubric-polytics/3699715-borrel-nazvav-neprijnatnou-zaavu-posla-knr-sodo-suverenitetu-kolisnih-radanskih-respublik.html" text:style-name="Internet_20_link" text:visited-style-name="Visited_20_Internet_20_Link">
</text:a>
据她说，这一决定将“很快”做出。</text:p>
      <text:p text:style-name="P4">
根据加拿大安全和情报服务的说法，中国情报机构试图在2021年在中国生活，以“采取未来的潜在行动”找到加拿大代表的亲戚。 这项任务被分配给中国大使馆在加拿大。</text:p>
      <text:p text:style-name="P4">
News Source: <text:a xlink:type="simple" xlink:href="https://www.ukrinform.ua/rubric-world/3705397-kanada-moze-vislati-kilkoh-kitajskih-diplomativ-glava-mzs.html" text:style-name="Internet_20_link" text:visited-style-name="Visited_20_Internet_20_Link">
https://www.ukrinform.ua/rubric-world/3705397-kanada-moze-vislati-kilkoh-kitajskih-diplomativ-glava-mzs.html</text:a>
</text:p>
      <!--NEWS-->
      <text:h text:style-name="P10" text:outline-level="1">
<text:span text:style-name="T4">
Zelensky与美国国会议员讨论了Zaporozhye NPP和谷物走廊的情况</text:span>
</text:h>
      <text:p text:style-name="P4">
作者: Ukrinform (Person)</text:p>
      <text:p text:style-name="P4">
出版商: Укринформ (Organization)</text:p>
      <text:p text:style-name="P4">
出版时间: 2023-05-05T20:41:00+03:00</text:p>
      <text:p text:style-name="P4">
修改时间: 2023-05-05T20:41:00+03:00</text:p>
      <text:p text:style-name="P4">
描述: 乌克兰沃迪米尔·泽伦斯基（Ukraine Volodymyr Zelensky）主席通过了美国国会众议院的两项代表团 - 他们谈到了Zaporizhzhya NPP和谷物走廊的情况。  - 乌克林。</text:p>
      <text:p text:style-name="P4">
图片: ["<text:a xlink:type="simple" xlink:href="https://static.ukrinform.com/photos/2023_05/thumb_files/630_360_1683312792-628.png" text:style-name="Internet_20_link" text:visited-style-name="Visited_20_Internet_20_Link">
630_360_16833...</text:a>
", "<text:a xlink:type="simple" xlink:href="https://static.ukrinform.com/photos/2023_05/1683312842-332.png" text:style-name="Internet_20_link" text:visited-style-name="Visited_20_Internet_20_Link">
1683312842-33...</text:a>
", "<text:a xlink:type="simple" xlink:href="https://static.ukrinform.com/photos/2023_05/1683312794-746.jpeg" text:style-name="Internet_20_link" text:visited-style-name="Visited_20_Internet_20_Link">
1683312794-74...</text:a>
"]</text:p>
      <text:p text:style-name="P4">
标签: ['США', 'Конгрес США', 'Зеленський']</text:p>
      <text:p text:style-name="P4">
类型: Article</text:p>
      <!--METADATA-->
      <text:p text:style-name="P4">
<draw:frame draw:style-name="fr1" draw:name="Image193" text:anchor-type="as-char" svg:width="6.9236in" svg:height="3.956343in" draw:z-index="0">
<draw:image xlink:href="../Images/yкринформ/2023-05-05T20-41-00-03-00/630_360_1683312792-628.png" xlink:type="simple" xlink:show="embed" xlink:actuate="onLoad" draw:mime-type="image/png"/>
</draw:frame>
乌克兰沃迪米尔·泽伦斯基(Ukraine Volodymyr Zelensky)主席通过了美国国会大会的两项代表团 - 他们谈到了Zaporizhzhya NPP的情况。</text:p>
      <text:p text:style-name="P4">
关于它报告<text:a xlink:type="simple" xlink:href="https://www.president.gov.ua/news/prezident-ukrayini-zustrivsya-z-delegaciyeyu-amerikanskih-ko-82709" text:style-name="Internet_20_link" text:visited-style-name="Visited_20_Internet_20_Link">
</text:a>
，报道乌克林福姆。</text:p>
      <text:p text:style-name="P4">
国家元首强调，这种对乌克兰的访问是来自美国全国，整个乌克兰人民的强大信号，在侵略者恢复对反乌克兰城市的大规模导弹恐怖之时，这一点尤为重要。</text:p>
      <text:p text:style-name="P4">
<text:span text:style-name="T4">
另请阅读：</text:span>
 <text:a xlink:type="simple" xlink:href="https://www.ukrinform.ua/rubric-ato/3705394-zelenskij-robimo-vse-sob-svit-cuv-ukrainu-rozumiv-i-dopomagav.html" text:style-name="Internet_20_link" text:visited-style-name="Visited_20_Internet_20_Link">
<text:span text:style-name="T4">
 Zelensky </text:span>
</text:a>
“您会发现战争不仅在战场上，而且在首都。 因此，感谢您的这次对话，感谢乌克兰的支持。” Volodymyr Zelensky说。</text:p>
      <text:p text:style-name="P4">
总统感谢美国国会代表对我们国家和全面援助的强有力的双层支持，这是乌克兰在我们为自己的未来和共同价值观的未来的斗争中提供的。</text:p>
      <text:p text:style-name="P4">
<draw:frame draw:style-name="fr1" draw:name="Image194" text:anchor-type="as-char" svg:width="6.9236in" svg:height="4.604691in" draw:z-index="0">
<draw:image xlink:href="../Images/yкринформ/2023-05-05T20-41-00-03-00/1683312842-332.png" xlink:type="simple" xlink:show="embed" xlink:actuate="onLoad" draw:mime-type="image/png"/>
</draw:frame>
他说：“我们感谢您的帮助，不仅在战场上的领导，而且还要为财政支持。”</text:p>
      <text:p text:style-name="P4">
<text:span text:style-name="T4">
另请阅读：</text:span>
 <text:a xlink:type="simple" xlink:href="https://www.ukrinform.ua/rubric-society/3705369-zelenskij-zustrivsa-z-ambasadorami-united24.html" text:style-name="Internet_20_link" text:visited-style-name="Visited_20_Internet_20_Link">
<text:span text:style-name="T4">
 Zelensky </text:span>
</text:a>
国家元首指出，这种援助的持续是打击俄罗斯侵略的成功的关键。</text:p>
      <text:p text:style-name="P4">
Volodymyr Zelenskyy向美国代表团通报了这种情况。 在这种情况下，进一步的美国安全和国防援助的键盘详细讨论了会议。 总统腐烂谈到了乌克兰国防军的优先需求。</text:p>
      <text:p text:style-name="P4">
<draw:frame draw:style-name="fr1" draw:name="Image195" text:anchor-type="as-char" svg:width="6.9236in" svg:height="4.604691in" draw:z-index="0">
<draw:image xlink:href="../Images/yкринформ/2023-05-05T20-41-00-03-00/1683312794-746.jpeg" xlink:type="simple" xlink:show="embed" xlink:actuate="onLoad" draw:mime-type="image/jpeg"/>
</draw:frame>
会议还提出了扩展谷物走廊的问题，Zaporozhye NPP的情况以及双边议程的其他重要主题。</text:p>
      <text:p text:style-name="P4">
正如乌克林福姆报道的，5月5日<text:a xlink:type="simple" xlink:href="https://www.ukrinform.ua/rubric-polytics/3705171-v-ukrainu-vperse-z-vizitom-pribuv-glava-mzs-bahrejnu.html" text:style-name="Internet_20_link" text:visited-style-name="Visited_20_Internet_20_Link">
</text:a>
。</text:p>
      <text:p text:style-name="P4">
照片：作品</text:p>
      <text:p text:style-name="P4">
News Source: <text:a xlink:type="simple" xlink:href="https://www.ukrinform.ua/rubric-polytics/3705400-zelenskij-zustrivsa-z-delegacieu-amerikanskih-kongresmeniv.html" text:style-name="Internet_20_link" text:visited-style-name="Visited_20_Internet_20_Link">
https://www.ukrinform.ua/rubric-polytics/3705400-zelenskij-zustrivsa-z-delegacieu-amerikanskih-kongresmeniv.html</text:a>
</text:p>
      <!--NEWS-->
      <text:h text:style-name="P10" text:outline-level="1">
<text:span text:style-name="T4">
在基辅举行了慈善体育赛事，以支持阿佐夫斯塔尔捍卫者</text:span>
</text:h>
      <text:p text:style-name="P4">
作者: Ukrinform (Person)</text:p>
      <text:p text:style-name="P4">
出版商: Укринформ (Organization)</text:p>
      <text:p text:style-name="P4">
出版时间: 2023-05-05T20:44:00+03:00</text:p>
      <text:p text:style-name="P4">
修改时间: 2023-05-05T20:44:00+03:00</text:p>
      <text:p text:style-name="P4">
描述: 在基辅举行了一场慈善体育和大众活动“民族思想”，以支持“ Azovstal”的捍卫者，该捍卫者目前被囚禁。  - 乌克林。</text:p>
      <text:p text:style-name="P4">
图片: ["<text:a xlink:type="simple" xlink:href="https://static.ukrinform.com/photos/2023_05/thumb_files/630_360_1683306930-7532.jpeg" text:style-name="Internet_20_link" text:visited-style-name="Visited_20_Internet_20_Link">
630_360_16833...</text:a>
", "<text:a xlink:type="simple" xlink:href="https://static.ukrinform.com/photos/2023_05/1683306930-9231.jpeg" text:style-name="Internet_20_link" text:visited-style-name="Visited_20_Internet_20_Link">
1683306930-92...</text:a>
", "<text:a xlink:type="simple" xlink:href="https://static.ukrinform.com/photos/2023_05/thumb_files/630_360_1683306928-7816.jpeg" text:style-name="Internet_20_link" text:visited-style-name="Visited_20_Internet_20_Link">
630_360_16833...</text:a>
", "<text:a xlink:type="simple" xlink:href="https://static.ukrinform.com/photos/2023_05/thumb_files/630_360_1683306928-1542.jpeg" text:style-name="Internet_20_link" text:visited-style-name="Visited_20_Internet_20_Link">
630_360_16833...</text:a>
", "<text:a xlink:type="simple" xlink:href="https://static.ukrinform.com/photos/2023_05/thumb_files/630_360_1683306928-9703.jpeg" text:style-name="Internet_20_link" text:visited-style-name="Visited_20_Internet_20_Link">
630_360_16833...</text:a>
", "<text:a xlink:type="simple" xlink:href="https://static.ukrinform.com/photos/2023_05/thumb_files/630_360_1683306928-9675.jpeg" text:style-name="Internet_20_link" text:visited-style-name="Visited_20_Internet_20_Link">
630_360_16833...</text:a>
", "<text:a xlink:type="simple" xlink:href="https://static.ukrinform.com/photos/2023_05/thumb_files/630_360_1683306928-2445.jpeg" text:style-name="Internet_20_link" text:visited-style-name="Visited_20_Internet_20_Link">
630_360_16833...</text:a>
", "<text:a xlink:type="simple" xlink:href="https://static.ukrinform.com/photos/2023_05/thumb_files/630_360_1683306928-6723.jpeg" text:style-name="Internet_20_link" text:visited-style-name="Visited_20_Internet_20_Link">
630_360_16833...</text:a>
", "<text:a xlink:type="simple" xlink:href="https://static.ukrinform.com/photos/2023_05/thumb_files/630_360_1683306929-4627.jpeg" text:style-name="Internet_20_link" text:visited-style-name="Visited_20_Internet_20_Link">
630_360_16833...</text:a>
", "<text:a xlink:type="simple" xlink:href="https://static.ukrinform.com/photos/2023_05/thumb_files/630_360_1683306929-8588.jpeg" text:style-name="Internet_20_link" text:visited-style-name="Visited_20_Internet_20_Link">
630_360_16833...</text:a>
", "<text:a xlink:type="simple" xlink:href="https://static.ukrinform.com/photos/2023_05/thumb_files/630_360_1683306929-8757.jpeg" text:style-name="Internet_20_link" text:visited-style-name="Visited_20_Internet_20_Link">
630_360_16833...</text:a>
", "<text:a xlink:type="simple" xlink:href="https://static.ukrinform.com/photos/2023_05/thumb_files/630_360_1683306930-9231.jpeg" text:style-name="Internet_20_link" text:visited-style-name="Visited_20_Internet_20_Link">
630_360_16833...</text:a>
", "<text:a xlink:type="simple" xlink:href="https://static.ukrinform.com/photos/2023_05/thumb_files/630_360_1683306930-5571.jpeg" text:style-name="Internet_20_link" text:visited-style-name="Visited_20_Internet_20_Link">
630_360_16833...</text:a>
", "<text:a xlink:type="simple" xlink:href="https://static.ukrinform.com/photos/2023_05/thumb_files/630_360_1683306930-2744.jpeg" text:style-name="Internet_20_link" text:visited-style-name="Visited_20_Internet_20_Link">
630_360_16833...</text:a>
", "<text:a xlink:type="simple" xlink:href="https://static.ukrinform.com/photos/2023_05/thumb_files/630_360_1683306930-2661.jpeg" text:style-name="Internet_20_link" text:visited-style-name="Visited_20_Internet_20_Link">
630_360_16833...</text:a>
"]</text:p>
      <text:p text:style-name="P4">
标签: ['Азовсталь', 'Спорт', 'Благодійність', 'Київ', 'Акція']</text:p>
      <text:p text:style-name="P4">
类型: Article</text:p>
      <!--METADATA-->
      <text:p text:style-name="P4">
<draw:frame draw:style-name="fr1" draw:name="Image196" text:anchor-type="as-char" svg:width="6.9236in" svg:height="3.956343in" draw:z-index="0">
<draw:image xlink:href="../Images/yкринформ/2023-05-05T20-44-00-03-00/630_360_1683306930-7532.jpeg" xlink:type="simple" xlink:show="embed" xlink:actuate="onLoad" draw:mime-type="image/jpeg"/>
</draw:frame>
基辅在基辅的慈善体育和大众活动“国家思想”是为了支持阿佐夫斯塔尔的后卫，目前正在被俘虏。</text:p>
      <text:p text:style-name="P4">
乌克林通讯员报告。</text:p>
      <text:p text:style-name="P4">
5月5日，亚佐夫旅庆祝了该部门创建的9周年。这一天的重要性是自2014年以来的传统。 为了纪念这个标志性的日期，在基辅体育和大众“民族的思想”中为该部门的家庭和军人以及基辅人民组织了“阿佐夫斯塔尔”的捍卫者的家庭协会。 该行动已经通过了城市公园领土(vdng).</text:p>
      <text:p text:style-name="P4">
Цьогорічна програма організована на знак пам'яті про полеглих з 2014 рокубійців «Азову», а також захисників «Азовсталі», які майже рік перебувають уполоні ворога. Захід націлений на підтримку сімей загиблих та полонених бійцівзавдяки створенню дружньої атмосфери єдиного азовського сімейства.</text:p>
      <text:p text:style-name="P4">
“Мета акції – нагадати всім, що наші хлопці досі перебувають у полоні. Такожми хочемо підтримати військових донатами. Війна не закінчилась. Допомогапотрібна завжди. Передусім, цей захід організований для родин військових,зокрема родин “азовців”. Це можливість для них трохи відволіктися. Для дітей –це психологічна реабілітація”, – зазначила директорка департаменту молоді іспорту Юлію Хан.</text:p>
      <text:p text:style-name="P4">
<draw:frame draw:style-name="fr1" draw:name="Image197" text:anchor-type="as-char" svg:width="6.9236in" svg:height="4.168584in" draw:z-index="0">
<draw:image xlink:href="../Images/yкринформ/2023-05-05T20-44-00-03-00/1683306930-9231.jpeg" xlink:type="simple" xlink:show="embed" xlink:actuate="onLoad" draw:mime-type="image/jpeg"/>
</draw:frame>
她指出，去年这一行动首次在基辅进行。 早期在Mariupol创建Azov单位的周年纪念日。</text:p>
      <text:p text:style-name="P4">
在动作中，有一场慈善比赛“为“阿佐夫”竞选：1公里 - 对于成年子女来说，有5公里的成年子女。</text:p>
      <text:p text:style-name="P4">
您可以通过在线获得令人难忘的奖牌的能力来实现距离。 为此，需要在任何计划中修复比赛(Nike Run，Strava等)到10.05.23，从300(没有奖牌)或600(有奖牌)，将跑步和付款发送给电报@helga_supportfamily，以及竞赛中的工作照片，其中包含帐户的标记。</text:p>
      <text:p text:style-name="P4">
<text:span text:style-name="T4">
另请阅读：</text:span>
 <text:a xlink:type="simple" xlink:href="https://www.ukrinform.ua/rubric-ato/3705388-nezlamni-neskoreni-nespinni-legendarni-azovu-9-rokiv.html" text:style-name="Internet_20_link" text:visited-style-name="Visited_20_Internet_20_Link">
<text:span text:style-name="T4">
 unbreakable </text:span>
 <text:span text:style-name="T4">
无征服</text:span>
 <text:span text:style-name="T4">
乏味</text:span>
 <text:span text:style-name="T4">
 </text:span>
 <text:span text:style-name="T4">
传奇</text:span>
<text:span text:style-name="T4">
 azov </text:span>
 <text:span text:style-name="T4">
 </text:span>
 <text:span text:style-name="T4">
 </text:span>
年**</text:a>
此外，每个人都可以参加乒乓球比赛，看看乌克兰强人联合会的示威游行，扮演乌克兰乌克兰·塔蒂安娜·帕蒂亚科的乌克兰冠军的跳棋，玩Stryitball and Football of Stryitball and Football Off。</text:p>
      <text:p text:style-name="P4">
<draw:frame draw:style-name="fr1" draw:name="Image198" text:anchor-type="as-char" svg:width="6.9236in" svg:height="3.956343in" draw:z-index="0">
<draw:image xlink:href="../Images/yкринформ/2023-05-05T20-44-00-03-00/630_360_1683306928-7816.jpeg" xlink:type="simple" xlink:show="embed" xlink:actuate="onLoad" draw:mime-type="image/jpeg"/>
</draw:frame>
在基辅，体育与大众事件“国家的思想”以支持捍卫者“ Azovstal” / Photo：Ruslan Kaniuk，Ukrinform <text:a xlink:type="simple" xlink:href="https://static.ukrinform.com/photos/2023_05/1683306928-7816.jpeg" text:style-name="Internet_20_link" text:visited-style-name="Visited_20_Internet_20_Link">
![] [](Images/yкринформ/2023-05-05T20-44-00-03-00/630_360_1683306928-7816.jpeg)</text:a>
 <text:a xlink:type="simple" xlink:href="https://static.ukrinform.com/photos/2023_05/1683306928-1542.jpeg" text:style-name="Internet_20_link" text:visited-style-name="Visited_20_Internet_20_Link">
<draw:frame draw:style-name="fr1" draw:name="Image199" text:anchor-type="as-char" svg:width="6.9236in" svg:height="3.956343in" draw:z-index="0">
<draw:image xlink:href="../Images/yкринформ/2023-05-05T20-44-00-03-00/630_360_1683306928-1542.jpeg" xlink:type="simple" xlink:show="embed" xlink:actuate="onLoad" draw:mime-type="image/jpeg"/>
</draw:frame>
</text:a>
 <text:a xlink:type="simple" xlink:href="https://static.ukrinform.com/photos/2023_05/1683306928-9703.jpeg" text:style-name="Internet_20_link" text:visited-style-name="Visited_20_Internet_20_Link">
<draw:frame draw:style-name="fr1" draw:name="Image200" text:anchor-type="as-char" svg:width="6.9236in" svg:height="3.956343in" draw:z-index="0">
<draw:image xlink:href="../Images/yкринформ/2023-05-05T20-44-00-03-00/630_360_1683306928-9703.jpeg" xlink:type="simple" xlink:show="embed" xlink:actuate="onLoad" draw:mime-type="image/jpeg"/>
</draw:frame>
</text:a>
 <text:a xlink:type="simple" xlink:href="https://static.ukrinform.com/photos/2023_05/1683306928-9675.jpeg" text:style-name="Internet_20_link" text:visited-style-name="Visited_20_Internet_20_Link">
<draw:frame draw:style-name="fr1" draw:name="Image201" text:anchor-type="as-char" svg:width="6.9236in" svg:height="3.956343in" draw:z-index="0">
<draw:image xlink:href="../Images/yкринформ/2023-05-05T20-44-00-03-00/630_360_1683306928-9675.jpeg" xlink:type="simple" xlink:show="embed" xlink:actuate="onLoad" draw:mime-type="image/jpeg"/>
</draw:frame>
</text:a>
 <text:a xlink:type="simple" xlink:href="https://static.ukrinform.com/photos/2023_05/1683306928-2445.jpeg" text:style-name="Internet_20_link" text:visited-style-name="Visited_20_Internet_20_Link">
<draw:frame draw:style-name="fr1" draw:name="Image202" text:anchor-type="as-char" svg:width="6.9236in" svg:height="3.956343in" draw:z-index="0">
<draw:image xlink:href="../Images/yкринформ/2023-05-05T20-44-00-03-00/630_360_1683306928-2445.jpeg" xlink:type="simple" xlink:show="embed" xlink:actuate="onLoad" draw:mime-type="image/jpeg"/>
</draw:frame>
</text:a>
 <text:a xlink:type="simple" xlink:href="https://static.ukrinform.com/photos/2023_05/1683306928-6723.jpeg" text:style-name="Internet_20_link" text:visited-style-name="Visited_20_Internet_20_Link">
<draw:frame draw:style-name="fr1" draw:name="Image203" text:anchor-type="as-char" svg:width="6.9236in" svg:height="3.956343in" draw:z-index="0">
<draw:image xlink:href="../Images/yкринформ/2023-05-05T20-44-00-03-00/630_360_1683306928-6723.jpeg" xlink:type="simple" xlink:show="embed" xlink:actuate="onLoad" draw:mime-type="image/jpeg"/>
</draw:frame>
</text:a>
 <text:a xlink:type="simple" xlink:href="https://static.ukrinform.com/photos/2023_05/1683306929-4627.jpeg" text:style-name="Internet_20_link" text:visited-style-name="Visited_20_Internet_20_Link">
<draw:frame draw:style-name="fr1" draw:name="Image204" text:anchor-type="as-char" svg:width="6.9236in" svg:height="3.956343in" draw:z-index="0">
<draw:image xlink:href="../Images/yкринформ/2023-05-05T20-44-00-03-00/630_360_1683306929-4627.jpeg" xlink:type="simple" xlink:show="embed" xlink:actuate="onLoad" draw:mime-type="image/jpeg"/>
</draw:frame>
</text:a>
 <text:a xlink:type="simple" xlink:href="https://static.ukrinform.com/photos/2023_05/1683306929-8588.jpeg" text:style-name="Internet_20_link" text:visited-style-name="Visited_20_Internet_20_Link">
<draw:frame draw:style-name="fr1" draw:name="Image205" text:anchor-type="as-char" svg:width="6.9236in" svg:height="3.956343in" draw:z-index="0">
<draw:image xlink:href="../Images/yкринформ/2023-05-05T20-44-00-03-00/630_360_1683306929-8588.jpeg" xlink:type="simple" xlink:show="embed" xlink:actuate="onLoad" draw:mime-type="image/jpeg"/>
</draw:frame>
</text:a>
 <text:a xlink:type="simple" xlink:href="https://static.ukrinform.com/photos/2023_05/1683306929-8757.jpeg" text:style-name="Internet_20_link" text:visited-style-name="Visited_20_Internet_20_Link">
<draw:frame draw:style-name="fr1" draw:name="Image206" text:anchor-type="as-char" svg:width="6.9236in" svg:height="3.956343in" draw:z-index="0">
<draw:image xlink:href="../Images/yкринформ/2023-05-05T20-44-00-03-00/630_360_1683306929-8757.jpeg" xlink:type="simple" xlink:show="embed" xlink:actuate="onLoad" draw:mime-type="image/jpeg"/>
</draw:frame>
</text:a>
 <text:a xlink:type="simple" xlink:href="https://static.ukrinform.com/photos/2023_05/1683306930-9231.jpeg" text:style-name="Internet_20_link" text:visited-style-name="Visited_20_Internet_20_Link">
<draw:frame draw:style-name="fr1" draw:name="Image207" text:anchor-type="as-char" svg:width="6.9236in" svg:height="3.956343in" draw:z-index="0">
<draw:image xlink:href="../Images/yкринформ/2023-05-05T20-44-00-03-00/630_360_1683306930-9231.jpeg" xlink:type="simple" xlink:show="embed" xlink:actuate="onLoad" draw:mime-type="image/jpeg"/>
</draw:frame>
</text:a>
 <text:a xlink:type="simple" xlink:href="https://static.ukrinform.com/photos/2023_05/1683306930-5571.jpeg" text:style-name="Internet_20_link" text:visited-style-name="Visited_20_Internet_20_Link">
<draw:frame draw:style-name="fr1" draw:name="Image208" text:anchor-type="as-char" svg:width="6.9236in" svg:height="3.956343in" draw:z-index="0">
<draw:image xlink:href="../Images/yкринформ/2023-05-05T20-44-00-03-00/630_360_1683306930-5571.jpeg" xlink:type="simple" xlink:show="embed" xlink:actuate="onLoad" draw:mime-type="image/jpeg"/>
</draw:frame>
</text:a>
 <text:a xlink:type="simple" xlink:href="https://static.ukrinform.com/photos/2023_05/1683306930-2744.jpeg" text:style-name="Internet_20_link" text:visited-style-name="Visited_20_Internet_20_Link">
<draw:frame draw:style-name="fr1" draw:name="Image209" text:anchor-type="as-char" svg:width="6.9236in" svg:height="3.956343in" draw:z-index="0">
<draw:image xlink:href="../Images/yкринформ/2023-05-05T20-44-00-03-00/630_360_1683306930-2744.jpeg" xlink:type="simple" xlink:show="embed" xlink:actuate="onLoad" draw:mime-type="image/jpeg"/>
</draw:frame>
</text:a>
 <text:a xlink:type="simple" xlink:href="https://static.ukrinform.com/photos/2023_05/1683306930-7532.jpeg" text:style-name="Internet_20_link" text:visited-style-name="Visited_20_Internet_20_Link">
<draw:frame draw:style-name="fr1" draw:name="Image210" text:anchor-type="as-char" svg:width="6.9236in" svg:height="3.956343in" draw:z-index="0">
<draw:image xlink:href="../Images/yкринформ/2023-05-05T20-44-00-03-00/630_360_1683306930-7532.jpeg" xlink:type="simple" xlink:show="embed" xlink:actuate="onLoad" draw:mime-type="image/jpeg"/>
</draw:frame>
</text:a>
 <text:a xlink:type="simple" xlink:href="https://static.ukrinform.com/photos/2023_05/1683306930-2661.jpeg" text:style-name="Internet_20_link" text:visited-style-name="Visited_20_Internet_20_Link">
<draw:frame draw:style-name="fr1" draw:name="Image211" text:anchor-type="as-char" svg:width="6.9236in" svg:height="3.956343in" draw:z-index="0">
<draw:image xlink:href="../Images/yкринформ/2023-05-05T20-44-00-03-00/630_360_1683306930-2661.jpeg" xlink:type="simple" xlink:show="embed" xlink:actuate="onLoad" draw:mime-type="image/jpeg"/>
</draw:frame>
</text:a>
此外，一名来自Domedic援助的Azovstal演讲的军队。在行动结束时，来自Azov团的军队推出了一场野外美食，并用美味的盘子进行了处理。组织者：在KSCA部门和体育的支持下，Azovstal Defenders的家庭协会。 尤其是该行动的信息合作伙伴是乌克兰乌克兰信息局“乌克林福姆”。</text:p>
      <text:p text:style-name="P4">
如报道，<text:a xlink:type="simple" xlink:href="https://www.ukrinform.ua/rubric-ato/3657814-druzina-komandira-polku-azov-zaklikala-vizvoliti-ukrainskih-bijciv-z-polonu-rf.html" text:style-name="Internet_20_link" text:visited-style-name="Visited_20_Internet_20_Link">
</text:a>
 .</text:p>
      <text:p text:style-name="P4">
News Source: <text:a xlink:type="simple" xlink:href="https://www.ukrinform.ua/rubric-kyiv/3705401-u-kievi-proveli-blagodijnij-sportivnij-zahid-na-pidtrimku-zahisnikiv-azovstali.html" text:style-name="Internet_20_link" text:visited-style-name="Visited_20_Internet_20_Link">
https://www.ukrinform.ua/rubric-kyiv/3705401-u-kievi-proveli-blagodijnij-sportivnij-zahid-na-pidtrimku-zahisnikiv-azovstali.html</text:a>
</text:p>
      <!--NEWS-->
      <text:h text:style-name="P10" text:outline-level="1">
<text:span text:style-name="T4">
总统会见了威尼斯委员会的代表</text:span>
</text:h>
      <text:p text:style-name="P4">
作者: Ukrinform (Person)</text:p>
      <text:p text:style-name="P4">
出版商: Укринформ (Organization)</text:p>
      <text:p text:style-name="P4">
出版时间: 2023-05-05T20:46:00+03:00</text:p>
      <text:p text:style-name="P4">
修改时间: 2023-05-05T20:46:00+03:00</text:p>
      <text:p text:style-name="P4">
描述: 沃迪米尔·泽伦斯基（Volodymyr Zelenskyy）总统会见了威尼斯委员会的代表。  - 乌克林。</text:p>
      <text:p text:style-name="P4">
图片: ["<text:a xlink:type="simple" xlink:href="https://static.ukrinform.com/photos/2023_05/thumb_files/630_360_1683311375-630.jpeg" text:style-name="Internet_20_link" text:visited-style-name="Visited_20_Internet_20_Link">
630_360_16833...</text:a>
", "<text:a xlink:type="simple" xlink:href="https://static.ukrinform.com/photos/2023_05/1683311374-748.jpeg" text:style-name="Internet_20_link" text:visited-style-name="Visited_20_Internet_20_Link">
1683311374-74...</text:a>
"]</text:p>
      <text:p text:style-name="P4">
标签: ['США', 'Венеційська комісія', 'Зеленський']</text:p>
      <text:p text:style-name="P4">
类型: Article</text:p>
      <!--METADATA-->
      <text:p text:style-name="P4">
<draw:frame draw:style-name="fr1" draw:name="Image212" text:anchor-type="as-char" svg:width="6.9236in" svg:height="3.956343in" draw:z-index="0">
<draw:image xlink:href="../Images/yкринформ/2023-05-05T20-46-00-03-00/630_360_1683311375-630.jpeg" xlink:type="simple" xlink:show="embed" xlink:actuate="onLoad" draw:mime-type="image/jpeg"/>
</draw:frame>
总统洛尔迪尔·泽伦斯基(Lordir Zelensky)会见了威尼斯委员会的代表。</text:p>
      <text:p text:style-name="P4">
正如乌克林福姆报道的那样，他在[]中说(https://www.president.gov.ua/news/robimo-vse-shob-svit-chuv-ukrayinu-rozumiv-i-dopomagav-nashi-82713)。</text:p>
      <text:p text:style-name="P4">
Zelensky说：“同样，今天也与威尼斯委员会的代表，贝莱德投资基金的代表举行了会议。”</text:p>
      <text:p text:style-name="P4">
<draw:frame draw:style-name="fr1" draw:name="Image213" text:anchor-type="as-char" svg:width="6.9236in" svg:height="4.604691in" draw:z-index="0">
<draw:image xlink:href="../Images/yкринформ/2023-05-05T20-46-00-03-00/1683311374-748.jpeg" xlink:type="simple" xlink:show="embed" xlink:actuate="onLoad" draw:mime-type="image/jpeg"/>
</draw:frame>
<text:span text:style-name="T4">
另请阅读：</text:span>
 <text:a xlink:type="simple" xlink:href="https://www.ukrinform.ua/rubric-ato/3705394-zelenskij-robimo-vse-sob-svit-cuv-ukrainu-rozumiv-i-dopomagav.html" text:style-name="Internet_20_link" text:visited-style-name="Visited_20_Internet_20_Link">
<text:span text:style-name="T4">
 Zelensky </text:span>
</text:a>
此外，他指出，在5月5日晚上，他会见了美国代表团。</text:p>
      <text:p text:style-name="P4">
“为了全球意识，我们谈到了国家之间的进一步互动。 既然我们正在与美国并肩作战，那么我们已经达到了从未在乌克兰和美国之间进行的互动水平。但这不是极限。 我们将继续发展我们的合作 - 我们的真正联盟。 我感谢所有帮助的人!“，”总统说。</text:p>
      <text:p text:style-name="P4">
他感谢美国总统约瑟夫·拜登(Joseph Biden)的领导力，这是国会议会的双方不变的支持。</text:p>
      <text:p text:style-name="P4">
<text:span text:style-name="T4">
另请阅读：</text:span>
 <text:a xlink:type="simple" xlink:href="https://www.ukrinform.ua/rubric-society/3705369-zelenskij-zustrivsa-z-ambasadorami-united24.html" text:style-name="Internet_20_link" text:visited-style-name="Visited_20_Internet_20_Link">
<text:span text:style-name="T4">
 Zelensky </text:span>
</text:a>
Zelensky强调：“我感谢所有与乌克兰人以及我们所有的盟友和伙伴一起保护全球裔美国人的渴望的美国人。”</text:p>
      <text:p text:style-name="P4">
如<text:a xlink:type="simple" xlink:href="https://www.president.gov.ua/news/glava-derzhavi-zustrivsya-z-delegaciyeyu-venecianskoyi-komis-82717" text:style-name="Internet_20_link" text:visited-style-name="Visited_20_Internet_20_Link">
</text:a>
，总统通过法律会见了欧洲民主委员会的代表团(威尼斯委员会)由委员会主席克莱尔·基斯·马洛里(Claire Base Malory)领导，他正在访问一个国家。</text:p>
      <text:p text:style-name="P4">
值得注意的是，Zelensky感谢代表团在艰难的时期访问，并在乌克兰立法发展的各个方向上在乌克兰与威尼斯委员会之间的施肥合作。</text:p>
      <text:p text:style-name="P4">
<text:span text:style-name="T4">
另请阅读：</text:span>
 <text:a xlink:type="simple" xlink:href="https://www.ukrinform.ua/rubric-ato/3705410-prezident-podakuvav-bijcam-povitranih-sil-ta-vsim-pidrozdilam-so-zahisaut-nebo.html" text:style-name="Internet_20_link" text:visited-style-name="Visited_20_Internet_20_Link">
</text:a>
</text:p>
      <text:p text:style-name="P4">
新闻服务应告知，在会议期间，准备就乌克兰宪法法院法官选择候选人的程序的立法提出的问题。</text:p>
      <text:p text:style-name="P4">
“乌克兰首先引入了一项竞争程序，以选择宪法法院的法官。 这是一项历史改革，甚至没有为其他总统讨论。 我们非常意识到我们的巨大责任是诚实和透明的竞争的邀请。 乌克兰人民期望并要求这一点。”泽伦斯基说。</text:p>
      <text:p text:style-name="P4">
他对威尼斯委员会对这个人的支持表示希望，并对成功改革宪法法院的活动有信心。</text:p>
      <text:p text:style-name="P4">
<text:span text:style-name="T4">
另请阅读：</text:span>
 <text:a xlink:type="simple" xlink:href="https://www.ukrinform.ua/rubric-ato/3705404-za-pidsumkami-zustricej-u-gelsinki-ta-gaazi-maemo-potuzne-posilenna-zbroeu-zelenskij.html" text:style-name="Internet_20_link" text:visited-style-name="Visited_20_Internet_20_Link">
<text:span text:style-name="T4">
绿色</text:span>
</text:a>
据指出，会议还讨论了有关德国政治和国民少数民族的法律。</text:p>
      <text:p text:style-name="P4">
国家元首证实了乌克兰的准备，以继续取得Zenation委员会的密切相互作用，以确保按照前欧洲的标准确保有效的改革。</text:p>
      <text:p text:style-name="P4">
据报道，乌克兰Volodymyr Zelenskyy总裁<text:a xlink:type="simple" xlink:href="https://www.ukrinform.ua/rubric-polytics/3705400-zelenskij-zustrivsa-z-delegacieu-amerikanskih-kongresmeniv.html" text:style-name="Internet_20_link" text:visited-style-name="Visited_20_Internet_20_Link">
</text:a>
美国赫尔辛基委员会乔·威尔逊(Joe Wilson)，国会议员斯蒂芬·科恩(Stephen Cohen)和维多利亚·斯巴茨(Victoria Spartz)的负责人。</text:p>
      <text:p text:style-name="P4">
代表团还包括普兹布斯迈克尔·卡彭特(Przebse Michael Carpenter)的永久代表。</text:p>
      <text:p text:style-name="P4">
News Source: <text:a xlink:type="simple" xlink:href="https://www.ukrinform.ua/rubric-polytics/3705406-prezident-zustrivsa-iz-predstavnikami-venecianskoi-komisii.html" text:style-name="Internet_20_link" text:visited-style-name="Visited_20_Internet_20_Link">
https://www.ukrinform.ua/rubric-polytics/3705406-prezident-zustrivsa-iz-predstavnikami-venecianskoi-komisii.html</text:a>
</text:p>
      <!--NEWS-->
      <text:h text:style-name="P10" text:outline-level="1">
<text:span text:style-name="T4">
将俄罗斯人交给防空职位：敖德萨被判处15年监禁</text:span>
</text:h>
      <text:p text:style-name="P4">
作者: Ukrinform (Person)</text:p>
      <text:p text:style-name="P4">
出版商: Укринформ (Organization)</text:p>
      <text:p text:style-name="P4">
出版时间: 2023-05-05T20:48:00+03:00</text:p>
      <text:p text:style-name="P4">
修改时间: 2023-05-05T20:48:00+03:00</text:p>
      <text:p text:style-name="P4">
描述: 敖德萨的一名居民谴责了长达15年的监禁，敖德萨的居民给俄罗斯入侵者提供了空中防御系统的位置。  - 乌克林。</text:p>
      <text:p text:style-name="P4">
图片: ["<text:a xlink:type="simple" xlink:href="https://static.ukrinform.com/photos/2023_05/thumb_files/630_360_1683286928-971.jpg" text:style-name="Internet_20_link" text:visited-style-name="Visited_20_Internet_20_Link">
630_360_16832...</text:a>
", "<text:a xlink:type="simple" xlink:href="https://static.ukrinform.com/photos/2023_05/1683286928-587.jpg" text:style-name="Internet_20_link" text:visited-style-name="Visited_20_Internet_20_Link">
1683286928-58...</text:a>
", "<text:a xlink:type="simple" xlink:href="https://static.ukrinform.com/photos/2023_05/1683286927-507.jpg" text:style-name="Internet_20_link" text:visited-style-name="Visited_20_Internet_20_Link">
1683286927-50...</text:a>
"]</text:p>
      <text:p text:style-name="P4">
标签: ['Одеса', 'Суд', 'Офіс генпрокурора', 'Війна з росією']</text:p>
      <text:p text:style-name="P4">
类型: Article</text:p>
      <!--METADATA-->
      <text:p text:style-name="P4">
<draw:frame draw:style-name="fr1" draw:name="Image214" text:anchor-type="as-char" svg:width="6.9236in" svg:height="3.956343in" draw:z-index="0">
<draw:image xlink:href="../Images/yкринформ/2023-05-05T20-48-00-03-00/630_360_1683286928-971.jpg" xlink:type="simple" xlink:show="embed" xlink:actuate="onLoad" draw:mime-type="image/jpeg"/>
</draw:frame>
敖德萨的一名居民谴责了长达15年的监禁，敖德萨的居民赋予了俄罗斯升高的防空系统部署地点。</text:p>
      <text:p text:style-name="P4">
根据乌克林福姆的说法，检察官办公室报告了<text:a xlink:type="simple" xlink:href="https://t.me/pgo_gov_ua/11867" text:style-name="Internet_20_link" text:visited-style-name="Visited_20_Internet_20_Link">
</text:a>
。</text:p>
      <text:p text:style-name="P4">
为了支持起诉，敖德萨地区检察官办公室的检察官在州背叛后被判刑(艺术的第2部分。 《乌克兰刑法》 111). Йому призначили покарання у вигляді 15 років позбавлення волі зконфіскацією майна.</text:p>
      <text:p text:style-name="P4">
<draw:frame draw:style-name="fr1" draw:name="Image215" text:anchor-type="as-char" svg:width="6.9236in" svg:height="9.231467in" draw:z-index="0">
<draw:image xlink:href="../Images/yкринформ/2023-05-05T20-48-00-03-00/1683286928-587.jpg" xlink:type="simple" xlink:show="embed" xlink:actuate="onLoad" draw:mime-type="image/jpeg"/>
</draw:frame>
检察官证明，为了获得报酬，该男子为俄罗斯联邦的特殊服务收集了有关能源基础设施对象的位置的信息，执法机构和军事人员的行政大楼。</text:p>
      <text:p text:style-name="P4">
<text:span text:style-name="T4">
另请阅读：</text:span>
 <text:a xlink:type="simple" xlink:href="https://www.ukrinform.ua/rubric-society/3705121-zitelci-doneccini-dali-12-rokiv-vaznici-peredavala-u-rosijskij-genstab-dani-pro-zsu.html" text:style-name="Internet_20_link" text:visited-style-name="Visited_20_Internet_20_Link">
<text:span text:style-name="T4">
 bang </text:span>
</text:a>
“被定罪的人在敖德萨的防空手段的视频基础上安装并记录了记录。 同时，叛徒估计他的“协助”为70,000 UAH”，这是消息中的。</text:p>
      <text:p text:style-name="P4">
为了收集侦察信息，他去了敖德萨的不同领域，并预定了，在那里进行了照片和视频固定物体。</text:p>
      <text:p text:style-name="P4">
在将防空系统部署给俄罗斯特殊服务代表的录像带中，敌方线人被拘留在录像带中。</text:p>
      <text:p text:style-name="P4">
<draw:frame draw:style-name="fr1" draw:name="Image216" text:anchor-type="as-char" svg:width="6.9236in" svg:height="9.231467in" draw:z-index="0">
<draw:image xlink:href="../Images/yкринформ/2023-05-05T20-48-00-03-00/1683286927-507.jpg" xlink:type="simple" xlink:show="embed" xlink:actuate="onLoad" draw:mime-type="image/jpeg"/>
</draw:frame>
他现在被拘留。</text:p>
      <text:p text:style-name="P4">
<text:span text:style-name="T4">
另请阅读：</text:span>
 <text:a xlink:type="simple" xlink:href="https://www.ukrinform.ua/rubric-regions/3705111-zatrimali-se-dvoh-agentiv-fsb-sukali-pozicii-himars-na-doneccini.html" text:style-name="Internet_20_link" text:visited-style-name="Visited_20_Internet_20_Link">
<text:span text:style-name="T4">
 himars </text:span>
</text:a>
据乌克林福姆(Ukrinform)报道，SBU拘留了俄罗斯FSB分支机构网络的另外两个参与者，他们试图确定Donetsk地区一线地区的HIMAR反应式火炮系统的战斗位置。</text:p>
      <text:p text:style-name="P4">
News Source: <text:a xlink:type="simple" xlink:href="https://www.ukrinform.ua/rubric-society/3705195-zdavav-rosianam-pozicii-ppo-odesitu-dali-15-rokiv-vaznici.html" text:style-name="Internet_20_link" text:visited-style-name="Visited_20_Internet_20_Link">
https://www.ukrinform.ua/rubric-society/3705195-zdavav-rosianam-pozicii-ppo-odesitu-dali-15-rokiv-vaznici.html</text:a>
</text:p>
      <!--NEWS-->
      <text:h text:style-name="P10" text:outline-level="1">
<text:span text:style-name="T4">
贾马拉（Jamala</text:span>
</text:h>
      <text:p text:style-name="P4">
作者: Ukrinform (Person)</text:p>
      <text:p text:style-name="P4">
出版商: Укринформ (Organization)</text:p>
      <text:p text:style-name="P4">
出版时间: 2023-05-05T20:54:00+03:00</text:p>
      <text:p text:style-name="P4">
修改时间: 2023-05-05T20:54:00+03:00</text:p>
      <text:p text:style-name="P4">
描述: 乌克兰歌手贾马尔（Jamal）发表了一张新专辑“ Qirim”，其中包括克里米亚塔塔尔人（Crimean Tatar People）的古代歌曲。  - 乌克林。</text:p>
      <text:p text:style-name="P4">
图片: ["<text:a xlink:type="simple" xlink:href="https://static.ukrinform.com/photos/2019_10/thumb_files/630_360_1570790279-293.jpg" text:style-name="Internet_20_link" text:visited-style-name="Visited_20_Internet_20_Link">
630_360_15707...</text:a>
", "<text:a xlink:type="simple" xlink:href="https://static.ukrinform.com/photos/2023_05/1683308984-726.jpeg" text:style-name="Internet_20_link" text:visited-style-name="Visited_20_Internet_20_Link">
1683308984-72...</text:a>
"]</text:p>
      <text:p text:style-name="P4">
标签: ['Джамала', 'Кримські татари', 'Музика', 'Пісня']</text:p>
      <text:p text:style-name="P4">
类型: Article</text:p>
      <!--METADATA-->
      <text:p text:style-name="P4">
<draw:frame draw:style-name="fr1" draw:name="Image217" text:anchor-type="as-char" svg:width="6.9236in" svg:height="3.956343in" draw:z-index="0">
<draw:image xlink:href="../Images/yкринформ/2023-05-05T20-54-00-03-00/630_360_1570790279-293.jpg" xlink:type="simple" xlink:show="embed" xlink:actuate="onLoad" draw:mime-type="image/jpeg"/>
</draw:frame>
乌克兰传球手贾马尔(Jamal)发表了一张新专辑“ Qirim”，其中包括古克里米亚塔塔尔人(Crimean Tatar People)。</text:p>
      <text:p text:style-name="P4">
关于<text:a xlink:type="simple" xlink:href="https://t.me/mkipu/5900" text:style-name="Internet_20_link" text:visited-style-name="Visited_20_Internet_20_Link">
</text:a>
乌克林福姆报道，塔克林法姆文化部报告。</text:p>
      <text:p text:style-name="P4">
<draw:frame draw:style-name="fr1" draw:name="Image218" text:anchor-type="as-char" svg:width="6.9236in" svg:height="6.9236in" draw:z-index="0">
<draw:image xlink:href="../Images/yкринформ/2023-05-05T20-54-00-03-00/1683308984-726.jpeg" xlink:type="simple" xlink:show="embed" xlink:actuate="onLoad" draw:mime-type="image/jpeg"/>
</draw:frame>
“ 5月5日，当克里米亚塔塔尔(Crimean Tatars)庆祝春天的主要假期 - 乌克兰克里米亚·塔塔尔(Khidirles)时，乌克兰克里米亚·塔塔尔(Crimean Tatar)歌手贾马尔(Jamal)发行了专辑《 Qirim》  - 克里米亚·塔塔尔人(Crimean Tatar People)的旧歌曲集，”该消息写道。</text:p>
      <text:p text:style-name="P4">
<text:span text:style-name="T4">
另请阅读：</text:span>
 <text:a xlink:type="simple" xlink:href="https://www.ukrinform.ua/rubric-culture/3677425-dzamala-stala-persim-ukrainskim-ambasadorom-equal-vid-spotify.html" text:style-name="Internet_20_link" text:visited-style-name="Visited_20_Internet_20_Link">
<text:span text:style-name="T4">
 jamala </text:span>
</text:a>
注意到，该系列包括14个作品 - 以前未知，重写或遗忘。 贾马拉(Jamala)在克里米亚电厂的城市和定居点中找到了他们。 MKIP报道说，Qırım专辑Jamal与国家歌剧院歌剧院的舞台上与国家歌剧交响乐团一起演出，专辑将首先在英国Liverpool Liverpool与BBC Philharmonic Orchestra结合使用。</text:p>
      <text:p text:style-name="P4">
据报道，在5月3日至5月14日，乌勒普尔(Ullerpool)将举行的歌曲大赛“ Eurovision-2023”中，乌克兰林荫大道(Ullerpool)称为“ Discoverukraine”。</text:p>
      <text:p text:style-name="P4">
News Source: <text:a xlink:type="simple" xlink:href="https://www.ukrinform.ua/rubric-culture/3705402-dzamala-prezentuvala-albom-qirim-zi-starovinnimi-krimskotatarskimi-pisnami.html" text:style-name="Internet_20_link" text:visited-style-name="Visited_20_Internet_20_Link">
https://www.ukrinform.ua/rubric-culture/3705402-dzamala-prezentuvala-albom-qirim-zi-starovinnimi-krimskotatarskimi-pisnami.html</text:a>
</text:p>
      <!--NEWS-->
      <text:h text:style-name="P10" text:outline-level="1">
<text:span text:style-name="T4">
由于赫尔辛基和海牙的会议，我们有强大的武器加强 -  Zelensky</text:span>
</text:h>
      <text:p text:style-name="P4">
作者: Ukrinform (Person)</text:p>
      <text:p text:style-name="P4">
出版商: Укринформ (Organization)</text:p>
      <text:p text:style-name="P4">
出版时间: 2023-05-05T20:58:46+03:00</text:p>
      <text:p text:style-name="P4">
修改时间: 2023-05-05T20:58:46+03:00</text:p>
      <text:p text:style-name="P4">
描述: </text:p>
      <text:p text:style-name="P4">
Президентвололоди参Зlieлlispo Strimuthis。  - I的，。: </text:p>
      <text:p text:style-name="P4">
图片: ["<text:a xlink:type="simple" xlink:href="https://static.ukrinform.com/photos/2023_04/thumb_files/630_360_1682063024-559.jpeg" text:style-name="Internet_20_link" text:visited-style-name="Visited_20_Internet_20_Link">
630_360_16820...</text:a>
"]</text:p>
      <text:p text:style-name="P4">
标签: ['Зброя', 'Зеленський', 'Війна з росією']</text:p>
      <text:p text:style-name="P4">
类型: Article</text:p>
      <!--METADATA-->
      <text:p text:style-name="P4">
<draw:frame draw:style-name="fr1" draw:name="Image219" text:anchor-type="as-char" svg:width="6.9236in" svg:height="3.956343in" draw:z-index="0">
<draw:image xlink:href="../Images/yкринформ/2023-05-05T20-58-46-03-00/630_360_1682063024-559.jpeg" xlink:type="simple" xlink:show="embed" xlink:actuate="onLoad" draw:mime-type="image/jpeg"/>
</draw:frame>
总统洛德米尔·泽伦斯基(Lordimir Zelensky)表示，根据赫尔辛基(Helsinki)和海牙乌克兰(Hague Ukraine)的会议，在地球上，在空中，其士兵们强烈加强了武器。</text:p>
      <text:p text:style-name="P4">
正如乌克林福姆报道的那样，他在晚上说<text:a xlink:type="simple" xlink:href="https://www.president.gov.ua/news/robimo-vse-shob-svit-chuv-ukrayinu-rozumiv-i-dopomagav-nashi-82713" text:style-name="Internet_20_link" text:visited-style-name="Visited_20_Internet_20_Link">
</text:a>
“我很高兴地说，由于赫尔辛基和海牙的会议，我们在地球，空中和海上有武器的士兵有很大的发展。 我感谢合作伙伴!这是一个重大的强化，”泽伦斯基说。</text:p>
      <text:p text:style-name="P4">
此外，他说：“我们在北约和欧盟方面取得了更大的进步。”</text:p>
      <text:p text:style-name="P4">
乌克兰国家负责人说：“我们在俄罗斯对我们国家的侵略责任方面取得了更大的进步。”</text:p>
      <text:p text:style-name="P4">
<text:span text:style-name="T4">
另请阅读：</text:span>
 <text:a xlink:type="simple" xlink:href="https://www.ukrinform.ua/rubric-ato/3704637-zelenskij-pro-f16-dla-ukraini-vpevnenij-u-pozitivnomu-rezultati.html" text:style-name="Internet_20_link" text:visited-style-name="Visited_20_Internet_20_Link">
<text:span text:style-name="T4">
 Zelensky </text:span>
</text:a>
据报道，5月3日，乌克兰总统访问了芬兰，并于4日 - 在荷兰的特殊日子，每年5月4日，20：00，两分钟的寂静纪念公民和士兵。第二次世界大战后财政部与和平任务中去世的人。(https://www.ukrinform.ua/tag-niderlandi)。</text:p>
      <text:p text:style-name="P4">
<text:span text:style-name="T5">
foto，视频：OP</text:span>
</text:p>
      <text:p text:style-name="P4">
News Source: <text:a xlink:type="simple" xlink:href="https://www.ukrinform.ua/rubric-ato/3705404-za-pidsumkami-zustricej-u-gelsinki-ta-gaazi-maemo-potuzne-posilenna-zbroeu-zelenskij.html" text:style-name="Internet_20_link" text:visited-style-name="Visited_20_Internet_20_Link">
https://www.ukrinform.ua/rubric-ato/3705404-za-pidsumkami-zustricej-u-gelsinki-ta-gaazi-maemo-potuzne-posilenna-zbroeu-zelenskij.html</text:a>
</text:p>
      <!--NEWS-->
      <text:h text:style-name="P10" text:outline-level="1">
<text:span text:style-name="T4">
俄罗斯人再次解雇了切尼希夫地区的边界</text:span>
</text:h>
      <text:p text:style-name="P4">
作者: Ukrinform (Person)</text:p>
      <text:p text:style-name="P4">
出版商: Укринформ (Organization)</text:p>
      <text:p text:style-name="P4">
出版时间: 2023-05-05T21:04:01+03:00</text:p>
      <text:p text:style-name="P4">
修改时间: 2023-05-05T21:04:01+03:00</text:p>
      <text:p text:style-name="P4">
描述: 截至5月5日20:00，俄罗斯军队在切尼夫地区的边界开火了6次。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Чернігівщина', 'Війна з росією']</text:p>
      <text:p text:style-name="P4">
类型: Article</text:p>
      <!--METADATA-->
      <text:p text:style-name="P4">
<draw:frame draw:style-name="fr1" draw:name="Image220" text:anchor-type="as-char" svg:width="6.9236in" svg:height="3.956343in" draw:z-index="0">
<draw:image xlink:href="../Images/yкринформ/2023-05-05T21-04-01-03-00/630_360_1479558145-5682.jpg" xlink:type="simple" xlink:show="embed" xlink:actuate="onLoad" draw:mime-type="image/jpeg"/>
</draw:frame>
截至5月5日20:00，截至5月20日20:00，边境警卫在边缘线开了。</text:p>
      <text:p text:style-name="P4">
根据乌克林福姆的说法，运营司令部“北”报告了<text:a xlink:type="simple" xlink:href="https://t.me/ok_pivnich1/2361" text:style-name="Internet_20_link" text:visited-style-name="Visited_20_Internet_20_Link">
</text:a>
。</text:p>
      <text:p text:style-name="P4">
从13:05到13:40记录了22笔笔触，可能是在脸红的定居区域中的120毫米迫击炮。</text:p>
      <text:p text:style-name="P4">
从15:11到15:32，记录了6个节拍，可能来自列尼夫卡定居点的炮兵。</text:p>
      <text:p text:style-name="P4">
<text:span text:style-name="T4">
另请阅读：</text:span>
 <text:a xlink:type="simple" xlink:href="https://www.ukrinform.ua/rubric-ato/3705357-sili-oboroni-vidbili-ponad-30-rosijskih-atak-na-troh-napramkah.html" text:style-name="Internet_20_link" text:visited-style-name="Visited_20_Internet_20_Link">
</text:a>
此外，从16:15到5:00 pm的9个节拍记录下来，可能来自莱昂尼夫卡定居点地区的120毫米毫米开采。</text:p>
      <text:p text:style-name="P4">
大约17:11记录了4次跳动的飞机(太阳)来自步枪，位于莱昂尼夫卡定居点。</text:p>
      <text:p text:style-name="P4">
从17:54到17:56记录了2个节拍，可能来自120毫米迫击炮，这是铁桥定居点的乌尔森。</text:p>
      <text:p text:style-name="P4">
<text:span text:style-name="T4">
另请阅读：</text:span>
 <text:a xlink:type="simple" xlink:href="https://www.ukrinform.ua/rubric-economy/3705100-cerez-obstrili-bez-svitla-zalisaetsa-castina-spozivaciv-u-vosmi-oblastah.html" text:style-name="Internet_20_link" text:visited-style-name="Visited_20_Internet_20_Link">
<text:span text:style-name="T4">
射击</text:span>
</text:a>
从19:13到19:15记录了5个节拍，可能来自莱昂尼夫卡定居点地区的120毫米迫击炮。</text:p>
      <text:p text:style-name="P4">
声明说：“没有关于当地居民损失或对平民基础设施损失的信息。”</text:p>
      <text:p text:style-name="P4">
据乌克林福姆报道，俄罗斯军队在5月5日上午攻击了苏米地区的边界，这可能是由直升机释放的航空导弹无法管理的。</text:p>
      <text:p text:style-name="P4">
News Source: <text:a xlink:type="simple" xlink:href="https://www.ukrinform.ua/rubric-ato/3705405-rosiani-znovu-obstrilali-prikordonna-cernigivsini.html" text:style-name="Internet_20_link" text:visited-style-name="Visited_20_Internet_20_Link">
https://www.ukrinform.ua/rubric-ato/3705405-rosiani-znovu-obstrilali-prikordonna-cernigivsini.html</text:a>
</text:p>
      <!--NEWS-->
      <text:h text:style-name="P10" text:outline-level="1">
<text:span text:style-name="T4">
外交大臣指出，由于俄罗斯的参与，一名女孩拒绝参加Sanremo比赛</text:span>
</text:h>
      <text:p text:style-name="P4">
作者: Ukrinform (Person)</text:p>
      <text:p text:style-name="P4">
出版商: Укринформ (Organization)</text:p>
      <text:p text:style-name="P4">
出版时间: 2023-05-05T21:10:00+03:00</text:p>
      <text:p text:style-name="P4">
修改时间: 2023-05-05T21:10:00+03:00</text:p>
      <text:p text:style-name="P4">
描述: 乌克兰Dmytro Kuleba外交部长庆祝了13岁的Sophia Samoylyuk，后者拒绝参加俄罗斯代表参加的Sanremo Junior-2023参加Sanremo Junior-2023。  - 乌克林。</text:p>
      <text:p text:style-name="P4">
图片: ["<text:a xlink:type="simple" xlink:href="https://static.ukrinform.com/photos/2023_05/thumb_files/630_360_1683309948-158.png" text:style-name="Internet_20_link" text:visited-style-name="Visited_20_Internet_20_Link">
630_360_16833...</text:a>
"]</text:p>
      <text:p text:style-name="P4">
标签: ['Діти', 'Конкурс', 'Дмитро Кулеба', 'Музика']</text:p>
      <text:p text:style-name="P4">
类型: Article</text:p>
      <!--METADATA-->
      <text:p text:style-name="P4">
<draw:frame draw:style-name="fr1" draw:name="Image221" text:anchor-type="as-char" svg:width="6.9236in" svg:height="3.956343in" draw:z-index="0">
<draw:image xlink:href="../Images/yкринформ/2023-05-05T21-10-00-03-00/630_360_1683309948-158.png" xlink:type="simple" xlink:show="embed" xlink:actuate="onLoad" draw:mime-type="image/png"/>
</draw:frame>
乌克兰Dmytro Kuleba法律部长庆祝了13岁的Sofia Samoylyuk，该索非亚萨米洛克(Sofia Samoylyuk)因参加俄罗斯代表而参加了意大利的歌曲竞赛Sanremo Junior-2023。</text:p>
      <text:p text:style-name="P4">
他在[]中报告了这一点(https://www.facebook.com/dmytro.kuleba/posts/pfbid0BZhseEfctTEnBQCr9mxcWEVuhDXb8kNMxswEzzcTKEPBfq9M5y9kne9Xkp9FVNFvl)，报道乌克林福姆。</text:p>
      <text:p text:style-name="P4">
外交大臣指出，有时，为了赢得比赛或竞争，您需要看到一个立场并证明您是欣赏尊严的人的代表。</text:p>
      <text:p text:style-name="P4">
“这就是你所做的，这就是为什么你赢了。 我祝贺您取得胜利。 UTEB今年将不会成为圣丽莫的文凭，但是您赢得了更多的东西，您为您的国家赢得了。 你有一个真实的<text:a xlink:type="simple" xlink:href="https://www.ukrinform.ua/tag-kultura" text:style-name="Internet_20_link" text:visited-style-name="Visited_20_Internet_20_Link">
</text:a>
胜利，没有唱单个字，但说出非常强烈的话。</text:p>
      <text:p text:style-name="P4">
<text:span text:style-name="T4">
另请阅读：</text:span>
 <text:a xlink:type="simple" xlink:href="https://www.ukrinform.ua/rubric-culture/3698589-mkip-nazvalo-neprijnatnou-ucast-rosianina-u-konkursi-gorovica.html" text:style-name="Internet_20_link" text:visited-style-name="Visited_20_Internet_20_Link">
<text:span text:style-name="T4">
比赛</text:span>
</text:a>
乌克兰外交部长指出，索非亚·萨莫利克(Sofia Samoylyuk)“感谢文化外交中圣灵的胜利”。</text:p>
      <text:p text:style-name="P4">
据报道，由于来自俄罗斯的表演者的参与，13岁的乌克兰索非亚萨姆利克(Samolyuk)拒绝参加在意大利举行的Sanremo Junior-2023。 组织者在5月3日比赛开始前几个小时宣布了俄罗斯人的参与。</text:p>
      <text:p text:style-name="P4">
News Source: <text:a xlink:type="simple" xlink:href="https://www.ukrinform.ua/rubric-society/3705408-kuleba-vidznaciv-divcinku-aka-vidmovilasa-vistupati-na-konkursi-sanremo-cerez-ucast-rosianina.html" text:style-name="Internet_20_link" text:visited-style-name="Visited_20_Internet_20_Link">
https://www.ukrinform.ua/rubric-society/3705408-kuleba-vidznaciv-divcinku-aka-vidmovilasa-vistupati-na-konkursi-sanremo-cerez-ucast-rosianina.html</text:a>
</text:p>
      <!--NEWS-->
      <text:h text:style-name="P10" text:outline-level="1">
<text:span text:style-name="T4">
总统感谢空军战斗机和保护天空的所有部队</text:span>
</text:h>
      <text:p text:style-name="P4">
作者: Ukrinform (Person)</text:p>
      <text:p text:style-name="P4">
出版商: Укринформ (Organization)</text:p>
      <text:p text:style-name="P4">
出版时间: 2023-05-05T21:17:00+03:00</text:p>
      <text:p text:style-name="P4">
修改时间: 2023-05-05T21:17:00+03:00</text:p>
      <text:p text:style-name="P4">
描述: 沃罗迪米尔总统Zelenskyy感谢为乌克兰（尤其是在过去的一周）中战斗的每个人 - 对空军战士和保护天空的所有单位。  - 乌克林。</text:p>
      <text:p text:style-name="P4">
图片: ["<text:a xlink:type="simple" xlink:href="https://static.ukrinform.com/photos/2023_03/thumb_files/630_360_1677855839-566.jpg" text:style-name="Internet_20_link" text:visited-style-name="Visited_20_Internet_20_Link">
630_360_16778...</text:a>
"]</text:p>
      <text:p text:style-name="P4">
标签: ['ЗСУ', 'Зеленський', 'Війна з росією', 'ППО']</text:p>
      <text:p text:style-name="P4">
类型: Article</text:p>
      <!--METADATA-->
      <text:p text:style-name="P4">
<draw:frame draw:style-name="fr1" draw:name="Image222" text:anchor-type="as-char" svg:width="6.9236in" svg:height="3.956343in" draw:z-index="0">
<draw:image xlink:href="../Images/yкринформ/2023-05-05T21-17-00-03-00/630_360_1677855839-566.jpg" xlink:type="simple" xlink:show="embed" xlink:actuate="onLoad" draw:mime-type="image/jpeg"/>
</draw:frame>
总统洛德米尔·泽伦斯基(Lordimir Zelensky)感谢现在正在为乌克兰战斗的每个人，该战斗经过了一周 - 到空军战士和保护天空的所有单位。</text:p>
      <text:p text:style-name="P4">
正如乌克林福姆报道的那样，他在晚上说<text:a xlink:type="simple" xlink:href="https://www.president.gov.ua/news/robimo-vse-shob-svit-chuv-ukrayinu-rozumiv-i-dopomagav-nashi-82713" text:style-name="Internet_20_link" text:visited-style-name="Visited_20_Internet_20_Link">
</text:a>
。</text:p>
      <text:p text:style-name="P4">
<text:span text:style-name="T5">
viso：<text:a xlink:type="simple" xlink:href="https://www.youtube.com/watch" text:style-name="Internet_20_link" text:visited-style-name="Visited_20_Internet_20_Link">
</text:a>
</text:span>
</text:p>
      <text:p text:style-name="P4">
“在战斗哨所的战斗任务中为乌克兰战斗而在战斗中为所有人和现在正在战斗的每个人荣耀!我特别感谢本周的空军和其他保护天空的所有部队的所有战斗机!” Zelensky说。</text:p>
      <text:p text:style-name="P4">
<text:span text:style-name="T4">
另请阅读：</text:span>
 <text:span text:style-name="T4">
 <text:a xlink:type="simple" xlink:href="https://www.ukrinform.ua/rubric-ato/3704949-ppo-znisila-u-nebi-nad-dnipropetrovsinou-dva-vorozih-bezpilotniki.html" text:style-name="Internet_20_link" text:visited-style-name="Visited_20_Internet_20_Link">
</text:a>
</text:span>
</text:p>
      <text:p text:style-name="P4">
他强调说：“站立，赢和惩罚敌人是我们的关节。”</text:p>
      <text:p text:style-name="P4">
“在团结中，每天使乌克兰更强大，每天为我们的国家增加新的可能性，让我们开始胜利!对捍卫和捍卫乌克兰的所有不同时代英雄的永恒记忆!荣耀我们的人民!乌克兰国家负责人说。</text:p>
      <text:p text:style-name="P4">
<text:span text:style-name="T4">
另请阅读：</text:span>
 <text:span text:style-name="T4">
 <text:a xlink:type="simple" xlink:href="https://www.ukrinform.ua/rubric-kyiv/3705227-nacalnik-vijskovoi-administracii-kieva-peredav-zasobi-ppo-dla-mobilnih-vognevih-grup.html" text:style-name="Internet_20_link" text:visited-style-name="Visited_20_Internet_20_Link">
</text:a>
</text:span>
</text:p>
      <text:p text:style-name="P4">
据报道，在2023年5月4日晚上，敌人从无周围的方向袭击了“沙哈那田”(布莱恩斯克地区)从南部 - 海洋东海岸。 俄罗斯人最多申请了24次冲击无人机“ Shahed-136/131”。空军的力量和手段，在乌克兰国防部队其他组成部分的空中防御互动中，摧毁了18个冲击无人机。</text:p>
      <text:p text:style-name="P4">
News Source: <text:a xlink:type="simple" xlink:href="https://www.ukrinform.ua/rubric-ato/3705410-prezident-podakuvav-bijcam-povitranih-sil-ta-vsim-pidrozdilam-so-zahisaut-nebo.html" text:style-name="Internet_20_link" text:visited-style-name="Visited_20_Internet_20_Link">
https://www.ukrinform.ua/rubric-ato/3705410-prezident-podakuvav-bijcam-povitranih-sil-ta-vsim-pidrozdilam-so-zahisaut-nebo.html</text:a>
</text:p>
      <!--NEWS-->
      <text:h text:style-name="P10" text:outline-level="1">
<text:span text:style-name="T4">
OP可以预计，在维尔纽斯的峰会上，可以开始形成乌克兰加入北约的程序</text:span>
</text:h>
      <text:p text:style-name="P4">
作者: Ukrinform (Person)</text:p>
      <text:p text:style-name="P4">
出版商: Укринформ (Organization)</text:p>
      <text:p text:style-name="P4">
出版时间: 2023-05-05T21:22:00+03:00</text:p>
      <text:p text:style-name="P4">
修改时间: 2023-05-05T21:22:00+03:00</text:p>
      <text:p text:style-name="P4">
描述: 基辅预计，在维尔纽斯的北约峰会上，乌克兰加入北约的形成可能会开始。  - 乌克林。</text:p>
      <text:p text:style-name="P4">
图片: ["<text:a xlink:type="simple" xlink:href="https://static.ukrinform.com/photos/2022_08/thumb_files/630_360_1660112619-171.jpeg" text:style-name="Internet_20_link" text:visited-style-name="Visited_20_Internet_20_Link">
630_360_16601...</text:a>
"]</text:p>
      <text:p text:style-name="P4">
标签: ['Офіс Президента', 'Жовква', 'Єдині новини']</text:p>
      <text:p text:style-name="P4">
类型: Article</text:p>
      <!--METADATA-->
      <text:p text:style-name="P4">
<draw:frame draw:style-name="fr1" draw:name="Image223" text:anchor-type="as-char" svg:width="6.9236in" svg:height="3.956343in" draw:z-index="0">
<draw:image xlink:href="../Images/yкринформ/2023-05-05T21-22-00-03-00/630_360_1660112619-171.jpeg" xlink:type="simple" xlink:show="embed" xlink:actuate="onLoad" draw:mime-type="image/jpeg"/>
</draw:frame>
基辅认为，在维尔纽斯的北约峰会上，乌克兰加入北约的形成可能会开始。</text:p>
      <text:p text:style-name="P4">
乌克林福音通讯员报道，办公室主席伊戈尔·兹霍夫克(Igor Zhovkva)的副总裁伊戈尔(Igor Zhovkva)表示，这是唯一新闻的广播。</text:p>
      <text:p text:style-name="P4">
“的确，北约是北约在一个阶段或另一个阶段在乌克兰成员资格的决定，当然，这不是胜利，这将是由共识做出的。 因此，由于可以邀请乌克兰邀请北约，因此我们希望开始形成一种方式，因为乌克兰在北约宣告，这是该程序的开始，因为乌克兰将在入学时获得安全保证。 正如芬兰申请后芬兰获得了同样的芬兰时，入学程序开始了。 到他们进入时，如果协议已由土耳其批准，则他们拥有可靠的安全保证。 并非所有北约成员，都是从以前讲话的人。” Zhovkva说。</text:p>
      <text:p text:style-name="P4">
<text:span text:style-name="T4">
另请阅读：</text:span>
 <text:a xlink:type="simple" xlink:href="https://www.ukrinform.ua/rubric-polytics/3703883-ermak-zustrivsa-z-ukrainskimi-j-inozemnimi-zurnalistami.html" text:style-name="Internet_20_link" text:visited-style-name="Visited_20_Internet_20_Link">
</text:a>
为了澄清记者的安全保障乌克兰的安全保证：谁在维尔纽斯峰会或胜利后抓住了表演，副主管OP回答：“想法是，在北约维尔纽斯峰会期间，文档或安全保证被抽出了。</text:p>
      <text:p text:style-name="P4">
同样，在要求命名国家数量和可以提供乌克兰的保证的要求中，Zhovkva说：“现在不要详细介绍，不要帮助侵略者，例如 - 揭示所有细微差别和细节。 我只会说一件事：乌克兰现在在战场上收到的东西 - 从坦克到装甲车，武器，相应弹药的炮兵系统的这款西方设备也是安全保证的一部分。”</text:p>
      <text:p text:style-name="P4">
<text:span text:style-name="T4">
另请阅读：</text:span>
 <text:a xlink:type="simple" xlink:href="https://www.ukrinform.ua/rubric-polytics/3704678-ukrainska-armia-moze-stati-osnovou-sil-oboroni-nato-u-majbutnomu-kondratuk.html" text:style-name="Internet_20_link" text:visited-style-name="Visited_20_Internet_20_Link">
</text:a>
据报道，北约峰会将于7月11日至12日在维尔纽斯举行。 北约秘书长詹斯·斯托尔滕贝格(Jens Stoltenberg)邀请乌克兰弗拉基米拉泽伦斯基(Ukraine Vladimrazellensky)总统参加这次峰会。</text:p>
      <text:p text:style-name="P4">
照片：作品</text:p>
      <text:p text:style-name="P4">
News Source: <text:a xlink:type="simple" xlink:href="https://www.ukrinform.ua/rubric-polytics/3705412-v-op-rozrahovuut-so-na-samiti-u-vilnusi-moze-pocatisa-formuvanna-proceduri-vstupu-ukraini-v-nato.html" text:style-name="Internet_20_link" text:visited-style-name="Visited_20_Internet_20_Link">
https://www.ukrinform.ua/rubric-polytics/3705412-v-op-rozrahovuut-so-na-samiti-u-vilnusi-moze-pocatisa-formuvanna-proceduri-vstupu-ukraini-v-nato.html</text:a>
</text:p>
      <!--NEWS-->
      <text:h text:style-name="P10" text:outline-level="1">
<text:span text:style-name="T4">
德国不会在俄罗斯和白俄罗斯的参与下举行围栏世界杯</text:span>
</text:h>
      <text:p text:style-name="P4">
作者: Ukrinform (Person)</text:p>
      <text:p text:style-name="P4">
出版商: Укринформ (Organization)</text:p>
      <text:p text:style-name="P4">
出版时间: 2023-05-05T21:29:51+03:00</text:p>
      <text:p text:style-name="P4">
修改时间: 2023-05-05T21:29:51+03:00</text:p>
      <text:p text:style-name="P4">
描述: 在德国，他们取消了男子中的剑杆击剑世界杯。  - 乌克林。</text:p>
      <text:p text:style-name="P4">
图片: ["<text:a xlink:type="simple" xlink:href="https://static.ukrinform.com/photos/2023_05/thumb_files/630_360_1683311266-985.jpg" text:style-name="Internet_20_link" text:visited-style-name="Visited_20_Internet_20_Link">
630_360_16833...</text:a>
"]</text:p>
      <text:p text:style-name="P4">
标签: ['Фехтування', 'Бойкот']</text:p>
      <text:p text:style-name="P4">
类型: Article</text:p>
      <!--METADATA-->
      <text:p text:style-name="P4">
<draw:frame draw:style-name="fr1" draw:name="Image224" text:anchor-type="as-char" svg:width="6.9236in" svg:height="3.956343in" draw:z-index="0">
<draw:image xlink:href="../Images/yкринформ/2023-05-05T21-29-51-03-00/630_360_1683311266-985.jpg" xlink:type="simple" xlink:show="embed" xlink:actuate="onLoad" draw:mime-type="image/jpeg"/>
</draw:frame>
Urimechina废除了地中海小兵的击剑世界杯。</text:p>
      <text:p text:style-name="P4">
如报告<text:a xlink:type="simple" xlink:href="https://www.sueddeutsche.de/sport/fechten-bonn-fecht-weltcup-loewe-von-bonn-abgesagt-dpa.urn-newsml-dpa-com-20090101-230505-99-569484" text:style-name="Internet_20_link" text:visited-style-name="Visited_20_Internet_20_Link">
</text:a>
，取消U日耳曼邦妮的击剑世界杯已成为对国际联合会联合会的决定的回应(或者)乌克林福姆报道，他投票赞成俄罗斯和白俄罗斯运动员的回归。</text:p>
      <text:p text:style-name="P4">
尽管接受了FIE，但俄罗斯人仍无法在韩国首尔大奖赛上宣布，也错过了哥伦比亚和墨西哥的比赛。 这使他们成为乌克兰击剑者的可能性，并告知<text:a xlink:type="simple" xlink:href="https://suspilne.media/466940-vedetsa-neludska-vijna-u-nimeccini-skasuvali-drugij-etap-kubka-svitu-z-fehtuvanna-cerez-dopusk-rosian-ta-bilorusiv/" text:style-name="Internet_20_link" text:visited-style-name="Visited_20_Internet_20_Link">
</text:a>
。</text:p>
      <text:p text:style-name="P4">
<text:span text:style-name="T4">
另请阅读：</text:span>
 <text:a xlink:type="simple" xlink:href="https://www.ukrinform.ua/rubric-sports/3704699-ukrainci-vizmut-ucast-u-dvoh-turnirah-z-fehtuvanna-cerez-nedopusk-atletiv-z-rf-i-bilorusi.html" text:style-name="Internet_20_link" text:visited-style-name="Visited_20_Internet_20_Link">
<text:span text:style-name="T4">
围栏</text:span>
</text:a>
这是击剑世界杯的第二阶段，在德国决定取消。在这个国家，他们已经拒绝在妇女研究上举行世界杯，后来又是丹麦和法国。</text:p>
      <text:p text:style-name="P4">
News Source: <text:a xlink:type="simple" xlink:href="https://www.ukrinform.ua/rubric-sports/3705415-nimeccina-ne-provoditime-etap-kubka-svitu-z-fehtuvanna-za-ucastu-rosian-ta-bilorusiv.html" text:style-name="Internet_20_link" text:visited-style-name="Visited_20_Internet_20_Link">
https://www.ukrinform.ua/rubric-sports/3705415-nimeccina-ne-provoditime-etap-kubka-svitu-z-fehtuvanna-za-ucastu-rosian-ta-bilorusiv.html</text:a>
</text:p>
      <!--NEWS-->
      <text:h text:style-name="P10" text:outline-level="1">
<text:span text:style-name="T4">
美国正在运营新的弗吉尼亚潜艇</text:span>
</text:h>
      <text:p text:style-name="P4">
作者: Ukrinform (Person)</text:p>
      <text:p text:style-name="P4">
出版商: Укринформ (Organization)</text:p>
      <text:p text:style-name="P4">
出版时间: 2023-05-05T21:33:00+03:00</text:p>
      <text:p text:style-name="P4">
修改时间: 2023-05-05T21:33:00+03:00</text:p>
      <text:p text:style-name="P4">
描述: 美国海军正准备举行“弗吉尼亚州”定制的潜艇仪式，该仪式将命名马萨诸塞州号（SSN 798），并将被采用。  - 乌克林。</text:p>
      <text:p text:style-name="P4">
图片: ["<text:a xlink:type="simple" xlink:href="https://static.ukrinform.com/photos/2023_05/thumb_files/630_360_1683311063-152.jpg" text:style-name="Internet_20_link" text:visited-style-name="Visited_20_Internet_20_Link">
630_360_16833...</text:a>
"]</text:p>
      <text:p text:style-name="P4">
标签: ['США', 'Підводний човен']</text:p>
      <text:p text:style-name="P4">
类型: Article</text:p>
      <!--METADATA-->
      <text:p text:style-name="P4">
<draw:frame draw:style-name="fr1" draw:name="Image225" text:anchor-type="as-char" svg:width="6.9236in" svg:height="3.956343in" draw:z-index="0">
<draw:image xlink:href="../Images/yкринформ/2023-05-05T21-33-00-03-00/630_360_1683311063-152.jpg" xlink:type="simple" xlink:show="embed" xlink:actuate="onLoad" draw:mime-type="image/jpeg"/>
</draw:frame>
美国海军正准备举行弗吉尼亚州最新时尚潜艇的“洗礼”仪式，该仪式将被称为USSMASSACHUSSETTS(SSN 798)但是它将被采用。</text:p>
      <text:p text:style-name="P4">
乌克林福姆报道<text:a xlink:type="simple" xlink:href="https://www.defense.gov/News/Releases/Release/Article/3386179/navy-to-christen-submarine-massachusetts/" text:style-name="Internet_20_link" text:visited-style-name="Visited_20_Internet_20_Link">
</text:a>
到五角大楼新闻服务。</text:p>
      <text:p text:style-name="P4">
演讲说：“根据海军的古老传统，“受洗”的潜艇谢丽尔·桑德伯格(Cheryl Sandberg)在其鼻部献上了一瓶起泡酒。”</text:p>
      <text:p text:style-name="P4">
<text:span text:style-name="T4">
另请阅读：</text:span>
 <text:span text:style-name="T4">
 <text:a xlink:type="simple" xlink:href="https://www.ukrinform.ua/rubric-world/3698579-iran-stverdzue-nacebto-amerikanskij-pidvodnij-coven-porusiv-kordoni-kraini-zmi.html" text:style-name="Internet_20_link" text:visited-style-name="Visited_20_Internet_20_Link">
</text:a>
</text:span>
</text:p>
      <text:p text:style-name="P4">
Sandberg是Sandberg Goldberg Berntal家庭基金会的创始人兼董事长，致力于建立平等稳定的世界。 仪式还将由美国海军副部长，军事司令部的代表以及参与船舶建造的通用动力船的总裁。</text:p>
      <text:p text:style-name="P4">
因此，马萨诸塞州(SSN 798)它将成为以该州命名的第九艘美国海军船。 马萨诸塞州号号航空母舰是建于1845年的轮船，最后一艘带有此名称的船是在1942年作为南达科他州高速衬里引入的。</text:p>
      <text:p text:style-name="P4">
<text:span text:style-name="T4">
另请阅读：</text:span>
 <text:span text:style-name="T4">
 <text:a xlink:type="simple" xlink:href="https://www.ukrinform.ua/rubric-world/3701230-rosia-posilila-prisutnist-pidvodnih-covniv-v-atlantici-amerikanskij-general.html" text:style-name="Internet_20_link" text:visited-style-name="Visited_20_Internet_20_Link">
</text:a>
</text:span>
</text:p>
      <text:p text:style-name="P4">
据报道，弗吉尼亚州的美国潜艇是为沿海和深水而设计的，以及维持原始的，与地面船只的斗争，冲击战争，提供符号。</text:p>
      <text:p text:style-name="P4">
这些船只还可以提供观察和情报，参加较小的战争并执行矿山任务。 他们能够提供海洋策略的六个基本能力中的五个，包括海上控制，容量，先前，海上安全。</text:p>
      <text:p text:style-name="P4">
News Source: <text:a xlink:type="simple" xlink:href="https://www.ukrinform.ua/rubric-world/3705416-ssa-vvodat-v-ekspluataciu-novij-pidvodnij-coven-klasu-virdzinia.html" text:style-name="Internet_20_link" text:visited-style-name="Visited_20_Internet_20_Link">
https://www.ukrinform.ua/rubric-world/3705416-ssa-vvodat-v-ekspluataciu-novij-pidvodnij-coven-klasu-virdzinia.html</text:a>
</text:p>
      <!--NEWS-->
      <text:h text:style-name="P10" text:outline-level="1">
<text:span text:style-name="T4">
Zelensky指出了州奖153名军人，其中130名 - 死后</text:span>
</text:h>
      <text:p text:style-name="P4">
作者: Ukrinform (Person)</text:p>
      <text:p text:style-name="P4">
出版商: Укринформ (Organization)</text:p>
      <text:p text:style-name="P4">
出版时间: 2023-05-05T21:42:00+03:00</text:p>
      <text:p text:style-name="P4">
修改时间: 2023-05-05T21:42:00+03:00</text:p>
      <text:p text:style-name="P4">
描述: 沃罗迪米尔总统Zelenskyy庆祝了153名军人，并通过州奖，其中包括130名。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Зеленський', 'Війна з росією']</text:p>
      <text:p text:style-name="P4">
类型: Article</text:p>
      <!--METADATA-->
      <text:p text:style-name="P4">
<draw:frame draw:style-name="fr1" draw:name="Image226" text:anchor-type="as-char" svg:width="6.9236in" svg:height="3.956343in" draw:z-index="0">
<draw:image xlink:href="../Images/yкринформ/2023-05-05T21-42-00-03-00/630_360_1664353648-814.jpeg" xlink:type="simple" xlink:show="embed" xlink:actuate="onLoad" draw:mime-type="image/jpeg"/>
</draw:frame>
总统洛奇·泽伦斯基(Lodge Zelensky)庆祝了153个军人州奖，其中包括130个。</text:p>
      <text:p text:style-name="P4">
正如乌克林福姆报道的那样，适当<text:a xlink:type="simple" xlink:href="https://www.president.gov.ua/documents/2622023-46681" text:style-name="Internet_20_link" text:visited-style-name="Visited_20_Internet_20_Link">
</text:a>
张贴在州现场。</text:p>
      <text:p text:style-name="P4">
根据该文件，总统决定授予个人勇气，这是乌克兰国家主权和领土完整性的揭示，由Bogdanakhmelnitsky III的命令无私地履行军事义务，该学位是4个服务人的学位。</text:p>
      <text:p text:style-name="P4">
<text:span text:style-name="T4">
另请阅读：</text:span>
 <text:a xlink:type="simple" xlink:href="https://www.ukrinform.ua/rubric-ato/3704345-usi-vidi-vijsk-matimut-svoi-okremi-nagorodni-medali-reznikov.html" text:style-name="Internet_20_link" text:visited-style-name="Visited_20_Internet_20_Link">
<text:span text:style-name="T4">
奖励</text:span>
</text:a>
此外，总统被授予高级士兵亚历山大·马库尔斯基(Alexander Machulsky)的“勇气”的勇气。</text:p>
      <text:p text:style-name="P4">
乌克兰国家负责人三个学位的勇气指出了130名捍卫者，其中125名是死后的。</text:p>
      <text:p text:style-name="P4">
此外，15名军人被授予乌克兰军事服役奖章，三人获得了挽救生命的奖牌。</text:p>
      <text:p text:style-name="P4">
正如乌克林福姆报道的<text:a xlink:type="simple" xlink:href="https://www.ukrinform.ua/rubric-polytics/3705400-zelenskij-zustrivsa-z-delegacieu-amerikanskih-kongresmeniv.html" text:style-name="Internet_20_link" text:visited-style-name="Visited_20_Internet_20_Link">
</text:a>
\  - 谈到了Zaporizhzhya NPP和谷物Koridor的情况。</text:p>
      <text:p text:style-name="P4">
News Source: <text:a xlink:type="simple" xlink:href="https://www.ukrinform.ua/rubric-ato/3705413-zelenskij-vidznaciv-derzavnimi-nagorodami-153-vijskovosluzbovciv-130-iz-nih-posmertno.html" text:style-name="Internet_20_link" text:visited-style-name="Visited_20_Internet_20_Link">
https://www.ukrinform.ua/rubric-ato/3705413-zelenskij-vidznaciv-derzavnimi-nagorodami-153-vijskovosluzbovciv-130-iz-nih-posmertno.html</text:a>
</text:p>
      <!--NEWS-->
      <text:h text:style-name="P10" text:outline-level="1">
<text:span text:style-name="T4">
联合国代表正在莫斯科进行谈判，以继续谷物协议</text:span>
</text:h>
      <text:p text:style-name="P4">
作者: Ukrinform (Person)</text:p>
      <text:p text:style-name="P4">
出版商: Укринформ (Organization)</text:p>
      <text:p text:style-name="P4">
出版时间: 2023-05-05T21:49:00+03:00</text:p>
      <text:p text:style-name="P4">
修改时间: 2023-05-05T21:49:00+03:00</text:p>
      <text:p text:style-name="P4">
描述: 联合国贸易与发展大会秘书长Rebeck Green是因为正在与莫斯科的高级官员进行谈判，以继续《谷物协议》。  - 乌克林。</text:p>
      <text:p text:style-name="P4">
图片: ["<text:a xlink:type="simple" xlink:href="https://static.ukrinform.com/photos/2022_11/thumb_files/630_360_1669632623-529.jpg" text:style-name="Internet_20_link" text:visited-style-name="Visited_20_Internet_20_Link">
630_360_16696...</text:a>
"]</text:p>
      <text:p text:style-name="P4">
标签: ['ООН', 'Зерно', 'росія', 'зерновий коридор']</text:p>
      <text:p text:style-name="P4">
类型: Article</text:p>
      <!--METADATA-->
      <text:p text:style-name="P4">
<draw:frame draw:style-name="fr1" draw:name="Image227" text:anchor-type="as-char" svg:width="6.9236in" svg:height="3.954724in" draw:z-index="0">
<draw:image xlink:href="../Images/yкринформ/2023-05-05T21-49-00-03-00/630_360_1669632623-529.jpg" xlink:type="simple" xlink:show="embed" xlink:actuate="onLoad" draw:mime-type="image/jpeg"/>
</draw:frame>
联合国贸易与发展大会秘书长Rebeck Greenpen与莫斯科的高级官员进行了谈判，以继续《谷物协议》。</text:p>
      <text:p text:style-name="P4">
据纽约乌克林事物通讯员称，联合国秘书长法汉·加克(Farhan Gak)的秘书长在新闻稿中说。</text:p>
      <text:p text:style-name="P4">
他指出，格林斯彭(Greinspen)周五在俄罗斯联邦谢尔盖·维静宁(Sergey Vershinin)外交副部长中见面。 根据钩子，各方发展了“全面执行协议”的条件。</text:p>
      <text:p text:style-name="P4">
<text:span text:style-name="T4">
另请阅读：</text:span>
 <text:span text:style-name="T4">
 <text:a xlink:type="simple" xlink:href="https://www.ukrinform.ua/rubric-economy/3705318-nablizenna-kinca-terminu-zernovoi-ugodi-spovilnue-eksport-ukrainskogo-zbizza-reuters.html" text:style-name="Internet_20_link" text:visited-style-name="Visited_20_Internet_20_Link">
</text:a>
</text:span>
</text:p>
      <text:p text:style-name="P4">
同时，副发言人指出，今天的共同协调中心(包括乌克兰，土耳其，联合国塔罗西亚)的代表在伊斯坦布尔。(SKC)尚未同意授予新船只参加培训计划的许可。 他说，SKC继续进行日常工作，以检查以前的船只。</text:p>
      <text:p text:style-name="P4">
据加库说，秘书长已向各方传达了他对旨在改善，扩展和扩展主动行动的更多行动的提议，并考虑到当事方所表达的立场。</text:p>
      <text:p text:style-name="P4">
他补充说：“联合国呼吁各方继续讨论，以克服迅速的挑战，以进行全面实施和倡议的延续。”</text:p>
      <text:p text:style-name="P4">
<text:span text:style-name="T4">
另请阅读：</text:span>
 <text:span text:style-name="T4">
 <text:a xlink:type="simple" xlink:href="https://www.ukrinform.ua/rubric-economy/3704779-moskva-zrobit-pomilku-akso-ne-prodovzit-zernovu-ugodu-mzs-italii.html" text:style-name="Internet_20_link" text:visited-style-name="Visited_20_Internet_20_Link">
</text:a>
</text:span>
</text:p>
      <text:p text:style-name="P4">
据报道，释放乌克兰坟墓出口的协议的期限于5月18日完成。</text:p>
      <text:p text:style-name="P4">
乌克兰土耳其的代表，<text:span text:style-name="T4">
 <text:a xlink:type="simple" xlink:href="https://www.ukrinform.ua/tag-oon" text:style-name="Internet_20_link" text:visited-style-name="Visited_20_Internet_20_Link">
</text:a>
</text:span>
塔罗西亚(Tarosia)周五在伊斯坦布尔举行谈判。</text:p>
      <text:p text:style-name="P4">
<text:span text:style-name="T4">
另请阅读：</text:span>
 <text:span text:style-name="T4">
 <text:a xlink:type="simple" xlink:href="https://www.ukrinform.ua/rubric-economy/3704211-v-oon-proponuut-tureckomu-banku-buti-poserednikom-zernovoi-ugodi.html" text:style-name="Internet_20_link" text:visited-style-name="Visited_20_Internet_20_Link">
</text:a>
</text:span>
</text:p>
      <text:p text:style-name="P4">
俄罗斯试图削弱制裁，以防止其出口肥料，从而限制谷物协议的停止。</text:p>
      <text:p text:style-name="P4">
News Source: <text:a xlink:type="simple" xlink:href="https://www.ukrinform.ua/rubric-economy/3705421-predstavnica-oon-vede-peregovori-v-moskvi-dla-prodovzenna-zernovoi-ugodi.html" text:style-name="Internet_20_link" text:visited-style-name="Visited_20_Internet_20_Link">
https://www.ukrinform.ua/rubric-economy/3705421-predstavnica-oon-vede-peregovori-v-moskvi-dla-prodovzenna-zernovoi-ugodi.html</text:a>
</text:p>
      <!--NEWS-->
      <text:h text:style-name="P10" text:outline-level="1">
<text:span text:style-name="T4">
Shmigal与乌克兰恢复乌克兰的英国优先事务部讨论了</text:span>
</text:h>
      <text:p text:style-name="P4">
作者: Ukrinform (Person)</text:p>
      <text:p text:style-name="P4">
出版商: Укринформ (Organization)</text:p>
      <text:p text:style-name="P4">
出版时间: 2023-05-05T21:55:00+03:00</text:p>
      <text:p text:style-name="P4">
修改时间: 2023-05-05T21:55:00+03:00</text:p>
      <text:p text:style-name="P4">
描述: 在伦敦，总理丹尼斯·施米加尔（Denis Shmigal）与英国外交部长詹姆斯·克莱弗拉（James Kleverla）对乌克兰恢复的具体优先事项进行了讨论。  - 乌克林。</text:p>
      <text:p text:style-name="P4">
图片: ["<text:a xlink:type="simple" xlink:href="https://static.ukrinform.com/photos/2023_03/thumb_files/630_360_1677849280-201.jpg" text:style-name="Internet_20_link" text:visited-style-name="Visited_20_Internet_20_Link">
630_360_16778...</text:a>
"]</text:p>
      <text:p text:style-name="P4">
标签: ['Британія', 'МЗС', 'Шмигаль']</text:p>
      <text:p text:style-name="P4">
类型: Article</text:p>
      <!--METADATA-->
      <text:p text:style-name="P4">
<draw:frame draw:style-name="fr1" draw:name="Image228" text:anchor-type="as-char" svg:width="6.9236in" svg:height="3.956343in" draw:z-index="0">
<draw:image xlink:href="../Images/yкринформ/2023-05-05T21-55-00-03-00/630_360_1677849280-201.jpg" xlink:type="simple" xlink:show="embed" xlink:actuate="onLoad" draw:mime-type="image/jpeg"/>
</draw:frame>
在伦敦普雷米尔(London Premier)，丹尼斯·施米加尔(Denis Shmigal)与外国英国英国詹姆斯·克莱弗拉(James Kleverla)的特定优先事项讨论了乌克兰的恢复。</text:p>
      <text:p text:style-name="P4">
根据乌克林福姆的说法，Shmigal在[]中报道了(https://t.me/Denys_Smyhal/5173)。</text:p>
      <text:p text:style-name="P4">
“今年在伦敦将举行下一次关于乌克兰续签的重大会议。 与詹姆斯·克莱弗拉(James Kleverla)讨论了具体的优先事项。”</text:p>
      <text:p text:style-name="P4">
<text:span text:style-name="T4">
另请阅读：</text:span>
 <text:a xlink:type="simple" xlink:href="https://www.ukrinform.ua/rubric-ato/3705361-smigal-i-volles-vidvidali-bijciv-zsu-aki-prohodat-navcanna-u-britanii.html" text:style-name="Internet_20_link" text:visited-style-name="Visited_20_Internet_20_Link">
<text:span text:style-name="T4">
 shmigal </text:span>
</text:a>
总理指出，乌克兰打算专注于三个领域：快速生产，吸引私人业务，以恢复和发展乌克兰的改革。 他补充说：“我们指望英国公司特定安排的高度兴趣。”</text:p>
      <text:p text:style-name="P4">
Smigal说：“我们还在北约维尔纽斯峰会上等待英国的支持。乌克兰军队实践发展了联盟的标准，​​在胜利之后，准备好与盟国获得成功的战斗经验。”</text:p>
      <text:p text:style-name="P4">
<text:span text:style-name="T4">
另请阅读：</text:span>
 <text:a xlink:type="simple" xlink:href="https://www.ukrinform.ua/rubric-polytics/3705036-zmicnenna-vidnosin-ukraini-ta-britanii-smigal-u-londoni-provede-nizku-vazlivih-zustricej.html" text:style-name="Internet_20_link" text:visited-style-name="Visited_20_Internet_20_Link">
<text:span text:style-name="T4">
 shmigal </text:span>
</text:a>
正如乌克林福姆(Ukrinform)在英国所报道的那样，史密斯(Shmigal)熟悉了学习下一批乌克兰军事武装力量的过程。</text:p>
      <text:p text:style-name="P4">
News Source: <text:a xlink:type="simple" xlink:href="https://www.ukrinform.ua/rubric-vidbudova/3705423-smigal-obgovoriv-iz-glavou-mzs-britanii-prioriteti-vidnovlenna-ukraini.html" text:style-name="Internet_20_link" text:visited-style-name="Visited_20_Internet_20_Link">
https://www.ukrinform.ua/rubric-vidbudova/3705423-smigal-obgovoriv-iz-glavou-mzs-britanii-prioriteti-vidnovlenna-ukraini.html</text:a>
</text:p>
      <!--NEWS-->
      <text:h text:style-name="P10" text:outline-level="1">
<text:span text:style-name="T4">
白天，俄罗斯人在Sumy地区开火了9次</text:span>
</text:h>
      <text:p text:style-name="P4">
作者: Ukrinform (Person)</text:p>
      <text:p text:style-name="P4">
出版商: Укринформ (Organization)</text:p>
      <text:p text:style-name="P4">
出版时间: 2023-05-05T22:05:00+03:00</text:p>
      <text:p text:style-name="P4">
修改时间: 2023-05-05T22:05:00+03:00</text:p>
      <text:p text:style-name="P4">
描述: 5月5日，星期五，俄罗斯军队对苏米地区的边境社区进行了9次炮击。  - 乌克林。</text:p>
      <text:p text:style-name="P4">
图片: ["<text:a xlink:type="simple" xlink:href="https://static.ukrinform.com/photos/2023_02/thumb_files/630_360_1675418382-232.jpg" text:style-name="Internet_20_link" text:visited-style-name="Visited_20_Internet_20_Link">
630_360_16754...</text:a>
"]</text:p>
      <text:p text:style-name="P4">
标签: ['Обстріл', 'Сумщина', 'Війна з росією']</text:p>
      <text:p text:style-name="P4">
类型: Article</text:p>
      <!--METADATA-->
      <text:p text:style-name="P4">
<draw:frame draw:style-name="fr1" draw:name="Image229" text:anchor-type="as-char" svg:width="6.9236in" svg:height="3.956343in" draw:z-index="0">
<draw:image xlink:href="../Images/yкринформ/2023-05-05T22-05-00-03-00/630_360_1675418382-232.jpg" xlink:type="simple" xlink:show="embed" xlink:actuate="onLoad" draw:mime-type="image/jpeg"/>
</draw:frame>
5月5日，星期五，Ruskivska对边境社区进行了9次炮击。</text:p>
      <text:p text:style-name="P4">
根据乌克林福姆的说法，苏米地区军事行政部门报告了<text:a xlink:type="simple" xlink:href="https://t.me/Sumy_news_ODA/15952" text:style-name="Internet_20_link" text:visited-style-name="Visited_20_Internet_20_Link">
</text:a>
。</text:p>
      <text:p text:style-name="P4">
“白天，俄罗斯人对边境社区进行了9次炮击。 记录了33次爆炸。 Znob -Novgorod，Essman，Shalyginsk，Novoslobid，Yunnakovskaya，Velikopisarevsky社区的定居点一直在炮击。</text:p>
      <text:p text:style-name="P4">
<text:span text:style-name="T4">
另请阅读：</text:span>
 <text:a xlink:type="simple" xlink:href="https://www.ukrinform.ua/rubric-ato/3705405-rosiani-znovu-obstrilali-prikordonna-cernigivsini.html" text:style-name="Internet_20_link" text:visited-style-name="Visited_20_Internet_20_Link">
<text:span text:style-name="T4">
射击</text:span>
</text:a>
敌人在俄罗斯联邦领土上发射了Degliphopter的发射器。 私人住宅由于空袭而损坏。</text:p>
      <text:p text:style-name="P4">
<text:span text:style-name="T5">
在尤纳克社区中，俄罗斯人进行了迫击炮炮击，记录了13次爆炸。 </text:span>
此外，入侵者将三个矿山放入了新闻社区的领土。 <text:span text:style-name="T5">
在埃斯曼社区，俄罗斯人击败了迫击炮-5爆炸。 * Velikopysariv社区中有迫击炮炮击-4爆炸。 </text:span>
敌人从灰浆中向萨利金社区开了枪 -  3爆炸。</text:p>
      <text:p text:style-name="P4">
据乌克林福姆报道，俄罗斯军队在5月5日上午攻击了苏米地区的边界，这可能是由直升机释放的航空导弹无法管理的。</text:p>
      <text:p text:style-name="P4">
News Source: <text:a xlink:type="simple" xlink:href="https://www.ukrinform.ua/rubric-ato/3705419-protagom-dna-rosiani-devat-raziv-obstrilali-prikordonna-sumsini.html" text:style-name="Internet_20_link" text:visited-style-name="Visited_20_Internet_20_Link">
https://www.ukrinform.ua/rubric-ato/3705419-protagom-dna-rosiani-devat-raziv-obstrilali-prikordonna-sumsini.html</text:a>
</text:p>
      <!--NEWS-->
      <text:h text:style-name="P10" text:outline-level="1">
<text:span text:style-name="T4">
中国情报在加拿大被迪亚斯波利人吓倒了</text:span>
</text:h>
      <text:p text:style-name="P4">
作者: Ukrinform (Person)</text:p>
      <text:p text:style-name="P4">
出版商: Укринформ (Organization)</text:p>
      <text:p text:style-name="P4">
出版时间: 2023-05-05T22:13:00+03:00</text:p>
      <text:p text:style-name="P4">
修改时间: 2023-05-05T22:13:00+03:00</text:p>
      <text:p text:style-name="P4">
描述: 中国权力办公室的代表试图迫使加拿大中国社区的成员在非宣布访问期间返回中国。  - 乌克林。</text:p>
      <text:p text:style-name="P4">
图片: ["<text:a xlink:type="simple" xlink:href="https://static.ukrinform.com/photos/2023_03/thumb_files/630_360_1679666166-671.png" text:style-name="Internet_20_link" text:visited-style-name="Visited_20_Internet_20_Link">
630_360_16796...</text:a>
"]</text:p>
      <text:p text:style-name="P4">
标签: ['Діаспора', 'Канада', 'Китай', 'Розвідка']</text:p>
      <text:p text:style-name="P4">
类型: Article</text:p>
      <!--METADATA-->
      <text:p text:style-name="P4">
<draw:frame draw:style-name="fr1" draw:name="Image230" text:anchor-type="as-char" svg:width="6.9236in" svg:height="3.956343in" draw:z-index="0">
<draw:image xlink:href="../Images/yкринформ/2023-05-05T22-13-00-03-00/630_360_1679666166-671.png" xlink:type="simple" xlink:show="embed" xlink:actuate="onLoad" draw:mime-type="image/png"/>
</draw:frame>
中国权力办公室的代表在不被宣布的访问中迫使中国加拿大社区成员返回中国。</text:p>
      <text:p text:style-name="P4">
根据乌克林的通讯员的说法，这在[]中说(https://www.canada.ca/en/security-intelligence-service/corporate/publications/csis-public-report-2022.html)加拿大安全和情报服务。</text:p>
      <text:p text:style-name="P4">
“加拿大安全和情报服务部门意识到中国人民共和国不同调查人员的代表来加拿大的案件 - 通常没有警告当地执法部门 - 并试图迫使中国加拿大人和永久居民返回NA的渠道。”</text:p>
      <text:p text:style-name="P4">
<text:span text:style-name="T4">
另请阅读：</text:span>
 <text:span text:style-name="T4">
 <text:a xlink:type="simple" xlink:href="https://www.ukrinform.ua/rubric-world/3705397-kanada-moze-vislati-kilkoh-kitajskih-diplomativ-glava-mzs.html" text:style-name="Internet_20_link" text:visited-style-name="Visited_20_Internet_20_Link">
</text:a>
</text:span>
</text:p>
      <text:p text:style-name="P4">
加拿大情报官员还正式确认，中国公共安全部的拥有，该部门在没有渥太华官方的情况下经营着Ukanadi。</text:p>
      <text:p text:style-name="P4">
据报道，上个月在美国被捕的两名公民是在纽约创造的<text:span text:style-name="T4">
 _ <text:a xlink:type="simple" xlink:href="https://www.ukrinform.ua/rubric-world/3697256-u-statah-arestuvali-dvoh-amerikanciv-za-ucast-u-vidkritti-kitajskih-viddilkiv-policii.html" text:style-name="Internet_20_link" text:visited-style-name="Visited_20_Internet_20_Link">
</text:a>
_ </text:span>
</text:p>
      <text:p text:style-name="P4">
News Source: <text:a xlink:type="simple" xlink:href="https://www.ukrinform.ua/rubric-world/3705425-kitajska-rozvidka-zalakuvala-diasporan-u-kanadi.html" text:style-name="Internet_20_link" text:visited-style-name="Visited_20_Internet_20_Link">
https://www.ukrinform.ua/rubric-world/3705425-kitajska-rozvidka-zalakuvala-diasporan-u-kanadi.html</text:a>
</text:p>
      <!--NEWS-->
      <text:h text:style-name="P10" text:outline-level="1">
<text:span text:style-name="T4">
记者已经安装了在乌克兰清算的22,000名俄罗斯入侵者</text:span>
</text:h>
      <text:p text:style-name="P4">
作者: Ukrinform (Person)</text:p>
      <text:p text:style-name="P4">
出版商: Укринформ (Organization)</text:p>
      <text:p text:style-name="P4">
出版时间: 2023-05-05T22:19:00+03:00</text:p>
      <text:p text:style-name="P4">
修改时间: 2023-05-05T22:19:00+03:00</text:p>
      <text:p text:style-name="P4">
描述: 根据在乌克兰被杀的22,055名俄罗斯军人的开放源，一群媒体和空军的记者已经安装了志愿者。  - 乌克林。</text:p>
      <text:p text:style-name="P4">
图片: ["<text:a xlink:type="simple" xlink:href="https://static.ukrinform.com/photos/2022_05/thumb_files/630_360_1653285689-540.jpg" text:style-name="Internet_20_link" text:visited-style-name="Visited_20_Internet_20_Link">
630_360_16532...</text:a>
"]</text:p>
      <text:p text:style-name="P4">
标签: ['Агресія РФ', 'Війна з росією']</text:p>
      <text:p text:style-name="P4">
类型: Article</text:p>
      <!--METADATA-->
      <text:p text:style-name="P4">
<draw:frame draw:style-name="fr1" draw:name="Image231" text:anchor-type="as-char" svg:width="6.9236in" svg:height="3.956343in" draw:z-index="0">
<draw:image xlink:href="../Images/yкринформ/2023-05-05T22-19-00-03-00/630_360_1653285689-540.jpg" xlink:type="simple" xlink:show="embed" xlink:actuate="onLoad" draw:mime-type="image/jpeg"/>
</draw:frame>
媒体和空军的记者小组已经建立了在乌克兰被杀的22 055名俄罗斯军人的开源。</text:p>
      <text:p text:style-name="P4">
这在出版物中说明了这一点。(https://zona.media/casualties)»，报道乌克林福姆。</text:p>
      <text:p text:style-name="P4">
“以这种方式获得的数量并不能反映实际的损失水平：我们只看到死亡的公开报道。 这些包括亲戚，新闻媒体新闻和地方当局的亲戚。 真实的死亡人数(俄罗斯人，编辑。)可以高几倍。 此外，媒体说：“此外，数量不明的人和囚犯。”</text:p>
      <text:p text:style-name="P4">
<text:span text:style-name="T4">
另请阅读：</text:span>
 <text:span text:style-name="T4">
 <text:a xlink:type="simple" xlink:href="https://www.ukrinform.ua/rubric-ato/3450353-voenni-zlocini-u-buci-irpeni-ta-gostomeli-ukraina-mae-poimennij-spisok-rasistiv.html" text:style-name="Internet_20_link" text:visited-style-name="Visited_20_Internet_20_Link">
</text:a>
</text:span>
</text:p>
      <text:p text:style-name="P4">
过去的摘要之后(4月7日)另外2367个名字。其中大多数是瓦格纳·佩克(Wagner Pec)的雇佣军，他们死于<text:span text:style-name="T4">
 [] <text:a xlink:type="simple" xlink:href="https://www.ukrinform.ua/tag-bahmut" text:style-name="Internet_20_link" text:visited-style-name="Visited_20_Internet_20_Link">
</text:a>
</text:span>
。 其中既是普通的雇佣军，又是前囚犯 - 他们经常秘密隐藏。 同样在这段时间里，九名军官的死亡及以上及以上的中校。</text:p>
      <text:p text:style-name="P4">
如果我们谈论全面入侵后整个时期的数据，则在Sverdlovsk和Chelyabinskaya地区，Bashkortostan，Buryatia和Volgograd地区注册了更多的销售入侵者。 许多有关来自克拉斯诺达地区死亡的信息，除其他外，这里解释说，这里的志愿者绕过墓地并为军方埋葬的照片。</text:p>
      <text:p text:style-name="P4">
<text:span text:style-name="T4">
另请阅读：</text:span>
 <text:span text:style-name="T4">
 <text:a xlink:type="simple" xlink:href="https://www.ukrinform.ua/rubric-ato/3704954-zsu-znisili-vze-193-210-rosijskih-zagarbnikiv.html" text:style-name="Internet_20_link" text:visited-style-name="Visited_20_Internet_20_Link">
</text:a>
</text:span>
</text:p>
      <text:p text:style-name="P4">
精确确定了139例军事飞行员死亡的案件(最合格的军事专业). Також до 5 травня підтвердиласязагибель понад 2 тис. офіцерів російської армії та інших силових структур. 230із них — у званні від підполковника та вище.</text:p>
      <text:p text:style-name="P4">
Як повідомлялося, за даними Генштабу ЗСУ станом на 5 травня ліквідовано <text:span text:style-name="T4">
<text:span text:style-name="T5">
<text:a xlink:type="simple" xlink:href="https://www.ukrinform.ua/rubric-ato/3704954-zsu-znisili-vze-193-210-rosijskih-zagarbnikiv.html" text:style-name="Internet_20_link" text:visited-style-name="Visited_20_Internet_20_Link">
</text:a>
</text:span>
 </text:span>
</text:p>
      <text:p text:style-name="P4">
News Source: <text:a xlink:type="simple" xlink:href="https://www.ukrinform.ua/rubric-ato/3705427-zurnalisti-poimenno-vstanovili-vze-22-tisaci-rosijskih-okupantiv-likvidovanih-v-ukraini.html" text:style-name="Internet_20_link" text:visited-style-name="Visited_20_Internet_20_Link">
https://www.ukrinform.ua/rubric-ato/3705427-zurnalisti-poimenno-vstanovili-vze-22-tisaci-rosijskih-okupantiv-likvidovanih-v-ukraini.html</text:a>
</text:p>
      <!--NEWS-->
      <text:h text:style-name="P10" text:outline-level="1">
<text:span text:style-name="T4">
超过两千名乌克兰军队在英国接受过培训</text:span>
</text:h>
      <text:p text:style-name="P4">
作者: Ukrinform (Person)</text:p>
      <text:p text:style-name="P4">
出版商: Укринформ (Organization)</text:p>
      <text:p text:style-name="P4">
出版时间: 2023-05-05T22:27:00+03:00</text:p>
      <text:p text:style-name="P4">
修改时间: 2023-05-05T22:27:00+03:00</text:p>
      <text:p text:style-name="P4">
描述: 超过14,000名乌克兰士兵（包括21名妇女）在英国接受过培训，目前正在学习2000多名。  - 乌克林。</text:p>
      <text:p text:style-name="P4">
图片: ["<text:a xlink:type="simple" xlink:href="https://static.ukrinform.com/photos/2023_05/thumb_files/630_360_1683313694-558.jpg" text:style-name="Internet_20_link" text:visited-style-name="Visited_20_Internet_20_Link">
630_360_16833...</text:a>
"]</text:p>
      <text:p text:style-name="P4">
标签: ['Британія', 'Військові навчання', 'Олена Зеленська']</text:p>
      <text:p text:style-name="P4">
类型: Article</text:p>
      <!--METADATA-->
      <text:p text:style-name="P4">
<draw:frame draw:style-name="fr1" draw:name="Image232" text:anchor-type="as-char" svg:width="6.9236in" svg:height="3.956343in" draw:z-index="0">
<draw:image xlink:href="../Images/yкринформ/2023-05-05T22-27-00-03-00/630_360_1683313694-558.jpg" xlink:type="simple" xlink:show="embed" xlink:actuate="onLoad" draw:mime-type="image/jpeg"/>
</draw:frame>
已经超过140万乌克兰军队(包括21名女性)他们已经在英国接受过培训，现在有超过200万个学习。</text:p>
      <text:p text:style-name="P4">
根据乌克林福姆的说法，总统妻子奥琳娜·泽伦斯卡(Olena Zelenska)(https://t.me/FirstLadyOfUkraine/3043)。</text:p>
      <text:p text:style-name="P4">
“您可能已经看过一个动人的视频，在英国的练习中，通过将乌克兰战斗机进行回家来进行外国战士。超过14,000名乌克兰军事(包括21名女性)Zelenskaya说：“在英国的旅行以及超过200万个研究。”</text:p>
      <text:p text:style-name="P4">
<text:span text:style-name="T4">
另请阅读：</text:span>
 <text:a xlink:type="simple" xlink:href="https://www.ukrinform.ua/rubric-ato/3701640-u-britanii-projsli-pidgotovku-vze-14-tisac-ukrainskih-vijskovih.html" text:style-name="Internet_20_link" text:visited-style-name="Visited_20_Internet_20_Link">
<text:span text:style-name="T4">
英国</text:span>
 <text:span text:style-name="T4">
 </text:span>
通过<text:span text:style-name="T4">
 </text:span>
准备<text:span text:style-name="T4">
 </text:span>
已经<text:span text:style-name="T4">
 </text:span>
 <text:span text:style-name="T4">
 </text:span>
 <text:span text:style-name="T4">
 </text:span>
千<text:span text:style-name="T4">
<text:span text:style-name="T5">
*乌克兰人</text:span>
* </text:span>
 <text:span text:style-name="T4">
 </text:span>
军事* *</text:a>
她报道说，英国的《可持续发展培训培训》计划于2022年6月启动，教练和合作伙伴国家参与：芬兰，丹麦，瑞典，瑞典，挪威，澳大利亚，诺维斯兰，立陶宛，立陶宛，加拿大立陶宛。</text:p>
      <text:p text:style-name="P4">
索尔兹伯里的训练营是四个训练营之一，我们的战士在这里学习最必要的技能 - 从战术医学到火。 丹尼斯·施米加尔(Denis Shmigal)和大不列颠国防部长本·华莱士(Ben Wallace)在营地会见了我们，他们熟悉了审判。”总统妻子说。</text:p>
      <text:p text:style-name="P4">
她强调说：“我们的捍卫者需要所有可能的世界经验，因为每一个其他知识，每一项技能都是他们保存的垫子的生活。 因此，我们的胜利。”</text:p>
      <text:p text:style-name="P4">
<text:span text:style-name="T4">
另请阅读：</text:span>
 <text:a xlink:type="simple" xlink:href="https://www.ukrinform.ua/rubric-ato/3705361-smigal-i-volles-vidvidali-bijciv-zsu-aki-prohodat-navcanna-u-britanii.html" text:style-name="Internet_20_link" text:visited-style-name="Visited_20_Internet_20_Link">
<text:span text:style-name="T4">
学习</text:span>
</text:a>
据报道，前一天，总统的妻子埃琳娜·泽伦斯卡亚(Elena Zelenskaya)是英国的一罐。</text:p>
      <text:p text:style-name="P4">
News Source: <text:a xlink:type="simple" xlink:href="https://www.ukrinform.ua/rubric-ato/3705426-u-britanii-prohodat-navcanna-ponad-dvi-tisaci-ukrainskih-vijskovih.html" text:style-name="Internet_20_link" text:visited-style-name="Visited_20_Internet_20_Link">
https://www.ukrinform.ua/rubric-ato/3705426-u-britanii-prohodat-navcanna-ponad-dvi-tisaci-ukrainskih-vijskovih.html</text:a>
</text:p>
      <!--NEWS-->
      <text:h text:style-name="P10" text:outline-level="1">
<text:span text:style-name="T4">
Zelensky会见了BlackRock的管理层：谈论乌克兰的投资和回收率</text:span>
</text:h>
      <text:p text:style-name="P4">
作者: Ukrinform (Person)</text:p>
      <text:p text:style-name="P4">
出版商: Укринформ (Organization)</text:p>
      <text:p text:style-name="P4">
出版时间: 2023-05-05T22:34:00+03:00</text:p>
      <text:p text:style-name="P4">
修改时间: 2023-05-05T22:34:00+03:00</text:p>
      <text:p text:style-name="P4">
描述: 总统沃迪米尔·泽伦斯基（Volodymyr Zelenskyy）与贝莱德（BlackRock）的详细信息有关创建乌克兰恢复投资基金的细节。  - 乌克林。</text:p>
      <text:p text:style-name="P4">
图片: ["<text:a xlink:type="simple" xlink:href="https://static.ukrinform.com/photos/2023_05/thumb_files/630_360_1683315654-708.jpeg" text:style-name="Internet_20_link" text:visited-style-name="Visited_20_Internet_20_Link">
630_360_16833...</text:a>
", "<text:a xlink:type="simple" xlink:href="https://static.ukrinform.com/photos/2023_05/1683315971-355.jpeg" text:style-name="Internet_20_link" text:visited-style-name="Visited_20_Internet_20_Link">
1683315971-35...</text:a>
"]</text:p>
      <text:p text:style-name="P4">
标签: ['Інвестиції', 'Зеленський', 'Війна з росією', 'Відновлення України']</text:p>
      <text:p text:style-name="P4">
类型: Article</text:p>
      <!--METADATA-->
      <text:p text:style-name="P4">
<draw:frame draw:style-name="fr1" draw:name="Image233" text:anchor-type="as-char" svg:width="6.9236in" svg:height="3.956343in" draw:z-index="0">
<draw:image xlink:href="../Images/yкринформ/2023-05-05T22-34-00-03-00/630_360_1683315654-708.jpeg" xlink:type="simple" xlink:show="embed" xlink:actuate="onLoad" draw:mime-type="image/jpeg"/>
</draw:frame>
Zelensky的总统鸿沟讨论了建立了通过BlackRock的管理来创建乌克兰投资基金的细节。</text:p>
      <text:p text:style-name="P4">
正如乌克林福姆报道的那样，这在[]中报道了(https://t.me/V_Zelenskiy_official/6134)乌克兰国家负责人。</text:p>
      <text:p text:style-name="P4">
“在与贝莱德世界上最大的公司的管理层会议上，提供了创建用于恢复乌克兰经济的投资基金的详细信息。 创建基金的主要目的是吸引私人和公共资本来实现乌克兰的大规模业务预测。”泽伦斯基说。</text:p>
      <text:p text:style-name="P4">
<text:span text:style-name="T4">
另请阅读：</text:span>
 <text:span text:style-name="T4">
 <text:a xlink:type="simple" xlink:href="https://www.ukrinform.ua/rubric-polytics/3705400-zelenskij-zustrivsa-z-delegacieu-amerikanskih-kongresmeniv.html" text:style-name="Internet_20_link" text:visited-style-name="Visited_20_Internet_20_Link">
</text:a>
</text:span>
</text:p>
      <text:p text:style-name="P4">
他强调说：“这将是加强投资氛围的强大信号。”</text:p>
      <text:p text:style-name="P4">
“这不仅对我们的人民，对我们的社会，而且对在国外企业家而言也很重要。 现在，历史性的时刻已经到来了，因为我们独立的第一天的乌尼奇(Insamich)我们没有那么大案件<text:span text:style-name="T4">
 <text:a xlink:type="simple" xlink:href="https://www.ukrinform.ua/tag-investicii" text:style-name="Internet_20_link" text:visited-style-name="Visited_20_Internet_20_Link">
</text:a>
</text:span>
乌克兰的角色。 我们钦佩我们可以开始这样一个过程的事实。”总统强调。</text:p>
      <text:p text:style-name="P4">
<draw:frame draw:style-name="fr1" draw:name="Image234" text:anchor-type="as-char" svg:width="6.9236in" svg:height="4.604691in" draw:z-index="0">
<draw:image xlink:href="../Images/yкринформ/2023-05-05T22-34-00-03-00/1683315971-355.jpeg" xlink:type="simple" xlink:show="embed" xlink:actuate="onLoad" draw:mime-type="image/jpeg"/>
</draw:frame>
<text:span text:style-name="T4">
另请阅读：</text:span>
 <text:span text:style-name="T4">
 <text:a xlink:type="simple" xlink:href="https://www.ukrinform.ua/rubric-society/3705369-zelenskij-zustrivsa-z-ambasadorami-united24.html" text:style-name="Internet_20_link" text:visited-style-name="Visited_20_Internet_20_Link">
</text:a>
</text:span>
</text:p>
      <text:p text:style-name="P4">
据报道，5月5日，乌克兰沃迪米尔·泽伦斯基总统通过权利进行了欧洲民主委员会的代表团(威尼斯委员会)由委员会主席克莱尔·巴西·马洛里(Claire Basi Malory)领导，后者保证访问乌克兰。</text:p>
      <text:p text:style-name="P4">
News Source: <text:a xlink:type="simple" xlink:href="https://www.ukrinform.ua/rubric-vidbudova/3705428-zelenskij-zustrivsa-z-kerivnictvom-blackrock-govorili-pro-investicii-ta-vidnovlenna-ukraini.html" text:style-name="Internet_20_link" text:visited-style-name="Visited_20_Internet_20_Link">
https://www.ukrinform.ua/rubric-vidbudova/3705428-zelenskij-zustrivsa-z-kerivnictvom-blackrock-govorili-pro-investicii-ta-vidnovlenna-ukraini.html</text:a>
</text:p>
      <!--NEWS-->
      <text:h text:style-name="P10" text:outline-level="1">
<text:span text:style-name="T4">
欧洲人指责俄罗斯在入侵乌克兰期间</text:span>
</text:h>
      <text:p text:style-name="P4">
作者: Ukrinform (Person)</text:p>
      <text:p text:style-name="P4">
出版商: Укринформ (Organization)</text:p>
      <text:p text:style-name="P4">
出版时间: 2023-05-05T22:44:00+03:00</text:p>
      <text:p text:style-name="P4">
修改时间: 2023-05-05T22:44:00+03:00</text:p>
      <text:p text:style-name="P4">
描述: 俄罗斯的侵略性迹象表现出艾cocide的迹象，它不仅威胁着乌克兰，而且威胁着整个欧洲的生物多样性和健康环境，侵略者应成为国际责任。  - 乌克林。</text:p>
      <text:p text:style-name="P4">
图片: ["<text:a xlink:type="simple" xlink:href="https://static.ukrinform.com/photos/2023_05/thumb_files/630_360_1683314449-932.jpg" text:style-name="Internet_20_link" text:visited-style-name="Visited_20_Internet_20_Link">
630_360_16833...</text:a>
"]</text:p>
      <text:p text:style-name="P4">
标签: ['Європа', 'Війна з росією', 'Екоцид']</text:p>
      <text:p text:style-name="P4">
类型: Article</text:p>
      <!--METADATA-->
      <text:p text:style-name="P4">
<draw:frame draw:style-name="fr1" draw:name="Image235" text:anchor-type="as-char" svg:width="6.9236in" svg:height="3.952222in" draw:z-index="0">
<draw:image xlink:href="../Images/yкринформ/2023-05-05T22-44-00-03-00/630_360_1683314449-932.jpg" xlink:type="simple" xlink:show="embed" xlink:actuate="onLoad" draw:mime-type="image/jpeg"/>
</draw:frame>
俄罗斯的侵略构成了生态剂的迹象，它不仅威胁着乌克兰，这是整个欧洲的白血病学多样性和健康的环境，侵略者对此承担了国际责任。</text:p>
      <text:p text:style-name="P4">
根据乌克林福姆的说法，欧洲经济和社会委员会全体会议的成员得出了这一结论(杰克). Інформація проприйняте рішення оприлюднена сьогодні <text:a xlink:type="simple" xlink:href="https://www.eesc.europa.eu/en/news-media/news/eesc-russias-actions-amount-ecocide-prompting-calls-criminalisation-under-eu-law" text:style-name="Internet_20_link" text:visited-style-name="Visited_20_Internet_20_Link">
 </text:a>
。</text:p>
      <text:p text:style-name="P4">
尽管乌克兰的战争继续进行病房，但人们担心造成的环境的交通损失。 欧洲经济和社会委员会在4月的全体会议上，对欧盟健康环境的权利，尤其是在乌克兰战争的背景下采取了主动判决，并呼吁根据欧洲立法对行动定罪，以及保护环境为提供基本法的保护。</text:p>
      <text:p text:style-name="P4">
<text:span text:style-name="T4">
另请阅读：</text:span>
 <text:a xlink:type="simple" xlink:href="https://www.ukrinform.ua/rubric-diaspora/3700377-u-finlandii-proveli-miting-proti-ekozlociniv-rosii-v-ukraini.html" text:style-name="Internet_20_link" text:visited-style-name="Visited_20_Internet_20_Link">
</text:a>
正如它所指出的那样，俄罗斯针对乌克兰解决的犯罪战争对该国的整个生态系统的价格很高，因为大型林业被摧毁，因此很难污染空气和水资源。 同时，根据生物多样性秘书处的数据，乌克兰占欧洲生物多样性的35％，仅占欧洲总面积的6％。 俄罗斯战争损害了该国的这种丰富的自然遗产，环境和整个生态系统，这破坏了健康并危害农业生产。</text:p>
      <text:p text:style-name="P4">
“欧洲经济和社会委员会与欧洲议会一起呼吁欧盟的刑事犯罪对犯罪的认可。 Yeesk坚信，这可以帮助俄罗斯在乌克兰的参考，并防止将来的自然灾害表现出来。”该文件写道。</text:p>
      <text:p text:style-name="P4">
委员会成员还敦促欧盟记录由环境指导的俄罗斯人的罪行，这将不仅成为引用参考罪犯的基础，而且还将成为乌克兰战后恢复后的努力指南。“健康环境的权利对于欧洲和世界各地人民的社会和经济发展至关重要……。 EESCE呼吁所有欧盟成员国提高现有法律文书的效率，以凝视着确保这种健康环境权利的努力。乌克兰的持续冲突强调了我们生态系统的脆弱性。 现在，比以往任何时候都更重要的是要保护我们的自然宝藏，以维持公民的健康状况。”</text:p>
      <text:p text:style-name="P4">
据报道，欧洲经济和社会委员会是欧盟的顾问，其中包括欧盟人口各种社会和专业团体的代表。 它的主要任务是欧盟 - 欧盟的意见和倡议，并将Ikhinters定居在​​包括欧盟委员会，欧洲欧洲委员会的欧洲欧洲委员会，包括欧洲欧洲委员会。</text:p>
      <text:p text:style-name="P4">
照片：盖蒂图像</text:p>
      <text:p text:style-name="P4">
News Source: <text:a xlink:type="simple" xlink:href="https://www.ukrinform.ua/rubric-polytics/3705431-evropejci-zvinuvatili-rosiu-v-ekocidi-pid-cas-vtorgnenna-v-ukrainu.html" text:style-name="Internet_20_link" text:visited-style-name="Visited_20_Internet_20_Link">
https://www.ukrinform.ua/rubric-polytics/3705431-evropejci-zvinuvatili-rosiu-v-ekocidi-pid-cas-vtorgnenna-v-ukrainu.html</text:a>
</text:p>
      <!--NEWS-->
      <text:h text:style-name="P10" text:outline-level="1">
<text:span text:style-name="T4">
离开的前市长伯迪安斯克</text:span>
</text:h>
      <text:p text:style-name="P4">
作者: Ukrinform (Person)</text:p>
      <text:p text:style-name="P4">
出版商: Укринформ (Organization)</text:p>
      <text:p text:style-name="P4">
出版时间: 2023-05-05T22:51:00+03:00</text:p>
      <text:p text:style-name="P4">
修改时间: 2023-05-05T22:51:00+03:00</text:p>
      <text:p text:style-name="P4">
描述: 今天已经知道，瓦莱里·巴拉诺夫（Valery Baranov）在扎波罗兹（Zaporozhye）地区的度假胜地Berdyansk的前负责人去世。  - 乌克林。</text:p>
      <text:p text:style-name="P4">
图片: ["<text:a xlink:type="simple" xlink:href="https://static.ukrinform.com/photos/2023_05/thumb_files/630_360_1683315923-908.jpg" text:style-name="Internet_20_link" text:visited-style-name="Visited_20_Internet_20_Link">
630_360_16833...</text:a>
"]</text:p>
      <text:p text:style-name="P4">
标签: ['Бердянськ', 'Депутат', 'Мер']</text:p>
      <text:p text:style-name="P4">
类型: Article</text:p>
      <!--METADATA-->
      <text:p text:style-name="P4">
<draw:frame draw:style-name="fr1" draw:name="Image236" text:anchor-type="as-char" svg:width="6.9236in" svg:height="3.956343in" draw:z-index="0">
<draw:image xlink:href="../Images/yкринформ/2023-05-05T22-51-00-03-00/630_360_1683315923-908.jpg" xlink:type="simple" xlink:show="embed" xlink:actuate="onLoad" draw:mime-type="image/jpeg"/>
</draw:frame>
今天，众所周知，瓦莱里·巴拉诺夫(Valery Baranov)去世的乌扎波兹(Uzapozhye)地区的度假胜地伯迪斯克(Berdyansk)的前负责人去世。</text:p>
      <text:p text:style-name="P4">
关于<text:a xlink:type="simple" xlink:href="https://www.facebook.com/photo" text:style-name="Internet_20_link" text:visited-style-name="Visited_20_Internet_20_Link">
</text:a>
据伯迪安斯克市军事管理局负责人维多利亚加林报道。</text:p>
      <text:p text:style-name="P4">
“他的城市人物。市长很难忘记。爵士曼。他想嘲笑Berdyansk。FreeBerdyansk。</text:p>
      <text:p text:style-name="P4">
四月份，他年满66岁。 瓦莱里·巴拉诺夫(Valery Baranov)从1998年到2007年担任伯迪斯克市长。 Then he was elected People's Deputy of Ukraine. 2014年，他被任命为Zaporozhye地区政府主席。</text:p>
      <text:p text:style-name="P4">
他在2020年11月的第二轮市长选举中获胜。 市长受到亚历山大和瓦莱里·巴拉诺夫(Alexander and Valery Baranov)的“反对派人生反对党”的候选人的斗争，他们从党《未来》中脱颖而出。 在2021年11月，瓦莱里·巴拉诺夫(Valery Baranov)辞职。</text:p>
      <text:p text:style-name="P4">
<text:span text:style-name="T5">
foto：FB Valery Baranov</text:span>
</text:p>
      <text:p text:style-name="P4">
News Source: <text:a xlink:type="simple" xlink:href="https://www.ukrinform.ua/rubric-regions/3705436-pisov-z-zitta-kolisnij-mer-berdanska.html" text:style-name="Internet_20_link" text:visited-style-name="Visited_20_Internet_20_Link">
https://www.ukrinform.ua/rubric-regions/3705436-pisov-z-zitta-kolisnij-mer-berdanska.html</text:a>
</text:p>
      <!--NEWS-->
      <text:h text:style-name="P10" text:outline-level="1">
<text:span text:style-name="T4">
入侵者用磷在巴赫穆特开火</text:span>
</text:h>
      <text:p text:style-name="P4">
作者: Ukrinform (Person)</text:p>
      <text:p text:style-name="P4">
出版商: Укринформ (Organization)</text:p>
      <text:p text:style-name="P4">
出版时间: 2023-05-05T23:02:00+03:00</text:p>
      <text:p text:style-name="P4">
修改时间: 2023-05-05T23:02:00+03:00</text:p>
      <text:p text:style-name="P4">
描述: 俄罗斯军队用磷向巴赫穆特开火。  - 乌克林。</text:p>
      <text:p text:style-name="P4">
图片: ["<text:a xlink:type="simple" xlink:href="https://static.ukrinform.com/photos/2023_05/thumb_files/630_360_1683317291-125.jpg" text:style-name="Internet_20_link" text:visited-style-name="Visited_20_Internet_20_Link">
630_360_16833...</text:a>
"]</text:p>
      <text:p text:style-name="P4">
标签: ['Бахмут', 'ССО', 'Війна з росією']</text:p>
      <text:p text:style-name="P4">
类型: Article</text:p>
      <!--METADATA-->
      <text:p text:style-name="P4">
<draw:frame draw:style-name="fr1" draw:name="Image237" text:anchor-type="as-char" svg:width="6.9236in" svg:height="3.956343in" draw:z-index="0">
<draw:image xlink:href="../Images/yкринформ/2023-05-05T23-02-00-03-00/630_360_1683317291-125.jpg" xlink:type="simple" xlink:show="embed" xlink:actuate="onLoad" draw:mime-type="image/jpeg"/>
</draw:frame>
俄罗斯用磷向巴赫穆特开火。</text:p>
      <text:p text:style-name="P4">
正如乌克林福姆报道的那样，关于<text:a xlink:type="simple" xlink:href="https://t.me/andriyshTime/9406" text:style-name="Internet_20_link" text:visited-style-name="Visited_20_Internet_20_Link">
</text:a>
Mariupol市长Petro Andryushchenko写道。</text:p>
      <text:p text:style-name="P4">
他写道：“Bakhmut。Phosphorus。混蛋一文不值。在Mariupol中，这是一样的。当我做不到时，磷开始。”</text:p>
      <text:p text:style-name="P4">
同时，武装部队的特种作战部队的新闻服务<text:a xlink:type="simple" xlink:href="https://t.me/ukr_sof/528" text:style-name="Internet_20_link" text:visited-style-name="Visited_20_Internet_20_Link">
</text:a>
他们的单位继续捍卫这座城市。</text:p>
      <text:p text:style-name="P4">
“我们站着!SCO士兵和他们的兄弟们继续捍卫巴赫穆特!”</text:p>
      <text:p text:style-name="P4">
正如乌克林福姆报道的，5月5日<text:a xlink:type="simple" xlink:href="https://www.ukrinform.ua/rubric-ato/3705357-sili-oboroni-vidbili-ponad-30-rosijskih-atak-na-troh-napramkah.html" text:style-name="Internet_20_link" text:visited-style-name="Visited_20_Internet_20_Link">
</text:a>
 .</text:p>
      <text:p text:style-name="P4">
News Source: <text:a xlink:type="simple" xlink:href="https://www.ukrinform.ua/rubric-ato/3705437-rosiani-obstriluut-bahmut-fosforom.html" text:style-name="Internet_20_link" text:visited-style-name="Visited_20_Internet_20_Link">
https://www.ukrinform.ua/rubric-ato/3705437-rosiani-obstriluut-bahmut-fosforom.html</text:a>
</text:p>
      <!--NEWS-->
      <text:h text:style-name="P10" text:outline-level="1">
<text:span text:style-name="T4">
Zvyagel的球员声称要上课</text:span>
</text:h>
      <text:p text:style-name="P4">
作者: Ukrinform (Person)</text:p>
      <text:p text:style-name="P4">
出版商: Укринформ (Organization)</text:p>
      <text:p text:style-name="P4">
出版时间: 2023-05-05T23:14:00+03:00</text:p>
      <text:p text:style-name="P4">
修改时间: 2023-05-05T23:14:00+03:00</text:p>
      <text:p text:style-name="P4">
描述: 参加快速联赛新赛季的竞争者之一是来自同名城市Zhytomyr地区（前Novograd-Volynsky）的足球俱乐部“ Zvyagel”。  - 乌克林。</text:p>
      <text:p text:style-name="P4">
图片: ["<text:a xlink:type="simple" xlink:href="https://static.ukrinform.com/photos/2023_05/thumb_files/630_360_1683315564-754.jpg" text:style-name="Internet_20_link" text:visited-style-name="Visited_20_Internet_20_Link">
630_360_16833...</text:a>
"]</text:p>
      <text:p text:style-name="P4">
标签: ['Футбол', 'Новоград-Волинський']</text:p>
      <text:p text:style-name="P4">
类型: Article</text:p>
      <!--METADATA-->
      <text:p text:style-name="P4">
<draw:frame draw:style-name="fr1" draw:name="Image238" text:anchor-type="as-char" svg:width="6.9236in" svg:height="3.956343in" draw:z-index="0">
<draw:image xlink:href="../Images/yкринформ/2023-05-05T23-14-00-03-00/630_360_1683315564-754.jpg" xlink:type="simple" xlink:show="embed" xlink:actuate="onLoad" draw:mime-type="image/jpeg"/>
</draw:frame>
秋季联赛新赛季的重点之一是来自Zhytomyr地区同名的足球俱乐部“ Zvyagel”(前Novograd-Volynsky).</text:p>
      <text:p text:style-name="P4">
У 15-му турі Другої ліги «Звягель» сьогодні на виїзді розгромив запорізький«Металург-2» - 5:1, передає Укрінформ.</text:p>
      <text:p text:style-name="P4">
Наступний матч «Звягель» проведе 21 травня також в гостях - протизакарпатського «Хуста».</text:p>
      <text:p text:style-name="P4">
Турнірне становище лідерів: «Нива» (布佐瓦)-35分(14场比赛后)，“ Zvyagel” -27(15)，«niva»(Vinnitsa)-25(14)，“ Khust” -22(13)，“海鸥”(基辅地区)-22(13).</text:p>
      <text:p text:style-name="P4">
Зазначимо, що підвищення у класі оформлять дві перші команди розіграшу.</text:p>
      <text:p text:style-name="P4">
<text:span text:style-name="T4">
Читайте також:</text:span>
 <text:a xlink:type="simple" xlink:href="https://www.ukrinform.ua/rubric-society/3615895-novogradvolinskij-perejmenuvali-na-zvagel.html" text:style-name="Internet_20_link" text:visited-style-name="Visited_20_Internet_20_Link">
 <text:span text:style-name="T4">
Новоград</text:span>
 <text:span text:style-name="T4">
Волинський</text:span>
</text:a>
正如乌克林福姆报道的那样，Zvyagel上个赛季是参与者(PFL).</text:p>
      <text:p text:style-name="P4">
Фото: zhoff.org.ua.</text:p>
      <text:p text:style-name="P4">
News Source: <text:a xlink:type="simple" xlink:href="https://www.ukrinform.ua/rubric-sports/3705432-futbolisti-zvagela-vijsli-na-druge-misce-u-drugij-lizi-pfl.html" text:style-name="Internet_20_link" text:visited-style-name="Visited_20_Internet_20_Link">
https://www.ukrinform.ua/rubric-sports/3705432-futbolisti-zvagela-vijsli-na-druge-misce-u-drugij-lizi-pfl.html</text:a>
</text:p>
      <!--NEWS-->
      <text:h text:style-name="P10" text:outline-level="1">
<text:span text:style-name="T4">
俄罗斯人向撤离巴赫穆特平民撤离的警察开火：有死者</text:span>
</text:h>
      <text:p text:style-name="P4">
作者: Ukrinform (Person)</text:p>
      <text:p text:style-name="P4">
出版商: Укринформ (Organization)</text:p>
      <text:p text:style-name="P4">
出版时间: 2023-05-05T23:25:00+03:00</text:p>
      <text:p text:style-name="P4">
修改时间: 2023-05-05T23:25:00+03:00</text:p>
      <text:p text:style-name="P4">
描述: 俄罗斯入侵者于5月5日星期五向警察开火的警察从顿涅茨克平民地区的巴赫穆特撤离，一名老年妇女被杀。  - 乌克林。</text:p>
      <text:p text:style-name="P4">
图片: ["<text:a xlink:type="simple" xlink:href="https://static.ukrinform.com/photos/2022_12/thumb_files/630_360_1671467664-524.jpg" text:style-name="Internet_20_link" text:visited-style-name="Visited_20_Internet_20_Link">
630_360_16714...</text:a>
"]</text:p>
      <text:p text:style-name="P4">
标签: ['Бахмут', 'Евакуація', 'Смерть', 'Агресія РФ', 'Війна з росією']</text:p>
      <text:p text:style-name="P4">
类型: Article</text:p>
      <!--METADATA-->
      <text:p text:style-name="P4">
<draw:frame draw:style-name="fr1" draw:name="Image239" text:anchor-type="as-char" svg:width="6.9236in" svg:height="3.956343in" draw:z-index="0">
<draw:image xlink:href="../Images/yкринформ/2023-05-05T23-25-00-03-00/630_360_1671467664-524.jpg" xlink:type="simple" xlink:show="embed" xlink:actuate="onLoad" draw:mime-type="image/jpeg"/>
</draw:frame>
俄罗斯的东道主于5月5日星期五向警察开火的警察撤离了顿涅茨克平民地区的Zbakhmut，这名老年妇女被杀。</text:p>
      <text:p text:style-name="P4">
对这个 <text:a xlink:type="simple" xlink:href="https://dn.npu.gov.ua/news/ruslan-osypenko-pid-chas-ekstrenoi-evakuatsii-z-peredovoi-bakhmuta-vdalosia-vriatuvaty-4-liudei" text:style-name="Internet_20_link" text:visited-style-name="Visited_20_Internet_20_Link">
 </text:a>
乌克林福姆报道，该地区的国家警察局。</text:p>
      <text:p text:style-name="P4">
他们大约有20名平民躲藏在前线附近房屋地下室的永久性俄罗斯炮击中，他们结束了食物。 警察，警察，SES，武装部队和地区政府的行动加入了。 撤离小组是由提供强度的白人天使警察局，护理人员和特种部队创建的。 这些团体伴随着巡逻。</text:p>
      <text:p text:style-name="P4">
“这条路极为危险，在该地区，一切都对我们有用 - 艺术，RSZV，迫击炮，演员。 因此，他们晚上选择撤离风险最小的人，这条路线是与武装部队合作的。”该地区警察Ruslan Osipenko的负责人说，他当场指示执法人员的工作。</text:p>
      <text:p text:style-name="P4">
<text:span text:style-name="T4">
另请阅读：</text:span>
 <text:span text:style-name="T4">
 <text:a xlink:type="simple" xlink:href="https://www.ukrinform.ua/rubric-ato/3705437-rosiani-obstriluut-bahmut-fosforom.html" text:style-name="Internet_20_link" text:visited-style-name="Visited_20_Internet_20_Link">
</text:a>
</text:span>
</text:p>
      <text:p text:style-name="P4">
军方在特殊运输中撤离了巴赫穆特的居民，并转移了警察，并以单独的团体从战区出口。 他们只能在此时居住在庇护所中的五个人，其余的位置尚不清楚。 警方报道说，俄罗斯入侵者向船员开了船员，这是他儿子眼中老年人的杀手。</text:p>
      <text:p text:style-name="P4">
“住在这个庇护所的四个人被带到一个安全的地方。 他们的家人以前撤离。 几乎所有的住房都被切断了。 人们从补给品吃了，体重减轻。 目前，军事管理为他们提供了所有必要的帮助。 至于死去的女人，儿子将有一个可以埋葬她的地方。”奥西本科说。</text:p>
      <text:p text:style-name="P4">
他还呼吁Konstantinovka的居民，暂时的YAR，以及所有音符以及撤离的热点。</text:p>
      <text:p text:style-name="P4">
如前所述，俄罗斯联邦的军队无处不在<text:span text:style-name="T4">
 _ <text:a xlink:type="simple" xlink:href="https://www.ukrinform.ua/rubric-ato/3705187-zagarbniki-namagautsa-vzati-bahmut-pid-kontrol-do-9-travna-malar.html" text:style-name="Internet_20_link" text:visited-style-name="Visited_20_Internet_20_Link">
</text:a>
_ </text:span>
</text:p>
      <text:p text:style-name="P4">
News Source: <text:a xlink:type="simple" xlink:href="https://www.ukrinform.ua/rubric-ato/3705444-rosiani-obstrilali-policejskih-aki-evakuuvali-civilnih-iz-bahmuta-e-zagibla.html" text:style-name="Internet_20_link" text:visited-style-name="Visited_20_Internet_20_Link">
https://www.ukrinform.ua/rubric-ato/3705444-rosiani-obstrilali-policejskih-aki-evakuuvali-civilnih-iz-bahmuta-e-zagibla.html</text:a>
</text:p>
      <!--NEWS-->
      <text:h text:style-name="P10" text:outline-level="1">
<text:span text:style-name="T4">
桑多：我们只有借助乌克兰，俄罗斯寻求复兴苏联</text:span>
</text:h>
      <text:p text:style-name="P4">
作者: Ukrinform (Person)</text:p>
      <text:p text:style-name="P4">
出版商: Укринформ (Organization)</text:p>
      <text:p text:style-name="P4">
出版时间: 2023-05-05T23:42:00+03:00</text:p>
      <text:p text:style-name="P4">
修改时间: 2023-05-05T23:42:00+03:00</text:p>
      <text:p text:style-name="P4">
描述: 摩尔多瓦总统梅·桑杜（May Sandu）认为，如果成功捕获乌克兰，它将继续扩张 - 特别是通过将部队引入摩尔多瓦领土。  - 乌克林。</text:p>
      <text:p text:style-name="P4">
图片: ["<text:a xlink:type="simple" xlink:href="https://static.ukrinform.com/photos/2022_04/thumb_files/630_360_1649072093-943.jpg" text:style-name="Internet_20_link" text:visited-style-name="Visited_20_Internet_20_Link">
630_360_16490...</text:a>
"]</text:p>
      <text:p text:style-name="P4">
标签: ['Молдова', 'Україна', 'Агресія РФ', 'Санду', 'Війна з росією']</text:p>
      <text:p text:style-name="P4">
类型: Article</text:p>
      <!--METADATA-->
      <text:p text:style-name="P4">
<draw:frame draw:style-name="fr1" draw:name="Image240" text:anchor-type="as-char" svg:width="6.9236in" svg:height="3.956343in" draw:z-index="0">
<draw:image xlink:href="../Images/yкринформ/2023-05-05T23-42-00-03-00/630_360_1649072093-943.jpg" xlink:type="simple" xlink:show="embed" xlink:actuate="onLoad" draw:mime-type="image/jpeg"/>
</draw:frame>
摩尔多瓦总统玛雅·桑杜(Maya Sandu)认为，在成功夺取乌克兰的情况下，这将是一种扩张 - 特别是通过将部队引入摩尔多瓦领土。</text:p>
      <text:p text:style-name="P4">
ukrinform通过“ <text:a xlink:type="simple" xlink:href="https://www.eurointegration.com.ua/news/2023/05/5/7161128/" text:style-name="Internet_20_link" text:visited-style-name="Visited_20_Internet_20_Link">
</text:a>
”。</text:p>
      <text:p text:style-name="P4">
“我不相信他们(俄罗斯人 -  ed。)他们会停在边界。 今天，我们只归功于乌克兰。”摩尔多瓦总统说，并补充说，全面入侵的头几周仍然存在这种威胁，该国专注于被收养的难民。</text:p>
      <text:p text:style-name="P4">
<text:span text:style-name="T4">
另请阅读：</text:span>
 <text:span text:style-name="T4">
 <text:a xlink:type="simple" xlink:href="https://www.ukrinform.ua/rubric-world/3701486-sandu-zvinuvatila-rf-u-sprobah-destabilizuvati-situaciu-v-moldovi.html" text:style-name="Internet_20_link" text:visited-style-name="Visited_20_Internet_20_Link">
</text:a>
</text:span>
</text:p>
      <text:p text:style-name="P4">
在接受《金融时报》采访时，当被问及桑多是否计划在俄罗斯袭击中离开摩尔多瓦，她回答说他不是。</text:p>
      <text:p text:style-name="P4">
“我会留下(在摩尔多瓦 -  ed。)，但我们期望帮助尽可能多的人去安全的人，即罗马尼亚。”总统补充说。</text:p>
      <text:p text:style-name="P4">
<text:span text:style-name="T4">
另请阅读：</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根据桑多的说法，俄罗斯人正试图侵略乌克兰“加工苏联”。</text:p>
      <text:p text:style-name="P4">
“他们想返回旧时代。我们不想要它。摩尔多瓦一直是Loafal地区的一部分，已有30年了，这意味着贫困，腐败，管理不善，移民。我们希望成为民主世界的一部分，”她说。</text:p>
      <text:p text:style-name="P4">
<text:span text:style-name="T4">
另请阅读：</text:span>
 <text:span text:style-name="T4">
 <text:a xlink:type="simple" xlink:href="https://www.ukrinform.ua/rubric-polytics/3690097-moldova-pidtrimue-ideu-spectribunalu-proti-rf-i-gotova-dopomogti-u-zbori-informacii-sandu.html" text:style-name="Internet_20_link" text:visited-style-name="Visited_20_Internet_20_Link">
</text:a>
</text:span>
</text:p>
      <text:p text:style-name="P4">
据《金融时报》记者说，在谈话中，“桑杜很少见，但急切地为乌克兰的胜利而举起了敬酒。”</text:p>
      <text:p text:style-name="P4">
摩尔多瓦总统玛雅·桑杜(Maya Sandu)<text:span text:style-name="T4">
 _ <text:a xlink:type="simple" xlink:href="https://www.ukrinform.ua/rubric-world/3701486-sandu-zvinuvatila-rf-u-sprobah-destabilizuvati-situaciu-v-moldovi.html" text:style-name="Internet_20_link" text:visited-style-name="Visited_20_Internet_20_Link">
</text:a>
_ </text:span>
在自动领土组的未来选举的背景下，加高齐亚(Gagauzia)，据她说，许多候选人是俄罗斯特工。</text:p>
      <text:p text:style-name="P4">
News Source: <text:a xlink:type="simple" xlink:href="https://www.ukrinform.ua/rubric-ato/3705445-sandu-mi-v-bezpeci-lise-zavdaki-ukraini-rosia-pragne-vidroditi-srsr.html" text:style-name="Internet_20_link" text:visited-style-name="Visited_20_Internet_20_Link">
https://www.ukrinform.ua/rubric-ato/3705445-sandu-mi-v-bezpeci-lise-zavdaki-ukraini-rosia-pragne-vidroditi-srsr.html</text:a>
</text:p>
      <!--NEWS-->
      <text:h text:style-name="P10" text:outline-level="1">
<text:span text:style-name="T4">
丹麦和德国本月将将80个豹子I坦克转移到乌克兰</text:span>
</text:h>
      <text:p text:style-name="P4">
作者: Ukrinform (Person)</text:p>
      <text:p text:style-name="P4">
出版商: Укринформ (Organization)</text:p>
      <text:p text:style-name="P4">
出版时间: 2023-05-05T23:55:00+03:00</text:p>
      <text:p text:style-name="P4">
修改时间: 2023-05-05T23:55:00+03:00</text:p>
      <text:p text:style-name="P4">
描述: 德国和丹麦打算通过上一代Leopard I的80辆战斗罐。</text:p>
      <text:p text:style-name="P4">
图片: ["<text:a xlink:type="simple" xlink:href="https://static.ukrinform.com/photos/2023_05/thumb_files/630_360_1683286487-915.jpg" text:style-name="Internet_20_link" text:visited-style-name="Visited_20_Internet_20_Link">
630_360_16832...</text:a>
"]</text:p>
      <text:p text:style-name="P4">
标签: ['Данія', 'Німеччина', ' танк Leopard']</text:p>
      <text:p text:style-name="P4">
类型: Article</text:p>
      <!--METADATA-->
      <text:p text:style-name="P4">
<draw:frame draw:style-name="fr1" draw:name="Image241" text:anchor-type="as-char" svg:width="6.9236in" svg:height="3.956343in" draw:z-index="0">
<draw:image xlink:href="../Images/yкринформ/2023-05-05T23-55-00-03-00/630_360_1683286487-915.jpg" xlink:type="simple" xlink:show="embed" xlink:actuate="onLoad" draw:mime-type="image/jpeg"/>
</draw:frame>
德国丹麦打算通过80 Combat Tank Generation I.本月。</text:p>
      <text:p text:style-name="P4">
根据乌克林的通讯员的说法，伦德·普尔森(Lund Poulsen)的代理防御词写作<text:a xlink:type="simple" xlink:href="https://polskieradio24.pl/5/1223/artykul/3162741,leopardy-dla-ukrainy-dania-i-niemcy-przekaza-80-czolgow" text:style-name="Internet_20_link" text:visited-style-name="Visited_20_Internet_20_Link">
</text:a>
。</text:p>
      <text:p text:style-name="P4">
波雷森说：“交货将完成第一批的交付非常大。”</text:p>
      <text:p text:style-name="P4">
<text:span text:style-name="T4">
另请阅读：</text:span>
 <text:span text:style-name="T4">
 <text:a xlink:type="simple" xlink:href="https://www.ukrinform.ua/rubric-world/3703669-nimecki-virobniki-vladnali-superecku-sodo-intelektualnih-prav-na-tanki-leopard-2.html" text:style-name="Internet_20_link" text:visited-style-name="Visited_20_Internet_20_Link">
</text:a>
</text:span>
</text:p>
      <text:p text:style-name="P4">
值得注意的是，直到6月1日，所有转移的坦克都将准备好被乌克兰防御者使用。</text:p>
      <text:p text:style-name="P4">
代理说：“豹子我有很好的火和运输特征。” 丹麦国防部长。</text:p>
      <text:p text:style-name="P4">
<text:span text:style-name="T4">
另请阅读：</text:span>
 <text:span text:style-name="T4">
 <text:a xlink:type="simple" xlink:href="https://www.ukrinform.ua/rubric-ato/3702155-do-polsi-pribuli-persi-sist-tankiv-leopard-2-vid-ispanii-dla-ukraini.html" text:style-name="Internet_20_link" text:visited-style-name="Visited_20_Internet_20_Link">
</text:a>
</text:span>
</text:p>
      <text:p text:style-name="P4">
Polskie Radio解释说，在丹麦，豹子I坦克于2005年被武器从武器中移走，当时它们被现代豹子II取代。 从那以后，它们被保存在机库中。</text:p>
      <text:p text:style-name="P4">
“此外 <text:span text:style-name="T4">
 <text:a xlink:type="simple" xlink:href="https://www.ukrinform.ua/tag-tank" text:style-name="Internet_20_link" text:visited-style-name="Visited_20_Internet_20_Link">
</text:a>
</text:span>
，备件和弹药也将被传输。”材料写道。</text:p>
      <text:p text:style-name="P4">
<text:span text:style-name="T4">
另请阅读：</text:span>
 <text:span text:style-name="T4">
 <text:a xlink:type="simple" xlink:href="https://www.ukrinform.ua/rubric-ato/3700884-hab-dla-remontu-ukrainskih-leopard-2-zapracue-u-polsi-v-travni-blasak.html" text:style-name="Internet_20_link" text:visited-style-name="Visited_20_Internet_20_Link">
</text:a>
</text:span>
</text:p>
      <text:p text:style-name="P4">
应当指出的是，乌克兰油轮已经在研究骑自行车，因此他们将能够立即使用它们。</text:p>
      <text:p text:style-name="P4">
News Source: <text:a xlink:type="simple" xlink:href="https://www.ukrinform.ua/rubric-ato/3705447-dania-ta-nimeccina-cogo-misaca-peredadut-ukraini-80-tankiv-leopard-i.html" text:style-name="Internet_20_link" text:visited-style-name="Visited_20_Internet_20_Link">
https://www.ukrinform.ua/rubric-ato/3705447-dania-ta-nimeccina-cogo-misaca-peredadut-ukraini-80-tankiv-leopard-i.html</text:a>
</text:p>
      <!--NEWS-->
      <text:h text:style-name="P10" text:outline-level="1">
<text:span text:style-name="T4">
在重返社会部，他们告诉您如何在国外申请分娩帮助</text:span>
</text:h>
      <text:p text:style-name="P4">
作者: ['АРМІЯINFORM']</text:p>
      <text:p text:style-name="P4">
时间: 2023-05-05T31:00:00-04:00</text:p>
      <text:p text:style-name="P4">
描述: Mintystvo Zwan Reintegraita Timchasovo Okubovkovanni Teritaean Ukrainian ...与乌克兰2022年的战争，与乌克兰的最新新闻，《今日与乌克兰的新闻》，今天与乌克兰2022年的《新闻战》，今天，乌克兰和俄罗斯之间的战争将与乌克兰之间的战争以及2022年的乌克兰战争，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2/11/minreintegracziyi-1.jpg" text:style-name="Internet_20_link" text:visited-style-name="Visited_20_Internet_20_Link">
minreintegracziyi-1.jpg</text:a>
', '<text:a xlink:type="simple" xlink:href="https://armyinform.com.ua/wp-content/uploads/2023/05/345189364_541725791369358_1306227055557944909_n-1.jpg" text:style-name="Internet_20_link" text:visited-style-name="Visited_20_Internet_20_Link">
345189364_541725791369358_1306227055557944909_n-1.jpg</text:a>
']</text:p>
      <text:p text:style-name="P4">
标签: ['STOPRUSSIA', 'АГРЕСІЯ РФ', 'ВІЙНА', 'ВТОРГНЕННЯ РФ', 'МІНРЕІНТЕГРАЦІЇ', 'СОЦІАЛЬНА ДОПОМОГА', 'УКРАЇНСЬКІ МІГРАНТИ']</text:p>
      <text:p text:style-name="P4">
类别: News</text:p>
      <!--METADATA-->
      <text:p text:style-name="P4">
<draw:frame draw:style-name="fr1" draw:name="Image242" text:anchor-type="as-char" svg:width="6.9236in" svg:height="4.384534in" draw:z-index="0">
<draw:image xlink:href="../Images/AРМІЯINFORM/2023-05-05T31-00-00-04-00/minreintegracziyi-1.jpg" xlink:type="simple" xlink:show="embed" xlink:actuate="onLoad" draw:mime-type="image/jpeg"/>
</draw:frame>
乌克兰暂时占领领土的重新融入部提出了官方的Facebook页面<text:a xlink:type="simple" xlink:href="https://www.facebook.com/MReintegration/posts/pfbid02ZG2HQvBcHtuGgCyMdWpdYgYzLLrA73WgvUCto6xGmJnH4sa9UH1mxHUtcYyAt1YYl" text:style-name="Internet_20_link" text:visited-style-name="Visited_20_Internet_20_Link">
放置</text:a>
乌克兰人的建议在出生时会在出生时安排援助。</text:p>
      <text:p text:style-name="P4">
在国外临时逗留期间生孩子的乌克兰人将能够远程提交文件以在赫伯恩(Herborn)援助。</text:p>
      <text:p text:style-name="P4">
<text:span text:style-name="T5">
为了获得资金，一个耦合必须在其注册居住地向乌克兰的社会保护机构发送援助和相关文件的申请。 </text:span>
但是，信息图中描述了如何远程提交文件并在出生时获得帮助。</text:p>
      <text:p text:style-name="P4">
<draw:frame draw:style-name="fr1" draw:name="Image243" text:anchor-type="as-char" svg:width="6.9236in" svg:height="5.1927in" draw:z-index="0">
<draw:image xlink:href="../Images/AРМІЯINFORM/2023-05-05T31-00-00-04-00/345189364_541725791369358_1306227055557944909_n-1.jpg" xlink:type="simple" xlink:show="embed" xlink:actuate="onLoad" draw:mime-type="image/jpeg"/>
</draw:frame>
</text:p>
      <text:p text:style-name="P4">
News Source: <text:a xlink:type="simple" xlink:href="https://armyinform.com.ua/2023/05/05/u-minreintegracziyi-rozpovily-yak-oformyty-dopomogu-pry-narodzhenni-dytyny-pid-chas-perebuvannya-za-kordonom/" text:style-name="Internet_20_link" text:visited-style-name="Visited_20_Internet_20_Link">
https://armyinform.com.ua/2023/05/05/u-minreintegracziyi-rozpovily-yak-oformyty-dopomogu-pry-narodzhenni-dytyny-pid-chas-perebuvannya-za-kordonom/</text:a>
</text:p>
      <!--NEWS-->
      <text:h text:style-name="P10" text:outline-level="1">
<text:span text:style-name="T4">
怀疑Dnipropetrovsk地区的三名居民进行了协作</text:span>
</text:h>
      <text:p text:style-name="P4">
作者: ['АРМІЯINFORM']</text:p>
      <text:p text:style-name="P4">
时间: 2023-05-05T32:00:00-04:00</text:p>
      <text:p text:style-name="P4">
描述: Trom Poskanim M. Pavlograd对Kolaboyniye Dianosti的Pisdozra很便宜....与乌克兰的战争2022年，与乌克兰与乌克兰的最新消息，今天与乌克兰的新闻战争，今天与乌克兰的新闻战争，今天上次与乌克兰2022年，乌克兰和俄罗斯之间的战争将会发生，当时乌克兰和战争是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photo_2023-05-04_16-06-00.jpg" text:style-name="Internet_20_link" text:visited-style-name="Visited_20_Internet_20_Link">
photo_2023-05-04_16-06-00.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44" text:anchor-type="as-char" svg:width="6.9236in" svg:height="3.894525in" draw:z-index="0">
<draw:image xlink:href="../Images/AРМІЯINFORM/2023-05-05T32-00-00-04-00/photo_2023-05-04_16-06-00.jpg" xlink:type="simple" xlink:show="embed" xlink:actuate="onLoad" draw:mime-type="image/jpeg"/>
</draw:frame>
据报道，三名Pavlograd的居民怀疑协作活动。 这三个都在社交网络上传播了反乌克兰的内容。</text:p>
      <text:p text:style-name="P4">
因此，在乌克兰俄罗斯联邦大规模入侵之后，帕夫洛格拉德地区特尔诺夫卡的两名Zapro  - 俄罗斯居民被确定为支持军事军事军事的反乌克兰式职位。 在其中，俄罗斯军队临时占领乌克兰领土。</text:p>
      <text:p text:style-name="P4">
还透露了这位帕夫拉格勒居民，他通过自己的账户在禁止的一篇文章中发表了批准在乌克兰所谓的“特殊行动”的帖子，并支持侵略者国家的行动。</text:p>
      <text:p text:style-name="P4">
在犯罪嫌疑人地点进行搜索时，通过这种紧凑的设备拆除了手机，并有证据表明它们参与了非法活动。</text:p>
      <text:p text:style-name="P4">
<text:span text:style-name="T4">
资料来源：</text:span>
 <text:a xlink:type="simple" xlink:href="https://t.me/pgo_gov_ua/11821" text:style-name="Internet_20_link" text:visited-style-name="Visited_20_Internet_20_Link">
_乌克兰检察长_的_PICE</text:a>
</text:p>
      <text:p text:style-name="P4">
News Source: <text:a xlink:type="simple" xlink:href="https://armyinform.com.ua/2023/05/05/troye-meshkancziv-dnipropetrovshhyny-otrymaly-pidozru-u-kolaboraczionizmi/" text:style-name="Internet_20_link" text:visited-style-name="Visited_20_Internet_20_Link">
https://armyinform.com.ua/2023/05/05/troye-meshkancziv-dnipropetrovshhyny-otrymaly-pidozru-u-kolaboraczionizmi/</text:a>
</text:p>
      <!--NEWS-->
      <text:h text:style-name="P10" text:outline-level="1">
<text:span text:style-name="T4">
MX-7州多路复用已准备好工作，超过90％的乌克兰将由电信覆盖</text:span>
</text:h>
      <text:p text:style-name="P4">
作者: ['АРМІЯINFORM']</text:p>
      <text:p text:style-name="P4">
时间: 2023-05-05T33:00:00-04:00</text:p>
      <text:p text:style-name="P4">
描述: 关注的是Radisomonnaya，Radiozv'yaska，Telebacco，Yachiy来到Sphere Manded ...与乌克兰2022年的战争，与乌克兰的最新新闻，今天与乌克兰2022年的新闻，今天，乌克兰和俄罗斯和俄罗斯和俄罗斯之间的战争将会当他们在2022年与乌克兰进行战争时，他们说，在不久的将来，乌克兰是否会与乌克兰进行战争</text:p>
      <text:p text:style-name="P4">
图片: ['<text:a xlink:type="simple" xlink:href="https://armyinform.com.ua/wp-content/uploads/2023/05/mh-7.png" text:style-name="Internet_20_link" text:visited-style-name="Visited_20_Internet_20_Link">
mh-7.png</text:a>
']</text:p>
      <text:p text:style-name="P4">
标签: ['ДЕРЖСПЕЦЗВ’ЯЗКУ', 'КОНЦЕРН РРТ', 'ПРОПАГАНДА', 'ТЕЛЕВІЗІЙНЕ МОВЛЕННЯ']</text:p>
      <text:p text:style-name="P4">
类别: News</text:p>
      <!--METADATA-->
      <text:p text:style-name="P4">
<draw:frame draw:style-name="fr1" draw:name="Image245" text:anchor-type="as-char" svg:width="6.9236in" svg:height="5.204239in" draw:z-index="0">
<draw:image xlink:href="../Images/AРМІЯINFORM/2023-05-05T33-00-00-04-00/mh-7.png" xlink:type="simple" xlink:show="embed" xlink:actuate="onLoad" draw:mime-type="image/png"/>
</draw:frame>
属于国家安全服务部的无线电广播，无线电通信和电视的关注已准备好启动MX-7全国数字拨号。</text:p>
      <text:p text:style-name="P4">
关于它<text:a xlink:type="simple" xlink:href="https://cip.gov.ua/ua/news/derzhavnii-multipleks-mkh-7-gotovii-rozpochati-robotu-televiziinim-movlennyam-bude-pokrito-ponad-90-teritoriyi-ukrayini" text:style-name="Internet_20_link" text:visited-style-name="Visited_20_Internet_20_Link">
报告</text:a>
在其官方网站上对乌克兰进行特殊通信和保护的国家服务。</text:p>
      <text:p text:style-name="P4">
该网络将在保护范围内的仪表范围内运行，并免受重建的影响，并将被乌克兰领土的90％以上的言语覆盖。 包括位于俄罗斯联邦和白俄罗斯的边界的临时占领地区的部分以及定居点：在哈尔基夫，苏米，切尔尼希夫，里涅夫，里凡尼，Zhytomyr，volyn地区，俄罗斯电视频道现在可以从强大的敌对敌人中广播。</text:p>
      <text:p text:style-name="P4">
该信号将得到开关系统。 电视频道的包装将是免费的。 RRT的关注已经为乌克兰国民委员会提供了有关发射的电视和广播问题的信息。 国家理事会必须有一个好主意，并举办在MX-7网络上广播的竞争。</text:p>
      <text:p text:style-name="P4">
“启动国家数字多通道MX-7是反对俄罗斯宣传的重要一步。 尽管该国的秩序艰难，但我们已经完成了这项任务，并完成了所有用户来提供我们公民的信号，剥夺了观看乌克兰电视的机会。” Shchigol。</text:p>
      <text:p text:style-name="P4">
我们将提醒，为了确保信息安全，保护社区的兴趣，在混合战争条件下对外部负面信息影响和信息基础设施的发展，政府仍在2021年批准了一项计划MX-7多人Channel Televerge。</text:p>
      <text:p text:style-name="P4">
宣传是俄罗斯当局的武器之一，从一场全面战争开始就开始在乌克兰使用它。关于真实的信息，特别是在任何角落观看乌克兰电视。</text:p>
      <text:p text:style-name="P4">
News Source: <text:a xlink:type="simple" xlink:href="https://armyinform.com.ua/2023/05/05/derzhavnyj-multypleks-mh-7-gotovyj-rozpochaty-robotu-televizijnym-movlennyam-bude-pokryto-ponad-90-terytoriyi-ukrayiny/" text:style-name="Internet_20_link" text:visited-style-name="Visited_20_Internet_20_Link">
https://armyinform.com.ua/2023/05/05/derzhavnyj-multypleks-mh-7-gotovyj-rozpochaty-robotu-televizijnym-movlennyam-bude-pokryto-ponad-90-terytoriyi-ukrayiny/</text:a>
</text:p>
      <!--NEWS-->
      <text:h text:style-name="P10" text:outline-level="1">
<text:span text:style-name="T4">
巴赫穆特（Bakhmut）的居民因传播武装部队地点而被判处7年徒刑</text:span>
</text:h>
      <text:p text:style-name="P4">
作者: ['АРМІЯINFORM']</text:p>
      <text:p text:style-name="P4">
时间: 2023-05-05T34:00:00-04:00</text:p>
      <text:p text:style-name="P4">
描述: 对于Publnikny的指控，检察官检察官的检察官办公室受到VIRU的称赞...与乌克兰2022年的战争，与乌克兰的最新新闻，今天与乌克兰的新闻战争，与乌克兰2022年的《新闻战》最后一次，乌克兰和俄罗斯之间的战争是否会在他们说，与乌克兰与乌克兰的战争将于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5/ofis-genprok.jpg" text:style-name="Internet_20_link" text:visited-style-name="Visited_20_Internet_20_Link">
ofis-genprok.jpg</text:a>
']</text:p>
      <text:p text:style-name="P4">
标签: ['STOPRUSSIA', 'КОЛОБОРАНТ', 'ОФІС ГЕНЕРАЛЬНОГО ПРОКУРОРА УКРАЇНИ']</text:p>
      <text:p text:style-name="P4">
类别: News</text:p>
      <!--METADATA-->
      <text:p text:style-name="P4">
<draw:frame draw:style-name="fr1" draw:name="Image246" text:anchor-type="as-char" svg:width="6.9236in" svg:height="3.883237in" draw:z-index="0">
<draw:image xlink:href="../Images/AРМІЯINFORM/2023-05-05T34-00-00-04-00/ofis-genprok.jpg" xlink:type="simple" xlink:show="embed" xlink:actuate="onLoad" draw:mime-type="image/jpeg"/>
</draw:frame>
为了起诉顿涅茨克地区检察官办公室的检察官，法院被判处公民判处有关乌克兰武装部队位置和枪支存储的信息的公民判决。(艺术的第2部分。 114-2，艺术第1部分。 刑法的263). Його засуджено до 7 років позбавлення волі,<text:a xlink:type="simple" xlink:href="https://www.gp.gov.ua/ua/posts/rozmishhuvav-u-prorosiiskomu-cat-boti-koordinati-zsu-zitelya-m-baxmut-zasudzeno-do-7-rokiv-za-gratami" text:style-name="Internet_20_link" text:visited-style-name="Visited_20_Internet_20_Link">
повідомляє</text:a>
办公室检察官。</text:p>
      <text:p text:style-name="P4">
法庭上的检察官证明，在2022年6月至7月，一个由他自己的电话中的一个人放在了军事性质的“电报”信息的亲俄聊天中。 他散布了巴赫穆特军事军人和武装部队设备的位置的坐标。</text:p>
      <text:p text:style-name="P4">
他还在城市领土上发现了AK-74机枪，并在一栋废弃的建筑物中允许法律许可保留它。</text:p>
      <text:p text:style-name="P4">
预审调查是由乌克兰在顿涅茨克和卢汉斯地区的安全局进行的。</text:p>
      <text:p text:style-name="P4">
一个人正在等待拘留中心的拘留中心。</text:p>
      <text:p text:style-name="P4">
News Source: <text:a xlink:type="simple" xlink:href="https://armyinform.com.ua/2023/05/05/zhytelya-bahmuta-zasudzheno-do-7-rokiv-za-gratamy-za-poshyrennya-informacziyi-pro-roztashuvannya-zsu/" text:style-name="Internet_20_link" text:visited-style-name="Visited_20_Internet_20_Link">
https://armyinform.com.ua/2023/05/05/zhytelya-bahmuta-zasudzheno-do-7-rokiv-za-gratamy-za-poshyrennya-informacziyi-pro-roztashuvannya-zsu/</text:a>
</text:p>
      <!--NEWS-->
      <text:h text:style-name="P10" text:outline-level="1">
<text:span text:style-name="T4">
Rashist的妻子抱怨说，Rosarmia即使缺少四肢也没有被指控 - 拦截了Gur</text:span>
</text:h>
      <text:p text:style-name="P4">
作者: ['АРМІЯINFORM']</text:p>
      <text:p text:style-name="P4">
时间: 2023-05-05T35:00:00-04:00</text:p>
      <text:p text:style-name="P4">
描述: Druzhina Visskovo服务Rospovyda关于里奥斯村庄受伤。他们说，2022年，是否会在不久的将来与乌克兰进行战争</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 'ГУР МО УКРАЇНИ', 'ГУР ПЕРЕХОПЛЕННЯ']</text:p>
      <text:p text:style-name="P4">
类别: News</text:p>
      <!--METADATA-->
      <text:p text:style-name="P4">
<draw:frame draw:style-name="fr1" draw:name="Image247" text:anchor-type="as-char" svg:width="6.9236in" svg:height="3.894525in" draw:z-index="0">
<draw:image xlink:href="../Images/AРМІЯINFORM/2023-05-05T35-00-00-04-00/gurperehoplennya.jpg" xlink:type="simple" xlink:show="embed" xlink:actuate="onLoad" draw:mime-type="image/jpeg"/>
</draw:frame>
一名军人的妻子告诉各种案件受伤的情况，肢体缺失的士兵拒绝从医院委托返回该部门的服务。</text:p>
      <text:p text:style-name="P4">
News Source: <text:a xlink:type="simple" xlink:href="https://armyinform.com.ua/2023/05/05/druzhyna-rashysta-skarzhytsya-shho-z-rosarmiyi-ne-komisuyut-navit-z-vidsutnimy-kinczivkamy-perehoplennya-gur/" text:style-name="Internet_20_link" text:visited-style-name="Visited_20_Internet_20_Link">
https://armyinform.com.ua/2023/05/05/druzhyna-rashysta-skarzhytsya-shho-z-rosarmiyi-ne-komisuyut-navit-z-vidsutnimy-kinczivkamy-perehoplennya-gur/</text:a>
</text:p>
      <!--NEWS-->
      <text:h text:style-name="P10" text:outline-level="1">
<text:span text:style-name="T4">
轻率的人在乌克兰处置过时的弹药-Vladimir Kotsyuruba</text:span>
</text:h>
      <text:p text:style-name="P4">
作者: ['Олександр Козубенко']</text:p>
      <text:p text:style-name="P4">
时间: 2023-05-05T36:00:00-04:00</text:p>
      <text:p text:style-name="P4">
描述: 关于在军事媒体中心鲁索夫（Rospov），中央的代表...与乌克兰2022年的战争中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5/volodymyr-koczyuruba-2-1.jpg" text:style-name="Internet_20_link" text:visited-style-name="Visited_20_Internet_20_Link">
volodymyr-koczyuruba-2-1.jpg</text:a>
']</text:p>
      <text:p text:style-name="P4">
标签: ['STOPRUSSIA', 'АГРЕСІЯ РФ', 'ВИКОРИСТАННЯ ОЗБРОЄННЯ', 'ВІЙНА', 'ВТОРГНЕННЯ РФ', 'ГЕНШТАБ ЗС УКРАЇНИ', 'ДРОНИ', 'ІННОВАЦІЇ', 'МІННА НЕБЕЗПЕКА', 'ОВТ']</text:p>
      <text:p text:style-name="P4">
类别: News</text:p>
      <!--METADATA-->
      <text:p text:style-name="P4">
<draw:frame draw:style-name="fr1" draw:name="Image248" text:anchor-type="as-char" svg:width="6.9236in" svg:height="4.615733in" draw:z-index="0">
<draw:image xlink:href="../Images/AРМІЯINFORM/2023-05-05T36-00-00-04-00/volodymyr-koczyuruba-2-1.jpg" xlink:type="simple" xlink:show="embed" xlink:actuate="onLoad" draw:mime-type="image/jpeg"/>
</draw:frame>
Vladimir Kotsyuruba上校。 照片：Dmitry Yurchenko /陆军</text:p>
      <text:p text:style-name="P4">
关于这个<text:a xlink:type="simple" xlink:href="https://armyinform.com.ua/2023/05/04/bryfing-shhodo-vprovadzhennya-vynahodiv-ta-innovaczij-yaki-zastosovuyutsya-v-sektori-bezpeky-ta-oborony-2/" text:style-name="Internet_20_link" text:visited-style-name="Visited_20_Internet_20_Link">
简报</text:a>
在军事媒体中心，是乌克兰上校Volodymyr Kotsyuruba武装部队总参谋部中央战争和科学管理的代表。</text:p>
      <ul>
        <li>
如今，敌人除了炮兵，火箭发射器和其他弹药外，还对我们使用，这是一个非常大的，扩展的，招募的套装，其中有邮政 - 索斯维埃 - 弗拉基米尔·科特鲁巴(Vladimir Kotsyuruba)  - 过时的标本中的矿山，包括抗坦克TM-57，TM-62插入物围栏，抗人地雷。</li>
      </ul>
      <text:p text:style-name="P4">
根据科特鲁巴上校的说法，乌克兰领土上有俄罗斯装甲弹药的处置。</text:p>
      <text:p text:style-name="P4">
另请阅读：</text:p>
      <text:p text:style-name="P4">
<text:a xlink:type="simple" xlink:href="https://armyinform.com.ua/2023/05/04/rezultatom-innovaczijnoyi-programy-stane-zadovolennya-potreb-zsu-v-perspektyvnyh-zrazkah-ozbroyennya-i-vijskovoyi-tehniky/" text:style-name="Internet_20_link" text:visited-style-name="Visited_20_Internet_20_Link">
创新计划的结果将是满足哈林和军事工程武装部队的需求</text:a>
他回答记者的问题时说：“我们将尊重他们一些关于我的物资，但我们必须以Protididia的方式超越他们。”</text:p>
      <ul>
        <li>
为什么会发生？ 科茨鲁巴上校说。  - 原则上，由于乌克兰签署了有关许多类型的矿井武器的禁令公约，包括典型的俄罗斯，俄罗斯尚未成为该公约的签署者。 因此，他们考虑了一组这些地雷。</li>
      </ul>
      <text:h text:style-name="P12" text:outline-level="3">
<text:span text:style-name="T4">
创新的军事发展</text:span>
</text:h>
      <text:p text:style-name="P4">
此外，陆军通讯员在俄罗斯军事创新项目上的问题，Volodymyr Kotsyuruba指出，这是正在监控的，大多数信息都是机密的。</text:p>
      <ul>
        <li>
但我要说的是，不可能低估我们的敌人，这是指武装部队将军的中央军事和科学管理的代表。  - 今天的战争 - 这项技术，武术的迅速发展，因此，像我们一样，创新的方式。</li>
      </ul>
      <text:p text:style-name="P4">
另请阅读：</text:p>
      <text:p text:style-name="P4">
<text:a xlink:type="simple" xlink:href="https://armyinform.com.ua/2023/05/04/blyzko-560-ekspertiv-fahivcziv-praczyuyut-nad-innovaczijnymy-proyektamy-dlya-zsu-volodymyr-koczyuruba/" text:style-name="Internet_20_link" text:visited-style-name="Visited_20_Internet_20_Link">
大约有560位专家专家为武装部队 - 沃尔多米尔·科特苏鲁巴(Kotsyuruba)的创新项目工作</text:a>
</text:p>
      <ul>
        <li>
他们投资于无人机的开发，Dronov-Kamikadze，Smart Ammunition-theer Ir开发非常强大，远程控制的平台，包括DOST控制的矿山，即Said Said Kotsuruba。  - 此外，我们已经看到了新的发展，例如海洋无人机和海军的损害，智力，无线电电子斗争的手段，是防空及其他方式的手段。</li>
      </ul>
      <text:p text:style-name="P4">
News Source: <text:a xlink:type="simple" xlink:href="https://armyinform.com.ua/2023/05/05/rashysty-utylizuyut-v-ukrayini-zastarili-boyeprypasy-volodymyr-koczyuruba/" text:style-name="Internet_20_link" text:visited-style-name="Visited_20_Internet_20_Link">
https://armyinform.com.ua/2023/05/05/rashysty-utylizuyut-v-ukrayini-zastarili-boyeprypasy-volodymyr-koczyuruba/</text:a>
</text:p>
      <!--NEWS-->
      <text:h text:style-name="P10" text:outline-level="1">
<text:span text:style-name="T4">
如何在国外绘制护照文件</text:span>
</text:h>
      <text:p text:style-name="P4">
作者: ['АРМІЯINFORM']</text:p>
      <text:p text:style-name="P4">
时间: 2023-05-05T37:00:00-04:00</text:p>
      <text:p text:style-name="P4">
描述: 乌克兰在自己的公司Storinzi在Facebook Rosemystil上的越野玛塔塔服务的主权...与乌克兰2022年的战争，与乌克兰的战争是今天的最新消息，乌克兰2022年的新闻是今天的最后一个，将是今天的最后一个消息。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5/id-card.jpg" text:style-name="Internet_20_link" text:visited-style-name="Visited_20_Internet_20_Link">
id-card.jpg</text:a>
']</text:p>
      <text:p text:style-name="P4">
标签: ['ID-КАРТКА', 'STOPRUSSIA', 'АГРЕСІЯ РФ', 'ВИМУШЕНІ ПЕРЕСЕЛЕНЦІ', 'ВІЙНА', 'ВТОРГНЕННЯ РФ', 'ДМС УКРАЇНИ', 'МІГРАЦІЙНА СЛУЖБА', 'УКРАЇНСЬКІ МІГРАНТИ']</text:p>
      <text:p text:style-name="P4">
类别: News</text:p>
      <!--METADATA-->
      <text:p text:style-name="P4">
<draw:frame draw:style-name="fr1" draw:name="Image249" text:anchor-type="as-char" svg:width="6.9236in" svg:height="4.615733in" draw:z-index="0">
<draw:image xlink:href="../Images/AРМІЯINFORM/2023-05-05T37-00-00-04-00/id-card.jpg" xlink:type="simple" xlink:show="embed" xlink:actuate="onLoad" draw:mime-type="image/jpeg"/>
</draw:frame>
乌克兰在其官方Facebook页面上的国家移民服务放置<text:a xlink:type="simple" xlink:href="https://www.facebook.com/dmsu.gov.ua/videos/1401683850609266/" text:style-name="Internet_20_link" text:visited-style-name="Visited_20_Internet_20_Link">
视频</text:a>
徽章回答了乌克兰人最常见的问题之一，他们逃离了我们国家以外的战争。</text:p>
      <text:p text:style-name="P4">
可以在国外发布身份证吗？ 详细信息 - 视频...</text:p>
      <text:p text:style-name="P4">
News Source: <text:a xlink:type="simple" xlink:href="https://armyinform.com.ua/2023/05/05/dms-ukrayiny-rozpovila-yak-za-kordonom-oformyty-pasportni-dokumenty/" text:style-name="Internet_20_link" text:visited-style-name="Visited_20_Internet_20_Link">
https://armyinform.com.ua/2023/05/05/dms-ukrayiny-rozpovila-yak-za-kordonom-oformyty-pasportni-dokumenty/</text:a>
</text:p>
      <!--NEWS-->
      <text:h text:style-name="P10" text:outline-level="1">
<text:span text:style-name="T4">
约瑟夫·拜登（Joseph Biden）：“我对不仅勇敢和勇敢的军队，而且乌克兰人民的勇气感到惊讶”</text:span>
</text:h>
      <text:p text:style-name="P4">
作者: ['АРМІЯINFORM']</text:p>
      <text:p text:style-name="P4">
时间: 2023-05-05T38:00:00-04:00</text:p>
      <text:p text:style-name="P4">
描述: 美国总统在Facebook上ZSU的总参谋部。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5/bajden.jpg" text:style-name="Internet_20_link" text:visited-style-name="Visited_20_Internet_20_Link">
bajden.jpg</text:a>
']</text:p>
      <text:p text:style-name="P4">
标签: ['STOPRUSSIA', 'АРМІЯ США', 'ДЖОЗЕФ БАЙДЕН', 'УКРАЇНСЬКИЙ НАРОД НЕПЕРЕМОЖНИЙ']</text:p>
      <text:p text:style-name="P4">
类别: News</text:p>
      <!--METADATA-->
      <text:p text:style-name="P4">
<draw:frame draw:style-name="fr1" draw:name="Image250" text:anchor-type="as-char" svg:width="6.9236in" svg:height="3.611811in" draw:z-index="0">
<draw:image xlink:href="../Images/AРМІЯINFORM/2023-05-05T38-00-00-04-00/bajden.jpg" xlink:type="simple" xlink:show="embed" xlink:actuate="onLoad" draw:mime-type="image/jpeg"/>
</draw:frame>
武装部队总参谋部在其官方Facebook页面上<text:a xlink:type="simple" xlink:href="https://www.facebook.com/GeneralStaff.ua/posts/pfbid021KpV3fsw9JggeE9k7xQXcpC6Z4aMb8eYvaLQLcKqgPdwsrkjirYBFKoia61GQgsrl" text:style-name="Internet_20_link" text:visited-style-name="Visited_20_Internet_20_Link">
引用</text:a>
美国总统约瑟夫·贝登(Joseph Baiden)对英勇的乌克兰纳罗德(Narode)和武装部队表示钦佩。</text:p>
      <ul>
        <li>
您武装，设备和教导骄傲和勇敢地乌克兰陆军塔多斯以保护自由和民主。 但是我必须承认，我对勇敢的勇气感到惊讶，不仅是军队，而且是乌克兰人民。 他们做的只是令人难以置信的工作。 还有你的标签。</li>
      </ul>
      <text:p text:style-name="P4">
News Source: <text:a xlink:type="simple" xlink:href="https://armyinform.com.ua/2023/05/05/dzhozef-bajden-ya-buv-zdyvovanyj-tym-naskilky-muzhni-j-horobri-ne-lyshe-vijskovi-a-j-ukrayinskyj-narod/" text:style-name="Internet_20_link" text:visited-style-name="Visited_20_Internet_20_Link">
https://armyinform.com.ua/2023/05/05/dzhozef-bajden-ya-buv-zdyvovanyj-tym-naskilky-muzhni-j-horobri-ne-lyshe-vijskovi-a-j-ukrayinskyj-narod/</text:a>
</text:p>
      <!--NEWS-->
      <text:h text:style-name="P10" text:outline-level="1">
<text:span text:style-name="T4">
SBU拘留了Viscener Voznesensk，他涉嫌窃取预算资金以购买国防产品</text:span>
</text:h>
      <text:p text:style-name="P4">
作者: ['АРМІЯINFORM']</text:p>
      <text:p text:style-name="P4">
时间: 2023-05-05T39:00:00-04:00</text:p>
      <text:p text:style-name="P4">
描述: Bezpeques Vikrila计划的服务，预算粉碎的Privnesnnya，Vidienkh进行购买...与乌克兰2022年的战争，与乌克兰的最新新闻，《与乌克兰新闻》，《与乌克兰2022年的新闻战争》，今天，乌克兰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2-23.jpg" text:style-name="Internet_20_link" text:visited-style-name="Visited_20_Internet_20_Link">
2-23.jpg</text:a>
', '<text:a xlink:type="simple" xlink:href="https://armyinform.com.ua/wp-content/uploads/2023/05/golovna-sbu-1-150x150.jpg" text:style-name="Internet_20_link" text:visited-style-name="Visited_20_Internet_20_Link">
golovna-sbu-1-150x150.jpg</text:a>
', '<text:a xlink:type="simple" xlink:href="https://armyinform.com.ua/wp-content/uploads/2023/05/1-20-150x150.jpg" text:style-name="Internet_20_link" text:visited-style-name="Visited_20_Internet_20_Link">
1-20-150x150.jpg</text:a>
', '<text:a xlink:type="simple" xlink:href="https://armyinform.com.ua/wp-content/uploads/2023/05/3-23-150x150.jpg" text:style-name="Internet_20_link" text:visited-style-name="Visited_20_Internet_20_Link">
3-23-150x150.jpg</text:a>
']</text:p>
      <text:p text:style-name="P4">
标签: ['ЗЛОЧИНИ', 'СБУ']</text:p>
      <text:p text:style-name="P4">
类别: News</text:p>
      <!--METADATA-->
      <text:p text:style-name="P4">
<draw:frame draw:style-name="fr1" draw:name="Image251" text:anchor-type="as-char" svg:width="6.666667in" svg:height="10.0in" draw:z-index="0">
<draw:image xlink:href="../Images/AРМІЯINFORM/2023-05-05T39-00-00-04-00/2-23.jpg" xlink:type="simple" xlink:show="embed" xlink:actuate="onLoad" draw:mime-type="image/jpeg"/>
</draw:frame>
安全局暴露了拨款预算资金的计划，并分配给了尼古拉夫地区边境地区国防军产品的假设。</text:p>
      <text:p text:style-name="P4">
关于这个<text:a xlink:type="simple" xlink:href="https://ssu.gov.ua/novyny/sbu-zatrymala-vitsemera-voznesenska-yakyi-pidozriuietsia-u-rozkradanni-biudzhetnykh-hroshei-na-zakupivli-oboronnoi-produktsii" text:style-name="Internet_20_link" text:visited-style-name="Visited_20_Internet_20_Link">
被引用</text:a>
在SBU的官方网站上。</text:p>
      <text:p text:style-name="P4">
根据调查，Vovznesensky City领土社区的第一任副主席参与了设备的组织。</text:p>
      <text:p text:style-name="P4">
他参与了非法活动的两个下属 - 市议会的官员以及当地慈善机构的主席。</text:p>
      <text:p text:style-name="P4">
根据调查材料，被告在国防生产的公共采购过程中建立了预算基金的犯罪机制。</text:p>
      <text:p text:style-name="P4">
根据初步数据，设备的参与者造成了近百万UAH的损失。</text:p>
      <text:p text:style-name="P4">
在搜索工作中，出现了在UAH的工作，住宿和汽车，计算机设备，文件和记录，并在UAH中使用更多的UAH。</text:p>
      <text:p text:style-name="P4">
根据收集的证据，据报道，第一副市长和他的三个同伙在艺术的第5部分中受到怀疑。 《刑法》 191(通过滥用办公室的拨款，盗用财产或扣押，特别规模).</text:p>
      <text:p text:style-name="P4">
Наразі вирішується питання щодо обрання їм запобіжного заходу.</text:p>
      <text:p text:style-name="P4">
Триває розслідування для встановлення всіх обставин злочину і притягненнявинних до відповідальності.</text:p>
      <text:p text:style-name="P4">
Зловмисникам загрожує до 12 років тюрми.</text:p>
      <text:p text:style-name="P4">
Заходи з викриття правопорушення проводили співробітники СБУ в Миколаївськійобласті спільно з Національною поліцією за процесуального керівництва органівпрокуратури.</text:p>
      <text:p text:style-name="P4">
<text:a xlink:type="simple" xlink:href="https://armyinform.com.ua/wp-content/uploads/2023/05/golovna-sbu-1.jpg" text:style-name="Internet_20_link" text:visited-style-name="Visited_20_Internet_20_Link">
<draw:frame draw:style-name="fr1" draw:name="Image252" text:anchor-type="as-char" svg:width="6.9236in" svg:height="6.9236in" draw:z-index="0">
<draw:image xlink:href="../Images/AРМІЯINFORM/2023-05-05T39-00-00-04-00/golovna-sbu-1-150x150.jpg" xlink:type="simple" xlink:show="embed" xlink:actuate="onLoad" draw:mime-type="image/jpeg"/>
</draw:frame>
</text:a>
</text:p>
      <text:p text:style-name="P4">
<text:a xlink:type="simple" xlink:href="https://armyinform.com.ua/wp-content/uploads/2023/05/1-20.jpg" text:style-name="Internet_20_link" text:visited-style-name="Visited_20_Internet_20_Link">
<draw:frame draw:style-name="fr1" draw:name="Image253" text:anchor-type="as-char" svg:width="6.9236in" svg:height="6.9236in" draw:z-index="0">
<draw:image xlink:href="../Images/AРМІЯINFORM/2023-05-05T39-00-00-04-00/1-20-150x150.jpg" xlink:type="simple" xlink:show="embed" xlink:actuate="onLoad" draw:mime-type="image/jpeg"/>
</draw:frame>
</text:a>
</text:p>
      <text:p text:style-name="P4">
<text:a xlink:type="simple" xlink:href="https://armyinform.com.ua/wp-content/uploads/2023/05/3-23.jpg" text:style-name="Internet_20_link" text:visited-style-name="Visited_20_Internet_20_Link">
<draw:frame draw:style-name="fr1" draw:name="Image254" text:anchor-type="as-char" svg:width="6.9236in" svg:height="6.9236in" draw:z-index="0">
<draw:image xlink:href="../Images/AРМІЯINFORM/2023-05-05T39-00-00-04-00/3-23-150x150.jpg" xlink:type="simple" xlink:show="embed" xlink:actuate="onLoad" draw:mime-type="image/jpeg"/>
</draw:frame>
</text:a>
<text:span text:style-name="T4">
注意：</text:span>
按照《乌克兰宪法》第62条的第1部分，一个人被认为是在犯罪委员会中不请求的，在法律上被证明他的罪恶感之前不能受到刑事处罚。</text:p>
      <text:p text:style-name="P4">
News Source: <text:a xlink:type="simple" xlink:href="https://armyinform.com.ua/2023/05/05/sbu-zatrymala-viczemera-voznesenska-yakyj-pidozryuyetsya-u-rozkradanni-byudzhetnyh-groshej-na-zakupivli-oboronnoyi-produkcziyi/" text:style-name="Internet_20_link" text:visited-style-name="Visited_20_Internet_20_Link">
https://armyinform.com.ua/2023/05/05/sbu-zatrymala-viczemera-voznesenska-yakyj-pidozryuyetsya-u-rozkradanni-byudzhetnyh-groshej-na-zakupivli-oboronnoyi-produkcziyi/</text:a>
</text:p>
      <!--NEWS-->
      <text:h text:style-name="P10" text:outline-level="1">
<text:span text:style-name="T4">
国防军的航空在敌方集中区域袭击了6杆</text:span>
</text:h>
      <text:p text:style-name="P4">
作者: ['АРМІЯINFORM']</text:p>
      <text:p text:style-name="P4">
时间: 2023-05-05T40:00:00-04:00</text:p>
      <text:p text:style-name="P4">
描述: 对于doba avisiaziya国防军，在特殊仓库的Zserdzhennya地区有6杆。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avicziya_udar.jpg" text:style-name="Internet_20_link" text:visited-style-name="Visited_20_Internet_20_Link">
avicziya_udar.jpg</text:a>
']</text:p>
      <text:p text:style-name="P4">
标签: ['STOPRUSSIA', 'ВІЙНА', 'ВТОРГНЕННЯ РФ', 'ГШ ЗСУ', 'ХРОНІКА ОБОРОНИ']</text:p>
      <text:p text:style-name="P4">
类别: News</text:p>
      <!--METADATA-->
      <text:p text:style-name="P4">
<draw:frame draw:style-name="fr1" draw:name="Image255" text:anchor-type="as-char" svg:width="6.9236in" svg:height="4.834981in" draw:z-index="0">
<draw:image xlink:href="../Images/AРМІЯINFORM/2023-05-05T40-00-00-04-00/avicziya_udar.jpg" xlink:type="simple" xlink:show="embed" xlink:actuate="onLoad" draw:mime-type="image/jpeg"/>
</draw:frame>
<text:span text:style-name="T4">
🔥俄罗斯入侵的情况</text:span>
</text:p>
      <text:p text:style-name="P4">
白天，国防军的航空在敌人人员集中的领域击中了6杆。</text:p>
      <text:p text:style-name="P4">
此外，<text:a xlink:type="simple" xlink:href="https://www.facebook.com/GeneralStaff.ua/posts/pfbid0qkvWT9i9wK2Shv6hDqnHY8ECjJYTDzZtSoBfEYMYP9okSAWmwfoExbac7V6jZ3BUl" text:style-name="Internet_20_link" text:visited-style-name="Visited_20_Internet_20_Link">
报告</text:a>
乌克兰武装部队的总参谋部。</text:p>
      <text:p text:style-name="P4">
白天，导弹和炮兵部队的单位被1个标点符号，8个集中力量，2个弹药仓库和第一届电子战。</text:p>
      <text:p text:style-name="P4">
News Source: <text:a xlink:type="simple" xlink:href="https://armyinform.com.ua/2023/05/05/aviacziya-syl-oborony-zavdala-6-udariv-po-rajonah-zoseredzhennya-protyvnyka/" text:style-name="Internet_20_link" text:visited-style-name="Visited_20_Internet_20_Link">
https://armyinform.com.ua/2023/05/05/aviacziya-syl-oborony-zavdala-6-udariv-po-rajonah-zoseredzhennya-protyvnyka/</text:a>
</text:p>
      <!--NEWS-->
      <text:h text:style-name="P10" text:outline-level="1">
<text:span text:style-name="T4">
我们的战士击败了大约60次敌人袭击</text:span>
</text:h>
      <text:p text:style-name="P4">
作者: ['АРМІЯINFORM']</text:p>
      <text:p text:style-name="P4">
时间: 2023-05-05T41:00:00-04:00</text:p>
      <text:p text:style-name="P4">
描述: 对手Zoservzhil Zuillya在Limansky领先的高级DI，...与乌克兰2022年的战争，与乌克兰的最新新闻战争，今天与乌克兰2022年的新闻战争，乌克兰和俄罗斯之间的战争以及与乌克兰之间的战争会发生他们说，在2022年，无论是否有一年，是否会在不久的将来与乌克兰进行战争</text:p>
      <text:p text:style-name="P4">
图片: ['<text:a xlink:type="simple" xlink:href="https://armyinform.com.ua/wp-content/uploads/2023/05/bojovi-diyi.jpg" text:style-name="Internet_20_link" text:visited-style-name="Visited_20_Internet_20_Link">
bojovi-diyi.jpg</text:a>
']</text:p>
      <text:p text:style-name="P4">
标签: ['STOPRUSSIA', 'ВІЙНА', 'ВТОРГНЕННЯ РФ', 'ГШ ЗСУ', 'ХРОНІКА ОБОРОНИ']</text:p>
      <text:p text:style-name="P4">
类别: News</text:p>
      <!--METADATA-->
      <text:p text:style-name="P4">
<draw:frame draw:style-name="fr1" draw:name="Image256" text:anchor-type="as-char" svg:width="6.9236in" svg:height="3.894525in" draw:z-index="0">
<draw:image xlink:href="../Images/AРМІЯINFORM/2023-05-05T41-00-00-04-00/bojovi-diyi.jpg" xlink:type="simple" xlink:show="embed" xlink:actuate="onLoad" draw:mime-type="image/jpeg"/>
</draw:frame>
**🔥i</text:p>
      <text:p text:style-name="P4">
敌人专注于对纳利曼斯克，巴赫穆特和马林斯基的进攻行动的主要努力，白天，国防军反映了大约60次袭击。 最激烈的战斗是由Zabakhmut和Marinka进行的，<text:a xlink:type="simple" xlink:href="https://www.facebook.com/GeneralStaff.ua/posts/pfbid0qkvWT9i9wK2Shv6hDqnHY8ECjJYTDzZtSoBfEYMYP9okSAWmwfoExbac7V6jZ3BUl" text:style-name="Internet_20_link" text:visited-style-name="Visited_20_Internet_20_Link">
报告</text:a>
乌克兰武装部队的总参谋部。</text:p>
      <text:p text:style-name="P4">
<text:span text:style-name="T4">
朝利马方向</text:span>
敌人在有争议的白人和西南部郊区的地区进行了不成功的进攻行动。 炮弹被盗，斯特尔马赫维卡，安德里弗卡，格雷基夫卡，马克夫卡，内夫斯科耶，佩斯扎恩，佩布罗娃，比布洛瓦卡，比尔里维卡，卢汉斯克地区和托尔克地区，西弗斯克，西弗斯克，verkhnamyanskoye，superne和rozdolivka in donetsk in donetsk in donetsk in donetsk地区。</text:p>
      <text:p text:style-name="P4">
<text:span text:style-name="T4">
在bakhmut方向</text:span>
巴赫穆特(Bakhmut)战斗继续。 Also, unsuccessful successive actions the enemy led in the direction of the settlements of Bogdanivka and Markovo. Honorable shelling was affected by Nikiforivka, Vasyukivka, Novomarkove, Markovo, Grigorivka, Bogdanivka, Bakhmut, Ivanivske, Yar, Alexander-Schultyne, Diliyivka, Diliyivka, Diliyivka和。</text:p>
      <text:p text:style-name="P4">
<text:span text:style-name="T4">
在Avdeevsky方向</text:span>
未采取进攻行动的对手。 Donetsk地区的射击，Pervomaisko，Netaylovo和Karlovka。</text:p>
      <text:p text:style-name="P4">
<text:span text:style-name="T4">
在Mariinsky方向</text:span>
敌人试图改善战术。 白天反映了在Marinka的许多敌人攻击。 当时，Krasnogorivka的定居点，Donetsk地区的Tanovomikhailivka的定居点遭受了敌对的炮击。</text:p>
      <text:p text:style-name="P4">
<text:span text:style-name="T4">
在矿物方向</text:span>
敌人向村庄，诺瓦克兰卡，普里奇斯蒂夫卡和沙克塔尔顿涅茨克地区开火。</text:p>
      <text:p text:style-name="P4">
News Source: <text:a xlink:type="simple" xlink:href="https://armyinform.com.ua/2023/05/05/nashi-voyiny-vidbyly-blyzko-60-atak-voroga/" text:style-name="Internet_20_link" text:visited-style-name="Visited_20_Internet_20_Link">
https://armyinform.com.ua/2023/05/05/nashi-voyiny-vidbyly-blyzko-60-atak-voroga/</text:a>
</text:p>
      <!--NEWS-->
      <text:h text:style-name="P10" text:outline-level="1">
<text:span text:style-name="T4">
在北部的北方方向，没有透露种族主义者的进攻群体的迹象</text:span>
</text:h>
      <text:p text:style-name="P4">
作者: ['АРМІЯINFORM']</text:p>
      <text:p text:style-name="P4">
时间: 2023-05-05T42:00:00-04:00</text:p>
      <text:p text:style-name="P4">
描述: 在沃林斯基（Volinsky），高级乌格泊凡（Ugrapovan）的前提...与乌克兰2022年的战争，今天与乌克兰最新消息的战争，与乌克兰2022年的战争，今天的最后一场战争，将在乌克兰和俄罗斯之间发生战争，战争是战争他们说，与2022年的乌克兰有关，在不久的将来，乌克兰与乌克兰的战争今天，乌克兰的新闻，乌克兰的新闻，乌克兰媒体的新闻</text:p>
      <text:p text:style-name="P4">
图片: ['<text:a xlink:type="simple" xlink:href="https://armyinform.com.ua/wp-content/uploads/2023/05/stezhymo.jpg" text:style-name="Internet_20_link" text:visited-style-name="Visited_20_Internet_20_Link">
stezhymo.jpg</text:a>
']</text:p>
      <text:p text:style-name="P4">
标签: ['STOPRUSSIA', 'ВІЙНА', 'ВТОРГНЕННЯ РФ', 'ПІВНІЧНИЙ НАПРЯМОК']</text:p>
      <text:p text:style-name="P4">
类别: News</text:p>
      <!--METADATA-->
      <text:p text:style-name="P4">
<draw:frame draw:style-name="fr1" draw:name="Image257" text:anchor-type="as-char" svg:width="6.9236in" svg:height="4.32725in" draw:z-index="0">
<draw:image xlink:href="../Images/AРМІЯINFORM/2023-05-05T42-00-00-04-00/stezhymo.jpg" xlink:type="simple" xlink:show="embed" xlink:actuate="onLoad" draw:mime-type="image/jpeg"/>
</draw:frame>
在Volyn和Polissya的指示中，未检测到进攻群体形成的迹象。 没有太多改变。</text:p>
      <text:p text:style-name="P4">
如<text:a xlink:type="simple" xlink:href="https://www.facebook.com/GeneralStaff.ua/posts/pfbid0qkvWT9i9wK2Shv6hDqnHY8ECjJYTDzZtSoBfEYMYP9okSAWmwfoExbac7V6jZ3BUl" text:style-name="Internet_20_link" text:visited-style-name="Visited_20_Internet_20_Link">
报告</text:a>
乌克兰武装部队的总参谋部，在Seversky和Slobozhansky的指示中，禁令继续炮击乌克兰的定居点与俄罗斯联邦领土的定居点改善了该地区的工程设备。 过去，Yeline，Mykolaiv，Ivanivka，Buchka和Gramayach Chernyhiv地区的定居点； Ural, Powder, Studenok, Schaligyne, Rivne, Boyar-Landing, Stukalivka, Bilopillya, Timofeevka, Kindrativka, Oleksiyivka, Yunnost Slavgorod of Sumy Region, as well as Red Dawn, Deep, Lipka, Vesely, Ogirtsev, Vovchansky Har. , Commissioner,克拉斯尼在哈尔基夫地区的第一。 私人房屋被摧毁和损坏。 平民中的eporanne。</text:p>
      <text:p text:style-name="P4">
News Source: <text:a xlink:type="simple" xlink:href="https://armyinform.com.ua/2023/05/05/na-pivnichnomu-napryamku-oznak-formuvannya-nastupalnyh-ugrupovan-rashystiv-ne-vyyavleno/" text:style-name="Internet_20_link" text:visited-style-name="Visited_20_Internet_20_Link">
https://armyinform.com.ua/2023/05/05/na-pivnichnomu-napryamku-oznak-formuvannya-nastupalnyh-ugrupovan-rashystiv-ne-vyyavleno/</text:a>
</text:p>
      <!--NEWS-->
      <text:h text:style-name="P10" text:outline-level="1">
<text:span text:style-name="T4">
占领者在临时捕获的领土上执行强制认证</text:span>
</text:h>
      <text:p text:style-name="P4">
作者: ['АРМІЯINFORM']</text:p>
      <text:p text:style-name="P4">
时间: 2023-05-05T43:00:00-04:00</text:p>
      <text:p text:style-name="P4">
描述: Stanichno-Lugansk区Lugansko的Triva Primusova Portozatzayan乌克兰人...与乌克兰2022年的战争，与乌克兰的最新新闻，今天与乌克兰2022年的新闻战争，今天与乌克兰的新闻战争，乌克兰和俄罗斯之间的战争以及与乌克兰之间的战争会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pasport_rasha.jpg" text:style-name="Internet_20_link" text:visited-style-name="Visited_20_Internet_20_Link">
pasport_rasha.jpg</text:a>
']</text:p>
      <text:p text:style-name="P4">
标签: ['STOPRUSSIA', 'ВІЙСЬКОВІ ЗЛОЧИНИ РФ', 'ГШ ЗСУ']</text:p>
      <text:p text:style-name="P4">
类别: News</text:p>
      <!--METADATA-->
      <text:p text:style-name="P4">
<draw:frame draw:style-name="fr1" draw:name="Image258" text:anchor-type="as-char" svg:width="6.9236in" svg:height="4.61903in" draw:z-index="0">
<draw:image xlink:href="../Images/AРМІЯINFORM/2023-05-05T43-00-00-04-00/pasport_rasha.jpg" xlink:type="simple" xlink:show="embed" xlink:actuate="onLoad" draw:mime-type="image/jpeg"/>
</draw:frame>
Stanichno-Luhansk地区卢汉斯克地区的乌克兰公民的强迫认证仍在继续。 因此，根据俄罗斯占领SO被称为“行政”的命令，Danovkivka的当地组织和企业的负责人提供有关当地人口认证的措施的信息，<text:a xlink:type="simple" xlink:href="https://www.facebook.com/GeneralStaff.ua/posts/pfbid0qkvWT9i9wK2Shv6hDqnHY8ECjJYTDzZtSoBfEYMYP9okSAWmwfoExbac7V6jZ3BUl" text:style-name="Internet_20_link" text:visited-style-name="Visited_20_Internet_20_Link">
报告</text:a>
乌克兰武装部队的总参谋部。</text:p>
      <text:p text:style-name="P4">
News Source: <text:a xlink:type="simple" xlink:href="https://armyinform.com.ua/2023/05/05/na-tymchasovo-zahoplenyh-terytoriyah-okupanty-provodyat-prymusovu-pasportyzacziyu/" text:style-name="Internet_20_link" text:visited-style-name="Visited_20_Internet_20_Link">
https://armyinform.com.ua/2023/05/05/na-tymchasovo-zahoplenyh-terytoriyah-okupanty-provodyat-prymusovu-pasportyzacziyu/</text:a>
</text:p>
      <!--NEWS-->
      <text:h text:style-name="P10" text:outline-level="1">
<text:span text:style-name="T4">
国防军消除了600多名入侵者，摧毁了16个手工系统和8个BBM</text:span>
</text:h>
      <text:p text:style-name="P4">
作者: ['АРМІЯINFORM']</text:p>
      <text:p text:style-name="P4">
时间: 2023-05-05T44:00:00-04:00</text:p>
      <text:p text:style-name="P4">
描述: Zagalni Boyov，将敌人于05.24.22至05.05.23 Orintovo成为：...与乌克兰2022年的战争，与乌克兰与乌克兰的最新新闻，今天与乌克兰的新闻战争，今天与乌克兰的新闻战争，今天上次与乌克兰战争，乌克兰和俄罗斯之间会发生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38f883b3-73a0-4862-8f4d-bb36dcf8c35b-scaled.jpg" text:style-name="Internet_20_link" text:visited-style-name="Visited_20_Internet_20_Link">
38f883b3-73a0-4862-8f4d-bb36dcf8c35b-scaled.jpg</text:a>
']</text:p>
      <text:p text:style-name="P4">
标签: ['STOPRUSSIA', 'АГРЕСІЯ РФ', 'ВТОРГНЕННЯ РФ', 'ВТРАТИ ВОРОГА', 'ГШ ЗСУ']</text:p>
      <text:p text:style-name="P4">
类别: News</text:p>
      <!--METADATA-->
      <text:p text:style-name="P4">
<draw:frame draw:style-name="fr1" draw:name="Image259" text:anchor-type="as-char" svg:width="6.9236in" svg:height="6.981297in" draw:z-index="0">
<draw:image xlink:href="../Images/AРМІЯINFORM/2023-05-05T44-00-00-04-00/38f883b3-73a0-4862-8f4d-bb36dcf8c35b-scaled.jpg" xlink:type="simple" xlink:show="embed" xlink:actuate="onLoad" draw:mime-type="image/jpeg"/>
</draw:frame>
敌人从24.02.22到05.05.23的全面战斗损失将定向：</text:p>
      <text:p text:style-name="P4">
<text:span text:style-name="T4">
<text:span text:style-name="T5">
人员 -  </text:span>
* 193210(+620)被淘汰的人</text:span>
<text:span text:style-name="T5">
坦克 -  </text:span>
<text:span text:style-name="T5">
 3710(+3)</text:span>
<text:span text:style-name="T4">
战斗装甲车 -  </text:span>
 7224(+8)<text:span text:style-name="T4">
<text:span text:style-name="T5">
炮兵系统 -  </text:span>
<text:span text:style-name="T5">
 2978(+16)</text:span>
 </text:span>
 rszv- <text:span text:style-name="T4">
 550(+3)</text:span>
<text:span text:style-name="T5">
防防防防防空防 -  </text:span>
<text:span text:style-name="T5">
 304(0)</text:span>
<text:span text:style-name="T4">
飞机 -  </text:span>
 308(0)<text:span text:style-name="T4">
<text:span text:style-name="T5">
直升机 -  </text:span>
* 294(0)</text:span>
<text:span text:style-name="T5">
无人机手术战术水平 -  </text:span>
<text:span text:style-name="T5">
 2540(+17)</text:span>
<text:span text:style-name="T4">
有翼的导弹 -  </text:span>
 947(0)<text:span text:style-name="T4">
<text:span text:style-name="T5">
船 /船 -  </text:span>
* 18(0)</text:span>
<text:span text:style-name="T5">
汽车设备和坦克 -  </text:span>
<text:span text:style-name="T5">
 5916(+30)</text:span>
<text:span text:style-name="T4">
特殊技术 -  </text:span>
 373(+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5.05.23。</text:p>
      <text:p text:style-name="P4">
News Source: <text:a xlink:type="simple" xlink:href="https://armyinform.com.ua/2023/05/05/syly-oborony-likviduvaly-ponad-600-okupantiv-znyshhyly-16-artsystem-i-8-bbm/" text:style-name="Internet_20_link" text:visited-style-name="Visited_20_Internet_20_Link">
https://armyinform.com.ua/2023/05/05/syly-oborony-likviduvaly-ponad-600-okupantiv-znyshhyly-16-artsystem-i-8-bbm/</text:a>
</text:p>
      <!--NEWS-->
      <text:h text:style-name="P10" text:outline-level="1">
<text:span text:style-name="T4">
今天是国际残疾人权利的国际斗争日</text:span>
</text:h>
      <text:p text:style-name="P4">
作者: ['Володимир Поліщук']</text:p>
      <text:p text:style-name="P4">
时间: 2023-05-05T45:00:00-04:00</text:p>
      <text:p text:style-name="P4">
描述: Schoroku 5 Harse在Sviti Vidshenshit Mitenity Borotbi Day in Invalidiv的权利。 Vin ...与乌克兰2022年的战争，与乌克兰的最新新闻战争，与乌克兰的新闻战争，2022年的最后一场战争，今天将在乌克兰和俄罗斯之间发生战争，当2022年与乌克兰的战争将是他们说，在不久的将来与乌克兰发动了战争</text:p>
      <text:p text:style-name="P4">
图片: ['<text:a xlink:type="simple" xlink:href="https://armyinform.com.ua/wp-content/uploads/2023/05/invalidy-1.jpg" text:style-name="Internet_20_link" text:visited-style-name="Visited_20_Internet_20_Link">
invalidy-1.jpg</text:a>
']</text:p>
      <text:p text:style-name="P4">
标签: ['STOPRUSSIA', 'АГРЕСІЯ РФ', 'ВІЙНА', 'ВТОРГНЕННЯ РФ', 'ІНВАЛІДИ ВІЙНИ', 'СОЦЗАХИСТ ПІД ЧАС ВІЙНИ']</text:p>
      <text:p text:style-name="P4">
类别: News</text:p>
      <!--METADATA-->
      <text:p text:style-name="P4">
<draw:frame draw:style-name="fr1" draw:name="Image260" text:anchor-type="as-char" svg:width="6.9236in" svg:height="3.899187in" draw:z-index="0">
<draw:image xlink:href="../Images/AРМІЯINFORM/2023-05-05T45-00-00-04-00/invalidy-1.jpg" xlink:type="simple" xlink:show="embed" xlink:actuate="onLoad" draw:mime-type="image/jpeg"/>
</draw:frame>
说明性照片</text:p>
      <text:p text:style-name="P4">
5月5日，在世界国际纪念日为残疾陌生人庆祝世界。 他旨在吸引人们注意与残疾人权利有关的问题。 国际残疾人权利日的历史是从1992年5月5日开始的。 在这个时候，来自十七个国家的残疾人同时举行了第一个泛 - 欧洲的斗争日，争取平等权利和反对残疾人的歧视。 从那以后，此类事件于5月的每五五月举行。</text:p>
      <text:p text:style-name="P4">
争取残疾人权利的目的是促进对残疾问题的更深入的了解，并动员对权利的支持，残疾人的尊严。 残疾人拥有与其他公民类别相同的权利，可访问的教育和基础设施。</text:p>
      <text:p text:style-name="P4">
俄罗斯侵略给乌克兰人民带来了悲伤和痛苦。 受支持的人变得残疾，保护我们的国家免受残酷的战士的侵害。 军队中最常见的伤害是球和碎片。 平民也是残疾的，俄罗斯的导弹和无人机落在有一天的头上。</text:p>
      <text:p text:style-name="P4">
根据《乌克兰定律》第7条：“关于退伍军人的地位，保证其社会保护的保证](https://zakon.rada.gov.ua/laws/show/3551-12#Text)“”由于战争而导致残疾人属于军事人员和舰队，游击队，地下，工人，由于受伤，受伤，伤害，疾病，疾病，疾病在保护期间患有残疾人(官方职责)无论它们是否与前线，游击队和关节，地下组织和团体以及乌克兰立法所认可的其他形式，在敌对行动领域，边境部门和第二次世界大战，还是参与苦苦挣扎和平时期的行动。”</text:p>
      <text:p text:style-name="P4">
乌克兰军事人员的治疗，假肢和康复问题受到了极大的关注。 这是一个完善且复杂的医学，心理和专业措施体系，旨在防止导致绩效丧失的病理过程的发展； 有效的伊朗军人返回专业活动。最近，政府简化了转介的机制，以供乌克兰捍卫者在国外进行治疗。</text:p>
      <text:p text:style-name="P4">
部长的内阁政府已批准<text:a xlink:type="simple" xlink:href="https://www.kmu.gov.ua/npas/pro-vnesennia-zmin-do-poriadku-napravlennia-osib-a361" text:style-name="Internet_20_link" text:visited-style-name="Visited_20_Internet_20_Link">
决议</text:a>
“关于从国防与安全部队的组成部分转介人的修正案，与俄罗斯对俄罗斯联邦对乌克兰的军事侵略(国外待遇)的交流的受害者。”</text:p>
      <text:p text:style-name="P4">
这允许在最短的时间内获得必要的治疗，而无需不必要的官僚程序。</text:p>
      <text:p text:style-name="P4">
News Source: <text:a xlink:type="simple" xlink:href="https://armyinform.com.ua/2023/05/05/sogodni-mizhnarodnyj-den-borotby-za-prava-invalidiv/" text:style-name="Internet_20_link" text:visited-style-name="Visited_20_Internet_20_Link">
https://armyinform.com.ua/2023/05/05/sogodni-mizhnarodnyj-den-borotby-za-prava-invalidiv/</text:a>
</text:p>
      <!--NEWS-->
      <text:h text:style-name="P10" text:outline-level="1">
<text:span text:style-name="T4">
在防空的东部，两个敌对的SHAHD-136/131被摧毁</text:span>
</text:h>
      <text:p text:style-name="P4">
作者: ['АРМІЯINFORM']</text:p>
      <text:p text:style-name="P4">
时间: 2023-05-05T46:00:00-04:00</text:p>
      <text:p text:style-name="P4">
描述: vnochi 5 RosiSkekekekekekekekekek，是Bppa Shahed-136/131 S的两杆...与乌克兰2022年的战争，与乌克兰的最新消息，今天与乌克兰2022年的战争，今天与乌克兰2022年战争，乌克兰和俄罗斯和俄罗斯和俄罗斯和俄罗斯和俄罗斯和俄罗斯之间的战争将会何时，何时，何时，何时，何时，何时，何时，何时，何时，何时，何时，何时，何时，何时，何时与乌克兰在2022年都将在不久的将来与乌克兰发生战争与乌克兰的乌克兰今天的新闻乌克兰有关，乌克兰新闻在乌克兰媒体的俄罗斯人</text:p>
      <text:p text:style-name="P4">
图片: ['<text:a xlink:type="simple" xlink:href="https://armyinform.com.ua/wp-content/uploads/2022/11/geran-shahed.jpg" text:style-name="Internet_20_link" text:visited-style-name="Visited_20_Internet_20_Link">
geran-shahed.jpg</text:a>
']</text:p>
      <text:p text:style-name="P4">
标签: ['SHAHED-136/131', 'АГРЕСІЯ РФ', 'ВТОРГНЕННЯ РФ', 'КОМАНДУВАННЯ ПОВІТРЯНИХ СИЛ ЗСУ']</text:p>
      <text:p text:style-name="P4">
类别: News</text:p>
      <!--METADATA-->
      <text:p text:style-name="P4">
<draw:frame draw:style-name="fr1" draw:name="Image261" text:anchor-type="as-char" svg:width="6.9236in" svg:height="3.499428in" draw:z-index="0">
<draw:image xlink:href="../Images/AРМІЯINFORM/2023-05-05T46-00-00-04-00/geran-shahed.jpg" xlink:type="simple" xlink:show="embed" xlink:actuate="onLoad" draw:mime-type="image/jpeg"/>
</draw:frame>
说明性照片</text:p>
      <text:p text:style-name="P4">
5月5日晚上，俄罗斯占领部队从东南方向使用了两次冲击打击136/131。</text:p>
      <text:p text:style-name="P4">
关于它<text:a xlink:type="simple" xlink:href="https://t.me/kpszsu/2500" text:style-name="Internet_20_link" text:visited-style-name="Visited_20_Internet_20_Link">
报告</text:a>
乌克兰空军的指挥。</text:p>
      <text:p text:style-name="P4">
两家无人机在责任空中司令部“东方”领域都被摧毁。</text:p>
      <text:p text:style-name="P4">
News Source: <text:a xlink:type="simple" xlink:href="https://armyinform.com.ua/2023/05/05/na-shodi-syly-ppo-znyshhyly-dva-vorozhyh-shahed-136-131/" text:style-name="Internet_20_link" text:visited-style-name="Visited_20_Internet_20_Link">
https://armyinform.com.ua/2023/05/05/na-shodi-syly-ppo-znyshhyly-dva-vorozhyh-shahed-136-131/</text:a>
</text:p>
      <!--NEWS-->
      <text:h text:style-name="P10" text:outline-level="1">
<text:span text:style-name="T4">
玛丽亚·缅甸（Maria Burmaka）表演的曲目“ Love Steel”的首映式将于今天举行</text:span>
</text:h>
      <text:p text:style-name="P4">
作者: ['Володимир Поліщук']</text:p>
      <text:p text:style-name="P4">
时间: 2023-05-05T47:00:00-04:00</text:p>
      <text:p text:style-name="P4">
描述: 我嘲笑你们所有的jhitty。 Miy Vyna，天堂的才华。 我蜂拥而至，泰瓦（Tywa）...与乌克兰2022年的战争，与乌克兰的战争是今天的最新消息，今天与乌克兰2022年的新闻战，今天的最后一场新闻，乌克兰和俄罗斯之间的战争，战争，战争，这场战争他们说，与乌克兰在2022年将与乌克兰在不久的将来与乌克兰战争，他们说，今天与乌克兰的战争，今天的乌克兰新闻，乌克兰的新闻，乌克兰媒体在俄罗斯的乌克兰媒体</text:p>
      <text:p text:style-name="P4">
图片: ['<text:a xlink:type="simple" xlink:href="https://armyinform.com.ua/wp-content/uploads/2023/05/kohannya-stal-scaled.jpg" text:style-name="Internet_20_link" text:visited-style-name="Visited_20_Internet_20_Link">
kohannya-stal-scaled.jpg</text:a>
', '<text:a xlink:type="simple" xlink:href="https://armyinform.com.ua/wp-content/uploads/2023/05/mariya-burmaka-2.jpg" text:style-name="Internet_20_link" text:visited-style-name="Visited_20_Internet_20_Link">
mariya-burmaka-2.jpg</text:a>
', '<text:a xlink:type="simple" xlink:href="https://armyinform.com.ua/wp-content/uploads/2023/05/tkjtra.jpg" text:style-name="Internet_20_link" text:visited-style-name="Visited_20_Internet_20_Link">
tkjtra.jpg</text:a>
', '<text:a xlink:type="simple" xlink:href="https://armyinform.com.ua/wp-content/uploads/2023/05/subotin-i-kaprylenko.png" text:style-name="Internet_20_link" text:visited-style-name="Visited_20_Internet_20_Link">
subotin-i-kaprylenko.png</text:a>
']</text:p>
      <text:p text:style-name="P4">
标签: ['МАРІЯ БУРМАКА', 'МУЗИКА']</text:p>
      <text:p text:style-name="P4">
类别: News</text:p>
      <!--METADATA-->
      <text:p text:style-name="P4">
<draw:frame draw:style-name="fr1" draw:name="Image262" text:anchor-type="as-char" svg:width="6.9236in" svg:height="5.648504in" draw:z-index="0">
<draw:image xlink:href="../Images/AРМІЯINFORM/2023-05-05T47-00-00-04-00/kohannya-stal-scaled.jpg" xlink:type="simple" xlink:show="embed" xlink:actuate="onLoad" draw:mime-type="image/jpeg"/>
</draw:frame>
_a我一生都在等你。</text:p>
      <text:p text:style-name="P4">
_mium Warrior，从天堂送给</text:p>
      <text:p text:style-name="P4">
<text:span text:style-name="T5">
我留在这里，你在那里</text:span>
</text:p>
      <text:p text:style-name="P4">
_我在天空中会看你。</text:p>
      <text:p text:style-name="P4">
<text:span text:style-name="T5">
w你的眼睛冻结了这场战争，</text:span>
</text:p>
      <text:p text:style-name="P4">
_现在沉默的嘴巴笑。</text:p>
      <text:p text:style-name="P4">
<text:span text:style-name="T5">
mi至少一次时间</text:span>
</text:p>
      <text:p text:style-name="P4">
_到你的本地肩膀。</text:p>
      <text:p text:style-name="P4">
这是歌曲“ Love Steel”的合唱，其首映式将于5月5日在流行的流媒体平台上进行。 它将由一位著名歌手，志愿者巴德·玛丽亚·伯马克(Bard Maria Burmak)演出。</text:p>
      <text:p text:style-name="P4">
歌曲和视频剪辑致力于Azovstali的防守后卫Valery Kaprylenko，Azov团的诗人和发言人Tavoin Andrei Subotin，实际上，实际上是在5月5日，他们的外来活动的庆祝活动， 5月5日。</text:p>
      <text:p text:style-name="P4">
乌克兰军方安德鲁(Andrew and Valery)与周围“阿佐夫斯塔尔”(Azovstal)的地牢结婚。 安德鲁(Andrew)从箔纸上制作了结婚戒指，他们答应在顶部和喜悦地在一起。 恋人仅在2012年5月7日只有三天，而瓦莱里亚(Valeria)则在伪伪人物“纳瓦(Nava)”中被杀，该伪造名称仅在今年4月10日发布。</text:p>
      <text:p text:style-name="P4">
<draw:frame draw:style-name="fr1" draw:name="Image263" text:anchor-type="as-char" svg:width="6.9236in" svg:height="5.1927in" draw:z-index="0">
<draw:image xlink:href="../Images/AРМІЯINFORM/2023-05-05T47-00-00-04-00/mariya-burmaka-2.jpg" xlink:type="simple" xlink:show="embed" xlink:actuate="onLoad" draw:mime-type="image/jpeg"/>
</draw:frame>
玛丽亚·伯马克(Maria Burmak)在剪辑射击期间。 照片由Stanislav Sknenko</text:p>
      <text:p text:style-name="P4">
乌克兰人民玛丽亚·伯马卡(Maria Burmaka)的人民艺术家在对乌克兰国防部信息机构的独家评论中报道说，这句话是由诗人莱斯娅·希登科(Lesya Shidenko)写的：“我的亲戚，安德鲁的父母，想要我的声音和我的灵魂。 对于我来说，适应我的一句话并不容易，我通过自己错过了这个故事。 这是一首关于英雄的歌。”</text:p>
      <text:p text:style-name="P4">
<draw:frame draw:style-name="fr1" draw:name="Image264" text:anchor-type="as-char" svg:width="6.9236in" svg:height="5.1927in" draw:z-index="0">
<draw:image xlink:href="../Images/AРМІЯINFORM/2023-05-05T47-00-00-04-00/tkjtra.jpg" xlink:type="simple" xlink:show="embed" xlink:actuate="onLoad" draw:mime-type="image/jpeg"/>
</draw:frame>
Mariaburmaka拍摄剪辑时。 玛丽亚·乔比(Maria Cheby)的照片</text:p>
      <text:p text:style-name="P4">
歌曲“ Love Steel”将成为由导演Stanislav Sknenko拍摄的纪录片“Azovstal。Prykhotost”的配乐。</text:p>
      <text:p text:style-name="P4">
“我在3月初写了这首歌。 在四月，莱拉从地面返回。 4月10日，由Stas Sknenko执导，决定为这首歌拍摄视频。 我在那儿摔断了手，我把她藏起来了!其中最重要的是纪录片人员，当年轻人开心时，纳瓦(Nava)的人员只会从被囚禁中返回。 有一种永远不会无意的爱。 Azovstali的英雄Andrei Subotin的记忆将使它在我们心中漫长。</text:p>
      <text:p text:style-name="P4">
<draw:frame draw:style-name="fr1" draw:name="Image265" text:anchor-type="as-char" svg:width="6.9236in" svg:height="4.595902in" draw:z-index="0">
<draw:image xlink:href="../Images/AРМІЯINFORM/2023-05-05T47-00-00-04-00/subotin-i-kaprylenko.png" xlink:type="simple" xlink:show="embed" xlink:actuate="onLoad" draw:mime-type="image/png"/>
</draw:frame>
来自Vikna.tv的照片_玛丽亚·伯马基(Maria Burmaki)的档案和开源库的Foto_</text:p>
      <text:p text:style-name="P4">
News Source: <text:a xlink:type="simple" xlink:href="https://armyinform.com.ua/2023/05/05/sogodni-vidbudetsya-premyera-treku-kohannya-stal-u-vykonanni-mariyi-burmaky/" text:style-name="Internet_20_link" text:visited-style-name="Visited_20_Internet_20_Link">
https://armyinform.com.ua/2023/05/05/sogodni-vidbudetsya-premyera-treku-kohannya-stal-u-vykonanni-mariyi-burmaky/</text:a>
</text:p>
      <!--NEWS-->
      <text:h text:style-name="P10" text:outline-level="1">
<text:span text:style-name="T4">
在乌克兰沉默的时刻</text:span>
</text:h>
      <text:p text:style-name="P4">
作者: ['АРМІЯINFORM']</text:p>
      <text:p text:style-name="P4">
时间: 2023-05-05T48: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66" text:anchor-type="as-char" svg:width="6.9236in" svg:height="3.895992in" draw:z-index="0">
<draw:image xlink:href="../Images/AРМІЯINFORM/2023-05-05T48-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5/v-ukrayini-hvylyna-movchannya-2/" text:style-name="Internet_20_link" text:visited-style-name="Visited_20_Internet_20_Link">
https://armyinform.com.ua/2023/05/05/v-ukrayini-hvylyna-movchannya-2/</text:a>
</text:p>
      <!--NEWS-->
      <text:h text:style-name="P10" text:outline-level="1">
<text:span text:style-name="T4">
Sumy地区边界的夜间炮击：在5个定居点的地区听到了近40次爆炸</text:span>
</text:h>
      <text:p text:style-name="P4">
作者: ['АРМІЯINFORM']</text:p>
      <text:p text:style-name="P4">
时间: 2023-05-05T49:00:00-04:00</text:p>
      <text:p text:style-name="P4">
描述: 在NICH Z 4至5处，Rosiyski Percptsky Visska，5次庇护了Prordon ...与乌克兰2022年的战争，与乌克兰与乌克兰的最新新闻，与乌克兰的新闻战争，与乌克兰2022年的新闻战争，乌克兰和俄罗斯的最后一场与乌克兰的战争，以及当时与俄罗斯的战争，当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АГРЕСІЯ РФ', 'ВТОРГНЕННЯ РФ', 'ОБСТРІЛИ ПРИКОРДОННЯ', 'ОК «ПІВНІЧ»', 'СУМЩИНА']</text:p>
      <text:p text:style-name="P4">
类别: News</text:p>
      <!--METADATA-->
      <text:p text:style-name="P4">
<draw:frame draw:style-name="fr1" draw:name="Image267" text:anchor-type="as-char" svg:width="6.9236in" svg:height="5.490198in" draw:z-index="0">
<draw:image xlink:href="../Images/AРМІЯINFORM/2023-05-05T49-00-00-04-00/2022-12-06-obstrily-prykordonnya-ukrayiny-e1670330009167.jpeg" xlink:type="simple" xlink:show="embed" xlink:actuate="onLoad" draw:mime-type="image/jpeg"/>
</draw:frame>
说明性照片</text:p>
      <text:p text:style-name="P4">
5月4日至5月5日晚上，俄罗斯占领部队在苏米地区的边界开火了5次。</text:p>
      <text:p text:style-name="P4">
关于它<text:a xlink:type="simple" xlink:href="https://www.facebook.com/kommander.nord/posts/pfbid0i6f3ChSyL2XdNMLuJ5An32CDa8yA1g8u7KhajDuMJNmmzfPrdQ4RZbdVzX9DVQW6l" text:style-name="Internet_20_link" text:visited-style-name="Visited_20_Internet_20_Link">
报告</text:a>
操作命令“北”。</text:p>
      <text:p text:style-name="P4">
从00:01到00:19 6教区可能来自居住的Pokutbachivsk的Sau。</text:p>
      <text:p text:style-name="P4">
从23:57到00:05，可能来自Baranivka定居点的桶装炮兵3个教区。</text:p>
      <text:p text:style-name="P4">
从03:05到03:15，有4个教区，大概是从120毫米的迫击炮中，在地区占有的stara guta点。</text:p>
      <text:p text:style-name="P4">
从06:11到06:25 4教区记录，可能是来自120毫米的砂浆，脂肪的厚度。 炮击损害了一所平民房屋和院子。</text:p>
      <text:p text:style-name="P4">
从05:55到06:10 20到来，大概是从居住的照片点的82毫米的迫击炮射出的。</text:p>
      <text:p text:style-name="P4">
当地人口的损失或对平民基础设施的损失没有损失。</text:p>
      <text:p text:style-name="P4">
News Source: <text:a xlink:type="simple" xlink:href="https://armyinform.com.ua/2023/05/05/nichni-obstrily-prykordonnya-sumshhyny-majzhe-40-vybuhiv-prolunalo-v-rajoni-5-naselenyh-punktiv/" text:style-name="Internet_20_link" text:visited-style-name="Visited_20_Internet_20_Link">
https://armyinform.com.ua/2023/05/05/nichni-obstrily-prykordonnya-sumshhyny-majzhe-40-vybuhiv-prolunalo-v-rajoni-5-naselenyh-punktiv/</text:a>
</text:p>
      <!--NEWS-->
      <text:h text:style-name="P10" text:outline-level="1">
<text:span text:style-name="T4">
乌克兰是G7峰会的优先事项</text:span>
</text:h>
      <text:p text:style-name="P4">
作者: ['АРМІЯINFORM']</text:p>
      <text:p text:style-name="P4">
时间: 2023-05-05T50:00:00-04:00</text:p>
      <text:p text:style-name="P4">
描述: 在Samiti Krayan“大辛基”上，Yakiya Vidbuvyu 19-21受伤2023年日本摇滚...与乌克兰2022年的战争，与乌克兰的最新新闻，今天与乌克兰的新闻战争，与乌克兰的新闻2022年，今天将发生战争乌克兰，俄罗斯和俄罗斯以及2022年与乌克兰的战争将在不久的将来与乌克兰发生战争时，与乌克兰的战争，今天的乌克兰新闻，乌克兰的新闻，乌克兰媒体在俄罗斯的乌克兰新闻</text:p>
      <text:p text:style-name="P4">
图片: ['<text:a xlink:type="simple" xlink:href="https://armyinform.com.ua/wp-content/uploads/2023/05/ursula_trudeau.jpg" text:style-name="Internet_20_link" text:visited-style-name="Visited_20_Internet_20_Link">
ursula_trudeau.jpg</text:a>
']</text:p>
      <text:p text:style-name="P4">
标签: ['STOPRUSSIA', 'АГРЕСІЯ РФ', 'ВТОРГНЕННЯ РФ', 'ДЖАСТІН ТРЮДО', 'САМІТ G7', 'УРСУЛА ФОН ДЕР ЛЯЄН']</text:p>
      <text:p text:style-name="P4">
类别: News</text:p>
      <!--METADATA-->
      <text:p text:style-name="P4">
<draw:frame draw:style-name="fr1" draw:name="Image268" text:anchor-type="as-char" svg:width="6.9236in" svg:height="3.894525in" draw:z-index="0">
<draw:image xlink:href="../Images/AРМІЯINFORM/2023-05-05T50-00-00-04-00/ursula_trudeau.jpg" xlink:type="simple" xlink:show="embed" xlink:actuate="onLoad" draw:mime-type="image/jpeg"/>
</draw:frame>
在2023年5月19日至21日Vyana-Hiroshima的七大峰会上，关键问题之一将是对乌克兰的全面支持。</text:p>
      <text:p text:style-name="P4">
这是在与加拿大总理贾斯汀·特鲁多(Justin Trudeau)的电话交谈中(https://twitter.com/vonderleyen/status/1654136444963770371)欧盟委员会主席Ursula von der Lien。</text:p>
      <text:p text:style-name="P4">
“她与贾斯汀·特鲁多(Justin Trudeau)进行了良好的电话交谈，在此期间，他讨论了广岛的G7峰会的关键问题。 特别是为乌克兰提供支持 - 金融和军事。</text:p>
      <text:p text:style-name="P4">
除了乌克兰的支持问题外，七国集团峰会还将考虑大七个国家的经济安全，以及全球气候和发展资金的增加。</text:p>
      <text:p text:style-name="P4">
News Source: <text:a xlink:type="simple" xlink:href="https://armyinform.com.ua/2023/05/05/ukrayina-priorytetna-tema-na-samiti-g7-glava-yevrokomisiyi-u-rozmovi-z-premyerom-kanady/" text:style-name="Internet_20_link" text:visited-style-name="Visited_20_Internet_20_Link">
https://armyinform.com.ua/2023/05/05/ukrayina-priorytetna-tema-na-samiti-g7-glava-yevrokomisiyi-u-rozmovi-z-premyerom-kanady/</text:a>
</text:p>
      <!--NEWS-->
      <text:h text:style-name="P10" text:outline-level="1">
<text:span text:style-name="T4">
Alexei Reznikov会见了德甲的总检查员</text:span>
</text:h>
      <text:p text:style-name="P4">
作者: ['АРМІЯINFORM']</text:p>
      <text:p text:style-name="P4">
时间: 2023-05-05T51:00:00-04:00</text:p>
      <text:p text:style-name="P4">
描述: 乌克兰Oleksiy Reznikov 4伤害Zustiv，一般性...与乌克兰2022年的战争，与乌克兰的最新新闻，今天与乌克兰2022年的新闻战争，乌克兰和俄罗斯之间的战争将与乌克兰的最新消息，当乌克兰的新闻与乌克兰的最新消息，当乌克兰的新闻与乌克兰战争，当乌克兰与乌克兰的新闻与乌克兰战争，与乌克兰的新闻战争，乌克兰和俄罗斯与俄罗斯之间的战争以及何时，当乌克兰与乌克兰的战争，当乌克兰战争与乌克兰的战争，当乌克兰的战争与乌克兰战争，乌克兰的战争，乌克兰的战争，与乌克兰的最新新闻，与乌克兰的最新新闻，当与乌克兰的最新新闻，当乌克兰与乌克兰的战争，什么时候他们说，乌克兰在2022年是否会有一年的时间，在不久的将来是否会与乌克兰进行战争</text:p>
      <text:p text:style-name="P4">
图片: ['<text:a xlink:type="simple" xlink:href="https://armyinform.com.ua/wp-content/uploads/2023/05/19815a579a0a133f920b99a4c7bd1d151d9d041b.jpg" text:style-name="Internet_20_link" text:visited-style-name="Visited_20_Internet_20_Link">
19815a579a0a133f920b99a4c7bd1d151d9d041b.jpg</text:a>
', '<text:a xlink:type="simple" xlink:href="https://armyinform.com.ua/wp-content/uploads/2023/05/1bebfe3472ef63bb2539304232f9927c839965a1-150x150.jpg" text:style-name="Internet_20_link" text:visited-style-name="Visited_20_Internet_20_Link">
1bebfe3472ef63bb2539304232f9927c839965a1-150x150.jpg</text:a>
', '<text:a xlink:type="simple" xlink:href="https://armyinform.com.ua/wp-content/uploads/2023/05/2534d287e93695dcaee630b45f2f34b4b5b93caf-150x150.jpg" text:style-name="Internet_20_link" text:visited-style-name="Visited_20_Internet_20_Link">
2534d287e93695dcaee630b45f2f34b4b5b93caf-150x150.jpg</text:a>
', '<text:a xlink:type="simple" xlink:href="https://armyinform.com.ua/wp-content/uploads/2023/05/7243023f443de902cdf47828914ee6b861f380c0-150x150.jpg" text:style-name="Internet_20_link" text:visited-style-name="Visited_20_Internet_20_Link">
7243023f443de902cdf47828914ee6b861f380c0-150x150.jpg</text:a>
', '<text:a xlink:type="simple" xlink:href="https://armyinform.com.ua/wp-content/uploads/2023/05/510ad1dbdb0b373f0d1cd4206bde6c384747287e-150x150.jpg" text:style-name="Internet_20_link" text:visited-style-name="Visited_20_Internet_20_Link">
510ad1dbdb0b373f0d1cd4206bde6c384747287e-150x150.jpg</text:a>
']</text:p>
      <text:p text:style-name="P4">
标签: ['STOPRUSSIA', 'МІНІСТР ОБОРОНИ УКРАЇНИ', 'НІМЕЧЧИНА', 'ОЛЕКСІЙ РЕЗНІКОВ', 'ОФІЦІЙНО', 'СВІТ ПІДТРИМУЄ УКРАЇНУ']</text:p>
      <text:p text:style-name="P4">
类别: News</text:p>
      <!--METADATA-->
      <text:p text:style-name="P4">
<draw:frame draw:style-name="fr1" draw:name="Image269" text:anchor-type="as-char" svg:width="6.9236in" svg:height="4.943883in" draw:z-index="0">
<draw:image xlink:href="../Images/AРМІЯINFORM/2023-05-05T51-00-00-04-00/19815a579a0a133f920b99a4c7bd1d151d9d041b.jpg" xlink:type="simple" xlink:show="embed" xlink:actuate="onLoad" draw:mime-type="image/jpeg"/>
</draw:frame>
5月4日，乌克兰国防部长Alexei Reznikov在访问杜普兰(Dupraina)的一部分会见了联邦政府总检察长卡斯滕·布鲁鲁斯(Karsten Brourus)。 双方讨论了与乌克兰和德国的当前国防合作以及其发展的前景。</text:p>
      <text:p text:style-name="P4">
关于它<text:a xlink:type="simple" xlink:href="https://www.mil.gov.ua/news/2023/05/05/nashe-spilne-zavdannya-%E2%80%93-pobuduvati-micznu-sistemu-mizhnarodnoi-bezpekovoi-arhitekturi-oleksij-reznikov-zustrivsya-z-generalnim-inspektorom-bundesveru/" text:style-name="Internet_20_link" text:visited-style-name="Visited_20_Internet_20_Link">
报告</text:a>
国防部乌克兰。</text:p>
      <text:p text:style-name="P4">
国防部负责人指出，西方人，尤其是德国武器是有助于保护乌克兰人并赋予各自敌人的重要组成部分。</text:p>
      <ul>
        <li>
我们从德国合作伙伴那里收到的武器和设备有助于保护我们的战士的生命，以保护基础设施，以保护我们的战士。 德国技术的质量被亲自验证。 我感谢德国国防部长鲍里斯·皮斯托里乌斯(Boris Pistorius)和所有德国纳罗德(Narode)在这个艰难时期为乌克兰提供的帮助 - 亚历克西(Alexei Reznikov)说。</li>
      </ul>
      <text:p text:style-name="P4">
乌克兰国防部长向外国代表团通报了与无人机作斗争的经历，并邀请德国一方朝这个方向合作。 Vinto还呼吁德国朋友加入支持乌克兰“海上联盟”，这将成为乌克兰武装部队能力发展的重要贡献亚齐夫海。</text:p>
      <text:p text:style-name="P4">
<text:a xlink:type="simple" xlink:href="https://armyinform.com.ua/wp-content/uploads/2023/05/1bebfe3472ef63bb2539304232f9927c839965a1.jpg" text:style-name="Internet_20_link" text:visited-style-name="Visited_20_Internet_20_Link">
!(Images/AРМІЯINFORM/2023-05-05T51-00-00-04-00/1bebfe3472ef63bb2539304232f9927c839965a1-150x150.jpg)</text:a>
</text:p>
      <text:p text:style-name="P4">
<text:a xlink:type="simple" xlink:href="https://armyinform.com.ua/wp-content/uploads/2023/05/2534d287e93695dcaee630b45f2f34b4b5b93caf.jpg" text:style-name="Internet_20_link" text:visited-style-name="Visited_20_Internet_20_Link">
<draw:frame draw:style-name="fr1" draw:name="Image270" text:anchor-type="as-char" svg:width="6.9236in" svg:height="6.9236in" draw:z-index="0">
<draw:image xlink:href="../Images/AРМІЯINFORM/2023-05-05T51-00-00-04-00/2534d287e93695dcaee630b45f2f34b4b5b93caf-150x150.jpg" xlink:type="simple" xlink:show="embed" xlink:actuate="onLoad" draw:mime-type="image/jpeg"/>
</draw:frame>
</text:a>
 - 我们已经有一个“坦克联盟”，拉姆斯坦也是一个联盟。 它们都是为了唯一目的而工作的 - 乌克兰的胜利。 我们的共同任务是建立强大的国际安全架构系统，而黑人和亚佐夫海的安全是该系统的重要因素。 我们的一些欧洲合作伙伴已经成为该联盟的一部分。 我希望德国成为其中的一部分。” Alexei Reznikov说。卡斯滕经纪人将军对乌克兰表示支持，并强调，乌克兰捍卫者的经历对德国武装部队也很重要。</text:p>
      <ul>
        <li>
我在德国准备期间看到乌克兰战士，看着乌克兰的沉没。 他们的专业水平和动力很惊讶。我们有一些彼此学习的东西。 我认为，我们国家之间的紧密互动将有助于提高欧洲的安全性。 我想确保德国将尽可能多地支持乌克兰， - 一般慈善经纪人说。</li>
      </ul>
      <text:p text:style-name="P4">
<text:a xlink:type="simple" xlink:href="https://armyinform.com.ua/wp-content/uploads/2023/05/7243023f443de902cdf47828914ee6b861f380c0.jpg" text:style-name="Internet_20_link" text:visited-style-name="Visited_20_Internet_20_Link">
!(Images/AРМІЯINFORM/2023-05-05T51-00-00-04-00/7243023f443de902cdf47828914ee6b861f380c0-150x150.jpg)</text:a>
</text:p>
      <text:p text:style-name="P4">
<text:a xlink:type="simple" xlink:href="https://armyinform.com.ua/wp-content/uploads/2023/05/510ad1dbdb0b373f0d1cd4206bde6c384747287e.jpg" text:style-name="Internet_20_link" text:visited-style-name="Visited_20_Internet_20_Link">
<draw:frame draw:style-name="fr1" draw:name="Image271" text:anchor-type="as-char" svg:width="6.9236in" svg:height="6.9236in" draw:z-index="0">
<draw:image xlink:href="../Images/AРМІЯINFORM/2023-05-05T51-00-00-04-00/510ad1dbdb0b373f0d1cd4206bde6c384747287e-150x150.jpg" xlink:type="simple" xlink:show="embed" xlink:actuate="onLoad" draw:mime-type="image/jpeg"/>
</draw:frame>
</text:a>
会议的参与者还着重于进一步加强工作以满足乌克兰国防军的迫切需求。</text:p>
      <text:p text:style-name="P4">
News Source: <text:a xlink:type="simple" xlink:href="https://armyinform.com.ua/2023/05/05/oleksij-reznikov-zustrivsya-z-generalnym-inspektorom-bundesveru/" text:style-name="Internet_20_link" text:visited-style-name="Visited_20_Internet_20_Link">
https://armyinform.com.ua/2023/05/05/oleksij-reznikov-zustrivsya-z-generalnym-inspektorom-bundesveru/</text:a>
</text:p>
      <!--NEWS-->
      <text:h text:style-name="P10" text:outline-level="1">
<text:span text:style-name="T4">
白天，救援人员去消除了敌人炮击近200次的后果</text:span>
</text:h>
      <text:p text:style-name="P4">
作者: ['АРМІЯINFORM']</text:p>
      <text:p text:style-name="P4">
时间: 2023-05-05T52:00:00-04:00</text:p>
      <text:p text:style-name="P4">
描述: 最后，有4次受伤，乌克兰的乌克维奇（Ukzvichah）的持有，乌克兰的服务……与乌克兰2022年的战争，与乌克兰的战争是今天的最新消息，与乌克兰2022年的新闻战争是今天的最后一场新闻乌克兰和俄罗斯之间的战争，以及与乌克兰的战争将在2022年发生的战争，无论是否将在不久的将来与乌克兰发生战争，他们说，与乌克兰的战争，乌克兰的新闻今天，乌克兰媒体的新闻，乌克兰的新闻在俄罗斯</text:p>
      <text:p text:style-name="P4">
图片: ['<text:a xlink:type="simple" xlink:href="https://armyinform.com.ua/wp-content/uploads/2023/01/fire_37885.jpg" text:style-name="Internet_20_link" text:visited-style-name="Visited_20_Internet_20_Link">
fire_37885.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72" text:anchor-type="as-char" svg:width="6.9236in" svg:height="4.351977in" draw:z-index="0">
<draw:image xlink:href="../Images/AРМІЯINFORM/2023-05-05T52-00-00-04-00/fire_37885.jpg" xlink:type="simple" xlink:show="embed" xlink:actuate="onLoad" draw:mime-type="image/jpeg"/>
</draw:frame>
说明性照片</text:p>
      <text:p text:style-name="P4">
在5月4日<text:span text:style-name="T4">
的最后一天，</text:span>
乌克兰公务员的不确定情况的划分<text:span text:style-name="T4">
 182离开</text:span>
，以消除定居点和基础设施的居民的后果。 消除了8次大火。 提供了215人的心理帮助。</text:p>
      <text:p text:style-name="P4">
这在[消息]中说明了(https://dsns.gov.ua/uk/news/nadzvicaini-podiyi/operativna-informaciia-dsns-shhodo-naslidkiv-vedennia-boiovix-dii-rosiiskoiu-federacijeiu-147)乌克兰的SES。</text:p>
      <text:p text:style-name="P4">
自从俄罗斯进行大规模侵略的开始以来，乌克兰SES的单位进行了92 748次旅行以消除炮击的后果，消除了14,424次大火，营救了4033人，212 682人得到了心理帮助。</text:p>
      <text:p text:style-name="P4">
News Source: <text:a xlink:type="simple" xlink:href="https://armyinform.com.ua/2023/05/05/za-dobu-ryatuvalnyky-majzhe-200-raziv-vyyizhdzhaly-na-likvidacziyu-naslidkiv-vorozhyh-obstriliv/" text:style-name="Internet_20_link" text:visited-style-name="Visited_20_Internet_20_Link">
https://armyinform.com.ua/2023/05/05/za-dobu-ryatuvalnyky-majzhe-200-raziv-vyyizhdzhaly-na-likvidacziyu-naslidkiv-vorozhyh-obstriliv/</text:a>
</text:p>
      <!--NEWS-->
      <text:h text:style-name="P10" text:outline-level="1">
<text:span text:style-name="T4">
在乌克兰，第一次庆祝乌克兰武装部队的军民合作专家的日子</text:span>
</text:h>
      <text:p text:style-name="P4">
作者: ['Олексій Мазепа']</text:p>
      <text:p text:style-name="P4">
时间: 2023-05-05T53:00:00-04:00</text:p>
      <text:p text:style-name="P4">
描述: 5 Tsyo Roku受伤，在乌克兰村Zbroyni部队的负责人处罚之前，VIDPOV，与乌克兰2022年的战争，与乌克兰的最新消息，今天与乌克兰的新闻战争，今天与乌克兰2022年的新闻战争，乌克兰和乌克兰之间的战争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1-21.jpg" text:style-name="Internet_20_link" text:visited-style-name="Visited_20_Internet_20_Link">
1-21.jpg</text:a>
', '<text:a xlink:type="simple" xlink:href="https://armyinform.com.ua/wp-content/uploads/2023/05/2-150x150.jpeg" text:style-name="Internet_20_link" text:visited-style-name="Visited_20_Internet_20_Link">
2-150x150.jpeg</text:a>
', '<text:a xlink:type="simple" xlink:href="https://armyinform.com.ua/wp-content/uploads/2023/05/3-150x150.jpeg" text:style-name="Internet_20_link" text:visited-style-name="Visited_20_Internet_20_Link">
3-150x150.jpeg</text:a>
', '<text:a xlink:type="simple" xlink:href="https://armyinform.com.ua/wp-content/uploads/2023/05/4-21-150x150.jpg" text:style-name="Internet_20_link" text:visited-style-name="Visited_20_Internet_20_Link">
4-21-150x150.jpg</text:a>
', '<text:a xlink:type="simple" xlink:href="https://armyinform.com.ua/wp-content/uploads/2023/05/5-150x150.jpeg" text:style-name="Internet_20_link" text:visited-style-name="Visited_20_Internet_20_Link">
5-150x150.jpeg</text:a>
', '<text:a xlink:type="simple" xlink:href="https://armyinform.com.ua/wp-content/uploads/2023/05/6-150x150.jpeg" text:style-name="Internet_20_link" text:visited-style-name="Visited_20_Internet_20_Link">
6-150x150.jpeg</text:a>
', '<text:a xlink:type="simple" xlink:href="https://armyinform.com.ua/wp-content/uploads/2023/05/7-150x150.jpeg" text:style-name="Internet_20_link" text:visited-style-name="Visited_20_Internet_20_Link">
7-150x150.jpeg</text:a>
', '<text:a xlink:type="simple" xlink:href="https://armyinform.com.ua/wp-content/uploads/2023/05/8-5-150x150.jpg" text:style-name="Internet_20_link" text:visited-style-name="Visited_20_Internet_20_Link">
8-5-150x150.jpg</text:a>
', '<text:a xlink:type="simple" xlink:href="https://armyinform.com.ua/wp-content/uploads/2023/05/9-5-150x150.jpg" text:style-name="Internet_20_link" text:visited-style-name="Visited_20_Internet_20_Link">
9-5-150x150.jpg</text:a>
']</text:p>
      <text:p text:style-name="P4">
标签: ['ВТОРГНЕННЯ РФ', 'СІМІС']</text:p>
      <text:p text:style-name="P4">
类别: News</text:p>
      <!--METADATA-->
      <text:p text:style-name="P4">
<text:span text:style-name="T4">
 <text:span text:style-name="T5">
今年5月5日，根据乌克兰武装部队总司令的日期为24.12.2022 No. 333的总司令，将首次庆祝乌克兰的专家和军事合作日乌克兰的武装部队。 关于Simis通讯部队的这一特殊活动的道路</text:span>
 </text:span>
 <text:span text:style-name="T4">
 _ Inform _ </text:span>
 <text:span text:style-name="T4">
 </text:span>
</text:p>
      <text:p text:style-name="P4">
<draw:frame draw:style-name="fr1" draw:name="Image273" text:anchor-type="as-char" svg:width="6.9236in" svg:height="4.615733in" draw:z-index="0">
<draw:image xlink:href="../Images/AРМІЯINFORM/2023-05-05T53-00-00-04-00/1-21.jpg" xlink:type="simple" xlink:show="embed" xlink:actuate="onLoad" draw:mime-type="image/jpeg"/>
</draw:frame>
在乌克兰的武装部队中，2014年5月5日，CVS对试点项目的决定。 一个月后，他的工作成功开始了。</text:p>
      <text:p text:style-name="P4">
在俄罗斯联邦的背景下，针对乌克兰的混合战，民事合作已成为对Novocardum的适当回应。 需要与国家权力的平民互动建立互动，主要是为了防止阻碍(战斗)行动促使乌克兰武装部队的武装部队寻求并体现出全新的行动，该部队基于北约武装部队的经验。 实际上，CVS是根据北大西洋联盟的标准形成的景观美化的第一个，该标准已经连续多年成功执行任务。</text:p>
      <text:p text:style-name="P4">
<text:span text:style-name="T4">
 <text:span text:style-name="T5">
-如果我们转向北约成员国的经验，那么任务主要是在国际特遣队的其他州的领土上，但是我们在自己的领土上有战争。</text:span>
</text:span>
 **</text:p>
      <ul>
        <li>
实际上，乌克兰民事合作方向的主要特征是，他们在其州，广泛的部队和人口的领土上工作。</li>
      </ul>
      <text:p text:style-name="P4">
在最初的阶段，对于乌克兰武装部队的民事合作单位的主要任务和职能已被提出，北约CV的基本职能是基于<text:span text:style-name="T4">
：</text:span>
民用军事互动组织，支持部队(力量)和平民物体，并依靠美国武装部队的经验。 这完全与我们面临的挑战相对应。</text:p>
      <text:p text:style-name="P4">
可以说，另一个功能是搜索工作和遣返措施的国家特征。</text:p>
      <text:p text:style-name="P4">
<text:a xlink:type="simple" xlink:href="https://armyinform.com.ua/wp-content/uploads/2023/05/2.jpeg" text:style-name="Internet_20_link" text:visited-style-name="Visited_20_Internet_20_Link">
!(Images/AРМІЯINFORM/2023-05-05T53-00-00-04-00/2-150x150.jpeg)</text:a>
</text:p>
      <text:p text:style-name="P4">
<text:a xlink:type="simple" xlink:href="https://armyinform.com.ua/wp-content/uploads/2023/05/3-scaled.jpeg" text:style-name="Internet_20_link" text:visited-style-name="Visited_20_Internet_20_Link">
<draw:frame draw:style-name="fr1" draw:name="Image274" text:anchor-type="as-char" svg:width="6.9236in" svg:height="6.9236in" draw:z-index="0">
<draw:image xlink:href="../Images/AРМІЯINFORM/2023-05-05T53-00-00-04-00/3-150x150.jpeg" xlink:type="simple" xlink:show="embed" xlink:actuate="onLoad" draw:mime-type="image/jpeg"/>
</draw:frame>
</text:a>
民用环境评估，切尼夫，2022年4月</text:p>
      <text:p text:style-name="P4">
<text:a xlink:type="simple" xlink:href="https://armyinform.com.ua/wp-content/uploads/2023/05/4-21.jpg" text:style-name="Internet_20_link" text:visited-style-name="Visited_20_Internet_20_Link">
!(Images/AРМІЯINFORM/2023-05-05T53-00-00-04-00/4-21-150x150.jpg)</text:a>
2022年10月</text:p>
      <text:p text:style-name="P4">
<text:span text:style-name="T4">
 <text:span text:style-name="T5">
-您只是告诉了CVS的功能，让我们介绍它们。</text:span>
</text:span>
</text:p>
      <ul>
        <li>
CVA在武装部队中的主要职能之一是民事互动，该互动提供了与州当局，国际非政府组织和平民公共协会的适当工作和沟通。</li>
      </ul>
      <text:p text:style-name="P4">
支持部队(力量)这是CVS单元的优先函数。 也不需要忘记评估民用环境状况并告知当地指挥官的重要性。 这使得可以通过武装部队的任命可以显着影响任务的定性可预测的负面因素。</text:p>
      <text:p text:style-name="P4">
反过来，支持民事实体是最大程度地减少敌对行动对平民的负面影响。 从初学者入侵俄罗斯联邦，CVS单位面临需要提供人道主义援助和疏散平民人口(战斗)行动和解雇领土。</text:p>
      <text:p text:style-name="P4">
<text:a xlink:type="simple" xlink:href="https://armyinform.com.ua/wp-content/uploads/2023/05/5.jpeg" text:style-name="Internet_20_link" text:visited-style-name="Visited_20_Internet_20_Link">
!(Images/AРМІЯINFORM/2023-05-05T53-00-00-04-00/5-150x150.jpeg)</text:a>
</text:p>
      <text:p text:style-name="P4">
<text:a xlink:type="simple" xlink:href="https://armyinform.com.ua/wp-content/uploads/2023/05/6-scaled.jpeg" text:style-name="Internet_20_link" text:visited-style-name="Visited_20_Internet_20_Link">
<draw:frame draw:style-name="fr1" draw:name="Image275" text:anchor-type="as-char" svg:width="6.9236in" svg:height="6.9236in" draw:z-index="0">
<draw:image xlink:href="../Images/AРМІЯINFORM/2023-05-05T53-00-00-04-00/6-150x150.jpeg" xlink:type="simple" xlink:show="embed" xlink:actuate="onLoad" draw:mime-type="image/jpeg"/>
</draw:frame>
</text:a>
2022年4月，Chernihiv地区伊万尼夫卡(Ivanivka)提供的humdog提供的协调，一般CVS的服务员</text:p>
      <text:p text:style-name="P4">
<text:a xlink:type="simple" xlink:href="https://armyinform.com.ua/wp-content/uploads/2023/05/7.jpeg" text:style-name="Internet_20_link" text:visited-style-name="Visited_20_Internet_20_Link">
!(Images/AРМІЯINFORM/2023-05-05T53-00-00-04-00/7-150x150.jpeg)</text:a>
和。 2022年7月</text:p>
      <text:p text:style-name="P4">
<text:a xlink:type="simple" xlink:href="https://armyinform.com.ua/wp-content/uploads/2023/05/8-5.jpg" text:style-name="Internet_20_link" text:visited-style-name="Visited_20_Internet_20_Link">
!(Images/AРМІЯINFORM/2023-05-05T53-00-00-04-00/8-5-150x150.jpg)</text:a>
</text:p>
      <text:p text:style-name="P4">
<text:a xlink:type="simple" xlink:href="https://armyinform.com.ua/wp-content/uploads/2023/05/9-5.jpg" text:style-name="Internet_20_link" text:visited-style-name="Visited_20_Internet_20_Link">
<draw:frame draw:style-name="fr1" draw:name="Image276" text:anchor-type="as-char" svg:width="6.9236in" svg:height="6.9236in" draw:z-index="0">
<draw:image xlink:href="../Images/AРМІЯINFORM/2023-05-05T53-00-00-04-00/9-5-150x150.jpg" xlink:type="simple" xlink:show="embed" xlink:actuate="onLoad" draw:mime-type="image/jpeg"/>
</draw:frame>
</text:a>
DeOocuonta Lyman，2022年10月，人道主义援助 - 自2014年以来，迫切需要从乌克兰乌克兰的尸体搜索和返回该领土政府的控制以及顿涅茨克和卢汉斯克地区的占领领土，以及武装侵略的扩大俄罗斯联邦以及进行战斗的其他地区。 这是一个可持续且极为重要的工作领域。 因此，乌克兰武装部队“撤离200”的人道主义项目开始了，创建了有关堕落士兵形象的运输的临时团体，该团体进一步更名为“盾牌上的人道主义项目”。</text:p>
      <text:p text:style-name="P4">
目前，武装部队总参谋部的CEC创建了搜索工作和遣返措施的管理。 这是由于搜索缺失和lac的搜索和遣返的搜索前。 这项活动是与专家服务，执法机构和其他安全和国防军部门合作进行的。</text:p>
      <text:p text:style-name="P4">
应当单独指出的是，只有在武装部队中，对于军事合作的单位，才有这种工作的特殊性。</text:p>
      <text:p text:style-name="P4">
<text:span text:style-name="T4">
  - 大规模入侵俄罗斯联邦的后果表明，民事合作应主要是乌克兰武装部队所有单位的共同职能。 这段时间发生了什么变化？</text:span>
</text:p>
      <ul>
        <li>
随着对俄罗斯联邦的大规模入侵，发射中简历的任务的优先事项发生了变化。 自去年2月24日以来，CVS获得的经验是迫使一些教义文件和CVS任务的方法。 这主要是由于以下事实：在反映俄罗斯 - 规模侵略俄罗斯联邦对乌克兰的侵略的条件下，我们将它们贴在我们国家领土上使用。我们的合作伙伴积极地帮助我们准备武装部队简历单位的人员，该单位在乌克兰和国外不断接受适当的培训。 尽管战争正在进行中，但我们将继续学习。</li>
      </ul>
      <text:p text:style-name="P4">
<text:span text:style-name="T4">
  - 感谢您的这么有意义的对话，这次我祝贺您的专业庆祝活动!</text:span>
</text:p>
      <text:p text:style-name="P4">
News Source: <text:a xlink:type="simple" xlink:href="https://armyinform.com.ua/2023/05/05/v-ukrayini-vpershe-vidznachayut-den-fahivcziv-czyvilno-vijskovogo-spivrobitnycztva-zbrojnyh-syl-ukrayiny/" text:style-name="Internet_20_link" text:visited-style-name="Visited_20_Internet_20_Link">
https://armyinform.com.ua/2023/05/05/v-ukrayini-vpershe-vidznachayut-den-fahivcziv-czyvilno-vijskovogo-spivrobitnycztva-zbrojnyh-syl-ukrayiny/</text:a>
</text:p>
      <!--NEWS-->
      <text:h text:style-name="P10" text:outline-level="1">
<text:span text:style-name="T4">
国际原子能机构在切尔诺贝利和里夫纳NPP上进行了任务旋转</text:span>
</text:h>
      <text:p text:style-name="P4">
作者: ['АРМІЯINFORM']</text:p>
      <text:p text:style-name="P4">
时间: 2023-05-05T54:00:00-04:00</text:p>
      <text:p text:style-name="P4">
描述: 在Chornobilziy Tom Atomic Elektrostaniye上，Rotatsya Expertiv的狗屎屎...与乌克兰2022年的战争，今天与乌克兰最新新闻的战争，《与乌克兰2022年的新闻战》是今天的最后一场战争，将在今天发生战争，将会发生战争乌克兰和俄罗斯以及与乌克兰的战争将在2022年，他们会在不久的将来与乌克兰发生战争，他们说，与乌克兰的战争，今天的乌克兰新闻，乌克兰的新闻，乌克兰媒体的乌克兰媒体新闻</text:p>
      <text:p text:style-name="P4">
图片: ['<text:a xlink:type="simple" xlink:href="https://armyinform.com.ua/wp-content/uploads/2023/05/iaea.jpg" text:style-name="Internet_20_link" text:visited-style-name="Visited_20_Internet_20_Link">
iaea.jpg</text:a>
']</text:p>
      <text:p text:style-name="P4">
标签: ['МАГАТЕ']</text:p>
      <text:p text:style-name="P4">
类别: News</text:p>
      <!--METADATA-->
      <text:p text:style-name="P4">
<draw:frame draw:style-name="fr1" draw:name="Image277" text:anchor-type="as-char" svg:width="6.9236in" svg:height="3.894525in" draw:z-index="0">
<draw:image xlink:href="../Images/AРМІЯINFORM/2023-05-05T54-00-00-04-00/iaea.jpg" xlink:type="simple" xlink:show="embed" xlink:actuate="onLoad" draw:mime-type="image/jpeg"/>
</draw:frame>
在切尔诺贝利和里氏原子发电厂，国际原子能局的永久监测任务的专家已旋转(艾达).</text:p>
      <text:p text:style-name="P4">
Про це <text:a xlink:type="simple" xlink:href="https://snriu.gov.ua/news/na-dsp-chornobylska-aes-ta-vp-rivnenska-aes-vidbulysia-rotatsii-personalu-postiinykh-monitorynhovykh-misii-mahate" text:style-name="Internet_20_link" text:visited-style-name="Visited_20_Internet_20_Link">
повідомила</text:a>
乌克兰核监管州核监管局的媒体服务(腹).</text:p>
      <text:p text:style-name="P4">
Згідно з повідомленням, на РАЕС до своїх обов’язків приступила шоста групаекспертів МАГАТЕ, на ЧАЕС — сьома.</text:p>
      <text:p text:style-name="P4">
Нагадаємо, на Чорнобильській, Рівненській, а також на Південноукраїнській іХмельницькій атомних станціях постійні моніторингові місії МАГАТЕ<text:a xlink:type="simple" xlink:href="https://armyinform.com.ua/2023/01/16/magate-rozshyryuye-prysutnist-v-ukrayini/" text:style-name="Internet_20_link" text:visited-style-name="Visited_20_Internet_20_Link">
розпочали</text:a>
它的活动于2023年1月。</text:p>
      <text:p text:style-name="P4">
在暂时占据的Zaporizhhya NPP，一个永久监测组<text:a xlink:type="simple" xlink:href="https://armyinform.com.ua/2022/08/29/misiya-magate-napravlyayetsya-na-zaporizku-aes/" text:style-name="Internet_20_link" text:visited-style-name="Visited_20_Internet_20_Link">
作品</text:a>
自2022年9月以来。 2023年4月27日<text:a xlink:type="simple" xlink:href="https://armyinform.com.ua/2023/05/01/zaes-provedena-rotacziya-personalu-monitoryngovoyi-misiyi-magate/" text:style-name="Internet_20_link" text:visited-style-name="Visited_20_Internet_20_Link">
发生</text:a>
IAEA永久监测任务在Zaporizhhya NPP的另一个旋转。</text:p>
      <text:p text:style-name="P4">
News Source: <text:a xlink:type="simple" xlink:href="https://armyinform.com.ua/2023/05/05/magate-provela-rotacziyu-misij-na-chornobylskij-ta-rivnenskij-aes/" text:style-name="Internet_20_link" text:visited-style-name="Visited_20_Internet_20_Link">
https://armyinform.com.ua/2023/05/05/magate-provela-rotacziyu-misij-na-chornobylskij-ta-rivnenskij-aes/</text:a>
</text:p>
      <!--NEWS-->
      <text:h text:style-name="P10" text:outline-level="1">
<text:span text:style-name="T4">
俄罗斯炮击的一天杀死了两名平民，九’ yat受伤</text:span>
</text:h>
      <text:p text:style-name="P4">
作者: ['АРМІЯINFORM']</text:p>
      <text:p text:style-name="P4">
时间: 2023-05-05T55:00:00-04:00</text:p>
      <text:p text:style-name="P4">
描述: 对于Permoru Dob Rosiyski Vissyska，乌克兰8个地区的Terito被庇护。 最近22次与乌克兰的战争，与乌克兰的战争是今天的最新消息，与乌克兰2022的战争是今天的最后一场新闻，乌克兰和俄罗斯之间的战争以及2022年与乌克兰的战争将是一场战争，将在不久的将来与乌克兰发动战争，这是与乌克兰的战争，今天的乌克兰新闻，乌克兰的新闻，乌克兰媒体在俄罗斯</text:p>
      <text:p text:style-name="P4">
图片: ['<text:a xlink:type="simple" xlink:href="https://armyinform.com.ua/wp-content/uploads/2023/05/photo_5379772432224733289_y.jpg" text:style-name="Internet_20_link" text:visited-style-name="Visited_20_Internet_20_Link">
photo_5379772432224733289_y.jpg</text:a>
']</text:p>
      <text:p text:style-name="P4">
标签: ['ОБСТРІЛИ УКРАЇНИ', 'ХАРКІВСЬКИЙ ТРИБУНАЛ']</text:p>
      <text:p text:style-name="P4">
类别: News</text:p>
      <!--METADATA-->
      <text:p text:style-name="P4">
<draw:frame draw:style-name="fr1" draw:name="Image278" text:anchor-type="as-char" svg:width="6.9236in" svg:height="4.875483in" draw:z-index="0">
<draw:image xlink:href="../Images/AРМІЯINFORM/2023-05-05T55-00-00-04-00/photo_5379772432224733289_y.jpg" xlink:type="simple" xlink:show="embed" xlink:actuate="onLoad" draw:mime-type="image/jpeg"/>
</draw:frame>
在过去的24小时内，俄罗斯军队向乌克兰8个地区的领土开火。两人被杀，9人受伤。</text:p>
      <text:p text:style-name="P4">
关于它<text:a xlink:type="simple" xlink:href="https://t.me/militarymediacenter/1867" text:style-name="Internet_20_link" text:visited-style-name="Visited_20_Internet_20_Link">
报告</text:a>
军事媒体中心。</text:p>
      <text:p text:style-name="P4">
“总的来说，不同类型的武器(迫击炮，坦克，炮兵，RSZV，SCR，无人机，战术航空)147个定居点被解雇，已确认92个基础架构站点。</text:p>
      <text:p text:style-name="P4">
News Source: <text:a xlink:type="simple" xlink:href="https://armyinform.com.ua/2023/05/05/za-dobu-vid-rosijskyh-obstriliv-zagynulo-dvi-czyvilni-osoby-devyat-poraneno/" text:style-name="Internet_20_link" text:visited-style-name="Visited_20_Internet_20_Link">
https://armyinform.com.ua/2023/05/05/za-dobu-vid-rosijskyh-obstriliv-zagynulo-dvi-czyvilni-osoby-devyat-poraneno/</text:a>
</text:p>
      <!--NEWS-->
      <text:h text:style-name="P10" text:outline-level="1">
<text:span text:style-name="T4">
欧洲刑警组织已经确定了150人参与俄罗斯侵略乌克兰犯罪的犯罪</text:span>
</text:h>
      <text:p text:style-name="P4">
作者: ['АРМІЯINFORM']</text:p>
      <text:p text:style-name="P4">
时间: 2023-05-05T56:00:00-04:00</text:p>
      <text:p text:style-name="P4">
描述: 从加兹（Gaazi）推力，总检察官安德里·科斯汀·弗里夫·祖斯蒂奇（Andriy Kostin Proviv Zustych）与维科纳夫奇（Viconavchi）...与乌克兰2022年的战争，与乌克兰的战争，今天上次与乌克兰的新闻，今天与乌克兰2022年上次与乌克兰战争，乌克兰和俄罗斯之间的战争将与乌克兰和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photo_2023-05-05_09-32-18.jpg" text:style-name="Internet_20_link" text:visited-style-name="Visited_20_Internet_20_Link">
photo_2023-05-05_09-32-18.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79" text:anchor-type="as-char" svg:width="6.9236in" svg:height="4.690181in" draw:z-index="0">
<draw:image xlink:href="../Images/AРМІЯINFORM/2023-05-05T56-00-00-04-00/photo_2023-05-05_09-32-18.jpg" xlink:type="simple" xlink:show="embed" xlink:actuate="onLoad" draw:mime-type="image/jpeg"/>
</draw:frame>
说明性照片</text:p>
      <text:p text:style-name="P4">
在海牙期间，检察长安德烈·科斯汀(Andrei Kostin)会见了卡特林·德·博莱(Catrin de Bollee)凯瑟琳·卡伦(Cathrin de Bollee Catherine Caren)。 讨论了该执法机构参与联合调查小组的工作(吉特).</text:p>
      <text:p text:style-name="P4">
Про це <text:a xlink:type="simple" xlink:href="https://t.me/pgo_gov_ua/11837" text:style-name="Internet_20_link" text:visited-style-name="Visited_20_Internet_20_Link">
повідомляє</text:a>
乌克兰检察长办公室。</text:p>
      <ul>
        <li>
欧洲刑警组织是欧盟执法机构之间合作领域的领导者。 安德烈·科斯汀(Andrei Kostin)强调，他的伟大经验将是对俄罗斯国际射线的调查的宝贵帮助。</li>
      </ul>
      <text:p text:style-name="P4">
欧洲刑警组织已经分析了7,000多个照片和视频档案，这些照片和视频文件确定了150人在俄罗斯侵略反乌克兰侵略期间犯下的犯罪。</text:p>
      <ul>
        <li>
检察长说，我们感谢这一贡献，并期待继续我们的成功工作。</li>
      </ul>
      <text:p text:style-name="P4">
News Source: <text:a xlink:type="simple" xlink:href="https://armyinform.com.ua/2023/05/05/yevropol-vzhe-identyfikuvav-150-osib-prychetnyh-do-zlochyniv-vchynenyh-pid-chas-rosijskoyi-agresiyi-proty-ukrayiny/" text:style-name="Internet_20_link" text:visited-style-name="Visited_20_Internet_20_Link">
https://armyinform.com.ua/2023/05/05/yevropol-vzhe-identyfikuvav-150-osib-prychetnyh-do-zlochyniv-vchynenyh-pid-chas-rosijskoyi-agresiyi-proty-ukrayiny/</text:a>
</text:p>
      <!--NEWS-->
      <text:h text:style-name="P10" text:outline-level="1">
<text:span text:style-name="T4">
美国大使：性别平等和包容性使乌克兰对俄罗斯的侵略更强大</text:span>
</text:h>
      <text:p text:style-name="P4">
作者: ['АРМІЯINFORM']</text:p>
      <text:p text:style-name="P4">
时间: 2023-05-05T57:00:00-04:00</text:p>
      <text:p text:style-name="P4">
描述: 在乌克兰人，有可能在达到的一人中进步，是米格·兹罗的暂停成员的成员...与乌克兰2022年的战争，与乌克兰的最新新闻，今天与乌克兰的新闻战争，今天与乌克兰的新闻战争，今天将有一个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brink-1-1.jpg" text:style-name="Internet_20_link" text:visited-style-name="Visited_20_Internet_20_Link">
brink-1-1.jpg</text:a>
']</text:p>
      <text:p text:style-name="P4">
标签: ['БРИДЖІТ БРІНК', 'ГЕНДЕРНА РІВНІСТЬ', 'ПОСОЛ США В УКРАЇНІ', 'УКРАЇНСЬКИЙ ЖІНОЧИЙ КОНГРЕС']</text:p>
      <text:p text:style-name="P4">
类别: News</text:p>
      <!--METADATA-->
      <text:p text:style-name="P4">
<draw:frame draw:style-name="fr1" draw:name="Image280" text:anchor-type="as-char" svg:width="6.9236in" svg:height="3.894525in" draw:z-index="0">
<draw:image xlink:href="../Images/AРМІЯINFORM/2023-05-05T57-00-00-04-00/brink-1-1.jpg" xlink:type="simple" xlink:show="embed" xlink:actuate="onLoad" draw:mime-type="image/jpeg"/>
</draw:frame>
在乌克兰，进步可以使每个社会成员都为和平与安全做出贡献。</text:p>
      <text:p text:style-name="P4">
这是关于妇女参与安全和国防部门的讨论，该部门是在基辅举行的乌克兰妇女国会的一部分。(https://twitter.com/USAmbKyiv/status/1654371208576528386)大使雪橇乌克兰布里奇特边缘。</text:p>
      <text:p text:style-name="P4">
布林克克说：“性别平等和包容性政策使乌克兰更强大的俄罗斯反侵入侵犯，并帮助使乌克兰更加接近北约标准。”</text:p>
      <text:p text:style-name="P4">
我们将提醒，在乌克兰国防副部长安娜·马里亚尔(Anna Malyar)副部长的乌克兰妇女大会会议上<text:a xlink:type="simple" xlink:href="https://armyinform.com.ua/2023/05/04/sogodni-ukrayinky-mozhut-obijmaty-bud-yaki-posady-v-zbrojnyh-sylah-ukrayiny-ganna-malyar/" text:style-name="Internet_20_link" text:visited-style-name="Visited_20_Internet_20_Link">
报道</text:a>
这项工作一直在为乌克兰军队的总生命引入性别方法。</text:p>
      <text:p text:style-name="P4">
News Source: <text:a xlink:type="simple" xlink:href="https://armyinform.com.ua/2023/05/05/posol-ssha-genderna-rivnist-ta-inklyuzyvnist-roblyat-ukrayinu-sylnishoyu-proty-agresiyi-rf/" text:style-name="Internet_20_link" text:visited-style-name="Visited_20_Internet_20_Link">
https://armyinform.com.ua/2023/05/05/posol-ssha-genderna-rivnist-ta-inklyuzyvnist-roblyat-ukrayinu-sylnishoyu-proty-agresiyi-rf/</text:a>
</text:p>
      <!--NEWS-->
      <text:h text:style-name="P10" text:outline-level="1">
<text:span text:style-name="T4">
试图出售乌克兰军方数据库的执法人员正在等待法院</text:span>
</text:h>
      <text:p text:style-name="P4">
作者: ['АРМІЯINFORM']</text:p>
      <text:p text:style-name="P4">
时间: 2023-05-05T58:00:00-04:00</text:p>
      <text:p text:style-name="P4">
描述: 斯托斯诺法律 - 萨姆斯科，雅基，雅基的罗萨斯利 -  divannia，与乌克兰2022年的战争，与乌克兰的战争，今天的最新消息，乌克兰2022年的战争，乌克兰和俄罗斯的最后一场战争，以及战争的最后一场战争以及战争他们在2022年完成了乌克兰。他们说，是否会在不久的将来与乌克兰战争，他们说，与乌克兰的战争，乌克兰的新闻今天，乌克兰的新闻，乌克兰媒体在俄罗斯的乌克兰新闻</text:p>
      <text:p text:style-name="P4">
图片: ['<text:a xlink:type="simple" xlink:href="https://armyinform.com.ua/wp-content/uploads/2023/05/dbr.jpg" text:style-name="Internet_20_link" text:visited-style-name="Visited_20_Internet_20_Link">
dbr.jpg</text:a>
']</text:p>
      <text:p text:style-name="P4">
标签: ['STOPRUSSIA', 'АГРЕСІЯ РФ', 'ВТОРГНЕННЯ РФ', 'ДБР', 'КОЛАБОРАНТ']</text:p>
      <text:p text:style-name="P4">
类别: News</text:p>
      <!--METADATA-->
      <text:p text:style-name="P4">
<draw:frame draw:style-name="fr1" draw:name="Image281" text:anchor-type="as-char" svg:width="6.9236in" svg:height="3.894525in" draw:z-index="0">
<draw:image xlink:href="../Images/AРМІЯINFORM/2023-05-05T58-00-00-04-00/dbr.jpg" xlink:type="simple" xlink:show="embed" xlink:actuate="onLoad" draw:mime-type="image/jpeg"/>
</draw:frame>
对来自Sumy地区的执法人员进行的调查，他将在TAVI单位的乌克兰检查站的位置出售数据，以及在检查站的密码。</text:p>
      <text:p text:style-name="P4">
关于它<text:a xlink:type="simple" xlink:href="https://dbr.gov.ua/news/za-materialami-dbr-suditimut-pravoohoroncya-yakij-pid-chas-vijni-hotiv-prodati-bazi-danih-ukrainskih-vijskovih" text:style-name="Internet_20_link" text:visited-style-name="Visited_20_Internet_20_Link">
报告</text:a>
DBR新闻服务。</text:p>
      <text:p text:style-name="P4">
已经确定攻击者可以访问这些秘密数据，并威胁要“帮助”走私者而不会中断俄罗斯联邦。</text:p>
      <text:p text:style-name="P4">
他估计自己的服务为4.0万hryvnias。 根据调查，设备有敌人的特殊服务。 因为这些数据可以由俄罗斯联邦传播，这通常是“压倒”走私的。 它可能会损害我们的国家。</text:p>
      <text:p text:style-name="P4">
2月，情报服务能够防止秘密数据泄漏。 在执法人员期间，执法人员在收到钱时被拘留。</text:p>
      <text:p text:style-name="P4">
起诉书已送交法院。 该男子被指控抑制传播有关武器和武装力量的信息，并获得不当的福利。 该文章的制裁规定了以监禁形式进行的惩罚，该惩罚长达10年，并没收制造商。</text:p>
      <text:p text:style-name="P4">
该人的法院已经选择了保释失踪中拘留形式的预防措施。</text:p>
      <text:p text:style-name="P4">
News Source: <text:a xlink:type="simple" xlink:href="https://armyinform.com.ua/2023/05/05/na-pravoohoronczya-yakyj-namagavsya-prodaty-bazy-danyh-ukrayinskyh-vijskovyh-chekaye-sud/" text:style-name="Internet_20_link" text:visited-style-name="Visited_20_Internet_20_Link">
https://armyinform.com.ua/2023/05/05/na-pravoohoronczya-yakyj-namagavsya-prodaty-bazy-danyh-ukrayinskyh-vijskovyh-chekaye-sud/</text:a>
</text:p>
      <!--NEWS-->
      <text:h text:style-name="P10" text:outline-level="1">
<text:span text:style-name="T4">
俘虏海军陆战队的家庭会见了协调总部的代表</text:span>
</text:h>
      <text:p text:style-name="P4">
作者: ['АРМІЯINFORM']</text:p>
      <text:p text:style-name="P4">
时间: 2023-05-05T59:00:00-04:00</text:p>
      <text:p text:style-name="P4">
描述: 在协调的总部，Zustinich Zustinov是Rodinovsovsovsovsovsovsky团队...与乌克兰2022年的战争，与乌克兰的最新新闻，今天与乌克兰2022年的新闻战争，今天与乌克兰和俄罗斯之间的战争，乌克兰和乌克兰之间的战争将会他们说，在2022年，是否会在不久的将来与乌克兰发生战争</text:p>
      <text:p text:style-name="P4">
图片: ['<text:a xlink:type="simple" xlink:href="https://armyinform.com.ua/wp-content/uploads/2023/05/bez-imeni-4.jpg" text:style-name="Internet_20_link" text:visited-style-name="Visited_20_Internet_20_Link">
bez-imeni-4.jpg</text:a>
']</text:p>
      <text:p text:style-name="P4">
标签: ['ВІЙСЬКОВОПОЛОНЕНІ', 'КООРДИНАЦІЙНИЙ ШТАБ З ПИТАНЬ ПОВОДЖЕННЯ З ВІЙСЬКОВОПОЛОНЕНИМИ', 'МОРСЬКІ ПІХОТИНЦІ']</text:p>
      <text:p text:style-name="P4">
类别: News</text:p>
      <!--METADATA-->
      <text:p text:style-name="P4">
<draw:frame draw:style-name="fr1" draw:name="Image282" text:anchor-type="as-char" svg:width="6.9236in" svg:height="4.364711in" draw:z-index="0">
<draw:image xlink:href="../Images/AРМІЯINFORM/2023-05-05T59-00-00-04-00/bez-imeni-4.jpg" xlink:type="simple" xlink:show="embed" xlink:actuate="onLoad" draw:mime-type="image/jpeg"/>
</draw:frame>
协调总部会见了海军陆战队军事军人的家人，以反击米哈伊尔·比林斯基(Mikhail Bilynsky)命名。 囚犯和海军陆战队失踪人员的囚犯的名字负责协调总部。</text:p>
      <text:p text:style-name="P4">
关于它<text:a xlink:type="simple" xlink:href="https://t.me/Koord_shtab/957" text:style-name="Internet_20_link" text:visited-style-name="Visited_20_Internet_20_Link">
报告</text:a>
与战俘问题协调总部。</text:p>
      <text:p text:style-name="P4">
亲戚抱怨与军事部队的沟通不当，这是通过人员配备和社会支持中心预测的。有许多未解决的问题，特别是与从部分获得通知有关的问题。</text:p>
      <text:p text:style-name="P4">
会议期间提出的许多问题涉及维护的信息和条件以及俘虏军人的健康。根据总部代表的说法，侵略者国家没有提供有关这些问题的官方信息。 红十字国际委员会的代表是相应的授权，无法进入俄罗斯拥有我们捍卫者的所有自由地。</text:p>
      <text:p text:style-name="P4">
但是，从其他来源获得的信息很重要：照片，独立律师的请求，来自多尼亚仆人返回的证词。 应当指出的是，亲戚和亲密的捍卫者收集了大量重要信息，这些信息由适当的专家处理并加入。</text:p>
      <text:p text:style-name="P4">
News Source: <text:a xlink:type="simple" xlink:href="https://armyinform.com.ua/2023/05/05/rodyny-polonenyh-morpihiv-zustrilysya-z-predstavnykamy-koordynaczijnogo-shtabu-4/" text:style-name="Internet_20_link" text:visited-style-name="Visited_20_Internet_20_Link">
https://armyinform.com.ua/2023/05/05/rodyny-polonenyh-morpihiv-zustrilysya-z-predstavnykamy-koordynaczijnogo-shtabu-4/</text:a>
</text:p>
      <!--NEWS-->
      <text:h text:style-name="P10" text:outline-level="1">
<text:span text:style-name="T4">
UP’已有12年：Donetsk居民将有关武装部队的信息发送给俄罗斯安全人员</text:span>
</text:h>
      <text:p text:style-name="P4">
作者: ['АРМІЯINFORM']</text:p>
      <text:p text:style-name="P4">
时间: 2023-05-05T60:00:00-04:00</text:p>
      <text:p text:style-name="P4">
描述: 在Per eodnoye，我将成为Donetskoi Poskanka，我被挂在Mesengersi ...与乌克兰2022年的战争，与乌克兰的最新新闻，今天与乌克兰2022年的新闻战争，今天，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genprokuratura-1.jpg" text:style-name="Internet_20_link" text:visited-style-name="Visited_20_Internet_20_Link">
genprokuratura-1.jpg</text:a>
']</text:p>
      <text:p text:style-name="P4">
标签: ['STOPRUSSIA', 'КОЛАБОРАНТКА', 'ОФІС ГЕНЕРАЛЬНОГО ПРОКУРОРА УКРАЇНИ']</text:p>
      <text:p text:style-name="P4">
类别: News</text:p>
      <!--METADATA-->
      <text:p text:style-name="P4">
<draw:frame draw:style-name="fr1" draw:name="Image283" text:anchor-type="as-char" svg:width="6.9236in" svg:height="3.894525in" draw:z-index="0">
<draw:image xlink:href="../Images/AРМІЯINFORM/2023-05-05T60-00-00-04-00/genprokuratura-1.jpg" xlink:type="simple" xlink:show="embed" xlink:actuate="onLoad" draw:mime-type="image/jpeg"/>
</draw:frame>
在戒严期期间，顿涅茨克地区的居民与RF Gesh主要情报部门的人事雇员与Umesiegery进行了沟通。 她向他传递了有关乌克兰武装部队在特定地方的存在或不存在的信息。</text:p>
      <text:p text:style-name="P4">
关于它<text:a xlink:type="simple" xlink:href="https://www.gp.gov.ua/ua/posts/do-12-rokiv-uvyaznennya-zasudzeno-zinku-yaka-peredavala-spivrobitniku-genstabu-rf-dani-pro-zsu" text:style-name="Internet_20_link" text:visited-style-name="Visited_20_Internet_20_Link">
报告</text:a>
乌克兰检察长办公室的新闻服务。</text:p>
      <text:p text:style-name="P4">
该妇女向武装部队和工程措施的运作和战术行动发送了敌方数据。</text:p>
      <text:p text:style-name="P4">
合作者还提供了由俄罗斯联邦炮击和隐藏壳的位置引起的视频。 因此，是要调整向军事侵略国家的大火，并协助他们对乌克兰的武装部队采取行动。</text:p>
      <text:p text:style-name="P4">
顿涅茨克地区的居民被判有罪。 她被没收财产被判处12年徒刑。</text:p>
      <text:p text:style-name="P4">
在进行生效之前，它将被拘留。</text:p>
      <text:p text:style-name="P4">
News Source: <text:a xlink:type="simple" xlink:href="https://armyinform.com.ua/2023/05/05/uvyaznena-na-12-rokiv-meshkanka-donechchyny-peredavala-rosijskym-sylovykam-informacziyu-pro-zsu/" text:style-name="Internet_20_link" text:visited-style-name="Visited_20_Internet_20_Link">
https://armyinform.com.ua/2023/05/05/uvyaznena-na-12-rokiv-meshkanka-donechchyny-peredavala-rosijskym-sylovykam-informacziyu-pro-zsu/</text:a>
</text:p>
      <!--NEWS-->
      <text:h text:style-name="P10" text:outline-level="1">
<text:span text:style-name="T4">
乌克兰归还了另外80名死后的尸体</text:span>
</text:h>
      <text:p text:style-name="P4">
作者: ['АРМІЯINFORM']</text:p>
      <text:p text:style-name="P4">
时间: 2023-05-05T61:00:00-04:00</text:p>
      <text:p text:style-name="P4">
描述: Sogodnis，5受伤，这是一种转向Dodoma Til 80 Polegs Zakhisnikiv的一种方式。 我们...与乌克兰2022年的战争，与乌克兰的最新新闻战争，与乌克兰的新闻战争，2022年的新闻战争，今天的最后一次战争将在乌克兰和俄罗斯之间发生战争，当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2/08/d11b886f28ab5513b9118baeabde0279495c5cda.jpg" text:style-name="Internet_20_link" text:visited-style-name="Visited_20_Internet_20_Link">
d11b886f28ab5513b9118baeabde0279495c5cda.jpg</text:a>
']</text:p>
      <text:p text:style-name="P4">
标签: ['МІНРЕІНТЕГРАЦІЇ', 'ПОВЕРНЕННЯ ТІЛ ЗАХИСНИКІВ']</text:p>
      <text:p text:style-name="P4">
类别: News</text:p>
      <!--METADATA-->
      <text:p text:style-name="P4">
<draw:frame draw:style-name="fr1" draw:name="Image284" text:anchor-type="as-char" svg:width="6.9236in" svg:height="3.894525in" draw:z-index="0">
<draw:image xlink:href="../Images/AРМІЯINFORM/2023-05-05T61-00-00-04-00/d11b886f28ab5513b9118baeabde0279495c5cda.jpg" xlink:type="simple" xlink:show="embed" xlink:actuate="onLoad" draw:mime-type="image/jpeg"/>
</draw:frame>
今天，5月5日，有可能返回80名堕落后卫的尸体。 蒂兰军队将被移交给他们的家人进行值得埋葬。</text:p>
      <text:p text:style-name="P4">
关于这个<text:a xlink:type="simple" xlink:href="https://minre.gov.ua/2023/05/05/ukrayina-povernula-tila-shhe-80-zagyblyh-oboroncziv/" text:style-name="Internet_20_link" text:visited-style-name="Visited_20_Internet_20_Link">
告知</text:a>
重返社会部。</text:p>
      <text:p text:style-name="P4">
乌克兰暂时占领领土的尸体在乌克兰的临时领土上转移在专员的协助下，由失踪人员的重新融合部合作，合作通过后强度结构。</text:p>
      <text:p text:style-name="P4">
值得注意的是，死者尸体的转移是根据日内瓦公约的捐助者进行的。</text:p>
      <text:p text:style-name="P4">
我们提醒您，申诉专员的热线正在工作：0 800339247。您也可以通过电话亲自报告失踪者：(099)792-01-26。 在周末，您可以向Viber和Telegram Nanomer发送消息：(095)896-04-21。</text:p>
      <text:p text:style-name="P4">
News Source: <text:a xlink:type="simple" xlink:href="https://armyinform.com.ua/2023/05/05/ukrayina-povernula-tila-shhe-80-zagyblyh-oboroncziv/" text:style-name="Internet_20_link" text:visited-style-name="Visited_20_Internet_20_Link">
https://armyinform.com.ua/2023/05/05/ukrayina-povernula-tila-shhe-80-zagyblyh-oboroncziv/</text:a>
</text:p>
      <!--NEWS-->
      <text:h text:style-name="P10" text:outline-level="1">
<text:span text:style-name="T4">
通过联合24平台，世界上第一个海军无人机 - 总统</text:span>
</text:h>
      <text:p text:style-name="P4">
作者: ['АРМІЯINFORM']</text:p>
      <text:p text:style-name="P4">
时间: 2023-05-05T62:00:00-04:00</text:p>
      <text:p text:style-name="P4">
描述: 通过United24，我们在Subnad Sobste的地区的地区住所是Pidrino。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screenshot_3-5.jpg" text:style-name="Internet_20_link" text:visited-style-name="Visited_20_Internet_20_Link">
screenshot_3-5.jpg</text:a>
']</text:p>
      <text:p text:style-name="P4">
标签: ['ВОЛОДИМИР ЗЕЛЕНСЬКИЙ', 'ПЛАТФОРМА UNITED24']</text:p>
      <text:p text:style-name="P4">
类别: News</text:p>
      <!--METADATA-->
      <text:p text:style-name="P4">
<draw:frame draw:style-name="fr1" draw:name="Image285" text:anchor-type="as-char" svg:width="6.9236in" svg:height="3.854137in" draw:z-index="0">
<draw:image xlink:href="../Images/AРМІЯINFORM/2023-05-05T62-00-00-04-00/screenshot_3-5.jpg" xlink:type="simple" xlink:show="embed" xlink:actuate="onLoad" draw:mime-type="image/jpeg"/>
</draw:frame>
通过United24，我们的国家得到了一百多个国家的数百万人的支持。</text:p>
      <text:p text:style-name="P4">
关于它<text:a xlink:type="simple" xlink:href="https://t.me/V_Zelenskiy_official/6125" text:style-name="Internet_20_link" text:visited-style-name="Visited_20_Internet_20_Link">
报告</text:a>
电报中乌克兰Volodymyr Zelensky总裁。</text:p>
      <text:p text:style-name="P4">
“对于通过平台积累的资金，个人资料部门购买了176辆救护车，以及数百辆乌克兰防御者的医疗设备和弹药，这是乌克兰在乌克兰第一批舰队无人机世界上第一个汽车的汽车，”国家元首写道。</text:p>
      <text:p text:style-name="P4">
总统感谢所有捐款的平台捐助者，他们的贡献得到了拯救，返回了骨盆保护生命并带来了乌克兰的胜利。</text:p>
      <text:p text:style-name="P4">
News Source: <text:a xlink:type="simple" xlink:href="https://armyinform.com.ua/2023/05/05/cherez-platformu-united24-zapochatkovanyj-pershyj-u-sviti-flot-morskyh-droniv-prezydent/" text:style-name="Internet_20_link" text:visited-style-name="Visited_20_Internet_20_Link">
https://armyinform.com.ua/2023/05/05/cherez-platformu-united24-zapochatkovanyj-pershyj-u-sviti-flot-morskyh-droniv-prezydent/</text:a>
</text:p>
      <!--NEWS-->
      <text:h text:style-name="P10" text:outline-level="1">
<text:span text:style-name="T4">
乌克兰检察长办公室：已记录了17,000多名针对国家安全罪</text:span>
</text:h>
      <text:p text:style-name="P4">
作者: ['АРМІЯINFORM']</text:p>
      <text:p text:style-name="P4">
时间: 2023-05-05T6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05052023ua.jpg" text:style-name="Internet_20_link" text:visited-style-name="Visited_20_Internet_20_Link">
warcrime-05052023ua.jpg</text:a>
', '<text:a xlink:type="simple" xlink:href="https://armyinform.com.ua/wp-content/uploads/2023/05/warcrime-05052023en.jpg" text:style-name="Internet_20_link" text:visited-style-name="Visited_20_Internet_20_Link">
warcrime-05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86" text:anchor-type="as-char" svg:width="6.9236in" svg:height="4.448413in" draw:z-index="0">
<draw:image xlink:href="../Images/AРМІЯINFORM/2023-05-05T63-00-00-04-00/warcrime-05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5日</text:span>
注册：</text:p>
      <ul>
        <li>
84 764军事犯罪， * 17 071针对乌克兰国家安全的犯罪。</li>
      </ul>
      <text:p text:style-name="P4">
此外，根据少年检察官的官方数据，<text:span text:style-name="T4">
 1441由于俄罗斯联邦的侵略，该孩​​子已成为</text:span>
，包括：</text:p>
      <ul>
        <li>
478-儿童被杀， * 963-儿童因严重程度不同。</li>
      </ul>
      <text:p text:style-name="P4">
该部门强调，这些数字不是最终的，因为在暂时占据的有形领土上的积极战斗场所的安装中继续进行工作。</text:p>
      <text:p text:style-name="P4">
<draw:frame draw:style-name="fr1" draw:name="Image287" text:anchor-type="as-char" svg:width="6.9236in" svg:height="4.448413in" draw:z-index="0">
<draw:image xlink:href="../Images/AРМІЯINFORM/2023-05-05T63-00-00-04-00/warcrime-05052023en.jpg" xlink:type="simple" xlink:show="embed" xlink:actuate="onLoad" draw:mime-type="image/jpeg"/>
</draw:frame>
</text:p>
      <text:p text:style-name="P4">
News Source: <text:a xlink:type="simple" xlink:href="https://armyinform.com.ua/2023/05/05/ofis-genprokurora-ukrayiny-zadokumentovano-ponad-17-tysyach-zlochyniv-proty-naczbezpeky-3/" text:style-name="Internet_20_link" text:visited-style-name="Visited_20_Internet_20_Link">
https://armyinform.com.ua/2023/05/05/ofis-genprokurora-ukrayiny-zadokumentovano-ponad-17-tysyach-zlochyniv-proty-naczbezpeky-3/</text:a>
</text:p>
      <!--NEWS-->
      <text:h text:style-name="P10" text:outline-level="1">
<text:span text:style-name="T4">
监察员周刊发送询问是否缺失 - 协调总部</text:span>
</text:h>
      <text:p text:style-name="P4">
作者: ['АРМІЯINFORM']</text:p>
      <text:p text:style-name="P4">
时间: 2023-05-05T64:00:00-04:00</text:p>
      <text:p text:style-name="P4">
描述: 在协调的总部，Zustinich Zustinch是Nyskovo Sermo的Nyskovo服务。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5/bez-imeni-5.jpg" text:style-name="Internet_20_link" text:visited-style-name="Visited_20_Internet_20_Link">
bez-imeni-5.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88" text:anchor-type="as-char" svg:width="6.9236in" svg:height="4.579101in" draw:z-index="0">
<draw:image xlink:href="../Images/AРМІЯINFORM/2023-05-05T64-00-00-04-00/bez-imeni-5.jpg" xlink:type="simple" xlink:show="embed" xlink:actuate="onLoad" draw:mime-type="image/jpeg"/>
</draw:frame>
协调总部会见了个人突击旅的军人家庭，在此期间握住。</text:p>
      <text:p text:style-name="P4">
关于它<text:a xlink:type="simple" xlink:href="https://t.me/Koord_shtab/958" text:style-name="Internet_20_link" text:visited-style-name="Visited_20_Internet_20_Link">
报告</text:a>
与战俘问题协调总部。</text:p>
      <text:p text:style-name="P4">
此外，他们讨论了囚犯和缺少信息的收集：信息的总部，包括来自开源的信息。 亲戚提供了很多数据。</text:p>
      <text:p text:style-name="P4">
当亲戚收到有关其捍卫者和捍卫者的新数据时，应将他们发送给以下机构：</text:p>
      <text:p text:style-name="P4">
<text:span text:style-name="T5">
国家信息局， </text:span>
协调总部， * SBU(组合中心)， *国家警察(给正在交易的调查员).</text:p>
      <text:p text:style-name="P4">
Як зауважив представник військової частини, не завжди свідчення побратимів услужбовому розслідуванні можуть бути достовірними:</text:p>
      <text:p text:style-name="P4">
«Через стрес і контузії хлопці можуть сприймати події на полі бою по-різному.Буває, що тих, кого вважали загиблими, потім знаходять в полоні. Був випадок,коли побратими думали, що в хлопця поранення шиї і він загинув. А потімвиявилося, що в нього на шиї й подряпини не було. Просто побратим торкнувсяпораненою рукою. Хлопець виявився живим».</text:p>
      <text:p text:style-name="P4">
News Source: <text:a xlink:type="simple" xlink:href="https://armyinform.com.ua/2023/05/05/shhotyzhnya-ombudsman-nadsylaye-zapyty-rf-shhodo-znyklyh-bezvisty-koordynaczijnyj-shtab/" text:style-name="Internet_20_link" text:visited-style-name="Visited_20_Internet_20_Link">
https://armyinform.com.ua/2023/05/05/shhotyzhnya-ombudsman-nadsylaye-zapyty-rf-shhodo-znyklyh-bezvisty-koordynaczijnyj-shtab/</text:a>
</text:p>
      <!--NEWS-->
      <text:h text:style-name="P10" text:outline-level="1">
<text:span text:style-name="T4">
今天早上，冲刺人两次通过托管航班袭击了苏米地区</text:span>
</text:h>
      <text:p text:style-name="P4">
作者: ['АРМІЯINFORM']</text:p>
      <text:p text:style-name="P4">
时间: 2023-05-05T65:00:00-04:00</text:p>
      <text:p text:style-name="P4">
描述: 关于CED Doimal OK在社交Merezhi Facebook上自己的公司Storinzi上的“ Pivnich”。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original.jpg" text:style-name="Internet_20_link" text:visited-style-name="Visited_20_Internet_20_Link">
original.jpg</text:a>
']</text:p>
      <text:p text:style-name="P4">
标签: ['STOPRUSSIA', 'АГРЕСІЯ РФ', 'ВІЙНА', 'ВТОРГНЕННЯ РФ', 'ОК «ПІВНІЧ»']</text:p>
      <text:p text:style-name="P4">
类别: News</text:p>
      <!--METADATA-->
      <text:p text:style-name="P4">
<draw:frame draw:style-name="fr1" draw:name="Image289" text:anchor-type="as-char" svg:width="6.9236in" svg:height="4.446249in" draw:z-index="0">
<draw:image xlink:href="../Images/AРМІЯINFORM/2023-05-05T65-00-00-04-00/original.jpg" xlink:type="simple" xlink:show="embed" xlink:actuate="onLoad" draw:mime-type="image/jpeg"/>
</draw:frame>
说明性照片</text:p>
      <text:p text:style-name="P4">
关于它<text:a xlink:type="simple" xlink:href="https://www.facebook.com/kommander.nord/posts/pfbid02zthay52i2Psu129eJkvuFKuCXrPxskFUG1PT8xANxARUqKDZTBT5fcbgMVZ6hjaHl" text:style-name="Internet_20_link" text:visited-style-name="Visited_20_Internet_20_Link">
报告</text:a>
好的，在其官方的Facebook社交网络上向北。</text:p>
      <text:p text:style-name="P4">
<text:span text:style-name="T4">
截至5月5日12:00 </text:span>
俄罗斯军队在边缘地区开火了2倍。</text:p>
      <text:p text:style-name="P4">
<text:span text:style-name="T4">
大约09:40 5个教区已记录</text:span>
，可能是N.P. Znob-Trubchevskoye。 没有关于当地民用基础设施损失的信息。</text:p>
      <text:p text:style-name="P4">
**大约在09:30，在NP Buchka地区记录了4个到达的戒指，可能是难以管理的飞机。 没有关于当地民用基础设施损失的信息。</text:p>
      <text:p text:style-name="P4">
News Source: <text:a xlink:type="simple" xlink:href="https://armyinform.com.ua/2023/05/05/sogodni-vranczi-rashysty-dvichi-atakuvaly-sumshhynu-kerovanymy-aviaraketamy/" text:style-name="Internet_20_link" text:visited-style-name="Visited_20_Internet_20_Link">
https://armyinform.com.ua/2023/05/05/sogodni-vranczi-rashysty-dvichi-atakuvaly-sumshhynu-kerovanymy-aviaraketamy/</text:a>
</text:p>
      <!--NEWS-->
      <text:h text:style-name="P10" text:outline-level="1">
<text:span text:style-name="T4">
敌人正努力在5月9日之前控制巴赫穆特</text:span>
</text:h>
      <text:p text:style-name="P4">
作者: ['АРМІЯINFORM']</text:p>
      <text:p text:style-name="P4">
时间: 2023-05-05T66:00:00-04:00</text:p>
      <text:p text:style-name="P4">
描述: 关于TSE WRIM在他的电报通道上，乌克兰乌克兰抗议的代祷，乌克兰甘纳·马拉尔（Ganna Marlar）。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БАХМУТ', 'ВІЙНА', 'ВТОРГНЕННЯ РФ', 'ГАННА МАЛЯР']</text:p>
      <text:p text:style-name="P4">
类别: News</text:p>
      <!--METADATA-->
      <text:p text:style-name="P4">
<draw:frame draw:style-name="fr1" draw:name="Image290" text:anchor-type="as-char" svg:width="6.9236in" svg:height="4.609964in" draw:z-index="0">
<draw:image xlink:href="../Images/AРМІЯINFORM/2023-05-05T66-00-00-04-00/bahmut-2.jpg" xlink:type="simple" xlink:show="embed" xlink:actuate="onLoad" draw:mime-type="image/jpeg"/>
</draw:frame>
关于它<text:a xlink:type="simple" xlink:href="https://t.me/annamaliar/703" text:style-name="Internet_20_link" text:visited-style-name="Visited_20_Internet_20_Link">
写作</text:a>
在乌克兰安娜·马利亚(Anna Malyar)副国防部长的电报渠道中。</text:p>
      <text:p text:style-name="P4">
为了执行这项任务，他们将Wagnerists从其他领域吸引了他们的突击队伍，这些攻击部队现在正在Bakhmut Napryamka上战斗。</text:p>
      <text:p text:style-name="P4">
我们的战士不允许敌人突破防守。</text:p>
      <text:p text:style-name="P4">
此外，乌克兰炮兵的大火摧毁了摇车的存储。</text:p>
      <text:p text:style-name="P4">
News Source: <text:a xlink:type="simple" xlink:href="https://armyinform.com.ua/2023/05/05/vorog-z-usih-syl-namagayetsya-vzyaty-bahmut-pid-kontrol-do-9-travnya/" text:style-name="Internet_20_link" text:visited-style-name="Visited_20_Internet_20_Link">
https://armyinform.com.ua/2023/05/05/vorog-z-usih-syl-namagayetsya-vzyaty-bahmut-pid-kontrol-do-9-travnya/</text:a>
</text:p>
      <!--NEWS-->
      <text:h text:style-name="P10" text:outline-level="1">
<text:span text:style-name="T4">
一个典型的俄罗斯囚犯是为了“稳定”和“进步的机会”。</text:span>
</text:h>
      <text:p text:style-name="P4">
作者: ['АРМІЯINFORM']</text:p>
      <text:p text:style-name="P4">
时间: 2023-05-05T67:00:00-04:00</text:p>
      <text:p text:style-name="P4">
描述: 关于TSE Doldomlya Gur Mou。 罗斯维基（Rosviki Minikity）负责人管理负责人的代表...与乌克兰2022年的战争，与乌克兰的战争是今天的最新消息，今天与乌克兰2022年的新闻战是今天的最后一场新闻，乌克兰与俄罗斯之间的战争是否会发生战争而且，当2022年将与乌克兰发生战争时，是否会有，是否会在不久的将来与乌克兰的战争，无论是与乌克兰的战争》，今天与乌克兰的战争，今天的乌克兰新闻，乌克兰媒体的乌克兰新闻，俄罗斯的乌克兰新闻</text:p>
      <text:p text:style-name="P4">
图片: ['<text:a xlink:type="simple" xlink:href="https://armyinform.com.ua/wp-content/uploads/2023/05/20230505-02.jpeg" text:style-name="Internet_20_link" text:visited-style-name="Visited_20_Internet_20_Link">
20230505-02.jpeg</text:a>
']</text:p>
      <text:p text:style-name="P4">
标签: ['STOPRUSSIA', 'АГРЕСІЯ РФ', 'ВІЙНА', 'ВТОРГНЕННЯ РФ', 'ГУР МО УКРАЇНИ', 'ГУР МОУ']</text:p>
      <text:p text:style-name="P4">
类别: News</text:p>
      <!--METADATA-->
      <text:p text:style-name="P4">
<draw:frame draw:style-name="fr1" draw:name="Image291" text:anchor-type="as-char" svg:width="6.9236in" svg:height="4.330592in" draw:z-index="0">
<draw:image xlink:href="../Images/AРМІЯINFORM/2023-05-05T67-00-00-04-00/20230505-02.jpeg" xlink:type="simple" xlink:show="embed" xlink:actuate="onLoad" draw:mime-type="image/jpeg"/>
</draw:frame>
关于它<text:a xlink:type="simple" xlink:href="https://gur.gov.ua/content/typovyi-rosiiskyi-polonenyi-voiuvaty-pishov-zarady-stabilnosti-ta-mozhlyvosti-prosunutysia.html" text:style-name="Internet_20_link" text:visited-style-name="Visited_20_Internet_20_Link">
报告</text:a>
Gur Mou。</text:p>
      <text:p text:style-name="P4">
乌克兰安德里约索夫国防部智力部主要委员会的代表介绍了由俄罗斯 - 波 -  in -law的实验性社会学研究，该研究由项目“ Wanter”的框架内的协调总部进行。</text:p>
      <text:p text:style-name="P4">
“更多地了解谁是他的社交肖像，他的动机的普通占领者。 当他看到并感知世界和现实时。最后，这实际上促使他。</text:p>
      <text:p text:style-name="P4">
根据这项研究，俄罗斯所有地区的代表都参与了针对乌克兰的敌对行动，并在临时的临时相对应的领土和克里米亚和承包商中被非法动员。</text:p>
      <text:p text:style-name="P4">
40％的受访者指出，他们是自愿捕获的，敌人的妓女道德精神证明了这一点。</text:p>
      <text:p text:style-name="P4">
80％的俄罗斯战俘对他们的领导命令不满意，超过50％的人说，如果撤退，指挥官将撤退并离开人员。</text:p>
      <text:p text:style-name="P4">
关于入侵者的动机，最强的因素激发了他们与乌克兰作战的最强因素，其中54.8％的俄罗斯人称为“活力的渴望”，而35.9％的俄罗斯人则激发了他们的生活机会。 “</text:p>
      <text:p text:style-name="P4">
有人强调，他们没有从这种主张的受访者那里得到支持 - “为同志报仇的愿望和“成为专业的愿望”。</text:p>
      <text:p text:style-name="P4">
通过评估指挥官的个人素质的五位量表，有60％的人将他们的评分定为最低-1。1.只有1.3％的受访者被评估了5。</text:p>
      <text:p text:style-name="P4">
只有17％的俄罗斯战俘说他们被完全提供了瓶颈，只有6％的人说他们可以指望其他单位的支持。</text:p>
      <text:p text:style-name="P4">
根据这项研究，俄罗斯军队的主要信息来源是城市的对话并打电话回家。 这些信息来源是最信任的，而只有20％的受访者信任电视。</text:p>
      <text:p text:style-name="P4">
News Source: <text:a xlink:type="simple" xlink:href="https://armyinform.com.ua/2023/05/05/typovyj-rosijskyj-polonenyj-voyuvaty-pishov-zarady-stabilnosti-ta-mozhlyvosti-prosunutysya/" text:style-name="Internet_20_link" text:visited-style-name="Visited_20_Internet_20_Link">
https://armyinform.com.ua/2023/05/05/typovyj-rosijskyj-polonenyj-voyuvaty-pishov-zarady-stabilnosti-ta-mozhlyvosti-prosunutysya/</text:a>
</text:p>
      <!--NEWS-->
      <text:h text:style-name="P10" text:outline-level="1">
<text:span text:style-name="T4">
在乌克兰东部，拘留了俄罗斯特工</text:span>
</text:h>
      <text:p text:style-name="P4">
作者: ['АРМІЯINFORM']</text:p>
      <text:p text:style-name="P4">
时间: 2023-05-05T68:00:00-04:00</text:p>
      <text:p text:style-name="P4">
描述: FSB零散代理人Yaki的成员的伴侣被吸引了...与乌克兰2022年的战争，与乌克兰与乌克兰的最新新闻，今天与乌克兰2022年的新闻战争，今天将在乌克兰和俄罗斯之间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129334245c79680a766fb7841d8e29e5.jpg" text:style-name="Internet_20_link" text:visited-style-name="Visited_20_Internet_20_Link">
129334245c79680a766fb7841d8e29e5.jpg</text:a>
']</text:p>
      <text:p text:style-name="P4">
标签: ['STOPRUSSIA', 'АГРЕСІЯ РФ', 'ВТОРГНЕННЯ РФ', 'СБУ']</text:p>
      <text:p text:style-name="P4">
类别: News</text:p>
      <!--METADATA-->
      <text:p text:style-name="P4">
<draw:frame draw:style-name="fr1" draw:name="Image292" text:anchor-type="as-char" svg:width="6.9236in" svg:height="4.615733in" draw:z-index="0">
<draw:image xlink:href="../Images/AРМІЯINFORM/2023-05-05T68-00-00-04-00/129334245c79680a766fb7841d8e29e5.jpg" xlink:type="simple" xlink:show="embed" xlink:actuate="onLoad" draw:mime-type="image/jpeg"/>
</draw:frame>
FSB扩展代理网络的另外两个参与者被拘留，他们在顿涅茨克地区的额叶地区进行了探索和颠覆性活动。</text:p>
      <text:p text:style-name="P4">
他们的五个同伙在2022年12月和今年早春期间被拘留。</text:p>
      <text:p text:style-name="P4">
这次，有可能拘留那些正在为克拉马特斯克地区国防军部队的位置和移动而收集情报的代理商。</text:p>
      <text:p text:style-name="P4">
首先，他们试图确定Himars炮兵系统的战斗位置，并通过侵略者的相应坐标。</text:p>
      <text:p text:style-name="P4">
SBU工作人员及时暴露了，记录了犯罪行为，并在其敌对任务中延迟了犯罪行为。</text:p>
      <text:p text:style-name="P4">
根据调查，被告是顿涅茨克和哈尔基夫地区的两名居民，俄罗斯情报局在全面入侵开始时远程招募了他们。</text:p>
      <text:p text:style-name="P4">
他们通过生活并与FSB员工保持联系的亲戚来支持与入侵者的沟通。</text:p>
      <text:p text:style-name="P4">
在搜查被拘留者的居住地，发现手机和其他非法活动的物质证据。</text:p>
      <text:p text:style-name="P4">
根据收集的证据，安全局的调查人员向被告人通报了涉嫌武装中叛国罪的人。</text:p>
      <text:p text:style-name="P4">
他们现在被拘留。</text:p>
      <text:p text:style-name="P4">
<text:span text:style-name="T4">
来源：</text:span>
 <text:a xlink:type="simple" xlink:href="https://ssu.gov.ua/novyny/sbu-zatrymala-na-skhodi-ukrainy-rosiiskykh-ahentiv-yaki-poliuvaly-na-himars" text:style-name="Internet_20_link" text:visited-style-name="Visited_20_Internet_20_Link">
<text:span text:style-name="T5">
sbu</text:span>
</text:a>
</text:p>
      <text:p text:style-name="P4">
News Source: <text:a xlink:type="simple" xlink:href="https://armyinform.com.ua/2023/05/05/na-shodi-ukrayiny-zatrymaly-rosijskyh-agentiv-yaki-polyuvaly-na-himars/" text:style-name="Internet_20_link" text:visited-style-name="Visited_20_Internet_20_Link">
https://armyinform.com.ua/2023/05/05/na-shodi-ukrayiny-zatrymaly-rosijskyh-agentiv-yaki-polyuvaly-na-himars/</text:a>
</text:p>
      <!--NEWS-->
      <text:h text:style-name="P10" text:outline-level="1">
<text:span text:style-name="T4">
瓦格纳（Wagner）从巴赫穆特（Bakhmut）的退出声明可能是军事狡猾-Petro Chernik</text:span>
</text:h>
      <text:p text:style-name="P4">
作者: ['АРМІЯINFORM']</text:p>
      <text:p text:style-name="P4">
时间: 2023-05-05T69:00:00-04:00</text:p>
      <text:p text:style-name="P4">
描述: 军事媒体中心的评论被允许Vishiskovy Analiki上校...与乌克兰2022年的战争，与乌克兰与乌克兰的最新新闻，今天与乌克兰2022年的新闻战争，今天与乌克兰的新闻战争，乌克兰和俄罗斯之间将发生战争，何时战争，一场战争，一场战争，一场战争他们在2022年与乌克兰有一年</text:p>
      <text:p text:style-name="P4">
图片: ['<text:a xlink:type="simple" xlink:href="https://armyinform.com.ua/wp-content/uploads/2023/02/chernyk.jpg" text:style-name="Internet_20_link" text:visited-style-name="Visited_20_Internet_20_Link">
chernyk.jpg</text:a>
']</text:p>
      <text:p text:style-name="P4">
标签: ['STOPRUSSIA', 'БАХМУТСЬКИЙ НАПРЯМОК', 'ВТОРГНЕННЯ РФ', 'ПЕТРО ЧЕРНИК']</text:p>
      <text:p text:style-name="P4">
类别: News</text:p>
      <!--METADATA-->
      <text:p text:style-name="P4">
<draw:frame draw:style-name="fr1" draw:name="Image293" text:anchor-type="as-char" svg:width="6.9236in" svg:height="3.894525in" draw:z-index="0">
<draw:image xlink:href="../Images/AРМІЯINFORM/2023-05-05T69-00-00-04-00/chernyk.jpg" xlink:type="simple" xlink:show="embed" xlink:actuate="onLoad" draw:mime-type="image/jpeg"/>
</draw:frame>
这是评论中的假设<text:a xlink:type="simple" xlink:href="https://t.me/militarymediacenter/1870" text:style-name="Internet_20_link" text:visited-style-name="Visited_20_Internet_20_Link">
军事媒体中心</text:a>
军事分析师Petro Chernyk表达了他的军事分析师。</text:p>
      <text:p text:style-name="P4">
周五，商人普里戈津(Prigozhin)与普京(Prigozhin)联系，他的隐私瓦格纳公司(Wagner Company)自5月10日由于俄罗斯释放而离开巴赫穆特(Bakhmut)，以给他们足够的弹药。 但是，Petro Chernivtsi认为，这一说法“可能”是对敌人的弱点的模仿，这是几个世纪以来战斗中广泛的现象。</text:p>
      <text:p text:style-name="P4">
根据分析师的说法，对抗的一方通常会试图表现出比诱饵尚未准备好战斗的敌人更弱的。</text:p>
      <text:p text:style-name="P4">
佩特罗·切尼克(Petro Chernik)说：“据称他们要离开的撒旦的细节可能很稀薄，我们将对某些反性行动感到遗憾，实际上，没有人无所事事。”  - 我不认为俄罗斯人这样，他们有必要谨慎对待他们所说的一切。 鞋子之间的鞋子加重了吗(国防部长)还有牧师？ 确实。 鲁斯索 - 乌克兰战争的一部分，他们绝对是一样的。”</text:p>
      <text:p text:style-name="P4">
巴赫穆特(Bakhmut)与顿涅茨克地区的其他城市一起 -  Marinka和Avdiivka-是敌方进攻行动的中心。</text:p>
      <text:p text:style-name="P4">
同时，根据可用的信息，北部prats的进攻不太可能。 但是，对乌克兰的民用和军事基础设施的大规模火箭中风的威胁得以维持。</text:p>
      <text:p text:style-name="P4">
News Source: <text:a xlink:type="simple" xlink:href="https://armyinform.com.ua/2023/05/05/zayava-pro-vyhid-vagnera-z-bahmuta-mozhe-buty-vijskovoyu-hytristyu-petro-chernyk/" text:style-name="Internet_20_link" text:visited-style-name="Visited_20_Internet_20_Link">
https://armyinform.com.ua/2023/05/05/zayava-pro-vyhid-vagnera-z-bahmuta-mozhe-buty-vijskovoyu-hytristyu-petro-chernyk/</text:a>
</text:p>
      <!--NEWS-->
      <text:h text:style-name="P10" text:outline-level="1">
<text:span text:style-name="T4">
出国治疗撤离乌克兰和平民</text:span>
</text:h>
      <text:p text:style-name="P4">
作者: ['АРМІЯINFORM']</text:p>
      <text:p text:style-name="P4">
时间: 2023-05-05T70:00:00-04:00</text:p>
      <text:p text:style-name="P4">
描述: Invropeicosica的Heally he he heally of Invropeicosica的治愈性的显着性，例如...与乌克兰2022年的战争，与乌克兰与乌克兰的最新新闻，与乌克兰的新闻战争，与乌克兰2022年的新闻战争，乌克兰和乌克兰之间的战争会发生俄罗斯在2022年与乌克兰战争时，是否将在不久</text:p>
      <text:p text:style-name="P4">
图片: ['<text:a xlink:type="simple" xlink:href="https://armyinform.com.ua/wp-content/uploads/2023/05/medychna-evakuacziya.jpg" text:style-name="Internet_20_link" text:visited-style-name="Visited_20_Internet_20_Link">
medychna-evakuacziya.jpg</text:a>
']</text:p>
      <text:p text:style-name="P4">
标签: ['АГРЕСІЯ РФ', 'ЕВАКУАЦІЯ ПОРАНЕНИХ', 'МІНІСТЕРСТВО ОХОРОНИ ЗДОРОВ’Я УКРАЇНИ']</text:p>
      <text:p text:style-name="P4">
类别: News</text:p>
      <!--METADATA-->
      <text:p text:style-name="P4">
<draw:frame draw:style-name="fr1" draw:name="Image294" text:anchor-type="as-char" svg:width="6.9236in" svg:height="3.894525in" draw:z-index="0">
<draw:image xlink:href="../Images/AРМІЯINFORM/2023-05-05T70-00-00-04-00/medychna-evakuacziya.jpg" xlink:type="simple" xlink:show="embed" xlink:actuate="onLoad" draw:mime-type="image/jpeg"/>
</draw:frame>
在乌克兰卫生部和欧洲委员会卫生部的合作以及在乌克兰国家边境警卫队和乌克兰州移民局的支持下，在地区军事行政部门和医疗机构的积极协助下，医疗运输在国外受影响的乌克兰人中。</text:p>
      <text:p text:style-name="P4">
关于它<text:a xlink:type="simple" xlink:href="https://www.kmu.gov.ua/news/moz-razom-z-ievrokomisiieiu-orhanizuvaly-shche-odyn-evakuatsiinyi-reis-dlia-poriatunku-postrazhdalykh-ukraintsiv" text:style-name="Internet_20_link" text:visited-style-name="Visited_20_Internet_20_Link">
报告</text:a>
政府门户。</text:p>
      <text:p text:style-name="P4">
28来自Dnipropetrovsk，Kyiv，Odesa，Rivne，Rivne，Ivano-Frankivsk，Lviv，Vinnytsia和Active行动领土的军事和平民。</text:p>
      <text:p text:style-name="P4">
这些是有雷测试损伤的患者。 他们同意在丹麦，法国，挪威和德国的医疗机构接受治疗。</text:p>
      <text:p text:style-name="P4">
需要专门的旋律医疗服务的成人和儿童都被撤离。</text:p>
      <text:p text:style-name="P4">
这种疏散航班已经进行了一年多，并且已经运营了将近一天。 毕竟，持续的战斗，炮击和基础设施损害将使东方和边境的医疗服务变得复杂。</text:p>
      <text:p text:style-name="P4">
在需要时，患者伴随着亲戚或亲戚 - 鉴于由于严重的状况以及更多术后护理而需要进行无关的援助和维护。</text:p>
      <text:p text:style-name="P4">
在与紧急医疗援助服务局合作，国际合作伙伴通过LVIV的医疗枢纽向波兰的飞机场提供了从前线医院的医院运输。 此外，空中农场或特殊航空运输公司将乌克兰人运送到欧洲国家 /地区的专门治疗。</text:p>
      <text:p text:style-name="P4">
自战争开始以来，卫生部与国际合作伙伴一起继续尽一切可能拯救我们的人民并提供必要的医疗服务。 总共有3,000多名乌克兰人已经撤离。</text:p>
      <text:p text:style-name="P4">
News Source: <text:a xlink:type="simple" xlink:href="https://armyinform.com.ua/2023/05/05/na-likuvannya-za-kordon-evakuyuvaly-ukrayinskyh-vijskovyh-ta-czyvilnyh/" text:style-name="Internet_20_link" text:visited-style-name="Visited_20_Internet_20_Link">
https://armyinform.com.ua/2023/05/05/na-likuvannya-za-kordon-evakuyuvaly-ukrayinskyh-vijskovyh-ta-czyvilnyh/</text:a>
</text:p>
      <!--NEWS-->
      <text:h text:style-name="P10" text:outline-level="1">
<text:span text:style-name="T4">
大都会Epiphanius讨论了强化</text:span>
</text:h>
      <text:p text:style-name="P4">
作者: ['АРМІЯINFORM']</text:p>
      <text:p text:style-name="P4">
时间: 2023-05-05T71:00:00-04:00</text:p>
      <text:p text:style-name="P4">
描述: 由基辅大都会和乌克兰的埃普尼·菲尼（Metropolitan domi foriv）的大都会和乌克兰的伊斯特尼（Epaniy）的祝福...与乌克兰2022年的战争，与乌克兰的最新新闻，《与乌克兰2022年的新闻战争》，今天最后一次与乌克兰的新闻战争，乌克兰和俄罗斯和俄罗斯和俄罗斯之间以及何时何时又有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345280387_1470306557120087_7961572618843076051_n.jpg" text:style-name="Internet_20_link" text:visited-style-name="Visited_20_Internet_20_Link">
345280387_1470306557120087_7961572618843076051_n.jpg</text:a>
']</text:p>
      <text:p text:style-name="P4">
标签: ['КАПЕЛАНСТВО', 'КОМАНДУВАННЯ ОБʼЄДНАНИХ СИЛ ЗС УКРАЇНИ', 'МИТРОПОЛИТ ЕПІФАНІЙ']</text:p>
      <text:p text:style-name="P4">
类别: News</text:p>
      <!--METADATA-->
      <text:p text:style-name="P4">
<draw:frame draw:style-name="fr1" draw:name="Image295" text:anchor-type="as-char" svg:width="6.9236in" svg:height="4.601914in" draw:z-index="0">
<draw:image xlink:href="../Images/AРМІЯINFORM/2023-05-05T71-00-00-04-00/345280387_1470306557120087_7961572618843076051_n.jpg" xlink:type="simple" xlink:show="embed" xlink:actuate="onLoad" draw:mime-type="image/jpeg"/>
</draw:frame>
基辅的祝福大都会和所有乌克兰的大都会支持中的Epiphanius会见了基夫BCC的领导，乌克兰中尉库托瓦·库托夫(Kyiv BCC)的牧师库托瓦·库托夫(Kyiv BCC)武装部队的牧师。</text:p>
      <text:p text:style-name="P4">
关于它<text:a xlink:type="simple" xlink:href="https://www.facebook.com/JointForcesCommandAFU/posts/pfbid03XGZgeCBpgTjzrVyqGex57a6NJyDPMZmZT6FYHMxXRfxRqQ4mZ4Kq2ouCebYAiL2l" text:style-name="Internet_20_link" text:visited-style-name="Visited_20_Internet_20_Link">
告知</text:a>
乌克兰武装部队联合部队指挥的公共关系部。</text:p>
      <text:p text:style-name="P4">
双方讨论了旨在支持我国捍卫者的合作的强化，并创建了各种慈善项目，以帮助流离失所的流离失所者和乌克兰军人的子女。</text:p>
      <ul>
        <li>
我们旨在为那些每天保护我们的人冒着最昂贵的生活的人表达爱与崇敬。 大都会Epiphanius说，我们的注意力也应引起遭受俄罗斯侵略的小乌克兰人，因为他们在如此艰难的时期尤其支持支持。</li>
      </ul>
      <text:p text:style-name="P4">
News Source: <text:a xlink:type="simple" xlink:href="https://armyinform.com.ua/2023/05/05/mytropolyt-epifanij-obgovoryv-posylennya-spivpraczi-z-kapelanom-komanduvannya-obyednanyh-syl-zsu/" text:style-name="Internet_20_link" text:visited-style-name="Visited_20_Internet_20_Link">
https://armyinform.com.ua/2023/05/05/mytropolyt-epifanij-obgovoryv-posylennya-spivpraczi-z-kapelanom-komanduvannya-obyednanyh-syl-zsu/</text:a>
</text:p>
      <!--NEWS-->
      <text:h text:style-name="P10" text:outline-level="1">
<text:span text:style-name="T4">
SES的烟火技术每天被中和1,200多个爆炸性物品</text:span>
</text:h>
      <text:p text:style-name="P4">
作者: ['АРМІЯINFORM']</text:p>
      <text:p text:style-name="P4">
时间: 2023-05-05T72:00:00-04:00</text:p>
      <text:p text:style-name="P4">
描述: 借出了4次伤害，pirotechnicly，乌克罗兹尼的乌克兰武装部队……与乌克兰2022年的战争，今天与乌克兰的最新新闻，今天与乌克兰2022年的新闻战争，乌克兰和俄罗斯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c0dcc28bebeeb3211a1b8c44265196e8.jpeg" text:style-name="Internet_20_link" text:visited-style-name="Visited_20_Internet_20_Link">
c0dcc28bebeeb3211a1b8c44265196e8.jpeg</text:a>
']</text:p>
      <text:p text:style-name="P4">
标签: ['STOPRUSSIA', 'АГРЕСІЯ РФ', 'ВІЙНА', 'ВТОРГНЕННЯ РФ', 'ДСНС УКРАЇНИ', 'РОЗМІНУВАННЯ']</text:p>
      <text:p text:style-name="P4">
类别: News</text:p>
      <!--METADATA-->
      <text:p text:style-name="P4">
<draw:frame draw:style-name="fr1" draw:name="Image296" text:anchor-type="as-char" svg:width="6.9236in" svg:height="3.896076in" draw:z-index="0">
<draw:image xlink:href="../Images/AРМІЯINFORM/2023-05-05T72-00-00-04-00/c0dcc28bebeeb3211a1b8c44265196e8.jpeg" xlink:type="simple" xlink:show="embed" xlink:actuate="onLoad" draw:mime-type="image/jpeg"/>
</draw:frame>
说明性照片</text:p>
      <text:p text:style-name="P4">
在5月4日<text:span text:style-name="T4">
的最后一天，国家服务处的烟火单位</text:span>
 170次**参与了我的任务。</text:p>
      <text:p text:style-name="P4">
关于它_ <text:a xlink:type="simple" xlink:href="https://dsns.gov.ua/uk/news/nadzvicaini-podiyi/informaciia-shhodo-diialnosti-pirotexnicnix-pidrozdiliv-dsns-109" text:style-name="Internet_20_link" text:visited-style-name="Visited_20_Internet_20_Link">
报告</text:a>
_苏联乌克兰。</text:p>
      <text:p text:style-name="P4">
<text:span text:style-name="T4">
 1273 </text:span>
<text:span text:style-name="T4">
爆炸</text:span>
 <text:span text:style-name="T4">
 </text:span>
项目发现，扣押和处置了烟火单元。(清除)面积<text:span text:style-name="T4">
 208公顷</text:span>
。</text:p>
      <text:p text:style-name="P4">
最常工作的烟火单元工作：在Kharkiv地区17 611，Kyiv地区-7611，Donetsk地区-5076，Mykolaiv地区-4765，Kherson地区-4587，Chernihiv -4568 -4568，Sumy -1942 -1942，Cherkasy地区-1091。</text:p>
      <text:p text:style-name="P4">
参考：356 030爆炸物的单位和2891公斤的爆炸性物质，包括2218枚航空炸弹，从俄罗斯乌克兰俄罗斯联合会的大规模侵略开始就被处置了。 大约84 345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5/za-dobu-pirotehniky-dsns-zneshkodyly-ponad-1200-vybuhonebezpechnyh-predmetiv/" text:style-name="Internet_20_link" text:visited-style-name="Visited_20_Internet_20_Link">
https://armyinform.com.ua/2023/05/05/za-dobu-pirotehniky-dsns-zneshkodyly-ponad-1200-vybuhonebezpechnyh-predmetiv/</text:a>
</text:p>
      <!--NEWS-->
      <text:h text:style-name="P10" text:outline-level="1">
<text:span text:style-name="T4">
进入军事医疗委员会将在5月底之前进行电子</text:span>
</text:h>
      <text:p text:style-name="P4">
作者: ['АРМІЯINFORM']</text:p>
      <text:p text:style-name="P4">
时间: 2023-05-05T73:00:00-04:00</text:p>
      <text:p text:style-name="P4">
描述: Min steniy的防御，以抢劫VLK Yavishy上Likvidatsiy Cherg的Pershi crock。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malyar-53.jpg" text:style-name="Internet_20_link" text:visited-style-name="Visited_20_Internet_20_Link">
malyar-53.jpg</text:a>
', '<text:a xlink:type="simple" xlink:href="https://armyinform.com.ua/wp-content/uploads/2023/05/b5744a9d-4304-4d54-9d82-40b28c2b08fd.jpg" text:style-name="Internet_20_link" text:visited-style-name="Visited_20_Internet_20_Link">
b5744a9d-4304-4d54-9d82-40b28c2b08fd.jpg</text:a>
']</text:p>
      <text:p text:style-name="P4">
标签: ['ВЛК', 'ГАННА МАЛЯР']</text:p>
      <text:p text:style-name="P4">
类别: News</text:p>
      <!--METADATA-->
      <text:p text:style-name="P4">
<draw:frame draw:style-name="fr1" draw:name="Image297" text:anchor-type="as-char" svg:width="6.9236in" svg:height="4.615733in" draw:z-index="0">
<draw:image xlink:href="../Images/AРМІЯINFORM/2023-05-05T73-00-00-04-00/malyar-53.jpg" xlink:type="simple" xlink:show="embed" xlink:actuate="onLoad" draw:mime-type="image/jpeg"/>
</draw:frame>
Photodmitry Yurchenko</text:p>
      <text:p text:style-name="P4">
国防部采取了第一步，以作为一种现象消除了VLK上的队列。</text:p>
      <text:p text:style-name="P4">
关于它<text:a xlink:type="simple" xlink:href="https://t.me/annamaliar/704" text:style-name="Internet_20_link" text:visited-style-name="Visited_20_Internet_20_Link">
写</text:a>
乌克兰国防部副部长安娜·马里亚尔(Anna Malyar)在电报中。</text:p>
      <text:p text:style-name="P4">
“在照片中 - 电子记录系统接口的屏幕给医生。 她说：“该项目的开始后将能够在医疗检查之前或每天的特定专家(每天和每天的专家)记录战斗人员。”</text:p>
      <text:p text:style-name="P4">
<draw:frame draw:style-name="fr1" draw:name="Image298" text:anchor-type="as-char" svg:width="5.033333in" svg:height="10.0in" draw:z-index="0">
<draw:image xlink:href="../Images/AРМІЯINFORM/2023-05-05T73-00-00-04-00/b5744a9d-4304-4d54-9d82-40b28c2b08fd.jpg" xlink:type="simple" xlink:show="embed" xlink:actuate="onLoad" draw:mime-type="image/jpeg"/>
</draw:frame>
据她说，无需排队。 士兵会知道他们需要到的精度。</text:p>
      <text:p text:style-name="P4">
“现在，我们已经在以下城市的测试模式下启动了该项目：Kharkiv，Lviv，Kiev，Vinnitsa和Odesa。 大多数人目前正在经营VLK。 这些计划旨在将所有军事医疗委员会转换为电子录音。 这将在五月逃脱。”安娜·马利亚(Anna Malyar)说。</text:p>
      <text:p text:style-name="P4">
News Source: <text:a xlink:type="simple" xlink:href="https://armyinform.com.ua/2023/05/05/zapys-do-vijskovo-likarskyh-komisij-stane-elektronnym-do-kinczya-travnya/" text:style-name="Internet_20_link" text:visited-style-name="Visited_20_Internet_20_Link">
https://armyinform.com.ua/2023/05/05/zapys-do-vijskovo-likarskyh-komisij-stane-elektronnym-do-kinczya-travnya/</text:a>
</text:p>
      <!--NEWS-->
      <text:h text:style-name="P10" text:outline-level="1">
<text:span text:style-name="T4">
俄罗斯人的策略没有改变 - 安娜画家</text:span>
</text:h>
      <text:p text:style-name="P4">
作者: ['Олексій Мосейченок']</text:p>
      <text:p text:style-name="P4">
时间: 2023-05-05T74:00:00-04:00</text:p>
      <text:p text:style-name="P4">
描述: 关于电视马拉松“єIini新闻”的PID小时Rospovisla是国防防御的代祷者...与乌克兰2022年的战争，与乌克兰的最新新闻，今天与乌克兰2022年的新闻战争，今天与乌克兰的新闻战争，今天会有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БАХМУТ', 'ВТОРГНЕННЯ РФ', 'ГАННА МАЛЯР', 'ЄДИНІ НОВИНИ', 'ПВК ВАГНЕРА']</text:p>
      <text:p text:style-name="P4">
类别: News</text:p>
      <!--METADATA-->
      <text:p text:style-name="P4">
<draw:frame draw:style-name="fr1" draw:name="Image299" text:anchor-type="as-char" svg:width="6.9236in" svg:height="4.615733in" draw:z-index="0">
<draw:image xlink:href="../Images/AРМІЯINFORM/2023-05-05T74-00-00-04-00/photo_2022-12-15_12-35-57.jpg" xlink:type="simple" xlink:show="embed" xlink:actuate="onLoad" draw:mime-type="image/jpeg"/>
</draw:frame>
国防副部长安娜·马利亚(Anna Malyar)。 Dmitry Yurchenko摄影。</text:p>
      <text:p text:style-name="P4">
在电视马拉松比赛中<text:a xlink:type="simple" xlink:href="https://www.youtube.com/live/WY8sDvZdWEA" text:style-name="Internet_20_link" text:visited-style-name="Visited_20_Internet_20_Link">
“ unin”</text:a>
乌克兰安娜·马里亚尔(Anna Malyar)副国防部长告诉。</text:p>
      <ul>
        <li>
每一次火箭攻击都被认为是新颖和独家的东西，因为这通常是损失和破坏。 但是，如果您查看动作和战争的动态，目前尚未观察到战术的变化。 俄罗斯联合会以其能力的能力运作，调整某些类型的武器的生产。 根据他们当前的机会，这只是战争。 火箭炮击和无人机攻击正在检查我们防空的潜力。</li>
      </ul>
      <text:p text:style-name="P4">
安娜·玛丽亚尔(Anna Malyar)指出，俄罗斯人容易出现象征意义。 5月9日是他们的历史神话。</text:p>
      <ul>
        <li>
例如，他们在5月9日之前采取Bakhmut做什么？ 现在，我们在他们从瓦格纳阵线的整个前线拉动nabakhmut方向时画画。 在有俄罗斯伞兵单位的地方，瓦格纳PEC的代表被扔进了他们的护理中。 我必须说，宣传也落后了。 不仅是泰特拉姆渠道的官方媒体，而且这些私人团体的负责人也加剧了。 另一方面，乌克兰的Deborons抵制，不允许防守。 积极的攻击行动也在放弃。 我们已经有一个消息，我们的战士摧毁了货车中弹药的存储。</li>
      </ul>
      <text:p text:style-name="P4">
News Source: <text:a xlink:type="simple" xlink:href="https://armyinform.com.ua/2023/05/05/taktyka-rosiyan-ne-zminyuyetsya-ganna-malyar/" text:style-name="Internet_20_link" text:visited-style-name="Visited_20_Internet_20_Link">
https://armyinform.com.ua/2023/05/05/taktyka-rosiyan-ne-zminyuyetsya-ganna-malyar/</text:a>
</text:p>
      <!--NEWS-->
      <text:h text:style-name="P10" text:outline-level="1">
<text:span text:style-name="T4">
给予防空系统部署的入侵者的敖德萨将在监狱里呆15年</text:span>
</text:h>
      <text:p text:style-name="P4">
作者: ['АРМІЯINFORM']</text:p>
      <text:p text:style-name="P4">
时间: 2023-05-05T75:00:00-04:00</text:p>
      <text:p text:style-name="P4">
描述: 检察官被带到了俄罗斯联合会的烤架，这不是一个帐篷...与乌克兰2022年的战争，与乌克兰的最新新闻，《与乌克兰的新闻战争》，与乌克兰2022年的战争，今天是最后的战争，这是今天的最后一场乌克兰与俄罗斯之间的战争，以及2022年与乌克兰的战争，这将是与否，他们说，在不久的将来，将与乌克兰发生战争，他们说，与乌克兰的战争，今天的乌克兰新闻，乌克兰的新闻，乌克兰媒体的新闻在俄罗斯</text:p>
      <text:p text:style-name="P4">
图片: ['<text:a xlink:type="simple" xlink:href="https://armyinform.com.ua/wp-content/uploads/2023/05/photo-5377595558115526149-y-e1683288087315.jpg" text:style-name="Internet_20_link" text:visited-style-name="Visited_20_Internet_20_Link">
photo-5377595558115526149-y-e1683288087315.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00" text:anchor-type="as-char" svg:width="6.9236in" svg:height="5.969561in" draw:z-index="0">
<draw:image xlink:href="../Images/AРМІЯINFORM/2023-05-05T75-00-00-04-00/photo-5377595558115526149-y-e1683288087315.jpg" xlink:type="simple" xlink:show="embed" xlink:actuate="onLoad" draw:mime-type="image/jpeg"/>
</draw:frame>
检察官证明，敖德萨的居民是俄罗斯的支持者和非征收的“肮脏”收入，为检索的特殊服务收集了武装部队，职位，行政部门，行政部门的人员和军事技术人员的部署地点敖德萨执法机构的建筑物。</text:p>
      <text:p text:style-name="P4">
他被没收被判处15年徒刑。</text:p>
      <text:p text:style-name="P4">
被定罪的人安装并​​记录在敖德萨防空手段的视频基础上。 同时，叛徒估计他的“援助”为70 000 UAH。</text:p>
      <text:p text:style-name="P4">
为了收集侦察信息，他去了敖德萨的不同领域和地区中心的前后主义者，在那里他进行了照片和视频固定物体。</text:p>
      <text:p text:style-name="P4">
敌人的线人在将防空系统部署到俄罗斯联邦特殊服务的代表的情况下在视频材料转移期间被拘留，并在一位使者的帮助下被拘留。</text:p>
      <text:p text:style-name="P4">
他现在被拘留。</text:p>
      <text:p text:style-name="P4">
<text:span text:style-name="T4">
资料来源：</text:span>
 <text:a xlink:type="simple" xlink:href="https://www.gp.gov.ua/ua/posts/za-derzzradu-do-15-rokiv-za-gratami-zasudzeno-meskancya-odesi-yakii-za-70-tis-grn-zdavav-vorogu-miscya-dislokaciyi-sistem-ppo" text:style-name="Internet_20_link" text:visited-style-name="Visited_20_Internet_20_Link">
_乌克兰检察长_的_PICE</text:a>
</text:p>
      <text:p text:style-name="P4">
News Source: <text:a xlink:type="simple" xlink:href="https://armyinform.com.ua/2023/05/05/odesyt-yakyj-zdavav-okupantu-dyslokacziyi-system-ppo-provede-15-rokiv-za-gratamy/" text:style-name="Internet_20_link" text:visited-style-name="Visited_20_Internet_20_Link">
https://armyinform.com.ua/2023/05/05/odesyt-yakyj-zdavav-okupantu-dyslokacziyi-system-ppo-provede-15-rokiv-za-gratamy/</text:a>
</text:p>
      <!--NEWS-->
      <text:h text:style-name="P10" text:outline-level="1">
<text:span text:style-name="T4">
传奇的《星球大战》演员为乌克兰军队筹集了超过150万美元的无人机</text:span>
</text:h>
      <text:p text:style-name="P4">
作者: ['АРМІЯINFORM']</text:p>
      <text:p text:style-name="P4">
时间: 2023-05-05T76:00:00-04:00</text:p>
      <text:p text:style-name="P4">
描述: 传奇的马克·吉尔（Mark Gemill），Zoryani viyns i Yaki的Yaki Zigrave Luke Skywalker ...与乌克兰2022年的战争，与乌克兰的最新新闻，今天与乌克兰的新闻战争，今天与乌克兰2022年的新闻战争，乌克兰和俄罗斯和俄罗斯和俄罗斯和俄罗斯和俄罗斯和俄罗斯和俄罗斯与俄罗斯和俄罗斯之间的战争将会何时，何时，何时，何时，何时，何时，何时，何时，2022年与乌克兰的战争将在不久的将来与乌克兰进行战争，与乌克兰的战争，今天的乌克兰新闻，乌克兰的新闻，乌克兰的新闻俄罗斯的媒体</text:p>
      <text:p text:style-name="P4">
图片: ['<text:a xlink:type="simple" xlink:href="https://armyinform.com.ua/wp-content/uploads/2023/05/hamill.jpg" text:style-name="Internet_20_link" text:visited-style-name="Visited_20_Internet_20_Link">
hamill.jpg</text:a>
']</text:p>
      <text:p text:style-name="P4">
标签: ['RQ-35 HEIDRUN', 'UNITED24', 'БПЛА']</text:p>
      <text:p text:style-name="P4">
类别: News</text:p>
      <!--METADATA-->
      <text:p text:style-name="P4">
<draw:frame draw:style-name="fr1" draw:name="Image301" text:anchor-type="as-char" svg:width="6.9236in" svg:height="3.894525in" draw:z-index="0">
<draw:image xlink:href="../Images/AРМІЯINFORM/2023-05-05T76-00-00-04-00/hamill.jpg" xlink:type="simple" xlink:show="embed" xlink:actuate="onLoad" draw:mime-type="image/jpeg"/>
</draw:frame>
传奇的马克·亨希尔(Mark Hemill)在《星球大战》(Star Wars)扮演卢克·天行者(Luke Skywalker)，他是全球支持乌克兰联队24号倡议的大使，他为乌克兰军队的无人机RQ-35 Heidrun筹集了1,517205美元。</text:p>
      <text:p text:style-name="P4">
关于它<text:a xlink:type="simple" xlink:href="https://t.me/zedigital/3093" text:style-name="Internet_20_link" text:visited-style-name="Visited_20_Internet_20_Link">
报告</text:a>
Zinnovations，Digital Transformation Mikhail Fedorov的教育，科学和技术艰苦发展的Zinnovations的替代人。</text:p>
      <text:p text:style-name="P4">
“现在，我们的捍卫者和捍卫者将获得<text:span text:style-name="T4">
 10 </text:span>
强大的丹麦生产侦察单位。 RQ-35 Heidrun是一个有效而简单的无人机庇护所，用于优质侦察任务。 他还可以面对俄罗斯人的广播电子斗争。”</text:p>
      <text:p text:style-name="P4">
回想一下《星球大战》明星马克·海丝<text:a xlink:type="simple" xlink:href="https://armyinform.com.ua/2022/12/18/zirka-zoryanyh-vijn-mark-gemill-rozpochav-zbir-na-10-potuzhnyh-droniv-rozvidnykiv/" text:style-name="Internet_20_link" text:visited-style-name="Visited_20_Internet_20_Link">
开始</text:a>
2022年12月，为武装部队提供10辆强大汽车的收集。</text:p>
      <text:p text:style-name="P4">
乌克兰Volodymyr Zelenskyy总裁<text:a xlink:type="simple" xlink:href="https://armyinform.com.ua/2023/05/05/cherez-platformu-united24-zapochatkovanyj-pershyj-u-sviti-flot-morskyh-droniv-prezydent/" text:style-name="Internet_20_link" text:visited-style-name="Visited_20_Internet_20_Link">
报道</text:a>
Uniti24世界上第一个海军无人机已发射。</text:p>
      <text:p text:style-name="P4">
News Source: <text:a xlink:type="simple" xlink:href="https://armyinform.com.ua/2023/05/05/legendarnyj-aktor-iz-zoryanyh-vijn-zibrav-ponad-15-mln-na-drony-dlya-ukrayinskyh-vijskovyh/" text:style-name="Internet_20_link" text:visited-style-name="Visited_20_Internet_20_Link">
https://armyinform.com.ua/2023/05/05/legendarnyj-aktor-iz-zoryanyh-vijn-zibrav-ponad-15-mln-na-drony-dlya-ukrayinskyh-vijskovyh/</text:a>
</text:p>
      <!--NEWS-->
      <text:h text:style-name="P10" text:outline-level="1">
<text:span text:style-name="T4">
比利时将俄罗斯冷冻资产的百分比用于恢复乌克兰 - 该国总理</text:span>
</text:h>
      <text:p text:style-name="P4">
作者: ['АРМІЯINFORM']</text:p>
      <text:p text:style-name="P4">
时间: 2023-05-05T77:00:00-04:00</text:p>
      <text:p text:style-name="P4">
描述: Prem-Minster Belgi Aleksander de KrourMaєNamyrSkryamuvati Vidnotki，Otromimani Vid ...与乌克兰2022年的战争，与乌克兰的最新新闻，今天与乌克兰的新闻，与乌克兰2022年的新闻战争，今天与乌克兰的2022年进行战争，乌克兰和俄罗斯和俄罗斯之间的战争将在何时，何时，何时，何时，何时，何时，何时，何时，2022年与乌克兰的战争将在不久的将来与乌克兰进行战争，与乌克兰的战争，今天的乌克兰新闻，乌克兰的新闻，乌克兰的新闻俄罗斯的媒体</text:p>
      <text:p text:style-name="P4">
图片: ['<text:a xlink:type="simple" xlink:href="https://armyinform.com.ua/wp-content/uploads/2023/05/belgium-1.jpg" text:style-name="Internet_20_link" text:visited-style-name="Visited_20_Internet_20_Link">
belgium-1.jpg</text:a>
']</text:p>
      <text:p text:style-name="P4">
标签: ['АГРЕСІЯ РФ', 'БЕЛЬГІЯ', 'ДОПОМОГА ПАРТНЕРІВ', 'СВІТ ПІДТРИМУЄ УКРАЇНУ']</text:p>
      <text:p text:style-name="P4">
类别: News</text:p>
      <!--METADATA-->
      <text:p text:style-name="P4">
<draw:frame draw:style-name="fr1" draw:name="Image302" text:anchor-type="as-char" svg:width="6.9236in" svg:height="3.894525in" draw:z-index="0">
<draw:image xlink:href="../Images/AРМІЯINFORM/2023-05-05T77-00-00-04-00/belgium-1.jpg" xlink:type="simple" xlink:show="embed" xlink:actuate="onLoad" draw:mime-type="image/jpeg"/>
</draw:frame>
比利时总理亚历山大·德·克鲁(Alexander de Kroo)打算指示比利时冻结的俄罗斯资产所获得的利息，以恢复乌克兰。</text:p>
      <text:p text:style-name="P4">
关于这位比利时总理<text:a xlink:type="simple" xlink:href="https://www.premier.be/fr/soutien-%C3%A0-la-reconstruction-de-lukraine" text:style-name="Internet_20_link" text:visited-style-name="Visited_20_Internet_20_Link">
说</text:a>
[会议]之后(https://armyinform.com.ua/2023/05/04/my-zustrichayemos-u-gaazi-shhob-nablyzyty-myr-i-povernuty-spravedlyvist-prezydent-ukrayiny/)乌克兰沃罗迪米尔·泽伦斯基总统和荷兰总理马克·鲁特在海牙。</text:p>
      <text:p text:style-name="P4">
正如比利时总理新闻界所述，布鲁塞尔官方现在已经冻结了价值约1800亿美元的俄罗斯资产。</text:p>
      <text:p text:style-name="P4">
早些时候，比利时总理亚历山大·德·克鲁(Alexander de Croo)和北约·斯托尔滕贝格(Ukraine Stoltenberg)北约部长<text:a xlink:type="simple" xlink:href="https://armyinform.com.ua/2023/04/27/gensek-nato-obgovoryv-z-premyerom-belgiyi-pidtrymku-ukrayiny/" text:style-name="Internet_20_link" text:visited-style-name="Visited_20_Internet_20_Link">
讨论</text:a>
乌克兰的进一步支持。</text:p>
      <text:p text:style-name="P4">
News Source: <text:a xlink:type="simple" xlink:href="https://armyinform.com.ua/2023/05/05/belgiya-spryamuye-vidsotky-vid-zamorozhenyh-rosijskyh-aktyviv-na-vidnovlennya-ukrayiny-premyer-krayiny/" text:style-name="Internet_20_link" text:visited-style-name="Visited_20_Internet_20_Link">
https://armyinform.com.ua/2023/05/05/belgiya-spryamuye-vidsotky-vid-zamorozhenyh-rosijskyh-aktyviv-na-vidnovlennya-ukrayiny-premyer-krayiny/</text:a>
</text:p>
      <!--NEWS-->
      <text:h text:style-name="P10" text:outline-level="1">
<text:span text:style-name="T4">
基辅北约秘书长特别代表：乌克兰妇女启发世界</text:span>
</text:h>
      <text:p text:style-name="P4">
作者: ['АРМІЯINFORM']</text:p>
      <text:p text:style-name="P4">
时间: 2023-05-05T78:00:00-04:00</text:p>
      <text:p text:style-name="P4">
描述: 乌克兰齐诺克的米饭是使同一tsnovosti的自由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iren-fellin.jpg" text:style-name="Internet_20_link" text:visited-style-name="Visited_20_Internet_20_Link">
iren-fellin.jpg</text:a>
']</text:p>
      <text:p text:style-name="P4">
标签: ['STOPRUSSIA', 'ІРЕН ФЕЛЛІН', 'СВІТ ПІДТРИМУЄ УКРАЇНУ', 'СПЕЦПРЕДСТАВНИК ГЕНСЕКА НАТО']</text:p>
      <text:p text:style-name="P4">
类别: News</text:p>
      <!--METADATA-->
      <text:p text:style-name="P4">
<draw:frame draw:style-name="fr1" draw:name="Image303" text:anchor-type="as-char" svg:width="6.9236in" svg:height="3.894525in" draw:z-index="0">
<draw:image xlink:href="../Images/AРМІЯINFORM/2023-05-05T78-00-00-04-00/iren-fellin.jpg" xlink:type="simple" xlink:show="embed" xlink:actuate="onLoad" draw:mime-type="image/jpeg"/>
</draw:frame>
乌克兰妇女保护自由和价值的决心是全世界的灵感。</text:p>
      <text:p text:style-name="P4">
这是在基辅乌克兰妇女大会上的演讲中<text:a xlink:type="simple" xlink:href="https://www.nato.int/cps/en/natohq/news_214342.htm" text:style-name="Internet_20_link" text:visited-style-name="Visited_20_Internet_20_Link">
宣布</text:a>
北约秘书 - 妇女，和平与安全伊伦菲林的一般特别代表。</text:p>
      <text:p text:style-name="P4">
艾琳·费林(Irene Fellin)说：“您保护国家自由和价值观的决心是对家庭和全世界的灵感。”</text:p>
      <text:p text:style-name="P4">
她补充说，从俄罗斯战争中获得的关键课程之一是“妇女应随时或在战争期间或和平期间参与其社会的生活。 艾琳·费林(Irene Fellin)补充说，战争期间使用性暴力强调了将性别观点融入冲突管理的重要性，他们的决心，和平发展，重建和国防能力的发展。</text:p>
      <text:p text:style-name="P4">
北约秘书长特别代表指出，包括恐怖主义，气候变化，网络安全和可持续性在内的新优先事项在1325年前通过了《决议》后，大大传播了“妇女，和平与安全”的年龄。 她认为，今天的主要任务是“保护和利用我们所取得的成就”。 她强调了“在战争期间和乌克兰胜利之后，妇女同等参与的重要性”的重要性，并确认他正在付费，以使倡议以全面的帮助方案资助，这是性别的反应，而妇女的需求是使满意。”</text:p>
      <text:p text:style-name="P4">
回想一下，作为乌克兰妇女国会驻乌克兰Bridzhzhzhzhink的一部分<text:a xlink:type="simple" xlink:href="https://armyinform.com.ua/2023/05/05/posol-ssha-genderna-rivnist-ta-inklyuzyvnist-roblyat-ukrayinu-sylnishoyu-proty-agresiyi-rf/" text:style-name="Internet_20_link" text:visited-style-name="Visited_20_Internet_20_Link">
宣布</text:a>
，性别平等和包容性使乌克兰对俄罗斯联邦国防部俄罗斯国防部副部长安娜·玛丽亚尔的侵略<text:a xlink:type="simple" xlink:href="https://armyinform.com.ua/2023/05/04/sogodni-ukrayinky-mozhut-obijmaty-bud-yaki-posady-v-zbrojnyh-sylah-ukrayiny-ganna-malyar/" text:style-name="Internet_20_link" text:visited-style-name="Visited_20_Internet_20_Link">
报道</text:a>
这项工作一直在为乌克兰军队的总生命引入性别方法。</text:p>
      <text:p text:style-name="P4">
News Source: <text:a xlink:type="simple" xlink:href="https://armyinform.com.ua/2023/05/05/speczpredstavnyk-genseka-nato-v-kyyevi-ukrayinski-zhinky-nadyhayut-svit/" text:style-name="Internet_20_link" text:visited-style-name="Visited_20_Internet_20_Link">
https://armyinform.com.ua/2023/05/05/speczpredstavnyk-genseka-nato-v-kyyevi-ukrayinski-zhinky-nadyhayut-svit/</text:a>
</text:p>
      <!--NEWS-->
      <text:h text:style-name="P10" text:outline-level="1">
<text:span text:style-name="T4">
德国和丹麦的国防部长参观了乌克兰油轮在豹子上训练的基地</text:span>
</text:h>
      <text:p text:style-name="P4">
作者: ['АРМІЯINFORM']</text:p>
      <text:p text:style-name="P4">
时间: 2023-05-05T79:00:00-04:00</text:p>
      <text:p text:style-name="P4">
描述: Ministra立即通过自己的Danski King Troles捍卫Boris Pistorius ...与乌克兰2022年的战争，与乌克兰的最新新闻，今天与乌克兰的新闻战争，今天与乌克兰2022年上次与乌克兰的新闻战争，乌克兰和俄罗斯之间的战争是否会发生战争，以及何时战争，什么时候他们在2022年与乌克兰有一年</text:p>
      <text:p text:style-name="P4">
图片: ['<text:a xlink:type="simple" xlink:href="https://armyinform.com.ua/wp-content/uploads/2023/05/bmvg02.jpg" text:style-name="Internet_20_link" text:visited-style-name="Visited_20_Internet_20_Link">
bmvg02.jpg</text:a>
', '<text:a xlink:type="simple" xlink:href="https://armyinform.com.ua/wp-content/uploads/2023/05/bmvg03-150x150.jpg" text:style-name="Internet_20_link" text:visited-style-name="Visited_20_Internet_20_Link">
bmvg03-150x150.jpg</text:a>
', '<text:a xlink:type="simple" xlink:href="https://armyinform.com.ua/wp-content/uploads/2023/05/bmvg01-150x150.jpg" text:style-name="Internet_20_link" text:visited-style-name="Visited_20_Internet_20_Link">
bmvg01-150x150.jpg</text:a>
']</text:p>
      <text:p text:style-name="P4">
标签: ['ДОПОМОГА ПАРТНЕРІВ', 'ЛЕОПАРДИ', 'МІНІСТР ОБОРОНИ ФРН БОРИС ПІСТОРІУС', 'СВІТ ПІДТРИМУЄ УКРАЇНУ', 'ТАНКИ']</text:p>
      <text:p text:style-name="P4">
类别: News</text:p>
      <!--METADATA-->
      <text:p text:style-name="P4">
<draw:frame draw:style-name="fr1" draw:name="Image304" text:anchor-type="as-char" svg:width="6.9236in" svg:height="3.894525in" draw:z-index="0">
<draw:image xlink:href="../Images/AРМІЯINFORM/2023-05-05T79-00-00-04-00/bmvg02.jpg" xlink:type="simple" xlink:show="embed" xlink:actuate="onLoad" draw:mime-type="image/jpeg"/>
</draw:frame>
德国部长鲍里斯·皮斯托里乌斯(Boris Pistorius)与他的丹麦大学隆德(Collegroels Lund)一起，今天5月5日，2023年5月5日访问了北部基地，正在研究乌克兰油轮。 在此基础上，讲师教乌克兰军事管理坦克豹1A5，这是为武装部队<text:a xlink:type="simple" xlink:href="https://armyinform.com.ua/2023/04/20/daniya-ta-niderlandy-peredadut-ukrayini-shhe-14-tankiv-leopard-2/" text:style-name="Internet_20_link" text:visited-style-name="Visited_20_Internet_20_Link">
传输</text:a>
丹麦。</text:p>
      <text:p text:style-name="P4">
关于这个<text:a xlink:type="simple" xlink:href="https://twitter.com/BMVg_Bundeswehr/status/1654470626868965377" text:style-name="Internet_20_link" text:visited-style-name="Visited_20_Internet_20_Link">
被引用</text:a>
德国国防部的证词。</text:p>
      <text:p text:style-name="P4">
“与荷兰和丹尼亚德国一起为维修主要战斗坦克提供资金<text:a xlink:type="simple" xlink:href="https://armyinform.com.ua/2023/02/09/leopard-1-staryj-ale-efektyvnyj-tank-z-mynulogo-stolittya/" text:style-name="Internet_20_link" text:visited-style-name="Visited_20_Internet_20_Link">
Leopard 1 A5</text:a>
证词写道。</text:p>
      <text:p text:style-name="P4">
<text:a xlink:type="simple" xlink:href="https://armyinform.com.ua/wp-content/uploads/2023/05/bmvg03.jpg" text:style-name="Internet_20_link" text:visited-style-name="Visited_20_Internet_20_Link">
!(Images/AРМІЯINFORM/2023-05-05T79-00-00-04-00/bmvg03-150x150.jpg)</text:a>
</text:p>
      <text:p text:style-name="P4">
<text:a xlink:type="simple" xlink:href="https://armyinform.com.ua/wp-content/uploads/2023/05/bmvg01.jpg" text:style-name="Internet_20_link" text:visited-style-name="Visited_20_Internet_20_Link">
<draw:frame draw:style-name="fr1" draw:name="Image305" text:anchor-type="as-char" svg:width="6.9236in" svg:height="6.9236in" draw:z-index="0">
<draw:image xlink:href="../Images/AРМІЯINFORM/2023-05-05T79-00-00-04-00/bmvg01-150x150.jpg" xlink:type="simple" xlink:show="embed" xlink:actuate="onLoad" draw:mime-type="image/jpeg"/>
</draw:frame>
</text:a>
</text:p>
      <text:p text:style-name="P4">
News Source: <text:a xlink:type="simple" xlink:href="https://armyinform.com.ua/2023/05/05/ministry-oborony-frn-ta-daniyi-vidvidaly-bazu-de-na-leopard-1-trenuyutsya-ukrayinski-tankisty/" text:style-name="Internet_20_link" text:visited-style-name="Visited_20_Internet_20_Link">
https://armyinform.com.ua/2023/05/05/ministry-oborony-frn-ta-daniyi-vidvidaly-bazu-de-na-leopard-1-trenuyutsya-ukrayinski-tankisty/</text:a>
</text:p>
      <!--NEWS-->
      <text:h text:style-name="P10" text:outline-level="1">
<text:span text:style-name="T4">
上周，武装部队海军的军队设法摧毁了77名入侵者和4个炮兵系统</text:span>
</text:h>
      <text:p text:style-name="P4">
作者: ['АРМІЯINFORM']</text:p>
      <text:p text:style-name="P4">
时间: 2023-05-05T80:00:00-04:00</text:p>
      <text:p text:style-name="P4">
描述: 关于海军ZS乌克兰人的立方体。 tizhnev tsvedennya viskovo-morzikiy Zbroysh的力量...与乌克兰2022年的战争，与乌克兰的最新新闻，今天与乌克兰的新闻战争，乌克兰的新闻战争，乌克兰和俄罗斯之间的战争是否会发生，以及与乌克兰之间的战争他们说，在2022年，是否会在不久的将来与乌克兰进行战争</text:p>
      <text:p text:style-name="P4">
图片: ['<text:a xlink:type="simple" xlink:href="https://armyinform.com.ua/wp-content/uploads/2023/05/343985509_551048173771415_7107345561752319416_n.jpg" text:style-name="Internet_20_link" text:visited-style-name="Visited_20_Internet_20_Link">
343985509_551048173771415_7107345561752319416_n.jpg</text:a>
']</text:p>
      <text:p text:style-name="P4">
标签: ['STOPRUSSIA', 'АГРЕСІЯ РФ', 'ВІЙНА', 'ВМС ЗС УКРАЇНИ', 'ВТОРГНЕННЯ РФ', 'ВТРАТИ ВОРОГА']</text:p>
      <text:p text:style-name="P4">
类别: News</text:p>
      <!--METADATA-->
      <text:p text:style-name="P4">
<draw:frame draw:style-name="fr1" draw:name="Image306" text:anchor-type="as-char" svg:width="6.9236in" svg:height="3.894525in" draw:z-index="0">
<draw:image xlink:href="../Images/AРМІЯINFORM/2023-05-05T80-00-00-04-00/343985509_551048173771415_7107345561752319416_n.jpg" xlink:type="simple" xlink:show="embed" xlink:actuate="onLoad" draw:mime-type="image/jpeg"/>
</draw:frame>
关于它<text:a xlink:type="simple" xlink:href="https://www.facebook.com/navy.mil.gov.ua/videos/1391000665083684/" text:style-name="Internet_20_link" text:visited-style-name="Visited_20_Internet_20_Link">
报告</text:a>
乌克兰武装部队的海军。</text:p>
      <text:p text:style-name="P4">
<text:span text:style-name="T4">
每周勃起乌克兰武装部队的海军。</text:span>
</text:p>
      <text:p text:style-name="P4">
被创造团体中的海军部队继续履行排斥俄罗斯联邦大规模武装侵略的任务。</text:p>
      <text:p text:style-name="P4">
因此，上周，我们的军队设法销毁了：77名入侵者，1辆战斗装甲车辆，4枚炮兵系统，1辆单位汽车，1个控​​制点，5个迫击炮计算，2个统一的特定设备和1种防空手段。</text:p>
      <text:p text:style-name="P4">
此外，乌克兰武装部队的海军与兄弟俩一起在构图中，尽一切努力确保航行的安全供应粮食危机。</text:p>
      <text:p text:style-name="P4">
因此，上周，在黑海谷物倡议11下，乌克兰港口停止了，谷物和其他食物近50万吨。</text:p>
      <text:p text:style-name="P4">
<text:span text:style-name="T4">
为了俄罗斯联合会的利益，kerch-yenikhal海峡的通过：</text:span>
</text:p>
      <text:p text:style-name="P4">
*到黑海-167艘船，其中46艘继续沿Bosphorus海峡的方向移动； * 120艘船只到亚佐夫海，其中27艘从Bosphorus海峡移动。</text:p>
      <text:p text:style-name="P4">
<text:span text:style-name="T4">
这些船只违反了佐朗在海上的国际大会(Solas)通过关闭自动识别系统(AIS).</text:span>
</text:p>
      <text:p text:style-name="P4">
<text:span text:style-name="T4">
Станом на сьогодні на 10-ту ранку ситуація така:</text:span>
</text:p>
      <ul>
        <li>
у Чорному морі на бойовому чергуванні перебувають 5 ворожих кораблів, серед яких 1 носій крилатих ракет «калібр», загальний залп становить до 8 ракет;  * в Азовському морі перебуває 1 ворожий корабель;  * у Середземному морі — 5 ворожих кораблі, з них 1 носій крилатих ракет «калібр», загальний залп яких становить — 4 ракети.</li>
      </ul>
      <text:p text:style-name="P4">
<text:span text:style-name="T4">
Довіряйте офіційним джерелам і пам’ятайте — ми даємо гідну відсіч агресору ізнищуємо його в морі, на землі та у повітрі!</text:span>
</text:p>
      <text:p text:style-name="P4">
Вірте у Збройні Сили України!</text:p>
      <text:p text:style-name="P4">
Слава Україні!</text:p>
      <text:p text:style-name="P4">
News Source: <text:a xlink:type="simple" xlink:href="https://armyinform.com.ua/2023/05/05/za-mynulyj-tyzhden-vijskovym-z-vms-zsu-vdalos-znyshhyty-77-okupantiv-ta-4-artylerijski-systemy/" text:style-name="Internet_20_link" text:visited-style-name="Visited_20_Internet_20_Link">
https://armyinform.com.ua/2023/05/05/za-mynulyj-tyzhden-vijskovym-z-vms-zsu-vdalos-znyshhyty-77-okupantiv-ta-4-artylerijski-systemy/</text:a>
</text:p>
      <!--NEWS-->
      <text:h text:style-name="P10" text:outline-level="1">
<text:span text:style-name="T4">
Rashist设备，BC和PMM仓库的掩盖实际上是平整的</text:span>
</text:h>
      <text:p text:style-name="P4">
作者: ['АРМІЯINFORM']</text:p>
      <text:p text:style-name="P4">
时间: 2023-05-05T81:00:00-04:00</text:p>
      <text:p text:style-name="P4">
描述: 关于TSE Doldomlya Gur Mou。 Rosviki Minikity负责人管理的需求...与乌克兰2022年的战争，与乌克兰最新新闻的战争，与乌克兰2022年的新闻战是今天的最后一场战争，乌克兰和俄罗斯之间的战争是否会发生战争在2022年将与乌克兰发生战争，是否会有，是否会有，是否在不久的将来与乌克兰的战争说，今天与乌克兰的战争，今天的乌克兰新闻，乌克兰的新闻，乌克兰媒体上的乌克兰新闻</text:p>
      <text:p text:style-name="P4">
图片: ['<text:a xlink:type="simple" xlink:href="https://armyinform.com.ua/wp-content/uploads/2023/05/articleimage_30737.webp" text:style-name="Internet_20_link" text:visited-style-name="Visited_20_Internet_20_Link">
articleimage_30737.webp</text:a>
']</text:p>
      <text:p text:style-name="P4">
标签: ['STOPRUSSIA', 'АГРЕСІЯ РФ', 'ВІЙНА', 'ВТОРГНЕННЯ РФ', 'ГУР МО УКРАЇНИ']</text:p>
      <text:p text:style-name="P4">
类别: News</text:p>
      <!--METADATA-->
      <text:p text:style-name="P4">
<draw:frame draw:style-name="fr1" draw:name="Image307" text:anchor-type="as-char" svg:width="6.9236in" svg:height="3.894525in" draw:z-index="0">
<draw:image xlink:href="../ConvertedIMGs/AРМІЯINFORM/2023-05-05T81-00-00-04-00/articleimage_30737.png" xlink:type="simple" xlink:show="embed" xlink:actuate="onLoad" draw:mime-type="image/png"/>
</draw:frame>
说明性照片</text:p>
      <text:p text:style-name="P4">
关于它<text:a xlink:type="simple" xlink:href="https://gur.gov.ua/content/narodnyi-suputnyk-bachyt-vse.html" text:style-name="Internet_20_link" text:visited-style-name="Visited_20_Internet_20_Link">
报告</text:a>
Gur Mou。</text:p>
      <text:p text:style-name="P4">
自2022年9月以来，乌克兰国防部的主要情报局实现了进一步的优先病变，以实现敌对目标的敌意目标，以实现敌对目标的敌意目标，以便对俄罗斯占领者造成明智的损失。</text:p>
      <text:p text:style-name="P4">
从那以后，为乌克兰人的捐款购买了Iceye空间空间备用，后者跌入了Sergiy Pritulu慈善基金会。</text:p>
      <text:p text:style-name="P4">
掩盖Muscovite技术，卑诗省和PMM仓库实际上被“人的卫星”所抵消 - 天气和一天中的时间对于使用它都不重要。</text:p>
      <text:p text:style-name="P4">
结果令人惊讶：在六个月的使用中，乌克兰将俄罗斯军事设备的废料变成了十亿美元，更不用说敌对的敌人积累了(暂时地)军事后勤的生活和对象。</text:p>
      <text:p text:style-name="P4">
GUR工作人员指出，“人民卫星”在规划和实现乌克兰的重要军事行动的规划和实现方面的特殊作用，再次向所有帮助Iceye的乌克兰人表示感谢。</text:p>
      <text:p text:style-name="P4">
在一起胜利!</text:p>
      <text:p text:style-name="P4">
荣耀乌克兰!</text:p>
      <text:p text:style-name="P4">
News Source: <text:a xlink:type="simple" xlink:href="https://armyinform.com.ua/2023/05/05/maskuvannya-rashystskoyi-tehniky-skladiv-bk-ta-pmm-faktychno-nivelovani-mozhlyvostyamy-narodnogo-suputnyka/" text:style-name="Internet_20_link" text:visited-style-name="Visited_20_Internet_20_Link">
https://armyinform.com.ua/2023/05/05/maskuvannya-rashystskoyi-tehniky-skladiv-bk-ta-pmm-faktychno-nivelovani-mozhlyvostyamy-narodnogo-suputnyka/</text:a>
</text:p>
      <!--NEWS-->
      <text:h text:style-name="P10" text:outline-level="1">
<text:span text:style-name="T4">
他与波克罗夫斯基地区的武装部队作战 - 他们将判断机枪兵“ DNR”</text:span>
</text:h>
      <text:p text:style-name="P4">
作者: ['АРМІЯINFORM']</text:p>
      <text:p text:style-name="P4">
时间: 2023-05-05T82:00:00-04:00</text:p>
      <text:p text:style-name="P4">
描述: 在2014年的Zhovtni，Roku MeshkanetsM.єnakeva，Pisdrimchichi Timchasov Perch ...与乌克兰2022年的战争，与乌克兰的最新新闻，今天与乌克兰2022年的新闻战争，今天，乌克兰和俄罗斯和俄罗斯之间的战争将在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1/360_240_1582135276-970.jpg" text:style-name="Internet_20_link" text:visited-style-name="Visited_20_Internet_20_Link">
360_240_1582135276-970.jpg</text:a>
']</text:p>
      <text:p text:style-name="P4">
标签: ['STOPRUSSIA', 'АГРЕСІЯ РФ', 'ВІЙНА', 'ВТОРГНЕННЯ РФ', 'КОЛАБОРАНТ', 'ОФІС ГЕНЕРАЛЬНОГО ПРОКУРОРА']</text:p>
      <text:p text:style-name="P4">
类别: News</text:p>
      <!--METADATA-->
      <text:p text:style-name="P4">
<draw:frame draw:style-name="fr1" draw:name="Image308" text:anchor-type="as-char" svg:width="6.9236in" svg:height="4.617974in" draw:z-index="0">
<draw:image xlink:href="../Images/AРМІЯINFORM/2023-05-05T82-00-00-04-00/360_240_1582135276-970.jpg" xlink:type="simple" xlink:show="embed" xlink:actuate="onLoad" draw:mime-type="image/jpeg"/>
</draw:frame>
说明性照片</text:p>
      <text:p text:style-name="P4">
已经确定，2014年10月，是Yenakiyev的居民，通过俄罗斯联邦的非法武装部队维持了顿涅茨克地区部分地区的时间占领，自愿加入了SO被称为人民的民兵唐巴斯。</text:p>
      <text:p text:style-name="P4">
关于这个<text:a xlink:type="simple" xlink:href="https://www.gp.gov.ua/ua/posts/voyuvav-proti-zsu-u-pokrovskomu-raioni-suditimut-kulemetnikv-dnr" text:style-name="Internet_20_link" text:visited-style-name="Visited_20_Internet_20_Link">
告知</text:a>
乌克兰检察长办公室。</text:p>
      <text:p text:style-name="P4">
在顿涅茨克(Donetsk)领土的学习过程中，他在唐·DNR部队的哥萨克联盟宵禁中占领了一名邮递员。 他为占领者服务而获得了“薪水”。</text:p>
      <text:p text:style-name="P4">
2022年4月，在乌克兰“遮阳板”的大规模入侵中，在驻扎在Yenakiyev。</text:p>
      <text:p text:style-name="P4">
在上述定居点附近，他被乌克兰军事人员拘留。</text:p>
      <text:p text:style-name="P4">
关于这个人，在一个恐怖组织中教导了关于国家背叛事实的起诉。</text:p>
      <text:p text:style-name="P4">
News Source: <text:a xlink:type="simple" xlink:href="https://armyinform.com.ua/2023/05/05/voyuvav-proty-zsu-u-pokrovskomu-rajoni-sudytymut-kulemetnykv-dnr/" text:style-name="Internet_20_link" text:visited-style-name="Visited_20_Internet_20_Link">
https://armyinform.com.ua/2023/05/05/voyuvav-proty-zsu-u-pokrovskomu-rajoni-sudytymut-kulemetnykv-dnr/</text:a>
</text:p>
      <!--NEWS-->
      <text:h text:style-name="P10" text:outline-level="1">
<text:span text:style-name="T4">
在这一年中，美国筹集了超过3.25亿美元。 贡献</text:span>
</text:h>
      <text:p text:style-name="P4">
作者: ['АРМІЯINFORM']</text:p>
      <text:p text:style-name="P4">
时间: 2023-05-05T83:00:00-04:00</text:p>
      <text:p text:style-name="P4">
描述: 关于乌克兰官员主席的首席执行官。 乌克兰沃迪米尔·泽伦斯基（Volodymyr Zelensky）总统...与乌克兰2022年的战争，与乌克兰的最新新闻，今天与乌克兰的新闻战争，与乌克兰2022年的新闻战争，今天将与乌克兰和俄罗斯之间发生战争，何时与乌克兰的战争， 2022年，无论是否会发生，无论是否会发生，是否会在不久的将来与乌克兰的战争说，今天与乌克兰的战争，今天的乌克兰新闻，乌克兰新闻，乌克兰媒体在俄罗斯的乌克兰新闻</text:p>
      <text:p text:style-name="P4">
图片: ['<text:a xlink:type="simple" xlink:href="https://armyinform.com.ua/wp-content/uploads/2023/05/0b1dc0ccd6646678d2634a6de9d24517_1683291285_extra_large.jpeg" text:style-name="Internet_20_link" text:visited-style-name="Visited_20_Internet_20_Link">
0b1dc0ccd6646678d2634a6de9d24517_1683291285_extra_large.jpeg</text:a>
', '<text:a xlink:type="simple" xlink:href="https://armyinform.com.ua/wp-content/uploads/2023/05/15942c36ff327a92db759c69a6b82d58_1683291287_extra_large.jpeg" text:style-name="Internet_20_link" text:visited-style-name="Visited_20_Internet_20_Link">
15942c36ff327a92db759c69a6b82d58_1683291287_extra_large.jpeg</text:a>
']</text:p>
      <text:p text:style-name="P4">
标签: ['STOPRUSSIA', 'UNITED24', 'АГРЕСІЯ РФ', 'ВІЙНА', 'ВОЛОДИМИР ЗЕЛЕНСЬКИЙ', 'ВТОРГНЕННЯ РФ', 'ОФІС ПРЕЗИДЕНТА УКРАЇНИ']</text:p>
      <text:p text:style-name="P4">
类别: News</text:p>
      <!--METADATA-->
      <text:p text:style-name="P4">
<draw:frame draw:style-name="fr1" draw:name="Image309" text:anchor-type="as-char" svg:width="6.9236in" svg:height="4.617948in" draw:z-index="0">
<draw:image xlink:href="../Images/AРМІЯINFORM/2023-05-05T83-00-00-04-00/0b1dc0ccd6646678d2634a6de9d24517_1683291285_extra_large.jpeg" xlink:type="simple" xlink:show="embed" xlink:actuate="onLoad" draw:mime-type="image/jpeg"/>
</draw:frame>
关于它<text:a xlink:type="simple" xlink:href="https://www.president.gov.ua/news/za-rik-fandrejzingova-platforma-united24-zibrala-ponad-325-m-82697" text:style-name="Internet_20_link" text:visited-style-name="Visited_20_Internet_20_Link">
报告</text:a>
乌克兰总统办公室。</text:p>
      <text:p text:style-name="P4">
乌克兰Volodymyr Zelensky总裁概括了2022年5月5日启动的United24 Fandaizing平台。 在此期间，NBU的帐户获得了超过3.25亿美元。 来自国际公司，乌克兰商业，慈善组织，世界世界和捐助者的美国捐款。</text:p>
      <text:p text:style-name="P4">
对于在United24的帮助下累积的资金，个人资料部购买了166辆救护车，数百套医疗设备，乌克兰防守者的弹药，这是乌克兰第一辆汽车的汽车，用于对海军无人机的海军无人机。</text:p>
      <text:p text:style-name="P4">
“在第一年，乌克兰狂热平台已成为全球繁殖和全球证据，即当您押注乌克兰州的优先事项时，您并非不可能。 通过United24，我们的国家得到了一百多个国家的数百万人的支持。 在这一天，我们将对平台的所有捐助者表示感谢，他们的贡献挽救了生命，恢复生命，保护生命并带来乌克兰的胜利，”  - 沃罗迪米尔·泽伦斯基(Volodymyr Zelensky)说。</text:p>
      <text:p text:style-name="P4">
<draw:frame draw:style-name="fr1" draw:name="Image310" text:anchor-type="as-char" svg:width="6.9236in" svg:height="4.617948in" draw:z-index="0">
<draw:image xlink:href="../Images/AРМІЯINFORM/2023-05-05T83-00-00-04-00/15942c36ff327a92db759c69a6b82d58_1683291287_extra_large.jpeg" xlink:type="simple" xlink:show="embed" xlink:actuate="onLoad" draw:mime-type="image/jpeg"/>
</draw:frame>
The platform ambassadors were 15 stars: singer and actress Barbra Streisandand, actors Mark Hemill and Liev Schreiber, actress Katherine Vinnyk, Imaginesedragons, Balenciaaga Demna Creator, director of Balencias Snatovti Antri-singer Brad Paysley, Traveler Bear Grillz, prominent Ukrainian portmen Elina Svitolina, Andriy Shevchenko和Alexander Usyk。</text:p>
      <text:p text:style-name="P4">
“在这一年中，我们体现了United24的50多个大型目标，并与世界上最著名的公司建立了一百个战略合作伙伴关系。 但是，联合24成为人们捐款的方便数字工具的负责人。 该平台还推动了“无人机大军”的创建，这是一个战略国家项目，影响了前线事件的进程，“创新副总理，教育发展，Tatekhnology of Tatekhnology of Tatekhnology of Tatekhnology of Digital Transformation的科学Mikhail Fedorov。U24.gov.ua。 平台审核员是Deloitteukraine，它是万维网的一部分，它是大城市审计公司的一部分。</text:p>
      <text:p text:style-name="P4">
News Source: <text:a xlink:type="simple" xlink:href="https://armyinform.com.ua/2023/05/05/za-rik-fandrejzyngova-platforma-united24-zibrala-ponad-325-mln-dol-vneskiv/" text:style-name="Internet_20_link" text:visited-style-name="Visited_20_Internet_20_Link">
https://armyinform.com.ua/2023/05/05/za-rik-fandrejzyngova-platforma-united24-zibrala-ponad-325-mln-dol-vneskiv/</text:a>
</text:p>
      <!--NEWS-->
      <text:h text:style-name="P10" text:outline-level="1">
<text:span text:style-name="T4">
我们的航空在敌人的生命和军事装备方面进行了6次节拍</text:span>
</text:h>
      <text:p text:style-name="P4">
作者: ['АРМІЯINFORM']</text:p>
      <text:p text:style-name="P4">
时间: 2023-05-05T84:00:00-04:00</text:p>
      <text:p text:style-name="P4">
描述: 关于Ced Doimal，ZS乌克兰人在Vechirnyom Zvedenni。 “ Avisaatsy的国防军……与乌克兰2022年的战争，与乌克兰的战争是今天的最新消息，今天与乌克兰2022年的新闻战，乌克兰和俄罗斯之间的战争将发生，当乌克兰与俄罗斯之间以及2022年与乌克兰战争时是否会有，是否会有，是否会在不久的将来与乌克兰进行战争，说，与乌克兰的战争，今天的乌克兰新闻，乌克兰的新闻，乌克兰的新闻在俄罗斯的乌克兰媒体</text:p>
      <text:p text:style-name="P4">
图片: ['<text:a xlink:type="simple" xlink:href="https://armyinform.com.ua/wp-content/uploads/2023/05/avicziya_udar.jpg" text:style-name="Internet_20_link" text:visited-style-name="Visited_20_Internet_20_Link">
avicziya_udar.jpg</text:a>
']</text:p>
      <text:p text:style-name="P4">
标签: ['SHAHED', 'STOPRUSSIA', 'АГРЕСІЯ РФ', 'ВІЙНА', 'ВТОРГНЕННЯ РФ', 'ГШ ЗС УКРАЇНИ']</text:p>
      <text:p text:style-name="P4">
类别: News</text:p>
      <!--METADATA-->
      <text:p text:style-name="P4">
<draw:frame draw:style-name="fr1" draw:name="Image311" text:anchor-type="as-char" svg:width="6.9236in" svg:height="4.834981in" draw:z-index="0">
<draw:image xlink:href="../Images/AРМІЯINFORM/2023-05-05T84-00-00-04-00/avicziya_udar.jpg" xlink:type="simple" xlink:show="embed" xlink:actuate="onLoad" draw:mime-type="image/jpeg"/>
</draw:frame>
<text:span text:style-name="T4">
🔥俄罗斯入侵的情况</text:span>
</text:p>
      <text:p text:style-name="P4">
关于它<text:a xlink:type="simple" xlink:href="https://www.facebook.com/GeneralStaff.ua/posts/pfbid02fQp6UGYR7agqX25eRk9s4Fc68MQNUsUowqJGLeevcgiHBM2zaEhyc6XRiTpam9izl" text:style-name="Internet_20_link" text:visited-style-name="Visited_20_Internet_20_Link">
报告</text:a>
晚上乌克兰武装部队的将军。</text:p>
      <text:p text:style-name="P4">
“国防军的航空在敌人的个人员工和军事装备的集中领域中进行了6次跳动。 同样，今晚，购买了Shahed-136/131无人机的两个敌人无人机。</text:p>
      <text:p text:style-name="P4">
还指出，在5个武器和军事设备集中，3个仓库，燃料和润滑油的5个领域的预交期间，导弹和炮兵部门的部门1对敌人的5个重要目标进行防空手段。</text:p>
      <text:p text:style-name="P4">
News Source: <text:a xlink:type="simple" xlink:href="https://armyinform.com.ua/2023/05/05/nasha-aviacziya-zavdala-6-udariv-po-rajonah-zoseredzhennya-zhyvoyi-syly-ta-vijskovoyi-tehniky-protyvnyka/" text:style-name="Internet_20_link" text:visited-style-name="Visited_20_Internet_20_Link">
https://armyinform.com.ua/2023/05/05/nasha-aviacziya-zavdala-6-udariv-po-rajonah-zoseredzhennya-zhyvoyi-syly-ta-vijskovoyi-tehniky-protyvnyka/</text:a>
</text:p>
      <!--NEWS-->
      <text:h text:style-name="P10" text:outline-level="1">
<text:span text:style-name="T4">
巴赫穆特（Bakhmut）和马林卡（Marinka） - 武装部队GSU最激烈的战斗继续</text:span>
</text:h>
      <text:p text:style-name="P4">
作者: ['АРМІЯINFORM']</text:p>
      <text:p text:style-name="P4">
时间: 2023-05-05T85:00:00-04:00</text:p>
      <text:p text:style-name="P4">
描述: 关于Ced Doimal，ZS乌克兰人在Vechirnyom Zvedenni。 “ Vorog是一个沉没……与乌克兰2022的战争，与乌克兰的战争是今天的最新消息，与乌克兰2022的战争是今天的最后一场，乌克兰和俄罗斯之间的战争以及与与俄罗斯之间的战争以及与与俄罗斯之间的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4/bahmut-5.jpg" text:style-name="Internet_20_link" text:visited-style-name="Visited_20_Internet_20_Link">
bahmut-5.jpg</text:a>
']</text:p>
      <text:p text:style-name="P4">
标签: ['STOPRUSSIA', 'АГРЕСІЯ РФ', 'БАХМУТ', 'ВІЙНА', 'ВТОРГНЕННЯ РФ', 'ГШ ЗС УКРАЇНИ', 'МАР’ЇНКА', 'НЬЮ ЙОРК']</text:p>
      <text:p text:style-name="P4">
类别: News</text:p>
      <!--METADATA-->
      <text:p text:style-name="P4">
<draw:frame draw:style-name="fr1" draw:name="Image312" text:anchor-type="as-char" svg:width="6.9236in" svg:height="4.32725in" draw:z-index="0">
<draw:image xlink:href="../Images/AРМІЯINFORM/2023-05-05T85-00-00-04-00/bahmut-5.jpg" xlink:type="simple" xlink:show="embed" xlink:actuate="onLoad" draw:mime-type="image/jpeg"/>
</draw:frame>
说明性照片<text:span text:style-name="T4">
🔥俄罗斯入侵的情况</text:span>
</text:p>
      <text:p text:style-name="P4">
关于它<text:a xlink:type="simple" xlink:href="https://www.facebook.com/GeneralStaff.ua/posts/pfbid02fQp6UGYR7agqX25eRk9s4Fc68MQNUsUowqJGLeevcgiHBM2zaEhyc6XRiTpam9izl" text:style-name="Internet_20_link" text:visited-style-name="Visited_20_Internet_20_Link">
报告</text:a>
晚上乌克兰武装部队的将军。</text:p>
      <text:p text:style-name="P4">
“敌人继续专注于Nabakhmut，Avdiiv和Mariinsky指示的进攻行动的主要努力。 白天反映了前部正面前面的30多次敌人攻击。 巴赫穆特(Bakhmut)和马林卡(Marinka)最激烈的战斗继续进行，我们的战士继续防守。”</text:p>
      <text:p text:style-name="P4">
还指出，巴赫穆特市的激烈战斗继续继续。 此外，敌人在格里戈里夫卡，伊万尼维克和纽约的居住地进行了不成功的进攻行动。 来自敌人的炮击受害者，明斯基夫卡，奥里克霍沃 - 瓦西维卡，马尔可波，格里戈里夫卡，巴赫穆特，巴赫穆特，伊万尼维克，雅尔，康斯坦丁诺夫卡，亚历山大 - 史拉特，南部，南部，托莱茨克，托莱茨克，北部和纽约州顿涅茨克地区。</text:p>
      <text:p text:style-name="P4">
News Source: <text:a xlink:type="simple" xlink:href="https://armyinform.com.ua/2023/05/05/najzapeklishi-boyi-tryvayut-za-bahmut-ta-maryinku-gsh-zsu/" text:style-name="Internet_20_link" text:visited-style-name="Visited_20_Internet_20_Link">
https://armyinform.com.ua/2023/05/05/najzapeklishi-boyi-tryvayut-za-bahmut-ta-maryinku-gsh-zsu/</text:a>
</text:p>
      <!--NEWS-->
      <text:h text:style-name="P10" text:outline-level="1">
<text:span text:style-name="T4">
今天，敌人造成了2枚导弹和26次航空罢工</text:span>
</text:h>
      <text:p text:style-name="P4">
作者: ['АРМІЯINFORM']</text:p>
      <text:p text:style-name="P4">
时间: 2023-05-05T86:00:00-04:00</text:p>
      <text:p text:style-name="P4">
描述: 关于Ced Doimal，ZS乌克兰人在Vechirnyom Zvedenni。 “ Rosisska Federalics I ...与乌克兰2022年的战争，与乌克兰的最新新闻战争，与乌克兰2022年的新闻战争，今天的最后一场战争，乌克兰和俄罗斯之间的战争将在2022年与乌克兰的战争之间发生战争或不是，无论是否会在不久的将来与乌克兰的战争，乌克兰的新闻，乌克兰新闻，乌克兰媒体上的乌克兰新闻是与乌克兰的战争</text:p>
      <text:p text:style-name="P4">
图片: ['<text:a xlink:type="simple" xlink:href="https://armyinform.com.ua/wp-content/uploads/2022/12/raketni-udary-voroga.jpg" text:style-name="Internet_20_link" text:visited-style-name="Visited_20_Internet_20_Link">
raketni-udary-voroga.jpg</text:a>
']</text:p>
      <text:p text:style-name="P4">
标签: ['STOPRUSSIA', 'АГРЕСІЯ РФ', 'ВІЙНА', 'ВОЄННІ ЗЛОЧИНИ ЗС РФ', 'ВТОРГНЕННЯ РФ', 'ГШ ЗС УКРАЇНИ']</text:p>
      <text:p text:style-name="P4">
类别: News</text:p>
      <!--METADATA-->
      <text:p text:style-name="P4">
<draw:frame draw:style-name="fr1" draw:name="Image313" text:anchor-type="as-char" svg:width="6.9236in" svg:height="3.894525in" draw:z-index="0">
<draw:image xlink:href="../Images/AРМІЯINFORM/2023-05-05T86-00-00-04-00/raketni-udary-voroga.jpg" xlink:type="simple" xlink:show="embed" xlink:actuate="onLoad" draw:mime-type="image/jpeg"/>
</draw:frame>
<text:span text:style-name="T4">
🔥俄罗斯入侵的情况</text:span>
</text:p>
      <text:p text:style-name="P4">
关于它<text:a xlink:type="simple" xlink:href="https://www.facebook.com/GeneralStaff.ua/posts/pfbid02fQp6UGYR7agqX25eRk9s4Fc68MQNUsUowqJGLeevcgiHBM2zaEhyc6XRiTpam9izl" text:style-name="Internet_20_link" text:visited-style-name="Visited_20_Internet_20_Link">
报告</text:a>
晚上乌克兰武装部队的将军。</text:p>
      <text:p text:style-name="P4">
“俄罗斯联邦继续采用恐怖策略。 如今，敌人收集了2枚导弹，26次航空罢工，并对反应性射击消防系统进行了约20次炮击。 平民受伤，私人住宅和其他平民基础设施被摧毁。</text:p>
      <text:p text:style-name="P4">
乌克兰内部事务部还强调，乌克兰绘制火箭tauvation罢工的可能性仍然很高。</text:p>
      <text:p text:style-name="P4">
News Source: <text:a xlink:type="simple" xlink:href="https://armyinform.com.ua/2023/05/05/sogodni-protyvnyk-zavdav-2-raketnyh-ta-26-aviaczijnyh-udariv/" text:style-name="Internet_20_link" text:visited-style-name="Visited_20_Internet_20_Link">
https://armyinform.com.ua/2023/05/05/sogodni-protyvnyk-zavdav-2-raketnyh-ta-26-aviaczijnyh-udariv/</text:a>
</text:p>
      <!--NEWS-->
      <text:h text:style-name="P10" text:outline-level="1">
<text:span text:style-name="T4">
比利时合作伙伴向武装部队交出了4次医疗复苏</text:span>
</text:h>
      <text:p text:style-name="P4">
作者: ['Ольга Мосьондз']</text:p>
      <text:p text:style-name="P4">
时间: 2023-05-05T87:00:00-04:00</text:p>
      <text:p text:style-name="P4">
描述: Syogodn和Potim在前面，Posissh Sho Chotiri Medichnishni Spetsavtomobili，...与乌克兰2022年的战争，与乌克兰的最新消息，今天与乌克兰2022年的战争，今天将在乌克兰和俄罗斯之间以及俄罗斯和俄罗斯之间以及何时何时以及何时何时以及何时何时又有一场战争，2022年与乌克兰的战争将与否，在不久的将来，乌克兰与乌克兰的战争，与乌克兰的战争，今天的乌克兰新闻，乌克兰新闻，乌克兰媒体的新闻</text:p>
      <text:p text:style-name="P4">
图片: ['<text:a xlink:type="simple" xlink:href="https://armyinform.com.ua/wp-content/uploads/2023/05/golovne-foto-.jpg" text:style-name="Internet_20_link" text:visited-style-name="Visited_20_Internet_20_Link">
golovne-foto-.jpg</text:a>
', '<text:a xlink:type="simple" xlink:href="https://armyinform.com.ua/wp-content/uploads/2023/05/foto-1-6.jpg" text:style-name="Internet_20_link" text:visited-style-name="Visited_20_Internet_20_Link">
foto-1-6.jpg</text:a>
', '<text:a xlink:type="simple" xlink:href="https://armyinform.com.ua/wp-content/uploads/2023/05/foto-2-7.jpg" text:style-name="Internet_20_link" text:visited-style-name="Visited_20_Internet_20_Link">
foto-2-7.jpg</text:a>
', '<text:a xlink:type="simple" xlink:href="https://armyinform.com.ua/wp-content/uploads/2023/05/foto-3-7.jpg" text:style-name="Internet_20_link" text:visited-style-name="Visited_20_Internet_20_Link">
foto-3-7.jpg</text:a>
', '<text:a xlink:type="simple" xlink:href="https://armyinform.com.ua/wp-content/uploads/2023/05/foto-4-6.jpg" text:style-name="Internet_20_link" text:visited-style-name="Visited_20_Internet_20_Link">
foto-4-6.jpg</text:a>
', '<text:a xlink:type="simple" xlink:href="https://armyinform.com.ua/wp-content/uploads/2023/05/foto-5-4.jpg" text:style-name="Internet_20_link" text:visited-style-name="Visited_20_Internet_20_Link">
foto-5-4.jpg</text:a>
', '<text:a xlink:type="simple" xlink:href="https://armyinform.com.ua/wp-content/uploads/2022/06/olga-mosondz.jpg" text:style-name="Internet_20_link" text:visited-style-name="Visited_20_Internet_20_Link">
olga-mosondz.jpg</text:a>
']</text:p>
      <text:p text:style-name="P4">
标签: ['STOPRUSSIA', 'АГРЕСІЯ РФ', 'ВІЙНА', 'ВТОРГНЕННЯ РФ', 'КОРОЛІВСТВО БЕЛЬГІЯ']</text:p>
      <text:p text:style-name="P4">
类别: News</text:p>
      <!--METADATA-->
      <text:p text:style-name="P4">
<draw:frame draw:style-name="fr1" draw:name="Image314" text:anchor-type="as-char" svg:width="6.9236in" svg:height="3.946452in" draw:z-index="0">
<draw:image xlink:href="../Images/AРМІЯINFORM/2023-05-05T87-00-00-04-00/golovne-foto-.jpg" xlink:type="simple" xlink:show="embed" xlink:actuate="onLoad" draw:mime-type="image/jpeg"/>
</draw:frame>
今天，从比利时到基辅，然后到达前线，又将消失四个医疗腔，旨在运送受伤的军事人员的Zrimea Zrimea的活跃敌对行动。 在社会散文中购买了特殊的车辆，以支持乌克兰任务的额叶医学。</text:p>
      <text:p text:style-name="P4">
这项志愿者倡议是由Ihor Vitenko社会楔子的创始人，Igor Vitenko的创始人，同时代表了比利时国际公共组织的“环境安全委员会”，以及克鲁兹亚和克鲁西亚和志愿者社区的“环境安全委员会”比利时和乌克兰理事会。</text:p>
      <text:p text:style-name="P4">
总的来说，要感谢Ihor Vitenko乌克兰任务的社会项目，将64台救护车机器转移到了需求中。 同样从比利时到乌克兰，随着伊戈尔·维滕科(Igor Vitenko)的参与，医疗援助的总额为350万欧元。</text:p>
      <text:p text:style-name="P4">
<draw:frame draw:style-name="fr1" draw:name="Image315" text:anchor-type="as-char" svg:width="6.9236in" svg:height="4.459952in" draw:z-index="0">
<draw:image xlink:href="../Images/AРМІЯINFORM/2023-05-05T87-00-00-04-00/foto-1-6.jpg" xlink:type="simple" xlink:show="embed" xlink:actuate="onLoad" draw:mime-type="image/jpeg"/>
</draw:frame>
 - 今天，我们为乌克兰武装部队的需求转移了另外四辆医疗特殊车辆。 我们必须说特殊的感激之情Igor Vitenko。 乌克兰人在比利时生活了20多年。 他是专业的医生，他是比利时专家在伤口治疗中官方认可的人。 当2022年12月24日开始进行大规模入侵时，伊戈尔先生立即到达乌克兰，在艰难条件下，他以数百名受伤的士兵行动，尽可能减少肢体截肢的数量。 值得注意的是，这也是没有麻醉的麻醉。 KPI校长乌克兰和平委员会负责人说，他还教授了乌克兰新的伤口治疗方法的150多名敌对医生。 Igor Sikorsky Mikhail Zgurovsky。</text:p>
      <text:p text:style-name="P4">
伊戈尔·维滕科(Igor Vitenko)任务的创始人指出，只有通过来自世界各地的人们的英联邦，才有可能对乌克兰开始并实施这种社会关怀。 他感谢比利时和比利时的比利时，他们为实施做出了贡献。</text:p>
      <text:p text:style-name="P4">
<draw:frame draw:style-name="fr1" draw:name="Image316" text:anchor-type="as-char" svg:width="6.9236in" svg:height="5.215779in" draw:z-index="0">
<draw:image xlink:href="../Images/AРМІЯINFORM/2023-05-05T87-00-00-04-00/foto-2-7.jpg" xlink:type="simple" xlink:show="embed" xlink:actuate="onLoad" draw:mime-type="image/jpeg"/>
</draw:frame>
</text:p>
      <text:p text:style-name="P4">
我非常感谢所有动员并意识到应该克服陶器邪恶的人。 伊戈尔·维滕科(Igor Vitenko)说，它必须在世界各地赢得。</text:p>
      <text:p text:style-name="P4">
乌克兰大使的非凡专员彼得·范·德·韦尔德(Peter Van de Velde)指出，欧洲帮助乌克兰意识到，俄罗斯只播下死亡和毁灭，参加了Reanimobile的仪式。</text:p>
      <text:p text:style-name="P4">
<draw:frame draw:style-name="fr1" draw:name="Image317" text:anchor-type="as-char" svg:width="6.9236in" svg:height="5.181161in" draw:z-index="0">
<draw:image xlink:href="../Images/AРМІЯINFORM/2023-05-05T87-00-00-04-00/foto-3-7.jpg" xlink:type="simple" xlink:show="embed" xlink:actuate="onLoad" draw:mime-type="image/jpeg"/>
</draw:frame>
 - 上周，俄罗斯袭击了Uman，25人丧生，其中5人被杀。几天前，Kherson遭到袭击 -  16人被杀。 俄罗斯人的最后几天袭击了基辅。 这就是俄罗斯在乌克兰所做的。 死亡，破坏。 但是乌克兰并不孤单。 来自50个国家的联盟向乌克兰提供了援助。由比利时王国建立的欧盟提供法律，金融，人道主义援助。 不仅是政府提供的帮助，今天他们目睹了比利时人提供的援助。 这是比利时公民收集的金钱和援助。 我们还喜欢Vitenko为乌克兰提供的支持。 我希望这将继续取得胜利本身。</text:p>
      <text:p text:style-name="P4">
<draw:frame draw:style-name="fr1" draw:name="Image318" text:anchor-type="as-char" svg:width="6.9236in" svg:height="4.806132in" draw:z-index="0">
<draw:image xlink:href="../Images/AРМІЯINFORM/2023-05-05T87-00-00-04-00/foto-4-6.jpg" xlink:type="simple" xlink:show="embed" xlink:actuate="onLoad" draw:mime-type="image/jpeg"/>
</draw:frame>
乌克兰和平委员会米哈伊尔·兹格罗夫斯基(Mikhail Zgurovsky)的负责人感谢比利时在特尼帕(Promaneipan)大使对乌克兰的协助。</text:p>
      <ul>
        <li>
我要感谢比利时王国的乌克兰支持。 这个国家已转移了1.46亿欧元的军事援助。 此外，今年1月27日，比利时政府批准了为乌克兰提供9,200万欧元和人道主义援助的决定，其金额为6,900万欧元。 乌克兰理事会米鲁鲁米克海尔·兹格罗夫斯基(Mirumikhail Zgurovsky)表示，比利时向乌克兰人捐赠了60,000人，并提供了受伤的乌克兰人民的待遇，援助只会增加。</li>
      </ul>
      <text:p text:style-name="P4">
<draw:frame draw:style-name="fr1" draw:name="Image319" text:anchor-type="as-char" svg:width="6.9236in" svg:height="4.367638in" draw:z-index="0">
<draw:image xlink:href="../Images/AРМІЯINFORM/2023-05-05T87-00-00-04-00/foto-5-4.jpg" xlink:type="simple" xlink:show="embed" xlink:actuate="onLoad" draw:mime-type="image/jpeg"/>
</draw:frame>
在仪式上，Igor Vitenko将钥匙移交给了Kharkiv VCA的医疗复苏代表。 今天已经去了特殊的车辆来拯救乌克兰防守者，他们将捍卫我们在那里发芽入侵者的土地。</text:p>
      <ul>
        <li>
我希望这些复苏将很少工作，我们的捍卫者将活着和完整。 荣耀英雄!乌克兰的荣耀 - 伊戈尔·维滕科(Igor Vitenko)说。</li>
      </ul>
      <text:p text:style-name="P4">
<draw:frame draw:style-name="fr1" draw:name="Image320" text:anchor-type="as-char" svg:width="6.9236in" svg:height="6.9236in" draw:z-index="0">
<draw:image xlink:href="../Images/AРМІЯINFORM/2023-05-05T87-00-00-04-00/olga-mosondz.jpg" xlink:type="simple" xlink:show="embed" xlink:actuate="onLoad" draw:mime-type="image/jpeg"/>
</draw:frame>
<text:a xlink:type="simple" xlink:href="https://armyinform.com.ua/army-authors/olga-mosondz/" text:style-name="Internet_20_link" text:visited-style-name="Visited_20_Internet_20_Link">
Olga Mosundz</text:a>
陆军通讯员</text:p>
      <text:p text:style-name="P4">
News Source: <text:a xlink:type="simple" xlink:href="https://armyinform.com.ua/2023/05/05/belgijski-partnery-peredaly-shhe-4-medychni-reanimobili-dlya-zsu/" text:style-name="Internet_20_link" text:visited-style-name="Visited_20_Internet_20_Link">
https://armyinform.com.ua/2023/05/05/belgijski-partnery-peredaly-shhe-4-medychni-reanimobili-dlya-zsu/</text:a>
</text:p>
      <!--NEWS-->
      <text:h text:style-name="P10" text:outline-level="1">
<text:span text:style-name="T4">
更新了敌对行为或暂时占领的社区清单</text:span>
</text:h>
      <text:p text:style-name="P4">
作者: ['АРМІЯINFORM']</text:p>
      <text:p text:style-name="P4">
时间: 2023-05-05T88:00:00-04:00</text:p>
      <text:p text:style-name="P4">
描述: 蛇被解决到佩雷斯尼卡·特里特（Peresnyka Teriter），将在乌克兰2022年战争（与乌克兰的战争中与乌克兰与乌克兰的最新新闻，与乌克兰的新闻战争，与乌克兰2022年的战争，今天最后一次发生战争，将在今天上次发生战争，乌克兰之间将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perelik-teritoriy.jpg" text:style-name="Internet_20_link" text:visited-style-name="Visited_20_Internet_20_Link">
perelik-teritoriy.jpg</text:a>
']</text:p>
      <text:p text:style-name="P4">
标签: ['STOPRUSSIA', 'ВТОРГНЕННЯ РФ', 'МІНРЕІНТЕГРАЦІЇ']</text:p>
      <text:p text:style-name="P4">
类别: News</text:p>
      <!--METADATA-->
      <text:p text:style-name="P4">
<draw:frame draw:style-name="fr1" draw:name="Image321" text:anchor-type="as-char" svg:width="6.9236in" svg:height="5.1927in" draw:z-index="0">
<draw:image xlink:href="../Images/AРМІЯINFORM/2023-05-05T88-00-00-04-00/perelik-teritoriy.jpg" xlink:type="simple" xlink:show="embed" xlink:actuate="onLoad" draw:mime-type="image/jpeg"/>
</draw:frame>
修订了该领土清单的修订(保存了)敌对行动或暂时占领，<text:a xlink:type="simple" xlink:href="https://minre.gov.ua/2023/05/05/zatverdzheno-zminy-do-pereliku-terytorij-na-yakyh-vedutsya-velysya-bojovi-diyi-abo-tymchasovo-okupovanyh-3/" text:style-name="Internet_20_link" text:visited-style-name="Visited_20_Internet_20_Link">
告知</text:a>
重返社会部</text:p>
      <text:p text:style-name="P4">
<text:a xlink:type="simple" xlink:href="https://minre.gov.ua/wp-content/uploads/2023/05/nakaz-125-vid-25.04.2023.pdf" text:style-name="Internet_20_link" text:visited-style-name="Visited_20_Internet_20_Link">
按命令</text:a>
2023年6月25日的重返社会部第125号修订<text:a xlink:type="simple" xlink:href="https://minre.gov.ua/wp-content/uploads/2023/05/perelik_zatverdzhenyj_nakazom_125_vid_25_04_23.pdf" text:style-name="Internet_20_link" text:visited-style-name="Visited_20_Internet_20_Link">
清单</text:a>
他们进行的领土(保存了)敌对行动或俄罗斯联邦暂时占领。</text:p>
      <text:p text:style-name="P4">
指定的列表于2022年12月批准并定期续签。 与国防部一致的修正案是根据各个地区，基辅城市军事行政部门提案的基础。</text:p>
      <text:p text:style-name="P4">
News Source: <text:a xlink:type="simple" xlink:href="https://armyinform.com.ua/2023/05/05/onovleno-perelik-gromad-u-rajonah-bojovyh-dij-abo-tymchasovo-okupovanyh/" text:style-name="Internet_20_link" text:visited-style-name="Visited_20_Internet_20_Link">
https://armyinform.com.ua/2023/05/05/onovleno-perelik-gromad-u-rajonah-bojovyh-dij-abo-tymchasovo-okupovanyh/</text:a>
</text:p>
      <!--NEWS-->
      <text:h text:style-name="P10" text:outline-level="1">
<text:span text:style-name="T4">
在Kherson地区，占领者使用护照控制组</text:span>
</text:h>
      <text:p text:style-name="P4">
作者: ['АРМІЯINFORM']</text:p>
      <text:p text:style-name="P4">
时间: 2023-05-05T89:00:00-04:00</text:p>
      <text:p text:style-name="P4">
描述: 关于Ced Doimal，ZS乌克兰人在Vechirnyom Zvedenni。 “ Rosisski Porto ...与乌克兰2022年的战争，与乌克兰的战争是今天的最新消息，即与乌克兰2022年的战争，今天的最后一场战争将在乌克兰和俄罗斯之间发生战争，当2022年与乌克兰战争时他们将与乌克兰打架，或者是否会在不久的将来与乌克兰进行战争</text:p>
      <text:p text:style-name="P4">
图片: ['<text:a xlink:type="simple" xlink:href="https://armyinform.com.ua/wp-content/uploads/2023/05/149ed2f-235395-herson-fb-960x380-0.png" text:style-name="Internet_20_link" text:visited-style-name="Visited_20_Internet_20_Link">
149ed2f-235395-herson-fb-960x380-0.png</text:a>
']</text:p>
      <text:p text:style-name="P4">
标签: ['STOPRUSSIA', 'ВОЄННІ ЗЛОЧИНИ ЗС РФ', 'ВТОРГНЕННЯ РФ', 'ГШ ЗС УКРАЇНИ']</text:p>
      <text:p text:style-name="P4">
类别: News</text:p>
      <!--METADATA-->
      <text:p text:style-name="P4">
<draw:frame draw:style-name="fr1" draw:name="Image322" text:anchor-type="as-char" svg:width="6.9236in" svg:height="3.883237in" draw:z-index="0">
<draw:image xlink:href="../Images/AРМІЯINFORM/2023-05-05T89-00-00-04-00/149ed2f-235395-herson-fb-960x380-0.png" xlink:type="simple" xlink:show="embed" xlink:actuate="onLoad" draw:mime-type="image/png"/>
</draw:frame>
<text:span text:style-name="T4">
🔥俄罗斯入侵的局势</text:span>
 <text:a xlink:type="simple" xlink:href="https://www.facebook.com/GeneralStaff.ua/posts/pfbid02fQp6UGYR7agqX25eRk9s4Fc68MQNUsUowqJGLeevcgiHBM2zaEhyc6XRiTpam9izl" text:style-name="Internet_20_link" text:visited-style-name="Visited_20_Internet_20_Link">
报告</text:a>
晚上乌克兰武装部队的将军。</text:p>
      <text:p text:style-name="P4">
“俄罗斯入侵者继续对赫尔森地区暂时固定领土的人口进行强制认证。 为此，入侵者使用护照控制的出口组。 声明在乌克兰公民的居住地进行移动团体的代表威胁要驱逐和没收。</text:p>
      <text:p text:style-name="P4">
News Source: <text:a xlink:type="simple" xlink:href="https://armyinform.com.ua/2023/05/05/na-hersonshhyni-okupanty-vykorystovuyut-vyyizni-grupy-pasportnogo-kontrolyu/" text:style-name="Internet_20_link" text:visited-style-name="Visited_20_Internet_20_Link">
https://armyinform.com.ua/2023/05/05/na-hersonshhyni-okupanty-vykorystovuyut-vyyizni-grupy-pasportnogo-kontrolyu/</text:a>
</text:p>
      <!--NEWS-->
      <text:h text:style-name="P10" text:outline-level="1">
<text:span text:style-name="T4">
Alexei Reznikov讲述了乌克兰对北约峰会的期望</text:span>
</text:h>
      <text:p text:style-name="P4">
作者: ['АРМІЯINFORM']</text:p>
      <text:p text:style-name="P4">
时间: 2023-05-05T90:00:00-04:00</text:p>
      <text:p text:style-name="P4">
描述: 乌克兰成员在北约的可靠替代方案说，谈到乌克兰乌克兰奥利克斯（Oleksiy）的国防部……与乌克兰2022年的战争，今天与乌克兰的最新新闻战争，今天与乌克兰2022年的新闻战争，乌克兰和俄罗斯和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2/reznikov-10-1.jpg" text:style-name="Internet_20_link" text:visited-style-name="Visited_20_Internet_20_Link">
reznikov-10-1.jpg</text:a>
']</text:p>
      <text:p text:style-name="P4">
标签: ['ВІЛЬНЮС', 'МІНІСТР ОБОРОНИ УКРАЇНИ', 'НАТО', 'ОЛЕКСІЙ РЕЗНІКОВ', 'ОФІЦІЙНО']</text:p>
      <text:p text:style-name="P4">
类别: News</text:p>
      <!--METADATA-->
      <text:p text:style-name="P4">
<draw:frame draw:style-name="fr1" draw:name="Image323" text:anchor-type="as-char" svg:width="6.9236in" svg:height="4.615733in" draw:z-index="0">
<draw:image xlink:href="../Images/AРМІЯINFORM/2023-05-05T90-00-00-04-00/reznikov-10-1.jpg" xlink:type="simple" xlink:show="embed" xlink:actuate="onLoad" draw:mime-type="image/jpeg"/>
</draw:frame>
纳扎尔·沃尔辛(Nazar Voloshin)的照片</text:p>
      <text:p text:style-name="P4">
国防部长阿列克谢·雷兹尼科夫(Alexei Reznikov)在周五在UVShyington分析中心“大西洋委员会”会议上的视频消息中说，这是北约乌克兰成员的选择。将于7月在维尔纽斯举行。(https://ukrainian.voanews.com/a/reznikov-ochikuvannja/7080413.html).</text:p>
      <text:p text:style-name="P4">
Олексій Резніков озвучив сподівання, що рішення Вільнюського самітуміститимуть наступні сім пунктів:</text:p>
      <text:p text:style-name="P4">
— Відданість членству України в НАТО. «Альянс має запропонувати Україні докінця 2023 року чіткий алгоритм членства», — додав міністр.</text:p>
      <text:p text:style-name="P4">
— Гарантії безпеки України від НАТО, що діятимуть до вступу України в Альянс.</text:p>
      <text:p text:style-name="P4">
— Готовність НАТО підтримати формулу миру, запропоновану президентом УкраїниВолодимир Зеленський. Як повідомлялось, Зеленський представив десятикроковуформулу миру на саміті G20 цього року. Вона, серед іншого, включає відновленнятериторіальної цілісності України, виведення російських військ, звільненнявсіх полонених, трибунал над винними в агресії та безпекові гарантії дляУкраїни.</text:p>
      <text:p text:style-name="P4">
— Продовження відданості НАТО забезпечувати нагальні оборонні потреби України,включаючи ППО, далекобійну артилерію, боєприпаси, танки та бойові літаки.</text:p>
      <text:p text:style-name="P4">
— Оборонна підтримка України до того, як буде повністю відновлено суверенітетУкраїни.</text:p>
      <text:p text:style-name="P4">
— Створення механізму кризових консультацій з Україною в рамках Статті 4Статуту НАТО.</text:p>
      <text:p text:style-name="P4">
— Перетворення Комісії НАТО — Україна на Раду НАТО — Україна, з переходуУкраїни на стандарти НАТО в оборонних системах, медичної допомоги тарозмінування.</text:p>
      <text:p text:style-name="P4">
News Source: <text:a xlink:type="simple" xlink:href="https://armyinform.com.ua/2023/05/05/oleksij-reznikov-rozpoviv-pro-ochikuvannya-ukrayiny-vid-samitu-nato/" text:style-name="Internet_20_link" text:visited-style-name="Visited_20_Internet_20_Link">
https://armyinform.com.ua/2023/05/05/oleksij-reznikov-rozpoviv-pro-ochikuvannya-ukrayiny-vid-samitu-nato/</text:a>
</text:p>
      <!--NEWS-->
      <text:h text:style-name="P10" text:outline-level="1">
<text:span text:style-name="T4">
我们会尽力听到乌克兰，理解和帮助我们的国家 - 总统</text:span>
</text:h>
      <text:p text:style-name="P4">
作者: ['АРМІЯINFORM']</text:p>
      <text:p text:style-name="P4">
时间: 2023-05-05T91:00:00-04:00</text:p>
      <text:p text:style-name="P4">
描述: 我很健康，乌克兰人Shanovni！ Syogodni Mi Zberetov，《米耶特人的力量》……与乌克兰2022年的战争，与乌克兰的战争是今天的最新新闻，《与乌克兰2022年的新闻战》是今天的最后一场，乌克兰和俄罗斯之间的战争是否会发生，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5/08980029d790cd13a0a79eb9f42201a3_1683307391_extra_large.png" text:style-name="Internet_20_link" text:visited-style-name="Visited_20_Internet_20_Link">
08980029d790cd13a0a79eb9f42201a3_1683307391_extra_large.png</text:a>
']</text:p>
      <text:p text:style-name="P4">
标签: ['STOPRUSSIA', 'АГРЕСІЯ РФ', 'ВІЙНА', 'ВОЛОДИМИР ЗЕЛЕНСЬКИЙ', 'ВТОРГНЕННЯ РФ', 'ОФІС ПРЕЗИДЕНТА УКРАЇНИ']</text:p>
      <text:p text:style-name="P4">
类别: News</text:p>
      <!--METADATA-->
      <text:p text:style-name="P4">
<draw:frame draw:style-name="fr1" draw:name="Image324" text:anchor-type="as-char" svg:width="6.9236in" svg:height="3.894525in" draw:z-index="0">
<draw:image xlink:href="../Images/AРМІЯINFORM/2023-05-05T91-00-00-04-00/08980029d790cd13a0a79eb9f42201a3_1683307391_extra_large.png" xlink:type="simple" xlink:show="embed" xlink:actuate="onLoad" draw:mime-type="image/png"/>
</draw:frame>
亲爱的乌克兰人，我希望健康!</text:p>
      <text:p text:style-name="P4">
今天，我们保持了国际工作的步伐和力量 - 整周都为乌克兰带来了必要的结果。</text:p>
      <text:p text:style-name="P4">
早晨，他从荷兰返回后，会见了巴林部长。 顺便说一句，这是我们外交关系期间该国警察局局长的首次访问 - 自1992年以来。 这是世界不仅相信乌克兰的另一个论点，而且还看到我们的国家如何增强。</text:p>
      <text:p text:style-name="P4">
我们与部长交谈，如何将和平与乌克兰的和平一起恢复国际关系的和平与稳定。 我感谢乌克兰和文明规则的不断变化的支持，包括对联合国设计师的支持。 我们谈到了乌克兰和平的公式，我相信巴林可以加入它。</text:p>
      <text:p text:style-name="P4">
下午，峰会是在我们的州慈善机构Platformited24周年纪念日举行的。 当该平台的工作于去年五月开始时，我们有一项主要任务 - 团结世界各地的普通百姓，团结起来，为乌克兰的优势而团结并保护自由。 它成功了!</text:p>
      <text:p text:style-name="P4">
United24从不同的人民那里收集了来自110个世界国家的不同公司。 我们有15位星际大使。 为了海军无人机以及与前线冰柜相关的所有项目，我个人为我们的工作中的支持而感到自豪。 这些是成千上万的无人机使乌克兰更强大。</text:p>
      <text:p text:style-name="P4">
在United24的医疗方向上做了很多事情，重建的结果也是结果。 现在，我们添加了另一个教育方向 - 这是学校和我的恢复。 乌克兰面临的伟大任务，并且可以在数十年中发起，而是几年来，如果有足够的全球支持。 我们的土地上没有俄罗斯地雷!</text:p>
      <text:p text:style-name="P4">
晚上，他会见了美国国会代表团。 为了全球意识而言，我们对国家之间的进一步互动感到震惊。今天也是威尼斯委员会代表，贝莱德投资基金的代表。</text:p>
      <text:p text:style-name="P4">
因此，在一周之内：美国和巴林，荷兰和比利时，芬兰瑞典，挪威和冰岛的丹麦。 加拿大。 新西兰。 非洲联盟和科莫罗斯。 但是整个捐助者联合的跨国社区。24。 我们为世界竭尽所能听到乌克兰，了解乌克兰并为乌克兰提供建议。 因为通过帮助我们，世界可以保护自己。</text:p>
      <text:p text:style-name="P4">
我很高兴地说，由于赫尔辛基和海牙的会议，我们在地球，空中和海上有武器的士兵有很大的发展。 我感谢合作伙伴!这是一个重大的强化。 我们在北约和欧盟方面取得了更大的进步。我们在俄罗斯对我们国家的侵略责任方面取得了更大的进步。</text:p>
      <text:p text:style-name="P4">
在战斗哨所的战斗任务中，每个正在争夺乌克兰战斗的人和所有人的荣耀!特别感谢本周我们空军的所有战斗机和其他捍卫天空的部队的所有部队!</text:p>
      <text:p text:style-name="P4">
站立，赢和惩罚敌人是我们的普遍任务。 在团结中，每天使乌克兰变得更强大，每天为我们的国家增加新的机会，我们将获得胜利!</text:p>
      <text:p text:style-name="P4">
对我们所有不同时代的英雄的永恒记忆，他们为乌克兰辩护和保护!</text:p>
      <text:p text:style-name="P4">
荣耀我们的人民!</text:p>
      <text:p text:style-name="P4">
荣耀乌克兰!</text:p>
      <text:p text:style-name="P4">
<text:span text:style-name="T4">
来源：</text:span>
 <text:a xlink:type="simple" xlink:href="https://www.president.gov.ua/news/robimo-vse-shob-svit-chuv-ukrayinu-rozumiv-i-dopomagav-nashi-82713" text:style-name="Internet_20_link" text:visited-style-name="Visited_20_Internet_20_Link">
<text:span text:style-name="T5">
病总裁-ukraine</text:span>
</text:a>
</text:p>
      <text:p text:style-name="P4">
News Source: <text:a xlink:type="simple" xlink:href="https://armyinform.com.ua/2023/05/05/robymo-vse-shhob-svit-chuv-ukrayinu-rozumiv-i-dopomagav-nashij-derzhavi-prezydent/" text:style-name="Internet_20_link" text:visited-style-name="Visited_20_Internet_20_Link">
https://armyinform.com.ua/2023/05/05/robymo-vse-shhob-svit-chuv-ukrayinu-rozumiv-i-dopomagav-nashij-derzhavi-prezydent/</text:a>
</text:p>
      <!--NEWS-->
      <text:h text:style-name="P10" text:outline-level="1">
<text:span text:style-name="T4">
国家元首与威尼斯委员会的代表团会面</text:span>
</text:h>
      <text:p text:style-name="P4">
作者: ['АРМІЯINFORM']</text:p>
      <text:p text:style-name="P4">
时间: 2023-05-05T92:00:00-04:00</text:p>
      <text:p text:style-name="P4">
描述: 乌克兰沃迪米尔总统Zelensky Zustych Iz delegasiєVropopyiskoe ...与2022年与乌克兰的战争，与乌克兰的最新新闻战争，今天与乌克兰2022年的新闻战争，今天将与乌克兰的新闻战争，乌克兰和俄罗斯之间的战争以及20222年20222年的战争他们会说，是否会在不久的将来与乌克兰进行战争，他们说，与乌克兰的战争，今天的乌克兰新闻，乌克兰的新闻，乌克兰的新闻</text:p>
      <text:p text:style-name="P4">
图片: ['<text:a xlink:type="simple" xlink:href="https://armyinform.com.ua/wp-content/uploads/2023/05/c69725ae1280c64a1b1171c0cb81bf06_1683291981_extra_large.jpeg" text:style-name="Internet_20_link" text:visited-style-name="Visited_20_Internet_20_Link">
c69725ae1280c64a1b1171c0cb81bf06_1683291981_extra_large.jpeg</text:a>
']</text:p>
      <text:p text:style-name="P4">
标签: ['ВЕНЕЦІАНСЬКА КОМІСІЯ', 'ВОЛОДИМИР ЗЕЛЕНСЬКИЙ', 'ПРЕЗИДЕНТ УКРАЇНИ']</text:p>
      <text:p text:style-name="P4">
类别: News</text:p>
      <!--METADATA-->
      <text:p text:style-name="P4">
<draw:frame draw:style-name="fr1" draw:name="Image325" text:anchor-type="as-char" svg:width="6.9236in" svg:height="4.604691in" draw:z-index="0">
<draw:image xlink:href="../Images/AРМІЯINFORM/2023-05-05T92-00-00-04-00/c69725ae1280c64a1b1171c0cb81bf06_1683291981_extra_large.jpeg" xlink:type="simple" xlink:show="embed" xlink:actuate="onLoad" draw:mime-type="image/jpeg"/>
</draw:frame>
乌克兰沃迪米尔·泽伦斯基(Volodymyr Zelensky)主席通过权利与欧洲民主委员会代表团举行了会议(威尼斯委员会)委员会主席克莱尔·基斯·马洛里(Claire Base Malory)的主席，他正在访问我们的乌克兰。</text:p>
      <text:p text:style-name="P4">
国家元首感谢代表团在乌克兰立法发展的各个方向上为乌克兰与威尼斯委员会之间的富有成果的工作。</text:p>
      <text:p text:style-name="P4">
总统分别表示感谢威尼斯委员会在实施欧洲委员会的州建议的框架内，欧洲委员会提出了与欧盟候选人授予乌克兰有关的国家建议的框架。</text:p>
      <text:p text:style-name="P4">
在会议期间，讨论了法律的准备和实施问题，该问题涉及乌克兰建筑法院的候选人的选择。</text:p>
      <text:p text:style-name="P4">
“乌克兰首先引入了一项竞争程序，以选择宪法法院的法官。 这是一项历史改革，甚至没有为其他总统讨论。 我们非常意识到我们的巨大责任是诚实和透明的竞争的邀请。 乌克兰人民期望并要求这一点。</text:p>
      <text:p text:style-name="P4">
他向威尼斯委员会的支持表示希望，并对宪法法院活动的成功改革充满信心。</text:p>
      <text:p text:style-name="P4">
会议还讨论了有关DE -Oligarchization和经过验证的少数民族的法律。</text:p>
      <text:p text:style-name="P4">
国家元首证实了乌克兰准备继续进行Zonetsian委员会的密切相互作用，以确保根据前欧洲的标准确保有效的改革。</text:p>
      <text:p text:style-name="P4">
总统说：“总的来说，无论如何，我们都有一个方向改造和胜利。”</text:p>
      <text:p text:style-name="P4">
<text:span text:style-name="T4">
 <text:span text:style-name="T5">
资料来源：</text:span>
 </text:span>
 _ <text:a xlink:type="simple" xlink:href="https://www.president.gov.ua/news/glava-derzhavi-zustrivsya-z-delegaciyeyu-venecianskoyi-komis-82717" text:style-name="Internet_20_link" text:visited-style-name="Visited_20_Internet_20_Link">
官方网站总统乌克兰人。</text:a>
_</text:p>
      <text:p text:style-name="P4">
News Source: <text:a xlink:type="simple" xlink:href="https://armyinform.com.ua/2023/05/05/glava-derzhavy-zustrivsya-z-delegacziyeyu-veneczianskoyi-komisiyi/" text:style-name="Internet_20_link" text:visited-style-name="Visited_20_Internet_20_Link">
https://armyinform.com.ua/2023/05/05/glava-derzhavy-zustrivsya-z-delegacziyeyu-veneczianskoyi-komisiyi/</text:a>
</text:p>
      <!--NEWS-->
      <text:h text:style-name="P10" text:outline-level="1">
<text:span text:style-name="T4">
在南部，Rashists以40多个定居点开火</text:span>
</text:h>
      <text:p text:style-name="P4">
作者: ['АРМІЯINFORM']</text:p>
      <text:p text:style-name="P4">
时间: 2023-05-05T93:00:00-04:00</text:p>
      <text:p text:style-name="P4">
描述: 关于Ced Doimal，ZS乌克兰人在Vechirnyom Zvedenni。 “在Zaporizhzky ...与乌克兰2022年的战争，与乌克兰的战争是今天的最新消息，与乌克兰2022年的战争是今天的最后一场新闻，乌克兰和俄罗斯与俄罗斯之间以及与乌克兰在与乌克兰的战争之间是否会发生战争。 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2/obstrily-foto-1.jpg" text:style-name="Internet_20_link" text:visited-style-name="Visited_20_Internet_20_Link">
obstrily-foto-1.jpg</text:a>
']</text:p>
      <text:p text:style-name="P4">
标签: ['STOPRUSSIA', 'ВОЄННІ ЗЛОЧИНИ ЗС РФ', 'ВТОРГНЕННЯ РФ', 'ГШ ЗС УКРАЇНИ']</text:p>
      <text:p text:style-name="P4">
类别: News</text:p>
      <!--METADATA-->
      <text:p text:style-name="P4">
<draw:frame draw:style-name="fr1" draw:name="Image326" text:anchor-type="as-char" svg:width="6.9236in" svg:height="4.558037in" draw:z-index="0">
<draw:image xlink:href="../Images/AРМІЯINFORM/2023-05-05T93-00-00-04-00/obstrily-foto-1.jpg" xlink:type="simple" xlink:show="embed" xlink:actuate="onLoad" draw:mime-type="image/jpeg"/>
</draw:frame>
说明性照片</text:p>
      <text:p text:style-name="P4">
<text:span text:style-name="T4">
🔥俄罗斯入侵的局势</text:span>
 <text:a xlink:type="simple" xlink:href="https://www.facebook.com/GeneralStaff.ua/posts/pfbid02fQp6UGYR7agqX25eRk9s4Fc68MQNUsUowqJGLeevcgiHBM2zaEhyc6XRiTpam9izl" text:style-name="Internet_20_link" text:visited-style-name="Visited_20_Internet_20_Link">
报告</text:a>
晚上乌克兰武装部队的将军。</text:p>
      <text:p text:style-name="P4">
“在Zaporizhhya和Kherson的指示中，敌人继续进行防御。 同时，白天，他开了40多笔居住的笔。 其中 - 伯拉特斯克，弗雷米夫卡，诺瓦西卡，绿色田野，诺瓦波多尔兹克地区； Olgivske，Malynivka，Gulyaipole，Railway，Gulyaypil，Belogorye，Little Tokmachka，Mali Shcherbaki，Kamianske fastepnogorsk，Zaporizhzhya地区； Dnipropetrovsk地区的Nikopol； 邮件写道：“金银行，杜德琴，维塞尔，德尼普罗夫斯克，赫森地区的基兹莫斯和纽约尔森。”</text:p>
      <text:p text:style-name="P4">
News Source: <text:a xlink:type="simple" xlink:href="https://armyinform.com.ua/2023/05/05/na-pivdni-rashysty-obstrilyaly-ponad-40-naselenyh-punktiv/" text:style-name="Internet_20_link" text:visited-style-name="Visited_20_Internet_20_Link">
https://armyinform.com.ua/2023/05/05/na-pivdni-rashysty-obstrilyaly-ponad-40-naselenyh-punktiv/</text:a>
</text:p>
      <!--NEWS-->
      <text:h text:style-name="P10" text:outline-level="1">
<text:span text:style-name="T4">
乌克兰总统会见了美国国会议员的代表团</text:span>
</text:h>
      <text:p text:style-name="P4">
作者: ['АРМІЯINFORM']</text:p>
      <text:p text:style-name="P4">
时间: 2023-05-05T94:00:00-04:00</text:p>
      <text:p text:style-name="P4">
描述: 乌克兰沃迪米尔·泽伦斯基（Volodymyr Zelensky）总统曾给予了宫殿的帕拉特（Palator）的代表...与乌克兰2022年的战争，与乌克兰与乌克兰的最新新闻，《与乌克兰的新闻战争》（News War）与乌克​​兰2022年的战争，今天的战争将是一场战争，会有一场战争他们说，在乌克兰和俄罗斯之间以及与乌克兰的战争将在2022年与乌克兰的战争之间</text:p>
      <text:p text:style-name="P4">
图片: ['<text:a xlink:type="simple" xlink:href="https://armyinform.com.ua/wp-content/uploads/2023/05/33c7fe119835d97448cd404a8aa9fa1c_1683309295_extra_large.png" text:style-name="Internet_20_link" text:visited-style-name="Visited_20_Internet_20_Link">
33c7fe119835d97448cd404a8aa9fa1c_1683309295_extra_large.png</text:a>
']</text:p>
      <text:p text:style-name="P4">
标签: ['STOPRUSSIA', 'АГРЕСІЯ РФ', 'ВІЙНА', 'ВОЛОДИМИР ЗЕЛЕНСЬКИЙ', 'ВТОРГНЕННЯ РФ', 'ДЕЛЕГАЦІЯ КОНГРЕСУ США', 'ОФІС ПРЕЗИДЕНТА УКРАЇНИ', 'США']</text:p>
      <text:p text:style-name="P4">
类别: News</text:p>
      <!--METADATA-->
      <text:p text:style-name="P4">
<draw:frame draw:style-name="fr1" draw:name="Image327" text:anchor-type="as-char" svg:width="6.9236in" svg:height="4.604691in" draw:z-index="0">
<draw:image xlink:href="../Images/AРМІЯINFORM/2023-05-05T94-00-00-04-00/33c7fe119835d97448cd404a8aa9fa1c_1683309295_extra_large.png" xlink:type="simple" xlink:show="embed" xlink:actuate="onLoad" draw:mime-type="image/png"/>
</draw:frame>
乌克兰沃迪米尔·泽伦斯基(Ukraine Volodymyr Zelensky)主席已作为美国赫尔辛基委员会主管，乔·威尔逊(Joe Wilson)，斯蒂芬·科恩(Stephen Cohen)国会议员和维多利亚·斯巴茨(Victoria Spartz)的美国国会大会的两项代表团。 代表团还包括普兹布斯迈克尔·卡彭特(Przebse Michael Carpenter)的永久代表。</text:p>
      <text:p text:style-name="P4">
国家元首强调，这种对乌克兰的访问是来自美国全国，整个乌克兰人民的强大信号，在侵略者恢复对反乌克兰城市的大规模导弹恐怖之时，这一点尤为重要。</text:p>
      <text:p text:style-name="P4">
“您会发现战争不仅在战场上，而且在首都。 因此，感谢您的这次对话，感谢乌克兰的支持。” Volodymyr Zelensky说。</text:p>
      <text:p text:style-name="P4">
总统感谢国会代表对乌克兰国家在我们为自己的未来和我们共同价值观的未来的斗争中提供的对我们国家的强大双层支持以及全面的援助 - 自由与民主。</text:p>
      <text:p text:style-name="P4">
他说：“我们感谢您的帮助，不仅在战场上的领导，而且还要为财政支持。”</text:p>
      <text:p text:style-name="P4">
国家元首指出，这种援助的持续是打击俄罗斯侵略的成功的关键。</text:p>
      <text:p text:style-name="P4">
Volodymyr Zelenskyy向美国代表团通报了这种情况。 在这种情况下，进一步的美国安全和国防援助的键盘详细讨论了会议。 总统腐烂谈到了乌克兰国防军的优先需求。</text:p>
      <text:p text:style-name="P4">
会议还提出了扩展谷物走廊的问题，Zaporozhye NPP的情况以及双边议程的其他重要主题。</text:p>
      <text:p text:style-name="P4">
News Source: <text:a xlink:type="simple" xlink:href="https://armyinform.com.ua/2023/05/05/prezydent-ukrayiny-zustrivsya-z-delegacziyeyu-amerykanskyh-kongresmeniv/" text:style-name="Internet_20_link" text:visited-style-name="Visited_20_Internet_20_Link">
https://armyinform.com.ua/2023/05/05/prezydent-ukrayiny-zustrivsya-z-delegacziyeyu-amerykanskyh-kongresmeniv/</text:a>
</text:p>
      <!--NEWS-->
      <text:h text:style-name="P10" text:outline-level="1">
<text:span text:style-name="T4">
近15,000名乌克兰军队已经在英国接受过培训</text:span>
</text:h>
      <text:p text:style-name="P4">
作者: ['АРМІЯINFORM']</text:p>
      <text:p text:style-name="P4">
时间: 2023-05-05T95:00:00-04:00</text:p>
      <text:p text:style-name="P4">
描述: 关于乌克兰丹尼斯·施米加尔（Denis Schmigal）电报频道Premhat-Ministra的经销商谷物。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dfb174e5-0616-45b7-801e-b24a44570629.jpg" text:style-name="Internet_20_link" text:visited-style-name="Visited_20_Internet_20_Link">
dfb174e5-0616-45b7-801e-b24a44570629.jpg</text:a>
', '<text:a xlink:type="simple" xlink:href="https://armyinform.com.ua/wp-content/uploads/2023/05/50cc3c2b-1205-42cb-adaa-69d46313f293-150x150.jpg" text:style-name="Internet_20_link" text:visited-style-name="Visited_20_Internet_20_Link">
50cc3c2b-1205-42cb-adaa-69d46313f293-150x150.jpg</text:a>
', '<text:a xlink:type="simple" xlink:href="https://armyinform.com.ua/wp-content/uploads/2023/05/20911bf4-325a-4aef-9cf8-0d9c47f84085-150x150.jpg" text:style-name="Internet_20_link" text:visited-style-name="Visited_20_Internet_20_Link">
20911bf4-325a-4aef-9cf8-0d9c47f84085-150x150.jpg</text:a>
', '<text:a xlink:type="simple" xlink:href="https://armyinform.com.ua/wp-content/uploads/2023/05/d4094f84-abfc-4bab-abde-bb974fbb6325-150x150.jpg" text:style-name="Internet_20_link" text:visited-style-name="Visited_20_Internet_20_Link">
d4094f84-abfc-4bab-abde-bb974fbb6325-150x150.jpg</text:a>
', '<text:a xlink:type="simple" xlink:href="https://armyinform.com.ua/wp-content/uploads/2023/05/35bcff0b-68cc-49ce-a113-819a698a616f-150x150.jpg" text:style-name="Internet_20_link" text:visited-style-name="Visited_20_Internet_20_Link">
35bcff0b-68cc-49ce-a113-819a698a616f-150x150.jpg</text:a>
', '<text:a xlink:type="simple" xlink:href="https://armyinform.com.ua/wp-content/uploads/2023/05/d25ca564-8b25-4647-a7d2-b74a95bc2609-150x150.jpg" text:style-name="Internet_20_link" text:visited-style-name="Visited_20_Internet_20_Link">
d25ca564-8b25-4647-a7d2-b74a95bc2609-150x150.jpg</text:a>
']</text:p>
      <text:p text:style-name="P4">
标签: ['STOPRUSSIA', 'АГРЕСІЯ РФ', 'ВІЙНА', 'ВТОРГНЕННЯ РФ', 'ДЕНИС ШМИГАЛЬ', 'УКРАЇНА - ВЕЛИКА БРИТАНІЯ']</text:p>
      <text:p text:style-name="P4">
类别: News</text:p>
      <!--METADATA-->
      <text:p text:style-name="P4">
<draw:frame draw:style-name="fr1" draw:name="Image328" text:anchor-type="as-char" svg:width="6.9236in" svg:height="5.319633in" draw:z-index="0">
<draw:image xlink:href="../Images/AРМІЯINFORM/2023-05-05T95-00-00-04-00/dfb174e5-0616-45b7-801e-b24a44570629.jpg" xlink:type="simple" xlink:show="embed" xlink:actuate="onLoad" draw:mime-type="image/jpeg"/>
</draw:frame>
关于它<text:a xlink:type="simple" xlink:href="https://t.me/Denys_Smyhal/5171" text:style-name="Internet_20_link" text:visited-style-name="Visited_20_Internet_20_Link">
报告</text:a>
乌克兰Denis Shmigal的官方电报 - 掌船。</text:p>
      <text:p text:style-name="P4">
今天，与英国国防部长，本·华莱士(Ben Wallace)和乌克兰夫人奥利娜·泽伦斯卡亚(Olena Zelenskaya)一起熟悉了武装部队武装部队的训练过程。</text:p>
      <text:p text:style-name="P4">
<text:a xlink:type="simple" xlink:href="https://armyinform.com.ua/wp-content/uploads/2023/05/50cc3c2b-1205-42cb-adaa-69d46313f293.jpg" text:style-name="Internet_20_link" text:visited-style-name="Visited_20_Internet_20_Link">
!(Images/AРМІЯINFORM/2023-05-05T95-00-00-04-00/50cc3c2b-1205-42cb-adaa-69d46313f293-150x150.jpg)</text:a>
</text:p>
      <text:p text:style-name="P4">
<text:a xlink:type="simple" xlink:href="https://armyinform.com.ua/wp-content/uploads/2023/05/20911bf4-325a-4aef-9cf8-0d9c47f84085.jpg" text:style-name="Internet_20_link" text:visited-style-name="Visited_20_Internet_20_Link">
<draw:frame draw:style-name="fr1" draw:name="Image329" text:anchor-type="as-char" svg:width="6.9236in" svg:height="6.9236in" draw:z-index="0">
<draw:image xlink:href="../Images/AРМІЯINFORM/2023-05-05T95-00-00-04-00/20911bf4-325a-4aef-9cf8-0d9c47f84085-150x150.jpg" xlink:type="simple" xlink:show="embed" xlink:actuate="onLoad" draw:mime-type="image/jpeg"/>
</draw:frame>
</text:a>
</text:p>
      <text:p text:style-name="P4">
<text:a xlink:type="simple" xlink:href="https://armyinform.com.ua/wp-content/uploads/2023/05/d4094f84-abfc-4bab-abde-bb974fbb6325.jpg" text:style-name="Internet_20_link" text:visited-style-name="Visited_20_Internet_20_Link">
<draw:frame draw:style-name="fr1" draw:name="Image330" text:anchor-type="as-char" svg:width="6.9236in" svg:height="6.9236in" draw:z-index="0">
<draw:image xlink:href="../Images/AРМІЯINFORM/2023-05-05T95-00-00-04-00/d4094f84-abfc-4bab-abde-bb974fbb6325-150x150.jpg" xlink:type="simple" xlink:show="embed" xlink:actuate="onLoad" draw:mime-type="image/jpeg"/>
</draw:frame>
</text:a>
</text:p>
      <text:p text:style-name="P4">
<text:a xlink:type="simple" xlink:href="https://armyinform.com.ua/wp-content/uploads/2023/05/35bcff0b-68cc-49ce-a113-819a698a616f.jpg" text:style-name="Internet_20_link" text:visited-style-name="Visited_20_Internet_20_Link">
<draw:frame draw:style-name="fr1" draw:name="Image331" text:anchor-type="as-char" svg:width="6.9236in" svg:height="6.9236in" draw:z-index="0">
<draw:image xlink:href="../Images/AРМІЯINFORM/2023-05-05T95-00-00-04-00/35bcff0b-68cc-49ce-a113-819a698a616f-150x150.jpg" xlink:type="simple" xlink:show="embed" xlink:actuate="onLoad" draw:mime-type="image/jpeg"/>
</draw:frame>
</text:a>
</text:p>
      <text:p text:style-name="P4">
<text:a xlink:type="simple" xlink:href="https://armyinform.com.ua/wp-content/uploads/2023/05/d25ca564-8b25-4647-a7d2-b74a95bc2609.jpg" text:style-name="Internet_20_link" text:visited-style-name="Visited_20_Internet_20_Link">
<draw:frame draw:style-name="fr1" draw:name="Image332" text:anchor-type="as-char" svg:width="6.9236in" svg:height="6.9236in" draw:z-index="0">
<draw:image xlink:href="../Images/AРМІЯINFORM/2023-05-05T95-00-00-04-00/d25ca564-8b25-4647-a7d2-b74a95bc2609-150x150.jpg" xlink:type="simple" xlink:show="embed" xlink:actuate="onLoad" draw:mime-type="image/jpeg"/>
</draw:frame>
</text:a>
与本华莱士(Ben Wallace)协调的台阶相协调，这是我们的反攻性，并进一步加强了乌克兰的国防能力。 我们以这种方式系统地移动。 乌克兰军队在实践中学习北约标准。 在斗争期间，经验丰富的导师和战场上的政治性。</text:p>
      <text:p text:style-name="P4">
我们感谢英国为九个合作伙伴国家 /地区的乌克兰军事训练发起了交流运营。 感谢我们为国家的辩护。 他希望忍耐，精神的力量和意志，赢得乌克兰胜利的斗争。</text:p>
      <text:p text:style-name="P4">
News Source: <text:a xlink:type="simple" xlink:href="https://armyinform.com.ua/2023/05/05/u-velykij-brytaniyi-vzhe-projshly-pidgotovku-majzhe-15-tysyach-ukrayinskyh-vijskovyh/" text:style-name="Internet_20_link" text:visited-style-name="Visited_20_Internet_20_Link">
https://armyinform.com.ua/2023/05/05/u-velykij-brytaniyi-vzhe-projshly-pidgotovku-majzhe-15-tysyach-ukrayinskyh-vijskovyh/</text:a>
</text:p>
      <!--NEWS-->
      <text:h text:style-name="P10" text:outline-level="1">
<text:span text:style-name="T4">
政府已经接受了针对伤害和平民损害的残疾解决方案的重要变化</text:span>
</text:h>
      <text:p text:style-name="P4">
作者: ['АРМІЯINFORM']</text:p>
      <text:p text:style-name="P4">
时间: 2023-05-05T96:00:00-04:00</text:p>
      <text:p text:style-name="P4">
描述: 关于CED Doimlaya Minlateran。 对于Interitov Minvelave来说，URIED是Priva Zmisni ...与乌克兰2022年的战争，与乌克兰的战争是今天的最新消息，与乌克兰2022年的新闻战是今天的最后一场新闻，乌克兰将在乌克兰和俄罗斯之间进行战争当他们与乌克兰的战争将在不久的将来与乌克兰发生战争时，他们说，今天与乌克兰的战争，今天的乌克兰新闻，乌克兰新闻，乌克兰媒体在俄罗斯的乌克兰新闻</text:p>
      <text:p text:style-name="P4">
图片: ['<text:a xlink:type="simple" xlink:href="https://armyinform.com.ua/wp-content/uploads/2023/05/306-scaled.jpg" text:style-name="Internet_20_link" text:visited-style-name="Visited_20_Internet_20_Link">
306-scaled.jpg</text:a>
']</text:p>
      <text:p text:style-name="P4">
标签: ['STOPRUSSIA', 'АГРЕСІЯ РФ', 'ВЕТЕРАНИ АТО/ООС', 'ВІЙНА', 'ВТОРГНЕННЯ РФ', 'ІНВАЛІДИ ВІЙНИ', 'ІНФОГРАФІКА', 'МІНВЕТЕРАНІВ']</text:p>
      <text:p text:style-name="P4">
类别: News</text:p>
      <!--METADATA-->
      <text:p text:style-name="P4">
关于它<text:a xlink:type="simple" xlink:href="https://mva.gov.ua/ua/news/j" text:style-name="Internet_20_link" text:visited-style-name="Visited_20_Internet_20_Link">
报告</text:a>
退伍军人部。</text:p>
      <text:p text:style-name="P4">
根据司法部的倡议，政府通过了日期为2009年3月1317日的乌克兰部长的内阁决议，日期为2018年4月25日，第306号，该法规规定了由平民第二秒建立MSCEC的程序与俄罗斯联邦对乌克兰的军事侵略有关，残疾与提供这些措施的因果关系，以及采用小型退伍军人的程序，以确定由上述人收到上述人的事实受到上述人领土弹药的健康性格受到监管。</text:p>
      <text:p text:style-name="P4">
决定确定从弹药到确保捍卫乌克兰的措施的卫生损害的事实，以保护与俄罗斯联邦对乌克兰的军事侵略有关的国家的安全和国家利益的安全和利益由退伍军人部成立的事工，平民将对这些措施建立因果责任。</text:p>
      <text:p text:style-name="P4">
<draw:frame draw:style-name="fr1" draw:name="Image333" text:anchor-type="as-char" svg:width="6.9236in" svg:height="8.850669in" draw:z-index="0">
<draw:image xlink:href="../Images/AРМІЯINFORM/2023-05-05T96-00-00-04-00/306-scaled.jpg" xlink:type="simple" xlink:show="embed" xlink:actuate="onLoad" draw:mime-type="image/jpeg"/>
</draw:frame>
<text:span text:style-name="T4">
为了建立这样的事实，必须将人员审议提交机构委员会：</text:span>
</text:p>
      <text:p text:style-name="P4">
<text:span text:style-name="T5">
主要医疗记录的副本； </text:span>
法医检查的结论； <text:span text:style-name="T5">
一组MSEC证书的副本和一般疾病的残疾原因(对于成年人)或LCC结论的副本(为儿童); </text:span>
帮助没有(可用性)犯罪记录; *摘自统一的预审调查登记册。</text:p>
      <text:p text:style-name="P4">
申请和必要文件通过邮件提交给退伍军人部：博物馆博物馆巷，12，基辅，01001</text:p>
      <text:p text:style-name="P4">
News Source: <text:a xlink:type="simple" xlink:href="https://armyinform.com.ua/2023/05/05/uryad-pryjnyav-vazhlyvi-zminy-do-postanov-shhodo-invalidnosti-vid-poranen-ta-ushkodzhen/" text:style-name="Internet_20_link" text:visited-style-name="Visited_20_Internet_20_Link">
https://armyinform.com.ua/2023/05/05/uryad-pryjnyav-vazhlyvi-zminy-do-postanov-shhodo-invalidnosti-vid-poranen-ta-ushkodzhen/</text:a>
</text:p>
      <!--NEWS-->
      <text:h text:style-name="P10" text:outline-level="1">
<text:span text:style-name="T4">
动员拉皮斯特的妻子抱怨领导对下属的态度不满意的态度– 拦截gur</text:span>
</text:h>
      <text:p text:style-name="P4">
作者: ['АРМІЯINFORM']</text:p>
      <text:p text:style-name="P4">
时间: 2023-05-05T98:00:00-04:00</text:p>
      <text:p text:style-name="P4">
描述: 关于乌克兰大师的牛头。 https://www.youtube.com/watch?v=gzxuai8tsvm ...与乌克兰2022年的战争，与乌克兰与乌克兰的最新新闻，今天上次与乌克兰的新闻战争，乌克兰和俄罗斯之间的战争将发生，他们说，与乌克兰的战争将在2022年与乌克兰战争，他们说，在不久的将来，与乌克兰与乌克兰的战争今天，今天的乌克兰新闻，乌克兰新闻，乌克兰媒体在俄罗斯的乌克兰新闻</text:p>
      <text:p text:style-name="P4">
图片: []</text:p>
      <text:p text:style-name="P4">
标签: ['STOPRUSSIA', 'АГРЕСІЯ РФ', 'ВІЙНА', 'ВТОРГНЕННЯ РФ', 'ГУР МО УКРАЇНИ', 'ГУР МОУ', 'ГУР ПЕРЕХОПЛЕННЯ']</text:p>
      <text:p text:style-name="P4">
类别: News</text:p>
      <!--METADATA-->
      <text:p text:style-name="P4">
关于它<text:a xlink:type="simple" xlink:href="https://www.youtube.com/live/6DMM3dbWcXc" text:style-name="Internet_20_link" text:visited-style-name="Visited_20_Internet_20_Link">
报告</text:a>
乌克兰大师。</text:p>
      <text:p text:style-name="P4">
“在九个中，他们甚至都不接受罪犯，但他们将其屠杀。 他们不欣赏那里的任何人”</text:p>
      <text:p text:style-name="P4">
<text:span text:style-name="T4">
 Mobilizovnoye viskovo的小队在Kerivnitva居住在pidhellich的Nestovite上的Pydrozdiliv Rovskari之一，Yakkihid derevyat“ Zabi”：</text:span>
</text:p>
      <text:p text:style-name="P4">
<text:span text:style-name="T5">
“你被送去屠杀”； </text:span>
“让我们保持沉默，真的是BL<text:span text:style-name="T5">
 DV”； </text:span>
“ nome，您不想寻找，bl<text:span text:style-name="T5">
 di”； </text:span>
“您会了解什么，您知道他们今天告诉我什么吗？ 在九个中，他们甚至没有犯有罪犯，但他们将其屠杀。 他们不欣赏那里的任何人。 他们说，他们在九个罪犯中接受并忘记了我们。”</text:p>
      <text:p text:style-name="P4">
对于瘦的，维特尼·兹洛钦(Vyutniy Zlorchin)，反对派的健康将是公平的。</text:p>
      <text:p text:style-name="P4">
News Source: <text:a xlink:type="simple" xlink:href="https://armyinform.com.ua/2023/05/05/druzhyna-mobilizovanogo-rashysta-skarzhytsya-na-nezadovilne-stavlennya-kerivnycztva-do-pidleglyh-perehoplennya-gur/" text:style-name="Internet_20_link" text:visited-style-name="Visited_20_Internet_20_Link">
https://armyinform.com.ua/2023/05/05/druzhyna-mobilizovanogo-rashysta-skarzhytsya-na-nezadovilne-stavlennya-kerivnycztva-do-pidleglyh-perehoplennya-gur/</text:a>
</text:p>
      <!--NEWS-->
      <text:h text:style-name="P10" text:outline-level="1">
<text:span text:style-name="T4">
短的。 战争。 第436天。视频</text:span>
</text:h>
      <text:p text:style-name="P4">
作者: ['АРМІЯINFORM']</text:p>
      <text:p text:style-name="P4">
时间: 2023-05-05T99:00:00-04:00</text:p>
      <text:p text:style-name="P4">
描述: 杰罗：GS ZS乌克兰与乌克兰2022年战争，与乌克兰的最新消息，今天与乌克兰2022年的新闻战争，今天的最后一场战争，乌克兰和俄罗斯之间以及俄罗斯之间的战争以及2022年与乌克兰的战争将是与乌克兰的战争。将在不久的将来与乌克兰发动战争，说，与乌克兰的战争，今天的乌克兰新闻，乌克兰的新闻，乌克兰媒体的俄罗斯媒体</text:p>
      <text:p text:style-name="P4">
图片: ['<text:a xlink:type="simple" xlink:href="https://armyinform.com.ua/wp-content/uploads/2023/05/33k3k.jpg" text:style-name="Internet_20_link" text:visited-style-name="Visited_20_Internet_20_Link">
33k3k.jpg</text:a>
']</text:p>
      <text:p text:style-name="P4">
标签: ['STOPRUSSIA', 'ВТОРГНЕННЯ РФ', 'ГЕНЕРАЛЬНИЙ ШТАБ ЗСУ']</text:p>
      <text:p text:style-name="P4">
类别: News</text:p>
      <!--METADATA-->
      <text:p text:style-name="P4">
<draw:frame draw:style-name="fr1" draw:name="Image334" text:anchor-type="as-char" svg:width="6.9236in" svg:height="3.854137in" draw:z-index="0">
<draw:image xlink:href="../Images/AРМІЯINFORM/2023-05-05T99-00-00-04-00/33k3k.jpg" xlink:type="simple" xlink:show="embed" xlink:actuate="onLoad" draw:mime-type="image/jpeg"/>
</draw:frame>
<text:span text:style-name="T5">
derello：<text:a xlink:type="simple" xlink:href="https://www.facebook.com/GeneralStaff.ua/videos/827555385394616/" text:style-name="Internet_20_link" text:visited-style-name="Visited_20_Internet_20_Link">
乌克兰GSC</text:a>
</text:span>
</text:p>
      <text:p text:style-name="P4">
News Source: <text:a xlink:type="simple" xlink:href="https://armyinform.com.ua/2023/05/05/korotko-vijna-den-436-videodajdzhest/" text:style-name="Internet_20_link" text:visited-style-name="Visited_20_Internet_20_Link">
https://armyinform.com.ua/2023/05/05/korotko-vijna-den-436-videodajdzhest/</text:a>
</text:p>
      <!--NEWS-->
      <text:h text:style-name="P10" text:outline-level="1">
<text:span text:style-name="T4">
英国和波兰已进入世界曲棍球锦标赛的精英</text:span>
</text:h>
      <text:p text:style-name="P4">
作者: Ukrinform (Person)</text:p>
      <text:p text:style-name="P4">
出版商: Укринформ (Organization)</text:p>
      <text:p text:style-name="P4">
出版时间: 2023-05-06T-31:10:00+03:00</text:p>
      <text:p text:style-name="P4">
修改时间: 2023-05-06T00:10:00+03:00</text:p>
      <text:p text:style-name="P4">
描述: 英国球队和波兰将在下个赛季在世界曲棍球世界分区的精英部门演出。  - 乌克林。</text:p>
      <text:p text:style-name="P4">
图片: ["<text:a xlink:type="simple" xlink:href="https://static.ukrinform.com/photos/2023_05/thumb_files/630_360_1683320345-493.jpg" text:style-name="Internet_20_link" text:visited-style-name="Visited_20_Internet_20_Link">
630_360_16833...</text:a>
"]</text:p>
      <text:p text:style-name="P4">
标签: ['Чемпіонат світу', 'хокей']</text:p>
      <text:p text:style-name="P4">
类型: Article</text:p>
      <!--METADATA-->
      <text:p text:style-name="P4">
<draw:frame draw:style-name="fr1" draw:name="Image335" text:anchor-type="as-char" svg:width="6.9236in" svg:height="3.956343in" draw:z-index="0">
<draw:image xlink:href="../Images/yкринформ/2023-05-06T-31-10-00-03-00/630_360_1683320345-493.jpg" xlink:type="simple" xlink:show="embed" xlink:actuate="onLoad" draw:mime-type="image/jpeg"/>
</draw:frame>
英国和波兰学院将在下个赛季在世界曲棍球锦标赛的精英肇事者中演出。</text:p>
      <text:p text:style-name="P4">
乌克利福姆报道，在AI组的比赛之后，英国和波兰人占据了前两个位置。</text:p>
      <text:p text:style-name="P4">
在最后一轮中，英国赢得了意大利的球队-5：3(1：1，3：2,1：0)波兰击败了罗马尼亚-6：1(0：1，4：0，2：1).</text:p>
      <text:p text:style-name="P4">
Підсумкове турнірне становище: Велика Британія - 14 очок, Польща - 13, Італія- 9, Республіка Корея - 6, Румунія - 3, Литва - 0.</text:p>
      <text:p text:style-name="P4">
<text:span text:style-name="T4">
Читайте також:</text:span>
 <text:a xlink:type="simple" xlink:href="https://www.ukrinform.ua/rubric-sports/3702624-hokej-zbirna-ukraini-postupilasa-aponii-i-ne-zmogla-pidvisitisa-v-klasi.html" text:style-name="Internet_20_link" text:visited-style-name="Visited_20_Internet_20_Link">
 <text:span text:style-name="T4">
Хокей</text:span>
 </text:a>
英国和波兰人将取代2023年世界杯的两个失败者，该失败者将于5月12日至28日在坦佩雷举行(芬兰)和里加(拉脱维亚).</text:p>
      <text:p text:style-name="P4">
News Source: <text:a xlink:type="simple" xlink:href="https://www.ukrinform.ua/rubric-sports/3705446-velika-britania-ta-polsa-probilisa-v-elitu-cempionatu-svitu-z-hokeu.html" text:style-name="Internet_20_link" text:visited-style-name="Visited_20_Internet_20_Link">
https://www.ukrinform.ua/rubric-sports/3705446-velika-britania-ta-polsa-probilisa-v-elitu-cempionatu-svitu-z-hokeu.html</text:a>
</text:p>
      <!--NEWS-->
      <text:h text:style-name="P10" text:outline-level="1">
<text:span text:style-name="T4">
英国和波兰已进入世界曲棍球锦标赛的精英</text:span>
</text:h>
      <text:p text:style-name="P4">
作者: Ukrinform (Person)</text:p>
      <text:p text:style-name="P4">
出版商: Укринформ (Organization)</text:p>
      <text:p text:style-name="P4">
出版时间: 2023-05-06T00:10:00+03:00</text:p>
      <text:p text:style-name="P4">
修改时间: 2023-05-06T00:10:00+03:00</text:p>
      <text:p text:style-name="P4">
描述: 英国球队和波兰将在下个赛季在世界曲棍球世界分区的精英部门演出。  - 乌克林。</text:p>
      <text:p text:style-name="P4">
图片: ["<text:a xlink:type="simple" xlink:href="https://static.ukrinform.com/photos/2023_05/thumb_files/630_360_1683320345-493.jpg" text:style-name="Internet_20_link" text:visited-style-name="Visited_20_Internet_20_Link">
630_360_16833...</text:a>
"]</text:p>
      <text:p text:style-name="P4">
标签: ['Чемпіонат світу', 'хокей']</text:p>
      <text:p text:style-name="P4">
类型: Article</text:p>
      <!--METADATA-->
      <text:p text:style-name="P4">
<draw:frame draw:style-name="fr1" draw:name="Image336" text:anchor-type="as-char" svg:width="6.9236in" svg:height="3.956343in" draw:z-index="0">
<draw:image xlink:href="../Images/yкринформ/2023-05-06T00-10-00-03-00/630_360_1683320345-493.jpg" xlink:type="simple" xlink:show="embed" xlink:actuate="onLoad" draw:mime-type="image/jpeg"/>
</draw:frame>
英国和波兰学院将在下个赛季在世界曲棍球锦标赛的精英肇事者中演出。</text:p>
      <text:p text:style-name="P4">
乌克利福姆报道，在AI组的比赛之后，英国和波兰人占据了前两个位置。</text:p>
      <text:p text:style-name="P4">
在最后一轮中，英国赢得了意大利的球队-5：3(1：1，3：2,1：0)波兰击败了罗马尼亚-6：1(0：1，4：0，2：1).</text:p>
      <text:p text:style-name="P4">
Підсумкове турнірне становище: Велика Британія - 14 очок, Польща - 13, Італія- 9, Республіка Корея - 6, Румунія - 3, Литва - 0.</text:p>
      <text:p text:style-name="P4">
<text:span text:style-name="T4">
Читайте також:</text:span>
 <text:a xlink:type="simple" xlink:href="https://www.ukrinform.ua/rubric-sports/3702624-hokej-zbirna-ukraini-postupilasa-aponii-i-ne-zmogla-pidvisitisa-v-klasi.html" text:style-name="Internet_20_link" text:visited-style-name="Visited_20_Internet_20_Link">
 <text:span text:style-name="T4">
Хокей</text:span>
 </text:a>
英国和波兰人将取代2023年世界杯的两个失败者，该失败者将于5月12日至28日在坦佩雷举行(芬兰)和里加(拉脱维亚).</text:p>
      <text:p text:style-name="P4">
News Source: <text:a xlink:type="simple" xlink:href="https://www.ukrinform.ua/rubric-sports/3705446-velika-britania-ta-polsa-probilisa-v-elitu-cempionatu-svitu-z-hokeu.html" text:style-name="Internet_20_link" text:visited-style-name="Visited_20_Internet_20_Link">
https://www.ukrinform.ua/rubric-sports/3705446-velika-britania-ta-polsa-probilisa-v-elitu-cempionatu-svitu-z-hokeu.html</text:a>
</text:p>
      <!--NEWS-->
      <text:h text:style-name="P10" text:outline-level="1">
<text:span text:style-name="T4">
柏林的激进分子于5月8日和9日取消了乌克兰国旗禁令</text:span>
</text:h>
      <text:p text:style-name="P4">
作者: Ukrinform (Person)</text:p>
      <text:p text:style-name="P4">
出版商: Укринформ (Organization)</text:p>
      <text:p text:style-name="P4">
出版时间: 2023-05-06T00:16:00+03:00</text:p>
      <text:p text:style-name="P4">
修改时间: 2023-05-06T00:16:00+03:00</text:p>
      <text:p text:style-name="P4">
描述: 来自维奇柏林的乌克兰激进分子在5月8日至9日的行动中获得了使用国旗和象征意义的权利。  - 乌克林。</text:p>
      <text:p text:style-name="P4">
图片: ["<text:a xlink:type="simple" xlink:href="https://static.ukrinform.com/photos/2022_12/thumb_files/630_360_1671638860-494.jpg" text:style-name="Internet_20_link" text:visited-style-name="Visited_20_Internet_20_Link">
630_360_16716...</text:a>
"]</text:p>
      <text:p text:style-name="P4">
标签: ['Німеччина', 'Прапор', 'Суд', 'Україна', 'Заборона', 'росія']</text:p>
      <text:p text:style-name="P4">
类型: Article</text:p>
      <!--METADATA-->
      <text:p text:style-name="P4">
<draw:frame draw:style-name="fr1" draw:name="Image337" text:anchor-type="as-char" svg:width="6.9236in" svg:height="3.956343in" draw:z-index="0">
<draw:image xlink:href="../Images/yкринформ/2023-05-06T00-16-00-03-00/630_360_1671638860-494.jpg" xlink:type="simple" xlink:show="embed" xlink:actuate="onLoad" draw:mime-type="image/jpeg"/>
</draw:frame>
来自柏林维奇(Viche Berlin)的乌克兰激进分子在5月8日和9日的行动中获得了使用国家符号的权利。</text:p>
      <text:p text:style-name="P4">
乌克林福姆在非政府组织的新闻服务中证实了这一点。</text:p>
      <text:p text:style-name="P4">
“是的，我可以确认!我们赢得了针对柏林警察的法庭，禁止乌克兰国旗的禁令将被取消!这意味着，在周一和周二以及其他任何一天，每个人都可以使用乌克兰旗帜，”克里斯塔·玛丽亚·莱伯(Krista Maria Lebe)发言人说。</text:p>
      <text:p text:style-name="P4">
他们在星期五晚上举行的乌克兰国旗禁令禁止国旗的判决是非法的。 警方报告了那个早晨的禁令。</text:p>
      <text:p text:style-name="P4">
<text:span text:style-name="T4">
另请阅读：</text:span>
 <text:span text:style-name="T4">
 <text:a xlink:type="simple" xlink:href="https://www.ukrinform.ua/rubric-world/3705242-na-memorialah-u-berlini-zaboronili-ukrainski-ta-rosijski-prapori-na-travnevi-svata.html" text:style-name="Internet_20_link" text:visited-style-name="Visited_20_Internet_20_Link">
</text:a>
</text:span>
</text:p>
      <text:p text:style-name="P4">
商会已向柏林法院提出了关于禁止乌克兰的象征意义的禁令，这是两天之内，即欧洲从纳粹主义解放的日子之后，柏林苏联古迹。 激进分子赢得了第一次召集。 截至目前，对乌克兰人<text:span text:style-name="T4">
 []的禁令已被解除(https://www.ukrinform.ua/tag-prapor)</text:span>
和乌克兰歌曲。</text:p>
      <text:p text:style-name="P4">
<text:span text:style-name="T4">
另请阅读：</text:span>
 <text:span text:style-name="T4">
 <text:a xlink:type="simple" xlink:href="https://www.ukrinform.ua/rubric-world/3705391-posol-j-aktivisti-zaklikaut-berlin-ne-zaboronati-ukrainski-prapori-8-travna.html" text:style-name="Internet_20_link" text:visited-style-name="Visited_20_Internet_20_Link">
</text:a>
</text:span>
</text:p>
      <text:p text:style-name="P4">
同时，禁止使用俄罗斯国旗。</text:p>
      <text:p text:style-name="P4">
Viche将于5月8日组织一门大型课程，这将是纪念第二次世界大战受害者的主要行动，并呼吁建立自己的乌克兰受害者。 500-700人期望这一点。 此前，乌克兰驻德国Alexei Makeev的大使告诉乌克林福姆，他和外交官也将附上该课程。</text:p>
      <text:p text:style-name="P4">
News Source: <text:a xlink:type="simple" xlink:href="https://www.ukrinform.ua/rubric-world/3705448-aktivisti-u-berlini-domoglisa-skasuvanna-zaboroni-na-ukrainski-prapori-8-ta-9-travna.html" text:style-name="Internet_20_link" text:visited-style-name="Visited_20_Internet_20_Link">
https://www.ukrinform.ua/rubric-world/3705448-aktivisti-u-berlini-domoglisa-skasuvanna-zaboroni-na-ukrainski-prapori-8-ta-9-travna.html</text:a>
</text:p>
      <!--NEWS-->
      <text:h text:style-name="P10" text:outline-level="1">
<text:span text:style-name="T4">
冯·德里亚恩（von der Liaien</text:span>
</text:h>
      <text:p text:style-name="P4">
作者: Ukrinform (Person)</text:p>
      <text:p text:style-name="P4">
出版商: Укринформ (Organization)</text:p>
      <text:p text:style-name="P4">
出版时间: 2023-05-06T00:27:00+03:00</text:p>
      <text:p text:style-name="P4">
修改时间: 2023-05-06T00:27:00+03:00</text:p>
      <text:p text:style-name="P4">
描述: 欧洲委员会主席位于伦敦，在查尔斯三世国王（King Charles III）之际，与乌克兰丹尼斯·施米加尔（Denis Shmigal）的总理举行了会议，在此期间，当事方讨论了对欧盟对我们国家的进一步支持。  - 乌克林。</text:p>
      <text:p text:style-name="P4">
图片: ["<text:a xlink:type="simple" xlink:href="https://static.ukrinform.com/photos/2023_05/thumb_files/630_360_1683323205-162.jpg" text:style-name="Internet_20_link" text:visited-style-name="Visited_20_Internet_20_Link">
630_360_16833...</text:a>
"]</text:p>
      <text:p text:style-name="P4">
标签: ['Британія', 'Євросоюз', 'Фон дер Ляєн', 'Шмигаль', 'Відновлення України']</text:p>
      <text:p text:style-name="P4">
类型: Article</text:p>
      <!--METADATA-->
      <text:p text:style-name="P4">
<draw:frame draw:style-name="fr1" draw:name="Image338" text:anchor-type="as-char" svg:width="6.9236in" svg:height="3.956343in" draw:z-index="0">
<draw:image xlink:href="../Images/yкринформ/2023-05-06T00-27-00-03-00/630_360_1683323205-162.jpg" xlink:type="simple" xlink:show="embed" xlink:actuate="onLoad" draw:mime-type="image/jpeg"/>
</draw:frame>
欧洲委员会主席在Kolyarlz III加冕时在伦敦举行了与乌克兰总理Denis Shmigal举行的会议，在此期间，双方讨论了对欧盟对我们国家的进一步支持。</text:p>
      <text:p text:style-name="P4">
根据乌克林福姆的说法，欧洲委员会主席在网络上的页面上写了有关它的文章<text:a xlink:type="simple" xlink:href="https://twitter.com/vonderleyen/status/1654595537713209344" text:style-name="Internet_20_link" text:visited-style-name="Visited_20_Internet_20_Link">
</text:a>
。</text:p>
      <text:p text:style-name="P4">
“与总理丹尼斯·施米格尔(Denis Shmigal)举行了非常富有成效的会议。 我们已经讨论了欧盟对乌克兰修复和重建的支持(未来)与<text:span text:style-name="T4">
 []会议(https://www.ukrinform.ua/tag-vidnovlenna-ukraini)</text:span>
 Olotoni在6月。 欧盟将保持坚定的义务，以协助乌克兰重建该国。</text:p>
      <text:p text:style-name="Quotations">

<text:p text:style-name="P4">
与总理的富有成效的会议<text:a xlink:type="simple" xlink:href="https://twitter.com/Denys_Shmyhal" text:style-name="Internet_20_link" text:visited-style-name="Visited_20_Internet_20_Link">
&gt;
</text:a>
&gt;
&gt;
我们在6月在伦敦举行的乌克兰恢复会议上讨论了欧盟对乌克兰复苏和重建的支持。 &gt;
&gt;
欧盟坚定地致力于帮助乌克兰重建&gt;
国家。&gt;
&gt;
  -  Ursula von der Leyen(@vonderleyen) <text:a xlink:type="simple" xlink:href="https://twitter.com/vonderleyen/status/1654595537713209344" text:style-name="Internet_20_link" text:visited-style-name="Visited_20_Internet_20_Link">
&gt;
 </text:a>
<text:span text:style-name="T4">
另请阅读：</text:span>
 <text:span text:style-name="T4">
 <text:a xlink:type="simple" xlink:href="https://www.ukrinform.ua/rubric-vidbudova/3705423-smigal-obgovoriv-iz-glavou-mzs-britanii-prioriteti-vidnovlenna-ukraini.html" text:style-name="Internet_20_link" text:visited-style-name="Visited_20_Internet_20_Link">
</text:a>
</text:span>
</text:p>

</text:p>
      <text:p text:style-name="P4">
据报道，乌克兰丹尼斯·施米加尔(Denis Shmigal)的总理与乌克兰总统奥利纳·泽伦斯卡亚(Olena Zelenskaya)一起在英国英国和北爱尔兰，已经在参与伦敦举行了较低的会议。加冕典礼。</text:p>
      <text:p text:style-name="P4">
<text:span text:style-name="T5">
foto：facebook.com/dshmyhal</text:span>
</text:p>
      <text:p text:style-name="P4">
News Source: <text:a xlink:type="simple" xlink:href="https://www.ukrinform.ua/rubric-polytics/3705449-fon-der-laen-zustrilasa-zi-smigalem-u-londoni-govorili-pro-vidnovlenna-ukraini.html" text:style-name="Internet_20_link" text:visited-style-name="Visited_20_Internet_20_Link">
https://www.ukrinform.ua/rubric-polytics/3705449-fon-der-laen-zustrilasa-zi-smigalem-u-londoni-govorili-pro-vidnovlenna-ukraini.html</text:a>
</text:p>
      <!--NEWS-->
      <text:h text:style-name="P10" text:outline-level="1">
<text:span text:style-name="T4">
入侵者全天燃烧梅利托波特的文件袋-Fedorov</text:span>
</text:h>
      <text:p text:style-name="P4">
作者: Ukrinform (Person)</text:p>
      <text:p text:style-name="P4">
出版商: Укринформ (Organization)</text:p>
      <text:p text:style-name="P4">
出版时间: 2023-05-06T00:43:00+03:00</text:p>
      <text:p text:style-name="P4">
修改时间: 2023-05-06T00:43:00+03:00</text:p>
      <text:p text:style-name="P4">
描述: 在梅利托波尔（Melitopol），警察室里的恐慌烧伤文件中的占领者将护照桌设备带到俄罗斯。  - 乌克林。</text:p>
      <text:p text:style-name="P4">
图片: ["<text:a xlink:type="simple" xlink:href="https://static.ukrinform.com/photos/2019_03/thumb_files/630_360_1552330405-335.jpg" text:style-name="Internet_20_link" text:visited-style-name="Visited_20_Internet_20_Link">
630_360_15523...</text:a>
"]</text:p>
      <text:p text:style-name="P4">
标签: ['Мелітополь', 'Окупація', 'Війна з росією']</text:p>
      <text:p text:style-name="P4">
类型: Article</text:p>
      <!--METADATA-->
      <text:p text:style-name="P4">
<draw:frame draw:style-name="fr1" draw:name="Image339" text:anchor-type="as-char" svg:width="6.9236in" svg:height="3.956343in" draw:z-index="0">
<draw:image xlink:href="../Images/yкринформ/2023-05-06T00-43-00-03-00/630_360_1552330405-335.jpg" xlink:type="simple" xlink:show="embed" xlink:actuate="onLoad" draw:mime-type="image/jpeg"/>
</draw:frame>
Vmelitopoli陷入恐慌的侵略者烧毁了警察室中的袋子，从护照桌设备移至俄罗斯。</text:p>
      <text:p text:style-name="P4">
关于<text:a xlink:type="simple" xlink:href="https://t.me/ivan_fedorov_melitopol/1882" text:style-name="Internet_20_link" text:visited-style-name="Visited_20_Internet_20_Link">
</text:a>
乌克林福姆报道，伊万·费多罗夫(Ivan Fedorov)报告说。</text:p>
      <text:p text:style-name="P4">
据他说，入侵者将在他们身后几乎一天。</text:p>
      <text:p text:style-name="P4">
费多罗夫写道：“在占领军警察的建造中 - 全天候袋子都会吸烟。”</text:p>
      <text:p text:style-name="P4">
<text:span text:style-name="T4">
另请阅读：</text:span>
 <text:span text:style-name="T4">
 <text:a xlink:type="simple" xlink:href="https://www.ukrinform.ua/rubric-regions/3705207-rosiani-na-zaporizzi-organizovuut-evakuaciu-do-berdanska-ditej-hocut-vivezti-primusovo-fedorov.html" text:style-name="Internet_20_link" text:visited-style-name="Visited_20_Internet_20_Link">
</text:a>
</text:span>
</text:p>
      <text:p text:style-name="P4">
他还说，俄罗斯入侵者正在匆忙打包设备并带到俄罗斯联邦。</text:p>
      <text:p text:style-name="P4">
他开玩笑说：“在梅利托波尔，占领桌子的计算机和服务器已经度过了一个假期。合作者本身就在他们身后 - 领导层永远始于他们。”赞助。</text:p>
      <text:p text:style-name="P4">
<text:span text:style-name="T4">
另请阅读：</text:span>
 <text:span text:style-name="T4">
 <text:a xlink:type="simple" xlink:href="https://www.ukrinform.ua/rubric-ato/3705444-rosiani-obstrilali-policejskih-aki-evakuuvali-civilnih-iz-bahmuta-e-zagibla.html" text:style-name="Internet_20_link" text:visited-style-name="Visited_20_Internet_20_Link">
</text:a>
</text:span>
</text:p>
      <text:p text:style-name="P4">
Fedorov指出，某些文件被烧毁在背景上。 同样，今天，Umelyitopol Hospital的强化治疗治疗是“领导力”的紧急夜晚，他们讨论了谁已经逃脱了。</text:p>
      <text:p text:style-name="P4">
据报道，福多罗夫说，俄罗斯的环境逃离了Zaporozhye地区的临时领土 - 特别是，他没有从俄罗斯联邦“卫生部长”中返回，他的代理人被释放。</text:p>
      <text:p text:style-name="P4">
News Source: <text:a xlink:type="simple" xlink:href="https://www.ukrinform.ua/rubric-regions/3705450-zagarbniki-cilij-den-spaluut-miskami-dokumenti-u-melitopoli-fedorov.html" text:style-name="Internet_20_link" text:visited-style-name="Visited_20_Internet_20_Link">
https://www.ukrinform.ua/rubric-regions/3705450-zagarbniki-cilij-den-spaluut-miskami-dokumenti-u-melitopoli-fedorov.html</text:a>
</text:p>
      <!--NEWS-->
      <text:h text:style-name="P10" text:outline-level="1">
<text:span text:style-name="T4">
在哈尔基夫（Kharkiv）拘留了一个外国博客作者，他否认了种族主义者的罪行</text:span>
</text:h>
      <text:p text:style-name="P4">
作者: ['АРМІЯINFORM']</text:p>
      <text:p text:style-name="P4">
时间: 2023-05-06T98:00:00-04:00</text:p>
      <text:p text:style-name="P4">
描述: Bezpeki Zibrazov docasova基地的iNo -Earth博客作者Yaki Publinno Vravarovavovo ...与乌克兰2022年的战争，与乌克兰的最新新闻，今天与乌克兰2022年与乌克兰的最新新闻进行战争，今天与乌克兰2022年的新闻战争，乌克兰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ssu_gov_ua_sbu4_id63339_1300x866_46_650x410.jpg" text:style-name="Internet_20_link" text:visited-style-name="Visited_20_Internet_20_Link">
ssu_gov_ua_sbu4_id63339_1300x866_46_650x410.jpg</text:a>
']</text:p>
      <text:p text:style-name="P4">
标签: ['STOPRUSSIA', 'ВТОРГНЕННЯ РФ', 'СЛУЖБА БЕЗПЕКИ УКРАЇНИ']</text:p>
      <text:p text:style-name="P4">
类别: News</text:p>
      <!--METADATA-->
      <text:p text:style-name="P4">
<draw:frame draw:style-name="fr1" draw:name="Image340" text:anchor-type="as-char" svg:width="6.9236in" svg:height="4.367194in" draw:z-index="0">
<draw:image xlink:href="../Images/AРМІЯINFORM/2023-05-06T98-00-00-04-00/ssu_gov_ua_sbu4_id63339_1300x866_46_650x410.jpg" xlink:type="simple" xlink:show="embed" xlink:actuate="onLoad" draw:mime-type="image/jpeg"/>
</draw:frame>
安全局已为外国博客作者收集了一个证据基础，该博客作者公开报告了对俄罗斯联邦的武装侵略，并传播了关于乌克兰战争的假货，<text:a xlink:type="simple" xlink:href="https://t.me/SBUkr/8224" text:style-name="Internet_20_link" text:visited-style-name="Visited_20_Internet_20_Link">
告知</text:a>
该部门的新闻服务。</text:p>
      <text:p text:style-name="P4">
“涉及的人拥有拉丁美洲之一的公民身份，但在哈尔基夫生活了几年。 从第一次开始对博客作者的全面入侵开始后，他支持了俄罗斯入侵者，并呼唤了他们的军事室。 消息还被转交给了我国高级军事政治中心和国防军。”</text:p>
      <text:p text:style-name="P4">
执法人员记录在去年春天，他亲自拍摄了视频视频，他试图捕捉乌克兰防守者的面孔并冒犯了他们。 他在YouTube的两个频道上发表了自己的“ Strams”，并以近300,000个订户的观众发表了电报。</text:p>
      <text:p text:style-name="P4">
此外，在他的评论中，他否认了乌克兰城市中俄罗斯火箭发射器的事实和大量和平人民的轻率屠杀。</text:p>
      <text:p text:style-name="P4">
在搜查该人的住所期间，手机被发现是具有非法活动证据的裁缝。 SBU发起的SBU证实了外国博客作者的犯罪行为事实。 目前，安全局的调查人员已通知他有关CC的怀疑。 2和3汤匙。 乌克兰刑法的436-2(生产和分配涉及俄罗斯联邦对乌克兰的武装侵略程度的材料).</text:p>
      <text:p text:style-name="P4">
Суд обрав міру запобіжного заходу ˗ тримання під вартою. Триває розслідуваннядля встановлення всіх обставин злочину.</text:p>
      <text:p text:style-name="P4">
News Source: <text:a xlink:type="simple" xlink:href="https://armyinform.com.ua/2023/05/06/u-harkovi-zatrymaly-inozemnogo-blogera-yakyj-zaperechuvav-zlochyny-rashystiv/" text:style-name="Internet_20_link" text:visited-style-name="Visited_20_Internet_20_Link">
https://armyinform.com.ua/2023/05/06/u-harkovi-zatrymaly-inozemnogo-blogera-yakyj-zaperechuvav-zlochyny-rashystiv/</text:a>
</text:p>
      <!--NEWS-->
      <text:h text:style-name="P10" text:outline-level="1">
<text:span text:style-name="T4">
欧盟成员国是与俄罗斯联邦的战争中乌克兰的主要合作伙伴</text:span>
</text:h>
      <text:p text:style-name="P4">
作者: ['АРМІЯINFORM']</text:p>
      <text:p text:style-name="P4">
时间: 2023-05-06T99:00:00-04:00</text:p>
      <text:p text:style-name="P4">
描述: 关于CED Doimela，尿道门户。 在TSOMO上推动了迷你-Zhoni健康的乌克兰人……与乌克兰2022年的战争，与乌克兰与乌克兰的最新新闻战争，今天与乌克兰2022年的新闻战争，今天将在乌克兰和俄罗斯之间发动战争，何时与乌克兰战争，这是一场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2/07/ilyustratyvne-foto_large-2.jpg" text:style-name="Internet_20_link" text:visited-style-name="Visited_20_Internet_20_Link">
ilyustratyvne-foto_large-2.jpg</text:a>
']</text:p>
      <text:p text:style-name="P4">
标签: ['STOPRUSSIA', 'YES', 'АГРЕСІЯ РФ', 'ВІЙНА', 'ВТОРГНЕННЯ РФ', 'УРЯДОВИЙ ПОРТАЛ']</text:p>
      <text:p text:style-name="P4">
类别: News</text:p>
      <!--METADATA-->
      <text:p text:style-name="P4">
<draw:frame draw:style-name="fr1" draw:name="Image341" text:anchor-type="as-char" svg:width="6.9236in" svg:height="3.893007in" draw:z-index="0">
<draw:image xlink:href="../Images/AРМІЯINFORM/2023-05-06T99-00-00-04-00/ilyustratyvne-foto_large-2.jpg" xlink:type="simple" xlink:show="embed" xlink:actuate="onLoad" draw:mime-type="image/jpeg"/>
</draw:frame>
关于它<text:a xlink:type="simple" xlink:href="https://www.kmu.gov.ua/news/krainy-chleny-ies-prodovzhat-aktyvno-pidtrymuvaty-medychnu-systemu-ukrainy" text:style-name="Internet_20_link" text:visited-style-name="Visited_20_Internet_20_Link">
报告</text:a>
政府门户。</text:p>
      <text:p text:style-name="P4">
欧盟成员国部长们在乌克兰维克多·莱什科(Uktor Viktor Lyashko)卫生部长强调了这一点，其中包括欧盟成员国不同机构在卫生保健领域的负责人。</text:p>
      <text:p text:style-name="P4">
“对于乌克兰来说，支持欧盟国家非常重要，因为欧洲地区是我们的关键伙伴，以应对俄罗斯的真实侵略。 卫生保健是战争最受欢迎的保健之一，也是最负载的保健之一。 我们将确定对各种医疗服务和服务的需求的增长。 如今，乌克兰人没有医院，这不会受到受战争影响的乌克兰人的影响。 每个第六个医疗保健机构都会在自己的看台上感觉到，这意味着俄罗斯的“精密武器”。 对医疗机构的攻击只是对平民基础设施有意攻击的更广泛局面的一部分，包括住宅建筑，学校，大学，水和电源系统，运输，仓库，食品库存等。 所有这些退出都是有意识的，包括出于压力和和平秩序的恐吓。 在超过400天内，侵略者没有意识到没有什么能使乌克兰人撤退。 就像没有天然气，能源或政治锤子迫使您欧洲伙伴偏离乌克兰的帮助，以使开始这场战争的国家的让步。 我很感激人道主义对乌克兰的支持水平仍然很高，而且侵略者的政治旅行继续增长。</text:p>
      <text:p text:style-name="P4">
这位部长补充说，俄罗斯针对乌克兰的全面战争已在国家卫生保健系统上建立了关键的接待。 迄今为止，超过1,400家医疗机构的设施，177人被摧毁。 同样，从一开始，俄罗斯损坏了103个“快速”，另外250人被摧毁并捕获了125次，近700家药房遭到袭击。 许多国家已经照顾了一些塔扎克拉德地区。 目前，该过程是协调的，并实施了雄心勃勃的计划。欧盟成员国的代表证实了他们在与侵略者战争中对乌克兰的完整和毫无疑问的支持，并表达了他们的准备，并意识到了支持乌克兰和在项目中合作的认识。 这是关于支持乌克兰的难民，机械师的整合以及在某些欧盟国家的工作条件的简化，提供人道主义援助，在物理心理康复领域的服务发展，参与被摧毁或损坏的基础设施，医疗，医疗，医疗机构的重建撤离乌克兰人。</text:p>
      <text:p text:style-name="P4">
卫生部还积极地为技术向欧洲共同体的方向发展。 进行自我筛查，根据欧盟要求制定了600多个文件的表。 我们的目标是建立一个透明的系统，乌克兰将能够以平等的方式成为欧洲地区医疗空间的完整组成部分，并能够报告这些条件。</text:p>
      <text:p text:style-name="P4">
News Source: <text:a xlink:type="simple" xlink:href="https://armyinform.com.ua/2023/05/06/krayiny-chleny-yevropejskogo-soyuzu-ye-klyuchovymy-partneramy-ukrayiny-u-vijni-z-rf/" text:style-name="Internet_20_link" text:visited-style-name="Visited_20_Internet_20_Link">
https://armyinform.com.ua/2023/05/06/krayiny-chleny-yevropejskogo-soyuzu-ye-klyuchovymy-partneramy-ukrayiny-u-vijni-z-r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